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Shakhtar Directio Rusian of the Army Shelled Kalledar, Wondering, Novoukrainka Andes And Gold ...</text:span>
</text:h>
      <text:p text:style-name="P4">
Authors: liveuamap (Language: en)</text:p>
      <text:p text:style-name="P4">
Time: 2023-05-01T-57:59:00</text:p>
      <text:p text:style-name="P4">
Location: Donetsk (Latitude:47.79298 Longtitude:36.98324)</text:p>
      <text:p text:style-name="P4">
Videos: []</text:p>
      <text:p text:style-name="P4">
Images: []</text:p>
      <text:p text:style-name="P4">
Tags: ["Russia"]</text:p>
      <text:p text:style-name="P4">
Id: 22559727</text:p>
      <!--METADATA-->
      <text:p text:style-name="P4">
At Shakhtarske direction Russian army shelled Vuhledar, Prechystivka,Novoukrayinka and Zolota Nyva, - General Staff of Armed Forces of Ukraine saysin the morning report</text:p>
      <text:p text:style-name="P4">
News Collection Link: <text:a xlink:type="simple" xlink:href="https://liveuamap.com/en/2023/1-may-at-shakhtarske-direction-russian-army-shelled-vuhledar" text:style-name="Internet_20_link" text:visited-style-name="Visited_20_Internet_20_Link">
https://liveuamap.com/en/2023/1-may-at-shakhtarske-direction-russian-army-shelled-vuhledar</text:a>
</text:p>
      <text:p text:style-name="P4">
News Source: <text:a xlink:type="simple" xlink:href="https://t.me/lumsrc/4654" text:style-name="Internet_20_link" text:visited-style-name="Visited_20_Internet_20_Link">
https://t.me/lumsrc/4654</text:a>
</text:p>
      <!--NEWS-->
      <text:h text:style-name="P10" text:outline-level="1">
<text:span text:style-name="T4">
Chernihivska Oblast(22:12). Red Alert: aerial threat. Sirens sounding. Take cover now!</text:span>
</text:h>
      <text:p text:style-name="P4">
Authors: liveuamap (Language: en)</text:p>
      <text:p text:style-name="P4">
Time: 2023-05-01T16:13:00</text:p>
      <text:p text:style-name="P4">
Location: Chernihivska Oblast (Latitude:51.33272 Longtitude:32.00121)</text:p>
      <text:p text:style-name="P4">
Videos: []</text:p>
      <text:p text:style-name="P4">
Images: []</text:p>
      <text:p text:style-name="P4">
Tags: ["Europe", "Central and Eastern Europe"]</text:p>
      <text:p text:style-name="P4">
Id: 22559851</text:p>
      <!--METADATA-->
      <text:p text:style-name="P4">
Chernihiv region(22:12). Red Alert: aerial threat. Sirens sounding. Takecover now!</text:p>
      <text:p text:style-name="P4">
News Collection Link: <text:a xlink:type="simple" xlink:href="https://liveuamap.com/en/2023/01-may-chernihivska-oblast2212-red-alert-aerig" text:style-name="Internet_20_link" text:visited-style-name="Visited_20_Internet_20_Link">
https://liveuamap.com/en/2023/01-may-chernihivska-oblast2212-red-alert-aerig</text:a>
</text:p>
      <text:p text:style-name="P4">
News Source: <text:a xlink:type="simple" xlink:href="https://t.me/suspilnechernihiv/18152" text:style-name="Internet_20_link" text:visited-style-name="Visited_20_Internet_20_Link">
https://t.me/suspilnechernihiv/18152</text:a>
</text:p>
      <!--NEWS-->
      <text:h text:style-name="P10" text:outline-level="1">
<text:span text:style-name="T4">
Donetsk Oblast(23:35). Red Alert: aerial threat. Sirens sounding. Take cover now!</text:span>
</text:h>
      <text:p text:style-name="P4">
Authors: liveuamap (Language: en)</text:p>
      <text:p text:style-name="P4">
Time: 2023-05-01T17:35:00</text:p>
      <text:p text:style-name="P4">
Location: Donetsk Oblast (Latitude:48.72796 Longtitude:37.57739)</text:p>
      <text:p text:style-name="P4">
Videos: []</text:p>
      <text:p text:style-name="P4">
Images: []</text:p>
      <text:p text:style-name="P4">
Tags: ["Europe", "Central and Eastern Europe"]</text:p>
      <text:p text:style-name="P4">
Id: 22559853</text:p>
      <!--METADATA-->
      <text:p text:style-name="P4">
Donetsk Oblast(23:35). Red Alert: aerial threat. Sirens sounding. Take covernow!</text:p>
      <text:p text:style-name="P4">
News Collection Link: <text:a xlink:type="simple" xlink:href="https://liveuamap.com/en/2023/01-may-donetsk-oblast2335-red-alert-aerial-thg" text:style-name="Internet_20_link" text:visited-style-name="Visited_20_Internet_20_Link">
https://liveuamap.com/en/2023/01-may-donetsk-oblast2335-red-alert-aerial-thg</text:a>
</text:p>
      <text:p text:style-name="P4">
News Source: <text:a xlink:type="simple" xlink:href="https://t.me/air_alert_ua/44180" text:style-name="Internet_20_link" text:visited-style-name="Visited_20_Internet_20_Link">
https://t.me/air_alert_ua/44180</text:a>
</text:p>
      <!--NEWS-->
      <text:h text:style-name="P10" text:outline-level="1">
<text:span text:style-name="T4">
Poltavska region, Harkyiv, Harkiv region (23: ZAP). Red Alert: Aerial Threat. Siren Sundin ...</text:span>
</text:h>
      <text:p text:style-name="P4">
Authors: liveuamap (Language: en)</text:p>
      <text:p text:style-name="P4">
Time: 2023-05-01T17:37:00</text:p>
      <text:p text:style-name="P4">
Location: Poltavska Oblast (Latitude:49.47655 Longtitude:33.81963)</text:p>
      <text:p text:style-name="P4">
Videos: []</text:p>
      <text:p text:style-name="P4">
Images: []</text:p>
      <text:p text:style-name="P4">
Tags: ["Europe", "Central and Eastern Europe"]</text:p>
      <text:p text:style-name="P4">
Id: 22559854</text:p>
      <!--METADATA-->
      <text:p text:style-name="P4">
Poltava region, Kharkiv, Kharkiv region(23:37). Red Alert: aerial threat.Sirens sounding. Take cover now!</text:p>
      <text:p text:style-name="P4">
News Collection Link: <text:a xlink:type="simple" xlink:href="https://liveuamap.com/en/2023/01-may-poltavska-oblast-kharkiv-kharkivska-obg" text:style-name="Internet_20_link" text:visited-style-name="Visited_20_Internet_20_Link">
https://liveuamap.com/en/2023/01-may-poltavska-oblast-kharkiv-kharkivska-obg</text:a>
</text:p>
      <text:p text:style-name="P4">
News Source: <text:a xlink:type="simple" xlink:href="https://t.me/air_alert_ua/44182" text:style-name="Internet_20_link" text:visited-style-name="Visited_20_Internet_20_Link">
https://t.me/air_alert_ua/44182</text:a>
</text:p>
      <!--NEWS-->
      <text:h text:style-name="P10" text:outline-level="1">
<text:span text:style-name="T4">
Donetsk Oblast(00:59). Red Alert: aerial threat. Sirens sounding. Take cover now!</text:span>
</text:h>
      <text:p text:style-name="P4">
Authors: liveuamap (Language: en)</text:p>
      <text:p text:style-name="P4">
Time: 2023-05-01T19:00:00</text:p>
      <text:p text:style-name="P4">
Location: Donetsk Oblast (Latitude:48.72632 Longtitude:37.57688)</text:p>
      <text:p text:style-name="P4">
Videos: []</text:p>
      <text:p text:style-name="P4">
Images: []</text:p>
      <text:p text:style-name="P4">
Tags: ["Europe", "Central and Eastern Europe"]</text:p>
      <text:p text:style-name="P4">
Id: 22559855</text:p>
      <!--METADATA-->
      <text:p text:style-name="P4">
Donetsk Oblast(00:59). Red Alert: aerial threat. Sirens sounding. Take covernow!</text:p>
      <text:p text:style-name="P4">
News Collection Link: <text:a xlink:type="simple" xlink:href="https://liveuamap.com/en/2023/01-may-donetsk-oblast0059-red-alert-aerial-thg" text:style-name="Internet_20_link" text:visited-style-name="Visited_20_Internet_20_Link">
https://liveuamap.com/en/2023/01-may-donetsk-oblast0059-red-alert-aerial-thg</text:a>
</text:p>
      <text:p text:style-name="P4">
News Source: <text:a xlink:type="simple" xlink:href="https://t.me/air_alert_ua/44186" text:style-name="Internet_20_link" text:visited-style-name="Visited_20_Internet_20_Link">
https://t.me/air_alert_ua/44186</text:a>
</text:p>
      <!--NEWS-->
      <text:h text:style-name="P10" text:outline-level="1">
<text:span text:style-name="T4">
Chernihivska Oblast, Sumska Oblast(02:59). Red Alert: aerial threat. Sirens sounding. Take co...</text:span>
</text:h>
      <text:p text:style-name="P4">
Authors: liveuamap (Language: en)</text:p>
      <text:p text:style-name="P4">
Time: 2023-05-01T21:00:00</text:p>
      <text:p text:style-name="P4">
Location: Chernihivska Oblast (Latitude:51.33333000 Longtitude:32.00000000)</text:p>
      <text:p text:style-name="P4">
Videos: []</text:p>
      <text:p text:style-name="P4">
Images: []</text:p>
      <text:p text:style-name="P4">
Tags: ["Europe", "Central and Eastern Europe"]</text:p>
      <text:p text:style-name="P4">
Id: 22559856</text:p>
      <!--METADATA-->
      <text:p text:style-name="P4">
Chernihiv region, Sumy region(02:59). Red Alert: aerial threat. Sirenssounding. Take cover now!</text:p>
      <text:p text:style-name="P4">
News Collection Link: <text:a xlink:type="simple" xlink:href="https://liveuamap.com/en/2023/02-may-chernihivska-oblast-sumska-oblast0259-g" text:style-name="Internet_20_link" text:visited-style-name="Visited_20_Internet_20_Link">
https://liveuamap.com/en/2023/02-may-chernihivska-oblast-sumska-oblast0259-g</text:a>
</text:p>
      <text:p text:style-name="P4">
News Source: <text:a xlink:type="simple" xlink:href="https://t.me/air_alert_ua/44189" text:style-name="Internet_20_link" text:visited-style-name="Visited_20_Internet_20_Link">
https://t.me/air_alert_ua/44189</text:a>
</text:p>
      <!--NEWS-->
      <text:h text:style-name="P10" text:outline-level="1">
<text:span text:style-name="T4">
Donetsk Oblast(04:00). Red Alert: aerial threat. Sirens sounding. Take cover now!</text:span>
</text:h>
      <text:p text:style-name="P4">
Authors: liveuamap (Language: en)</text:p>
      <text:p text:style-name="P4">
Time: 2023-05-01T22:01:00</text:p>
      <text:p text:style-name="P4">
Location: Donetsk Oblast (Latitude:48.72775 Longtitude:37.57895)</text:p>
      <text:p text:style-name="P4">
Videos: []</text:p>
      <text:p text:style-name="P4">
Images: []</text:p>
      <text:p text:style-name="P4">
Tags: ["Europe", "Central and Eastern Europe"]</text:p>
      <text:p text:style-name="P4">
Id: 22559858</text:p>
      <!--METADATA-->
      <text:p text:style-name="P4">
Donetsk Oblast(04:00). Red Alert: aerial threat. Sirens sounding. Take covernow!</text:p>
      <text:p text:style-name="P4">
News Collection Link: <text:a xlink:type="simple" xlink:href="https://liveuamap.com/en/2023/02-may-donetsk-oblast0400-red-alert-aerial-thg" text:style-name="Internet_20_link" text:visited-style-name="Visited_20_Internet_20_Link">
https://liveuamap.com/en/2023/02-may-donetsk-oblast0400-red-alert-aerial-thg</text:a>
</text:p>
      <text:p text:style-name="P4">
News Source: <text:a xlink:type="simple" xlink:href="https://t.me/air_alert_ua/44192" text:style-name="Internet_20_link" text:visited-style-name="Visited_20_Internet_20_Link">
https://t.me/air_alert_ua/44192</text:a>
</text:p>
      <!--NEWS-->
      <text:h text:style-name="P10" text:outline-level="1">
<text:span text:style-name="T4">
Donetsk Oblast(05:35). Red Alert: aerial threat. Sirens sounding. Take cover now!</text:span>
</text:h>
      <text:p text:style-name="P4">
Authors: liveuamap (Language: en)</text:p>
      <text:p text:style-name="P4">
Time: 2023-05-01T23:36:00</text:p>
      <text:p text:style-name="P4">
Location: Donetsk Oblast (Latitude:48.72793 Longtitude:37.57807)</text:p>
      <text:p text:style-name="P4">
Videos: []</text:p>
      <text:p text:style-name="P4">
Images: []</text:p>
      <text:p text:style-name="P4">
Tags: ["Europe", "Central and Eastern Europe"]</text:p>
      <text:p text:style-name="P4">
Id: 22559859</text:p>
      <!--METADATA-->
      <text:p text:style-name="P4">
Donetsk Oblast(05:35). Red Alert: aerial threat. Sirens sounding. Take covernow!</text:p>
      <text:p text:style-name="P4">
News Collection Link: <text:a xlink:type="simple" xlink:href="https://liveuamap.com/en/2023/02-may-donetsk-oblast0535-red-alert-aerial-thg" text:style-name="Internet_20_link" text:visited-style-name="Visited_20_Internet_20_Link">
https://liveuamap.com/en/2023/02-may-donetsk-oblast0535-red-alert-aerial-thg</text:a>
</text:p>
      <text:p text:style-name="P4">
News Source: <text:a xlink:type="simple" xlink:href="https://t.me/air_alert_ua/44195" text:style-name="Internet_20_link" text:visited-style-name="Visited_20_Internet_20_Link">
https://t.me/air_alert_ua/44195</text:a>
</text:p>
      <!--NEWS-->
      <text:h text:style-name="P10" text:outline-level="1">
<text:span text:style-name="T4">
Kharkiv, Kharkivska Oblast(05:36). Red Alert: aerial threat. Sirens sounding. Take cover now!</text:span>
</text:h>
      <text:p text:style-name="P4">
Authors: liveuamap (Language: en)</text:p>
      <text:p text:style-name="P4">
Time: 2023-05-01T23:38:00</text:p>
      <text:p text:style-name="P4">
Location: Kharkiv (Latitude:49.9802 Longtitude:36.25333)</text:p>
      <text:p text:style-name="P4">
Videos: []</text:p>
      <text:p text:style-name="P4">
Images: []</text:p>
      <text:p text:style-name="P4">
Tags: ["Europe", "Central and Eastern Europe"]</text:p>
      <text:p text:style-name="P4">
Id: 22559860</text:p>
      <!--METADATA-->
      <text:p text:style-name="P4">
Kharkiv, Kharkiv region(05:36). Red Alert: aerial threat. Sirens sounding.Take cover now!</text:p>
      <text:p text:style-name="P4">
News Collection Link: <text:a xlink:type="simple" xlink:href="https://liveuamap.com/en/2023/02-may-kharkiv-kharkivska-oblast0536-red-alerg" text:style-name="Internet_20_link" text:visited-style-name="Visited_20_Internet_20_Link">
https://liveuamap.com/en/2023/02-may-kharkiv-kharkivska-oblast0536-red-alerg</text:a>
</text:p>
      <text:p text:style-name="P4">
News Source: <text:a xlink:type="simple" xlink:href="https://t.me/air_alert_ua/44196" text:style-name="Internet_20_link" text:visited-style-name="Visited_20_Internet_20_Link">
https://t.me/air_alert_ua/44196</text:a>
</text:p>
      <!--NEWS-->
      <text:h text:style-name="P10" text:outline-level="1">
<text:span text:style-name="T4">
Army Ilya Kovtun won two "gold" at the stage of the COP in gymnastics</text:span>
</text:h>
      <text:p text:style-name="P4">
Author: ['АРМІЯINFORM']</text:p>
      <text:p text:style-name="P4">
Time: 2023-05-01T35:00:00-04:00</text:p>
      <text:p text:style-name="P4">
Description: Ukrainian, represented by ZS Ukrainian, Illya Kovtun, having won the two gold nagrodies at Etap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173b20fe7c9c074274621.jpg" text:style-name="Internet_20_link" text:visited-style-name="Visited_20_Internet_20_Link">
6173b20fe7c9c074274621.jpg</text:a>
']</text:p>
      <text:p text:style-name="P4">
Tags: ['АРМІЙСЬКИЙ СПОРТ', 'ІЛЛЯ КОВТУН', 'СПОРТИВНА ГІМНАСТИКА']</text:p>
      <text:p text:style-name="P4">
Category: News</text:p>
      <!--METADATA-->
      <text:p text:style-name="P4">
<draw:frame draw:style-name="fr1" draw:name="Image2" text:anchor-type="as-char" svg:width="6.9236in" svg:height="4.617176in" draw:z-index="0">
<draw:image xlink:href="../Images/AРМІЯINFORM/2023-05-01T35-00-00-04-00/6173b20fe7c9c074274621.jpg" xlink:type="simple" xlink:show="embed" xlink:actuate="onLoad" draw:mime-type="image/jpeg"/>
</draw:frame>
The Ukrainian, representative of the Armed Forces of Ukraine, Ilya Kovtun won two gold awards of the World Gymnastics Cup in Cairo.</text:p>
      <text:p text:style-name="P4">
About it <text:a xlink:type="simple" xlink:href="https%3A%2F%2Fwww.facebook.com%2Folympicua%2Fposts%2Fpfbid02VxFL2rfrsncTLepjVFcX6qrNRYyHAxw9mdJaPSDT2fyMjLU8M3fLabTUsXYRvh9ol&amp;show_text=true&amp;width=500" text:style-name="Internet_20_link" text:visited-style-name="Visited_20_Internet_20_Link">
reports</text:a>
National Olympic Committee of Ukraine.</text:p>
      <text:p text:style-name="P4">
Ilya Kovtun won gold awards in a crossbar exercise(14.100 points)and on parallel bars(14.830 points).</text:p>
      <text:p text:style-name="P4">
Раніше Ілля переміг у фіналі вільних вправ та здобув «бронзу» у вправах кінь-махи.</text:p>
      <text:p text:style-name="P4">
News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NEWS-->
      <text:h text:style-name="P10" text:outline-level="1">
<text:span text:style-name="T4">
In the Kherson region prepare ways of evacuation of people in case of massive shelling</text:span>
</text:h>
      <text:p text:style-name="P4">
Author: ['АРМІЯINFORM']</text:p>
      <text:p text:style-name="P4">
Time: 2023-05-01T36:00:00-04:00</text:p>
      <text:p text:style-name="P4">
Description: The remaining days of Rosiyani threw the Kherson region. Through Tse of Mystsev, Vlad Virichil ... War with Ukraine 2022, war with Ukraine Latest news today, News War with Ukraine 2022 Last for today, will there be a war between Ukraine and Russia and when, the war with Ukraine in 2022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179028-1_large.jpg" text:style-name="Internet_20_link" text:visited-style-name="Visited_20_Internet_20_Link">
179028-1_large.jpg</text:a>
']</text:p>
      <text:p text:style-name="P4">
Tags: ['ВОРОЖІ ОБСТРІЛИ', 'ХЕРСОНЩИНА']</text:p>
      <text:p text:style-name="P4">
Category: News</text:p>
      <!--METADATA-->
      <text:p text:style-name="P4">
<draw:frame draw:style-name="fr1" draw:name="Image3" text:anchor-type="as-char" svg:width="6.9236in" svg:height="4.615733in" draw:z-index="0">
<draw:image xlink:href="../Images/AРМІЯINFORM/2023-05-01T36-00-00-04-00/179028-1_large.jpg" xlink:type="simple" xlink:show="embed" xlink:actuate="onLoad" draw:mime-type="image/jpeg"/>
</draw:frame>
In recent days, the Russians have intensified shelling of Kherson region. Because of this, the local authorities have taken additional security measures against civilian population. In particular, to work out in advance of evacuation in the case of massive shelling.</text:p>
      <text:p text:style-name="P4">
About it <text:a xlink:type="simple" xlink:href="https://minre.gov.ua/2023/04/30/vlada-hersonshhyny-vzhyvaye-dodatkovyh-zahodiv-bezpeky-shhodo-czyvilnogo-naselennya/" text:style-name="Internet_20_link" text:visited-style-name="Visited_20_Internet_20_Link">
reports</text:a>
Ministry of Reintegration.</text:p>
      <text:p text:style-name="P4">
Safe routes of transportation from settlements, locally residence of people, as well as the order of providing them with medicines and foods are identified.</text:p>
      <text:p text:style-name="P4">
In addition, the administration compiles lists of low -mobility residents who cannot reach the place of collection. As well as large families who live in the line of collision.</text:p>
      <text:p text:style-name="P4">
News Source: <text:a xlink:type="simple" xlink:href="https://armyinform.com.ua/2023/05/01/na-hersonshhyni-gotuyut-shlyahy-evakuacziyi-lyudej-na-vypadok-masovanogo-obstrilu/" text:style-name="Internet_20_link" text:visited-style-name="Visited_20_Internet_20_Link">
https://armyinform.com.ua/2023/05/01/na-hersonshhyni-gotuyut-shlyahy-evakuacziyi-lyudej-na-vypadok-masovanogo-obstrilu/</text:a>
</text:p>
      <!--NEWS-->
      <text:h text:style-name="P10" text:outline-level="1">
<text:span text:style-name="T4">
Czech President left a message to the Russians on military equipment</text:span>
</text:h>
      <text:p text:style-name="P4">
Author: ['АРМІЯINFORM']</text:p>
      <text:p text:style-name="P4">
Time: 2023-05-01T37:00:00-04:00</text:p>
      <text:p text:style-name="P4">
Description: President of the Czech Peter Pavel PID Hour VIZIT in Ukrainian True on the Broni Viexkov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u5oadewaaqdih9-1.jpg" text:style-name="Internet_20_link" text:visited-style-name="Visited_20_Internet_20_Link">
fu5oadewaaqdih9-1.jpg</text:a>
']</text:p>
      <text:p text:style-name="P4">
Tags: ['ПЕТР ПАВЕЛ', 'ЧЕХІЯ']</text:p>
      <text:p text:style-name="P4">
Category: News</text:p>
      <!--METADATA-->
      <text:p text:style-name="P4">
<draw:frame draw:style-name="fr1" draw:name="Image4" text:anchor-type="as-char" svg:width="6.9236in" svg:height="6.9236in" draw:z-index="0">
<draw:image xlink:href="../Images/AРМІЯINFORM/2023-05-01T37-00-00-04-00/fu5oadewaaqdih9-1.jpg" xlink:type="simple" xlink:show="embed" xlink:actuate="onLoad" draw:mime-type="image/jpeg"/>
</draw:frame>
During the visit to Ukraine, the Czech President of the Czech Republic made an inscription on the Armed Forces of Armed Forces, urging to get off Ukraine.</text:p>
      <text:p text:style-name="P4">
About this <text:a xlink:type="simple" xlink:href="https://twitter.com/prezidentpavel/status/1652344338406416385" text:style-name="Internet_20_link" text:visited-style-name="Visited_20_Internet_20_Link">
it is referred</text:a>
In his Twitter.</text:p>
      <text:p text:style-name="P4">
"Russia, go home," Petr Paul wrote.</text:p>
      <text:p text:style-name="P4">
The President of the Czech Republic noted that he is familiar with this feeling when your unit is on the front and you want to go with him, want to lead and be an example.</text:p>
      <text:p text:style-name="P4">
“As a commander, I have always been with my soldiers. Now this is no longer myorol. I came here to cheer them up. We are with you. You will take revenge on the Zaporizhny, you will defend freedom. Russia, get home, ”the presidential wrote.</text:p>
      <text:p text:style-name="P4">
As it was reported, Peter Paul, along with Slovak colleague Zuzana Chaputova, was a visit to Ukraine, during which they visited Kiev, Bucha, Borodyanka.</text:p>
      <text:p text:style-name="P4">
News Source: <text:a xlink:type="simple" xlink:href="https://armyinform.com.ua/2023/05/01/prezydent-chehiyi-zalyshyv-poslannya-rosiyanam-na-vijskovij-tehniczi/" text:style-name="Internet_20_link" text:visited-style-name="Visited_20_Internet_20_Link">
https://armyinform.com.ua/2023/05/01/prezydent-chehiyi-zalyshyv-poslannya-rosiyanam-na-vijskovij-tehniczi/</text:a>
</text:p>
      <!--NEWS-->
      <text:h text:style-name="P10" text:outline-level="1">
<text:span text:style-name="T4">
Ukraine urged the world to speed up the confiscation of Russian assets</text:span>
</text:h>
      <text:p text:style-name="P4">
Author: ['АРМІЯINFORM']</text:p>
      <text:p text:style-name="P4">
Time: 2023-05-01T38:00:00-04:00</text:p>
      <text:p text:style-name="P4">
Description: Ukrainian Klikov Svitov Svylnota Freeze on the films of izholentani St. Sanctsiy befor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0_360_1682858776-642.jpeg" text:style-name="Internet_20_link" text:visited-style-name="Visited_20_Internet_20_Link">
630_360_1682858776-642.jpeg</text:a>
']</text:p>
      <text:p text:style-name="P4">
Tags: ['КРАХ РОСІЙСЬКОЇ ЕКОНОМІКИ']</text:p>
      <text:p text:style-name="P4">
Category: News</text:p>
      <!--METADATA-->
      <text:p text:style-name="P4">
<draw:frame draw:style-name="fr1" draw:name="Image5" text:anchor-type="as-char" svg:width="6.9236in" svg:height="3.956343in" draw:z-index="0">
<draw:image xlink:href="../Images/AРМІЯINFORM/2023-05-01T38-00-00-04-00/630_360_1682858776-642.jpeg" xlink:type="simple" xlink:show="embed" xlink:actuate="onLoad" draw:mime-type="image/jpeg"/>
</draw:frame>
Ukraine calls for the global community to focus on increasing the implementation of states in Russia and accelerating the development of mechanisms of confiscation of Russian assets in order to focus them on the restoration of our country.</text:p>
      <text:p text:style-name="P4">
About it <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reports</text:a>
The Ministry of Finance press service following the meeting of the Minister of Finance of Ukraine Sergiy Marchchenko with the Ministers of Economics and Finance of the European Union countries(ECOFIN), which took place in Stockholm in the context of Sweden's presidency in the EU Council.</text:p>
      <text:p text:style-name="P4">
“The scale of the difficulties that Ukraine has been going on for over a year is an unprecedented universal history. Despite this, we manage to successfully resist the shock of the war, thanks to the cohesion of Ukrainians, the prudent policy of government of government and the weight of international support. Today, our financial system is in a better state than a year ago, and the economy demonstrates gradual renewal, ”said Sergey Marchenko.</text:p>
      <text:p text:style-name="P4">
News Source: <text:a xlink:type="simple" xlink:href="https://armyinform.com.ua/2023/05/01/ukrayina-zaklykala-svit-pryshvydshyty-konfiskacziyu-rosijskyh-aktyviv/" text:style-name="Internet_20_link" text:visited-style-name="Visited_20_Internet_20_Link">
https://armyinform.com.ua/2023/05/01/ukrayina-zaklykala-svit-pryshvydshyty-konfiskacziyu-rosijskyh-aktyviv/</text:a>
</text:p>
      <!--NEWS-->
      <text:h text:style-name="P10" text:outline-level="1">
<text:span text:style-name="T4">
Ukraine and Japan have agreed on the cooperation in the field of digital transformation</text:span>
</text:h>
      <text:p text:style-name="P4">
Author: ['АРМІЯINFORM']</text:p>
      <text:p text:style-name="P4">
Time: 2023-05-01T39:00:00-04:00</text:p>
      <text:p text:style-name="P4">
Description: Minzifra, holding the mini of the digitization of Japanese, the war with Ukraine 2022, the war with Ukraine, the latest news with Ukraine 2022, will be the latest war between Ukraine and Russia and when, the war with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blrmqeq-scaled.jpeg" text:style-name="Internet_20_link" text:visited-style-name="Visited_20_Internet_20_Link">
6blrmqeq-scaled.jpeg</text:a>
']</text:p>
      <text:p text:style-name="P4">
Tags: ['МЕМОРАНДУМ', 'УКРАЇНА', 'ЦИФРОВА ТРАНСФОРМАЦІЯ ДЛЯ УКРАЇНИ', 'ЯПОНІЯ']</text:p>
      <text:p text:style-name="P4">
Category: News</text:p>
      <!--METADATA-->
      <text:p text:style-name="P4">
<draw:frame draw:style-name="fr1" draw:name="Image6" text:anchor-type="as-char" svg:width="6.9236in" svg:height="4.615733in" draw:z-index="0">
<draw:image xlink:href="../Images/AРМІЯINFORM/2023-05-01T39-00-00-04-00/6blrmqeq-scaled.jpeg" xlink:type="simple" xlink:show="embed" xlink:actuate="onLoad" draw:mime-type="image/jpeg"/>
</draw:frame>
The Ministry of Internal Affairs, the State Secretariat and the Ministry of Digitalization of Japan for the first time concluded a lilacty memorandum that will be the beginning of a powerful digital work in countries.</text:p>
      <text:p text:style-name="P4">
About it <text:a xlink:type="simple" xlink:href="https://thedigital.gov.ua/news/pochatok-potuzhnoi-tsifrovoi-spivpratsi-mintsifra-derzhspetszvyazku-ta-ministerstvo-tsifrovizatsii-yaponii-pidpisali-memorandum" text:style-name="Internet_20_link" text:visited-style-name="Visited_20_Internet_20_Link">
reports</text:a>
Ministry of digital transformation of Ukraine.</text:p>
      <text:p text:style-name="P4">
The document was signed on the online meeting of innovation, the development of education, science and technology-the Minister of Digital Transformation of Ukraine Chayl Fedorov with Japan Digitalization Minister Taro Kono during the working visit of Deputy Valery Ionan in Tokyo.</text:p>
      <text:p text:style-name="P4">
“The Government of Japan has now focused on improving the sphere of state services. Therefore, one and a half a year ago the Ministry of Digitalization appeared there. In Ukraine, this process has been going on for over 3 years-we build the most convenient digital state, we launch new-fold services even despite the challenges of the war. I am convinced that the Japanese-Ukrainian relations have great potential, because the exchange of digital cases between our Ukrainians will be useful to both parties, ”Mikhail Fedorov said.</text:p>
      <text:p text:style-name="P4">
Within the memorandum, Japan will help Ukraine develop innovations to capture cyber defense. Today, Ukraine resists the enemy not only on the front but also in cyberspace. Japan's technological decisions will help to strengthen Ukrainian digital borders and protect the information systems of object critical infrastructure. Also during the meeting, the ministers agreed on the exchanging practices of the development of the IT industry and the development of e-government.</text:p>
      <text:p text:style-name="P4">
News Source: <text:a xlink:type="simple" xlink:href="https://armyinform.com.ua/2023/05/01/ukrayina-ta-yaponiya-domovylys-pro-spivpraczyu-u-sferi-czyfrovoyi-transformacziyi/" text:style-name="Internet_20_link" text:visited-style-name="Visited_20_Internet_20_Link">
https://armyinform.com.ua/2023/05/01/ukrayina-ta-yaponiya-domovylys-pro-spivpraczyu-u-sferi-czyfrovoyi-transformacziyi/</text:a>
</text:p>
      <!--NEWS-->
      <text:h text:style-name="P10" text:outline-level="1">
<text:span text:style-name="T4">
A mural dedicated to Bakhmut appeared in Irpen</text:span>
</text:h>
      <text:p text:style-name="P4">
Author: ['АРМІЯINFORM']</text:p>
      <text:p text:style-name="P4">
Time: 2023-05-01T40:00:00-04:00</text:p>
      <text:p text:style-name="P4">
Description: At MISTI IRPIN on the Kyivshchini Vidbulo Vidkritte Mural, who was tied to Bakhmut.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1682874003-940-e1682878507221.jpg" text:style-name="Internet_20_link" text:visited-style-name="Visited_20_Internet_20_Link">
1682874003-940-e1682878507221.jpg</text:a>
', '<text:a xlink:type="simple" xlink:href="https://armyinform.com.ua/wp-content/uploads/2023/04/1682873997-730-150x150.jpg" text:style-name="Internet_20_link" text:visited-style-name="Visited_20_Internet_20_Link">
1682873997-730-150x150.jpg</text:a>
', '<text:a xlink:type="simple" xlink:href="https://armyinform.com.ua/wp-content/uploads/2023/04/1682873984-742-150x150.jpg" text:style-name="Internet_20_link" text:visited-style-name="Visited_20_Internet_20_Link">
1682873984-742-150x150.jpg</text:a>
']</text:p>
      <text:p text:style-name="P4">
Tags: ['БАХМУТ', 'ІРПІНЬ', 'КИЇВЩИНА', 'МУРАЛ', 'ОЛЕКСАНДР МАРКУШИН']</text:p>
      <text:p text:style-name="P4">
Category: News</text:p>
      <!--METADATA-->
      <text:p text:style-name="P4">
<draw:frame draw:style-name="fr1" draw:name="Image7" text:anchor-type="as-char" svg:width="6.9236in" svg:height="5.060871in" draw:z-index="0">
<draw:image xlink:href="../Images/AРМІЯINFORM/2023-05-01T40-00-00-04-00/1682874003-940-e1682878507221.jpg" xlink:type="simple" xlink:show="embed" xlink:actuate="onLoad" draw:mime-type="image/jpeg"/>
</draw:frame>
In the city of Irpin in the Kyiv region, the opening of a mural dedicated to Bakhmut took place.</text:p>
      <text:p text:style-name="P4">
About it <text:a xlink:type="simple" xlink:href="http://t.me/s/markushyn" text:style-name="Internet_20_link" text:visited-style-name="Visited_20_Internet_20_Link">
reported</text:a>
The Telegram mayor Irpen Alexandercushin.</text:p>
      <text:p text:style-name="P4">
The mural, which depicts a pack of legendary "Artmsoli", is called "Irpin Tabakhmut - the cities of brave people". The mural also has the inscription "Bakhmut, Irpin Zama".</text:p>
      <text:p text:style-name="P4">
<text:a xlink:type="simple" xlink:href="https://armyinform.com.ua/wp-content/uploads/2023/04/1682873997-730.jpg" text:style-name="Internet_20_link" text:visited-style-name="Visited_20_Internet_20_Link">
!(Images/AРМІЯINFORM/2023-05-01T40-00-00-04-00/1682873997-730-150x150.jpg)</text:a>
</text:p>
      <text:p text:style-name="P4">
<text:a xlink:type="simple" xlink:href="https://armyinform.com.ua/wp-content/uploads/2023/04/1682873984-742.jpg" text:style-name="Internet_20_link" text:visited-style-name="Visited_20_Internet_20_Link">
<draw:frame draw:style-name="fr1" draw:name="Image8" text:anchor-type="as-char" svg:width="6.9236in" svg:height="6.9236in" draw:z-index="0">
<draw:image xlink:href="../Images/AРМІЯINFORM/2023-05-01T40-00-00-04-00/1682873984-742-150x150.jpg" xlink:type="simple" xlink:show="embed" xlink:actuate="onLoad" draw:mime-type="image/jpeg"/>
</draw:frame>
</text:a>
The murals were created on the initiative of the Ukrainian rock musician and composer of Suvorov, whose hometown is Bakhmut.</text:p>
      <text:p text:style-name="P4">
The author of the mural was Ukrainian artist Ivan Shulgin.</text:p>
      <text:p text:style-name="P4">
News Source: <text:a xlink:type="simple" xlink:href="https://armyinform.com.ua/2023/05/01/v-irpeni-z%ca%bcyavyvsya-mural-prysvyachenyj-bahmutu/" text:style-name="Internet_20_link" text:visited-style-name="Visited_20_Internet_20_Link">
https://armyinform.com.ua/2023/05/01/v-irpeni-z%ca%bcyavyvsya-mural-prysvyachenyj-bahmutu/</text:a>
</text:p>
      <!--NEWS-->
      <text:h text:style-name="P10" text:outline-level="1">
<text:span text:style-name="T4">
The Ministry of Reintegration gave IDP advice on how not to become victims of fraudsters</text:span>
</text:h>
      <text:p text:style-name="P4">
Author: ['АРМІЯINFORM']</text:p>
      <text:p text:style-name="P4">
Time: 2023-05-01T41:00:00-04:00</text:p>
      <text:p text:style-name="P4">
Description: In social forms of the Merelogram-channels, Znov was active in Shakhra, Yaki Nіbit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42a4ae4b170f441150bec8a073bb06c.jpg" text:style-name="Internet_20_link" text:visited-style-name="Visited_20_Internet_20_Link">
042a4ae4b170f441150bec8a073bb06c.jpg</text:a>
']</text:p>
      <text:p text:style-name="P4">
Tags: ['ІНФОРМАЦІЙНА БЕЗПЕКА', 'МІНРЕІНТЕГРАЦІЇ']</text:p>
      <text:p text:style-name="P4">
Category: News</text:p>
      <!--METADATA-->
      <text:p text:style-name="P4">
<draw:frame draw:style-name="fr1" draw:name="Image9" text:anchor-type="as-char" svg:width="6.9236in" svg:height="4.624965in" draw:z-index="0">
<draw:image xlink:href="../Images/AРМІЯINFORM/2023-05-01T41-00-00-04-00/042a4ae4b170f441150bec8a073bb06c.jpg" xlink:type="simple" xlink:show="embed" xlink:actuate="onLoad" draw:mime-type="image/jpeg"/>
</draw:frame>
In social networks and telegram channels, fraudsters have re-intensified, who are inhibitiously offering assistance for internally displaced persons from international organizations.</text:p>
      <text:p text:style-name="P4">
About it <text:a xlink:type="simple" xlink:href="https://minre.gov.ua/2023/04/30/informaczijna-bezpeka-dlya-vpo-yak-ne-staty-zhertvamy-shahrayiv/" text:style-name="Internet_20_link" text:visited-style-name="Visited_20_Internet_20_Link">
reports</text:a>
Ministry of Reintegration.</text:p>
      <text:p text:style-name="P4">
Scams also create phishing sites that resemble the site of social payments by interface, in particular, support, EU assistance, various programs of charitable funds.</text:p>
      <text:p text:style-name="P4">
Once again, we remind that all information about receiving assistance from international donors is published exclusively on the official sites of state bodies of Tamzhzhnaya organizations.</text:p>
      <text:p text:style-name="P4">
The official resource may ask questionnaires and a bank account number. But the international donor will never ask to provide data from a child's card. Therefore, in no case do you provide the bank card number, CVV code and PIN to your card.</text:p>
      <text:p text:style-name="P4">
Report the fraudulent cases to the National Police by number: 102.</text:p>
      <text:p text:style-name="P4">
News Source: <text:a xlink:type="simple" xlink:href="https://armyinform.com.ua/2023/05/01/u-minreintegracziyi-daly-porady-vpo-yak-ne-staty-zhertvamy-shahrayiv/" text:style-name="Internet_20_link" text:visited-style-name="Visited_20_Internet_20_Link">
https://armyinform.com.ua/2023/05/01/u-minreintegracziyi-daly-porady-vpo-yak-ne-staty-zhertvamy-shahrayiv/</text:a>
</text:p>
      <!--NEWS-->
      <text:h text:style-name="P10" text:outline-level="1">
<text:span text:style-name="T4">
In the General Staff of the Armed Forces showed photos of military exercises of doctors in Poland</text:span>
</text:h>
      <text:p text:style-name="P4">
Author: ['АРМІЯINFORM']</text:p>
      <text:p text:style-name="P4">
Time: 2023-05-01T42:00:00-04:00</text:p>
      <text:p text:style-name="P4">
Description: At the General Staff ZSU, they showed the yak doctors of the ZSU to Nadavati will work out the framework of the framework of ... the war with Ukraine 2022, the war with Ukraine is the latest news today, the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3762220_163262103349085_3111066683019730636_n.jpg" text:style-name="Internet_20_link" text:visited-style-name="Visited_20_Internet_20_Link">
343762220_163262103349085_3111066683019730636_n.jpg</text:a>
', '<text:a xlink:type="simple" xlink:href="https://armyinform.com.ua/wp-content/uploads/2023/04/343604372_940076573861633_6050282218100472061_n-150x150.jpg" text:style-name="Internet_20_link" text:visited-style-name="Visited_20_Internet_20_Link">
343604372_940076573861633_6050282218100472061_n-150x150.jpg</text:a>
', '<text:a xlink:type="simple" xlink:href="https://armyinform.com.ua/wp-content/uploads/2023/04/343846841_1400565330483607_2895960371837916210_n-150x150.jpg" text:style-name="Internet_20_link" text:visited-style-name="Visited_20_Internet_20_Link">
343846841_1400565330483607_2895960371837916210_n-150x150.jpg</text:a>
', '<text:a xlink:type="simple" xlink:href="https://armyinform.com.ua/wp-content/uploads/2023/04/343936028_575308287756166_3342168513526102421_n-150x150.jpg" text:style-name="Internet_20_link" text:visited-style-name="Visited_20_Internet_20_Link">
343936028_575308287756166_3342168513526102421_n-150x150.jpg</text:a>
']</text:p>
      <text:p text:style-name="P4">
Tags: ['ВІЙСЬКОВІ МЕДИКИ', 'ПОЛЬЩА']</text:p>
      <text:p text:style-name="P4">
Category: News</text:p>
      <!--METADATA-->
      <text:p text:style-name="P4">
<draw:frame draw:style-name="fr1" draw:name="Image10" text:anchor-type="as-char" svg:width="6.9236in" svg:height="5.723095in" draw:z-index="0">
<draw:image xlink:href="../Images/AРМІЯINFORM/2023-05-01T42-00-00-04-00/343762220_163262103349085_3111066683019730636_n.jpg" xlink:type="simple" xlink:show="embed" xlink:actuate="onLoad" draw:mime-type="image/jpeg"/>
</draw:frame>
The General Staff of the Armed Forces showed how the Armed Forces are learning to assist the wounded framework of the UNIFIER Canada's Armed Forces in Poland.</text:p>
      <text:p text:style-name="P4">
About it <text:a xlink:type="simple" xlink:href="https://www.facebook.com/GeneralStaff.ua/posts/pfbid02NPYssWG5mzKBjk9otwmhMp4PqnB9WSEf3fvSqr6vkE2FJrT9xwECKutSjNuSXFWDl" text:style-name="Internet_20_link" text:visited-style-name="Visited_20_Internet_20_Link">
reports</text:a>
The General Staff of the Armed Forces.</text:p>
      <text:p text:style-name="P4">
"The servicemen of the Armed Forces of Canada carry out training in accordance with the standards of" tactical assistance to the wounded in the conditions of hostilities "for the Medicine Forces of Ukraine together with the military personnel of the Armed Forces of the Great Britain," - the message reads.</text:p>
      <text:p text:style-name="P4">
The defense department thanked its foreign colleagues for the support of Tadoid.</text:p>
      <text:p text:style-name="P4">
<text:a xlink:type="simple" xlink:href="https://armyinform.com.ua/wp-content/uploads/2023/04/343604372_940076573861633_6050282218100472061_n.jpg" text:style-name="Internet_20_link" text:visited-style-name="Visited_20_Internet_20_Link">
!(Images/AРМІЯINFORM/2023-05-01T42-00-00-04-00/343604372_940076573861633_6050282218100472061_n-150x150.jpg)</text:a>
</text:p>
      <text:p text:style-name="P4">
<text:a xlink:type="simple" xlink:href="https://armyinform.com.ua/wp-content/uploads/2023/04/343846841_1400565330483607_2895960371837916210_n.jpg" text:style-name="Internet_20_link" text:visited-style-name="Visited_20_Internet_20_Link">
<draw:frame draw:style-name="fr1" draw:name="Image11" text:anchor-type="as-char" svg:width="6.9236in" svg:height="6.9236in" draw:z-index="0">
<draw:image xlink:href="../Images/AРМІЯINFORM/2023-05-01T42-00-00-04-00/343846841_1400565330483607_2895960371837916210_n-150x150.jpg" xlink:type="simple" xlink:show="embed" xlink:actuate="onLoad" draw:mime-type="image/jpeg"/>
</draw:frame>
</text:a>
</text:p>
      <text:p text:style-name="P4">
<text:a xlink:type="simple" xlink:href="https://armyinform.com.ua/wp-content/uploads/2023/04/343936028_575308287756166_3342168513526102421_n.jpg" text:style-name="Internet_20_link" text:visited-style-name="Visited_20_Internet_20_Link">
<draw:frame draw:style-name="fr1" draw:name="Image12" text:anchor-type="as-char" svg:width="6.9236in" svg:height="6.9236in" draw:z-index="0">
<draw:image xlink:href="../Images/AРМІЯINFORM/2023-05-01T42-00-00-04-00/343936028_575308287756166_3342168513526102421_n-150x150.jpg" xlink:type="simple" xlink:show="embed" xlink:actuate="onLoad" draw:mime-type="image/jpeg"/>
</draw:frame>
</text:a>
</text:p>
      <text:p text:style-name="P4">
News Source: <text:a xlink:type="simple" xlink:href="https://armyinform.com.ua/2023/05/01/u-genshtabi-zsu-pokazaly-foto-vijskovyh-navchan-medykiv-zsu-u-polshhi/" text:style-name="Internet_20_link" text:visited-style-name="Visited_20_Internet_20_Link">
https://armyinform.com.ua/2023/05/01/u-genshtabi-zsu-pokazaly-foto-vijskovyh-navchan-medykiv-zsu-u-polshhi/</text:a>
</text:p>
      <!--NEWS-->
      <text:h text:style-name="P10" text:outline-level="1">
<text:span text:style-name="T4">
During the day, the enemy caused 25 air strikes, made 45 shellings from the RSZV</text:span>
</text:h>
      <text:p text:style-name="P4">
Author: ['АРМІЯINFORM']</text:p>
      <text:p text:style-name="P4">
Time: 2023-05-01T43:00:00-04:00</text:p>
      <text:p text:style-name="P4">
Description: The enemy has passed the opponent of the 27th Avіaetsiyni shock, which was a healthy 45 insistence of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71417_occupant34_gettyimages_new_960x380_0.jpg" text:style-name="Internet_20_link" text:visited-style-name="Visited_20_Internet_20_Link">
271417_occupant34_gettyimages_new_960x380_0.jpg</text:a>
']</text:p>
      <text:p text:style-name="P4">
Tags: ['ГЕНЕРАЛЬНИЙ ШТАБ ЗС УКРАЇНИ', 'ОПЕРАТИВНА ІНФОРМАЦІЯ']</text:p>
      <text:p text:style-name="P4">
Category: News</text:p>
      <!--METADATA-->
      <text:p text:style-name="P4">
<draw:frame draw:style-name="fr1" draw:name="Image13" text:anchor-type="as-char" svg:width="6.9236in" svg:height="3.606042in" draw:z-index="0">
<draw:image xlink:href="../Images/AРМІЯINFORM/2023-05-01T43-00-00-04-00/271417_occupant34_gettyimages_new_960x380_0.jpg" xlink:type="simple" xlink:show="embed" xlink:actuate="onLoad" draw:mime-type="image/jpeg"/>
</draw:frame>
** 🔥I</text:p>
      <text:p text:style-name="P4">
Last day, the enemy struck 27 aircraft blows and carried out 45 shelling of the reactive volley fire systems at the positions of our troops and inhabited donations.</text:p>
      <text:p text:style-name="P4">
About this <text:a xlink:type="simple" xlink:href="https%3A%2F%2Fwww.facebook.com%2FGeneralStaff.ua%2Fposts%2Fpfbid0pyeYq6RFYzrqTw79jiokE4qdtQWvuWh6NrSuLYnJ7NVRhDiPECZB5YTKhoeMtK6l&amp;show_text=true&amp;width=500" text:style-name="Internet_20_link" text:visited-style-name="Visited_20_Internet_20_Link">
it is referred</text:a>
In the operational information of the General Staff of the Armed Forces.</text:p>
      <text:p text:style-name="P4">
The shelling is dead and injured among civilians.</text:p>
      <text:p text:style-name="P4">
The Russian Federation continues to apply terror tactics. In addition, he struck 5 -ratio in the cities of Kramatorsk, Konstantinovka and Pavlograd.</text:p>
      <text:p text:style-name="P4">
The General Staff of the Armed Forces noted that the probability of missile and aviation strikes throughout Ukraine remains high.</text:p>
      <text:p text:style-name="P4">
News Source: <text:a xlink:type="simple" xlink:href="https://armyinform.com.ua/2023/05/01/za-dobu-vorog-zavdav-25-aviaudariv-zdijsnyv-45-obstriliv-z-rszv/" text:style-name="Internet_20_link" text:visited-style-name="Visited_20_Internet_20_Link">
https://armyinform.com.ua/2023/05/01/za-dobu-vorog-zavdav-25-aviaudariv-zdijsnyv-45-obstriliv-z-rszv/</text:a>
</text:p>
      <!--NEWS-->
      <text:h text:style-name="P10" text:outline-level="1">
<text:span text:style-name="T4">
The Air Force has destroyed 15 of 18 winged missiles released in Ukraine</text:span>
</text:h>
      <text:p text:style-name="P4">
Author: ['АРМІЯINFORM']</text:p>
      <text:p text:style-name="P4">
Time: 2023-05-01T44:00:00-04:00</text:p>
      <text:p text:style-name="P4">
Description: Uonch 1, the injury of imprisoned defenses, 15 Is 18 Crilatic missiles, Yaki RF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368847371158538761_y-e1682915567400.jpg" text:style-name="Internet_20_link" text:visited-style-name="Visited_20_Internet_20_Link">
photo_5368847371158538761_y-e1682915567400.jpg</text:a>
']</text:p>
      <text:p text:style-name="P4">
Tags: ['ВАЛЕРІЙ ЗАЛУЖНИЙ', 'ГОЛОВНОКОМАНДУВАЧ ЗБРОЙНИХ СИЛ УКРАЇНИ', 'ППО', 'РАКЕТНА АТАКА']</text:p>
      <text:p text:style-name="P4">
Category: News</text:p>
      <!--METADATA-->
      <text:p text:style-name="P4">
<draw:frame draw:style-name="fr1" draw:name="Image14" text:anchor-type="as-char" svg:width="6.9236in" svg:height="5.243986in" draw:z-index="0">
<draw:image xlink:href="../Images/AРМІЯINFORM/2023-05-01T44-00-00-04-00/photo_5368847371158538761_y-e1682915567400.jpg" xlink:type="simple" xlink:show="embed" xlink:actuate="onLoad" draw:mime-type="image/jpeg"/>
</draw:frame>
On May 1, on May 1, air defense forces destroyed 15 out of 18 winged missiles, which the Russian Federation released across Ukraine.</text:p>
      <text:p text:style-name="P4">
About it <text:a xlink:type="simple" xlink:href="https://t.me/CinCAFU/489" text:style-name="Internet_20_link" text:visited-style-name="Visited_20_Internet_20_Link">
reports</text:a>
The Commander -in -Chief of the Armed Forces of the Armed Forces of Ukraine General Waleriy Zaluzhny.</text:p>
      <text:p text:style-name="P4">
“At about 02:30 the Russian invaders attacked Ukraine from aircraft strategic aviation-nine Tu-95 from the Olenagogorsk district(Murmansk region)Tadvoh Tu-160 from the Caspian Sea.</text:p>
      <text:p text:style-name="P4">
In total, 18 winged air base missiles X-101/X-555 were released.</text:p>
      <text:p text:style-name="P4">
15!” - says his post.</text:p>
      <text:p text:style-name="P4">
News Source: <text:a xlink:type="simple" xlink:href="https://armyinform.com.ua/2023/05/01/syly-ppo-znyshhyly-15-iz-18-krylatyh-raket-vypushhenyh-po-ukrayini/" text:style-name="Internet_20_link" text:visited-style-name="Visited_20_Internet_20_Link">
https://armyinform.com.ua/2023/05/01/syly-ppo-znyshhyly-15-iz-18-krylatyh-raket-vypushhenyh-po-ukrayini/</text:a>
</text:p>
      <!--NEWS-->
      <text:h text:style-name="P10" text:outline-level="1">
<text:span text:style-name="T4">
The occupiers are preparing to throw a new batch of recruited prisoners in battle</text:span>
</text:h>
      <text:p text:style-name="P4">
Author: ['АРМІЯINFORM']</text:p>
      <text:p text:style-name="P4">
Time: 2023-05-01T45:00:00-04:00</text:p>
      <text:p text:style-name="P4">
Description: The enemy is namaagni to put on their own strength for Rahunok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8_main-v1674191265.jpg" text:style-name="Internet_20_link" text:visited-style-name="Visited_20_Internet_20_Link">
18_main-v1674191265.jpg</text:a>
']</text:p>
      <text:p text:style-name="P4">
Tags: ['ГЕНЕРАЛЬНИЙ ШТАБ ЗС УКРАЇНИ', 'ДУТА ВЕЛИЧ РОСАРМІЇ', 'ОПЕРАТИВНА ІНФОРМАЦІЯ']</text:p>
      <text:p text:style-name="P4">
Category: News</text:p>
      <!--METADATA-->
      <text:p text:style-name="P4">
<draw:frame draw:style-name="fr1" draw:name="Image15" text:anchor-type="as-char" svg:width="6.9236in" svg:height="4.61903in" draw:z-index="0">
<draw:image xlink:href="../Images/AРМІЯINFORM/2023-05-01T45-00-00-04-00/18_main-v1674191265.jpg" xlink:type="simple" xlink:show="embed" xlink:actuate="onLoad" draw:mime-type="image/jpeg"/>
</draw:frame>
<text:span text:style-name="T4">
 🔥 Situation on Russian Outline </text:span>
</text:p>
      <text:p text:style-name="P4">
The enemy continues to replenish their losses at the expense of persons.</text:p>
      <text:p text:style-name="P4">
About this <text:a xlink:type="simple" xlink:href="https%3A%2F%2Fwww.facebook.com%2FGeneralStaff.ua%2Fposts%2Fpfbid0pyeYq6RFYzrqTw79jiokE4qdtQWvuWh6NrSuLYnJ7NVRhDiPECZB5YTKhoeMtK6l&amp;show_text=true&amp;width=500" text:style-name="Internet_20_link" text:visited-style-name="Visited_20_Internet_20_Link">
it is referred</text:a>
In the operational information of the General Staff of the Armed Forces.</text:p>
      <text:p text:style-name="P4">
Thus, the arrival of about 400 such persons, published by Wagner PECs, has recently been noted to one of the field camps of the occupiers in the Berdyansk district Zaporozhye region.</text:p>
      <text:p text:style-name="P4">
Such replenishment is expected in the Lugansk area. It is known about the planned preparation for one of the landfills near the city of up to 200 people from numerous.</text:p>
      <text:p text:style-name="P4">
The preparation will take several weeks. The staff of the commandant's company, which will ensure the protection of this contingent, was given an order to open the defeat on the defeat at any attempt to escape or disobedience.</text:p>
      <text:p text:style-name="P4">
News Source: <text:a xlink:type="simple" xlink:href="https://armyinform.com.ua/2023/05/01/okupanty-gotuyutsya-kynuty-v-bij-novu-partiyu-zaverbovanyh-uvyaznenyh-osib/" text:style-name="Internet_20_link" text:visited-style-name="Visited_20_Internet_20_Link">
https://armyinform.com.ua/2023/05/01/okupanty-gotuyutsya-kynuty-v-bij-novu-partiyu-zaverbovanyh-uvyaznenyh-osib/</text:a>
</text:p>
      <!--NEWS-->
      <text:h text:style-name="P10" text:outline-level="1">
<text:span text:style-name="T4">
3700 Rosarmia tanks destroyed the defense forces since the beginning of large -scale aggression</text:span>
</text:h>
      <text:p text:style-name="P4">
Author: ['АРМІЯINFORM']</text:p>
      <text:p text:style-name="P4">
Time: 2023-05-01T46:00:00-04:00</text:p>
      <text:p text:style-name="P4">
Description: Zagalni Boyov, take the enemy on 02.24.22 to 01/01/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41629843-597d-4ebb-8396-52bfe9ee66d9-scaled.jpg" text:style-name="Internet_20_link" text:visited-style-name="Visited_20_Internet_20_Link">
41629843-597d-4ebb-8396-52bfe9ee66d9-scaled.jpg</text:a>
']</text:p>
      <text:p text:style-name="P4">
Tags: ['STOPRUSSIA', 'ВТОРГНЕННЯ РФ', 'ВТРАТИ ВОРОГА', 'ГШ ЗСУ']</text:p>
      <text:p text:style-name="P4">
Category: News</text:p>
      <!--METADATA-->
      <text:p text:style-name="P4">
<draw:frame draw:style-name="fr1" draw:name="Image16" text:anchor-type="as-char" svg:width="6.9236in" svg:height="6.987066in" draw:z-index="0">
<draw:image xlink:href="../Images/AРМІЯINFORM/2023-05-01T46-00-00-04-00/41629843-597d-4ebb-8396-52bfe9ee66d9-scaled.jpg" xlink:type="simple" xlink:show="embed" xlink:actuate="onLoad" draw:mime-type="image/jpeg"/>
</draw:frame>
The total fighting loss of the enemy from 24.02.22 to 01.05.23 will be orientated:</text:p>
      <text:p text:style-name="P4">
<text:span text:style-name="T4">
<text:span text:style-name="T5">
 Personnel - </text:span>
* 190960(+450)persons eliminated</text:span>
<text:span text:style-name="T5">
 tanks - </text:span>
<text:span text:style-name="T5">
 3700(+1)</text:span>
<text:span text:style-name="T4">
 combat armored vehicles - </text:span>
 7192(+3)<text:span text:style-name="T4">
<text:span text:style-name="T5">
 Artillery systems - </text:span>
<text:span text:style-name="T5">
 2921(+7)</text:span>
 </text:span>
 RSZV - <text:span text:style-name="T4">
 544(0)</text:span>
<text:span text:style-name="T5">
 air defense - </text:span>
<text:span text:style-name="T5">
 295(0)</text:span>
<text:span text:style-name="T4">
 aircraft - </text:span>
 308(0)<text:span text:style-name="T4">
<text:span text:style-name="T5">
 helicopters - </text:span>
* 294(0)</text:span>
<text:span text:style-name="T5">
 UAV Operative Tactical Level-</text:span>
<text:span text:style-name="T5">
 2476(+1)</text:span>
<text:span text:style-name="T4">
 Winged missiles - </text:span>
 932(0)<text:span text:style-name="T4">
<text:span text:style-name="T5">
 ships / boats - </text:span>
* 18(0)</text:span>
<text:span text:style-name="T5">
 Automobile equipment and tanks - </text:span>
<text:span text:style-name="T5">
 5845(+3)</text:span>
<text:span text:style-name="T4">
 SPECIAL TECHANGE - </text:span>
 359(+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1.05.23.</text:p>
      <text:p text:style-name="P4">
News Source: <text:a xlink:type="simple" xlink:href="https://armyinform.com.ua/2023/05/01/3700-tankiv-rosarmiyi-znyshhyly-syly-oborony-z-pochatku-shyrokomasshtabnoyi-agresiyi/" text:style-name="Internet_20_link" text:visited-style-name="Visited_20_Internet_20_Link">
https://armyinform.com.ua/2023/05/01/3700-tankiv-rosarmiyi-znyshhyly-syly-oborony-z-pochatku-shyrokomasshtabnoyi-agresiyi/</text:a>
</text:p>
      <!--NEWS-->
      <text:h text:style-name="P10" text:outline-level="1">
<text:span text:style-name="T4">
The invaders throw all their resources on Bakhmut, but the city does not take - Alexander Sirsky</text:span>
</text:h>
      <text:p text:style-name="P4">
Author: ['АРМІЯINFORM']</text:p>
      <text:p text:style-name="P4">
Time: 2023-05-01T47:00:00-04:00</text:p>
      <text:p text:style-name="P4">
Description: Commander of the SCIDARY Ugro-WICHECK Colonel General Oleksandr Sirskoy Vchora, 30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cd3cb13-5783-474a-98c4-78ddd5827d9a.jpg" text:style-name="Internet_20_link" text:visited-style-name="Visited_20_Internet_20_Link">
1cd3cb13-5783-474a-98c4-78ddd5827d9a.jpg</text:a>
', '<text:a xlink:type="simple" xlink:href="https://armyinform.com.ua/wp-content/uploads/2023/05/14d52f78-e4be-4357-b0b6-54f1879ed80a-150x150.jpg" text:style-name="Internet_20_link" text:visited-style-name="Visited_20_Internet_20_Link">
14d52f78-e4be-4357-b0b6-54f1879ed80a-150x150.jpg</text:a>
', '<text:a xlink:type="simple" xlink:href="https://armyinform.com.ua/wp-content/uploads/2023/05/3bab7a0b-d136-4f57-958e-358f46c00510-150x150.jpg" text:style-name="Internet_20_link" text:visited-style-name="Visited_20_Internet_20_Link">
3bab7a0b-d136-4f57-958e-358f46c00510-150x150.jpg</text:a>
']</text:p>
      <text:p text:style-name="P4">
Tags: ['STOPRUSSIA', 'АГРЕСІЯ РФ', 'БАХМУТ', 'ВТОРГНЕННЯ РФ', 'ЛИМАНСЬКИЙ НАПРЯМОК', 'ОЛЕКСАНДР СИРСЬКИЙ']</text:p>
      <text:p text:style-name="P4">
Category: News</text:p>
      <!--METADATA-->
      <text:p text:style-name="P4">
<draw:frame draw:style-name="fr1" draw:name="Image17" text:anchor-type="as-char" svg:width="6.9236in" svg:height="4.32725in" draw:z-index="0">
<draw:image xlink:href="../Images/AРМІЯINFORM/2023-05-01T47-00-00-04-00/1cd3cb13-5783-474a-98c4-78ddd5827d9a.jpg" xlink:type="simple" xlink:show="embed" xlink:actuate="onLoad" draw:mime-type="image/jpeg"/>
</draw:frame>
The commander of the Eastern Group of Troops, Colonel-General Alexander Sirsky, worked in several directions in the areas of hostilities.</text:p>
      <text:p text:style-name="P4">
About it <text:a xlink:type="simple" xlink:href="https://t.me/militarymediacenter/1818" text:style-name="Internet_20_link" text:visited-style-name="Visited_20_Internet_20_Link">
informs</text:a>
Military Mediacenter.</text:p>
      <text:p text:style-name="P4">
In the <text:span text:style-name="T4">
 Liman direction, </text:span>
 Colonel-General Alexander Sirsky noted, our defenders have repelled numerous assaults for several days.</text:p>
      <text:p text:style-name="P4">
“The attempts of the enemy to capture our positions failed. The enemy suffered losses, was captured by 10 enemy soldiers, ”he said.</text:p>
      <text:p text:style-name="P4">
The Commander of the Eastern Group of Troops also reported intense fighting in the <text:span text:style-name="T4">
 Bakhmut direction </text:span>
: “The enemy has conducted numerous attacks, trying to reconcile the defense of our positions in several directions. However, due to the stability of the courage of the defenders of the fortress, the enemy's actions have failed. "</text:p>
      <text:p text:style-name="P4">
According to Colonel-General Alexander Sirsky, to move forward, the all-time makes every effort and does not count with anything.</text:p>
      <text:p text:style-name="P4">
“Despite significant losses, new assault groups of Wagner, fighters of other private companies, paratroopers are constantly rushing into the battle. But it is not possible to take the city under the control proepress. The situation is quite difficult. At the same time, the enemy was counteratized on some of the city and left some posts, ”-said the commander of the Eastern Group of Troops, Colonel-General Alexander Sirsky.</text:p>
      <text:p text:style-name="P4">
<text:a xlink:type="simple" xlink:href="https://armyinform.com.ua/wp-content/uploads/2023/05/14d52f78-e4be-4357-b0b6-54f1879ed80a.jpg" text:style-name="Internet_20_link" text:visited-style-name="Visited_20_Internet_20_Link">
!(Images/AРМІЯINFORM/2023-05-01T47-00-00-04-00/14d52f78-e4be-4357-b0b6-54f1879ed80a-150x150.jpg)</text:a>
</text:p>
      <text:p text:style-name="P4">
<text:a xlink:type="simple" xlink:href="https://armyinform.com.ua/wp-content/uploads/2023/05/3bab7a0b-d136-4f57-958e-358f46c00510.jpg" text:style-name="Internet_20_link" text:visited-style-name="Visited_20_Internet_20_Link">
<draw:frame draw:style-name="fr1" draw:name="Image18" text:anchor-type="as-char" svg:width="6.9236in" svg:height="6.9236in" draw:z-index="0">
<draw:image xlink:href="../Images/AРМІЯINFORM/2023-05-01T47-00-00-04-00/3bab7a0b-d136-4f57-958e-358f46c00510-150x150.jpg" xlink:type="simple" xlink:show="embed" xlink:actuate="onLoad" draw:mime-type="image/jpeg"/>
</draw:frame>
</text:a>
Bakhmut's defenders, who were distinguished in the fighting, the commander presented the awards and valuable gifts.</text:p>
      <text:p text:style-name="P4">
News Source: <text:a xlink:type="simple" xlink:href="https://armyinform.com.ua/2023/05/01/zagarbnyky-kydayut-na-bahmut-vsi-svoyi-resursy-ale-misto-ne-vzyaty-oleksandr-syrskyj/" text:style-name="Internet_20_link" text:visited-style-name="Visited_20_Internet_20_Link">
https://armyinform.com.ua/2023/05/01/zagarbnyky-kydayut-na-bahmut-vsi-svoyi-resursy-ale-misto-ne-vzyaty-oleksandr-syrskyj/</text:a>
</text:p>
      <!--NEWS-->
      <text:h text:style-name="P10" text:outline-level="1">
<text:span text:style-name="T4">
Aviation of Defense Forces struck four strokes on the enemy's positions and destroyed the UABL "Orlan-10"</text:span>
</text:h>
      <text:p text:style-name="P4">
Author: ['АРМІЯINFORM']</text:p>
      <text:p text:style-name="P4">
Time: 2023-05-01T48:00:00-04:00</text:p>
      <text:p text:style-name="P4">
Description: Avіaatsіya defending forces for Permanu, Chotiri hit the Chotiri in the areas of ZoServz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4716659_133572549699360_4090853789205641792_n.jpg" text:style-name="Internet_20_link" text:visited-style-name="Visited_20_Internet_20_Link">
344716659_133572549699360_4090853789205641792_n.jpg</text:a>
']</text:p>
      <text:p text:style-name="P4">
Tags: ['БПЛА', 'ВТРАТИ ВОРОГА', 'ГЕНЕРАЛЬНИЙ ШТАБ ЗС УКРАЇНИ', 'ОПЕРАТИВНА ІНФОРМАЦІЯ', 'ОРЛАН-10', 'ХРОНІКА ОБОРОНИ']</text:p>
      <text:p text:style-name="P4">
Category: News</text:p>
      <!--METADATA-->
      <text:p text:style-name="P4">
<draw:frame draw:style-name="fr1" draw:name="Image19" text:anchor-type="as-char" svg:width="6.9236in" svg:height="4.608521in" draw:z-index="0">
<draw:image xlink:href="../Images/AРМІЯINFORM/2023-05-01T48-00-00-04-00/344716659_133572549699360_4090853789205641792_n.jpg" xlink:type="simple" xlink:show="embed" xlink:actuate="onLoad" draw:mime-type="image/jpeg"/>
</draw:frame>
<text:span text:style-name="T4">
 🔥 Situation on Russian invasion </text:span>
</text:p>
      <text:p text:style-name="P4">
The aviation of the defense forces over the past 24 hours has struck four strokes of the enemy's personnel. The enemy reconnaissance type "Orlan-10" is also shot.</text:p>
      <text:p text:style-name="P4">
About this <text:a xlink:type="simple" xlink:href="https%3A%2F%2Fwww.facebook.com%2FGeneralStaff.ua%2Fposts%2Fpfbid0pyeYq6RFYzrqTw79jiokE4qdtQWvuWh6NrSuLYnJ7NVRhDiPECZB5YTKhoeMtK6l&amp;show_text=true&amp;width=500" text:style-name="Internet_20_link" text:visited-style-name="Visited_20_Internet_20_Link">
it is referred</text:a>
In the operational information of the General Staff of the Armed Forces.</text:p>
      <text:p text:style-name="P4">
Units of rocket troops and artillery struck five areas of concentration of life force, ammunition composition, two areas of concentration of enemy artillery and the andlologistic center of Russian invaders.</text:p>
      <text:h text:style-name="P10" text:outline-level="1">
<text:span text:style-name="T4">
</text:span>
</text:h>
      <text:h text:style-name="P10" text:outline-level="1">
<text:span text:style-name="T4">
</text:span>
</text:h>
      <text:p text:style-name="P4">
News Source: <text:a xlink:type="simple" xlink:href="https://armyinform.com.ua/2023/05/01/aviacziya-syl-oborony-zavdala-chotyry-udary-po-pozycziyah-voroga-ta-znyshhyla-bpla-orlan-10/" text:style-name="Internet_20_link" text:visited-style-name="Visited_20_Internet_20_Link">
https://armyinform.com.ua/2023/05/01/aviacziya-syl-oborony-zavdala-chotyry-udary-po-pozycziyah-voroga-ta-znyshhyla-bpla-orlan-10/</text:a>
</text:p>
      <!--NEWS-->
      <text:h text:style-name="P10" text:outline-level="1">
<text:span text:style-name="T4">
In Ukraine, the industry of prostheses needs serious reform - Mikhail Tsymbalyuk</text:span>
</text:h>
      <text:p text:style-name="P4">
Author: ['АРМІЯINFORM']</text:p>
      <text:p text:style-name="P4">
Time: 2023-05-01T81:00:00-04:00</text:p>
      <text:p text:style-name="P4">
Description: Opzy delka Tyesyach Gromyan Ukrainian to prove for prosthetics, Yaki is simpler Varo -prepara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663321078-8001.jpeg" text:style-name="Internet_20_link" text:visited-style-name="Visited_20_Internet_20_Link">
1663321078-8001.jpeg</text:a>
']</text:p>
      <text:p text:style-name="P4">
Tags: ['ВТОРГНЕННЯ РФ', 'ПРОТЕЗУВАННЯ', 'СОЦЗАХИСТ ПІД ЧАС ВІЙНИ']</text:p>
      <text:p text:style-name="P4">
Category: News</text:p>
      <!--METADATA-->
      <text:p text:style-name="P4">
<draw:frame draw:style-name="fr1" draw:name="Image20" text:anchor-type="as-char" svg:width="6.9236in" svg:height="4.615733in" draw:z-index="0">
<draw:image xlink:href="../Images/AРМІЯINFORM/2023-05-01T81-00-00-04-00/1663321078-8001.jpeg" xlink:type="simple" xlink:show="embed" xlink:actuate="onLoad" draw:mime-type="image/jpeg"/>
</draw:frame>
Photo: Ukrinform</text:p>
      <text:p text:style-name="P4">
Currently, several thousand citizens of Ukraine are expecting prostheses that are easy to prepare and serve domestic specialists. According to current law, all prosthetics in Ukraine are free of charge. And this is very important to those citizens who doubt today whether a prosthesis is worth establishing. Here the answer should be unambiguous - worth it.</text:p>
      <text:p text:style-name="P4">
—The ballow of prostheses requires serious reform, because it has been released to the background, several important conditions of Ukraine were closed: Kyiv, Lviv, Ternopil, Cherkasy. The current state has planned more budgetary funds for 2023, because several citizens of Ukraine, especially servicemen, are expected to be prosthetized - <text:a xlink:type="simple" xlink:href="https://www.youtube.com/watch" text:style-name="Internet_20_link" text:visited-style-name="Visited_20_Internet_20_Link">
noted</text:a>
The first deputy chairman of the Verkhovna Rada of Ukraine Committee on Social Policy of Protection of Veterans Rights Mykhailo Tsymbalyuk.</text:p>
      <text:p text:style-name="P4">
<text:span text:style-name="T4">
 This year in the state budget for prosthetics there are more than UAH 356 million(Last year </text:span>
 <text:span text:style-name="T4">
 - less than UAH 24 million). Загалом у 2023 на реабілітаціювійськових заплановано понад 2,5 млрд грн. Окрім протезів, кошти підуть напротезно-ортопедичні вироби, спеціальні засоби для самообслуговування тазасоби для пересування.</text:span>
</text:p>
      <text:p text:style-name="P4">
Михайло Цимбалюк наголосив на необхідності розвитку саме вітчизняної галузіпротезування, зокрема, що нам потрібні добре підготовлені лікарі та бригадиреабілітологів, здатні місяцями працювати над відновленням людини післявстановлення протеза.</text:p>
      <text:p text:style-name="P4">
— Коли ми звертаємося по допомогу до міжнародних партнерів, громадяни Українимають кілька місяців перебувати за кордоном з метою протезування. Ба більше, умайбутньому протези потребують обслуговування, а якщо протез встановлений закордоном, то громадянину доведеться виїжджати туди, витрачати кошти і час, —пояснив він.</text:p>
      <text:p text:style-name="P4">
Однозначно більш доцільно встановлювати протез, освоювати його та проходитиреабілітаційний курс у вітчизняних центрах протезування, вважає МихайлоЦимбалюк. В Україні працюють як державні, так і приватні реабілітаційніцентри, тож можна проаналізувати пропозиції і обрати — послуги з протезуваннябезкоштовні.</text:p>
      <text:p text:style-name="P4">
One of the problems of prosthetics is bureaucratized in communication between those who need prosthetics and government agencies.</text:p>
      <ul>
        <li>
In fact, there is a problem, because when a person loses his limb, it is antening psychologically, so it is important that the local governments, the regulatory structures of the Ministry of Social Policy are not waiting for the citizen or citizen to talk to them, and they did the corresponding work themselves, - said Mykolacibalyuk. - It is important that people know where to go and not waste time, because the recovery period, from the beginning of the prosthesis and dosing, lasts from three to six months. It is a difficult process, and the more it begins, the more complex the future rehabilitation.</li>
      </ul>
      <text:p text:style-name="P4">
We will remind, a serviceman who has a certificate of injury(Even if it is not yet issued a disability), is entitled to free receipt of the prosthesis regardless of the number of amputations.</text:p>
      <text:p text:style-name="P4">
The state prosthetics procedure is currently quite complicated, it provides for series. According to her now, the action algorithm is as follows:</text:p>
      <text:p text:style-name="P4">
First, the injured person must choose a prosthetic enterprise on his own, and it is difficult to use if you have never encountered it: not just evaluate the technical possible, providing appropriate personnel and honesty of the enterprise, giving prosthetics services.</text:p>
      <text:p text:style-name="P4">
Secondly, after the choice of the contractor, a contract with a prosthetic enterprise is signed, and it, for its part, concludes an agreement on the Ministry of Social Policy.</text:p>
      <text:p text:style-name="P4">
Among the existing problems, the most common is prosthetics delay. Usually, it may be due to the fact that businesses do not start work until the budget is received. On the other hand, if the enterprise does not have sufficient production capabilities, then the term of production of the prosthesis can also be delayed. Therefore, you should not delay and seek the prosthetics as soon as possible.</text:p>
      <text:p text:style-name="P4">
_ Prepared Lesia Medvedenko_</text:p>
      <text:p text:style-name="P4">
News Source: <text:a xlink:type="simple" xlink:href="https://armyinform.com.ua/2023/05/01/v-ukrayini-galuz-vyrobnycztva-proteziv-potrebuye-serjoznogo-reformuvannya-myhajlo-czymbalyuk/" text:style-name="Internet_20_link" text:visited-style-name="Visited_20_Internet_20_Link">
https://armyinform.com.ua/2023/05/01/v-ukrayini-galuz-vyrobnycztva-proteziv-potrebuye-serjoznogo-reformuvannya-myhajlo-czymbalyuk/</text:a>
</text:p>
      <!--NEWS-->
      <text:h text:style-name="P10" text:outline-level="1">
<text:span text:style-name="T4">
For every blow, Russian invaders will receive our response - the Presidential Appeal of Ukraine</text:span>
</text:h>
      <text:p text:style-name="P4">
Author: ['АРМІЯINFORM']</text:p>
      <text:p text:style-name="P4">
Time: 2023-05-01T96:00:00-04:00</text:p>
      <text:p text:style-name="P4">
Description: Tsey Mondaylov I New Tizhenya, having finished the first time, nradi zima rivnyas of managing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c5cc8868197ae413e5e2e4ee9f864933_1679599781_extra_large.png" text:style-name="Internet_20_link" text:visited-style-name="Visited_20_Internet_20_Link">
c5cc8868197ae413e5e2e4ee9f864933_1679599781_extra_large.png</text:a>
']</text:p>
      <text:p text:style-name="P4">
Tags: ['STOPRUSSIA', 'АГРЕСІЯ РФ', 'ВТОРГНЕННЯ РФ', 'ОФІС ПРЕЗИДЕНТА УКРАЇНИ']</text:p>
      <text:p text:style-name="P4">
Category: News</text:p>
      <!--METADATA-->
      <text:p text:style-name="P4">
<draw:frame draw:style-name="fr1" draw:name="Image21" text:anchor-type="as-char" svg:width="6.9236in" svg:height="3.859907in" draw:z-index="0">
<draw:image xlink:href="../Images/AРМІЯINFORM/2023-05-01T96-00-00-04-00/c5cc8868197ae413e5e2e4ee9f864933_1679599781_extra_large.png" xlink:type="simple" xlink:show="embed" xlink:actuate="onLoad" draw:mime-type="image/png"/>
</draw:frame>
President of Ukraine Volodymyr Zelenskyy</text:p>
      <text:p text:style-name="P4">
This Monday and New Week began with an hourly meeting with all levels of government and protection. Government, ministers, office. Reported by the head, heads of GUR and foreign intelligence service, the head of the SBU, the Secretarp.</text:p>
      <text:p text:style-name="P4">
The first question is the consequences of Russian blows, including missile. It was only in the past, from midnight to seven in the morning that 15 Russian rockets managed to bring down. But unfortunately, not everyone. Not all of them. We actively work with partners to the defense of our sky even more reliable.</text:p>
      <text:p text:style-name="P4">
They discussed at a morning meeting the likely behavior of the enemy in the near future, coordinated our defensive steps.</text:p>
      <text:p text:style-name="P4">
Separately - issues of weapons and shells for our soldiers. Also, the situation in the still occupied territory and counteraction to Russia. No chance of the occupier on our land!The enemy is only destruction.</text:p>
      <text:p text:style-name="P4">
Here's just one example today. Chernihiv region, the village of Lizunivka, is the North region, near the state border. There, the Russian aviation was destroyed by a still Ukrainian school ... Unfortunately, this blow took the life of a teenager - a guy of 2009 birth ... 14 years old!He was just near the school. My muddy and loved ones!</text:p>
      <text:p text:style-name="P4">
Pavlograd of Dnipropetrovsk region. Terrorists rockets have taken away the lives of two people, very young guys ... My condolences to families!More than forty people - women, children, men - received help after injuries and injuries.</text:p>
      <text:p text:style-name="P4">
For each such impact, Russian invaders will receive our answer. And I thank our warriors who provide it daily and every night. Which protect our position, reflect Russian assaults, help their fire brothers, who are in positions, and to the maximum destroy the occupier. The more Ukrainian comprehension, the more Ukrainian mutual support, the more Russian evil is building.</text:p>
      <text:p text:style-name="P4">
Source: <text:a xlink:type="simple" xlink:href="https://www.president.gov.ua/news/na-kozhen-udar-rosijski-okupanti-otrimayut-nashu-vidpovid-zv-82581" text:style-name="Internet_20_link" text:visited-style-name="Visited_20_Internet_20_Link">
Presidential Office</text:a>
</text:p>
      <text:p text:style-name="P4">
News Source: <text:a xlink:type="simple" xlink:href="https://armyinform.com.ua/2023/05/01/na-kozhen-udar-rosijski-okupanty-otrymayut-nashu-vidpovid-zvernennya-prezydenta-ukrayiny/" text:style-name="Internet_20_link" text:visited-style-name="Visited_20_Internet_20_Link">
https://armyinform.com.ua/2023/05/01/na-kozhen-udar-rosijski-okupanty-otrymayut-nashu-vidpovid-zvernennya-prezydenta-ukrayiny/</text:a>
</text:p>
      <!--NEWS-->
      <text:h text:style-name="P10" text:outline-level="1">
<text:span text:style-name="T4">
Ukraine and Canada are preparing a long -term defensive cooperation program</text:span>
</text:h>
      <text:p text:style-name="P4">
Author: ['АРМІЯINFORM']</text:p>
      <text:p text:style-name="P4">
Time: 2023-05-01T97:00:00-04:00</text:p>
      <text:p text:style-name="P4">
Description: About the President of Ukraine, the PID PID is the hour of his evening. “I am a guy ... war with Ukraine 2022, the war with Ukraine is the latest news today, the news of the war with Ukraine 2022 is the last for today, will there be a war between Ukraine and Russia and when, the war with Ukraine in 2022 will be or not, whether there will be, whether there will be, there will be The war with Ukraine in the near future says, the war with Ukraine, Ukrainian news today, Ukrainian news in Ukrainian media in Russian</text:p>
      <text:p text:style-name="P4">
Images: ['<text:a xlink:type="simple" xlink:href="https://armyinform.com.ua/wp-content/uploads/2023/02/3a10bcd047158c000decd0cba0cfea31_1677528765_extra_large.jpeg" text:style-name="Internet_20_link" text:visited-style-name="Visited_20_Internet_20_Link">
3a10bcd047158c000decd0cba0cfea31_1677528765_extra_large.jpeg</text:a>
']</text:p>
      <text:p text:style-name="P4">
Tags: ['STOPRUSSIA', 'АГРЕСІЯ РФ', 'ВОЛОДИМИР ЗЕЛЕНСЬКИЙ', 'ВТОРГНЕННЯ РФ']</text:p>
      <text:p text:style-name="P4">
Category: News</text:p>
      <!--METADATA-->
      <text:p text:style-name="P4">
<draw:frame draw:style-name="fr1" draw:name="Image22" text:anchor-type="as-char" svg:width="6.9236in" svg:height="4.088277in" draw:z-index="0">
<draw:image xlink:href="../Images/AРМІЯINFORM/2023-05-01T97-00-00-04-00/3a10bcd047158c000decd0cba0cfea31_1677528765_extra_large.jpeg" xlink:type="simple" xlink:show="embed" xlink:actuate="onLoad" draw:mime-type="image/jpeg"/>
</draw:frame>
President of Ukraine Volodymyr Zelenskyy</text:p>
      <text:p text:style-name="P4">
About it the President of Ukraine <text:a xlink:type="simple" xlink:href="https://www.president.gov.ua/news/na-kozhen-udar-rosijski-okupanti-otrimayut-nashu-vidpovid-zv-82581" text:style-name="Internet_20_link" text:visited-style-name="Visited_20_Internet_20_Link">
reported</text:a>
during your evening address.</text:p>
      <text:p text:style-name="P4">
“I thank all of our partners who sees the common task of Ukraine and the world as follows: the obvious defeat of the terrorist state and a just peace for Ukraine of Tavi Europe. Today he held several meetings on our diplomatic work of the Unara, which is approaching such peace - fair, this is the result of this - the defeat of the occupier, ”Volodymyr Zelenskyy said.</text:p>
      <text:p text:style-name="P4">
The head of state has held several telephone talks today.</text:p>
      <text:p text:style-name="P4">
-thanked Canada and personally the prime minister of Trudeau for the constant support of the state. We are preparing a program of long -term defensive cooperation of Jazas and Canada. It is very important: Canada has already started confiscation of Russian assets. And this is a good example for everyone else in the world. They also discussed the sanction stand and our political interaction, - the President of Ukraine said.</text:p>
      <text:p text:style-name="P4">
The head of state also spoke with the Prime Minister of New Zealand Hipkins today. He thanked the principle in the protection of international law and the novatory of New Zealand in the preparation of our soldiers.</text:p>
      <text:p text:style-name="P4">
News Source: <text:a xlink:type="simple" xlink:href="https://armyinform.com.ua/2023/05/01/mizh-ukrayinoyu-i-kanadoyu-gotuyetsya-programa-dovgotryvaloyi-mizhnarodnoyi-spivpraczi/" text:style-name="Internet_20_link" text:visited-style-name="Visited_20_Internet_20_Link">
https://armyinform.com.ua/2023/05/01/mizh-ukrayinoyu-i-kanadoyu-gotuyetsya-programa-dovgotryvaloyi-mizhnarodnoyi-spivpraczi/</text:a>
</text:p>
      <!--NEWS-->
      <text:h text:style-name="P10" text:outline-level="1">
<text:span text:style-name="T4">
A military writers Forum will be held in Lviv</text:span>
</text:h>
      <text:p text:style-name="P4">
Author: ['Микола Блонар']</text:p>
      <text:p text:style-name="P4">
Time: 2023-05-01T98:00:00-04:00</text:p>
      <text:p text:style-name="P4">
Description: Similarly 4-6 injuries on the Lvivshchini Vidbuns all -Ukrainian Forum Vіsikovikh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orum_vijskovyh_pysmennykiv.jpeg" text:style-name="Internet_20_link" text:visited-style-name="Visited_20_Internet_20_Link">
forum_vijskovyh_pysmennykiv.jpeg</text:a>
']</text:p>
      <text:p text:style-name="P4">
Tags: ['ПИСЬМЕННИКИ', 'ФОРУМ']</text:p>
      <text:p text:style-name="P4">
Category: News</text:p>
      <!--METADATA-->
      <text:p text:style-name="P4">
<draw:frame draw:style-name="fr1" draw:name="Image23" text:anchor-type="as-char" svg:width="6.9236in" svg:height="5.798515in" draw:z-index="0">
<draw:image xlink:href="../Images/AРМІЯINFORM/2023-05-01T98-00-00-04-00/forum_vijskovyh_pysmennykiv.jpeg" xlink:type="simple" xlink:show="embed" xlink:actuate="onLoad" draw:mime-type="image/jpeg"/>
</draw:frame>
During May 4-6, the All -Ukrainian Forum of military writers will be held in the Lviv region. It will unite the authors, including current servicemen of Ukraine, volunteers, civilians and military journalists, representatives of the departments of military units of the Armed Forces of Ukraine, as well as Ukrainian writers who, in the aftermath of a large -scale invasion, took their arms to protect.</text:p>
      <text:p text:style-name="P4">
The forum will take place for the fifth time. It is aimed at being the opportunity to share the experience gained with the outbreak of the Russian Federation and the statute for informal communication with visitors.</text:p>
      <text:p text:style-name="P4">
Locations will be the institutions of culture of Lviv and settlements.</text:p>
      <text:p text:style-name="P4">
The program provides for book presentations, informal communication with statutes, students, and participation in charitable actions.</text:p>
      <text:p text:style-name="P4">
By the way, the organizers of the Forum were the Lviv Library for Youth Ivanichuk, the Department of Culture, Nationalities of Tarelihi, Lviv Regional Military Administration.</text:p>
      <text:p text:style-name="P4">
You can join the events in offline and online format(Video translation)on <text:a xlink:type="simple" xlink:href="https://www.facebook.com/militarywritersforum/" text:style-name="Internet_20_link" text:visited-style-name="Visited_20_Internet_20_Link">
page</text:a>
Forum.</text:p>
      <text:p text:style-name="P4">
News Source: <text:a xlink:type="simple" xlink:href="https://armyinform.com.ua/2023/05/01/u-lvovi-vidbudetsya-forum-vijskovyh-pysmennykiv/" text:style-name="Internet_20_link" text:visited-style-name="Visited_20_Internet_20_Link">
https://armyinform.com.ua/2023/05/01/u-lvovi-vidbudetsya-forum-vijskovyh-pysmennykiv/</text:a>
</text:p>
      <!--NEWS-->
      <text:h text:style-name="P10" text:outline-level="1">
<text:span text:style-name="T4">
The Ministry of Foreign Affairs responded to DPA publication of doubts about Ukraine's membership in NATO</text:span>
</text:h>
      <text:p text:style-name="P4">
Authors: Ukrinform (Person)</text:p>
      <text:p text:style-name="P4">
Publisher: Укринформ (Organization)</text:p>
      <text:p text:style-name="P4">
Published Time: 2023-05-02T-111:41:00+03:00</text:p>
      <text:p text:style-name="P4">
Modified Time: 2023-05-02T18:41:00+03:00</text:p>
      <text:p text:style-name="P4">
Description: Ukraine's accession to NATO - in the interests of the Alliance itself, arguments against this are a set of false judgments that have long lost their relevance. - Ukrinform.</text:p>
      <text:p text:style-name="P4">
Images: ["<text:a xlink:type="simple" xlink:href="https://static.ukrinform.com/photos/2020_11/thumb_files/630_360_1606038592-463.jpg" text:style-name="Internet_20_link" text:visited-style-name="Visited_20_Internet_20_Link">
630_360_16060...</text:a>
"]</text:p>
      <text:p text:style-name="P4">
Tags: ['МЗС', 'НАТО', 'Україна', 'dpa ']</text:p>
      <text:p text:style-name="P4">
Type: Article</text:p>
      <!--METADATA-->
      <text:p text:style-name="P4">
<draw:frame draw:style-name="fr1" draw:name="Image24" text:anchor-type="as-char" svg:width="6.9236in" svg:height="3.956343in" draw:z-index="0">
<draw:image xlink:href="../Images/yкринформ/2023-05-02T-111-41-00-03-00/630_360_1606038592-463.jpg" xlink:type="simple" xlink:show="embed" xlink:actuate="onLoad" draw:mime-type="image/jpeg"/>
</draw:frame>
Ukraine's accession to NATO - in the interests of the Alliance itself, arguments against it are the imprisonment of false judgments, which have long lost their relevance.</text:p>
      <text:p text:style-name="P4">
This is stated in the post on Facebook of the spokesman of the Foreign Ministry Oleg Nikolenko in response to the Natural Science of the German Press Agency(DPA).</text:p>
      <text:p text:style-name="P4">
Він нагадав, що у контексті підготовки до саміту <text:a xlink:type="simple" xlink:href="https://www.ukrinform.ua/tag-nato" text:style-name="Internet_20_link" text:visited-style-name="Visited_20_Internet_20_Link">
</text:a>
In Vilnius, German journalists, referring to unnamed interlocutors, claim that the steps to Vnato's membership can be distracted from "much more important support for Ukraine". In addition to DPA, new obligations to NATO can push Russia to do the aggressive war. Further, the agency concludes that progress is likely to be possible only after Ukraine has achieved success in combating Russian aggression.</text:p>
      <text:p text:style-name="P4">
"These arguments are a set of false judgments that have long lost its relevance," Nikolenko said.</text:p>
      <text:p text:style-name="P4">
He stated that the battles are really important, but Ukraine has already achieved success in defense against Russian aggression.</text:p>
      <text:p text:style-name="P4">
“In February 2022, skeptics gave Ukraine 72 hours, and optimists - a week.The heroism of Ukrainian defenders and defenders, as well as international support, Ukraine not only stood a blow, but also conducts successful operations of discharge of occupied territories. It will not be an exaggeration to call the Ukrainian army the strongest army of Europe. Ukrainians are now making the greatest contribution of Vevro -Atlantic security, ”the Foreign Ministry spokesman.</text:p>
      <text:p text:style-name="P4">
In addition, he noted, earlier we have already heard arguments about the need to maintain steps that could "provoke" Russia for new provocation. In this context, Nikolenko quoted the Minister of Out -of -Kulebu, who emphasized that "the only thing that provokes Russia is ceniferation." Instead, promoting on the path to Ukraine's accession to Natov will quench its aggression, predicted a foreign Ministry of Foreign Affairs.</text:p>
      <text:p text:style-name="P4">
He also believed that the current international support of Ukraine in the protidium by the Russian invaders does not contradict, but on the contrary complements the process of acquiring the acquisition in NATO.</text:p>
      <text:p text:style-name="P4">
“The future of Euro -Atlantic security is resolved on the battlefield in Ukraine, and the introductory state to NATO will guarantee the strategic security of all the Alliance. Ukraine is not a problem, but an advantage for NATO. Therefore, in response to the calculation of anonymous sources, we emphasize that Ukraine's accession to NATO -Winteresa of the Alliance itself and urge partners to show leadership, ”Nikolenko emphasized.He added that Foreign Minister Dmytro Kuleba is clearly defined Ukrainian expectations: at a summit in Vilnius, Ukraine expects to obtain a commitment from allies, which will determine the path to our NATO accession.</text:p>
      <text:p text:style-name="P4">
"The time for such a step has long been raised," the Foreign Ministry spokesman summed up.</text:p>
      <text:p text:style-name="P4">
As reported, the German press agency(DPA)With reference to the NATO, NATO members such as the United States and Germany have recently made it clear that they did not want to take any extent that would go beyond NATO Declaration from 2008.</text:p>
      <text:p text:style-name="P4">
News Source: <text:a xlink:type="simple" xlink:href="https://www.ukrinform.ua/rubric-polytics/3703776-u-mzs-vidreaguvali-na-publikaciu-dpa-pro-sumnivi-sodo-clenstva-ukraini-v-nato.html" text:style-name="Internet_20_link" text:visited-style-name="Visited_20_Internet_20_Link">
https://www.ukrinform.ua/rubric-polytics/3703776-u-mzs-vidreaguvali-na-publikaciu-dpa-pro-sumnivi-sodo-clenstva-ukraini-v-nato.html</text:a>
</text:p>
      <!--NEWS-->
      <text:h text:style-name="P10" text:outline-level="1">
<text:span text:style-name="T4">
Poltavska Oblast(14:32). Red Alert: aerial threat. Sirens sounding. Take cover now!</text:span>
</text:h>
      <text:p text:style-name="P4">
Authors: liveuamap (Language: en)</text:p>
      <text:p text:style-name="P4">
Time: 2023-05-02T-11:33:00</text:p>
      <text:p text:style-name="P4">
Location: Poltavska Oblast (Latitude:49.47618 Longtitude:33.81785)</text:p>
      <text:p text:style-name="P4">
Videos: []</text:p>
      <text:p text:style-name="P4">
Images: []</text:p>
      <text:p text:style-name="P4">
Tags: ["Europe", "Central and Eastern Europe"]</text:p>
      <text:p text:style-name="P4">
Id: 22559974</text:p>
      <!--METADATA-->
      <text:p text:style-name="P4">
Poltava(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News Source: <text:a xlink:type="simple" xlink:href="https://t.me/suspilnepoltava/10984" text:style-name="Internet_20_link" text:visited-style-name="Visited_20_Internet_20_Link">
https://t.me/suspilnepoltava/10984</text:a>
</text:p>
      <!--NEWS-->
      <text:h text:style-name="P10" text:outline-level="1">
<text:span text:style-name="T4">
Fedorov - About Morning Bang in Melitopol: A collaborator was injured</text:span>
</text:h>
      <text:p text:style-name="P4">
Authors: Ukrinform (Person)</text:p>
      <text:p text:style-name="P4">
Publisher: Укринформ (Organization)</text:p>
      <text:p text:style-name="P4">
Published Time: 2023-05-02T-162:34:00+03:00</text:p>
      <text:p text:style-name="P4">
Modified Time: 2023-05-02T16:34:00+03:00</text:p>
      <text:p text:style-name="P4">
Description: This morning, a police officer who went on cooperation with the enemy was injured in Melitopol. - Ukrinform.</text:p>
      <text:p text:style-name="P4">
Images: ["<text:a xlink:type="simple" xlink:href="https://static.ukrinform.com/photos/2023_03/thumb_files/630_360_1678792923-194.jpg" text:style-name="Internet_20_link" text:visited-style-name="Visited_20_Internet_20_Link">
630_360_16787...</text:a>
"]</text:p>
      <text:p text:style-name="P4">
Tags: ['Мелітополь', 'Вибух', 'Колаборант', 'Федоров']</text:p>
      <text:p text:style-name="P4">
Type: Article</text:p>
      <!--METADATA-->
      <text:p text:style-name="P4">
<draw:frame draw:style-name="fr1" draw:name="Image25" text:anchor-type="as-char" svg:width="6.9236in" svg:height="3.956343in" draw:z-index="0">
<draw:image xlink:href="../Images/yкринформ/2023-05-02T-162-34-00-03-00/630_360_1678792923-194.jpg" xlink:type="simple" xlink:show="embed" xlink:actuate="onLoad" draw:mime-type="image/jpeg"/>
</draw:frame>
Today, a police officer who went out with the enemy was injured in the explosion in Melitopol.</text:p>
      <text:p text:style-name="P4">
About it in <text:a xlink:type="simple" xlink:href="https://t.me/ivan_fedorov_melitopol/1850" text:style-name="Internet_20_link" text:visited-style-name="Visited_20_Internet_20_Link">
</text:a>
The city chairman of Melitopol Ivan Fedorov reports, Ukrinform reports.</text:p>
      <text:p text:style-name="P4">
“According to the data specified in the morning <text:a xlink:type="simple" xlink:href="https://www.ukrinform.ua/tag-vibuh" text:style-name="Internet_20_link" text:visited-style-name="Visited_20_Internet_20_Link">
</text:a>
"Knocked on the house" of the deputy chief of the so -called department of internal affairs of the temporarily occupied part of the Zaporizhzhya region, when he reversed the gate ", - the post reads.</text:p>
      <text:p text:style-name="P4">
He added that tomorrow morning the traitor will be found in the hospital.</text:p>
      <text:p text:style-name="P4">
The morning explosion in Melitopol, it was not overly powerful, it was heard only the individual city, Fedorov stressed.</text:p>
      <text:p text:style-name="P4">
<text:span text:style-name="T4">
 Read also: </text:span>
 <text:a xlink:type="simple" xlink:href="https://www.ukrinform.ua/rubric-ato/3702904-v-melitopoli-prolunav-vibuh-v-goteli-u-akomu-bazuvalis-okupanti-andrusenko.html" text:style-name="Internet_20_link" text:visited-style-name="Visited_20_Internet_20_Link">
<text:span text:style-name="T4">
 Melitopoli </text:span>
</text:a>
At that time, Fedorov said on the national telephone "The only news" "The only news" the headquarters and a place of rest of the Russian army personnel were liquidated in Tokmak. It was also loud in Mikhailivka, where, according to Fedorov, a cluster of invaders was noticed.</text:p>
      <text:p text:style-name="P4">
News Source: <text:a xlink:type="simple" xlink:href="https://www.ukrinform.ua/rubric-regions/3703693-fedorov-pro-rankovij-vibuh-u-melitopoli-postrazdav-kolaborant.html" text:style-name="Internet_20_link" text:visited-style-name="Visited_20_Internet_20_Link">
https://www.ukrinform.ua/rubric-regions/3703693-fedorov-pro-rankovij-vibuh-u-melitopoli-postrazdav-kolaborant.html</text:a>
</text:p>
      <!--NEWS-->
      <text:h text:style-name="P10" text:outline-level="1">
<text:span text:style-name="T4">
APL: "Arsenal" with Zinchenko beat the "Chelsea" wise</text:span>
</text:h>
      <text:p text:style-name="P4">
Authors: Ukrinform (Person)</text:p>
      <text:p text:style-name="P4">
Publisher: Укринформ (Organization)</text:p>
      <text:p text:style-name="P4">
Published Time: 2023-05-02T-18:57:00+03:00</text:p>
      <text:p text:style-name="P4">
Modified Time: 2023-05-02T23:57:00+03:00</text:p>
      <text:p text:style-name="P4">
Description: The English Premier League (APL) has matches of the 34th round of the football championship. - Ukrinform.</text:p>
      <text:p text:style-name="P4">
Images: ["<text:a xlink:type="simple" xlink:href="https://static.ukrinform.com/photos/2023_05/thumb_files/630_360_1683061044-641.jpg" text:style-name="Internet_20_link" text:visited-style-name="Visited_20_Internet_20_Link">
630_360_16830...</text:a>
"]</text:p>
      <text:p text:style-name="P4">
Tags: ['Арсенал', 'Челсі', 'Футбол', 'Зінченко', 'АПЛ']</text:p>
      <text:p text:style-name="P4">
Type: Article</text:p>
      <!--METADATA-->
      <text:p text:style-name="P4">
<draw:frame draw:style-name="fr1" draw:name="Image26" text:anchor-type="as-char" svg:width="6.9236in" svg:height="3.956343in" draw:z-index="0">
<draw:image xlink:href="../Images/yкринформ/2023-05-02T-18-57-00-03-00/630_360_1683061044-641.jpg" xlink:type="simple" xlink:show="embed" xlink:actuate="onLoad" draw:mime-type="image/jpeg"/>
</draw:frame>
Wanglius Premier League(Premier League)The matches of the 34th round of the football scholar are ongoing.</text:p>
      <text:p text:style-name="P4">
Arsenal in the home arena "Emirates Sedium" in London forced the capitulation of Chelsea - 3: 1, interrupting his 4 -match series without victories, Ukrinform reports.</text:p>
      <text:p text:style-name="P4">
Martin Edegor, who form a 18th and 31 minutes, and Gabriel Zhazus, were distinguished by the owners of the owners.(34). У складі гостей авторомголу став Чуквунонсо Мадуеке (65)Ukrainian defender Oleksandr Zinchenko went out at the start of Arsenal, giving way to the Scottish Cyran Tirney in the 73rd minute.</text:p>
      <text:p text:style-name="P4">
Chelsea Forward Mikhail Mudryk, in turn, replaced the 71st minute of the attacker of England Rakhim Sterling.</text:p>
      <text:p text:style-name="P4">
<text:span text:style-name="T4">
 Read also: </text:span>
 <text:a xlink:type="simple" xlink:href="https://www.ukrinform.ua/rubric-sports/3703380-apl-everton-z-mikolenkom-unik-porazki-u-lesteri.html" text:style-name="Internet_20_link" text:visited-style-name="Visited_20_Internet_20_Link">
<text:span text:style-name="T4">
 APL </text:span>
</text:a>
In Arsenal's asset - 78 points that restored leaders in the standings. The second goes "Manchester City"(76), having two games less. On May 3, the "locals" will be hosted by the London West Hem.</text:p>
      <text:p text:style-name="P4">
Photo: AFP.</text:p>
      <text:p text:style-name="P4">
News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Dnipro, Dnipropetrovska Oblast(12:30). Red Alert: aerial threat. Sirens sounding. Take cover ...</text:span>
</text:h>
      <text:p text:style-name="P4">
Authors: liveuamap (Language: en)</text:p>
      <text:p text:style-name="P4">
Time: 2023-05-02T-20:31:00</text:p>
      <text:p text:style-name="P4">
Location: Dnipro (Latitude:48.45930000 Longtitude:35.03865000)</text:p>
      <text:p text:style-name="P4">
Videos: []</text:p>
      <text:p text:style-name="P4">
Images: []</text:p>
      <text:p text:style-name="P4">
Tags: ["Europe", "Central and Eastern Europe"]</text:p>
      <text:p text:style-name="P4">
Id: 22559966</text:p>
      <!--METADATA-->
      <text:p text:style-name="P4">
Dnipro, Dnipropetrovsk region(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News Source: <text:a xlink:type="simple" xlink:href="https://t.me/suspilnednipro/14968" text:style-name="Internet_20_link" text:visited-style-name="Visited_20_Internet_20_Link">
https://t.me/suspilnednipro/14968</text:a>
</text:p>
      <!--NEWS-->
      <text:h text:style-name="P10" text:outline-level="1">
<text:span text:style-name="T4">
Yermak met with Ukrainian and foreign journalists</text:span>
</text:h>
      <text:p text:style-name="P4">
Authors: Ukrinform (Person)</text:p>
      <text:p text:style-name="P4">
Publisher: Укринформ (Organization)</text:p>
      <text:p text:style-name="P4">
Published Time: 2023-05-02T-20:52:00+03:00</text:p>
      <text:p text:style-name="P4">
Modified Time: 2023-05-02T23:52:00+03:00</text:p>
      <text:p text:style-name="P4">
Description: Presidential Office Head Andriy Yermak met with representatives of the Ukrainian and foreign media. - Ukrinform.</text:p>
      <text:p text:style-name="P4">
Images: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Tags: ['ЗМІ', 'Журналіст', 'Єрмак', 'Офіс Президента', 'Жовква']</text:p>
      <text:p text:style-name="P4">
Type: Article</text:p>
      <!--METADATA-->
      <text:p text:style-name="P4">
<draw:frame draw:style-name="fr1" draw:name="Image27" text:anchor-type="as-char" svg:width="6.9236in" svg:height="3.956343in" draw:z-index="0">
<draw:image xlink:href="../Images/yкринформ/2023-05-02T-20-52-00-03-00/630_360_1683060645-674.jpeg" xlink:type="simple" xlink:show="embed" xlink:actuate="onLoad" draw:mime-type="image/jpeg"/>
</draw:frame>
Presidential head Andriy Yermak met with representatives of the Ukrainian and foreign media.</text:p>
      <text:p text:style-name="P4">
The event was also attended by the Deputy Head of OP Igor Zhovkva, reports Ukrinform with reference to <text:a xlink:type="simple" xlink:href="https://www.president.gov.ua/news/mi-hochemo-otrimati-politichnij-signal-yakij-uzhe-sogodni-ch-82597" text:style-name="Internet_20_link" text:visited-style-name="Visited_20_Internet_20_Link">
</text:a>
.</text:p>
      <text:p text:style-name="P4">
The key topic was to discuss strategic security issues, such as working with international partners of Ukraine's accession to NATO, intermediate security guarantees, military-technical and humanitarian support for our states, etc.</text:p>
      <text:p text:style-name="P4">
According to Yermak, Ukraine expects a clear signal from NATO to support her own members at the Vilnius Summit. At the same time, he noted the importance of providing effective security guarantees for the entire period, which precedes the full integration into the Alliance.</text:p>
      <text:p text:style-name="P4">
<draw:frame draw:style-name="fr1" draw:name="Image28" text:anchor-type="as-char" svg:width="6.9236in" svg:height="4.604691in" draw:z-index="0">
<draw:image xlink:href="../Images/yкринформ/2023-05-02T-20-52-00-03-00/1683060645-425.jpeg" xlink:type="simple" xlink:show="embed" xlink:actuate="onLoad" draw:mime-type="image/jpeg"/>
</draw:frame>
“We see the opportunity to make these guarantees real, and they have to work Ukraine's output in <text:a xlink:type="simple" xlink:href="https://www.ukrinform.ua/tag-nato" text:style-name="Internet_20_link" text:visited-style-name="Visited_20_Internet_20_Link">
</text:a>
. We also want to maintain a political signal that will clearly consolidate Ukraine's future today, and there will be no return journey. There will be only a matter of time, ”the OPE said.</text:p>
      <text:p text:style-name="P4">
He added that Ukraine is making every effort, working individually, and finding appropriate arguments to dispel any non-alternative journal of our country's accession to the Alliance.</text:p>
      <text:p text:style-name="P4">
<draw:frame draw:style-name="fr1" draw:name="Image29" text:anchor-type="as-char" svg:width="6.9236in" svg:height="4.604691in" draw:z-index="0">
<draw:image xlink:href="../Images/yкринформ/2023-05-02T-20-52-00-03-00/1683060645-818.jpeg" xlink:type="simple" xlink:show="embed" xlink:actuate="onLoad" draw:mime-type="image/jpeg"/>
</draw:frame>
As it is noted, an important topic of conversation was also a further increase of economic pressure on Russia. The recently presented McFola-Ermakasancial Plan 2.0 group provides a set of measures that will be able to have an impact on the aggressor country and reduce its military potential. In this context, it is primarily about attracting G7 countries.</text:p>
      <text:p text:style-name="P4">
The head of the Presidential Office also expressed his hope for the continuation of the dialogue from the global South and their involvement in the implementation of the Ukrainian formular, proposed by President Vladimir Zelensky.</text:p>
      <text:p text:style-name="P4">
<text:span text:style-name="T4">
 Read also: </text:span>
 <text:a xlink:type="simple" xlink:href="https://www.ukrinform.ua/rubric-polytics/3703660-ukraina-v-nato-e-najkrasim-sposobom-svidse-zaversiti-vijnu-ermak.html" text:style-name="Internet_20_link" text:visited-style-name="Visited_20_Internet_20_Link">
<text:span text:style-name="T4">
 Ermak </text:span>
</text:a>
The meeting also discussed the implementation of the grain agreement. Particular attention is paid to the liberation of Ukrainians in captivity.<text:span text:style-name="T5">
Foto: op</text:span>
</text:p>
      <text:p text:style-name="P4">
News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Putin, Lukashenko and other dictators were not invited to the coronation of Charles III - media</text:span>
</text:h>
      <text:p text:style-name="P4">
Authors: Ukrinform (Person)</text:p>
      <text:p text:style-name="P4">
Publisher: Укринформ (Organization)</text:p>
      <text:p text:style-name="P4">
Published Time: 2023-05-02T-22:34:00+03:00</text:p>
      <text:p text:style-name="P4">
Modified Time: 2023-05-02T23:34:00+03:00</text:p>
      <text:p text:style-name="P4">
Description: The United Kingdom of Great Britain and Northern Ireland did not invite the coronation ceremony of Charles III of the leaders of several countries, which are dominated by authoritarian and dictatorial regimes, including Russia and Belarus. - Ukrinform.</text:p>
      <text:p text:style-name="P4">
Images: ["<text:a xlink:type="simple" xlink:href="https://static.ukrinform.com/photos/2023_05/thumb_files/630_360_1683059723-687.png" text:style-name="Internet_20_link" text:visited-style-name="Visited_20_Internet_20_Link">
630_360_16830...</text:a>
"]</text:p>
      <text:p text:style-name="P4">
Tags: ['Британія', 'лукашенко', 'путін', 'Чарльз ІІІ', 'Коронація']</text:p>
      <text:p text:style-name="P4">
Type: Article</text:p>
      <!--METADATA-->
      <text:p text:style-name="P4">
<draw:frame draw:style-name="fr1" draw:name="Image30" text:anchor-type="as-char" svg:width="6.9236in" svg:height="3.956343in" draw:z-index="0">
<draw:image xlink:href="../Images/yкринформ/2023-05-02T-22-34-00-03-00/630_360_1683059723-687.png" xlink:type="simple" xlink:show="embed" xlink:actuate="onLoad" draw:mime-type="image/png"/>
</draw:frame>
The United Kingdom and Northern Ireland did not invite Charles III ceremonies to the leaders of several states, which are dominated by authoritarian Ydictatorial regimes, including Russia and Belarus.</text:p>
      <text:p text:style-name="P4">
About it reports <text:a xlink:type="simple" xlink:href="http://www.reuters.com/world/russia-belarus-iran-myanmar-not-invited-king-charles-coronation-uk-source-2023-05-02/" text:style-name="Internet_20_link" text:visited-style-name="Visited_20_Internet_20_Link">
</text:a>
Realizing to a knowledgeable source, Ukrinform reports.</text:p>
      <text:p text:style-name="P4">
"Britain has not sent invitations to King Charles Coronation Ceremony Leadermrosia, Belarus, Iran, Myanmar, Syria, Afghanistan and Venezuela," the publication said</text:p>
      <text:p text:style-name="P4">
At the same time, the heads of state with which the United Kingdom has full diplomatic relations, as well as representatives of the British possessions of the Isamore territories, are invited to the event.</text:p>
      <text:p text:style-name="P4">
It is also clarified that the invitations were sent by high -ranking <text:a xlink:type="simple" xlink:href="https://www.ukrinform.ua/tag-diplomati" text:style-name="Internet_20_link" text:visited-style-name="Visited_20_Internet_20_Link">
</text:a>
North Korea and Nicaragua, it will be the heads of these states.</text:p>
      <text:p text:style-name="P4">
<text:span text:style-name="T4">
 Read also: </text:span>
 <text:a xlink:type="simple" xlink:href="https://www.ukrinform.ua/rubric-world/3696686-u-koronacii-carlza-iii-vizmut-ucast-sist-tisac-vijskovosluzbovciv.html" text:style-name="Internet_20_link" text:visited-style-name="Visited_20_Internet_20_Link">
<text:span text:style-name="T4">
 crown </text:span>
</text:a>
As reported by Ukrinform, Foreign Minister <text:a xlink:type="simple" xlink:href="http://www.ukrinform.ua/rubric-polytics/3703568-ukrainu-na-koronacii-carlza-iii-predstavlatime-delegacia-visokogo-rivna-kuleba.html" text:style-name="Internet_20_link" text:visited-style-name="Visited_20_Internet_20_Link">
</text:a>
that a highly respected Ukrainian delegation will be presented at the coronation of the Charles III.</text:p>
      <text:p text:style-name="P4">
The solemn ceremony is scheduled for Saturday, May 6, in Westminster Abilities in London.</text:p>
      <text:p text:style-name="P4">
News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President awarded 63 military</text:span>
</text:h>
      <text:p text:style-name="P4">
Authors: Ukrinform (Person)</text:p>
      <text:p text:style-name="P4">
Publisher: Укринформ (Organization)</text:p>
      <text:p text:style-name="P4">
Published Time: 2023-05-02T-24:15:00+03:00</text:p>
      <text:p text:style-name="P4">
Modified Time: 2023-05-02T23:15:00+03:00</text:p>
      <text:p text:style-name="P4">
Description: President Volodymyr Zelenskyy celebrated 63 defenders of Ukraine state awards.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text:p>
      <text:p text:style-name="P4">
Type: Article</text:p>
      <!--METADATA-->
      <text:p text:style-name="P4">
<draw:frame draw:style-name="fr1" draw:name="Image31" text:anchor-type="as-char" svg:width="6.9236in" svg:height="3.956343in" draw:z-index="0">
<draw:image xlink:href="../Images/yкринформ/2023-05-02T-24-15-00-03-00/630_360_1671115306-366.jpeg" xlink:type="simple" xlink:show="embed" xlink:actuate="onLoad" draw:mime-type="image/jpeg"/>
</draw:frame>
President Volodymyr Zelenskyy celebrated 63 defenders of Ukraine state awards.</text:p>
      <text:p text:style-name="P4">
According to Ukrinform, the corresponding decree <text:a xlink:type="simple" xlink:href="https://www.president.gov.ua/documents/2602023-46661" text:style-name="Internet_20_link" text:visited-style-name="Visited_20_Internet_20_Link">
</text:a>
Posted on the site of state.</text:p>
      <text:p text:style-name="P4">
According to the document, for the personal courage, revealed in the protection of state -sevotory and territorial integrity of Ukraine, the selfless performance of a military duty defense <text:a xlink:type="simple" xlink:href="https://www.ukrinform.ua/tag-nagoroda" text:style-name="Internet_20_link" text:visited-style-name="Visited_20_Internet_20_Link">
</text:a>
The Order of Courage and Medal for Military Service of Ukraine.</text:p>
      <text:p text:style-name="P4">
<text:span text:style-name="T4">
 Read also: </text:span>
 <text:a xlink:type="simple" xlink:href="https://www.ukrinform.ua/rubric-society/3702747-prezident-nagorodiv-pocesnou-vidznakou-za-muznist-ta-vidvagu-tri-prikordonni-zagoni.html" text:style-name="Internet_20_link" text:visited-style-name="Visited_20_Internet_20_Link">
<text:span text:style-name="T4">
 awarded </text:span>
</text:a>
As reported <text:a xlink:type="simple" xlink:href="https://www.ukrinform.ua/rubric-ato/3703566-zelenskij-nagorodiv-292-bijciv-189-z-nih-posmertno.html" text:style-name="Internet_20_link" text:visited-style-name="Visited_20_Internet_20_Link">
</text:a>
, Decrees from May 1, the President awarded 292 servicemen, 189 of them - posthumously.</text:p>
      <text:p text:style-name="P4">
<text:span text:style-name="T5">
Foto: op</text:span>
</text:p>
      <text:p text:style-name="P4">
News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Pentagon confirmed that he would continue to assist Ukraine</text:span>
</text:h>
      <text:p text:style-name="P4">
Authors: Ukrinform (Person)</text:p>
      <text:p text:style-name="P4">
Publisher: Укринформ (Organization)</text:p>
      <text:p text:style-name="P4">
Published Time: 2023-05-02T-26:01:00+03:00</text:p>
      <text:p text:style-name="P4">
Modified Time: 2023-05-02T23:01:00+03:00</text:p>
      <text:p text:style-name="P4">
Description: The United States intends to allocate new tranches of military assistance to Ukraine and are in constant contact with the leadership of our country to determine the most relevant needs of the Armed Forces.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допомога', 'Війна з росією']</text:p>
      <text:p text:style-name="P4">
Type: Article</text:p>
      <!--METADATA-->
      <text:p text:style-name="P4">
<draw:frame draw:style-name="fr1" draw:name="Image32" text:anchor-type="as-char" svg:width="6.9236in" svg:height="3.956343in" draw:z-index="0">
<draw:image xlink:href="../Images/yкринформ/2023-05-02T-26-01-00-03-00/630_360_1467320804-6747.jpg" xlink:type="simple" xlink:show="embed" xlink:actuate="onLoad" draw:mime-type="image/jpeg"/>
</draw:frame>
The United States intends to allocate new tranches of military assistance to Ukraine and interfere with constant contact with the leadership of our country in order to determine the most relevant needs of the Armed Forces.</text:p>
      <text:p text:style-name="P4">
This was stated at a briefing by a spokesman of the Pentagon, General Patrick Ryder, a correspondent of Ukrinform reported.</text:p>
      <text:p text:style-name="P4">
"We will continue to support Ukraine in the field of security, as we did before," the US defense agency replied on a question about a preparatory package of assistance for the Armed Forces of Ukraine, which are being prepared.</text:p>
      <text:p text:style-name="P4">
Ryder noted that he would not be in the details of the process, but did not specify when the next tranche was announced. However, the general noted that <text:a xlink:type="simple" xlink:href="https://www.ukrinform.ua/tag-ssa" text:style-name="Internet_20_link" text:visited-style-name="Visited_20_Internet_20_Link">
</text:a>
From the very beginning, they cooperate closely with the Ukrainian leadership, as well as with allies and partners to determine what Ukraine needs to protect sovereignty and return the occupied: stores.</text:p>
      <text:p text:style-name="P4">
<text:span text:style-name="T4">
 Read also: </text:span>
 <text:a xlink:type="simple" xlink:href="https://www.ukrinform.ua/rubric-ato/3701774-zbroa-dla-ukraini-stati-cogo-tizna-obgovorat-z-partnerami-priskorenna-postacan.html" text:style-name="Internet_20_link" text:visited-style-name="Visited_20_Internet_20_Link">
</text:a>
As reported by Ukrinform, the day before, the representative of the White House John Kirbizaaya that <text:a xlink:type="simple" xlink:href="http://www.ukrinform.ua/rubric-ato/3703379-bilij-dim-anonsuvav-novij-paket-vijskovoi-dopomogi-ukraini.html" text:style-name="Internet_20_link" text:visited-style-name="Visited_20_Internet_20_Link">
</text:a>
. He also reported that the United States has been awarding to our country almost 100% of military assistance, which was asked for.</text:p>
      <text:p text:style-name="P4">
News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Russian troops fired two settlements in Kherson region, is dead and wounded</text:span>
</text:h>
      <text:p text:style-name="P4">
Authors: Ukrinform (Person)</text:p>
      <text:p text:style-name="P4">
Publisher: Укринформ (Organization)</text:p>
      <text:p text:style-name="P4">
Published Time: 2023-05-02T-29:43:00+03:00</text:p>
      <text:p text:style-name="P4">
Modified Time: 2023-05-02T22:43:00+03:00</text:p>
      <text:p text:style-name="P4">
Description: The Russian invaders on the evening of May 2 struck the villages of the Cossack and Dniprovske Kherson region. - Ukrinform.</text:p>
      <text:p text:style-name="P4">
Images: ["<text:a xlink:type="simple" xlink:href="https://static.ukrinform.com/photos/2023_04/thumb_files/630_360_1680878030-989.jpg" text:style-name="Internet_20_link" text:visited-style-name="Visited_20_Internet_20_Link">
630_360_16808...</text:a>
"]</text:p>
      <text:p text:style-name="P4">
Tags: ['Херсонщина', 'Обстріл', 'Поранені', 'Загибель', 'Війна з росією']</text:p>
      <text:p text:style-name="P4">
Type: Article</text:p>
      <!--METADATA-->
      <text:p text:style-name="P4">
<draw:frame draw:style-name="fr1" draw:name="Image33" text:anchor-type="as-char" svg:width="6.9236in" svg:height="3.956343in" draw:z-index="0">
<draw:image xlink:href="../Images/yкринформ/2023-05-02T-29-43-00-03-00/630_360_1680878030-989.jpg" xlink:type="simple" xlink:show="embed" xlink:actuate="onLoad" draw:mime-type="image/jpeg"/>
</draw:frame>
In the evening of May 2, the Russian nights struck on the evening of the Cossack and Dniprovskoyechinson region on May 2.</text:p>
      <text:p text:style-name="P4">
According to Ukrinform, the Kherson Regional Military Administration reported in <text:a xlink:type="simple" xlink:href="http://t.me/khersonskaODA/5531" text:style-name="Internet_20_link" text:visited-style-name="Visited_20_Internet_20_Link">
</text:a>
.</text:p>
      <text:p text:style-name="P4">
According to OVA, a 66-year-old man was killed in the village of Kozatkoye Novokakhovsky community because of a hostile shell.</text:p>
      <text:p text:style-name="P4">
As a result of the strikes of Russian artillery in the Dnieper Belozersk <text:a xlink:type="simple" xlink:href="https://www.ukrinform.ua/tag-tergromada" text:style-name="Internet_20_link" text:visited-style-name="Visited_20_Internet_20_Link">
</text:a>
A 78-year-old woman was injured. The aftermath was hospitalized in serious condition.</text:p>
      <text:p text:style-name="P4">
As reported by Ukrinform, in the evening on May 2 in the Kherson region Russians <text:a xlink:type="simple" xlink:href="http://www.ukrinform.ua/rubric-ato/3703773-rosiani-obstrilali-selo-na-hersonsini-poranenij-pidlitok.html" text:style-name="Internet_20_link" text:visited-style-name="Visited_20_Internet_20_Link">
</text:a>
Beryslav community, injuring the teenager.</text:p>
      <text:p text:style-name="P4">
Earlier invaders <text:a xlink:type="simple" xlink:href="http://www.ukrinform.ua/rubric-ato/3703627-na-hersonsini-kilkist-zagiblih-cerez-vorozij-obstril-zrosla-do-troh-ludej.html" text:style-name="Internet_20_link" text:visited-style-name="Visited_20_Internet_20_Link">
</text:a>
.The as a result of hostile blows, three inhabitants of the region were killed, five more exposed.</text:p>
      <text:p text:style-name="P4">
News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White House: We are glad to hear from speaker McCarthy words to support Ukraine</text:span>
</text:h>
      <text:p text:style-name="P4">
Authors: Ukrinform (Person)</text:p>
      <text:p text:style-name="P4">
Publisher: Укринформ (Organization)</text:p>
      <text:p text:style-name="P4">
Published Time: 2023-05-02T-31:35:00+03:00</text:p>
      <text:p text:style-name="P4">
Modified Time: 2023-05-02T22:35:00+03:00</text:p>
      <text:p text:style-name="P4">
Description: Baiden's administration welcomes the speaker of the House of Republican Kevin McCarthy about the need for further large -scale support for Ukraine. - Ukrinform.</text:p>
      <text:p text:style-name="P4">
Images: ["<text:a xlink:type="simple" xlink:href="https://static.ukrinform.com/photos/2023_05/thumb_files/630_360_1683037313-390.jpg" text:style-name="Internet_20_link" text:visited-style-name="Visited_20_Internet_20_Link">
630_360_16830...</text:a>
"]</text:p>
      <text:p text:style-name="P4">
Tags: ['Конгрес США', 'Білий дім', 'Війна з росією']</text:p>
      <text:p text:style-name="P4">
Type: Article</text:p>
      <!--METADATA-->
      <text:p text:style-name="P4">
<draw:frame draw:style-name="fr1" draw:name="Image34" text:anchor-type="as-char" svg:width="6.9236in" svg:height="3.956343in" draw:z-index="0">
<draw:image xlink:href="../Images/yкринформ/2023-05-02T-31-35-00-03-00/630_360_1683037313-390.jpg" xlink:type="simple" xlink:show="embed" xlink:actuate="onLoad" draw:mime-type="image/jpeg"/>
</draw:frame>
Baiden's administration welcomes the speaker of the House of Republican Mekewin McCarthy about the need for further large -scale support for Ukraine.</text:p>
      <text:p text:style-name="P4">
So commented on the speech of the Lower House of Congress, a spokeswoman for Bigolot Karin Jean Prier, Ukrinform correspondent reports.</text:p>
      <text:p text:style-name="P4">
“We are glad to hear that Speaker McCarthy agrees that it is vital to continue Ukraine's support. It was nice to hear he rejected the propaganda, which was distributed by Russian state media, ”she said.</text:p>
      <text:p text:style-name="P4">
The White House representative reminded that the last year President Baiden has united the world in support of Ukraine, which opposed the Russian aggression. And wide biparty support that was demonstrated <text:a xlink:type="simple" xlink:href="https://www.ukrinform.ua/tag-kongres-ssa" text:style-name="Internet_20_link" text:visited-style-name="Visited_20_Internet_20_Link">
</text:a>
, it was critically necessary for this one.</text:p>
      <text:p text:style-name="P4">
"It is important that this support continues, and we are definitely happy to hear this from McCarthy's Spring," Jean Prier emphasized.</text:p>
      <text:p text:style-name="P4">
<text:span text:style-name="T4">
 Read also: </text:span>
 <text:a xlink:type="simple" xlink:href="https://www.ukrinform.ua/rubric-ato/3703379-bilij-dim-anonsuvav-novij-paket-vijskovoi-dopomogi-ukraini.html" text:style-name="Internet_20_link" text:visited-style-name="Visited_20_Internet_20_Link">
<text:span text:style-name="T4">
 White </text:span>
 <text:span text:style-name="T4">
 </text:span>
 Home **</text:a>
As reported by Ukrinform, the day before, during a visit to Israel, the speaker of the US Savedspanis Republican Kevin McCarthy in response to a word Russian journalist <text:a xlink:type="simple" xlink:href="http://www.ukrinform.ua/rubric-polytics/3703722-spiker-palati-predstavnikiv-ssa-zaklikav-rosiu-piti-z-ukraini.html" text:style-name="Internet_20_link" text:visited-style-name="Visited_20_Internet_20_Link">
</text:a>
McCarthy also condemned Moscow for “murder(Ukrainian - ed.)Children »Tadystani was from some members of the Republican Party, who are in front of further assistance to Ukraine by the United States.</text:p>
      <text:p text:style-name="P4">
<text:span text:style-name="T5">
Foto: Tom Williams/CQ-Rall Call, Inc Via Getty Images</text:span>
</text:p>
      <text:p text:style-name="P4">
News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La Liga: Barcelona for the most part minimally beat Osasun</text:span>
</text:h>
      <text:p text:style-name="P4">
Authors: Ukrinform (Person)</text:p>
      <text:p text:style-name="P4">
Publisher: Укринформ (Organization)</text:p>
      <text:p text:style-name="P4">
Published Time: 2023-05-02T-33:32:28+03:00</text:p>
      <text:p text:style-name="P4">
Modified Time: 2023-05-02T22:32:28+03:00</text:p>
      <text:p text:style-name="P4">
Description: Barcelona players have defeated Osasuni in the 33rd round of the elite division of the Spanish Championship. - Ukrinform.</text:p>
      <text:p text:style-name="P4">
Images: ["<text:a xlink:type="simple" xlink:href="https://static.ukrinform.com/photos/2023_05/thumb_files/630_360_1683055842-158.jpg" text:style-name="Internet_20_link" text:visited-style-name="Visited_20_Internet_20_Link">
630_360_16830...</text:a>
"]</text:p>
      <text:p text:style-name="P4">
Tags: ['Барселона', 'Футбол']</text:p>
      <text:p text:style-name="P4">
Type: Article</text:p>
      <!--METADATA-->
      <text:p text:style-name="P4">
<draw:frame draw:style-name="fr1" draw:name="Image35" text:anchor-type="as-char" svg:width="6.9236in" svg:height="3.956343in" draw:z-index="0">
<draw:image xlink:href="../Images/yкринформ/2023-05-02T-33-32-28-03-00/630_360_1683055842-158.jpg" xlink:type="simple" xlink:show="embed" xlink:actuate="onLoad" draw:mime-type="image/jpeg"/>
</draw:frame>
Barcelona players have defeated Osasuni in the 33rd round of the elite dysfunction of the Spanish Championship.</text:p>
      <text:p text:style-name="P4">
The fight on Camp Nou in Barcelona ended in favor of the owners with a score of 1: 0, reports Ukrinform.</text:p>
      <text:p text:style-name="P4">
The success of the Catalans was brought to the defender of Khordi Alba, who was assisted by French de Jong in the 85th minute.</text:p>
      <text:p text:style-name="P4">
In the 27th minute the guests remained in the minority after Horge Errando was removed(Delayed opponent).</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Barcelona scored 82 points and continues to lead in Laliga's standings. The second goes the “real”(68). «Вершкові» сьогодні на Reale Arena у Сан-Себастьяні зустрічаються з місцевим «Реал Сосьєдадом» (58)What is the place in Primera now. The third position is kept by Madrid Athletico(66)To whom Kadis will be opposed tomorrow.</text:p>
      <text:p text:style-name="P4">
Photo: AFP.</text:p>
      <text:p text:style-name="P4">
News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The enemy fired at artillery and mortars from four more settlements of Sumy region and Chernihiv region</text:span>
</text:h>
      <text:p text:style-name="P4">
Authors: Ukrinform (Person)</text:p>
      <text:p text:style-name="P4">
Publisher: Укринформ (Organization)</text:p>
      <text:p text:style-name="P4">
Published Time: 2023-05-02T-35:23:00+03:00</text:p>
      <text:p text:style-name="P4">
Modified Time: 2023-05-02T22:23:00+03:00</text:p>
      <text:p text:style-name="P4">
Description: In the afternoon, Russian troops fired at artillery and mortars on May 2, four settlements of Chernihiv and Sumy regions, having carried out more than 40 hits in total.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36" text:anchor-type="as-char" svg:width="6.9236in" svg:height="3.956343in" draw:z-index="0">
<draw:image xlink:href="../Images/yкринформ/2023-05-02T-35-23-00-03-00/630_360_1667124180-530.jpg" xlink:type="simple" xlink:show="embed" xlink:actuate="onLoad" draw:mime-type="image/jpeg"/>
</draw:frame>
In the afternoon of May 2, the Russian settlements were fired from artillery and mortar settlements in the afternoon on May 2, having carried out 40 hits in a total of 40 hits.</text:p>
      <text:p text:style-name="P4">
According to Ukrinform, the North Operational Command reported in <text:a xlink:type="simple" xlink:href="https://t.me/ok_pivnich1/2248" text:style-name="Internet_20_link" text:visited-style-name="Visited_20_Internet_20_Link">
</text:a>
.</text:p>
      <text:p text:style-name="P4">
In particular, from 15:25 to 15:45 eight <text:a xlink:type="simple" xlink:href="https://www.ukrinform.ua/tag-obstril" text:style-name="Internet_20_link" text:visited-style-name="Visited_20_Internet_20_Link">
</text:a>
, probably, from the Spring Artillery in the village of Zalivniy Chernyhiv region.</text:p>
      <text:p text:style-name="P4">
From 16:50 to 17:10 in the area of the same settlement there are more than eighths, probably with the same weapon. The hostile shelling caught up with farm buildings and a dwelling house.</text:p>
      <text:p text:style-name="P4">
According to the command, the house is destroyed by fire. The victim information came.</text:p>
      <text:p text:style-name="P4">
From 15:05 to 16:05 in the area of the village of Znob-Trubchevsk Sumy region, the invaders of 16 hits, probably, also from the barrel artillery.</text:p>
      <text:p text:style-name="P4">
<text:span text:style-name="T4">
 Read also: </text:span>
 <text:a xlink:type="simple" xlink:href="https://www.ukrinform.ua/rubric-ato/3703614-zagarbniki-vdarili-z-artilerii-po-prikordonnomu-mistu-na-sumsini.html" text:style-name="Internet_20_link" text:visited-style-name="Visited_20_Internet_20_Link">
<text:span text:style-name="T4">
 Sumshchyn </text:span>
</text:a>
From 20:35 to 20:40 two hit, probably, with the same weapons in the district, from 20:05 to 20:35-seven hits, probably, with mortar120 mm caliber, in the Shalyigin area.</text:p>
      <text:p text:style-name="P4">
There was no information about losses among the local population or damage to civilian infrastructure.</text:p>
      <text:p text:style-name="P4">
As reported <text:a xlink:type="simple" xlink:href="https://www.ukrinform.ua/rubric-ato/3703437-rosijska-armia-vnoci-ta-zranku-obstriluvala-prikordonna-cernigivsini-j-sumsini.html" text:style-name="Internet_20_link" text:visited-style-name="Visited_20_Internet_20_Link">
</text:a>
, On the 2th May, the Russian army struck the settlements of Semenivka, Mountain, Krasny Khutir, Buda-Vorobiivskaya, Mykolaivka and construction and Sumy regions.</text:p>
      <text:p text:style-name="P4">
News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Moldova's expression was charged with airport concession</text:span>
</text:h>
      <text:p text:style-name="P4">
Authors: Ukrinform (Person)</text:p>
      <text:p text:style-name="P4">
Publisher: Укринформ (Organization)</text:p>
      <text:p text:style-name="P4">
Published Time: 2023-05-02T-37:18:00+03:00</text:p>
      <text:p text:style-name="P4">
Modified Time: 2023-05-02T22:18:00+03:00</text:p>
      <text:p text:style-name="P4">
Description: Former Prime Minister of Moldova Yuri Lyanke was charged with the abuse of power through a concession, which transferred control of the country's main airport to the businessman in emigration. - Ukrinform.</text:p>
      <text:p text:style-name="P4">
Images: ["<text:a xlink:type="simple" xlink:href="https://static.ukrinform.com/photos/2023_05/thumb_files/630_360_1683055078-567.jpg" text:style-name="Internet_20_link" text:visited-style-name="Visited_20_Internet_20_Link">
630_360_16830...</text:a>
"]</text:p>
      <text:p text:style-name="P4">
Tags: ['Аеропорт', 'Молдова', "Прем'єр", 'Концесія']</text:p>
      <text:p text:style-name="P4">
Type: Article</text:p>
      <!--METADATA-->
      <text:p text:style-name="P4">
<draw:frame draw:style-name="fr1" draw:name="Image37" text:anchor-type="as-char" svg:width="6.9236in" svg:height="3.956343in" draw:z-index="0">
<draw:image xlink:href="../Images/yкринформ/2023-05-02T-37-18-00-03-00/630_360_1683055078-567.jpg" xlink:type="simple" xlink:show="embed" xlink:actuate="onLoad" draw:mime-type="image/jpeg"/>
</draw:frame>
Former Prime Minister of Moldova Yuri Lyanke was charged with the authorities through a concession, which transferred control of the country's main migration in emigration.</text:p>
      <text:p text:style-name="P4">
As Ukrinform reports, it reports <text:a xlink:type="simple" xlink:href="https://www.reuters.com/world/europe/moldovan-ex-prime-minister-charged-over-airport-concession-2023-05-02/" text:style-name="Internet_20_link" text:visited-style-name="Visited_20_Internet_20_Link">
</text:a>
.</text:p>
      <text:p text:style-name="P4">
Veronica Dagalin, Head of the Anti -Corruption Prosecutor's Office <text:a xlink:type="simple" xlink:href="https://www.ukrinform.ua/tag-moldova" text:style-name="Internet_20_link" text:visited-style-name="Visited_20_Internet_20_Link">
</text:a>
, she stated that the former Minister of Economy and six other former officials were also put forward by a similar criminal case, which, she said, was transferred to the court.</text:p>
      <text:p text:style-name="P4">
"All the accused did not recognize themselves guilty," she said at the press conference of the capital of Moldova, Chisinau.</text:p>
      <text:p text:style-name="P4">
As it was reported, the 2013 concession was controlled by the Kishinovsky International Airport for a 49-year-old term of a company related to Ibiznesman's politician Ilan Shorom, who fled Moldova in 2019 after the election of the Sandu President.</text:p>
      <text:p text:style-name="P4">
<text:span text:style-name="T4">
 Read also: </text:span>
 <text:a xlink:type="simple" xlink:href="https://www.ukrinform.ua/rubric-world/3703021-u-moldovi-zatrimali-vicegolovu-prorosijskoi-partii-sor-tauber.html" text:style-name="Internet_20_link" text:visited-style-name="Visited_20_Internet_20_Link">
</text:a>
Last November, the Court of Appeal ruled that the control should return to the state.</text:p>
      <text:p text:style-name="P4">
News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The European Commission tomorrow will present an Act for the Production of Ammunition for Ukraine</text:span>
</text:h>
      <text:p text:style-name="P4">
Authors: Ukrinform (Person)</text:p>
      <text:p text:style-name="P4">
Publisher: Укринформ (Organization)</text:p>
      <text:p text:style-name="P4">
Published Time: 2023-05-02T-39:14:00+03:00</text:p>
      <text:p text:style-name="P4">
Modified Time: 2023-05-02T22:14:00+03:00</text:p>
      <text:p text:style-name="P4">
Description: The European Commission intends to tomorrow to approve a document aimed at accelerating the production of artillery ammunition for a quick response to the needs of Ukraine and to fill in the arsenals of the EU countries. - Ukrinform.</text:p>
      <text:p text:style-name="P4">
Images: ["<text:a xlink:type="simple" xlink:href="https://static.ukrinform.com/photos/2023_04/thumb_files/630_360_1682729651-392.jpg" text:style-name="Internet_20_link" text:visited-style-name="Visited_20_Internet_20_Link">
630_360_16827...</text:a>
"]</text:p>
      <text:p text:style-name="P4">
Tags: ['Єврокомісія', 'Боєприпаси', 'Фон дер Ляєн', 'Війна з росією']</text:p>
      <text:p text:style-name="P4">
Type: Article</text:p>
      <!--METADATA-->
      <text:p text:style-name="P4">
<draw:frame draw:style-name="fr1" draw:name="Image38" text:anchor-type="as-char" svg:width="6.9236in" svg:height="3.949857in" draw:z-index="0">
<draw:image xlink:href="../Images/yкринформ/2023-05-02T-39-14-00-03-00/630_360_1682729651-392.jpg" xlink:type="simple" xlink:show="embed" xlink:actuate="onLoad" draw:mime-type="image/jpeg"/>
</draw:frame>
The European Commission intends to adopt a document tomorrow to accelerate the production of artillery ammunition for a quick response to the needs of Ukraine and to fill the arsenals of the EU countries.</text:p>
      <text:p text:style-name="P4">
As Ukrinform reports, about it in <text:a xlink:type="simple" xlink:href="http://twitter.com/vonderleyen/status/1653435924875825155" text:style-name="Internet_20_link" text:visited-style-name="Visited_20_Internet_20_Link">
</text:a>
Ursula Der Lyen reported the President of the European Commission.</text:p>
      <text:p text:style-name="P4">
“I am glad to meet with the President of the Czech Republic Pavel in Prague. Thanks for the stable support of the Czech Republic to Ukraine. We have an urgent increase in the production, order and delivery of ammunition. That is why the European Commission will present the Act for the Support of Ammunition Production, ”the EC headman wrote.</text:p>
      <text:p text:style-name="Quotations">

<text:p text:style-name="P4">
Glad to Meet with <text:a xlink:type="simple" xlink:href="https://twitter.com/prezidentpavel" text:style-name="Internet_20_link" text:visited-style-name="Visited_20_Internet_20_Link">
&gt;
</text:a>
in Prague.  &gt;
  &gt;
  I thanked him for Czechia's staunch support to Ukraine.  &gt;
  &gt;
  We need to urgently step up production, procurement, delivery of&gt;
 ammunition.  &gt;
  &gt;
  This is why the <text:a xlink:type="simple" xlink:href="https://twitter.com/EU_Commission" text:style-name="Internet_20_link" text:visited-style-name="Visited_20_Internet_20_Link">
 </text:a>
&gt;
 will present the Act in Support of Ammunition Production tomorrow. <text:a xlink:type="simple" xlink:href="https://t.co/irJzLKIIog" text:style-name="Internet_20_link" text:visited-style-name="Visited_20_Internet_20_Link">
&gt;
 </text:a>
&gt;
&gt;
 - Ursula von der Leyen(@vonderleyen) <text:a xlink:type="simple" xlink:href="https://twitter.com/vonderleyen/status/1653435924875825155" text:style-name="Internet_20_link" text:visited-style-name="Visited_20_Internet_20_Link">
&gt;
 </text:a>
EU countries have reported that the political decision to give Ukraine millionaires during the year to support our country's ability for self -defense against Russian aggression.</text:p>

</text:p>
      <text:p text:style-name="P4">
<text:span text:style-name="T4">
 Read also: </text:span>
 <text:a xlink:type="simple" xlink:href="https://www.ukrinform.ua/rubric-ato/3703387-u-serpni-ukraina-pocne-otrimuvati-boepripasi-do-ustanovok-gepard-solc.html" text:style-name="Internet_20_link" text:visited-style-name="Visited_20_Internet_20_Link">
<text:span text:style-name="T4">
 ammunition </text:span>
</text:a>
The implementation of such a decision involves a combination of three ways.</text:p>
      <text:p text:style-name="P4">
The first is the allocation of 1 billion euros for compensation to countries <text:a xlink:type="simple" xlink:href="https://www.ukrinform.ua/tag-evrosouz" text:style-name="Internet_20_link" text:visited-style-name="Visited_20_Internet_20_Link">
</text:a>
Supplies of already available ammunition of ZARMY warehouses. The second is the use of another 1 billion euros for jointwilling ammunition, which will be used to replenish the arsenals of the Member of Ukraine and to continue supply for Ukraine. The third way provides a promising increase in the capabilities of the European defense industry to respond to security and defense challenges that emerged in advance of the EU and its countries as a result of Russia's aggressive war against Ukraine.</text:p>
      <text:p text:style-name="P4">
News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The Russian Federation in cyberspace, as well as on the battlefield, tries to attack civilian infrastructure - the State Security Service</text:span>
</text:h>
      <text:p text:style-name="P4">
Authors: Ukrinform (Person)</text:p>
      <text:p text:style-name="P4">
Publisher: Укринформ (Organization)</text:p>
      <text:p text:style-name="P4">
Published Time: 2023-05-02T-41:10:00+03:00</text:p>
      <text:p text:style-name="P4">
Modified Time: 2023-05-02T22:10:00+03:00</text:p>
      <text:p text:style-name="P4">
Description: The Government Response Team of Ukraine Cert -UA monitors the activities of more than 80 hacker groups, most of which are groups from the Russian Federation, and 90% of their members are Russian military. - Ukrinform.</text:p>
      <text:p text:style-name="P4">
Images: ["<text:a xlink:type="simple" xlink:href="https://static.ukrinform.com/photos/2022_09/thumb_files/630_360_1662202935-829.jpg" text:style-name="Internet_20_link" text:visited-style-name="Visited_20_Internet_20_Link">
630_360_16622...</text:a>
"]</text:p>
      <text:p text:style-name="P4">
Tags: ['Інфраструктура', 'Кібератака', 'Хакери', 'Війна з росією']</text:p>
      <text:p text:style-name="P4">
Type: Article</text:p>
      <!--METADATA-->
      <text:p text:style-name="P4">
<draw:frame draw:style-name="fr1" draw:name="Image39" text:anchor-type="as-char" svg:width="6.9236in" svg:height="3.956343in" draw:z-index="0">
<draw:image xlink:href="../Images/yкринформ/2023-05-02T-41-10-00-03-00/630_360_1662202935-829.jpg" xlink:type="simple" xlink:show="embed" xlink:actuate="onLoad" draw:mime-type="image/jpeg"/>
</draw:frame>
The Government Command of Response to the Computer Emergencies of Ukraine Cert -UAVACECE ACTIVITIES ACTIVITIES OVER 80 Hacker Groups, most of which are the UGRUE from the Russian Federation, and 90% of their members are Russian.</text:p>
      <text:p text:style-name="P4">
The spokesman of the State Secretariat Vladimir Kondrashov said this at the Eviritelvagraphon "Unified News", Ukrinform reports.</text:p>
      <text:p text:style-name="P4">
“Where do the attacks come from? Government Response Team on Cert-UA Emergency Emergency Emergency Emergency Emergency Emergency Emergencies, which is manually prevented by preventing, detecting and reacting on <text:a xlink:type="simple" xlink:href="https://www.ukrinform.ua/tag-kiberataka" text:style-name="Internet_20_link" text:visited-style-name="Visited_20_Internet_20_Link">
</text:a>
, cyberincidents, monitor the activities of more than 80 groups, most of whom are hacker -bangs from the Russian Federation, and 90% of members of such hacker groups are Russian military. That is, we see that Russia in the cyberspace is the same tactics as in the conventional battlefield, that is, it is it to attack civilian infrastructure, ”he said.</text:p>
      <text:p text:style-name="P4">
Kondrashov noted that in the first four months of this year only in the hand-made team Cert-UA was reflected and processed 700 cyberincyders, a third of them were attacks on the authorities. Yes, he noted that 151 attacks and cyberincident, 54 of which are on the authorities. This is 2.5 times more than attacks on the sector of security and defense forces.</text:p>
      <text:p text:style-name="P4">
The State Security Service also informed that 24 million cyberattacks were automatically felt in April, of which 23 million were scanning.</text:p>
      <text:p text:style-name="P4">
Kondrashov emphasized that despite a certain reduction in the number of attacks in a particular sector, the systematic, complexity of these attacks and their intensity remains very high, and the main goal is civil infrastructure, commercialistructure, authorities and every citizen.</text:p>
      <text:p text:style-name="P4">
He also stressed that in most cases, their strategic targets do not reach.</text:p>
      <text:p text:style-name="P4">
"What our systems are working is an example of our stability and our ability to oppose the enemy," said the State Security Service.</text:p>
      <text:p text:style-name="P4">
<text:span text:style-name="T4">
 Read also: </text:span>
 <text:a xlink:type="simple" xlink:href="https://www.ukrinform.ua/rubric-technology/3702479-derzspeczvazku-poperedzae-pro-kiberataku-fejkovimi-onovlennami-operacijnoi-sistemi.html" text:style-name="Internet_20_link" text:visited-style-name="Visited_20_Internet_20_Link">
</text:a>
At the same time, Kondrashov added that Ukraine's sustainability is ensured by the international partnership.As reported <text:a xlink:type="simple" xlink:href="https://www.ukrinform.ua/rubric-technology/3691554-kabmin-zatverdiv-poradok-reaguvanna-na-kiberincidenti-ta-kiberataki.html" text:style-name="Internet_20_link" text:visited-style-name="Visited_20_Internet_20_Link">
</text:a>
, The Cabinet of Ministers approved the order of response to cyberincidents and cyberattacks.</text:p>
      <text:p text:style-name="P4">
News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In the Bryansk region, for the second time in two days, the tracks were blown up - the freight train came down from the rails</text:span>
</text:h>
      <text:p text:style-name="P4">
Authors: Ukrinform (Person)</text:p>
      <text:p text:style-name="P4">
Publisher: Укринформ (Organization)</text:p>
      <text:p text:style-name="P4">
Published Time: 2023-05-02T-43:03:00+03:00</text:p>
      <text:p text:style-name="P4">
Modified Time: 2023-05-02T22:03:00+03:00</text:p>
      <text:p text:style-name="P4">
Description: The Governor of the Bryansk region of the Russian Federation Alexander Bogomaz stated that the explosive device had worked near Snezhetskaya station, resulting in a locomotive and freight wagons. - Ukrinform.</text:p>
      <text:p text:style-name="P4">
Images: ["<text:a xlink:type="simple" xlink:href="https://static.ukrinform.com/photos/2018_05/thumb_files/630_360_1525342645-9660.jpg" text:style-name="Internet_20_link" text:visited-style-name="Visited_20_Internet_20_Link">
630_360_15253...</text:a>
"]</text:p>
      <text:p text:style-name="P4">
Tags: ['Вибух', 'Залізниця', 'росія']</text:p>
      <text:p text:style-name="P4">
Type: Article</text:p>
      <!--METADATA-->
      <text:p text:style-name="P4">
<draw:frame draw:style-name="fr1" draw:name="Image40" text:anchor-type="as-char" svg:width="6.9236in" svg:height="3.956343in" draw:z-index="0">
<draw:image xlink:href="../Images/yкринформ/2023-05-02T-43-03-00-03-00/630_360_1525342645-9660.jpg" xlink:type="simple" xlink:show="embed" xlink:actuate="onLoad" draw:mime-type="image/jpeg"/>
</draw:frame>
The governor of the Bryansk region of the Russian Federation Alexander Bogomaz stated that a explosive device had worked near the station, resulting in the rail and freight cars.</text:p>
      <text:p text:style-name="P4">
This is reported in <text:a xlink:type="simple" xlink:href="https://t.me/avbogomaz/2476" text:style-name="Internet_20_link" text:visited-style-name="Visited_20_Internet_20_Link">
</text:a>
, reports Ukrinform.</text:p>
      <text:p text:style-name="P4">
“In the area of the railway station Snezhetska worked an unspecified explosive device. There are no victims. As a result of the event from the rails came down <text:a xlink:type="simple" xlink:href="https://www.ukrinform.ua/tag-potag" text:style-name="Internet_20_link" text:visited-style-name="Visited_20_Internet_20_Link">
</text:a>
and several wagons of cargo warehouse. All operative services work on the spot, ”Bogomaz writes.</text:p>
      <text:p text:style-name="P4">
Later <text:a xlink:type="simple" xlink:href="https://t.me/rbc_news/73226" text:style-name="Internet_20_link" text:visited-style-name="Visited_20_Internet_20_Link">
</text:a>
The information was clarified - the accident occurred Snezhetskaya - White Shores, resulting in 20 cars from the rails. The movement on this railway station is suspended. It is reported that there is no open combustion, but two fire groups, as well as fire and two restorative trains, were sent to the scene.</text:p>
      <text:p text:style-name="P4">
<text:span text:style-name="T4">
 Read also: </text:span>
 <text:a xlink:type="simple" xlink:href="https://www.ukrinform.ua/rubric-crimea/3703859-na-bazi-zagarbnikiv-poblizu-simferopola-stavsa-vibuh-zmi.html" text:style-name="Internet_20_link" text:visited-style-name="Visited_20_Internet_20_Link">
<text:span text:style-name="T4">
 explosion </text:span>
</text:a>
As it was reported on Monday, in the Bryansk region on the track of the dried-dried-on-the-dried track, according to preliminary data after blasting, <text:a xlink:type="simple" xlink:href="https://www.ukrinform.ua/rubric-world/3703058-u-rf-zijsov-z-rejok-poizd-iz-naftoproduktami-jmovirno-cerez-pidriv-kolii.html" text:style-name="Internet_20_link" text:visited-style-name="Visited_20_Internet_20_Link">
</text:a>
. It was loaded with non -product and lumber. About 8 wagons overturned. The fire occurred as a result of a fire.</text:p>
      <text:p text:style-name="P4">
News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Residents Tot can take Russian passports to keep their lives - Danilov</text:span>
</text:h>
      <text:p text:style-name="P4">
Authors: Ukrinform (Person)</text:p>
      <text:p text:style-name="P4">
Publisher: Укринформ (Organization)</text:p>
      <text:p text:style-name="P4">
Published Time: 2023-05-02T-46:59:00+03:00</text:p>
      <text:p text:style-name="P4">
Modified Time: 2023-05-02T21:59:00+03:00</text:p>
      <text:p text:style-name="P4">
Description: NSDC Secretary Alexei Danilov advises residents of temporarily captured territories to take Russian passports in order to avoid danger to life.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Окупація', 'Паспорт', 'Данілов',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5-02T-46-59-00-03-00/630_360_1680783783-785.jpg" xlink:type="simple" xlink:show="embed" xlink:actuate="onLoad" draw:mime-type="image/jpeg"/>
</draw:frame>
Oleksiy Danilov, Secretaries, advises residents of temporarily captured territories, Brotherhood Passports in order to avoid danger to life.</text:p>
      <text:p text:style-name="P4">
Danilov said this on the broadcasting of the only news, Ukrinform reports.</text:p>
      <text:p text:style-name="P4">
“The most valuable thing for a person is her life. And if the danger is threatened, if you can make life, then a person should make a difficult decision for himself, but it is necessary to survive, under any circumstances, ”he stressed.</text:p>
      <text:p text:style-name="P4">
According to the NSDC Secretary, this is not the guilt of the citizens of Ukraine who have found themselves in the territories and who are very needed for the development of the state.</text:p>
      <text:p text:style-name="P4">
At the same time <text:a xlink:type="simple" xlink:href="https://www.ukrinform.ua/tag-danilov" text:style-name="Internet_20_link" text:visited-style-name="Visited_20_Internet_20_Link">
</text:a>
He warned that differently with those who work with the occupiers, he helps them and performs their faces: "We will be able to understand exactly after the liberation of our territories - there were some life circumstances."</text:p>
      <text:p text:style-name="P4">
<text:span text:style-name="T4">
 Read also: </text:span>
 <text:a xlink:type="simple" xlink:href="https://www.ukrinform.ua/rubric-ato/3699915-rosia-rozdae-svoi-pasporti-na-okupovanih-teritoriah-sob-pokazati-vtorgnenna-ak-uspih-rozvidka-britanii.html" text:style-name="Internet_20_link" text:visited-style-name="Visited_20_Internet_20_Link">
<text:span text:style-name="T4">
 Passport </text:span>
</text:a>
As reported by Ukrinform, the Commissioner of the Verkhovna Rada for Human Rights Dmitrylubinets said that the Ukrainians who are on the tot to preserve the conservation of life <text:a xlink:type="simple" xlink:href="http://www.ukrinform.ua/rubric-society/3702838-lubinec-radit-ukraincam-na-okupovanih-teritoriah-brati-pasport-rf-zaradi-zberezenna-zitta.html" text:style-name="Internet_20_link" text:visited-style-name="Visited_20_Internet_20_Link">
</text:a>
or in any way to leave such territories.</text:p>
      <text:p text:style-name="P4">
In turn, Viceremier - Minister of Reintegration of the Temporarily Occupied T territory Irina Vereshchuk recommended that the residents of the Russian passport to leave from there.</text:p>
      <text:p text:style-name="P4">
News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BP in the first reading adopted a bill on reform in the advertising market</text:span>
</text:h>
      <text:p text:style-name="P4">
Authors: Ukrinform (Person)</text:p>
      <text:p text:style-name="P4">
Publisher: Укринформ (Organization)</text:p>
      <text:p text:style-name="P4">
Published Time: 2023-05-02T-48:53:00+03:00</text:p>
      <text:p text:style-name="P4">
Modified Time: 2023-05-02T21:53:00+03:00</text:p>
      <text:p text:style-name="P4">
Description: The Verkhovna Rada approved in the first reading a bill, which implements certain provisions of the ACQUIS of the European Union in the field of audiovisual advertising in the national legislation of Ukraine. - Ukrinform.</text:p>
      <text:p text:style-name="P4">
Images: ["<text:a xlink:type="simple" xlink:href="https://static.ukrinform.com/photos/2019_12/thumb_files/630_360_1576709528-502.jpg" text:style-name="Internet_20_link" text:visited-style-name="Visited_20_Internet_20_Link">
630_360_15767...</text:a>
"]</text:p>
      <text:p text:style-name="P4">
Tags: ['Реклама', 'Ткаченко', 'Законопроєкт', 'Верховна Рада']</text:p>
      <text:p text:style-name="P4">
Type: Article</text:p>
      <!--METADATA-->
      <text:p text:style-name="P4">
<draw:frame draw:style-name="fr1" draw:name="Image42" text:anchor-type="as-char" svg:width="6.9236in" svg:height="3.956343in" draw:z-index="0">
<draw:image xlink:href="../Images/yкринформ/2023-05-02T-48-53-00-03-00/630_360_1576709528-502.jpg" xlink:type="simple" xlink:show="embed" xlink:actuate="onLoad" draw:mime-type="image/jpeg"/>
</draw:frame>
The Verkhovnarad adopted in the first reading a bill, which implements certain provisions of the ACQUIS of the European Union in the sphere of visevisual advertising into the national names of Ukraine.</text:p>
      <text:p text:style-name="P4">
About this Minister of Culture and Information Policy Oleksandr Tkachenko will notify <text:a xlink:type="simple" xlink:href="https://t.me/otkachenkokyiv/3495" text:style-name="Internet_20_link" text:visited-style-name="Visited_20_Internet_20_Link">
</text:a>
, reports Ukrinform.</text:p>
      <text:p text:style-name="P4">
"Today, the Verkhovna Rada approved one of the key European integrations in a constitutional majority of 320 votes <text:a xlink:type="simple" xlink:href="https://www.ukrinform.ua/tag-zakon" text:style-name="Internet_20_link" text:visited-style-name="Visited_20_Internet_20_Link">
</text:a>
No. 9206, which implements the Ukrainian EU Acquis Advertising, "the Minister said.</text:p>
      <text:p text:style-name="P4">
According to Tkachenko, the document is a supplement to the already adopted law of "Promadia", after adoption as a whole, it will close all requirements by the European Union for audiovisual services in Ukraine.</text:p>
      <text:p text:style-name="P4">
The bill provides, in particular, the introduction of the term and regulation of "Product Plaus", the establishment of criteria by which advertising is considered to be subordinated to the jurisdiction of Ukraine, the ban on any advertising of the resident of the Ukrainian aggressor and the extension of the ban on advertising discrimination and/or image.</text:p>
      <text:p text:style-name="P4">
The key provisions are also permission to show weapons in social advertising, simplify the rules of interruption(except for ses and documentaries), news programs and programs for children(not more than once every 30 minutes)and an increase in the advertising quota of intelligent audio and audiovisual media to 20%, which is calculated for time intervals from 6:00 to 18:00 and from 18:00 to 24:00.</text:p>
      <text:p text:style-name="P4">
<text:span text:style-name="T4">
 Read also: </text:span>
 <text:a xlink:type="simple" xlink:href="https://www.ukrinform.ua/rubric-ato/3696776-youtube-dozvolae-rozmisuvati-video-aki-reklamuut-pvk-vagner-sunday-times.html" text:style-name="Internet_20_link" text:visited-style-name="Visited_20_Internet_20_Link">
<text:span text:style-name="T4">
 Advertising </text:span>
</text:a>
Among other things, self -regulation and co -regulation in the sphere of advertising codes acceptance(rules)Creation and dissemination of advertising, including alcoholic beverages, to reduce its impact on children.</text:p>
      <text:p text:style-name="P4">
"I thank the MPs for unity and decisive support of the important laws of the Edge before the European future of Ukraine," the MKIP head added.</text:p>
      <text:p text:style-name="P4">
It was reported that the adoption of the advertising law is one of the seven PhD recommendations of the European Commission, which Ukraine has to fulfill for accession to the EU.</text:p>
      <text:p text:style-name="P4">
News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On the basis of the invaders near Simferopol there was an explosion - the media</text:span>
</text:h>
      <text:p text:style-name="P4">
Authors: Ukrinform (Person)</text:p>
      <text:p text:style-name="P4">
Publisher: Укринформ (Organization)</text:p>
      <text:p text:style-name="P4">
Published Time: 2023-05-02T-50:40:00+03:00</text:p>
      <text:p text:style-name="P4">
Modified Time: 2023-05-02T21:40:00+03:00</text:p>
      <text:p text:style-name="P4">
Description: An explosion occurred at the former training base of border guards near the border guards. - Ukrinform.</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Tags: ['Крим', 'Прикордонники', 'Вибух', 'Російські військові']</text:p>
      <text:p text:style-name="P4">
Type: Article</text:p>
      <!--METADATA-->
      <text:p text:style-name="P4">
<draw:frame draw:style-name="fr1" draw:name="Image43" text:anchor-type="as-char" svg:width="6.9236in" svg:height="3.956343in" draw:z-index="0">
<draw:image xlink:href="../Images/yкринформ/2023-05-02T-50-40-00-03-00/630_360_1669987737-966.jpg" xlink:type="simple" xlink:show="embed" xlink:actuate="onLoad" draw:mime-type="image/jpeg"/>
</draw:frame>
The surrounding training base of border guards near the airport of the occupied Simferopol has an explosion.</text:p>
      <text:p text:style-name="P4">
About it reports in <text:a xlink:type="simple" xlink:href="http://t.me/radiosvoboda/40221" text:style-name="Internet_20_link" text:visited-style-name="Visited_20_Internet_20_Link">
</text:a>
Radio Freedom, reports Ukrinform.</text:p>
      <text:p text:style-name="P4">
"According to the published photos, you can geolok the place of the explosion: it is the former lore and training base of border guards in the area of Jabanak beam near the school of school, a few kilometers from Simferopol Airport," - it is reported.</text:p>
      <text:p text:style-name="P4">
<draw:frame draw:style-name="fr1" draw:name="Image44" text:anchor-type="as-char" svg:width="6.9236in" svg:height="7.152931in" draw:z-index="0">
<draw:image xlink:href="../Images/yкринформ/2023-05-02T-50-40-00-03-00/1683052682-121.jpg" xlink:type="simple" xlink:show="embed" xlink:actuate="onLoad" draw:mime-type="image/jpeg"/>
</draw:frame>
Initially, the Russian telegram channels wrote about sounds <text:a xlink:type="simple" xlink:href="https://www.ukrinform.ua/tag-vibuh" text:style-name="Internet_20_link" text:visited-style-name="Visited_20_Internet_20_Link">
</text:a>
In Sevastopol. But Radio Liberty affirms that it is about the base of Russian border troops by Subsimferopol.</text:p>
      <text:p text:style-name="P4">
<draw:frame draw:style-name="fr1" draw:name="Image45" text:anchor-type="as-char" svg:width="6.9236in" svg:height="3.883237in" draw:z-index="0">
<draw:image xlink:href="../Images/yкринформ/2023-05-02T-50-40-00-03-00/1683052682-905.jpg" xlink:type="simple" xlink:show="embed" xlink:actuate="onLoad" draw:mime-type="image/jpeg"/>
</draw:frame>
<text:span text:style-name="T4">
 Read also: </text:span>
 <text:a xlink:type="simple" xlink:href="https://www.ukrinform.ua/rubric-ato/3702904-v-melitopoli-prolunav-vibuh-v-goteli-u-akomu-bazuvalis-okupanti-andrusenko.html" text:style-name="Internet_20_link" text:visited-style-name="Visited_20_Internet_20_Link">
<text:span text:style-name="T4">
 Melitopo </text:span>
</text:a>
As <text:a xlink:type="simple" xlink:href="http://www.ukrinform.ua/rubric-crimea/3703652-vid-pocatku-roku-v-okupovanomu-krimu-zafiksuvali-ponad-30-vibuhiv-eksperti.html" text:style-name="Internet_20_link" text:visited-style-name="Visited_20_Internet_20_Link">
 </text:a>
, more than 30 explosions in different areas have been recorded in the Crimea temporarily -occupied by the Crimea from the beginning of 2023.</text:p>
      <text:p text:style-name="P4">
News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Vienna will show documentaries about Russian Crimes in Ukraine in the Vienna Cinema in Ukraine</text:span>
</text:h>
      <text:p text:style-name="P4">
Authors: Ukrinform (Person)</text:p>
      <text:p text:style-name="P4">
Publisher: Укринформ (Organization)</text:p>
      <text:p text:style-name="P4">
Published Time: 2023-05-02T-52:39:00+03:00</text:p>
      <text:p text:style-name="P4">
Modified Time: 2023-05-02T21:39:00+03:00</text:p>
      <text:p text:style-name="P4">
Description: The Schikaneler Kino Vienna Cinema will host a special display of Ukrainian documentaries on Russian war crimes on Wednesday.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Відень', 'Кінотеатр', 'Документальне кіно', 'Війна з росією']</text:p>
      <text:p text:style-name="P4">
Type: Article</text:p>
      <!--METADATA-->
      <text:p text:style-name="P4">
<draw:frame draw:style-name="fr1" draw:name="Image46" text:anchor-type="as-char" svg:width="6.9236in" svg:height="3.956343in" draw:z-index="0">
<draw:image xlink:href="../Images/yкринформ/2023-05-02T-52-39-00-03-00/630_360_1630171870-547.jpeg" xlink:type="simple" xlink:show="embed" xlink:actuate="onLoad" draw:mime-type="image/jpeg"/>
</draw:frame>
The Schikaneler Kino Cinema will host a special show documentary about Russian war crimes on Wednesday.</text:p>
      <text:p text:style-name="P4">
As Ukrinform reports, this is reported <text:a xlink:type="simple" xlink:href="https://www.iwm.at/documenting-ukraine/news/ukrainian-documentaries-at-schikaneder-kino" text:style-name="Internet_20_link" text:visited-style-name="Visited_20_Internet_20_Link">
</text:a>
, Austrian Institute of Sciences on Man(IWM).</text:p>
      <text:p text:style-name="P4">
"3 травня о 20:15 Інститут наук про людину (IWM)and the Project "Ukraine testifies"(The Reckoning Project: Ukraine Testifies)will present a special show documentary <text:a xlink:type="simple" xlink:href="https://www.ukrinform.ua/tag-kino" text:style-name="Internet_20_link" text:visited-style-name="Visited_20_Internet_20_Link">
</text:a>
Pro -Russian war crimes at Schikaneler Kino cinema in cooperation with thisHuman World - International Documentary Cinema Festival on Human Rights, "is in the message.</text:p>
      <text:p text:style-name="P4">
Viewers will be able to see the following tapes at the cinema:</text:p>
      <text:p text:style-name="P4">
"Chernihiv. 03.03.2022" - after Russian bombardments, residential quarterly, locals tell how they survived and lost their nearby.</text:p>
      <text:p text:style-name="P4">
"The worst days of my life. Berry" - in a small village, the Russian army kept in captivity of 367 locals in a school basement in a berry in the Jabi.</text:p>
      <text:p text:style-name="P4">
"Kramatorsk Station. Katya" is the story of a 12-year-old girl who lost her mother during a Russian missile shelling of the Kramatorsk railway station of Donetsk region.</text:p>
      <text:p text:style-name="P4">
"Turn me Dad" is a movie about how three children from Mariupol, who were deported to Russia, were barely escaped from adoption in the Russian family.</text:p>
      <text:p text:style-name="P4">
Hospital Hospital - a tape about the work of the hospital in the conditions of Russian occupation in Snihurivka of the Nikolaev area.</text:p>
      <text:p text:style-name="P4">
"Lost Paradise. Victor Marunyak" - the head of the occupied village of Stara Zburiivka Nakherson region Viktor Marunyak tells about torture in Russian captivity, after that he was forced to leave.</text:p>
      <text:p text:style-name="P4">
<text:span text:style-name="T4">
 Read also: </text:span>
 <text:a xlink:type="simple" xlink:href="https://www.ukrinform.ua/rubric-culture/3702362-film-evrodonbas-pokazut-na-najbilsomu-u-pivnicnij-americi-festivali-dokumentalnogo-kino.html" text:style-name="Internet_20_link" text:visited-style-name="Visited_20_Internet_20_Link">
<text:span text:style-name="T4">
 Documentary </text:span>
</text:a>
After the show, there will be a discussion with a Ukrainian journalist and writer, co -founder of The Reckoning Project, Natalia Humeniuk, who specializes in conflict.</text:p>
      <text:p text:style-name="P4">
As reported by Ukrinform, the film by Ukrainian director Alice Kovalenko "We will not becoming" received a award at the Crossing Europe FilmFestival Linz Vavstival.</text:p>
      <text:p text:style-name="P4">
<text:span text:style-name="T5">
Foto: Credo</text:span>
</text:p>
      <text:p text:style-name="P4">
News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Matches of the 24th round of the Football Premier League of Ukraine will be held on May 3-4</text:span>
</text:h>
      <text:p text:style-name="P4">
Authors: Ukrinform (Person)</text:p>
      <text:p text:style-name="P4">
Publisher: Укринформ (Organization)</text:p>
      <text:p text:style-name="P4">
Published Time: 2023-05-02T-54:37:00+03:00</text:p>
      <text:p text:style-name="P4">
Modified Time: 2023-05-02T21:37:00+03:00</text:p>
      <text:p text:style-name="P4">
Description: The Championship of Ukraine in Football among the Premier League teams (UPL) on May 3-4 will host the ducts of the next, 24th round. - Ukrinform.</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47" text:anchor-type="as-char" svg:width="6.9236in" svg:height="3.956343in" draw:z-index="0">
<draw:image xlink:href="../Images/yкринформ/2023-05-02T-54-37-00-03-00/630_360_1513842861-1324.jpg" xlink:type="simple" xlink:show="embed" xlink:actuate="onLoad" draw:mime-type="image/jpeg"/>
</draw:frame>
The Ukrainian Football School among the Premier League teams(UPL)On May 3-4, the ducts of the next, 24th round will pass.</text:p>
      <text:p text:style-name="P4">
The first game day at 13.00 will start matches between the Donetsk "Shakhtar" of the Tasakarpathian "Mine", "Dnipro-1" and Kharkiv "Metalist", reports Ukrinform.</text:p>
      <text:p text:style-name="P4">
On Wednesday, May 3, Lviv and Alexandria will also play(14.00), Lugansk "Zorya" and Rivne "Veres"(15.00), Odessa Chernomorets and Kovalivsky Kolos(15.00).</text:p>
      <text:p text:style-name="P4">
Програму туру в четвер, 4 травня, завершать поєдинки «Інгульця» із Петрового зкриворізьким «Кривбасом» (13.00), Kharkiv Metalist 1925 with Lviv Movement(13.00), Poltava Vorskla with 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 leads in the UPL standings, which has 56 points(After 23 games), Next - Dnipro -1 - 41(22), Zorya - 49(23), «Dynamo» - 44(23), Alexandria - 34(22), Kryvbas - 31(23), Vorskla - 30(23), "Colossus"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On the Eastern Front, the enemy concentrates efforts on the capture of Bakhmut and Marinka - Ministry of Defense</text:span>
</text:h>
      <text:p text:style-name="P4">
Authors: Ukrinform (Person)</text:p>
      <text:p text:style-name="P4">
Publisher: Укринформ (Organization)</text:p>
      <text:p text:style-name="P4">
Published Time: 2023-05-02T-56:33:00+03:00</text:p>
      <text:p text:style-name="P4">
Modified Time: 2023-05-02T21:33:00+03:00</text:p>
      <text:p text:style-name="P4">
Description: The enemy concentrates its major efforts near Bakhmut and Marinka to capture these settlements. - Ukrinform.</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Мар'їнка", 'Війна з росією', 'Ганна Маляр', 'Єдині новини']</text:p>
      <text:p text:style-name="P4">
Type: Article</text:p>
      <!--METADATA-->
      <text:p text:style-name="P4">
<draw:frame draw:style-name="fr1" draw:name="Image48" text:anchor-type="as-char" svg:width="6.9236in" svg:height="3.956343in" draw:z-index="0">
<draw:image xlink:href="../Images/yкринформ/2023-05-02T-56-33-00-03-00/630_360_1659680502-569.jpg" xlink:type="simple" xlink:show="embed" xlink:actuate="onLoad" draw:mime-type="image/jpeg"/>
</draw:frame>
The enemy concentrates its basic effort near Bakhmut and Marinka in order to capture these settlements.</text:p>
      <text:p text:style-name="P4">
About it on the air of the national telephone "Unified News" reports the Lazettor of the Minister of Defense of Ukraine Anna Malyar, Ukrinform reports to <text:a xlink:type="simple" xlink:href="https://armyinform.com.ua/2023/05/02/na-shidnomu-fronti-vorog-konczentruye-osnovni-zusyllya-na-zahoplenni-bahmuta-ta-maryinky-ganna-malyar/" text:style-name="Internet_20_link" text:visited-style-name="Visited_20_Internet_20_Link">
</text:a>
.</text:p>
      <text:p text:style-name="P4">
According to her, in this regard, the forces of Ukraine's defense forces should respond to it and in response also concentrate their main forces on this industry in order to stop the enemy and not allow him to realize his plans.</text:p>
      <text:p text:style-name="P4">
"There are very fierce battles now. And if you analyze the situation of Nazaraz, the main focus <text:a xlink:type="simple" xlink:href="https://www.ukrinform.ua/tag-rosijski-vijskovi" text:style-name="Internet_20_link" text:visited-style-name="Visited_20_Internet_20_Link">
</text:a>
Made on the capture of multi -storey buildings and structures. It is in this way that they try to destroy our positions. Such tactics were used by the enemy in his time in Syria. He cannot fight in another way, because the launching in street battles, "the painter said.</text:p>
      <text:p text:style-name="P4">
The Deputy Minister of Defense of Ukraine also stated that, in addition to conducting successful actions, the forces of Ukraine's defense also carry out the assault on the offensive.</text:p>
      <text:p text:style-name="P4">
"In general, war is a constant movement and dynamics. Therefore, talking about some -simultaneous results there, of course, there are positions that we lose. So there are positions from which we push the enemy. We are keeping control over our inhabitants, "the painter emphasized.</text:p>
      <text:p text:style-name="P4">
<text:span text:style-name="T4">
 Read also: </text:span>
 <text:a xlink:type="simple" xlink:href="https://www.ukrinform.ua/rubric-ato/3703807-na-limanskokupanskomu-napramku-vorog-die-obaclivise-i-ne-jde-na-sturm-cerevatij.html" text:style-name="Internet_20_link" text:visited-style-name="Visited_20_Internet_20_Link">
<text:span text:style-name="T4">
 Cherry </text:span>
</text:a>
As reported <text:a xlink:type="simple" xlink:href="https://www.ukrinform.ua/rubric-ato/3703794-vorog-nastupae-na-cotiroh-napramkah-najzapeklisi-boi-za-bahmut-i-marinku.html" text:style-name="Internet_20_link" text:visited-style-name="Visited_20_Internet_20_Link">
</text:a>
, in the Bakhmut direction, the Russian army continues to take offensive actions. Bakhmut fighting is ongoing.</text:p>
      <text:p text:style-name="P4">
News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The Council adopted a law on quality assurance of higher education</text:span>
</text:h>
      <text:p text:style-name="P4">
Authors: Ukrinform (Person)</text:p>
      <text:p text:style-name="P4">
Publisher: Укринформ (Organization)</text:p>
      <text:p text:style-name="P4">
Published Time: 2023-05-02T-58:28:00+03:00</text:p>
      <text:p text:style-name="P4">
Modified Time: 2023-05-02T21:28:00+03:00</text:p>
      <text:p text:style-name="P4">
Description: The Verkhovna Rada has approved changes to some laws on improving the mechanism of quality assurance of higher education. - Ukrinform.</text:p>
      <text:p text:style-name="P4">
Images: ["<text:a xlink:type="simple" xlink:href="https://static.ukrinform.com/photos/2023_01/thumb_files/630_360_1673282829-815.jpeg" text:style-name="Internet_20_link" text:visited-style-name="Visited_20_Internet_20_Link">
630_360_16732...</text:a>
"]</text:p>
      <text:p text:style-name="P4">
Tags: ['Закон', 'Верховна Рада', 'Освіта у вишах України ']</text:p>
      <text:p text:style-name="P4">
Type: Article</text:p>
      <!--METADATA-->
      <text:p text:style-name="P4">
<draw:frame draw:style-name="fr1" draw:name="Image49" text:anchor-type="as-char" svg:width="6.9236in" svg:height="3.956343in" draw:z-index="0">
<draw:image xlink:href="../Images/yкринформ/2023-05-02T-58-28-00-03-00/630_360_1673282829-815.jpeg" xlink:type="simple" xlink:show="embed" xlink:actuate="onLoad" draw:mime-type="image/jpeg"/>
</draw:frame>
The Verkhovnarad has adopted changes to some laws on improving the mechanism of quality of higher education.</text:p>
      <text:p text:style-name="P4">
Yaroslav Zheleznya, a MP from the Parliamentary faction "Voice", was reported in <text:a xlink:type="simple" xlink:href="http://t.me/yzheleznyak/3988" text:style-name="Internet_20_link" text:visited-style-name="Visited_20_Internet_20_Link">
</text:a>
, reports Ukrinform.</text:p>
      <text:p text:style-name="P4">
He specified that for the adoption of the Law "On Amendments to Some Laws of Ukraine on Quality Assurance of Higher Education"( <text:a xlink:type="simple" xlink:href="http://itd.rada.gov.ua/billInfo/Bills/Card/40579" text:style-name="Internet_20_link" text:visited-style-name="Visited_20_Internet_20_Link">
</text:a>
 )277 deputies voted.</text:p>
      <text:p text:style-name="P4">
The purpose of the law is to improve the mechanism of quality assurance of higher education.</text:p>
      <text:p text:style-name="P4">
The document amends the Laws of Ukraine "On Higher Education", "On Education", "On Prevention of Corruption", "On Civil Service".</text:p>
      <text:p text:style-name="P4">
In addition, the procedure of formation of the composition of the National Agency for the Quality of Higher Education is clarified, as well as the structure of the agency is established. In particular, it must meet the European requirements, especially in the part of the functioning of the Appeal Chamber.</text:p>
      <text:p text:style-name="P4">
<text:span text:style-name="T4">
 Read also: </text:span>
 <text:a xlink:type="simple" xlink:href="https://www.ukrinform.ua/rubric-polytics/3703822-rada-uhvalila-zakon-pro-sluzbu-v-organah-miscevogo-samovraduvanna.html" text:style-name="Internet_20_link" text:visited-style-name="Visited_20_Internet_20_Link">
</text:a>
The law also provides for the introduction of post -accounting monitoring - an evaluation by the body that has made a decision on accreditation, execution of recommendations and/or compliance with the criteria of the accreditation provided by the presented accreditation and/or compliance with the criteria of the maximum.</text:p>
      <text:p text:style-name="P4">
It is expected that the introduction of changes provided by law will allow through systematic reform of the provisions of the current legislation to improve the mechanism of providing quality of higher education and to take into account the basic aspects of the best European practices in the field of education and science.</text:p>
      <text:p text:style-name="P4">
<text:span text:style-name="T5">
Foto: op</text:span>
</text:p>
      <text:p text:style-name="P4">
News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In Uganda a soldier killed a minister who was guarded</text:span>
</text:h>
      <text:p text:style-name="P4">
Authors: Ukrinform (Person)</text:p>
      <text:p text:style-name="P4">
Publisher: Укринформ (Organization)</text:p>
      <text:p text:style-name="P4">
Published Time: 2023-05-02T-60:19:00+03:00</text:p>
      <text:p text:style-name="P4">
Modified Time: 2023-05-02T21:19:00+03:00</text:p>
      <text:p text:style-name="P4">
Description: The soldier of the Ugandan National Army shot a high -ranking official he guarded. - Ukrinform.</text:p>
      <text:p text:style-name="P4">
Images: ["<text:a xlink:type="simple" xlink:href="https://static.ukrinform.com/photos/2023_05/thumb_files/630_360_1683051433-851.jpg" text:style-name="Internet_20_link" text:visited-style-name="Visited_20_Internet_20_Link">
630_360_16830...</text:a>
"]</text:p>
      <text:p text:style-name="P4">
Tags: ['Військові', 'Вбивство', 'Уганда', 'охорона']</text:p>
      <text:p text:style-name="P4">
Type: Article</text:p>
      <!--METADATA-->
      <text:p text:style-name="P4">
<draw:frame draw:style-name="fr1" draw:name="Image50" text:anchor-type="as-char" svg:width="6.9236in" svg:height="3.956343in" draw:z-index="0">
<draw:image xlink:href="../Images/yкринформ/2023-05-02T-60-19-00-03-00/630_360_1683051433-851.jpg" xlink:type="simple" xlink:show="embed" xlink:actuate="onLoad" draw:mime-type="image/jpeg"/>
</draw:frame>
The Soldier National Army shot a high -ranking officer he guarded.</text:p>
      <text:p text:style-name="P4">
As Ukrinform reports, it reports <text:a xlink:type="simple" xlink:href="https://www.bbc.com/news/world-africa-65454213" text:style-name="Internet_20_link" text:visited-style-name="Visited_20_Internet_20_Link">
</text:a>
.</text:p>
      <text:p text:style-name="P4">
The Retirement Colonel, Charles Ocello Angol, who was a gender and labor minister, was <text:a xlink:type="simple" xlink:href="https://www.ukrinform.ua/tag-vbivstvo" text:style-name="Internet_20_link" text:visited-style-name="Visited_20_Internet_20_Link">
</text:a>
In your house on Tuesday morning.</text:p>
      <text:p text:style-name="P4">
It is unclear whether the dispute between the soldier and Colonel Enload was. Samoldat, whose personality has not yet been established, has shot himself.</text:p>
      <text:p text:style-name="P4">
According to one of the eyewitnesses, before instructing weapons, soldiers and fired in the air. The first messages from the scene indicate that several people could be injured.</text:p>
      <text:p text:style-name="P4">
Colonel Angol was a high -ranking government official and previously held the Deputy Minister of Defense.</text:p>
      <text:p text:style-name="P4">
<text:span text:style-name="T4">
 Read also: </text:span>
 <text:a xlink:type="simple" xlink:href="https://www.ukrinform.ua/rubric-world/3703734-lider-kenijskogo-kultu-postav-pered-sudom-cerez-smert-100-sektantiv.html" text:style-name="Internet_20_link" text:visited-style-name="Visited_20_Internet_20_Link">
<text:span text:style-name="T4">
 before </text:span>
 <text:span text:style-name="T4">
 </text:span>
 by court **</text:a>
The speaker of Parliament Uganda confirmed the death of Colonel Angol in a short application during the morning meeting.</text:p>
      <text:p text:style-name="P4">
As reported <text:a xlink:type="simple" xlink:href="https://www.ukrinform.ua/rubric-world/3702070-u-burkinafaso-vnaslidok-napadu-na-vijskovij-zagin-zaginuli-33-soldati.html" text:style-name="Internet_20_link" text:visited-style-name="Visited_20_Internet_20_Link">
</text:a>
33 soldiers were killed in a military post at a military post.</text:p>
      <text:p text:style-name="P4">
<text:span text:style-name="T5">
Foto: Alamy</text:span>
</text:p>
      <text:p text:style-name="P4">
News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In Spain, the cartoon "Mavka. Forest Song »for the first week of rolled up more than € 321 500</text:span>
</text:h>
      <text:p text:style-name="P4">
Authors: Ukrinform (Person)</text:p>
      <text:p text:style-name="P4">
Publisher: Укринформ (Organization)</text:p>
      <text:p text:style-name="P4">
Published Time: 2023-05-02T-62:14:00+03:00</text:p>
      <text:p text:style-name="P4">
Modified Time: 2023-05-02T21:14:00+03:00</text:p>
      <text:p text:style-name="P4">
Description: In Spain, the Ukrainian cartoon “Mavka. Forest Song ”for the first week of the movie rental collected € 321 684, the animation was included in the top five of the most successful films of Spanish rental for weekend. - Ukrinform.</text:p>
      <text:p text:style-name="P4">
Images: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Tags: ['Іспанія', 'Кіно', 'Леся Українка', 'Мультфільм']</text:p>
      <text:p text:style-name="P4">
Type: Article</text:p>
      <!--METADATA-->
      <text:p text:style-name="P4">
<draw:frame draw:style-name="fr1" draw:name="Image51" text:anchor-type="as-char" svg:width="6.9236in" svg:height="3.956343in" draw:z-index="0">
<draw:image xlink:href="../Images/yкринформ/2023-05-02T-62-14-00-03-00/630_360_1677507670-869.jpg" xlink:type="simple" xlink:show="embed" xlink:actuate="onLoad" draw:mime-type="image/jpeg"/>
</draw:frame>
In Spain, the Ukrainian Cartoon “Mavka. Forest Song ”for the first week the film rental € 321 684, the animation was included in the five most successful movie rental movie for weekends.</text:p>
      <text:p text:style-name="P4">
According to Ukrinform, the State Agency of Ukraine for Cinema reports in <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52" text:anchor-type="as-char" svg:width="6.9236in" svg:height="6.9236in" draw:z-index="0">
<draw:image xlink:href="../Images/yкринформ/2023-05-02T-62-14-00-03-00/1683051154-733.jpg" xlink:type="simple" xlink:show="embed" xlink:actuate="onLoad" draw:mime-type="image/jpeg"/>
</draw:frame>
“For the first week of the Mavka cinema in Spain on <text:a xlink:type="simple" xlink:href="https://www.ukrinform.ua/tag-kino" text:style-name="Internet_20_link" text:visited-style-name="Visited_20_Internet_20_Link">
</text:a>
50 064 tickets were bought, and the casserolers made € 321 684. Thanks to these results, "Mavka" was in the top five more successful films of Spanish rental for weekends, took the second position of the rolled out of new releases, giving the first -time Fatum and Odgli. 'Jators, » - the message is said.</text:p>
      <text:p text:style-name="P4">
The animated film was created with the support of the State Agency of Ukraine for Issues, US Agency for International Development(USAID UKRAINE - USAID Ukraine).</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In May, it will be Ukrainian on the big screens of Sesat Canada.</text:p>
      <text:p text:style-name="P4">
<text:span text:style-name="T5">
Foto: USFA.gov.ua</text:span>
</text:p>
      <text:p text:style-name="P4">
News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Zelensky: There will be many negotiations and international events that will strengthen our defense</text:span>
</text:h>
      <text:p text:style-name="P4">
Authors: Ukrinform (Person)</text:p>
      <text:p text:style-name="P4">
Publisher: Укринформ (Organization)</text:p>
      <text:p text:style-name="P4">
Published Time: 2023-05-02T-64:11:00+03:00</text:p>
      <text:p text:style-name="P4">
Modified Time: 2023-05-02T21:11:00+03:00</text:p>
      <text:p text:style-name="P4">
Description: Volodymyr Zelensky stated that May and the following months will be an active period for Ukraine in the international plane. - Ukrinform.</text:p>
      <text:p text:style-name="P4">
Images: ["<text:a xlink:type="simple" xlink:href="https://static.ukrinform.com/photos/2023_04/thumb_files/630_360_1682522773-211.jpeg" text:style-name="Internet_20_link" text:visited-style-name="Visited_20_Internet_20_Link">
630_360_16825...</text:a>
"]</text:p>
      <text:p text:style-name="P4">
Tags: ['Переговори', 'Україна', 'Зеленський', 'Війна з росією']</text:p>
      <text:p text:style-name="P4">
Type: Article</text:p>
      <!--METADATA-->
      <text:p text:style-name="P4">
<draw:frame draw:style-name="fr1" draw:name="Image53" text:anchor-type="as-char" svg:width="6.9236in" svg:height="3.956343in" draw:z-index="0">
<draw:image xlink:href="../Images/yкринформ/2023-05-02T-64-11-00-03-00/630_360_1682522773-211.jpeg" xlink:type="simple" xlink:show="embed" xlink:actuate="onLoad" draw:mime-type="image/jpeg"/>
</draw:frame>
Volodymyr Zelensky stated that May and the following months will be an active period for Ukraine in the international plane.</text:p>
      <text:p text:style-name="P4">
The President of Ukraine said this in <text:a xlink:type="simple" xlink:href="https://www.youtube.com/watch" text:style-name="Internet_20_link" text:visited-style-name="Visited_20_Internet_20_Link">
</text:a>
, reports Ukrinform</text:p>
      <text:p text:style-name="P4">
"This May and the following months will be quite active for Ukraine in the international plane. There will be a lot of negotiation, international measures that will take our defense. We are working out everything," he said.</text:p>
      <text:p text:style-name="P4">
<text:span text:style-name="T5">
Viso: <text:a xlink:type="simple" xlink:href="https://t.me/OP_UA/9387" text:style-name="Internet_20_link" text:visited-style-name="Visited_20_Internet_20_Link">
</text:a>
</text:span>
</text:p>
      <text:p text:style-name="P4">
The President also said he had met with the Portugal Parliament delegation with the speaker.</text:p>
      <text:p text:style-name="P4">
"He thanked for the support of our country and people. The theme of the conversation is quite a sprout, but the main thing is that that unites us ... It is safety for all European Europeans, stability, and therefore it is the further development and strengthening of the European and Euro -Atlantic community. What are we awaiting from the partners' summit in Vilnius in July, NATO Summit, ”” ”(https://www.ukrinform.ua/tag-zelenskij).</text:p>
      <text:p text:style-name="P4">
<text:span text:style-name="T4">
 Read also: </text:span>
 <text:a xlink:type="simple" xlink:href="https://www.ukrinform.ua/rubric-ato/3703827-ukraina-gotue-velikij-sankcijnij-paket-dla-rf-zelenskij.html" text:style-name="Internet_20_link" text:visited-style-name="Visited_20_Internet_20_Link">
<text:span text:style-name="T4">
 Zelensky </text:span>
</text:a>
In addition, there was a conversation today with the chairman of the African Union, the President of the Comoros.</text:p>
      <text:p text:style-name="P4">
"Important conversation and important joint understanding. He thanked for the support of the foci, in particular in the UN. Invited to join the realization of the peace formula and assured that Ukraine is ready to be reliable guarantee of food security. We are doing everything to eliminate any harm to the enemy's aggression as for ours People and for all our partners, "the Head of State announced.</text:p>
      <text:p text:style-name="P4">
As it was reported, Volodymyr Zelenskyy thanked Portugal for security support, including Leopard Tanks 2. He expressed his hope that the government of this country would be able to make the necessary decisions to enhance the recovery of Ukrainian defenders on the forefront.</text:p>
      <text:p text:style-name="P4">
<text:span text:style-name="T5">
Foto: op</text:span>
</text:p>
      <text:p text:style-name="P4">
News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Epiphanius does not see the point in a possible association with the UOC MP</text:span>
</text:h>
      <text:p text:style-name="P4">
Authors: Ukrinform (Person)</text:p>
      <text:p text:style-name="P4">
Publisher: Укринформ (Organization)</text:p>
      <text:p text:style-name="P4">
Published Time: 2023-05-02T-66:04:03+03:00</text:p>
      <text:p text:style-name="P4">
Modified Time: 2023-05-02T21:04:03+03:00</text:p>
      <text:p text:style-name="P4">
Description: The head of the Orthodox Church of Ukraine Metropolitan Epiphanius does not see the point of merging with representatives of the UOC -MP. - Ukrinform.</text:p>
      <text:p text:style-name="P4">
Images: ["<text:a xlink:type="simple" xlink:href="https://static.ukrinform.com/photos/2023_01/thumb_files/630_360_1673007223-146.jpeg" text:style-name="Internet_20_link" text:visited-style-name="Visited_20_Internet_20_Link">
630_360_16730...</text:a>
"]</text:p>
      <text:p text:style-name="P4">
Tags: ['УПЦ МП', 'Агресія РФ', 'росія', 'РПЦ', 'Епіфаній', 'Православна церква України']</text:p>
      <text:p text:style-name="P4">
Type: Article</text:p>
      <!--METADATA-->
      <text:p text:style-name="P4">
<draw:frame draw:style-name="fr1" draw:name="Image54" text:anchor-type="as-char" svg:width="6.9236in" svg:height="3.956343in" draw:z-index="0">
<draw:image xlink:href="../Images/yкринформ/2023-05-02T-66-04-03-03-00/630_360_1673007223-146.jpeg" xlink:type="simple" xlink:show="embed" xlink:actuate="onLoad" draw:mime-type="image/jpeg"/>
</draw:frame>
The head of the Orthodox Church of Ukraine Metropolitan Epiphanius does not see the meaning of being associated with representatives of the UOC -MP.</text:p>
      <text:p text:style-name="P4">
Epiphanius said this in an interview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 reports Ukrinform.</text:p>
      <text:p text:style-name="P4">
"There is no point in talking about the probable association with those who will turn it out of it because it has absolutely distinctive values and priorities. There is no point in this sense. We do not need collaborators in our ranks who hate all -Ukrainian, or those who are even horrors caused by full -scale by the Russian aggression, they did not open their eyes and did not become the impetus for the reassessment of the stay of the Moscow Patriarchate. At the same time, we are open to those who sincerely want to serve God and their Ukrainian people, and not just masked it as Pharisees, a variety of meaningless justifications "Russian measure", - said <text:a xlink:type="simple" xlink:href="https://www.ukrinform.ua/tag-epifanij" text:style-name="Internet_20_link" text:visited-style-name="Visited_20_Internet_20_Link">
</text:a>
.</text:p>
      <text:p text:style-name="P4">
He also noted that the return of the shrines, such as Pochaiv Lavra, the Kiev Lavra depends on the determination of the authorities.</text:p>
      <text:p text:style-name="P4">
<text:span text:style-name="T4">
 Read also: </text:span>
 <text:a xlink:type="simple" xlink:href="https://www.ukrinform.ua/rubric-society/3690008-viselenna-upc-mp-iz-kievopecerskoi-lavri-moze-trivati-misacami-ekspert.html" text:style-name="Internet_20_link" text:visited-style-name="Visited_20_Internet_20_Link">
</text:a>
"These shrines also belong to Ukraine and the Ukrainian people. However, they are still preferable to use those who really do not like this people. Because our language and culture does not like to know and does not want to know our true historium and in unison with the Kremlin does Our right to state and ecclesiastical independence. When and how and how these people cease to parasite on our shrines, depends on the Ukrainian authorities and its determination in this really important issue of the state, "he said.</text:p>
      <text:p text:style-name="P4">
<text:span text:style-name="T4">
 Read also: </text:span>
 <text:a xlink:type="simple" xlink:href="https://www.ukrinform.ua/rubric-society/3703838-tkacenko-anonsuvav-robotu-komisii-mkip-u-pocaivskij-lavri.html" text:style-name="Internet_20_link" text:visited-style-name="Visited_20_Internet_20_Link">
<text:span text:style-name="T4">
 Tkachenko </text:span>
</text:a>
As reported by Ukrinform, <text:a xlink:type="simple" xlink:href="https://www.ukrinform.ua/rubric-society/3703824-pcu-viznacitsa-z-perehodom-na-novij-kalendar-u-travni-epifanij.html" text:style-name="Internet_20_link" text:visited-style-name="Visited_20_Internet_20_Link">
</text:a>
With the transition to the new calendar in May.  Photo: Epiphany, Facebook</text:p>
      <text:p text:style-name="P4">
News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Tkachenko announced the work of the MKIP commission in Pochaiv Lavra</text:span>
</text:h>
      <text:p text:style-name="P4">
Authors: Ukrinform (Person)</text:p>
      <text:p text:style-name="P4">
Publisher: Укринформ (Organization)</text:p>
      <text:p text:style-name="P4">
Published Time: 2023-05-02T-69:57:04+03:00</text:p>
      <text:p text:style-name="P4">
Modified Time: 2023-05-02T20:57:04+03:00</text:p>
      <text:p text:style-name="P4">
Description: The Ministry of Culture and Information Policy Audit Commission will soon start checking the work of the Kremenetsky Reserve, including the Pochaiv Lavra. - Ukrinform.</text:p>
      <text:p text:style-name="P4">
Images: ["<text:a xlink:type="simple" xlink:href="https://static.ukrinform.com/photos/2023_03/thumb_files/630_360_1677827870-133.jpg" text:style-name="Internet_20_link" text:visited-style-name="Visited_20_Internet_20_Link">
630_360_16778...</text:a>
"]</text:p>
      <text:p text:style-name="P4">
Tags: ['Ткаченко', 'УПЦ МП', 'Почаївська Лавра', 'МКІП ']</text:p>
      <text:p text:style-name="P4">
Type: Article</text:p>
      <!--METADATA-->
      <text:p text:style-name="P4">
<draw:frame draw:style-name="fr1" draw:name="Image55" text:anchor-type="as-char" svg:width="6.9236in" svg:height="3.956343in" draw:z-index="0">
<draw:image xlink:href="../Images/yкринформ/2023-05-02T-69-57-04-03-00/630_360_1677827870-133.jpg" xlink:type="simple" xlink:show="embed" xlink:actuate="onLoad" draw:mime-type="image/jpeg"/>
</draw:frame>
The Ministry of Culture and Information Policy Audit Committee is short -lived by the Kremenetsky Reserve, including Pochaiv Lalavra.</text:p>
      <text:p text:style-name="P4">
The Minister of Culture and Information Policy Alexander Tkachenkov the broadcasting of the "Uniform News" told this.</text:p>
      <text:p text:style-name="P4">
"We assume that the audit commission of the mining school will start in the near future to check the work of the Kremenetsky Reserve and the Pochaiv Lavra. After that, we will be ready to inform you additional information," - said <text:a xlink:type="simple" xlink:href="https://www.ukrinform.ua/tag-tkacenko" text:style-name="Internet_20_link" text:visited-style-name="Visited_20_Internet_20_Link">
</text:a>
.</text:p>
      <text:p text:style-name="P4">
<text:span text:style-name="T4">
 Read also: </text:span>
 <text:a xlink:type="simple" xlink:href="https://www.ukrinform.ua/rubric-society/3703699-komisia-mkip-peredala-u-koristuvanna-16-korpusiv-kievopecerskoi-lavri-u-zadovilnomu-stani.html" text:style-name="Internet_20_link" text:visited-style-name="Visited_20_Internet_20_Link">
<text:span text:style-name="T4">
 Lavra </text:span>
</text:a>
At the same time, the Minister reminded that the MKIP Commission continues to work on the survey of objects in the territory of the Kiev-Pechersk Lavra to return them to the management of the state.</text:p>
      <text:p text:style-name="P4">
According to Tkachenko, this process has now improved from the point of view of understanding on the side of the UOC monastery(MP).</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On April 29, the chairman of the MKIP commission on acceptance and transfer of the State Medical Reserve "Kyiv-Pechersk Lavra" Maryana Tominin informed that the commission <text:a xlink:type="simple" xlink:href="https://www.ukrinform.ua/rubric-society/3702506-komisia-mkip-obstezila-11-iz-79-korpusiv-na-teritorii-kievopecerskoi-lavri.html" text:style-name="Internet_20_link" text:visited-style-name="Visited_20_Internet_20_Link">
</text:a>
On the territory of Lavra.</text:p>
      <text:p text:style-name="P4">
<text:span text:style-name="T5">
Foto: Wikipedia</text:span>
</text:p>
      <text:p text:style-name="P4">
News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Blinken explained how the United States refers to the prospects of "peacekeeping" of China in Ukraine</text:span>
</text:h>
      <text:p text:style-name="P4">
Authors: Ukrinform (Person)</text:p>
      <text:p text:style-name="P4">
Publisher: Укринформ (Organization)</text:p>
      <text:p text:style-name="P4">
Published Time: 2023-05-02T-96:20:16+03:00</text:p>
      <text:p text:style-name="P4">
Modified Time: 2023-05-02T19:20:16+03:00</text:p>
      <text:p text:style-name="P4">
Description: The United States is open to China's efforts to promote peace in Ukraine, but all initiatives should be based on the restoration of basic principles - territorial integrity, sovereignty and independence of the Ukrainian state.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Україна', 'Блінкен', 'Війна з росією']</text:p>
      <text:p text:style-name="P4">
Type: Article</text:p>
      <!--METADATA-->
      <text:p text:style-name="P4">
<draw:frame draw:style-name="fr1" draw:name="Image56" text:anchor-type="as-char" svg:width="6.9236in" svg:height="3.956343in" draw:z-index="0">
<draw:image xlink:href="../Images/yкринформ/2023-05-02T-96-20-16-03-00/630_360_1674007118-313.jpg" xlink:type="simple" xlink:show="embed" xlink:actuate="onLoad" draw:mime-type="image/jpeg"/>
</draw:frame>
China's efforts to promote peace in Ukraine, but all initiatives should be based on the restoration of the basic principles of the territorial integrity, sovereignty and independence of the Ukrainian state.</text:p>
      <text:p text:style-name="P4">
About this <text:a xlink:type="simple" xlink:href="https://www.state.gov/secretary-antony-j-blinken-with-ben-hall-of-fox-news/" text:style-name="Internet_20_link" text:visited-style-name="Visited_20_Internet_20_Link">
 </text:a>
In an interview with Fox News, US Secretary of State Atoniblinken, Ukrinform reports.</text:p>
      <text:p text:style-name="P4">
"We are open to any country that is involved in the way of promoting peace," said the head of American diplomatia in response to the question whether the United States is ready to do after the conversation and SI <text:a xlink:type="simple" xlink:href="https://www.ukrinform.ua/tag-kitaj" text:style-name="Internet_20_link" text:visited-style-name="Visited_20_Internet_20_Link">
</text:a>
became a peacekeeper.</text:p>
      <text:p text:style-name="P4">
Blinken said that certain approaches should be taken into account at the heart of this process.</text:p>
      <text:p text:style-name="P4">
<text:span text:style-name="T4">
 Read also: </text:span>
 <text:a xlink:type="simple" xlink:href="https://www.ukrinform.ua/rubric-polytics/3703759-ssa-pragnut-abi-kitaj-zmusiv-rosiu-pripiniti-vijnu-posol.html" text:style-name="Internet_20_link" text:visited-style-name="Visited_20_Internet_20_Link">
<text:span text:style-name="T4">
 China </text:span>
</text:a>
"First of all, it all begins with the recognition that it is fundamentally delivered to Nakarta - it is the territorial integrity, sovereignty and independence of Ukraine, which is why any peace agreement must be based on it," the US Secretary of Sciences said.</text:p>
      <text:p text:style-name="P4">
In addition, he said, it is very important that everyone who participates in the robbery of peace communicated directly with the Ukrainian side, which is the victim of this aggression.</text:p>
      <text:p text:style-name="P4">
<text:span text:style-name="T4">
 Read also: </text:span>
 <text:a xlink:type="simple" xlink:href="https://www.ukrinform.ua/rubric-world/3703349-kitaj-pidtrimav-rezoluciu-genasamblei-oon-aka-mistit-zgadku-pro-rosijsku-agresiu.html" text:style-name="Internet_20_link" text:visited-style-name="Visited_20_Internet_20_Link">
<text:span text:style-name="T4">
 China </text:span>
</text:a>
As reported by Ukrinform, on April 26, President of Ukraine Volodymyr Zelensky has passed an hourly telephone conversation with the head of the PRC, the China Czinpin. According to the results of the Ministry of Foreign Affairs of Ukraine <text:a xlink:type="simple" xlink:href="https://www.ukrinform.ua/rubric-polytics/3702742-v-mzs-ukraini-ne-viklucaut-poserednictva-pekina-u-pripinenni-vijni.html" text:style-name="Internet_20_link" text:visited-style-name="Visited_20_Internet_20_Link">
</text:a>
In the end of Russia's war against Ukraine.</text:p>
      <text:p text:style-name="P4">
News Source: <text:a xlink:type="simple" xlink:href="https://www.ukrinform.ua/rubric-polytics/3703800-blinken-poasniv-ak-ssa-stavlatsa-do-perspektiv-mirotvorstva-kitau-v-ukraini.html" text:style-name="Internet_20_link" text:visited-style-name="Visited_20_Internet_20_Link">
https://www.ukrinform.ua/rubric-polytics/3703800-blinken-poasniv-ak-ssa-stavlatsa-do-perspektiv-mirotvorstva-kitau-v-ukraini.html</text:a>
</text:p>
      <!--NEWS-->
      <text:h text:style-name="P10" text:outline-level="1">
<text:span text:style-name="T4">
Russian army shelled Nikopol late evening yesterday</text:span>
</text:h>
      <text:p text:style-name="P4">
Authors: liveuamap (Language: en)</text:p>
      <text:p text:style-name="P4">
Time: 2023-05-02T01:39:00</text:p>
      <text:p text:style-name="P4">
Location: Zaporizhia (Latitude:47.56471 Longtitude:34.39322)</text:p>
      <text:p text:style-name="P4">
Videos: []</text:p>
      <text:p text:style-name="P4">
Images: []</text:p>
      <text:p text:style-name="P4">
Tags: []</text:p>
      <text:p text:style-name="P4">
Id: 22559861</text:p>
      <!--METADATA-->
      <text:p text:style-name="P4">
Russian army shelled Nikopol late evening yesterday</text:p>
      <text:p text:style-name="P4">
News Collection Link: <text:a xlink:type="simple" xlink:href="https://liveuamap.com/en/2023/2-may-russian-army-shelled-nikopol-late-evening-yesterday" text:style-name="Internet_20_link" text:visited-style-name="Visited_20_Internet_20_Link">
https://liveuamap.com/en/2023/2-may-russian-army-shelled-nikopol-late-evening-yesterday</text:a>
</text:p>
      <text:p text:style-name="P4">
News Source: <text:a xlink:type="simple" xlink:href="https://t.me/hyevuy_dnepr/51336" text:style-name="Internet_20_link" text:visited-style-name="Visited_20_Internet_20_Link">
https://t.me/hyevuy_dnepr/51336</text:a>
</text:p>
      <!--NEWS-->
      <text:h text:style-name="P10" text:outline-level="1">
<text:span text:style-name="T4">
Zaporizka Oblast(09:30). Red Alert: aerial threat. Sirens sounding. Take cover now!</text:span>
</text:h>
      <text:p text:style-name="P4">
Authors: liveuamap (Language: en)</text:p>
      <text:p text:style-name="P4">
Time: 2023-05-02T03:32:00</text:p>
      <text:p text:style-name="P4">
Location: Zaporizka Oblast (Latitude:47.611701 Longtitude:35.764011)</text:p>
      <text:p text:style-name="P4">
Videos: []</text:p>
      <text:p text:style-name="P4">
Images: []</text:p>
      <text:p text:style-name="P4">
Tags: ["Europe", "Central and Eastern Europe"]</text:p>
      <text:p text:style-name="P4">
Id: 22559905</text:p>
      <!--METADATA-->
      <text:p text:style-name="P4">
Zaporizhzhia region(09:30). Red Alert: aerial threat. Sirens sounding. Take covernow!</text:p>
      <text:p text:style-name="P4">
News Collection Link: <text:a xlink:type="simple" xlink:href="https://liveuamap.com/en/2023/02-may-zaporizka-oblast0930-red-alert-aerial-g" text:style-name="Internet_20_link" text:visited-style-name="Visited_20_Internet_20_Link">
https://liveuamap.com/en/2023/02-may-zaporizka-oblast0930-red-alert-aerial-g</text:a>
</text:p>
      <text:p text:style-name="P4">
News Source: <text:a xlink:type="simple" xlink:href="https://t.me/air_alert_ua/44203" text:style-name="Internet_20_link" text:visited-style-name="Visited_20_Internet_20_Link">
https://t.me/air_alert_ua/44203</text:a>
</text:p>
      <!--NEWS-->
      <text:h text:style-name="P10" text:outline-level="1">
<text:span text:style-name="T4">
Sumska Oblast, Chernihivska Oblast(09:37). Red Alert: aerial threat. Sirens sounding. Take co...</text:span>
</text:h>
      <text:p text:style-name="P4">
Authors: liveuamap (Language: en)</text:p>
      <text:p text:style-name="P4">
Time: 2023-05-02T03:38:00</text:p>
      <text:p text:style-name="P4">
Location: Sumska Oblast (Latitude:50.99972 Longtitude:33.99914)</text:p>
      <text:p text:style-name="P4">
Videos: []</text:p>
      <text:p text:style-name="P4">
Images: []</text:p>
      <text:p text:style-name="P4">
Tags: ["Europe", "Central and Eastern Europe"]</text:p>
      <text:p text:style-name="P4">
Id: 22559920</text:p>
      <!--METADATA-->
      <text:p text:style-name="P4">
Sumy region, Chernihiv region(09:37). Red Alert: aerial threat. Sirenssounding. Take cover now!</text:p>
      <text:p text:style-name="P4">
News Collection Link: <text:a xlink:type="simple" xlink:href="https://liveuamap.com/en/2023/02-may-sumska-oblast-chernihivska-oblast0937-g" text:style-name="Internet_20_link" text:visited-style-name="Visited_20_Internet_20_Link">
https://liveuamap.com/en/2023/02-may-sumska-oblast-chernihivska-oblast0937-g</text:a>
</text:p>
      <text:p text:style-name="P4">
News Source: <text:a xlink:type="simple" xlink:href="https://t.me/air_alert_ua/44205" text:style-name="Internet_20_link" text:visited-style-name="Visited_20_Internet_20_Link">
https://t.me/air_alert_ua/44205</text:a>
</text:p>
      <!--NEWS-->
      <text:h text:style-name="P10" text:outline-level="1">
<text:span text:style-name="T4">
Kherson, Khersonska Oblast(09:48). Red Alert: aerial threat. Sirens sounding. Take cover now!</text:span>
</text:h>
      <text:p text:style-name="P4">
Authors: liveuamap (Language: en)</text:p>
      <text:p text:style-name="P4">
Time: 2023-05-02T03:53:00</text:p>
      <text:p text:style-name="P4">
Location: Kherson (Latitude:46.65638 Longtitude:32.61808)</text:p>
      <text:p text:style-name="P4">
Videos: []</text:p>
      <text:p text:style-name="P4">
Images: []</text:p>
      <text:p text:style-name="P4">
Tags: ["Europe", "Central and Eastern Europe"]</text:p>
      <text:p text:style-name="P4">
Id: 22559948</text:p>
      <!--METADATA-->
      <text:p text:style-name="P4">
Kherson, Kherson region(09:48). Red Alert: aerial threat. Sirens sounding.Take cover now!</text:p>
      <text:p text:style-name="P4">
News Collection Link: <text:a xlink:type="simple" xlink:href="https://liveuamap.com/en/2023/02-may-kherson-khersonska-oblast0948-red-alerg" text:style-name="Internet_20_link" text:visited-style-name="Visited_20_Internet_20_Link">
https://liveuamap.com/en/2023/02-may-kherson-khersonska-oblast0948-red-alerg</text:a>
</text:p>
      <text:p text:style-name="P4">
News Source: <text:a xlink:type="simple" xlink:href="https://t.me/air_alert_ua/44206" text:style-name="Internet_20_link" text:visited-style-name="Visited_20_Internet_20_Link">
https://t.me/air_alert_ua/44206</text:a>
</text:p>
      <!--NEWS-->
      <text:h text:style-name="P10" text:outline-level="1">
<text:span text:style-name="T4">
3 Russian servicemen wounded as result of explosion of devices dropped from the drones at Sus...</text:span>
</text:h>
      <text:p text:style-name="P4">
Authors: liveuamap (Language: en)</text:p>
      <text:p text:style-name="P4">
Time: 2023-05-02T04:02:19</text:p>
      <text:p text:style-name="P4">
Location: Bryansk,Bryanskaya oblast' (Latitude:52.73959 Longtitude:33.38496)</text:p>
      <text:p text:style-name="P4">
Videos: []</text:p>
      <text:p text:style-name="P4">
Images: ["<text:a xlink:type="simple" xlink:href="https://liveuamap.com/pics/2023/05/02/22559951_0.png" text:style-name="Internet_20_link" text:visited-style-name="Visited_20_Internet_20_Link">
22559951_0.png</text:a>
"]</text:p>
      <text:p text:style-name="P4">
Tags: ["Russia", "Central and Eastern Europe"]</text:p>
      <text:p text:style-name="P4">
Id: 22559951</text:p>
      <!--METADATA-->
      <text:p text:style-name="P4">
3 Russian servicemen wounded as result of explosion of devices dropped fromthe drones at Sushany village of Klimove district and Valuets of Pochepskdistrict of Briansk region</text:p>
      <text:p text:style-name="P4">
<draw:frame draw:style-name="fr1" draw:name="Image57" text:anchor-type="as-char" svg:width="6.9236in" svg:height="6.070455in" draw:z-index="0">
<draw:image xlink:href="../Images/liveuamap/2023-05-02T04-02-19/22559951_0.png" xlink:type="simple" xlink:show="embed" xlink:actuate="onLoad" draw:mime-type="image/png"/>
</draw:frame>
News Collection Link: <text:a xlink:type="simple" xlink:href="https://liveuamap.com/en/2023/2-may-3-russian-servicemen-wounded-as-result-of-explosion" text:style-name="Internet_20_link" text:visited-style-name="Visited_20_Internet_20_Link">
https://liveuamap.com/en/2023/2-may-3-russian-servicemen-wounded-as-result-of-explosion</text:a>
</text:p>
      <text:p text:style-name="P4">
News Source: <text:a xlink:type="simple" xlink:href="https://twitter.com/olehbatkovych/status/1653302664518590467" text:style-name="Internet_20_link" text:visited-style-name="Visited_20_Internet_20_Link">
https://twitter.com/olehbatkovych/status/1653302664518590467</text:a>
</text:p>
      <!--NEWS-->
      <text:h text:style-name="P10" text:outline-level="1">
<text:span text:style-name="T4">
Russian army conducted missile strike at Kramatorsk</text:span>
</text:h>
      <text:p text:style-name="P4">
Authors: liveuamap (Language: en)</text:p>
      <text:p text:style-name="P4">
Time: 2023-05-02T04:08:34</text:p>
      <text:p text:style-name="P4">
Location: Donetsk Oblast (Latitude:48.73649 Longtitude:37.57702)</text:p>
      <text:p text:style-name="P4">
Videos: []</text:p>
      <text:p text:style-name="P4">
Images: ["<text:a xlink:type="simple" xlink:href="https://liveuamap.com/pics/2023/05/02/22559954_0.jpg" text:style-name="Internet_20_link" text:visited-style-name="Visited_20_Internet_20_Link">
22559954_0.jpg</text:a>
", "<text:a xlink:type="simple" xlink:href="https://liveuamap.com/pics/2023/05/02/22559954_1.jpg" text:style-name="Internet_20_link" text:visited-style-name="Visited_20_Internet_20_Link">
22559954_1.jpg</text:a>
", "<text:a xlink:type="simple" xlink:href="https://liveuamap.com/pics/2023/05/02/22559954_2.jpg" text:style-name="Internet_20_link" text:visited-style-name="Visited_20_Internet_20_Link">
22559954_2.jpg</text:a>
", "<text:a xlink:type="simple" xlink:href="https://liveuamap.com/pics/2023/05/02/22559954_3.jpg" text:style-name="Internet_20_link" text:visited-style-name="Visited_20_Internet_20_Link">
22559954_3.jpg</text:a>
", "<text:a xlink:type="simple" xlink:href="https://liveuamap.com/pics/2023/05/02/22559954_4.jpg" text:style-name="Internet_20_link" text:visited-style-name="Visited_20_Internet_20_Link">
22559954_4.jpg</text:a>
"]</text:p>
      <text:p text:style-name="P4">
Tags: ["Europe"]</text:p>
      <text:p text:style-name="P4">
Id: 22559954</text:p>
      <!--METADATA-->
      <text:p text:style-name="P4">
Russian army conducted missile strike at Kramatorsk</text:p>
      <text:p text:style-name="P4">
<draw:frame draw:style-name="fr1" draw:name="Image58" text:anchor-type="as-char" svg:width="6.9236in" svg:height="9.231467in" draw:z-index="0">
<draw:image xlink:href="../Images/liveuamap/2023-05-02T04-08-34/22559954_0.jpg" xlink:type="simple" xlink:show="embed" xlink:actuate="onLoad" draw:mime-type="image/jpeg"/>
</draw:frame>
<draw:frame draw:style-name="fr1" draw:name="Image59" text:anchor-type="as-char" svg:width="6.9236in" svg:height="9.231467in" draw:z-index="0">
<draw:image xlink:href="../Images/liveuamap/2023-05-02T04-08-34/22559954_1.jpg" xlink:type="simple" xlink:show="embed" xlink:actuate="onLoad" draw:mime-type="image/jpeg"/>
</draw:frame>
<draw:frame draw:style-name="fr1" draw:name="Image60" text:anchor-type="as-char" svg:width="6.9236in" svg:height="9.231467in" draw:z-index="0">
<draw:image xlink:href="../Images/liveuamap/2023-05-02T04-08-34/22559954_2.jpg" xlink:type="simple" xlink:show="embed" xlink:actuate="onLoad" draw:mime-type="image/jpeg"/>
</draw:frame>
<draw:frame draw:style-name="fr1" draw:name="Image61" text:anchor-type="as-char" svg:width="6.9236in" svg:height="9.231467in" draw:z-index="0">
<draw:image xlink:href="../Images/liveuamap/2023-05-02T04-08-34/22559954_3.jpg" xlink:type="simple" xlink:show="embed" xlink:actuate="onLoad" draw:mime-type="image/jpeg"/>
</draw:frame>
<draw:frame draw:style-name="fr1" draw:name="Image62" text:anchor-type="as-char" svg:width="6.9236in" svg:height="9.231467in" draw:z-index="0">
<draw:image xlink:href="../Images/liveuamap/2023-05-02T04-08-34/22559954_4.jpg" xlink:type="simple" xlink:show="embed" xlink:actuate="onLoad" draw:mime-type="image/jpeg"/>
</draw:frame>
News Collection Link: <text:a xlink:type="simple" xlink:href="https://liveuamap.com/en/2023/2-may-russian-army-conducted-missile-strike-at-kramatorsk" text:style-name="Internet_20_link" text:visited-style-name="Visited_20_Internet_20_Link">
https://liveuamap.com/en/2023/2-may-russian-army-conducted-missile-strike-at-kramatorsk</text:a>
</text:p>
      <text:p text:style-name="P4">
News Source: <text:a xlink:type="simple" xlink:href="https://t.me/pavlokyrylenko_donoda/7775" text:style-name="Internet_20_link" text:visited-style-name="Visited_20_Internet_20_Link">
https://t.me/pavlokyrylenko_donoda/7775</text:a>
</text:p>
      <!--NEWS-->
      <text:h text:style-name="P10" text:outline-level="1">
<text:span text:style-name="T4">
Sumy region, Poltava region, Zaporizhzhya region, Donetsk region (12:31). Red Alrt: Aerial T ...</text:span>
</text:h>
      <text:p text:style-name="P4">
Authors: liveuamap (Language: en)</text:p>
      <text:p text:style-name="P4">
Time: 2023-05-02T06:31:00</text:p>
      <text:p text:style-name="P4">
Location: Sumska Oblast (Latitude:51.00000000 Longtitude:34.00000000)</text:p>
      <text:p text:style-name="P4">
Videos: []</text:p>
      <text:p text:style-name="P4">
Images: []</text:p>
      <text:p text:style-name="P4">
Tags: ["Europe", "Central and Eastern Europe"]</text:p>
      <text:p text:style-name="P4">
Id: 22559967</text:p>
      <!--METADATA-->
      <text:p text:style-name="P4">
Sumy region, Poltava region, Zaporizhzhya region, Donetsk region(12:31). RedAlert: aerial threat. Sirens sounding. Take cover now!</text:p>
      <text:p text:style-name="P4">
News Collection Link: <text:a xlink:type="simple" xlink:href="https://liveuamap.com/en/2023/02-may-sumska-oblast-poltavska-oblast-zaporizg" text:style-name="Internet_20_link" text:visited-style-name="Visited_20_Internet_20_Link">
https://liveuamap.com/en/2023/02-may-sumska-oblast-poltavska-oblast-zaporizg</text:a>
</text:p>
      <text:p text:style-name="P4">
News Source: <text:a xlink:type="simple" xlink:href="https://t.me/air_alert_ua/44216" text:style-name="Internet_20_link" text:visited-style-name="Visited_20_Internet_20_Link">
https://t.me/air_alert_ua/44216</text:a>
</text:p>
      <!--NEWS-->
      <text:h text:style-name="P10" text:outline-level="1">
<text:span text:style-name="T4">
Kharkiv, Kharkivska Oblast(12:31). Red Alert: aerial threat. Sirens sounding. Take cover now!</text:span>
</text:h>
      <text:p text:style-name="P4">
Authors: liveuamap (Language: en)</text:p>
      <text:p text:style-name="P4">
Time: 2023-05-02T06:32:00</text:p>
      <text:p text:style-name="P4">
Location: Kharkiv (Latitude:49.9812 Longtitude:36.25223)</text:p>
      <text:p text:style-name="P4">
Videos: []</text:p>
      <text:p text:style-name="P4">
Images: []</text:p>
      <text:p text:style-name="P4">
Tags: ["Europe", "Central and Eastern Europe"]</text:p>
      <text:p text:style-name="P4">
Id: 22559968</text:p>
      <!--METADATA-->
      <text:p text:style-name="P4">
Kharkiv, Kharkiv region(12:31). Red Alert: aerial threat. Sirens sounding.Take cover now!</text:p>
      <text:p text:style-name="P4">
News Collection Link: <text:a xlink:type="simple" xlink:href="https://liveuamap.com/en/2023/02-may-kharkiv-kharkivska-oblast1231-red-alerg" text:style-name="Internet_20_link" text:visited-style-name="Visited_20_Internet_20_Link">
https://liveuamap.com/en/2023/02-may-kharkiv-kharkivska-oblast1231-red-alerg</text:a>
</text:p>
      <text:p text:style-name="P4">
News Source: <text:a xlink:type="simple" xlink:href="https://t.me/suspilnekharkiv/24431" text:style-name="Internet_20_link" text:visited-style-name="Visited_20_Internet_20_Link">
https://t.me/suspilnekharkiv/24431</text:a>
</text:p>
      <!--NEWS-->
      <text:h text:style-name="P10" text:outline-level="1">
<text:span text:style-name="T4">
1 person killed, 4 wounded as result of shelling in Bilozerka community of Kherson region</text:span>
</text:h>
      <text:p text:style-name="P4">
Authors: liveuamap (Language: en)</text:p>
      <text:p text:style-name="P4">
Time: 2023-05-02T06:39:20</text:p>
      <text:p text:style-name="P4">
Location: Kherson (Latitude:46.62421 Longtitude:32.43851)</text:p>
      <text:p text:style-name="P4">
Videos: []</text:p>
      <text:p text:style-name="P4">
Images: []</text:p>
      <text:p text:style-name="P4">
Tags: ["Europe", "Central and Eastern Europe"]</text:p>
      <text:p text:style-name="P4">
Id: 22559969</text:p>
      <!--METADATA-->
      <text:p text:style-name="P4">
1 person killed, 4 wounded as result of shelling in Bilozerka community ofKherson region</text:p>
      <text:p text:style-name="P4">
News Collection Link: <text:a xlink:type="simple" xlink:href="https://liveuamap.com/en/2023/2-may-1-person-killed-4-wounded-as-result-of-shelling-in" text:style-name="Internet_20_link" text:visited-style-name="Visited_20_Internet_20_Link">
https://liveuamap.com/en/2023/2-may-1-person-killed-4-wounded-as-result-of-shelling-in</text:a>
</text:p>
      <text:p text:style-name="P4">
News Source: <text:a xlink:type="simple" xlink:href="https://t.me/channel24_ua/86665" text:style-name="Internet_20_link" text:visited-style-name="Visited_20_Internet_20_Link">
https://t.me/channel24_ua/86665</text:a>
</text:p>
      <!--NEWS-->
      <text:h text:style-name="P10" text:outline-level="1">
<text:span text:style-name="T4">
Deputy commander of occupational police in Zaporizhzhia region wounded as result of explosion...</text:span>
</text:h>
      <text:p text:style-name="P4">
Authors: liveuamap (Language: en)</text:p>
      <text:p text:style-name="P4">
Time: 2023-05-02T07:55:09</text:p>
      <text:p text:style-name="P4">
Location: Melitopol',Zaporizhia Oblast (Latitude:46.85655 Longtitude:35.37014)</text:p>
      <text:p text:style-name="P4">
Videos: []</text:p>
      <text:p text:style-name="P4">
Images: []</text:p>
      <text:p text:style-name="P4">
Tags: []</text:p>
      <text:p text:style-name="P4">
Id: 22559972</text:p>
      <!--METADATA-->
      <text:p text:style-name="P4">
Deputy commander of occupational police in Zaporizhzhia region wounded asresult of explosion in Melitopol</text:p>
      <text:p text:style-name="P4">
News Collection Link: <text:a xlink:type="simple" xlink:href="https://liveuamap.com/en/2023/2-may-deputy-commander-of-occupational-police-in-zaporizhzhia" text:style-name="Internet_20_link" text:visited-style-name="Visited_20_Internet_20_Link">
https://liveuamap.com/en/2023/2-may-deputy-commander-of-occupational-police-in-zaporizhzhia</text:a>
</text:p>
      <text:p text:style-name="P4">
News Source: <text:a xlink:type="simple" xlink:href="https://t.me/rusbrief/113602" text:style-name="Internet_20_link" text:visited-style-name="Visited_20_Internet_20_Link">
https://t.me/rusbrief/113602</text:a>
</text:p>
      <!--NEWS-->
      <text:h text:style-name="P10" text:outline-level="1">
<text:span text:style-name="T4">
Zaporizka Oblast(14:32). Red Alert: aerial threat. Sirens sounding. Take cover now!</text:span>
</text:h>
      <text:p text:style-name="P4">
Authors: liveuamap (Language: en)</text:p>
      <text:p text:style-name="P4">
Time: 2023-05-02T08:32:00</text:p>
      <text:p text:style-name="P4">
Location: Zaporizka Oblast (Latitude:47.611311 Longtitude:35.765721)</text:p>
      <text:p text:style-name="P4">
Videos: []</text:p>
      <text:p text:style-name="P4">
Images: []</text:p>
      <text:p text:style-name="P4">
Tags: ["Europe", "Central and Eastern Europe"]</text:p>
      <text:p text:style-name="P4">
Id: 22559973</text:p>
      <!--METADATA-->
      <text:p text:style-name="P4">
Zaporizhzhia region(14:32). Red Alert: aerial threat. Sirens sounding. Take covernow!</text:p>
      <text:p text:style-name="P4">
News Collection Link: <text:a xlink:type="simple" xlink:href="https://liveuamap.com/en/2023/02-may-zaporizka-oblast1432-red-alert-aerial-g" text:style-name="Internet_20_link" text:visited-style-name="Visited_20_Internet_20_Link">
https://liveuamap.com/en/2023/02-may-zaporizka-oblast1432-red-alert-aerial-g</text:a>
</text:p>
      <text:p text:style-name="P4">
News Source: <text:a xlink:type="simple" xlink:href="https://t.me/suspilnezaporizhzhya/12533" text:style-name="Internet_20_link" text:visited-style-name="Visited_20_Internet_20_Link">
https://t.me/suspilnezaporizhzhya/12533</text:a>
</text:p>
      <!--NEWS-->
      <text:h text:style-name="P10" text:outline-level="1">
<text:span text:style-name="T4">
Dnipro, Dnipropetrovska Oblast(14:31). Red Alert: aerial threat. Sirens sounding. Take cover ...</text:span>
</text:h>
      <text:p text:style-name="P4">
Authors: liveuamap (Language: en)</text:p>
      <text:p text:style-name="P4">
Time: 2023-05-02T08:33:00</text:p>
      <text:p text:style-name="P4">
Location: Dnipro (Latitude:48.4597 Longtitude:35.03937)</text:p>
      <text:p text:style-name="P4">
Videos: []</text:p>
      <text:p text:style-name="P4">
Images: []</text:p>
      <text:p text:style-name="P4">
Tags: ["Europe", "Central and Eastern Europe"]</text:p>
      <text:p text:style-name="P4">
Id: 22559975</text:p>
      <!--METADATA-->
      <text:p text:style-name="P4">
Dnipro, Dnipropetrovsk region(14:31). Red Alert: aerial threat. Sirenssounding. Take cover now!</text:p>
      <text:p text:style-name="P4">
News Collection Link: <text:a xlink:type="simple" xlink:href="https://liveuamap.com/en/2023/02-may-dnipro-dnipropetrovska-oblast1431-red-g" text:style-name="Internet_20_link" text:visited-style-name="Visited_20_Internet_20_Link">
https://liveuamap.com/en/2023/02-may-dnipro-dnipropetrovska-oblast1431-red-g</text:a>
</text:p>
      <text:p text:style-name="P4">
News Source: <text:a xlink:type="simple" xlink:href="https://t.me/suspilnednipro/14971" text:style-name="Internet_20_link" text:visited-style-name="Visited_20_Internet_20_Link">
https://t.me/suspilnednipro/14971</text:a>
</text:p>
      <!--NEWS-->
      <text:h text:style-name="P10" text:outline-level="1">
<text:span text:style-name="T4">
Kirovohrad region, Mykolaiv, Mykolaiv region, Kherson, Kherson region (14: ZZ). Red and ...</text:span>
</text:h>
      <text:p text:style-name="P4">
Authors: liveuamap (Language: en)</text:p>
      <text:p text:style-name="P4">
Time: 2023-05-02T08:34:00</text:p>
      <text:p text:style-name="P4">
Location: Kirovohradska Oblast (Latitude:48.50000000 Longtitude:32.00000000)</text:p>
      <text:p text:style-name="P4">
Videos: []</text:p>
      <text:p text:style-name="P4">
Images: []</text:p>
      <text:p text:style-name="P4">
Tags: ["Europe", "Central and Eastern Europe"]</text:p>
      <text:p text:style-name="P4">
Id: 22559976</text:p>
      <!--METADATA-->
      <text:p text:style-name="P4">
Kirovohrad region, Mykolaiv, Mykolaiv region, Kherson, Khersonska region(14:33). Red Alert: aerial threat. Sirens sounding. Take cover now!</text:p>
      <text:p text:style-name="P4">
News Collection Link: <text:a xlink:type="simple" xlink:href="https://liveuamap.com/en/2023/02-may-kirovohradska-oblast-mykolaiv-mykolayig" text:style-name="Internet_20_link" text:visited-style-name="Visited_20_Internet_20_Link">
https://liveuamap.com/en/2023/02-may-kirovohradska-oblast-mykolaiv-mykolayig</text:a>
</text:p>
      <text:p text:style-name="P4">
News Source: <text:a xlink:type="simple" xlink:href="https://t.me/air_alert_ua/44229" text:style-name="Internet_20_link" text:visited-style-name="Visited_20_Internet_20_Link">
https://t.me/air_alert_ua/44229</text:a>
</text:p>
      <!--NEWS-->
      <text:h text:style-name="P10" text:outline-level="1">
<text:span text:style-name="T4">
Russian airplanes dropped 2 guided bombs at the island near Veletenske village, killing 3 and...</text:span>
</text:h>
      <text:p text:style-name="P4">
Authors: liveuamap (Language: en)</text:p>
      <text:p text:style-name="P4">
Time: 2023-05-02T08:39:59</text:p>
      <text:p text:style-name="P4">
Location: Ukraine (Latitude:46.56133 Longtitude:32.3935)</text:p>
      <text:p text:style-name="P4">
Videos: []</text:p>
      <text:p text:style-name="P4">
Images: []</text:p>
      <text:p text:style-name="P4">
Tags: ["Europe", "Central and Eastern Europe"]</text:p>
      <text:p text:style-name="P4">
Id: 22559977</text:p>
      <!--METADATA-->
      <text:p text:style-name="P4">
Russian airplanes dropped 2 guided bombs at the island near Veletenskevillage, killing 3 and wounding 5</text:p>
      <text:p text:style-name="P4">
News Collection Link: <text:a xlink:type="simple" xlink:href="https://liveuamap.com/en/2023/2-may-russian-airplanes-dropped-2-guided-bombs-at-the-island" text:style-name="Internet_20_link" text:visited-style-name="Visited_20_Internet_20_Link">
https://liveuamap.com/en/2023/2-may-russian-airplanes-dropped-2-guided-bombs-at-the-island</text:a>
</text:p>
      <text:p text:style-name="P4">
News Source: <text:a xlink:type="simple" xlink:href="https://t.me/babel/31796" text:style-name="Internet_20_link" text:visited-style-name="Visited_20_Internet_20_Link">
https://t.me/babel/31796</text:a>
</text:p>
      <!--NEWS-->
      <text:h text:style-name="P10" text:outline-level="1">
<text:span text:style-name="T4">
Explosions were reported in Zaporizhzhia</text:span>
</text:h>
      <text:p text:style-name="P4">
Authors: liveuamap (Language: en)</text:p>
      <text:p text:style-name="P4">
Time: 2023-05-02T08:41:20</text:p>
      <text:p text:style-name="P4">
Location: Zaporizhzhia (Latitude:47.83574 Longtitude:35.09668)</text:p>
      <text:p text:style-name="P4">
Videos: []</text:p>
      <text:p text:style-name="P4">
Images: []</text:p>
      <text:p text:style-name="P4">
Tags: ["Europe", "Central and Eastern Europe"]</text:p>
      <text:p text:style-name="P4">
Id: 22559978</text:p>
      <!--METADATA-->
      <text:p text:style-name="P4">
Explosions were reported in Zaporizhzhia</text:p>
      <text:p text:style-name="P4">
News Collection Link: <text:a xlink:type="simple" xlink:href="https://liveuamap.com/en/2023/2-may-explosions-were-reported-in-zaporizhzhia" text:style-name="Internet_20_link" text:visited-style-name="Visited_20_Internet_20_Link">
https://liveuamap.com/en/2023/2-may-explosions-were-reported-in-zaporizhzhia</text:a>
</text:p>
      <text:p text:style-name="P4">
News Source: <text:a xlink:type="simple" xlink:href="https://t.me/suspilnezaporizhzhya/12532" text:style-name="Internet_20_link" text:visited-style-name="Visited_20_Internet_20_Link">
https://t.me/suspilnezaporizhzhya/12532</text:a>
</text:p>
      <!--NEWS-->
      <text:h text:style-name="P10" text:outline-level="1">
<text:span text:style-name="T4">
Air defense is active in South-Western Crimea</text:span>
</text:h>
      <text:p text:style-name="P4">
Authors: liveuamap (Language: en)</text:p>
      <text:p text:style-name="P4">
Time: 2023-05-02T08:49:55</text:p>
      <text:p text:style-name="P4">
Location: Crimea (Latitude:44.8388 Longtitude:33.55873)</text:p>
      <text:p text:style-name="P4">
Videos: []</text:p>
      <text:p text:style-name="P4">
Images: ["<text:a xlink:type="simple" xlink:href="https://liveuamap.com/pics/2023/05/02/22559984_0.jpg" text:style-name="Internet_20_link" text:visited-style-name="Visited_20_Internet_20_Link">
22559984_0.jpg</text:a>
"]</text:p>
      <text:p text:style-name="P4">
Tags: ["Europe", "Central and Eastern Europe"]</text:p>
      <text:p text:style-name="P4">
Id: 22559984</text:p>
      <!--METADATA-->
      <text:p text:style-name="P4">
Air defense is active in South-Western Crimea</text:p>
      <text:p text:style-name="P4">
<draw:frame draw:style-name="fr1" draw:name="Image63" text:anchor-type="as-char" svg:width="6.9236in" svg:height="6.9236in" draw:z-index="0">
<draw:image xlink:href="../Images/liveuamap/2023-05-02T08-49-55/22559984_0.jpg" xlink:type="simple" xlink:show="embed" xlink:actuate="onLoad" draw:mime-type="image/jpeg"/>
</draw:frame>
News Collection Link: <text:a xlink:type="simple" xlink:href="https://liveuamap.com/en/2023/2-may-air-defense-is-active-in-southwestern-crimea" text:style-name="Internet_20_link" text:visited-style-name="Visited_20_Internet_20_Link">
https://liveuamap.com/en/2023/2-may-air-defense-is-active-in-southwestern-crimea</text:a>
</text:p>
      <text:p text:style-name="P4">
News Source: <text:a xlink:type="simple" xlink:href="https://t.me/huyovy_kharkiv/108012" text:style-name="Internet_20_link" text:visited-style-name="Visited_20_Internet_20_Link">
https://t.me/huyovy_kharkiv/108012</text:a>
</text:p>
      <!--NEWS-->
      <text:h text:style-name="P10" text:outline-level="1">
<text:span text:style-name="T4">
Ukrainian Parliament extended Martial law and general mobilisation for another 90 days</text:span>
</text:h>
      <text:p text:style-name="P4">
Authors: liveuamap (Language: en)</text:p>
      <text:p text:style-name="P4">
Time: 2023-05-02T09:04:04</text:p>
      <text:p text:style-name="P4">
Location: Kyiv, Kyiv city (Latitude:50.4458 Longtitude:30.5373)</text:p>
      <text:p text:style-name="P4">
Videos: []</text:p>
      <text:p text:style-name="P4">
Images: []</text:p>
      <text:p text:style-name="P4">
Tags: ["Europe", "Central and Eastern Europe"]</text:p>
      <text:p text:style-name="P4">
Id: 22559985</text:p>
      <!--METADATA-->
      <text:p text:style-name="P4">
Ukrainian Parliament extended Martial law and general mobilisation for another90 days</text:p>
      <text:p text:style-name="P4">
News Collection Link: <text:a xlink:type="simple" xlink:href="https://liveuamap.com/en/2023/2-may-ukrainian-parliament-extended-martial-law-and-general" text:style-name="Internet_20_link" text:visited-style-name="Visited_20_Internet_20_Link">
https://liveuamap.com/en/2023/2-may-ukrainian-parliament-extended-martial-law-and-general</text:a>
</text:p>
      <text:p text:style-name="P4">
News Source: <text:a xlink:type="simple" xlink:href="https://t.me/ukrinform_news/97788" text:style-name="Internet_20_link" text:visited-style-name="Visited_20_Internet_20_Link">
https://t.me/ukrinform_news/97788</text:a>
</text:p>
      <!--NEWS-->
      <text:h text:style-name="P10" text:outline-level="1">
<text:span text:style-name="T4">
Donetsk Oblast, Zaporizka Oblast(15:41). Red Alert: aerial threat. Sirens sounding. Take cove...</text:span>
</text:h>
      <text:p text:style-name="P4">
Authors: liveuamap (Language: en)</text:p>
      <text:p text:style-name="P4">
Time: 2023-05-02T09:41:00</text:p>
      <text:p text:style-name="P4">
Location: Donetsk Oblast (Latitude:48.72807 Longtitude:37.57828)</text:p>
      <text:p text:style-name="P4">
Videos: []</text:p>
      <text:p text:style-name="P4">
Images: []</text:p>
      <text:p text:style-name="P4">
Tags: ["Europe", "Central and Eastern Europe"]</text:p>
      <text:p text:style-name="P4">
Id: 22559986</text:p>
      <!--METADATA-->
      <text:p text:style-name="P4">
Donetsk region, Zaporizhzhia region(15:41). Red Alert: aerial threat. Sirenssounding. Take cover now!</text:p>
      <text:p text:style-name="P4">
News Collection Link: <text:a xlink:type="simple" xlink:href="https://liveuamap.com/en/2023/02-may-donetsk-oblast-zaporizka-oblast1541-reg" text:style-name="Internet_20_link" text:visited-style-name="Visited_20_Internet_20_Link">
https://liveuamap.com/en/2023/02-may-donetsk-oblast-zaporizka-oblast1541-reg</text:a>
</text:p>
      <text:p text:style-name="P4">
News Source: <text:a xlink:type="simple" xlink:href="https://t.me/air_alert_ua/44239" text:style-name="Internet_20_link" text:visited-style-name="Visited_20_Internet_20_Link">
https://t.me/air_alert_ua/44239</text:a>
</text:p>
      <!--NEWS-->
      <text:h text:style-name="P10" text:outline-level="1">
<text:span text:style-name="T4">
Explosions were reported in Sevastopol, according to occupational authorities due to the train...</text:span>
</text:h>
      <text:p text:style-name="P4">
Authors: liveuamap (Language: en)</text:p>
      <text:p text:style-name="P4">
Time: 2023-05-02T12:54:53</text:p>
      <text:p text:style-name="P4">
Location: Sevastopol (Latitude:44.76937 Longtitude:33.59756)</text:p>
      <text:p text:style-name="P4">
Videos: []</text:p>
      <text:p text:style-name="P4">
Images: ["<text:a xlink:type="simple" xlink:href="https://liveuamap.com/pics/2023/05/02/22560045_0.jpg" text:style-name="Internet_20_link" text:visited-style-name="Visited_20_Internet_20_Link">
22560045_0.jpg</text:a>
"]</text:p>
      <text:p text:style-name="P4">
Tags: ["Europe", "Central and Eastern Europe"]</text:p>
      <text:p text:style-name="P4">
Id: 22560045</text:p>
      <!--METADATA-->
      <text:p text:style-name="P4">
Explosions were reported in Sevastopol, according to occupational authoritiesdue to the training of air defense</text:p>
      <text:p text:style-name="P4">
<draw:frame draw:style-name="fr1" draw:name="Image64" text:anchor-type="as-char" svg:width="6.9236in" svg:height="9.231467in" draw:z-index="0">
<draw:image xlink:href="../Images/liveuamap/2023-05-02T12-54-53/22560045_0.jpg" xlink:type="simple" xlink:show="embed" xlink:actuate="onLoad" draw:mime-type="image/jpeg"/>
</draw:frame>
News Collection Link: <text:a xlink:type="simple" xlink:href="https://liveuamap.com/en/2023/2-may-explosions-were-reported-in-sevastopol-according-to" text:style-name="Internet_20_link" text:visited-style-name="Visited_20_Internet_20_Link">
https://liveuamap.com/en/2023/2-may-explosions-were-reported-in-sevastopol-according-to</text:a>
</text:p>
      <text:p text:style-name="P4">
News Source: <text:a xlink:type="simple" xlink:href="https://t.me/Tsaplienko/30948" text:style-name="Internet_20_link" text:visited-style-name="Visited_20_Internet_20_Link">
https://t.me/Tsaplienko/30948</text:a>
</text:p>
      <!--NEWS-->
      <text:h text:style-name="P10" text:outline-level="1">
<text:span text:style-name="T4">
Russian army shelled Nikopol district 4 times today, used drones against Marhanets community</text:span>
</text:h>
      <text:p text:style-name="P4">
Authors: liveuamap (Language: en)</text:p>
      <text:p text:style-name="P4">
Time: 2023-05-02T13:06:34</text:p>
      <text:p text:style-name="P4">
Location: Marhanets (Latitude:47.64596 Longtitude:34.64264)</text:p>
      <text:p text:style-name="P4">
Videos: []</text:p>
      <text:p text:style-name="P4">
Images: ["<text:a xlink:type="simple" xlink:href="https://liveuamap.com/pics/2023/05/02/22560051_0.jpg" text:style-name="Internet_20_link" text:visited-style-name="Visited_20_Internet_20_Link">
22560051_0.jpg</text:a>
"]</text:p>
      <text:p text:style-name="P4">
Tags: ["Europe", "Central and Eastern Europe"]</text:p>
      <text:p text:style-name="P4">
Id: 22560051</text:p>
      <!--METADATA-->
      <text:p text:style-name="P4">
Russian army shelled Nikopol district 4 times today, used drones againstMarhanets community</text:p>
      <text:p text:style-name="P4">
<draw:frame draw:style-name="fr1" draw:name="Image65" text:anchor-type="as-char" svg:width="6.9236in" svg:height="5.772552in" draw:z-index="0">
<draw:image xlink:href="../Images/liveuamap/2023-05-02T13-06-34/22560051_0.jpg" xlink:type="simple" xlink:show="embed" xlink:actuate="onLoad" draw:mime-type="image/jpeg"/>
</draw:frame>
News Collection Link: <text:a xlink:type="simple" xlink:href="https://liveuamap.com/en/2023/2-may-russian-army-shelled-nikopol-district-4-times-today" text:style-name="Internet_20_link" text:visited-style-name="Visited_20_Internet_20_Link">
https://liveuamap.com/en/2023/2-may-russian-army-shelled-nikopol-district-4-times-today</text:a>
</text:p>
      <text:p text:style-name="P4">
News Source: <text:a xlink:type="simple" xlink:href="https://t.me/hyevuy_dnepr/51387" text:style-name="Internet_20_link" text:visited-style-name="Visited_20_Internet_20_Link">
https://t.me/hyevuy_dnepr/51387</text:a>
</text:p>
      <!--NEWS-->
      <text:h text:style-name="P10" text:outline-level="1">
<text:span text:style-name="T4">
Freight train derailed in Briansk region of Russia in a suspected saboteur attack</text:span>
</text:h>
      <text:p text:style-name="P4">
Authors: liveuamap (Language: en)</text:p>
      <text:p text:style-name="P4">
Time: 2023-05-02T14:17:52</text:p>
      <text:p text:style-name="P4">
Location: Briansk (Latitude:53.21353 Longtitude:34.50377)</text:p>
      <text:p text:style-name="P4">
Videos: []</text:p>
      <text:p text:style-name="P4">
Images: ["<text:a xlink:type="simple" xlink:href="https://liveuamap.com/pics/2023/05/02/22560070_0.jpg" text:style-name="Internet_20_link" text:visited-style-name="Visited_20_Internet_20_Link">
22560070_0.jpg</text:a>
"]</text:p>
      <text:p text:style-name="P4">
Tags: ["Russia"]</text:p>
      <text:p text:style-name="P4">
Id: 22560070</text:p>
      <!--METADATA-->
      <text:p text:style-name="P4">
Freight train derailed in Bryansk region of Russia in a suspected saboteur attack<draw:frame draw:style-name="fr1" draw:name="Image66" text:anchor-type="as-char" svg:width="6.9236in" svg:height="9.768748in" draw:z-index="0">
<draw:image xlink:href="../Images/liveuamap/2023-05-02T14-17-52/22560070_0.jpg" xlink:type="simple" xlink:show="embed" xlink:actuate="onLoad" draw:mime-type="image/jpeg"/>
</draw:frame>
News Collection Link: <text:a xlink:type="simple" xlink:href="https://liveuamap.com/en/2023/2-may-freight-train-derailed-in-briansk-region-of-russia" text:style-name="Internet_20_link" text:visited-style-name="Visited_20_Internet_20_Link">
https://liveuamap.com/en/2023/2-may-freight-train-derailed-in-briansk-region-of-russia</text:a>
</text:p>
      <text:p text:style-name="P4">
News Source: <text:a xlink:type="simple" xlink:href="https://t.me/ENews112/13685" text:style-name="Internet_20_link" text:visited-style-name="Visited_20_Internet_20_Link">
https://t.me/ENews112/13685</text:a>
</text:p>
      <!--NEWS-->
      <text:h text:style-name="P10" text:outline-level="1">
<text:span text:style-name="T4">
Chernihivska Oblast, Sumska Oblast(20:51). Red Alert: aerial threat. Sirens sounding. Take co...</text:span>
</text:h>
      <text:p text:style-name="P4">
Authors: liveuamap (Language: en)</text:p>
      <text:p text:style-name="P4">
Time: 2023-05-02T14:53:00</text:p>
      <text:p text:style-name="P4">
Location: Chernihivska Oblast (Latitude:51.33288 Longtitude:32.0009)</text:p>
      <text:p text:style-name="P4">
Videos: []</text:p>
      <text:p text:style-name="P4">
Images: []</text:p>
      <text:p text:style-name="P4">
Tags: ["Europe", "Central and Eastern Europe"]</text:p>
      <text:p text:style-name="P4">
Id: 22560077</text:p>
      <!--METADATA-->
      <text:p text:style-name="P4">
Chernihiv region, Sumy region(20:51). Red Alert: aerial threat. Sirenssounding. Take cover now!</text:p>
      <text:p text:style-name="P4">
News Collection Link: <text:a xlink:type="simple" xlink:href="https://liveuamap.com/en/2023/02-may-chernihivska-oblast-sumska-oblast2051-g" text:style-name="Internet_20_link" text:visited-style-name="Visited_20_Internet_20_Link">
https://liveuamap.com/en/2023/02-may-chernihivska-oblast-sumska-oblast2051-g</text:a>
</text:p>
      <text:p text:style-name="P4">
News Source: <text:a xlink:type="simple" xlink:href="https://t.me/air_alert_ua/44247" text:style-name="Internet_20_link" text:visited-style-name="Visited_20_Internet_20_Link">
https://t.me/air_alert_ua/44247</text:a>
</text:p>
      <!--NEWS-->
      <text:h text:style-name="P10" text:outline-level="1">
<text:span text:style-name="T4">
Zaporizka Oblast(21:27). Red Alert: aerial threat. Sirens sounding. Take cover now!</text:span>
</text:h>
      <text:p text:style-name="P4">
Authors: liveuamap (Language: en)</text:p>
      <text:p text:style-name="P4">
Time: 2023-05-02T15:28:00</text:p>
      <text:p text:style-name="P4">
Location: Zaporizka Oblast (Latitude:47.612021 Longtitude:35.765261)</text:p>
      <text:p text:style-name="P4">
Videos: []</text:p>
      <text:p text:style-name="P4">
Images: []</text:p>
      <text:p text:style-name="P4">
Tags: ["Europe", "Central and Eastern Europe"]</text:p>
      <text:p text:style-name="P4">
Id: 22560080</text:p>
      <!--METADATA-->
      <text:p text:style-name="P4">
Zaporizhzhia region(21:27). Red Alert: aerial threat. Sirens sounding. Take covernow!</text:p>
      <text:p text:style-name="P4">
News Collection Link: <text:a xlink:type="simple" xlink:href="https://liveuamap.com/en/2023/02-may-zaporizka-oblast2127-red-alert-aerial-g" text:style-name="Internet_20_link" text:visited-style-name="Visited_20_Internet_20_Link">
https://liveuamap.com/en/2023/02-may-zaporizka-oblast2127-red-alert-aerial-g</text:a>
</text:p>
      <text:p text:style-name="P4">
News Source: <text:a xlink:type="simple" xlink:href="https://t.me/air_alert_ua/44249" text:style-name="Internet_20_link" text:visited-style-name="Visited_20_Internet_20_Link">
https://t.me/air_alert_ua/44249</text:a>
</text:p>
      <!--NEWS-->
      <text:h text:style-name="P10" text:outline-level="1">
<text:span text:style-name="T4">
Dnipro, Dnipropetrovska Oblast(21:47). Red Alert: aerial threat. Sirens sounding. Take cover ...</text:span>
</text:h>
      <text:p text:style-name="P4">
Authors: liveuamap (Language: en)</text:p>
      <text:p text:style-name="P4">
Time: 2023-05-02T15:47:00</text:p>
      <text:p text:style-name="P4">
Location: Dnipro (Latitude:48.45877 Longtitude:35.038)</text:p>
      <text:p text:style-name="P4">
Videos: []</text:p>
      <text:p text:style-name="P4">
Images: []</text:p>
      <text:p text:style-name="P4">
Tags: ["Europe", "Central and Eastern Europe"]</text:p>
      <text:p text:style-name="P4">
Id: 22560081</text:p>
      <!--METADATA-->
      <text:p text:style-name="P4">
Dnipro, Dnipropetrovsk region(21:47). Red Alert: aerial threat. Sirenssounding. Take cover now!</text:p>
      <text:p text:style-name="P4">
News Collection Link: <text:a xlink:type="simple" xlink:href="https://liveuamap.com/en/2023/02-may-dnipro-dnipropetrovska-oblast2147-red-g" text:style-name="Internet_20_link" text:visited-style-name="Visited_20_Internet_20_Link">
https://liveuamap.com/en/2023/02-may-dnipro-dnipropetrovska-oblast2147-red-g</text:a>
</text:p>
      <text:p text:style-name="P4">
News Source: <text:a xlink:type="simple" xlink:href="https://t.me/suspilnednipro/14986" text:style-name="Internet_20_link" text:visited-style-name="Visited_20_Internet_20_Link">
https://t.me/suspilnednipro/14986</text:a>
</text:p>
      <!--NEWS-->
      <text:h text:style-name="P10" text:outline-level="1">
<text:span text:style-name="T4">
Chernihivska Oblast(21:48). Red Alert: aerial threat. Sirens sounding. Take cover now!</text:span>
</text:h>
      <text:p text:style-name="P4">
Authors: liveuamap (Language: en)</text:p>
      <text:p text:style-name="P4">
Time: 2023-05-02T15:49:00</text:p>
      <text:p text:style-name="P4">
Location: Chernihivska Oblast (Latitude:51.33419 Longtitude:31.99989)</text:p>
      <text:p text:style-name="P4">
Videos: []</text:p>
      <text:p text:style-name="P4">
Images: []</text:p>
      <text:p text:style-name="P4">
Tags: ["Europe", "Central and Eastern Europe"]</text:p>
      <text:p text:style-name="P4">
Id: 22560082</text:p>
      <!--METADATA-->
      <text:p text:style-name="P4">
Chernihiv region(21:48). Red Alert: aerial threat. Sirens sounding. Takecover now!</text:p>
      <text:p text:style-name="P4">
News Collection Link: <text:a xlink:type="simple" xlink:href="https://liveuamap.com/en/2023/02-may-chernihivska-oblast2148-red-alert-aerig" text:style-name="Internet_20_link" text:visited-style-name="Visited_20_Internet_20_Link">
https://liveuamap.com/en/2023/02-may-chernihivska-oblast2148-red-alert-aerig</text:a>
</text:p>
      <text:p text:style-name="P4">
News Source: <text:a xlink:type="simple" xlink:href="https://t.me/suspilnechernihiv/18195" text:style-name="Internet_20_link" text:visited-style-name="Visited_20_Internet_20_Link">
https://t.me/suspilnechernihiv/18195</text:a>
</text:p>
      <!--NEWS-->
      <text:h text:style-name="P10" text:outline-level="1">
<text:span text:style-name="T4">
Donetsk Oblast(21:54). Red Alert: aerial threat. Sirens sounding. Take cover now!</text:span>
</text:h>
      <text:p text:style-name="P4">
Authors: liveuamap (Language: en)</text:p>
      <text:p text:style-name="P4">
Time: 2023-05-02T15:56:00</text:p>
      <text:p text:style-name="P4">
Location: Donetsk Oblast (Latitude:48.72744 Longtitude:37.5781)</text:p>
      <text:p text:style-name="P4">
Videos: []</text:p>
      <text:p text:style-name="P4">
Images: []</text:p>
      <text:p text:style-name="P4">
Tags: ["Europe", "Central and Eastern Europe"]</text:p>
      <text:p text:style-name="P4">
Id: 22560083</text:p>
      <!--METADATA-->
      <text:p text:style-name="P4">
Donetsk Oblast(21:54). Red Alert: aerial threat. Sirens sounding. Take covernow!</text:p>
      <text:p text:style-name="P4">
News Collection Link: <text:a xlink:type="simple" xlink:href="https://liveuamap.com/en/2023/02-may-donetsk-oblast2154-red-alert-aerial-thg" text:style-name="Internet_20_link" text:visited-style-name="Visited_20_Internet_20_Link">
https://liveuamap.com/en/2023/02-may-donetsk-oblast2154-red-alert-aerial-thg</text:a>
</text:p>
      <text:p text:style-name="P4">
News Source: <text:a xlink:type="simple" xlink:href="https://t.me/air_alert_ua/44252" text:style-name="Internet_20_link" text:visited-style-name="Visited_20_Internet_20_Link">
https://t.me/air_alert_ua/44252</text:a>
</text:p>
      <!--NEWS-->
      <text:h text:style-name="P10" text:outline-level="1">
<text:span text:style-name="T4">
1 person killed as result of shelling in Kozatske of Nova Kakhovka community of Kherson region</text:span>
</text:h>
      <text:p text:style-name="P4">
Authors: liveuamap (Language: en)</text:p>
      <text:p text:style-name="P4">
Time: 2023-05-02T16:07:34</text:p>
      <text:p text:style-name="P4">
Location: Nova Kakhovka, Khersons'ka oblast (Latitude:46.78525 Longtitude:33.33509)</text:p>
      <text:p text:style-name="P4">
Videos: []</text:p>
      <text:p text:style-name="P4">
Images: []</text:p>
      <text:p text:style-name="P4">
Tags: ["Europe", "Central and Eastern Europe"]</text:p>
      <text:p text:style-name="P4">
Id: 22560085</text:p>
      <!--METADATA-->
      <text:p text:style-name="P4">
1 person killed as result of shelling in Kozatske of Nova Kakhovka communityof Kherson region</text:p>
      <text:p text:style-name="P4">
News Collection Link: <text:a xlink:type="simple" xlink:href="https://liveuamap.com/en/2023/2-may-1-person-killed-as-result-of-shelling-in-kozatske-of" text:style-name="Internet_20_link" text:visited-style-name="Visited_20_Internet_20_Link">
https://liveuamap.com/en/2023/2-may-1-person-killed-as-result-of-shelling-in-kozatske-of</text:a>
</text:p>
      <text:p text:style-name="P4">
News Source: <text:a xlink:type="simple" xlink:href="https://t.me/suspilnenews/20358" text:style-name="Internet_20_link" text:visited-style-name="Visited_20_Internet_20_Link">
https://t.me/suspilnenews/20358</text:a>
</text:p>
      <!--NEWS-->
      <text:h text:style-name="P10" text:outline-level="1">
<text:span text:style-name="T4">
Explosions were reported in Kherson</text:span>
</text:h>
      <text:p text:style-name="P4">
Authors: liveuamap (Language: en)</text:p>
      <text:p text:style-name="P4">
Time: 2023-05-02T16:08:18</text:p>
      <text:p text:style-name="P4">
Location: Kherson (Latitude:46.65226 Longtitude:32.57978)</text:p>
      <text:p text:style-name="P4">
Videos: []</text:p>
      <text:p text:style-name="P4">
Images: []</text:p>
      <text:p text:style-name="P4">
Tags: ["Europe", "Central and Eastern Europe"]</text:p>
      <text:p text:style-name="P4">
Id: 22560086</text:p>
      <!--METADATA-->
      <text:p text:style-name="P4">
Explosions were reported in Kherson</text:p>
      <text:p text:style-name="P4">
News Collection Link: <text:a xlink:type="simple" xlink:href="https://liveuamap.com/en/2023/2-may-explosions-were-reported-in-kherson-" text:style-name="Internet_20_link" text:visited-style-name="Visited_20_Internet_20_Link">
https://liveuamap.com/en/2023/2-may-explosions-were-reported-in-kherson-</text:a>
</text:p>
      <text:p text:style-name="P4">
News Source: <text:a xlink:type="simple" xlink:href="https://t.me/suspilnenews/20359" text:style-name="Internet_20_link" text:visited-style-name="Visited_20_Internet_20_Link">
https://t.me/suspilnenews/20359</text:a>
</text:p>
      <!--NEWS-->
      <text:h text:style-name="P10" text:outline-level="1">
<text:span text:style-name="T4">
Shelling reported in Kharkiv region</text:span>
</text:h>
      <text:p text:style-name="P4">
Authors: liveuamap (Language: en)</text:p>
      <text:p text:style-name="P4">
Time: 2023-05-02T16:09:22</text:p>
      <text:p text:style-name="P4">
Location: Kharkiv (Latitude:50.07829 Longtitude:36.33762)</text:p>
      <text:p text:style-name="P4">
Videos: []</text:p>
      <text:p text:style-name="P4">
Images: []</text:p>
      <text:p text:style-name="P4">
Tags: []</text:p>
      <text:p text:style-name="P4">
Id: 22560087</text:p>
      <!--METADATA-->
      <text:p text:style-name="P4">
Shelling reported in Kharkiv region</text:p>
      <text:p text:style-name="P4">
News Collection Link: <text:a xlink:type="simple" xlink:href="https://liveuamap.com/en/2023/2-may-shelling-reported-in-kharkiv-region-" text:style-name="Internet_20_link" text:visited-style-name="Visited_20_Internet_20_Link">
https://liveuamap.com/en/2023/2-may-shelling-reported-in-kharkiv-region-</text:a>
</text:p>
      <text:p text:style-name="P4">
News Source: <text:a xlink:type="simple" xlink:href="https://t.me/kharkivlife/60296" text:style-name="Internet_20_link" text:visited-style-name="Visited_20_Internet_20_Link">
https://t.me/kharkivlife/60296</text:a>
</text:p>
      <!--NEWS-->
      <text:h text:style-name="P10" text:outline-level="1">
<text:span text:style-name="T4">
NAPC revealed signs of illegal enrichment of People's Deputy Shol</text:span>
</text:h>
      <text:p text:style-name="P4">
Authors: Ukrinform (Person)</text:p>
      <text:p text:style-name="P4">
Publisher: Укринформ (Organization)</text:p>
      <text:p text:style-name="P4">
Published Time: 2023-05-02T16:23:00+03:00</text:p>
      <text:p text:style-name="P4">
Modified Time: 2023-05-02T16:23:00+03:00</text:p>
      <text:p text:style-name="P4">
Description: The National Agency for the Prevention of Corruption revealed signs of illegal enrichment of People's Deputy Margarita Schol, for which the Supreme Anti -Corruption Court closed the criminal proceedings upon the false declaration. - Ukrinform.</text:p>
      <text:p text:style-name="P4">
Images: ["<text:a xlink:type="simple" xlink:href="https://static.ukrinform.com/photos/2023_05/thumb_files/630_360_1683033695-350.jpg" text:style-name="Internet_20_link" text:visited-style-name="Visited_20_Internet_20_Link">
630_360_16830...</text:a>
"]</text:p>
      <text:p text:style-name="P4">
Tags: ['Депутат', 'Е-декларації', 'НАЗК']</text:p>
      <text:p text:style-name="P4">
Type: Article</text:p>
      <!--METADATA-->
      <text:p text:style-name="P4">
<draw:frame draw:style-name="fr1" draw:name="Image67" text:anchor-type="as-char" svg:width="6.9236in" svg:height="3.956343in" draw:z-index="0">
<draw:image xlink:href="../Images/yкринформ/2023-05-02T16-23-00-03-00/630_360_1683033695-350.jpg" xlink:type="simple" xlink:show="embed" xlink:actuate="onLoad" draw:mime-type="image/jpeg"/>
</draw:frame>
The National Agency for the Prevention of Corruption revealed signs of illegal enrichment of People's Deputy Margarita Schol, for which the Higher Anti -Corruption Court closed criminal proceedings upon unreliable declaration.</text:p>
      <text:p text:style-name="P4">
About it reports Ukrinform with a reference to <text:a xlink:type="simple" xlink:href="https://nazk.gov.ua/uk/novyny/nazk-vyyavylo-oznaky-kryminalnogo-pravoporushennya-v-diyah-narodnoyi-deputatky/" text:style-name="Internet_20_link" text:visited-style-name="Visited_20_Internet_20_Link">
</text:a>
.</text:p>
      <text:p text:style-name="P4">
“People's Deputy, Chairman of the Subcommittee on Development of Basic Branches of the Verkhovna Rada Committee on Agrarian and Land Political Army Argarit Schol in his <text:a xlink:type="simple" xlink:href="https://www.ukrinform.ua/tag-edeklaracii" text:style-name="Internet_20_link" text:visited-style-name="Visited_20_Internet_20_Link">
</text:a>
For 2020, she indicated 561 349 UAH of monetary assets, and her income for two years of work in parliament amounted to 824 999 UAH. However, during this time, it has the help of third parties gained assets by 10 466 820 UAH, ”the vagilance said.</text:p>
      <text:p text:style-name="P4">
According to the NAPC, it is in particular an apartment in Kiev worth 1 million 871 000 UAH; BMWMM760li 2021 of the production worth 3 million 800 thousand UAH; Toyota Land Cruiser 2002019 of 2 million 54 680 thousand UAH; Honda Accord 2012 worth 310 thousand 580 UAH; Lexus GX 460 2019 Issue worth 1 million UAH; Lexus RX 350 2014 Issue worth 1 million 430 560 thousand UAH.</text:p>
      <text:p text:style-name="P4">
"Although the deputy tried to take away suspicions of illegal enrichment, officially divorced with her husband, the NAPC established the facts of their joint residence in the apartment, as well as the shared use of cars," the agency added.</text:p>
      <text:p text:style-name="P4">
According to the NAPC, purchased in 2021 an apartment in the Solomenskiy district, is owned by the father of her ex -husband, and motorized by her former husband and his close person. The value of the assets exceeds their income.</text:p>
      <text:p text:style-name="P4">
Taking into account all of the above facts, NAPC sent materials to the Domagharits of the SHL to the Office of the Prosecutor General for the entry of information to the ERDRZ by signs of a criminal offense and the pre -trial investigation by the acquisition of Margarita SHL to criminal liability.</text:p>
      <text:p text:style-name="P4">
<text:span text:style-name="T4">
 Read also: </text:span>
 <text:a xlink:type="simple" xlink:href="https://www.ukrinform.ua/rubric-polytics/3696843-nazk-z-berezna-napravlae-zapiti-sodo-perevirki-partiam-aki-otrimuut-finansuvanna-z-budzetu.html" text:style-name="Internet_20_link" text:visited-style-name="Visited_20_Internet_20_Link">
<text:span text:style-name="T4">
 NAPC </text:span>
</text:a>
Last week, WACS closed the criminal proceedings of the Domargaritari SHL on charges in declaring false information with the expiration of the limitation period.On December 22, 2022, she was informed of suspicion, and because of the deputy did not appear on the challenges of investigative actions, she was wanted.</text:p>
      <text:p text:style-name="P4">
News Source: <text:a xlink:type="simple" xlink:href="https://www.ukrinform.ua/rubric-society/3703688-nazk-viavilo-oznaki-nezakonnogo-zbagacenna-narodnoi-deputatki-sol.html" text:style-name="Internet_20_link" text:visited-style-name="Visited_20_Internet_20_Link">
https://www.ukrinform.ua/rubric-society/3703688-nazk-viavilo-oznaki-nezakonnogo-zbagacenna-narodnoi-deputatki-sol.html</text:a>
</text:p>
      <!--NEWS-->
      <text:h text:style-name="P10" text:outline-level="1">
<text:span text:style-name="T4">
The military memorial cemetery will be on the Brovarsky Prospect - the Council approved the law</text:span>
</text:h>
      <text:p text:style-name="P4">
Authors: Ukrinform (Person)</text:p>
      <text:p text:style-name="P4">
Publisher: Укринформ (Organization)</text:p>
      <text:p text:style-name="P4">
Published Time: 2023-05-02T16:27:20+03:00</text:p>
      <text:p text:style-name="P4">
Modified Time: 2023-05-02T16:27:20+03:00</text:p>
      <text:p text:style-name="P4">
Description: The Verkhovna Rada adopted the Law "On Amendments to the Laws of Ukraine on Ensuring the Location of the National Military Memorial Cemetery in the City of Kyiv" (No. 9240). - Ukrinform.</text:p>
      <text:p text:style-name="P4">
Images: ["<text:a xlink:type="simple" xlink:href="https://static.ukrinform.com/photos/2021_12/thumb_files/630_360_1639650370-236.jpg" text:style-name="Internet_20_link" text:visited-style-name="Visited_20_Internet_20_Link">
630_360_16396...</text:a>
"]</text:p>
      <text:p text:style-name="P4">
Tags: ['Закон', 'Верховна Рада', 'Військові', 'Кладовище', 'Київ', 'Війна з росією']</text:p>
      <text:p text:style-name="P4">
Type: Article</text:p>
      <!--METADATA-->
      <text:p text:style-name="P4">
<draw:frame draw:style-name="fr1" draw:name="Image68" text:anchor-type="as-char" svg:width="6.9236in" svg:height="3.956343in" draw:z-index="0">
<draw:image xlink:href="../Images/yкринформ/2023-05-02T16-27-20-03-00/630_360_1639650370-236.jpg" xlink:type="simple" xlink:show="embed" xlink:actuate="onLoad" draw:mime-type="image/jpeg"/>
</draw:frame>
The Verkhovnarad adopted the Law "On Amendments to the Laws of Ukraine on Ensuring the Memorial Memorial Cemetery in Kyiv"(№9240).</text:p>
      <text:p text:style-name="P4">
Про це народний депутат із парламентської фракції "Голос" Ярослав Железнякповідомив у <text:a xlink:type="simple" xlink:href="https://t.me/yzheleznyak/3991" text:style-name="Internet_20_link" text:visited-style-name="Visited_20_Internet_20_Link">
 </text:a>
, reports Ukrinform.</text:p>
      <text:p text:style-name="P4">
He specified that the adoption of the relevant legislative act was supported by 322 Parliamentaries.</text:p>
      <text:p text:style-name="P4">
The law provides for the transfer and change of the purpose of land of state and communal property for the placement of a national military memorial cemetery on the Brovarsky Prospect of the Udniprovsky District of the City of Kyiv; the possibility of changing the purpose of land for the placement of a memorial cemetery without the development of state -owned documentation and approval of parliament; the possibility of removal of land for the placement of the cemetery without the approval of the Cabinet of Ministers; the possibility of seizure of forest lands for construction and operation of a national military memorial cemetery without compensation to land owners and land users; The possibility of reburial of the Naming Cemetery of Heroes of Ukraine, who since 2014 has been awarded the Order of the Golden Star, and the reburial of outstanding fighters for independence of Ukraine in the Khkhstolita by decision of the government.</text:p>
      <text:p text:style-name="P4">
The text of the document also states that the projection of the memorial cemetery is to be carried out without obtaining urban planning conditions and restrictions of land. It is forbidden to remove, change the targeted purpose or subsequent transfer of the land or part of it.</text:p>
      <text:p text:style-name="P4">
The customer of the reception and construction of the National Military Memorial Tasket and responsible for its maintenance and protection is determined by the Ministry of Veterans of Ukraine.</text:p>
      <text:p text:style-name="P4">
<text:span text:style-name="T4">
 Read also: </text:span>
 <text:a xlink:type="simple" xlink:href="https://www.ukrinform.ua/rubric-society/3699934-ukraina-stvoruvatime-memorial-zahisnikam-za-zrazkom-arlingtonskogo-cvintara-u-ssa-laputina.html" text:style-name="Internet_20_link" text:visited-style-name="Visited_20_Internet_20_Link">
<text:span text:style-name="T4">
 Memorial </text:span>
</text:a>
As it was reported, on May 31, 2022, the Verkhovna Rada approved the Law of Ukraine "On Amendments to Certain Laws of Ukraine on National <text:a xlink:type="simple" xlink:href="https://www.ukrinform.ua/tag-vijskovi" text:style-name="Internet_20_link" text:visited-style-name="Visited_20_Internet_20_Link">
</text:a>
Memorial Cemetery ", to which the notion of a national military memorial platform and the peculiarities of its legal status is enshrined.</text:p>
      <text:p text:style-name="P4">
News Source: <text:a xlink:type="simple" xlink:href="https://www.ukrinform.ua/rubric-society/3703689-vijskove-memorialne-kladovise-bude-na-brovarskomu-prospekti-rada-uhvalila-zakon.html" text:style-name="Internet_20_link" text:visited-style-name="Visited_20_Internet_20_Link">
https://www.ukrinform.ua/rubric-society/3703689-vijskove-memorialne-kladovise-bude-na-brovarskomu-prospekti-rada-uhvalila-zakon.html</text:a>
</text:p>
      <!--NEWS-->
      <text:h text:style-name="P10" text:outline-level="1">
<text:span text:style-name="T4">
In Belarus, the number of military people decreased to 2800 - border guards</text:span>
</text:h>
      <text:p text:style-name="P4">
Authors: Ukrinform (Person)</text:p>
      <text:p text:style-name="P4">
Publisher: Укринформ (Organization)</text:p>
      <text:p text:style-name="P4">
Published Time: 2023-05-02T16:28:00+03:00</text:p>
      <text:p text:style-name="P4">
Modified Time: 2023-05-02T16:28:00+03:00</text:p>
      <text:p text:style-name="P4">
Description: In Belarus, intelligence does not record the presence of a shock grouping of the Russian military. The territory of the RB is used as a platform for the preparation of units of the Russian army. - Ukrinform.</text:p>
      <text:p text:style-name="P4">
Images: ["<text:a xlink:type="simple" xlink:href="https://static.ukrinform.com/photos/2022_05/thumb_files/630_360_1653320888-103.jpg" text:style-name="Internet_20_link" text:visited-style-name="Visited_20_Internet_20_Link">
630_360_16533...</text:a>
"]</text:p>
      <text:p text:style-name="P4">
Tags: ['білорусь', 'Прикордонники', 'Війна з росією', 'Єдині новини']</text:p>
      <text:p text:style-name="P4">
Type: Article</text:p>
      <!--METADATA-->
      <text:p text:style-name="P4">
<draw:frame draw:style-name="fr1" draw:name="Image69" text:anchor-type="as-char" svg:width="6.9236in" svg:height="3.956343in" draw:z-index="0">
<draw:image xlink:href="../Images/yкринформ/2023-05-02T16-28-00-03-00/630_360_1653320888-103.jpg" xlink:type="simple" xlink:show="embed" xlink:actuate="onLoad" draw:mime-type="image/jpeg"/>
</draw:frame>
Score of Belarus Intelligence does not record the presence of a shock grouping of the Russian military. The territory of the RB is used as a platform for the preparation of units of the Russian army.</text:p>
      <text:p text:style-name="P4">
A spokesman of the State Tax Service of Ukraine Andriydemchenko informed about it on the air of the Televahorphone "Unified News", Ukrinform reports.</text:p>
      <text:p text:style-name="P4">
“There is no shock grouping of the Russian troops in Belarus. On this moment, much less forces of the Russian Federation are located in Belarus, than the buffoon months ago. Earlier, intelligence recorded them at the level of about 10-11 thousand servicemen of the Russian Federation, at which time it is about 2 thousand 800 military, which are preparing training at the RB landfills, ”the spokesman said.</text:p>
      <text:p text:style-name="P4">
Demchenko explained that after preparation in Belarus they would be thrown into <text:a xlink:type="simple" xlink:href="https://www.ukrinform.ua/tag-rosia" text:style-name="Internet_20_link" text:visited-style-name="Visited_20_Internet_20_Link">
</text:a>
To strengthen the group in East of Ukraine where full -scale fighting is conducted.</text:p>
      <text:p text:style-name="P4">
<text:span text:style-name="T4">
 Read also: </text:span>
 <text:a xlink:type="simple" xlink:href="https://www.ukrinform.ua/rubric-ato/3699864-zagrozi-povtornogo-nastupu-rosian-iz-bilorusi-zaraz-nemae-budanov.html" text:style-name="Internet_20_link" text:visited-style-name="Visited_20_Internet_20_Link">
</text:a>
As reported by Ukrinform, the self -proclaimed President of Belarus Oleksrlukashenko gathered a meeting on "Topical issues of security and measures for the protection of the state border", referring to the alleged existing provocations on the border and the penetration of "saboteurs".</text:p>
      <text:p text:style-name="P4">
News Source: <text:a xlink:type="simple" xlink:href="https://www.ukrinform.ua/rubric-ato/3703690-u-bilorusi-kilkist-vijskovih-rf-zmensilasa-do-2800-prikordonniki.html" text:style-name="Internet_20_link" text:visited-style-name="Visited_20_Internet_20_Link">
https://www.ukrinform.ua/rubric-ato/3703690-u-bilorusi-kilkist-vijskovih-rf-zmensilasa-do-2800-prikordonniki.html</text:a>
</text:p>
      <!--NEWS-->
      <text:h text:style-name="P10" text:outline-level="1">
<text:span text:style-name="T4">
The Council recognized the political regime in Russia as "rashism"</text:span>
</text:h>
      <text:p text:style-name="P4">
Authors: Ukrinform (Person)</text:p>
      <text:p text:style-name="P4">
Publisher: Укринформ (Organization)</text:p>
      <text:p text:style-name="P4">
Published Time: 2023-05-02T16:34:00+03:00</text:p>
      <text:p text:style-name="P4">
Modified Time: 2023-05-02T16:34:00+03:00</text:p>
      <text:p text:style-name="P4">
Description: The Verkhovna Rada of Ukraine condemned Rashism as a basic ideology of the state policy of the Russian Federation. - Ukrinform.</text:p>
      <text:p text:style-name="P4">
Images: ["<text:a xlink:type="simple" xlink:href="https://static.ukrinform.com/photos/2019_10/thumb_files/630_360_1570013236-899.jpg" text:style-name="Internet_20_link" text:visited-style-name="Visited_20_Internet_20_Link">
630_360_15700...</text:a>
"]</text:p>
      <text:p text:style-name="P4">
Tags: ['путін', 'росія', 'Верховна Рада', 'Війна з росією']</text:p>
      <text:p text:style-name="P4">
Type: Article</text:p>
      <!--METADATA-->
      <text:p text:style-name="P4">
<draw:frame draw:style-name="fr1" draw:name="Image70" text:anchor-type="as-char" svg:width="6.9236in" svg:height="3.956343in" draw:z-index="0">
<draw:image xlink:href="../Images/yкринформ/2023-05-02T16-34-00-03-00/630_360_1570013236-899.jpg" xlink:type="simple" xlink:show="embed" xlink:actuate="onLoad" draw:mime-type="image/jpeg"/>
</draw:frame>
The Verkhovnarad of Ukraine condemned Rashism as a basic ideology of state policy of Russian federation.</text:p>
      <text:p text:style-name="P4">
About adoption <text:a xlink:type="simple" xlink:href="http://itd.rada.gov.ua/billInfo/Bills/Card/41531" text:style-name="Internet_20_link" text:visited-style-name="Visited_20_Internet_20_Link">
</text:a>
"On the statements of Ukraine" On the use of the political regime of the Russian federation of the ideology of Rashism, condemnation of the principles and practices of Rashism(№9101)in <text:a xlink:type="simple" xlink:href="http://t.me/yzheleznyak/3988" text:style-name="Internet_20_link" text:visited-style-name="Visited_20_Internet_20_Link">
</text:a>
Yaroslav Zheleznyak, a MP from the Voice faction, reported, Ukrinform reports.</text:p>
      <text:p text:style-name="P4">
The Verkhovna Rada condemns Rashism as an ideology and practice that is based on the state policy of the Russian Federation.</text:p>
      <text:p text:style-name="P4">
The Ukrainian Parliament appeals to the Organization of the United Nations, the European Parliament, the Parliamentary Assembly of the Council of Europe, the OSCE Parliamentary Assembly, the Parliamentary Assembly <text:a xlink:type="simple" xlink:href="https://www.ukrinform.ua/tag-nato" text:style-name="Internet_20_link" text:visited-style-name="Visited_20_Internet_20_Link">
</text:a>
, governments and parliaments of foreign states to support the condemnation of ideology, politics and practices of Rashism.</text:p>
      <text:p text:style-name="P4">
The BP also condemned the Russian Nazi totalitarian regime of Presidential Putin, which uses the ideology of Rashism as criminal, and also called for the international community to join the recognition of the current political regime Time -scale armed aggression against Ukraine, is a genocide of the Ukrainian Narode.</text:p>
      <text:p text:style-name="P4">
<text:span text:style-name="T4">
 Read also: </text:span>
 <text:a xlink:type="simple" xlink:href="https://www.ukrinform.ua/rubric-polytics/3695935-ak-i-comu-agresivna-rosijska-idearasizm-dozili-do-xxi-stolitta.html" text:style-name="Internet_20_link" text:visited-style-name="Visited_20_Internet_20_Link">
</text:a>
In addition, the Ukrainian Parliament calls on the international community to take measures to hold the military-political leadership of the Russian Federation of reference for committing against Ukraine and the Ukrainian people of the crime of aggression, war crimes, crimes against humanity and a crime of genocide.</text:p>
      <text:p text:style-name="P4">
At the same time <text:a xlink:type="simple" xlink:href="https://www.ukrinform.ua/tag-verhovna-rada" text:style-name="Internet_20_link" text:visited-style-name="Visited_20_Internet_20_Link">
</text:a>
He appeals to the state world calling for efforts to overcome the threats posed by the existing political regime of the Russian Federation, the ideology of Rashism's tapractics.</text:p>
      <text:p text:style-name="P4">
<text:span text:style-name="T4">
 Read also: </text:span>
 <text:a xlink:type="simple" xlink:href="https://www.ukrinform.ua/rubric-ato/3700712-prezident-kozen-proav-teroru-rf-dodatkovi-argumenti-so-vse-mae-zaversitis-u-tribunali.html" text:style-name="Internet_20_link" text:visited-style-name="Visited_20_Internet_20_Link">
</text:a>
</text:p>
      <text:p text:style-name="P4">
News Source: <text:a xlink:type="simple" xlink:href="https://www.ukrinform.ua/rubric-polytics/3703692-rada-zvernulas-do-svitu-iz-zaklikom-zasuditi-rasizm-ta-viznati-rf-derzavouteroristom.html" text:style-name="Internet_20_link" text:visited-style-name="Visited_20_Internet_20_Link">
https://www.ukrinform.ua/rubric-polytics/3703692-rada-zvernulas-do-svitu-iz-zaklikom-zasuditi-rasizm-ta-viznati-rf-derzavouteroristom.html</text:a>
</text:p>
      <!--NEWS-->
      <text:h text:style-name="P10" text:outline-level="1">
<text:span text:style-name="T4">
OP specified the consequences of the shelling of Kherson region: the Russians dropped two airbags, three dead</text:span>
</text:h>
      <text:p text:style-name="P4">
Authors: Ukrinform (Person)</text:p>
      <text:p text:style-name="P4">
Publisher: Укринформ (Organization)</text:p>
      <text:p text:style-name="P4">
Published Time: 2023-05-02T16:37:42+03:00</text:p>
      <text:p text:style-name="P4">
Modified Time: 2023-05-02T16:37:42+03:00</text:p>
      <text:p text:style-name="P4">
Description: The Russian army dumped two -controlled aviation airplanes near the village of Giant Kherson region, resulting in three people killed, and five more were injured. - Ukrinform.</text:p>
      <text:p text:style-name="P4">
Images: ["<text:a xlink:type="simple" xlink:href="https://static.ukrinform.com/photos/2022_09/thumb_files/630_360_1663073594-382.jpg" text:style-name="Internet_20_link" text:visited-style-name="Visited_20_Internet_20_Link">
630_360_16630...</text:a>
"]</text:p>
      <text:p text:style-name="P4">
Tags: ['Херсонщина', 'Обстріл', 'Російські військові', 'Єрмак', 'Офіс Президента', 'Бомба', 'Війна з росією']</text:p>
      <text:p text:style-name="P4">
Type: Article</text:p>
      <!--METADATA-->
      <text:p text:style-name="P4">
<draw:frame draw:style-name="fr1" draw:name="Image71" text:anchor-type="as-char" svg:width="6.9236in" svg:height="3.956343in" draw:z-index="0">
<draw:image xlink:href="../Images/yкринформ/2023-05-02T16-37-42-03-00/630_360_1663073594-382.jpg" xlink:type="simple" xlink:show="embed" xlink:actuate="onLoad" draw:mime-type="image/jpeg"/>
</draw:frame>
The Russian army dumped on the island near the village of Giant Kherson region two managedviabombs, resulting in three people killed, five more were injured.</text:p>
      <text:p text:style-name="P4">
This was reported by Presidential Office Andriy Ermak in <text:a xlink:type="simple" xlink:href="https://t.me/ermaka2022/2551" text:style-name="Internet_20_link" text:visited-style-name="Visited_20_Internet_20_Link">
</text:a>
transmits Ukrinform.</text:p>
      <text:p text:style-name="P4">
“<text:a xlink:type="simple" xlink:href="https://www.ukrinform.ua/tag-hersonsina" text:style-name="Internet_20_link" text:visited-style-name="Visited_20_Internet_20_Link">
</text:a>
. The Russians dropped to the island, with the village of Giant, two managed aircraft. As a result of the attack, the Russians were distracted by eight people: three people were killed, five were injured. Terrorists, ”Yermak said.</text:p>
      <text:p text:style-name="P4">
<text:span text:style-name="T4">
 Read also: </text:span>
 <text:a xlink:type="simple" xlink:href="https://www.ukrinform.ua/rubric-ato/3703614-zagarbniki-vdarili-z-artilerii-po-prikordonnomu-mistu-na-sumsini.html" text:style-name="Internet_20_link" text:visited-style-name="Visited_20_Internet_20_Link">
</text:a>
As it was reported, on May 2 Russian troops <text:a xlink:type="simple" xlink:href="https://www.ukrinform.ua/rubric-ato/3703627-na-hersonsini-kilkist-zagiblih-cerez-vorozij-obstril-zrosla-do-troh-ludej.html" text:style-name="Internet_20_link" text:visited-style-name="Visited_20_Internet_20_Link">
</text:a>
and several villages in a Belozersk community.</text:p>
      <text:p text:style-name="P4">
News Source: <text:a xlink:type="simple" xlink:href="https://www.ukrinform.ua/rubric-ato/3703696-v-op-utocnili-naslidki-obstrilu-hersonsini-rosiani-skinuli-dvi-aviabombi-troe-zagiblih.html" text:style-name="Internet_20_link" text:visited-style-name="Visited_20_Internet_20_Link">
https://www.ukrinform.ua/rubric-ato/3703696-v-op-utocnili-naslidki-obstrilu-hersonsini-rosiani-skinuli-dvi-aviabombi-troe-zagiblih.html</text:a>
</text:p>
      <!--NEWS-->
      <text:h text:style-name="P10" text:outline-level="1">
<text:span text:style-name="T4">
Eight Russians were not allowed to participate in the 2023 World Cup with Judo</text:span>
</text:h>
      <text:p text:style-name="P4">
Authors: Ukrinform (Person)</text:p>
      <text:p text:style-name="P4">
Publisher: Укринформ (Organization)</text:p>
      <text:p text:style-name="P4">
Published Time: 2023-05-02T16:39:00+03:00</text:p>
      <text:p text:style-name="P4">
Modified Time: 2023-05-02T16:39:00+03:00</text:p>
      <text:p text:style-name="P4">
Description: Ukraine boycots the tournament because of the participation of judoists of Russia and Belarus. - Ukrinform.</text:p>
      <text:p text:style-name="P4">
Images: ["<text:a xlink:type="simple" xlink:href="https://static.ukrinform.com/photos/2023_05/thumb_files/630_360_1683034637-539.jpg" text:style-name="Internet_20_link" text:visited-style-name="Visited_20_Internet_20_Link">
630_360_16830...</text:a>
"]</text:p>
      <text:p text:style-name="P4">
Tags: ['Дзюдо']</text:p>
      <text:p text:style-name="P4">
Type: Article</text:p>
      <!--METADATA-->
      <text:p text:style-name="P4">
<draw:frame draw:style-name="fr1" draw:name="Image72" text:anchor-type="as-char" svg:width="6.9236in" svg:height="3.956343in" draw:z-index="0">
<draw:image xlink:href="../Images/yкринформ/2023-05-02T16-39-00-03-00/630_360_1683034637-539.jpg" xlink:type="simple" xlink:show="embed" xlink:actuate="onLoad" draw:mime-type="image/jpeg"/>
</draw:frame>
Ukraine is a tournament because of the participation of judoists of Russia and Belarus.</text:p>
      <text:p text:style-name="P4">
The International Judo Federation has confirmed the participation of athletes from Russia and Belarusin World Cup, but eight members of the delegation will not be allowed to the tournament - the stated - about it <text:a xlink:type="simple" xlink:href="https://www.ijf.org/news/show/international-judo-federation-allows-neutral-individual-athletes-from-russia-and-belarus-to-compete-in-world-judo-championships-in-doha-2023" text:style-name="Internet_20_link" text:visited-style-name="Visited_20_Internet_20_Link">
</text:a>
On the official IJF site, Ukrinform reports.</text:p>
      <text:p text:style-name="P4">
“The Executive Committee of the International Federation of Judo voted for permission athletes from Russia and Belarus to participate in the World Championships in 2023 in doubt as individual neutral athletes. The executive committee received a list of proposed participants and instructed to conduct an independent verification of athletes and delegates to make sure that they were not exercising during professional activity, as well as on social networks. Only athletes who work at the Federal Training Sports Center of Russian national teams, as well as athletes who have not been given information about supporting the Russian invasion of Ukraine, were available to participate in the Judo Championship of Judo 2023. After the thorough investigations, eight members of the delegation were excluded by participants after voting in the Executive Committee. The decision was made in accordance with the rules, policy of IJF and the principle of honest game, ” - said in a letter from the International Judo Federation.</text:p>
      <text:p text:style-name="P4">
Due to the admission of athletes from Russia and Belarus, the national team of Ukraine was forced <text:a xlink:type="simple" xlink:href="https://www.ukrinform.ua/rubric-sports/3702758-ukraina-bojkotuvatime-cempionat-svitu-z-dzudo-cerez-dopusk-atletiv-rosii-ta-bilorusi.html" text:style-name="Internet_20_link" text:visited-style-name="Visited_20_Internet_20_Link">
</text:a>
your application to the World Cup.</text:p>
      <text:p text:style-name="P4">
The Judo World Championship will take place from May 7 to May 13. In addition to medals, athletes will fight for the points that will go to the Olympic rating - it will determine the selection for games -2024 in each weight category.</text:p>
      <text:p text:style-name="P4">
<text:span text:style-name="T4">
 Read also: </text:span>
 <text:a xlink:type="simple" xlink:href="https://www.ukrinform.ua/rubric-sports/3702563-miznarodna-federacia-dzudo-dopustila-rosian-ta-bilorusiv-do-miznarodnih-zmagan.html" text:style-name="Internet_20_link" text:visited-style-name="Visited_20_Internet_20_Link">
<text:span text:style-name="T4">
 judo </text:span>
</text:a>
As reported by Ukrinform, the International Judo Federation(IJF)Allowed at the classes from Russia and Belarus to perform under the neutral flag of the international competitions under their auspices.</text:p>
      <text:p text:style-name="P4">
Photo: Getty Image</text:p>
      <text:p text:style-name="P4">
News Source: <text:a xlink:type="simple" xlink:href="https://www.ukrinform.ua/rubric-sports/3703697-vismoh-rosian-ne-dopustili-do-ucasti-na-cs2023-z-dzudo.html" text:style-name="Internet_20_link" text:visited-style-name="Visited_20_Internet_20_Link">
https://www.ukrinform.ua/rubric-sports/3703697-vismoh-rosian-ne-dopustili-do-ucasti-na-cs2023-z-dzudo.html</text:a>
</text:p>
      <!--NEWS-->
      <text:h text:style-name="P10" text:outline-level="1">
<text:span text:style-name="T4">
The MKIP commission handed over 16 buildings of the Kiev-Pechersk Lavra in satisfactory condition</text:span>
</text:h>
      <text:p text:style-name="P4">
Authors: Ukrinform (Person)</text:p>
      <text:p text:style-name="P4">
Publisher: Укринформ (Organization)</text:p>
      <text:p text:style-name="P4">
Published Time: 2023-05-02T16:44:00+03:00</text:p>
      <text:p text:style-name="P4">
Modified Time: 2023-05-02T16:44:00+03:00</text:p>
      <text:p text:style-name="P4">
Description: The Commission of the Ministry of Culture and Information Policy has transferred 16 buildings to the Kyiv-Pechersk Lavra National Reserve, which are in good condition. - Ukrinform.</text:p>
      <text:p text:style-name="P4">
Images: ["<text:a xlink:type="simple" xlink:href="https://static.ukrinform.com/photos/2022_02/thumb_files/630_360_1643734509-658.jpg" text:style-name="Internet_20_link" text:visited-style-name="Visited_20_Internet_20_Link">
630_360_16437...</text:a>
"]</text:p>
      <text:p text:style-name="P4">
Tags: ['Заповідник', 'Київська Лавра', 'МКІП ']</text:p>
      <text:p text:style-name="P4">
Type: Article</text:p>
      <!--METADATA-->
      <text:p text:style-name="P4">
<draw:frame draw:style-name="fr1" draw:name="Image73" text:anchor-type="as-char" svg:width="6.9236in" svg:height="3.956343in" draw:z-index="0">
<draw:image xlink:href="../Images/yкринформ/2023-05-02T16-44-00-03-00/630_360_1643734509-658.jpg" xlink:type="simple" xlink:show="embed" xlink:actuate="onLoad" draw:mime-type="image/jpeg"/>
</draw:frame>
The Commission of the Ministry of Culture and Information Policy has transferred 16 buildings to the Kyiv-Pechersk Lavra, which are in a satisfactory condition.</text:p>
      <text:p text:style-name="P4">
About it reports <text:a xlink:type="simple" xlink:href="https://mkip.gov.ua/news/9078.html" text:style-name="Internet_20_link" text:visited-style-name="Visited_20_Internet_20_Link">
</text:a>
, reports Ukrinform.</text:p>
      <text:p text:style-name="P4">
"During May 1 and 2, 2023, the National Reserve State Main Management Commission" <text:a xlink:type="simple" xlink:href="https://www.ukrinform.ua/tag-kiivska-lavra" text:style-name="Internet_20_link" text:visited-style-name="Visited_20_Internet_20_Link">
</text:a>
»She handed over 16 buildings to use the reserve. These are monuments of both national and local importance, " - the message reads.</text:p>
      <text:p text:style-name="P4">
Among them: the cells of the hospitable yard(Corps No. 55), household house(Corps No. 60), Hospital Hospital with the Church of the Virgin Mary of All Sorrowful Joy(Corps No. 68), the cells of the hospitable yard(Corps No. 69), the cells of the hospitable yard(Corps No. 58), the cells of the hospitable yard(Corps No. 71), a hotel gatehouse to the courtyard(Corps No. 71-a), and such a case: No. 72, 72-a, 74-a, 77, 77-a, 77-B, 111, 113,251(Complex of the Gallery Structures from the Near to the Far Caves, the retaining wall of the walls, the rotunda of the retaining wall of Debosketa, the hospital with the church, the water).</text:p>
      <text:p text:style-name="P4">
<text:span text:style-name="T4">
Читайте також:</text:span>
 <text:a xlink:type="simple" xlink:href="https://www.ukrinform.ua/rubric-kyiv/3698593-iz-dverej-xviii-stolitta-u-kievopecerskij-lavri-ohoronci-zrobili-misen-dla-noziv.html" text:style-name="Internet_20_link" text:visited-style-name="Visited_20_Internet_20_Link">
 <text:span text:style-name="T4">
мішень</text:span>
 </text:a>
As it is noted, the representatives of the monastery provided access to the commission. Photos and video fixation were carried out on inspection and reception for use of the reserve. The premises are advocacy.</text:p>
      <text:p text:style-name="P4">
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News Source: <text:a xlink:type="simple" xlink:href="https://www.ukrinform.ua/rubric-society/3703699-komisia-mkip-peredala-u-koristuvanna-16-korpusiv-kievopecerskoi-lavri-u-zadovilnomu-stani.html" text:style-name="Internet_20_link" text:visited-style-name="Visited_20_Internet_20_Link">
https://www.ukrinform.ua/rubric-society/3703699-komisia-mkip-peredala-u-koristuvanna-16-korpusiv-kievopecerskoi-lavri-u-zadovilnomu-stani.html</text:a>
</text:p>
      <!--NEWS-->
      <text:h text:style-name="P10" text:outline-level="1">
<text:span text:style-name="T4">
Leros declares that the Supreme Court found illegal the decision of the Verkhovna Rada to remove from meetings</text:span>
</text:h>
      <text:p text:style-name="P4">
Authors: Ukrinform (Person)</text:p>
      <text:p text:style-name="P4">
Publisher: Укринформ (Organization)</text:p>
      <text:p text:style-name="P4">
Published Time: 2023-05-02T16:47:00+03:00</text:p>
      <text:p text:style-name="P4">
Modified Time: 2023-05-02T16:47:00+03:00</text:p>
      <text:p text:style-name="P4">
Description: The Supreme Court declared illegal the decision of the Verkhovna Rada to remove the Parliament of the People's Deputy Geo Leros from the plenary sessions. - Ukrinform.</text:p>
      <text:p text:style-name="P4">
Images: ["<text:a xlink:type="simple" xlink:href="https://static.ukrinform.com/photos/2020_05/thumb_files/630_360_1590656538-9432.jpeg" text:style-name="Internet_20_link" text:visited-style-name="Visited_20_Internet_20_Link">
630_360_15906...</text:a>
"]</text:p>
      <text:p text:style-name="P4">
Tags: ['Верховний Суд', 'Верховна Рада', 'Гео Лерос']</text:p>
      <text:p text:style-name="P4">
Type: Article</text:p>
      <!--METADATA-->
      <text:p text:style-name="P4">
<draw:frame draw:style-name="fr1" draw:name="Image74" text:anchor-type="as-char" svg:width="6.9236in" svg:height="3.956343in" draw:z-index="0">
<draw:image xlink:href="../Images/yкринформ/2023-05-02T16-47-00-03-00/630_360_1590656538-9432.jpeg" xlink:type="simple" xlink:show="embed" xlink:actuate="onLoad" draw:mime-type="image/jpeg"/>
</draw:frame>
The Supreme Court found it illegal to the Verkhovna Rada on the removal of the Parliament of the People's Deputy Geo Leros.</text:p>
      <text:p text:style-name="P4">
Leros reported this in <text:a xlink:type="simple" xlink:href="https://t.me/GeoLeros/873" text:style-name="Internet_20_link" text:visited-style-name="Visited_20_Internet_20_Link">
</text:a>
transmits Ukrinform.</text:p>
      <text:p text:style-name="P4">
“I won the court in [] today(https://www.ukrinform.ua/tag-verhovna-rada)The deputy wrote about the illegal removal from attending plenary sessions for a year.</text:p>
      <text:p text:style-name="P4">
As Leros added, “let it be ashamed to anyone who voted for my illegal part. See you soon at work. "</text:p>
      <text:p text:style-name="P4">
As reported by Ukrinform, on February 23, 2023 <text:a xlink:type="simple" xlink:href="https://www.ukrinform.ua/rubric-polytics/3674165-lerosa-vidstoronili-do-kinca-roku-vid-ucasti-u-zasidannah-radi.html" text:style-name="Internet_20_link" text:visited-style-name="Visited_20_Internet_20_Link">
</text:a>
Decision to remove <text:a xlink:type="simple" xlink:href="https://www.ukrinform.ua/rubric-polytics/3674165-lerosa-vidstoronili-do-kinca-roku-vid-ucasti-u-zasidannah-radi.html" text:style-name="Internet_20_link" text:visited-style-name="Visited_20_Internet_20_Link">
</text:a>
Non -factional People's Deputation Geo Leros from participation in plenary sessions by the end of the year.</text:p>
      <text:p text:style-name="P4">
<text:span text:style-name="T4">
 Read also: </text:span>
 <text:a xlink:type="simple" xlink:href="https://www.ukrinform.ua/rubric-society/3703688-nazk-viavilo-oznaki-nezakonnogo-zbagacenna-narodnoi-deputatki-sol.html" text:style-name="Internet_20_link" text:visited-style-name="Visited_20_Internet_20_Link">
<text:span text:style-name="T4">
 MP </text:span>
</text:a>
Leros claimed that he was removed because of criticism against the head of the office of the president Andriy Yermak.</text:p>
      <text:p text:style-name="P4">
Geo Leros went to the Verkhovna Rada from the "servant of the people", but in September 2020 the faction of the "servant of the people" <text:a xlink:type="simple" xlink:href="https://www.ukrinform.ua/rubric-polytics/3091684-za-viklucenna-lerosa-pidpisalisa-blizko-dvohsot-slug-narodu-getmancev.html" text:style-name="Internet_20_link" text:visited-style-name="Visited_20_Internet_20_Link">
</text:a>
From its composition.</text:p>
      <text:p text:style-name="P4">
Before that, during a speech from the Parliament, he criticized the President of Zelensky, accusing the violation of election promises.</text:p>
      <text:p text:style-name="P4">
News Source: <text:a xlink:type="simple" xlink:href="https://www.ukrinform.ua/rubric-polytics/3703701-leros-zaavlae-so-verhovnij-sud-viznav-nezakonnim-risenna-vr-pro-vidstoronenna-vid-zasidan.html" text:style-name="Internet_20_link" text:visited-style-name="Visited_20_Internet_20_Link">
https://www.ukrinform.ua/rubric-polytics/3703701-leros-zaavlae-so-verhovnij-sud-viznav-nezakonnim-risenna-vr-pro-vidstoronenna-vid-zasidan.html</text:a>
</text:p>
      <!--NEWS-->
      <text:h text:style-name="P10" text:outline-level="1">
<text:span text:style-name="T4">
Football Youth Team will hold a gathering in Austria</text:span>
</text:h>
      <text:p text:style-name="P4">
Authors: Ukrinform (Person)</text:p>
      <text:p text:style-name="P4">
Publisher: Укринформ (Organization)</text:p>
      <text:p text:style-name="P4">
Published Time: 2023-05-02T16:52:00+03:00</text:p>
      <text:p text:style-name="P4">
Modified Time: 2023-05-02T16:52:00+03:00</text:p>
      <text:p text:style-name="P4">
Description: The beginning of the collection is June 8. - Ukrinform.</text:p>
      <text:p text:style-name="P4">
Images: ["<text:a xlink:type="simple" xlink:href="https://static.ukrinform.com/photos/2023_05/thumb_files/630_360_1683035385-967.jpg" text:style-name="Internet_20_link" text:visited-style-name="Visited_20_Internet_20_Link">
630_360_16830...</text:a>
"]</text:p>
      <text:p text:style-name="P4">
Tags: ['Футбол']</text:p>
      <text:p text:style-name="P4">
Type: Article</text:p>
      <!--METADATA-->
      <text:p text:style-name="P4">
<draw:frame draw:style-name="fr1" draw:name="Image75" text:anchor-type="as-char" svg:width="6.9236in" svg:height="3.956343in" draw:z-index="0">
<draw:image xlink:href="../Images/yкринформ/2023-05-02T16-52-00-03-00/630_360_1683035385-967.jpg" xlink:type="simple" xlink:show="embed" xlink:actuate="onLoad" draw:mime-type="image/jpeg"/>
</draw:frame>
The beginning of the collection is June 8.</text:p>
      <text:p text:style-name="P4">
Ruslan Rotan's Training Team Before the final part of Euro 2023(U-21)will take place in Austria, an indicative date of the start of the collection - June 8, <text:a xlink:type="simple" xlink:href="https://t.me/tatotake_ua/1707" text:style-name="Internet_20_link" text:visited-style-name="Visited_20_Internet_20_Link">
</text:a>
Dadotax, reports Ukrinform.</text:p>
      <text:p text:style-name="P4">
The U-21 national team was in the group in Euro-2023, where it will play with Romania, Croatia and Spain. The playoffs of the youth championship of Europe will be released on the dwin-best teams from each quartet.</text:p>
      <text:p text:style-name="P4">
Ukraine will hold the first match of the group tournament against Croatian peers.</text:p>
      <text:p text:style-name="P4">
<text:span text:style-name="T4">
 Read also: </text:span>
 <text:a xlink:type="simple" xlink:href="https://www.ukrinform.ua/rubric-sports/3688246-ukrainska-molodizka-postupilasa-futbolistam-italii-u-kontrolnomu-matci.html" text:style-name="Internet_20_link" text:visited-style-name="Visited_20_Internet_20_Link">
</text:a>
As reported by Ukrinform, in March the national team of Ukraine U-21 gave way to Italy's peers in a control match(1:3).</text:p>
      <text:p text:style-name="P4">
Фото: uaf.ua</text:p>
      <text:p text:style-name="P4">
News Source: <text:a xlink:type="simple" xlink:href="https://www.ukrinform.ua/rubric-sports/3703703-molodizna-zbirna-ukraini-z-futbolu-provede-zbir-v-avstrii.html" text:style-name="Internet_20_link" text:visited-style-name="Visited_20_Internet_20_Link">
https://www.ukrinform.ua/rubric-sports/3703703-molodizna-zbirna-ukraini-z-futbolu-provede-zbir-v-avstrii.html</text:a>
</text:p>
      <!--NEWS-->
      <text:h text:style-name="P10" text:outline-level="1">
<text:span text:style-name="T4">
BP calls the world to impose sanctions against "Rosatom"</text:span>
</text:h>
      <text:p text:style-name="P4">
Authors: Ukrinform (Person)</text:p>
      <text:p text:style-name="P4">
Publisher: Укринформ (Organization)</text:p>
      <text:p text:style-name="P4">
Published Time: 2023-05-02T17:00:00+03:00</text:p>
      <text:p text:style-name="P4">
Modified Time: 2023-05-02T17:00:00+03:00</text:p>
      <text:p text:style-name="P4">
Description: The Verkhovna Rada of Ukraine calls on the parliaments of all foreign countries, the European Parliament and the International Atomic Energy Agency to impose sanctions against the Russian State Corporation on Rosatom Atomic Energy. - Ukrinform.</text:p>
      <text:p text:style-name="P4">
Images: ["<text:a xlink:type="simple" xlink:href="https://static.ukrinform.com/photos/2023_04/thumb_files/630_360_1682685211-525.jpg" text:style-name="Internet_20_link" text:visited-style-name="Visited_20_Internet_20_Link">
630_360_16826...</text:a>
"]</text:p>
      <text:p text:style-name="P4">
Tags: ['Антиросійські санкції', 'Верховна Рада', 'Росатом', 'Атомна енергетика']</text:p>
      <text:p text:style-name="P4">
Type: Article</text:p>
      <!--METADATA-->
      <text:p text:style-name="P4">
<draw:frame draw:style-name="fr1" draw:name="Image76" text:anchor-type="as-char" svg:width="6.9236in" svg:height="3.956343in" draw:z-index="0">
<draw:image xlink:href="../Images/yкринформ/2023-05-02T17-00-00-03-00/630_360_1682685211-525.jpg" xlink:type="simple" xlink:show="embed" xlink:actuate="onLoad" draw:mime-type="image/jpeg"/>
</draw:frame>
The Verkhovnarad of Ukraine calls on the parliaments of all foreign states, the European Parliament of the International Atomic Energy Agency to impose sanctions against the Russian state corporation on the atomic energy "Rosatom".</text:p>
      <text:p text:style-name="P4">
On the adoption of the relevant resolution <text:a xlink:type="simple" xlink:href="https://itd.rada.gov.ua/billInfo/Bills/Card/41413" text:style-name="Internet_20_link" text:visited-style-name="Visited_20_Internet_20_Link">
</text:a>
reported in <text:a xlink:type="simple" xlink:href="https://t.me/yzheleznyak/3988" text:style-name="Internet_20_link" text:visited-style-name="Visited_20_Internet_20_Link">
</text:a>
MP from the Voice faction Yaroslavzhelesnyak, reports Ukrinform.</text:p>
      <text:p text:style-name="P4">
According to him, the adoption of the resolution was supported by 298 parliamentarians.</text:p>
      <text:p text:style-name="P4">
In particular, the Verkhovna Rada seeks to introduce measures to stop Russia's cooperation in the field of nuclear <text:a xlink:type="simple" xlink:href="https://www.ukrinform.ua/tag-energetika" text:style-name="Internet_20_link" text:visited-style-name="Visited_20_Internet_20_Link">
</text:a>
. Instead, find alternative suppliers of goods and services in spheriatomic energy and expansion of domestic production capacities in a nuclear industry. The Ukrainian Parliament also calls for the properly adapted violations that have already been committed by "Rosatom" and its subordinates of Ukraine, with the help of a system of sanctions.</text:p>
      <text:p text:style-name="P4">
<text:span text:style-name="T4">
 Read also: </text:span>
 <text:a xlink:type="simple" xlink:href="https://www.ukrinform.ua/rubric-polytics/3700849-mzs-u-ricnicu-cornobilskoi-avarii-zaklikalo-svit-do-posilenna-sankcij-proti-rosatomu.html" text:style-name="Internet_20_link" text:visited-style-name="Visited_20_Internet_20_Link">
<text:span text:style-name="T4">
 by Rosatom </text:span>
</text:a>
At the same time, the Verkhovna Rada appeals to the international community with a request to develop working groups for the development of specific goals in the coming years, aimed at reducing cooperation with the Russian Federation and State Corporation with Rosatom Atomic Energy, as well as affiliated natural persons.</text:p>
      <text:p text:style-name="P4">
As it was reported, on April 12, the US Department of State introduced restrictions on several structures of the defense sector of the Russian Federation, as well as organizations that support the war of the Russian Federation against Ukraine, including "Rosatom".</text:p>
      <text:p text:style-name="P4">
News Source: <text:a xlink:type="simple" xlink:href="https://www.ukrinform.ua/rubric-economy/3703705-vr-zaklikae-svit-zaprovaditi-sankcii-proti-rosatomu.html" text:style-name="Internet_20_link" text:visited-style-name="Visited_20_Internet_20_Link">
https://www.ukrinform.ua/rubric-economy/3703705-vr-zaklikae-svit-zaprovaditi-sankcii-proti-rosatomu.html</text:a>
</text:p>
      <!--NEWS-->
      <text:h text:style-name="P10" text:outline-level="1">
<text:span text:style-name="T4">
What will change in the work of military -doctor commissions - the Council has approved two laws</text:span>
</text:h>
      <text:p text:style-name="P4">
Authors: Ukrinform (Person)</text:p>
      <text:p text:style-name="P4">
Publisher: Укринформ (Organization)</text:p>
      <text:p text:style-name="P4">
Published Time: 2023-05-02T17:03:00+03:00</text:p>
      <text:p text:style-name="P4">
Modified Time: 2023-05-02T17:03:00+03:00</text:p>
      <text:p text:style-name="P4">
Description: The Verkhovna Rada adopted two laws to improve the activities of military medical commissions. - Ukrinform.</text:p>
      <text:p text:style-name="P4">
Images: ["<text:a xlink:type="simple" xlink:href="https://static.ukrinform.com/photos/2023_01/thumb_files/630_360_1675107920-435.jpg" text:style-name="Internet_20_link" text:visited-style-name="Visited_20_Internet_20_Link">
630_360_16751...</text:a>
"]</text:p>
      <text:p text:style-name="P4">
Tags: ['Медицина', 'Верховна Рада', 'Військові', 'Війна з росією', 'ВЛК']</text:p>
      <text:p text:style-name="P4">
Type: Article</text:p>
      <!--METADATA-->
      <text:p text:style-name="P4">
<draw:frame draw:style-name="fr1" draw:name="Image77" text:anchor-type="as-char" svg:width="6.9236in" svg:height="3.956343in" draw:z-index="0">
<draw:image xlink:href="../Images/yкринформ/2023-05-02T17-03-00-03-00/630_360_1675107920-435.jpg" xlink:type="simple" xlink:show="embed" xlink:actuate="onLoad" draw:mime-type="image/jpeg"/>
</draw:frame>
The Verkhovnarad has adopted two laws to improve the activities of the military and medical commissions.</text:p>
      <text:p text:style-name="P4">
Yaroslav Zheleznya, a MP from the Parliamentary faction "Voice", was reported in <text:a xlink:type="simple" xlink:href="https://t.me/yzheleznyak/3990" text:style-name="Internet_20_link" text:visited-style-name="Visited_20_Internet_20_Link">
</text:a>
, reports Ukrinform.</text:p>
      <text:p text:style-name="P4">
It is about the legislative acts “On Amendments to Article 70 of the Fundamentary of Ukraine on Health Care(Concerning the work of military medical commissions)” ( <text:a xlink:type="simple" xlink:href="https://itd.rada.gov.ua/billInfo/Bills/Card/41659" text:style-name="Internet_20_link" text:visited-style-name="Visited_20_Internet_20_Link">
 </text:a>
 )and “Leading to the Statute of the Internal Service of the Armed Forces of Ukraine to improve the issues of registration of documents and treatment <text:a xlink:type="simple" xlink:href="https://www.ukrinform.ua/tag-vijskovi" text:style-name="Internet_20_link" text:visited-style-name="Visited_20_Internet_20_Link">
</text:a>
During the action of martial law ”( <text:a xlink:type="simple" xlink:href="https://itd.rada.gov.ua/billInfo/Bills/Card/41665" text:style-name="Internet_20_link" text:visited-style-name="Visited_20_Internet_20_Link">
</text:a>
 ).</text:p>
      <text:p text:style-name="P4">
Так, документ №9154 передбачає, що військово-лікарські комісії зможутьстворюватися не тільки при територіальних центрах комплектування та соціальноїпідтримки і закладах охорони здоров'я сектору безпеки та оборони, а ще й придержавних і комунальних закладах охорони здоров’я.</text:p>
      <text:p text:style-name="P4">
Своєю чергою закон №9158 пропонує внести зміни до Статуту внутрішньої службиЗбройних сил України. Відповідні зміни передбачають уточнення обов’язківначальника медичної служби бригади.</text:p>
      <text:p text:style-name="P4">
<text:span text:style-name="T4">
Читайте також:</text:span>
 <text:a xlink:type="simple" xlink:href="https://www.ukrinform.ua/rubric-ato/3702550-u-minoboroni-perevirili-robotu-vlk-u-rajonah-bojovih-dij.html" text:style-name="Internet_20_link" text:visited-style-name="Visited_20_Internet_20_Link">
 <text:span text:style-name="T4">
ВЛК</text:span>
 </text:a>
The grounds for issuing a military unit of the certificate of injury are also determined(wounds, injuries, injuries)- after conducting a service or special investigation or without such investigation(Based on the commander's report).</text:p>
      <text:p text:style-name="P4">
Окрім того, запроваджується механізм направлення медичних та інших документівдо військового закладу охорони здоров’я або територіального центрукомплектування і соціальної підтримки, а також до військової частинитериторіальним центром комплектування та соціальної підтримки.</text:p>
      <text:p text:style-name="P4">
Водночас встановлюється норма для військовослужбовців, які відповідно довисновку ВЛК мають право на відпустку для лікування у зв'язку з хворобою абовизнані непридатними до військової служби, щодо можливості направлятися упорядку, встановленому Міністерством оборони України, територіальним центромкомплектування та соціальної підтримки, до місця проведення відпустки або дляоформлення документів на звільнення.</text:p>
      <text:p text:style-name="P4">
<text:span text:style-name="T4">
Читайте також:</text:span>
 <text:a xlink:type="simple" xlink:href="https://www.ukrinform.ua/rubric-ato/3703675-rada-prodovzila-voennij-stan-ta-zagalnu-mobilizaciu-se-na-90-dib.html" text:style-name="Internet_20_link" text:visited-style-name="Visited_20_Internet_20_Link">
 </text:a>
</text:p>
      <text:p text:style-name="P4">
Ukraine has developed a plan of digitalization of the processes of passing the Military Medical Commission. Its reform will continue throughout the year.</text:p>
      <text:p text:style-name="P4">
News Source: <text:a xlink:type="simple" xlink:href="https://www.ukrinform.ua/rubric-society/3703706-so-zminitsa-u-roboti-vijskovolikarskih-komisij-rada-uhvalila-dva-zakoni.html" text:style-name="Internet_20_link" text:visited-style-name="Visited_20_Internet_20_Link">
https://www.ukrinform.ua/rubric-society/3703706-so-zminitsa-u-roboti-vijskovolikarskih-komisij-rada-uhvalila-dva-zakoni.html</text:a>
</text:p>
      <!--NEWS-->
      <text:h text:style-name="P10" text:outline-level="1">
<text:span text:style-name="T4">
Emeruga is launched on 16 checkpoints in the western direction - Shmigal</text:span>
</text:h>
      <text:p text:style-name="P4">
Authors: Ukrinform (Person)</text:p>
      <text:p text:style-name="P4">
Publisher: Укринформ (Organization)</text:p>
      <text:p text:style-name="P4">
Published Time: 2023-05-02T17:07:00+03:00</text:p>
      <text:p text:style-name="P4">
Modified Time: 2023-05-02T17:07:00+03:00</text:p>
      <text:p text:style-name="P4">
Description: The Government launches at 16 border crossing points, the Echerg border crossing system, which was successfully tested at two checkpoints.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Кабмін', 'Кордон', 'Шмигаль', 'Електронна черга']</text:p>
      <text:p text:style-name="P4">
Type: Article</text:p>
      <!--METADATA-->
      <text:p text:style-name="P4">
<draw:frame draw:style-name="fr1" draw:name="Image78" text:anchor-type="as-char" svg:width="6.9236in" svg:height="3.956343in" draw:z-index="0">
<draw:image xlink:href="../Images/yкринформ/2023-05-02T17-07-00-03-00/630_360_1676995305-131.jpg" xlink:type="simple" xlink:show="embed" xlink:actuate="onLoad" draw:mime-type="image/jpeg"/>
</draw:frame>
The government sets out on 16 points in the western direction the electronic crossing system of the border of the Echerg, which was successfully tested on two points.</text:p>
      <text:p text:style-name="P4">
About this Prime Minister of Ukraine Denis Shmigal <text:a xlink:type="simple" xlink:href="https://t.me/Denys_Smyhal/5148" text:style-name="Internet_20_link" text:visited-style-name="Visited_20_Internet_20_Link">
</text:a>
At a government meeting, Ukrinform reports.</text:p>
      <text:p text:style-name="P4">
“We launch an electronic system of system at 16 checkpoints in the western direction. Since the end of last year, it has been successfully tested on two points. Now Emerga will become accessible to all freight drivers that cross the border, ”Shmigal said.</text:p>
      <text:p text:style-name="P4">
Video: <text:a xlink:type="simple" xlink:href="https://t.me/Denys_Smyhal/5148" text:style-name="Internet_20_link" text:visited-style-name="Visited_20_Internet_20_Link">
</text:a>
According to him, after registration through the application, the user receives a message about his status in the queue, its promotion, the time of arrival before the point of receipt.</text:p>
      <text:p text:style-name="P4">
“The advantages of the Ukrainians are: a simple algorithm of action, minimum efforts from the user, tremendous saving of time. Advantages for business: reducing the losses of simple, optimization of business processes, transparency and the same rules for all. Advantages for the state: streamlining transportation, elimination of physical;</text:p>
      <text:p text:style-name="P4">
<text:span text:style-name="T4">
 Read also: </text:span>
 <text:a xlink:type="simple" xlink:href="https://www.ukrinform.ua/rubric-technology/3688487-v-ukraini-zapustili-zastosunok-ecerga-dla-vodiiv-aki-peretinaut-pp-agodindorogusk.html" text:style-name="Internet_20_link" text:visited-style-name="Visited_20_Internet_20_Link">
<text:span text:style-name="T4">
 energa </text:span>
</text:a>
Schmigal is convinced that Echerga will become a universal system for all kinds of transport. "From next week, it will be able to use driver, from July - bus drivers, from August - the owners of cars. Nashat - to make the border crossing as fast and convenient as possible," - emphasized the government.</text:p>
      <text:p text:style-name="P4">
As it was reported, in December 2022 at the checkpoint "Yagodin - Dorogosk" the electronic queue of the intersection was launched <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News Source: <text:a xlink:type="simple" xlink:href="https://www.ukrinform.ua/rubric-economy/3703719-ecergu-zapuskaut-na-16-punktah-propusku-v-zahidnomu-napramku-smigal.html" text:style-name="Internet_20_link" text:visited-style-name="Visited_20_Internet_20_Link">
https://www.ukrinform.ua/rubric-economy/3703719-ecergu-zapuskaut-na-16-punktah-propusku-v-zahidnomu-napramku-smigal.html</text:a>
</text:p>
      <!--NEWS-->
      <text:h text:style-name="P10" text:outline-level="1">
<text:span text:style-name="T4">
The Chop Border Squad will be borne</text:span>
</text:h>
      <text:p text:style-name="P4">
Authors: Ukrinform (Person)</text:p>
      <text:p text:style-name="P4">
Publisher: Укринформ (Organization)</text:p>
      <text:p text:style-name="P4">
Published Time: 2023-05-02T17:07:42+03:00</text:p>
      <text:p text:style-name="P4">
Modified Time: 2023-05-02T17:07:42+03:00</text:p>
      <text:p text:style-name="P4">
Description: The Chop Border Squad of the State Border Service of Ukraine will be borne by the author of the publication about, allegedly, the involvement of the border guards in the death of a wild animal (bear). - Ukrinform.</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5/1683035997-324.jpg" text:style-name="Internet_20_link" text:visited-style-name="Visited_20_Internet_20_Link">
1683035997-32...</text:a>
", "<text:a xlink:type="simple" xlink:href="https://static.ukrinform.com/photos/2023_05/1683035997-270.jpg" text:style-name="Internet_20_link" text:visited-style-name="Visited_20_Internet_20_Link">
1683035997-27...</text:a>
", "<text:a xlink:type="simple" xlink:href="https://static.ukrinform.com/photos/2023_05/1683036042-414.jpg" text:style-name="Internet_20_link" text:visited-style-name="Visited_20_Internet_20_Link">
1683036042-41...</text:a>
", "<text:a xlink:type="simple" xlink:href="https://static.ukrinform.com/photos/2023_05/1683036042-836.jpg" text:style-name="Internet_20_link" text:visited-style-name="Visited_20_Internet_20_Link">
1683036042-83...</text:a>
"]</text:p>
      <text:p text:style-name="P4">
Tags: ['Прикордонники', 'Суд', 'Тварини', 'Загибель']</text:p>
      <text:p text:style-name="P4">
Type: Article</text:p>
      <!--METADATA-->
      <text:p text:style-name="P4">
<draw:frame draw:style-name="fr1" draw:name="Image79" text:anchor-type="as-char" svg:width="6.9236in" svg:height="3.956343in" draw:z-index="0">
<draw:image xlink:href="../Images/yкринформ/2023-05-02T17-07-42-03-00/630_360_1582135276-970.jpg" xlink:type="simple" xlink:show="embed" xlink:actuate="onLoad" draw:mime-type="image/jpeg"/>
</draw:frame>
The Chop Border Squad of the State Border Guard Service of Ukraine will be borrow(Bear).</text:p>
      <text:p text:style-name="P4">
Про це йдеться у заяві <text:a xlink:type="simple" xlink:href="http://www.facebook.com/zahidnuy.kordon/posts/pfbid0LGahAzcDYR62xGU1P9cfTaixN8ScAs26KmCbuZaALr85CgxeMgfDUMhCUJBTixrol" text:style-name="Internet_20_link" text:visited-style-name="Visited_20_Internet_20_Link">
</text:a>
, published on Facebook, reports Ukrinform.</text:p>
      <text:p text:style-name="P4">
"The Chop border detachment will be filed a lawsuit against the author of the publication," the post reports.</text:p>
      <text:p text:style-name="P4">
The SPSU is once again emphasized that the charges of the border guards of the representative National Park in the death of a wild animal(Bears)-The notes. Common information is made solely on assumptions and speculation of real confirmation.</text:p>
      <text:p text:style-name="P4">
“On May 1, a veterinarian, a veterinarian, and the author of the post, was called to the area of the border unit" Kamyanitsa ", where the border guards had a corpse of the bear. Law enforcement officers identified the location depicted in a widespread photo and conducted an inspection of the place, ”the DPSU added.</text:p>
      <text:p text:style-name="P4">
<draw:frame draw:style-name="fr1" draw:name="Image80" text:anchor-type="as-char" svg:width="6.9236in" svg:height="4.615733in" draw:z-index="0">
<draw:image xlink:href="../Images/yкринформ/2023-05-02T17-07-42-03-00/1683035997-324.jpg" xlink:type="simple" xlink:show="embed" xlink:actuate="onLoad" draw:mime-type="image/jpeg"/>
</draw:frame>
</text:p>
      <text:p text:style-name="P4">
<draw:frame draw:style-name="fr1" draw:name="Image81" text:anchor-type="as-char" svg:width="6.9236in" svg:height="4.615733in" draw:z-index="0">
<draw:image xlink:href="../Images/yкринформ/2023-05-02T17-07-42-03-00/1683035997-270.jpg" xlink:type="simple" xlink:show="embed" xlink:actuate="onLoad" draw:mime-type="image/jpeg"/>
</draw:frame>
The group could also be verified that the act of the commission, which confirmed that the death of an animal - a male bear, not a bear, came as a result of natural causes. The act is signed by representatives of the Uzhgorod State Consumer Service in the Transcarpathian region, the Kamianitsky forestry, the head of the Jeger of the Transcarpathian Society of Hunters and Fishermen "Lisovnik", as well as the thinking of the Uzhgorod forestry.</text:p>
      <text:p text:style-name="P4">
<draw:frame draw:style-name="fr1" draw:name="Image82" text:anchor-type="as-char" svg:width="5.625in" svg:height="10.0in" draw:z-index="0">
<draw:image xlink:href="../Images/yкринформ/2023-05-02T17-07-42-03-00/1683036042-414.jpg" xlink:type="simple" xlink:show="embed" xlink:actuate="onLoad" draw:mime-type="image/jpeg"/>
</draw:frame>
</text:p>
      <text:p text:style-name="P4">
<draw:frame draw:style-name="fr1" draw:name="Image83" text:anchor-type="as-char" svg:width="5.625in" svg:height="10.0in" draw:z-index="0">
<draw:image xlink:href="../Images/yкринформ/2023-05-02T17-07-42-03-00/1683036042-836.jpg" xlink:type="simple" xlink:show="embed" xlink:actuate="onLoad" draw:mime-type="image/jpeg"/>
</draw:frame>
Exhumation of the body of the animal will be carried out after involving the appropriate specialists.</text:p>
      <text:p text:style-name="P4">
In addition, the SPSU noted that the distance from the place where the corpse of the animal was found, to the place where the border guards of the "Stuzhitsa" department filled the bear, about 60 kilometers.</text:p>
      <text:p text:style-name="P4">
<text:span text:style-name="T4">
 Read also: </text:span>
 <text:a xlink:type="simple" xlink:href="https://www.ukrinform.ua/rubric-regions/3694346-v-odesi-lebedam-varvarski-pidrizali-krila-zoozahisniki-ratuut-tvarin.html" text:style-name="Internet_20_link" text:visited-style-name="Visited_20_Internet_20_Link">
<text:span text:style-name="T4">
 zoos </text:span>
</text:a>
The dead bear's dead bear was discovered during the state border protection, which occurs with regular weapons and permanent accounting ammunition, emphasized the SPSU.The State Border Service of Ukraine proposes environmental and zoo -immutable organizations to find out all the circumstances in the case, because the border guards did not take those actions in which they are accused and grateful to the assistance of the truth.</text:p>
      <text:p text:style-name="P4">
<text:span text:style-name="T4">
 Read also: </text:span>
 <text:a xlink:type="simple" xlink:href="https://www.ukrinform.ua/rubric-regions/3697847-zoozahisniki-zvernulisa-do-policii-cerez-skandalnu-zjomku-z-morskimi-kotikami-v-odesi.html" text:style-name="Internet_20_link" text:visited-style-name="Visited_20_Internet_20_Link">
<text:span text:style-name="T4">
 zoos </text:span>
</text:a>
As it was reported, earlier the head of the State Protection Department of the Uzhansky Park Vladislav Kamenz published a post on Facebook and photos of men of border guards near the Dead Bear.</text:p>
      <text:p text:style-name="P4">
According to the Uzhan National Park, they have reason to believe that the presented was destroyed as a result of illegal hunting organized by the TSP of Ukraine by officials of Ukraine.</text:p>
      <text:p text:style-name="P4">
On April 16, a bear was found in the territory of the former Veliko Berezny district, which was assaled to Domashin village. He was handed over to the employees of the Uzhansky National Park, and those, in turn, was transferred to the rehabilitation center of the rehabilitation of the bear "Synevyr". After rehabilitation, the bear is promised to be reinforced into the wild.</text:p>
      <text:p text:style-name="P4">
News Source: <text:a xlink:type="simple" xlink:href="https://www.ukrinform.ua/rubric-regions/3703708-copskij-prikordonnij-zagin-pozivatimetsa-cerez-zvinuvacenna-u-smerti-vedmeda.html" text:style-name="Internet_20_link" text:visited-style-name="Visited_20_Internet_20_Link">
https://www.ukrinform.ua/rubric-regions/3703708-copskij-prikordonnij-zagin-pozivatimetsa-cerez-zvinuvacenna-u-smerti-vedmeda.html</text:a>
</text:p>
      <!--NEWS-->
      <text:h text:style-name="P10" text:outline-level="1">
<text:span text:style-name="T4">
In Munich there was an event dedicated to Ukraine and people who help it</text:span>
</text:h>
      <text:p text:style-name="P4">
Authors: Ukrinform (Person)</text:p>
      <text:p text:style-name="P4">
Publisher: Укринформ (Organization)</text:p>
      <text:p text:style-name="P4">
Published Time: 2023-05-02T17:11:00+03:00</text:p>
      <text:p text:style-name="P4">
Modified Time: 2023-05-02T17:11:00+03:00</text:p>
      <text:p text:style-name="P4">
Description: With the support of the Bavarian Ministry of Family, Labor and Social Policy, the German Munich has held an event dedicated to Ukraine and people who continue to assist it in their free time. - Ukrinform.</text:p>
      <text:p text:style-name="P4">
Images: ["<text:a xlink:type="simple" xlink:href="https://static.ukrinform.com/photos/2023_05/thumb_files/630_360_1683034360-317.jpg" text:style-name="Internet_20_link" text:visited-style-name="Visited_20_Internet_20_Link">
630_360_16830...</text:a>
", "<text:a xlink:type="simple" xlink:href="https://static.ukrinform.com/photos/2023_05/1683034393-329.jpg" text:style-name="Internet_20_link" text:visited-style-name="Visited_20_Internet_20_Link">
1683034393-32...</text:a>
", "<text:a xlink:type="simple" xlink:href="https://static.ukrinform.com/photos/2023_05/1683034393-394.jpg" text:style-name="Internet_20_link" text:visited-style-name="Visited_20_Internet_20_Link">
1683034393-39...</text:a>
", "<text:a xlink:type="simple" xlink:href="https://static.ukrinform.com/photos/2023_05/1683034393-807.jpg" text:style-name="Internet_20_link" text:visited-style-name="Visited_20_Internet_20_Link">
1683034393-80...</text:a>
"]</text:p>
      <text:p text:style-name="P4">
Tags: ['Діаспора', 'Консульство', 'Мюнхен', 'Німеччина']</text:p>
      <text:p text:style-name="P4">
Type: Article</text:p>
      <!--METADATA-->
      <text:p text:style-name="P4">
<draw:frame draw:style-name="fr1" draw:name="Image84" text:anchor-type="as-char" svg:width="6.9236in" svg:height="3.956343in" draw:z-index="0">
<draw:image xlink:href="../Images/yкринформ/2023-05-02T17-11-00-03-00/630_360_1683034360-317.jpg" xlink:type="simple" xlink:show="embed" xlink:actuate="onLoad" draw:mime-type="image/jpeg"/>
</draw:frame>
The Bavarian Ministry of Family, Labor and Social Policy of the University of the Bavarian Ministry of Family and Social Policy took place an event dedicated to Ukraine and people who continue to assist it in their lavish time.</text:p>
      <text:p text:style-name="P4">
As Ukrinform reports, this is said <text:a xlink:type="simple" xlink:href="https://www.facebook.com/UKRinMunich/posts/pfbid0oSzdEAg6R8DwNZyDDc1a2cErjM8t5NUeei4WPukoeQ22R2fZYzLDaCD1JpDhjnKl" text:style-name="Internet_20_link" text:visited-style-name="Visited_20_Internet_20_Link">
</text:a>
Consulate General of Ukraine in Munich.</text:p>
      <text:p text:style-name="P4">
<draw:frame draw:style-name="fr1" draw:name="Image85" text:anchor-type="as-char" svg:width="6.9236in" svg:height="9.231467in" draw:z-index="0">
<draw:image xlink:href="../Images/yкринформ/2023-05-02T17-11-00-03-00/1683034393-329.jpg" xlink:type="simple" xlink:show="embed" xlink:actuate="onLoad" draw:mime-type="image/jpeg"/>
</draw:frame>
The solemn part of the event began with the greeting words of family, work and social policy, Ulrke, scarf of the Taginel Consul Yuri Yarmilka.</text:p>
      <text:p text:style-name="P4">
<draw:frame draw:style-name="fr1" draw:name="Image86" text:anchor-type="as-char" svg:width="6.9236in" svg:height="9.231467in" draw:z-index="0">
<draw:image xlink:href="../Images/yкринформ/2023-05-02T17-11-00-03-00/1683034393-394.jpg" xlink:type="simple" xlink:show="embed" xlink:actuate="onLoad" draw:mime-type="image/jpeg"/>
</draw:frame>
In his address, Mr. Yarmilko expressed his gratitude to both the Bavarian government and guests of the event for their honorary mission and unquestionable support for Ukraine, as well as confidence in the victory of Ukraine.</text:p>
      <text:p text:style-name="P4">
<draw:frame draw:style-name="fr1" draw:name="Image87" text:anchor-type="as-char" svg:width="6.9236in" svg:height="9.231467in" draw:z-index="0">
<draw:image xlink:href="../Images/yкринформ/2023-05-02T17-11-00-03-00/1683034393-807.jpg" xlink:type="simple" xlink:show="embed" xlink:actuate="onLoad" draw:mime-type="image/jpeg"/>
</draw:frame>
The Consulate General added that the music accompaniment was provided by the local Gurk and the Ukrainian singer living in Augsburg, Yevgeny Sobolevskaya.</text:p>
      <text:p text:style-name="P4">
Recall that a charity from Munich <text:a xlink:type="simple" xlink:href="https://www.ukrinform.ua/rubric-diaspora/3682653-blagodijna-organizacia-z-munhena-peredala-tri-avtomobili-dla-ukrainskih-medbrigad.html" text:style-name="Internet_20_link" text:visited-style-name="Visited_20_Internet_20_Link">
</text:a>
Three motor -cars of Ukrainian medical brigades.</text:p>
      <text:p text:style-name="P4">
<text:span text:style-name="T5">
Foto: Generalkonsulat der Ukraine in münchen / Facebook</text:span>
</text:p>
      <text:p text:style-name="P4">
News Source: <text:a xlink:type="simple" xlink:href="https://www.ukrinform.ua/rubric-diaspora/3703694-u-munheni-vidbuvsa-zahid-prisvacenij-ukraini-ta-ludam-aki-ij-dopomagaut.html" text:style-name="Internet_20_link" text:visited-style-name="Visited_20_Internet_20_Link">
https://www.ukrinform.ua/rubric-diaspora/3703694-u-munheni-vidbuvsa-zahid-prisvacenij-ukraini-ta-ludam-aki-ij-dopomagaut.html</text:a>
</text:p>
      <!--NEWS-->
      <text:h text:style-name="P10" text:outline-level="1">
<text:span text:style-name="T4">
The excellence of education was the first vice -rector of Chernihiv Polytechnic</text:span>
</text:h>
      <text:p text:style-name="P4">
Authors: Ukrinform (Person)</text:p>
      <text:p text:style-name="P4">
Publisher: Укринформ (Organization)</text:p>
      <text:p text:style-name="P4">
Published Time: 2023-05-02T17:11:10+03:00</text:p>
      <text:p text:style-name="P4">
Modified Time: 2023-05-02T17:11:10+03:00</text:p>
      <text:p text:style-name="P4">
Description: Former Minister of Education and Science of Ukraine Sergiy Shkarlet was appointed at the University of Chernihiv Polytechnic. - Ukrinform.</text:p>
      <text:p text:style-name="P4">
Images: ["<text:a xlink:type="simple" xlink:href="https://static.ukrinform.com/photos/2021_09/thumb_files/630_360_1630480234-5881.jpeg" text:style-name="Internet_20_link" text:visited-style-name="Visited_20_Internet_20_Link">
630_360_16304...</text:a>
"]</text:p>
      <text:p text:style-name="P4">
Tags: ['Освіта', 'Чернігів', 'Шкарлет', 'Університет']</text:p>
      <text:p text:style-name="P4">
Type: Article</text:p>
      <!--METADATA-->
      <text:p text:style-name="P4">
<draw:frame draw:style-name="fr1" draw:name="Image88" text:anchor-type="as-char" svg:width="6.9236in" svg:height="3.956343in" draw:z-index="0">
<draw:image xlink:href="../Images/yкринформ/2023-05-02T17-11-10-03-00/630_360_1630480234-5881.jpeg" xlink:type="simple" xlink:show="embed" xlink:actuate="onLoad" draw:mime-type="image/jpeg"/>
</draw:frame>
Former Minister of Education and Science of Ukraine Sergiy Shkarlet was appointed at the University of Chernihiv Polytechnic.</text:p>
      <text:p text:style-name="P4">
About it reports <text:a xlink:type="simple" xlink:href="https://suspilne.media/463220-kolisnij-ministr-osviti-sergij-skarlet-stav-persim-prorektorom-cernigivskoi-politehniki/" text:style-name="Internet_20_link" text:visited-style-name="Visited_20_Internet_20_Link">
</text:a>
, reports Ukrinform.</text:p>
      <text:p text:style-name="P4">
"On May 1, 2023, the excellence of education and science of Ukraine Sergiy Zozarlet was appointed the first vice -rector of the National University" Chernihiv Polytechnics ", - the message reads.</text:p>
      <text:p text:style-name="P4">
Sergius <text:a xlink:type="simple" xlink:href="https://www.ukrinform.ua/tag-skarlet" text:style-name="Internet_20_link" text:visited-style-name="Visited_20_Internet_20_Link">
</text:a>
Appointed Minister of Education IAUKE on December 17, 2020. This decision was made at a meeting of the Verkhovna Rada. At that time, the minimum majority of deputies voted - 226.</text:p>
      <text:p text:style-name="P4">
<text:span text:style-name="T4">
 Read also: </text:span>
 <text:a xlink:type="simple" xlink:href="https://www.ukrinform.ua/rubric-society/3702234-v-universitetah-vidna-projsla-vistavka-nevidani-diplomi-pro-zagiblih-ukrainskih-studentiv.html" text:style-name="Internet_20_link" text:visited-style-name="Visited_20_Internet_20_Link">
<text:span text:style-name="T4">
 University </text:span>
</text:a>
On March 20, 2023, the Verkhovna Rada voted for the resignation of the Minister of Education and Science Sergei Shkarlet. Prior to his appointment in the Ministry of Education, he worked as a Rector of Chernyhiv State Technological University.</text:p>
      <text:p text:style-name="P4">
News Source: <text:a xlink:type="simple" xlink:href="https://www.ukrinform.ua/rubric-regions/3703714-eksministr-osviti-skarlet-stav-persim-prorektorom-cernigivskoi-politehniki.html" text:style-name="Internet_20_link" text:visited-style-name="Visited_20_Internet_20_Link">
https://www.ukrinform.ua/rubric-regions/3703714-eksministr-osviti-skarlet-stav-persim-prorektorom-cernigivskoi-politehniki.html</text:a>
</text:p>
      <!--NEWS-->
      <text:h text:style-name="P10" text:outline-level="1">
<text:span text:style-name="T4">
The SBU prevented Iran engines to military transport aircraft</text:span>
</text:h>
      <text:p text:style-name="P4">
Authors: Ukrinform (Person)</text:p>
      <text:p text:style-name="P4">
Publisher: Укринформ (Organization)</text:p>
      <text:p text:style-name="P4">
Published Time: 2023-05-02T17:13:36+03:00</text:p>
      <text:p text:style-name="P4">
Modified Time: 2023-05-02T17:13:36+03:00</text:p>
      <text:p text:style-name="P4">
Description: The Security Service prevented the attempt to unlawful export from Ukraine of aviation components subject to state export control. - Ukrinform.</text:p>
      <text:p text:style-name="P4">
Images: ["<text:a xlink:type="simple" xlink:href="https://static.ukrinform.com/photos/2018_01/thumb_files/630_360_1516183389-5454.jpg" text:style-name="Internet_20_link" text:visited-style-name="Visited_20_Internet_20_Link">
630_360_15161...</text:a>
", "<text:a xlink:type="simple" xlink:href="https://static.ukrinform.com/photos/2023_05/1683036643-286.jpg" text:style-name="Internet_20_link" text:visited-style-name="Visited_20_Internet_20_Link">
1683036643-28...</text:a>
", "<text:a xlink:type="simple" xlink:href="https://static.ukrinform.com/photos/2023_05/1683036643-649.jpg" text:style-name="Internet_20_link" text:visited-style-name="Visited_20_Internet_20_Link">
1683036643-64...</text:a>
"]</text:p>
      <text:p text:style-name="P4">
Tags: ['Авіа', 'Дніпро', 'Іран', 'СБУ', 'Двигун']</text:p>
      <text:p text:style-name="P4">
Type: Article</text:p>
      <!--METADATA-->
      <text:p text:style-name="P4">
<draw:frame draw:style-name="fr1" draw:name="Image89" text:anchor-type="as-char" svg:width="6.9236in" svg:height="3.956343in" draw:z-index="0">
<draw:image xlink:href="../Images/yкринформ/2023-05-02T17-13-36-03-00/630_360_1516183389-5454.jpg" xlink:type="simple" xlink:show="embed" xlink:actuate="onLoad" draw:mime-type="image/jpeg"/>
</draw:frame>
The service safety has prevented attempting to unlawful export outside Ukraine with aviation complexes subject to state export control.</text:p>
      <text:p text:style-name="P4">
As Ukrinform reports, the SBU reports in <text:a xlink:type="simple" xlink:href="http://t.me/SBUkr/8158" text:style-name="Internet_20_link" text:visited-style-name="Visited_20_Internet_20_Link">
</text:a>
.</text:p>
      <text:p text:style-name="P4">
In particular, it is noted that during the complex measures in the Dnieper, two entrepreneurs were exposed, which tried to illegally transport two turbojetajias D-36 for sale to Iran.</text:p>
      <text:p text:style-name="P4">
<draw:frame draw:style-name="fr1" draw:name="Image90" text:anchor-type="as-char" svg:width="6.9236in" svg:height="4.615733in" draw:z-index="0">
<draw:image xlink:href="../Images/yкринформ/2023-05-02T17-13-36-03-00/1683036643-286.jpg" xlink:type="simple" xlink:show="embed" xlink:actuate="onLoad" draw:mime-type="image/jpeg"/>
</draw:frame>
</text:p>
      <text:p text:style-name="P4">
<draw:frame draw:style-name="fr1" draw:name="Image91" text:anchor-type="as-char" svg:width="6.9236in" svg:height="4.615733in" draw:z-index="0">
<draw:image xlink:href="../Images/yкринформ/2023-05-02T17-13-36-03-00/1683036643-649.jpg" xlink:type="simple" xlink:show="embed" xlink:actuate="onLoad" draw:mime-type="image/jpeg"/>
</draw:frame>
It was established that Ukrainian products were planned to be sold to foreigners with $ 400,000.</text:p>
      <text:p text:style-name="P4">
"Customers" planned to use appropriate high-tech equipment of the Nazi-transport aircraft An-74.</text:p>
      <text:p text:style-name="P4">
For masking criminal activity, the attackers wanted to take out the aircraft engines of Ukraine under the guise of components for the main gases. Inaccurate information on the freight declarations.</text:p>
      <text:p text:style-name="P4">
The SBU staff exposed the equipment in a timely manner and blocked it.</text:p>
      <text:p text:style-name="P4">
<text:span text:style-name="T4">
 Read also: </text:span>
 <text:a xlink:type="simple" xlink:href="https://www.ukrinform.ua/rubric-society/3700489-sbu-zatrimala-rosijskih-agentiv-odin-z-nih-zaklikav-udariti-satanou-po-krainah-zahodu.html" text:style-name="Internet_20_link" text:visited-style-name="Visited_20_Internet_20_Link">
<text:span text:style-name="T4">
 SBU </text:span>
</text:a>
According to the investigation, the organizers of the Scheme are two owners of the Dnieper company, which specializes in freight transportation to the countries of the Middle East and Africa.</text:p>
      <text:p text:style-name="P4">
According to operational information, the engines they tried to illegally export abroad were previously stolen during the liquidation of one of the state -owned enterprises.</text:p>
      <text:p text:style-name="P4">
The dealers planned to make "cosmetic" repair of these units and make on their worked documents for further sale.</text:p>
      <text:p text:style-name="P4">
The attackers kept air production in the hangar on the territory of the enterprise. Sametam was discovered by law enforcement officers at searches at the place of work of the persons involved.</text:p>
      <text:p text:style-name="P4">
<text:span text:style-name="T4">
 Read also: </text:span>
 <text:a xlink:type="simple" xlink:href="https://www.ukrinform.ua/rubric-regions/3703385-sbu-likviduvala-proksicentr-cerez-akij-rosia-provodila-informacijni-specoperacii.html" text:style-name="Internet_20_link" text:visited-style-name="Visited_20_Internet_20_Link">
<text:span text:style-name="T4">
 SBU </text:span>
</text:a>
The engines were removed for examination. After that, the issue of their transfer to the needs of the defense and industrial complex of Ukraine will be resolved.<text:span text:style-name="T4">
 Read also: </text:span>
 <text:a xlink:type="simple" xlink:href="https://www.ukrinform.ua/rubric-society/3703640-sbu-vikrila-dilkiv-aki-profinansuvali-bojovikiv-dnr-bils-ak-na-50-miljoniv.html" text:style-name="Internet_20_link" text:visited-style-name="Visited_20_Internet_20_Link">
<text:span text:style-name="T4">
 SBU </text:span>
</text:a>
As it was reported, Iranian drones used by Russia use in the war of anti -Ukraine, designed through stolen Western technologies.</text:p>
      <text:p text:style-name="P4">
News Source: <text:a xlink:type="simple" xlink:href="https://www.ukrinform.ua/rubric-society/3703716-sbu-zapobigla-vivezennu-v-iran-dviguniv-do-vijskovotransportnih-litakiv.html" text:style-name="Internet_20_link" text:visited-style-name="Visited_20_Internet_20_Link">
https://www.ukrinform.ua/rubric-society/3703716-sbu-zapobigla-vivezennu-v-iran-dviguniv-do-vijskovotransportnih-litakiv.html</text:a>
</text:p>
      <!--NEWS-->
      <text:h text:style-name="P10" text:outline-level="1">
<text:span text:style-name="T4">
Serbia and Kosovo leaders renew negotiations to normalize EU -supporting relationships</text:span>
</text:h>
      <text:p text:style-name="P4">
Authors: Ukrinform (Person)</text:p>
      <text:p text:style-name="P4">
Publisher: Укринформ (Organization)</text:p>
      <text:p text:style-name="P4">
Published Time: 2023-05-02T17:17:00+03:00</text:p>
      <text:p text:style-name="P4">
Modified Time: 2023-05-02T17:17:00+03:00</text:p>
      <text:p text:style-name="P4">
Description: Serbia President Alexander Vuchich and Kosovo Chief of Government Kurty will meet in Brussels today to continue negotiations on the implementation of the EU supported plan for normalization of relations. - Ukrinform.</text:p>
      <text:p text:style-name="P4">
Images: ["<text:a xlink:type="simple" xlink:href="https://static.ukrinform.com/photos/2023_03/thumb_files/630_360_1679189864-102.jpg" text:style-name="Internet_20_link" text:visited-style-name="Visited_20_Internet_20_Link">
630_360_16791...</text:a>
"]</text:p>
      <text:p text:style-name="P4">
Tags: ['Євросоюз', 'Косово', 'Переговори', 'Сербія']</text:p>
      <text:p text:style-name="P4">
Type: Article</text:p>
      <!--METADATA-->
      <text:p text:style-name="P4">
<draw:frame draw:style-name="fr1" draw:name="Image92" text:anchor-type="as-char" svg:width="6.9236in" svg:height="3.956343in" draw:z-index="0">
<draw:image xlink:href="../Images/yкринформ/2023-05-02T17-17-00-03-00/630_360_1679189864-102.jpg" xlink:type="simple" xlink:show="embed" xlink:actuate="onLoad" draw:mime-type="image/jpeg"/>
</draw:frame>
Presidentserbia Alexander Vuchich and Kosovo Chief of Government Kurty will meet in Brussels now to continue negotiations on the implementation of Emplan's supported Emplann on the normalization of relations.</text:p>
      <text:p text:style-name="P4">
As Ukrinform reports, it reports <text:a xlink:type="simple" xlink:href="https://apnews.com/article/kosovo-serbia-war-eu-talks-normalize-ties-f74676933896a44e085051ede58da25b" text:style-name="Internet_20_link" text:visited-style-name="Visited_20_Internet_20_Link">
</text:a>
The high representative of the EU Josep Borrel calls a meeting at a high -level cross -president <text:a xlink:type="simple" xlink:href="https://www.ukrinform.ua/tag-serbia" text:style-name="Internet_20_link" text:visited-style-name="Visited_20_Internet_20_Link">
</text:a>
Alexander Vuchich Tapremier-Minister Kosovo Albin Kurty.</text:p>
      <text:p text:style-name="P4">
The parties are expected to approve a joint declaration on the missing persons, as well as discuss the first project of the Charter to create association with municipalities with the Serbian majority in Kosovo - two delicate issues for the enemies.</text:p>
      <text:p text:style-name="P4">
This meeting takes place after a meeting in February, when both leaders of the EU -Sponsored EU have been approved for overcoming a multi -year -old political crisis, as well as the March summit in Northern Macedonia, where Belgrade Prystina pre -agreed on how to implement the plan.</text:p>
      <text:p text:style-name="P4">
Miroslav Laichak, a representative of Borrel in the negotiations between Belgrade and Pryshtyn, said that today's meeting is a "decisive step forward, to avoid any action that can worsen the atmosphere."</text:p>
      <text:p text:style-name="P4">
It is noted that some of the agreements reached between the two countries during the 12-year negotiations with EU assistance have already been applied.</text:p>
      <text:p text:style-name="P4">
Brussels and Washington often intervene to regulate intense situations between Belgrade and Pastin, especially in the last year after the Russian tincture in Ukraine.</text:p>
      <text:p text:style-name="P4">
<text:span text:style-name="T4">
 Read also: </text:span>
 <text:a xlink:type="simple" xlink:href="https://www.ukrinform.ua/rubric-world/3684571-vucic-za-normalni-vidnosini-z-kosovom-ale-ugodi-pidpisuvati-ne-bude.html" text:style-name="Internet_20_link" text:visited-style-name="Visited_20_Internet_20_Link">
<text:span text:style-name="T4">
 Vuchich </text:span>
</text:a>
Belgrade insists that Pyshtyn has to execute the agreement from 2013 on the establishment of the Municipalities Association in the north of Kosovo, where most of the people are Serbs. Such structure would coordinate the work on education, health care, land management and economic development at the local level. But the Constitutional Court of Kosovo recognized this plan as unconstitutional, deciding that it does not include representatives of other ethnic groups.</text:p>
      <text:p text:style-name="P4">
Serbia says that progress in negotiations is impossible until the disclosure of the municipalities association is considered.</text:p>
      <text:p text:style-name="P4">
<text:span text:style-name="T5">
Foto: Twitter / Josep Borrell Fontelles</text:span>
</text:p>
      <text:p text:style-name="P4">
News Source: <text:a xlink:type="simple" xlink:href="https://www.ukrinform.ua/rubric-world/3703717-lideri-serbii-ta-kosova-ponovluut-peregovori-sodo-normalizacii-vidnosin-za-pidtrimki-es.html" text:style-name="Internet_20_link" text:visited-style-name="Visited_20_Internet_20_Link">
https://www.ukrinform.ua/rubric-world/3703717-lideri-serbii-ta-kosova-ponovluut-peregovori-sodo-normalizacii-vidnosin-za-pidtrimki-es.html</text:a>
</text:p>
      <!--NEWS-->
      <text:h text:style-name="P10" text:outline-level="1">
<text:span text:style-name="T4">
Government improves a single digital system management system</text:span>
</text:h>
      <text:p text:style-name="P4">
Authors: Ukrinform (Person)</text:p>
      <text:p text:style-name="P4">
Publisher: Укринформ (Organization)</text:p>
      <text:p text:style-name="P4">
Published Time: 2023-05-02T17:20:00+03:00</text:p>
      <text:p text:style-name="P4">
Modified Time: 2023-05-02T17:20:00+03:00</text:p>
      <text:p text:style-name="P4">
Description: The Cabinet of Ministers has made a decision that will improve the unified digital system of reconstruction process. - Ukrinform.</text:p>
      <text:p text:style-name="P4">
Images: ["<text:a xlink:type="simple" xlink:href="https://static.ukrinform.com/photos/2023_05/thumb_files/630_360_1683037893-677.jpg" text:style-name="Internet_20_link" text:visited-style-name="Visited_20_Internet_20_Link">
630_360_16830...</text:a>
"]</text:p>
      <text:p text:style-name="P4">
Tags: ['Будівництво', 'Уряд', 'Шмигаль', 'Відбудова']</text:p>
      <text:p text:style-name="P4">
Type: Article</text:p>
      <!--METADATA-->
      <text:p text:style-name="P4">
<draw:frame draw:style-name="fr1" draw:name="Image93" text:anchor-type="as-char" svg:width="6.9236in" svg:height="3.956343in" draw:z-index="0">
<draw:image xlink:href="../Images/yкринформ/2023-05-02T17-20-00-03-00/630_360_1683037893-677.jpg" xlink:type="simple" xlink:show="embed" xlink:actuate="onLoad" draw:mime-type="image/jpeg"/>
</draw:frame>
Cabinet ministers made a solution that will improve the unified digital system of management of the reconstruction process.</text:p>
      <text:p text:style-name="P4">
Prime Minister Denis Shmigal said this <text:a xlink:type="simple" xlink:href="https://t.me/Denys_Smyhal/5148" text:style-name="Internet_20_link" text:visited-style-name="Visited_20_Internet_20_Link">
</text:a>
, reports Ukrinform.</text:p>
      <text:p text:style-name="P4">
"Today, we also make another significant solution on didjitalization. We improve a single digital process management system <text:a xlink:type="simple" xlink:href="https://www.ukrinform.ua/tag-budivnictvo" text:style-name="Internet_20_link" text:visited-style-name="Visited_20_Internet_20_Link">
</text:a>
. This experimental project is targeted, ”Shmigal said.</text:p>
      <text:p text:style-name="P4">
According to him, the first goal is to accelerate the reconstruction, to strengthen its inclusis. The second is to ensure transparency of processes and increase the trust of citizens and foreign partners. The third is to attract more efficiently to the survey.</text:p>
      <text:p text:style-name="P4">
“We are currently spreading the project not only to infrastructure, but also to the construction of real estate. The project will be coordinated by the Ministry of Community Development, Infrastructure. We update the registration procedures, ”the Prime Minister emphasized.</text:p>
      <text:p text:style-name="P4">
<text:span text:style-name="T4">
 Read also: </text:span>
 <text:a xlink:type="simple" xlink:href="https://www.ukrinform.ua/rubric-vidbudova/3702511-povoenna-vidbudova-mae-zdijsnuvatisa-za-onovlenimi-budivelnimi-standartami-sulak.html" text:style-name="Internet_20_link" text:visited-style-name="Visited_20_Internet_20_Link">
<text:span text:style-name="T4">
 Reconstruction </text:span>
</text:a>
According to him, the government resolution improves and automates the functional register of rights. State registrars and entrepreneurs are released for receipt of extracts from the State Register of Encumbrances of movable property. The everyday principle of the "single window" to obtain the right to build a state registration of ownership of the built object.</text:p>
      <text:p text:style-name="P4">
It has been reported that more than 10 new digital tools are planned to be developed and improved for the transparent and accountable process of reconstruction of Ukraine.</text:p>
      <text:p text:style-name="P4">
<text:span text:style-name="T5">
Foto: Denis Shmigal / Telegram</text:span>
</text:p>
      <text:p text:style-name="P4">
News Source: <text:a xlink:type="simple" xlink:href="https://www.ukrinform.ua/rubric-vidbudova/3703730-urad-udoskonalue-edinu-cifrovu-sistemu-upravlinna-procesom-vidbudovi.html" text:style-name="Internet_20_link" text:visited-style-name="Visited_20_Internet_20_Link">
https://www.ukrinform.ua/rubric-vidbudova/3703730-urad-udoskonalue-edinu-cifrovu-sistemu-upravlinna-procesom-vidbudovi.html</text:a>
</text:p>
      <!--NEWS-->
      <text:h text:style-name="P10" text:outline-level="1">
<text:span text:style-name="T4">
The Council adopted a law on termination of navigation at the time of martial law</text:span>
</text:h>
      <text:p text:style-name="P4">
Authors: Ukrinform (Person)</text:p>
      <text:p text:style-name="P4">
Publisher: Укринформ (Organization)</text:p>
      <text:p text:style-name="P4">
Published Time: 2023-05-02T17:23:00+03:00</text:p>
      <text:p text:style-name="P4">
Modified Time: 2023-05-02T17:23:00+03:00</text:p>
      <text:p text:style-name="P4">
Description: The Verkhovna Rada approved a law that will allow the administration of navigation to temporarily terminate navigation during martial law or state of emergency. - Ukrinform.</text:p>
      <text:p text:style-name="P4">
Images: ["<text:a xlink:type="simple" xlink:href="https://static.ukrinform.com/photos/2019_12/thumb_files/630_360_1576709528-502.jpg" text:style-name="Internet_20_link" text:visited-style-name="Visited_20_Internet_20_Link">
630_360_15767...</text:a>
"]</text:p>
      <text:p text:style-name="P4">
Tags: ['Воєнний стан', 'Верховна Рада', 'Судноплавство']</text:p>
      <text:p text:style-name="P4">
Type: Article</text:p>
      <!--METADATA-->
      <text:p text:style-name="P4">
<draw:frame draw:style-name="fr1" draw:name="Image94" text:anchor-type="as-char" svg:width="6.9236in" svg:height="3.956343in" draw:z-index="0">
<draw:image xlink:href="../Images/yкринформ/2023-05-02T17-23-00-03-00/630_360_1576709528-502.jpg" xlink:type="simple" xlink:show="embed" xlink:actuate="onLoad" draw:mime-type="image/jpeg"/>
</draw:frame>
The Verkhovnarad adopted a law that will allow the administration of navigation to temporarily remove navigation during martial law or state of emergency.</text:p>
      <text:p text:style-name="P4">
Bill No. 7651 was supported by 261 MP, Ukrinformis reference <text:a xlink:type="simple" xlink:href="https://t.me/yzheleznyak/3988" text:style-name="Internet_20_link" text:visited-style-name="Visited_20_Internet_20_Link">
</text:a>
Parliamentary Yaroslavlzelznyak.</text:p>
      <text:p text:style-name="P4">
According to the explanatory note, the current legislation provides that the intersection period on the inner waterways is year -round, as well as determining a vigilant list of cases where a break in navigation may be established, and alleys - temporarily terminated navigation in certain sections of waterways.</text:p>
      <text:p text:style-name="P4">
At the same time, this list does not take into account the issue of navigation in the period <text:a xlink:type="simple" xlink:href="https://www.ukrinform.ua/tag-voennij-stan" text:style-name="Internet_20_link" text:visited-style-name="Visited_20_Internet_20_Link">
</text:a>
. The document eliminates this gap, allowing the administration of navigation to temporarily stop navigation of contents that are dangerous due to approaching the territories in which hostilities will be presented or a state of emergency is introduced.</text:p>
      <text:p text:style-name="P4">
<text:span text:style-name="T4">
 Read also: </text:span>
 <text:a xlink:type="simple" xlink:href="https://www.ukrinform.ua/rubric-regions/3700680-na-hersonsini-civilnim-povnistu-zaboronili-koristuvatisa-plavzasobami-ova.html" text:style-name="Internet_20_link" text:visited-style-name="Visited_20_Internet_20_Link">
</text:a>
As it was reported, the Ministry of Restoration, the Administration of Navigation, Morrichservice in cooperation with USAID implement the reform of the sphere of diploma of the Molyzers. It envisages the creation of a new register of sailors, digitalization and automation of services for sailors.</text:p>
      <text:p text:style-name="P4">
News Source: <text:a xlink:type="simple" xlink:href="https://www.ukrinform.ua/rubric-economy/3703720-rada-uhvalila-zakon-pro-pripinenna-sudnoplavstva-na-cas-voennogo-stanu.html" text:style-name="Internet_20_link" text:visited-style-name="Visited_20_Internet_20_Link">
https://www.ukrinform.ua/rubric-economy/3703720-rada-uhvalila-zakon-pro-pripinenna-sudnoplavstva-na-cas-voennogo-stanu.html</text:a>
</text:p>
      <!--NEWS-->
      <text:h text:style-name="P10" text:outline-level="1">
<text:span text:style-name="T4">
US House Speaker urged Russia to leave Ukraine</text:span>
</text:h>
      <text:p text:style-name="P4">
Authors: Ukrinform (Person)</text:p>
      <text:p text:style-name="P4">
Publisher: Укринформ (Organization)</text:p>
      <text:p text:style-name="P4">
Published Time: 2023-05-02T17:25:37+03:00</text:p>
      <text:p text:style-name="P4">
Modified Time: 2023-05-02T17:25:37+03:00</text:p>
      <text:p text:style-name="P4">
Description: The speaker of the House of Congress Congress, Kevin McCarthy, advocated the further support of Ukraine and stated that Russia should leave Ukraine. - Ukrinform.</text:p>
      <text:p text:style-name="P4">
Images: ["<text:a xlink:type="simple" xlink:href="https://static.ukrinform.com/photos/2023_05/thumb_files/630_360_1683037255-689.jpg" text:style-name="Internet_20_link" text:visited-style-name="Visited_20_Internet_20_Link">
630_360_16830...</text:a>
"]</text:p>
      <text:p text:style-name="P4">
Tags: ['Ізраїль', 'Україна', 'Агресія РФ', 'Конгрес США']</text:p>
      <text:p text:style-name="P4">
Type: Article</text:p>
      <!--METADATA-->
      <text:p text:style-name="P4">
<draw:frame draw:style-name="fr1" draw:name="Image95" text:anchor-type="as-char" svg:width="6.9236in" svg:height="3.956343in" draw:z-index="0">
<draw:image xlink:href="../Images/yкринформ/2023-05-02T17-25-37-03-00/630_360_1683037255-689.jpg" xlink:type="simple" xlink:show="embed" xlink:actuate="onLoad" draw:mime-type="image/jpeg"/>
</draw:frame>
The US Congress Congress has advocated the further support of Ukraine and stated that Russia should leave Ukraine.</text:p>
      <text:p text:style-name="P4">
McCarthy stated this in Israel, where he came during the first foreign veil as the speaker of the House of Representatives, Ukrinform reports, citing <text:a xlink:type="simple" xlink:href="https://www.golosameriki.com/a/house-speaker-says-/7074835.html" text:style-name="Internet_20_link" text:visited-style-name="Visited_20_Internet_20_Link">
</text:a>
 <text:a xlink:type="simple" xlink:href="https://www.golosameriki.com/a/house-speaker-says-/7074835.html" text:style-name="Internet_20_link" text:visited-style-name="Visited_20_Internet_20_Link">
</text:a>
 <text:a xlink:type="simple" xlink:href="https://www.golosameriki.com/a/house-speaker-says-/7074835.html" text:style-name="Internet_20_link" text:visited-style-name="Visited_20_Internet_20_Link">
</text:a>
It is noted that McCarthy condemned Moscow for "murder(Ukrainian - ed.)Children ”and distance from some members of their Republican Party, which is stated against additional great assistance to Ukraine by <text:a xlink:type="simple" xlink:href="https://www.ukrinform.ua/tag-kongres-ssa" text:style-name="Internet_20_link" text:visited-style-name="Visited_20_Internet_20_Link">
</text:a>
to reflect Russian co -inspiration.</text:p>
      <text:p text:style-name="P4">
He strongly emphasized his support of Ukraine and rejected the assumption that he was not considering the departure of military and financial assistance in Kiev.</text:p>
      <text:p text:style-name="P4">
<text:span text:style-name="T4">
 Read also: </text:span>
 <text:a xlink:type="simple" xlink:href="https://www.ukrinform.ua/rubric-polytics/3702636-pelosi-vpevnena-so-obidvi-partii-kongresu-ssa-pidtrimuvatimut-ukrainu-do-peremogi.html" text:style-name="Internet_20_link" text:visited-style-name="Visited_20_Internet_20_Link">
</text:a>
“I vote for helping Ukraine. I support Ukrainian assistance, ”Makkarty said, answering a Russian journalist's questions.</text:p>
      <text:p text:style-name="P4">
“I do not support what your country(RF - Ed.)Made with Ukraine. I do not commit the murder of children. You have to leave, ”the speaker continued.</text:p>
      <text:p text:style-name="P4">
He added that the United States will continue to support Ukraine because "the rest of the world will see it as it is."</text:p>
      <text:p text:style-name="P4">
McCarthy came to Jerusalem, headed by a two -party delegation of American laws. This is his first trip abroad as a new speaker, and he was the first to perform the speaker of the House of Representatives in 25 years.</text:p>
      <text:p text:style-name="P4">
<text:span text:style-name="T4">
 Read also: </text:span>
 <text:a xlink:type="simple" xlink:href="https://www.ukrinform.ua/rubric-ato/3702239-vazlivi-rezolucii-pare-ta-kongresu-ssa-svit-vpevnenij-u-nasij-peremozi.html" text:style-name="Internet_20_link" text:visited-style-name="Visited_20_Internet_20_Link">
</text:a>
The Congress will soon consider the request for great assistance to Ukraine, and McCarthy will need to direct republican policy in walking, especially given the position of Donald Trump's supporters, which were against foreign expenses to counteract the aggression of President Putin in Ukraine.<text:span text:style-name="T5">
Фото: Ting Shen/Bloomberg/Getty Images</text:span>
</text:p>
      <text:p text:style-name="P4">
News Source: <text:a xlink:type="simple" xlink:href="https://www.ukrinform.ua/rubric-polytics/3703722-spiker-palati-predstavnikiv-ssa-zaklikav-rosiu-piti-z-ukraini.html" text:style-name="Internet_20_link" text:visited-style-name="Visited_20_Internet_20_Link">
https://www.ukrinform.ua/rubric-polytics/3703722-spiker-palati-predstavnikiv-ssa-zaklikav-rosiu-piti-z-ukraini.html</text:a>
</text:p>
      <!--NEWS-->
      <text:h text:style-name="P10" text:outline-level="1">
<text:span text:style-name="T4">
Blokhin received the Order of "Legend of Ukrainian Football"</text:span>
</text:h>
      <text:p text:style-name="P4">
Authors: Ukrinform (Person)</text:p>
      <text:p text:style-name="P4">
Publisher: Укринформ (Organization)</text:p>
      <text:p text:style-name="P4">
Published Time: 2023-05-02T17:28:00+03:00</text:p>
      <text:p text:style-name="P4">
Modified Time: 2023-05-02T17:28:00+03:00</text:p>
      <text:p text:style-name="P4">
Description: Blokhin now works as a co -chair of the UAF National Team Committee and the Council of Strategic Development of UAF Professional Football. - Ukrinform.</text:p>
      <text:p text:style-name="P4">
Images: ["<text:a xlink:type="simple" xlink:href="https://static.ukrinform.com/photos/2023_05/thumb_files/630_360_1683037651-643.jpg" text:style-name="Internet_20_link" text:visited-style-name="Visited_20_Internet_20_Link">
630_360_16830...</text:a>
"]</text:p>
      <text:p text:style-name="P4">
Tags: ['Блохін', 'Футбол']</text:p>
      <text:p text:style-name="P4">
Type: Article</text:p>
      <!--METADATA-->
      <text:p text:style-name="P4">
<draw:frame draw:style-name="fr1" draw:name="Image96" text:anchor-type="as-char" svg:width="6.9236in" svg:height="3.956343in" draw:z-index="0">
<draw:image xlink:href="../Images/yкринформ/2023-05-02T17-28-00-03-00/630_360_1683037651-643.jpg" xlink:type="simple" xlink:show="embed" xlink:actuate="onLoad" draw:mime-type="image/jpeg"/>
</draw:frame>
Blochinzaraz works as a co -chair of the Committee of National Teams of UAF and the Radistrategic Development of Professional Football UAF.</text:p>
      <text:p text:style-name="P4">
On the occasion of the All-Ukrainian Football Day and for the historical contribution to the development of Ukrainian football, the winner of the Golden Ball-1975 and ex-ultimate national team of Ukraine Oleg Blokhin received from the hands of Andriy Pavelka Order of "Legend of Ukrainian Football", [] <text:a xlink:type="simple" xlink:href="https://uaf.ua/article/48149" text:style-name="Internet_20_link" text:visited-style-name="Visited_20_Internet_20_Link">
</text:a>
The press service of the Ukrainian Football Association, Ukrinform reports.</text:p>
      <text:p text:style-name="P4">
“I am grateful to the Ukrainian Football Association and personally Andriy Pavelka for recognizing the high appreciation of my work!Football relies on the communication of generations and their attachment, which is an incentive for young people and very young fans of the game. I write down the fact that I represent the Ukrainian football school, that the possibility to glorify Ukrainian football at the highest international level. Also grateful to UAF and its leadership for The opportunity to continue its work in the development of our football. This is especially valuable to me in such an extremely difficult time for our country, ”said the award Blokhin.</text:p>
      <text:p text:style-name="P4">
<text:span text:style-name="T4">
 Read also: </text:span>
 <text:a xlink:type="simple" xlink:href="https://www.ukrinform.ua/rubric-sports/3703633-zinoca-zbirna-ukraina-z-futbolu-diznalasa-supernic-u-lizi-nacij-uefa.html" text:style-name="Internet_20_link" text:visited-style-name="Visited_20_Internet_20_Link">
<text:span text:style-name="T4">
 Women's </text:span>
</text:a>
As reported by Ukrinform, the National Women's Team of Ukraine learned the names of rivals in the group tournament of the League in the first in the history of the UEFA Liginations.</text:p>
      <text:p text:style-name="P4">
Photo: uaf.ua</text:p>
      <text:p text:style-name="P4">
News Source: <text:a xlink:type="simple" xlink:href="https://www.ukrinform.ua/rubric-sports/3703725-blohin-otrimav-orden-legenda-ukrainskogo-futbolu.html" text:style-name="Internet_20_link" text:visited-style-name="Visited_20_Internet_20_Link">
https://www.ukrinform.ua/rubric-sports/3703725-blohin-otrimav-orden-legenda-ukrainskogo-futbolu.html</text:a>
</text:p>
      <!--NEWS-->
      <text:h text:style-name="P10" text:outline-level="1">
<text:span text:style-name="T4">
The government launches a corporatization procedure</text:span>
</text:h>
      <text:p text:style-name="P4">
Authors: Ukrinform (Person)</text:p>
      <text:p text:style-name="P4">
Publisher: Укринформ (Organization)</text:p>
      <text:p text:style-name="P4">
Published Time: 2023-05-02T17:28:37+03:00</text:p>
      <text:p text:style-name="P4">
Modified Time: 2023-05-02T17:28:37+03:00</text:p>
      <text:p text:style-name="P4">
Description: The Cabinet of Ministers made a decision to launch the corporatization procedure of energy. - Ukrinform.</text:p>
      <text:p text:style-name="P4">
Images: ["<text:a xlink:type="simple" xlink:href="https://static.ukrinform.com/photos/2020_05/thumb_files/630_360_1589906244-994.jpg" text:style-name="Internet_20_link" text:visited-style-name="Visited_20_Internet_20_Link">
630_360_15899...</text:a>
"]</text:p>
      <text:p text:style-name="P4">
Tags: ['Енергоатом', 'Уряд', 'Шмигаль']</text:p>
      <text:p text:style-name="P4">
Type: Article</text:p>
      <!--METADATA-->
      <text:p text:style-name="P4">
<draw:frame draw:style-name="fr1" draw:name="Image97" text:anchor-type="as-char" svg:width="6.9236in" svg:height="3.956343in" draw:z-index="0">
<draw:image xlink:href="../Images/yкринформ/2023-05-02T17-28-37-03-00/630_360_1589906244-994.jpg" xlink:type="simple" xlink:show="embed" xlink:actuate="onLoad" draw:mime-type="image/jpeg"/>
</draw:frame>
The Cabinet of Ministers made a decision to launch the corporatization procedure of energy.</text:p>
      <text:p text:style-name="P4">
About this Prime Minister Denis Shmigal <text:a xlink:type="simple" xlink:href="http://t.me/Denys_Smyhal/5148" text:style-name="Internet_20_link" text:visited-style-name="Visited_20_Internet_20_Link">
</text:a>
The government of the government, reports Ukrinform.</text:p>
      <text:p text:style-name="P4">
“Today's government decision is launching corporatization procedures. As a result, we will increase the efficiency of management, we will attract additional funds in the event of new projects, intensify our energy independence, ” - said <text:a xlink:type="simple" xlink:href="https://www.ukrinform.ua/tag-smigal" text:style-name="Internet_20_link" text:visited-style-name="Visited_20_Internet_20_Link">
</text:a>
.</text:p>
      <text:p text:style-name="P4">
According to him, the Cabinet of Ministers for the enforcement of the law passed by the Parliament by the Parliament into a joint -stock company. "Energoatom is one of the largest operators in Europe, the company is strategically important for the energy security of the state. We bring it to international corporate governance standards," the Prime Minister said.</text:p>
      <text:p text:style-name="P4">
At the same time, he assured, 100% of the enterprise's shareholding will be preserved.</text:p>
      <text:p text:style-name="P4">
<text:span text:style-name="T4">
 Read also: </text:span>
 <text:a xlink:type="simple" xlink:href="https://www.ukrinform.ua/rubric-economy/3701432-prozorroprodazi-povnistu-zaversili-proces-korporatizacii.html" text:style-name="Internet_20_link" text:visited-style-name="Visited_20_Internet_20_Link">
<text:span text:style-name="T4">
 corporatization </text:span>
</text:a>
As reported, March 23 came into force <text:a xlink:type="simple" xlink:href="https://www.ukrinform.ua/rubric-economy/3686028-zakon-pro-" text:style-name="Internet_20_link" text:visited-style-name="Visited_20_Internet_20_Link">
</text:a>
Corporatization of SE "NNEC" Energoatom ".</text:p>
      <text:p text:style-name="P4">
Energoatom is the operator of four nuclear power plants - Zaporizhzhya, Rivne, South Ukrainian and Khmelnitsky, which is operated on 15 -toomal power units(13 VVER-1000 and two units-Vver-440)with a total of 13 835 MW)Also, the company includes the Talashalitskaya HPP(453 mw), Oleksandrivska hydroelectric power station(25 MW)and the centralized storage of waste nuclear fuel in the Chernobyl zone.</text:p>
      <text:p text:style-name="P4">
News Source: <text:a xlink:type="simple" xlink:href="https://www.ukrinform.ua/rubric-economy/3703726-urad-zapuskae-proceduru-korporatizacii-energoatomu.html" text:style-name="Internet_20_link" text:visited-style-name="Visited_20_Internet_20_Link">
https://www.ukrinform.ua/rubric-economy/3703726-urad-zapuskae-proceduru-korporatizacii-energoatomu.html</text:a>
</text:p>
      <!--NEWS-->
      <text:h text:style-name="P10" text:outline-level="1">
<text:span text:style-name="T4">
In the Nikolaev area, a project of a house for 1700 apartments for displaced persons was developed</text:span>
</text:h>
      <text:p text:style-name="P4">
Authors: Ukrinform (Person)</text:p>
      <text:p text:style-name="P4">
Publisher: Укринформ (Organization)</text:p>
      <text:p text:style-name="P4">
Published Time: 2023-05-02T17:29:00+03:00</text:p>
      <text:p text:style-name="P4">
Modified Time: 2023-05-02T17:29:00+03:00</text:p>
      <text:p text:style-name="P4">
Description: In Mykolaiv region a project of a 26-sectal building, designed for more than 1700 apartments for internally displaced persons (IDPs), was developed. - Ukrinform.</text:p>
      <text:p text:style-name="P4">
Images: ["<text:a xlink:type="simple" xlink:href="https://static.ukrinform.com/photos/2021_04/thumb_files/630_360_1617369105-115.jpg" text:style-name="Internet_20_link" text:visited-style-name="Visited_20_Internet_20_Link">
630_360_16173...</text:a>
"]</text:p>
      <text:p text:style-name="P4">
Tags: ['Будинок профспілок', 'Миколаївщина', 'Житло', 'Відбудова']</text:p>
      <text:p text:style-name="P4">
Type: Article</text:p>
      <!--METADATA-->
      <text:p text:style-name="P4">
<draw:frame draw:style-name="fr1" draw:name="Image98" text:anchor-type="as-char" svg:width="6.9236in" svg:height="3.956343in" draw:z-index="0">
<draw:image xlink:href="../Images/yкринформ/2023-05-02T17-29-00-03-00/630_360_1617369105-115.jpg" xlink:type="simple" xlink:show="embed" xlink:actuate="onLoad" draw:mime-type="image/jpeg"/>
</draw:frame>
Naikolaevshchina developed a project of a 26-sectal building designed for more(VPO).</text:p>
      <text:p text:style-name="P4">
Про це сказав заступник голови Миколаївської ОВА Олександр Трайтлі під часконференції Офісу омбудсмена стосовно роботи з ВПО, передає кореспондентУкрінформу.</text:p>
      <text:p text:style-name="P4">
«Ми поставили перед собою амбітну ціль – створили проєкт на <text:a xlink:type="simple" xlink:href="https://www.ukrinform.ua/tag-budivnictvo" text:style-name="Internet_20_link" text:visited-style-name="Visited_20_Internet_20_Link">
</text:a>
In Pervomaisk, there are 26-sections for more than 1,700 apartments for IDPs. I invite all donors, international institutions to join and help us to implement this project, ”said Truitley.</text:p>
      <text:p text:style-name="P4">
He also noted that the problem of housing is very relevant. Many residents of the region have lost their own premises due to shelling, which has been held for almost a year. Therefore, today some people will be temporarily housed with wadding houses received from the European Commission, where there is everything you need to do not need a comfortable living.</text:p>
      <text:p text:style-name="P4">
"Internally displaced persons and people who have been left without housing due to their war, will live in these houses in anticipation until their own housing is renovated from scratch," said Ova Deputy Chairman.</text:p>
      <text:p text:style-name="P4">
<text:span text:style-name="T4">
 Read also: </text:span>
 <text:a xlink:type="simple" xlink:href="https://www.ukrinform.ua/rubric-vidbudova/3703612-mikolaiv-otrimav-tri-kilometri-novih-polietilenovih-trub-vid-danii.html" text:style-name="Internet_20_link" text:visited-style-name="Visited_20_Internet_20_Link">
<text:span text:style-name="T4">
 Nikolaev </text:span>
</text:a>
As it was reported, in the Nikolaev area Russian invaders since the beginning of the warrior have made more than 10.7 thousand houses.</text:p>
      <text:p text:style-name="P4">
News Source: <text:a xlink:type="simple" xlink:href="https://www.ukrinform.ua/rubric-vidbudova/3703665-na-mikolaivsini-rozrobili-proekt-budinku-na-1700-kvartir-dla-pereselenciv.html" text:style-name="Internet_20_link" text:visited-style-name="Visited_20_Internet_20_Link">
https://www.ukrinform.ua/rubric-vidbudova/3703665-na-mikolaivsini-rozrobili-proekt-budinku-na-1700-kvartir-dla-pereselenciv.html</text:a>
</text:p>
      <!--NEWS-->
      <text:h text:style-name="P10" text:outline-level="1">
<text:span text:style-name="T4">
Luke Modrich rejected the proposal "Al-Drag"</text:span>
</text:h>
      <text:p text:style-name="P4">
Authors: Ukrinform (Person)</text:p>
      <text:p text:style-name="P4">
Publisher: Укринформ (Organization)</text:p>
      <text:p text:style-name="P4">
Published Time: 2023-05-02T17:33:00+03:00</text:p>
      <text:p text:style-name="P4">
Modified Time: 2023-05-02T17:33:00+03:00</text:p>
      <text:p text:style-name="P4">
Description: The football player wants to continue the contract with Real. - Ukrinform.</text:p>
      <text:p text:style-name="P4">
Images: ["<text:a xlink:type="simple" xlink:href="https://static.ukrinform.com/photos/2023_05/thumb_files/630_360_1683037914-735.jpg" text:style-name="Internet_20_link" text:visited-style-name="Visited_20_Internet_20_Link">
630_360_16830...</text:a>
"]</text:p>
      <text:p text:style-name="P4">
Tags: ['Футбол', 'Реал Мадрид', 'Лука Модрич']</text:p>
      <text:p text:style-name="P4">
Type: Article</text:p>
      <!--METADATA-->
      <text:p text:style-name="P4">
<draw:frame draw:style-name="fr1" draw:name="Image99" text:anchor-type="as-char" svg:width="6.9236in" svg:height="3.956343in" draw:z-index="0">
<draw:image xlink:href="../Images/yкринформ/2023-05-02T17-33-00-03-00/630_360_1683037914-735.jpg" xlink:type="simple" xlink:show="embed" xlink:actuate="onLoad" draw:mime-type="image/jpeg"/>
</draw:frame>
The football player to continue the contract with Real Madrid.</text:p>
      <text:p text:style-name="P4">
Real Madua Modrich Real Madrid refused another proposal "Al-Zakra", <text:a xlink:type="simple" xlink:href="https://twitter.com/RudyGaletti/status/1653369255268687879" text:style-name="Internet_20_link" text:visited-style-name="Visited_20_Internet_20_Link">
</text:a>
Rudigletti journalist, Ukrinform reports.</text:p>
      <text:p text:style-name="P4">
Earlier, the Arab club had already offered him a transition.</text:p>
      <text:p text:style-name="P4">
The former player of Madrid club Cristiano Ronaldo acts for Al-Zakr.</text:p>
      <text:p text:style-name="P4">
According to the source, Croat does not plan to leave Europe. He would like to continue the contract with Real. The current deal is valid by the end of the season.</text:p>
      <text:p text:style-name="P4">
The 37-year-old football player spent 44 matches for Real Madrid this season. It has 6 heads and 6 assists.</text:p>
      <text:p text:style-name="P4">
<text:span text:style-name="T4">
 Read also: </text:span>
 <text:a xlink:type="simple" xlink:href="https://www.ukrinform.ua/rubric-sports/3697683-lc-real-madrid-i-milan-projsli-do-cvertfinalu-zmagan.html" text:style-name="Internet_20_link" text:visited-style-name="Visited_20_Internet_20_Link">
<text:span text:style-name="T4">
 Real </text:span>
 <text:span text:style-name="T4">
 </text:span>
 Madrid **</text:a>
As reported by Ukrinform, Real Madrid goes in the second place in Lai, in the semi -finaliliga of the Champions team Carlo Ancholotti will play with Manchester City.</text:p>
      <text:p text:style-name="P4">
Photo: Getty Image</text:p>
      <text:p text:style-name="P4">
News Source: <text:a xlink:type="simple" xlink:href="https://www.ukrinform.ua/rubric-sports/3703729-modric-vidhiliv-propoziciu-alnasra.html" text:style-name="Internet_20_link" text:visited-style-name="Visited_20_Internet_20_Link">
https://www.ukrinform.ua/rubric-sports/3703729-modric-vidhiliv-propoziciu-alnasra.html</text:a>
</text:p>
      <!--NEWS-->
      <text:h text:style-name="P10" text:outline-level="1">
<text:span text:style-name="T4">
Ukraine launched a modernized power line with Poland</text:span>
</text:h>
      <text:p text:style-name="P4">
Authors: Ukrinform (Person)</text:p>
      <text:p text:style-name="P4">
Publisher: Укринформ (Organization)</text:p>
      <text:p text:style-name="P4">
Published Time: 2023-05-02T17:35:00+03:00</text:p>
      <text:p text:style-name="P4">
Modified Time: 2023-05-02T17:35:00+03:00</text:p>
      <text:p text:style-name="P4">
Description: Ukraine and Poland have launched an interstate transmission line; The line has already passed the three -day test period.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Польща', 'Уряд', 'Шмигаль']</text:p>
      <text:p text:style-name="P4">
Type: Article</text:p>
      <!--METADATA-->
      <text:p text:style-name="P4">
<draw:frame draw:style-name="fr1" draw:name="Image100" text:anchor-type="as-char" svg:width="6.9236in" svg:height="3.956343in" draw:z-index="0">
<draw:image xlink:href="../Images/yкринформ/2023-05-02T17-35-00-03-00/630_360_1675414663-980.jpg" xlink:type="simple" xlink:show="embed" xlink:actuate="onLoad" draw:mime-type="image/jpeg"/>
</draw:frame>
Ukraine of the Tapolshchi launched an interstate transmission line; The line has already successfully passed the three -day test period.</text:p>
      <text:p text:style-name="P4">
According to Ukrinform, Prime Minister of Ukraine Denis Shmigal said this <text:a xlink:type="simple" xlink:href="http://t.me/Denys_Smyhal/5148" text:style-name="Internet_20_link" text:visited-style-name="Visited_20_Internet_20_Link">
</text:a>
the government on May 2.</text:p>
      <text:p text:style-name="P4">
“After the modernization, the interstate line of transmission of the joint and Poland is launched into operation. Ukrenergo specialists and their Polish colleagues from the BPPSE quickly carried out all the work. And European partners provided about a thousand podies of equipment. The line has been operating since April 27. She has successfully passed the test period, ”he said <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vidbudova/3699441-ukraina-otrimala-vid-polsi-majze-15-tisaci-tonn-obladnanna-vidnovlenna-infrastrukturi.html" text:style-name="Internet_20_link" text:visited-style-name="Visited_20_Internet_20_Link">
 </text:a>
According to him, an additional powerful interconnector increases export-import. It is through the sale of electricity that Ukraine accumulates resources for the reconciliation of energy for the new heating season. In case of need, Ukraine activates imports to receive emergency care from neighbors.</text:p>
      <text:p text:style-name="P4">
“The movement of Ukraine to the European Union is not only ambitions, but also specific results. We have a successful sectoral integration into the EU. Now we are making an important route to combine our power systems, ”Shmigal added.</text:p>
      <text:p text:style-name="P4">
“The total cost of the project was UAH 350 million. In addition, low -pass equipment was provided free of charge by our Polish partners, ” - said in <text:a xlink:type="simple" xlink:href="https://t.me/Ukrenergo/2066" text:style-name="Internet_20_link" text:visited-style-name="Visited_20_Internet_20_Link">
</text:a>
NEC "Ukrenergo".</text:p>
      <text:p text:style-name="P4">
It is noted that the total length of the line reaches almost 400 km, with more than 70% of them passing the territory of Ukraine. The line is connected to the main energy network through an open distribution device on one of the Ukrainian energy objects.</text:p>
      <text:p text:style-name="P4">
“The bulk of the work was performed in this node so that the electricity produced by the Ukrainian energy system could be converted to European voltage of 400 kV and transferred to Europe. 125 experts worked on the construction of the site on the side of Ukraine for five months during the war, ”Ukrenergo added.</text:p>
      <text:p text:style-name="P4">
<text:span text:style-name="T4">
 Read also: </text:span>
 <text:a xlink:type="simple" xlink:href="https://www.ukrinform.ua/rubric-economy/3700811-ukraina-i-dania-uklali-ugodu-pro-rozsirenna-spivpraci-u-galuzi-vitrovoi-generacii.html" text:style-name="Internet_20_link" text:visited-style-name="Visited_20_Internet_20_Link">
</text:a>
</text:p>
      <text:p text:style-name="P4">
Energoatom is preparing to launch the airline, which through Poland connects Ukrainian and European power systems through Poland.</text:p>
      <text:p text:style-name="P4">
News Source: <text:a xlink:type="simple" xlink:href="https://www.ukrinform.ua/rubric-economy/3703731-ukraina-zapustila-modernizovanu-liniu-elektroperedaci-z-polseu.html" text:style-name="Internet_20_link" text:visited-style-name="Visited_20_Internet_20_Link">
https://www.ukrinform.ua/rubric-economy/3703731-ukraina-zapustila-modernizovanu-liniu-elektroperedaci-z-polseu.html</text:a>
</text:p>
      <!--NEWS-->
      <text:h text:style-name="P10" text:outline-level="1">
<text:span text:style-name="T4">
The Kherson Ova begins to develop a project of complex restoration of the region</text:span>
</text:h>
      <text:p text:style-name="P4">
Authors: Ukrinform (Person)</text:p>
      <text:p text:style-name="P4">
Publisher: Укринформ (Organization)</text:p>
      <text:p text:style-name="P4">
Published Time: 2023-05-02T17:38:52+03:00</text:p>
      <text:p text:style-name="P4">
Modified Time: 2023-05-02T17:38:52+03:00</text:p>
      <text:p text:style-name="P4">
Description: The Kherson Ova announced the beginning of the development of a project of a comprehensive restoration of the region. - Ukrinform.</text:p>
      <text:p text:style-name="P4">
Images: ["<text:a xlink:type="simple" xlink:href="https://static.ukrinform.com/photos/2022_06/thumb_files/630_360_1655495952-558.jpg" text:style-name="Internet_20_link" text:visited-style-name="Visited_20_Internet_20_Link">
630_360_16554...</text:a>
"]</text:p>
      <text:p text:style-name="P4">
Tags: ['Херсонщина', 'Відбудова']</text:p>
      <text:p text:style-name="P4">
Type: Article</text:p>
      <!--METADATA-->
      <text:p text:style-name="P4">
<draw:frame draw:style-name="fr1" draw:name="Image101" text:anchor-type="as-char" svg:width="6.9236in" svg:height="3.956343in" draw:z-index="0">
<draw:image xlink:href="../Images/yкринформ/2023-05-02T17-38-52-03-00/630_360_1655495952-558.jpg" xlink:type="simple" xlink:show="embed" xlink:actuate="onLoad" draw:mime-type="image/jpeg"/>
</draw:frame>
Khersonkova announced the beginning of the development of a project of comprehensive renewal of the region.</text:p>
      <text:p text:style-name="P4">
The Kherson Ova reported this in <text:a xlink:type="simple" xlink:href="https://www.facebook.com/photo" text:style-name="Internet_20_link" text:visited-style-name="Visited_20_Internet_20_Link">
</text:a>
, reports Ukrinform.</text:p>
      <text:p text:style-name="P4">
“The Kherson Ova announces the beginning of the development of the Program of Complex Recovery <text:a xlink:type="simple" xlink:href="https://www.ukrinform.ua/tag-hersonsina" text:style-name="Internet_20_link" text:visited-style-name="Visited_20_Internet_20_Link">
</text:a>
for the period up to 2027, ”the message reads.</text:p>
      <text:p text:style-name="P4">
As informs <text:a xlink:type="simple" xlink:href="https://khoda.gov.ua/rozporjadzhennja-pro-rozroblennja-pro%D1%94ktu-programi-kompleksnogo%C2%A0v%D1%96dnovlennja-hersonshhini-na-per%D1%96od-do%C2%A02027-roku" text:style-name="Internet_20_link" text:visited-style-name="Visited_20_Internet_20_Link">
</text:a>
, in accordance with the order of the Chief Regional Military Administration of May 2, 2023 No. 202, approved the component of the working group, and also began receiving proposals from the public for the proceedings of the program.</text:p>
      <text:p text:style-name="P4">
It is noted that the proposals are asked to send by June 1, 2023 to the Department of Combination and Architecture of the Regional State Administration at the email address ofupr.arhitektura@ukr.net.</text:p>
      <text:p text:style-name="P4">
<text:span text:style-name="T4">
 Read also: </text:span>
 <text:a xlink:type="simple" xlink:href="https://www.ukrinform.ua/rubric-vidbudova/3701094-smigal-pro-konferenciu-u-rimi-maemo-spilnu-zacikavlenist-v-realizacii-proektiv-vidbudovi.html" text:style-name="Internet_20_link" text:visited-style-name="Visited_20_Internet_20_Link">
<text:span text:style-name="T4">
 Rome </text:span>
</text:a>
Anonymous proposals are not recorded or considered.</text:p>
      <text:p text:style-name="P4">
As reported, <text:a xlink:type="simple" xlink:href="https://www.ukrinform.ua/rubric-vidbudova/3698349-hersonsina-akim-bude-region-pisla-povnoi-jogo-deokupacii.html" text:style-name="Internet_20_link" text:visited-style-name="Visited_20_Internet_20_Link">
</text:a>
With regard to the future region, after its full de -occupation, there are hairstyles and ways to solve them.</text:p>
      <text:p text:style-name="P4">
News Source: <text:a xlink:type="simple" xlink:href="https://www.ukrinform.ua/rubric-vidbudova/3703733-hersonska-ova-pocinae-rozroblati-proekt-kompleksnogo-vidnovlenna-oblasti.html" text:style-name="Internet_20_link" text:visited-style-name="Visited_20_Internet_20_Link">
https://www.ukrinform.ua/rubric-vidbudova/3703733-hersonska-ova-pocinae-rozroblati-proekt-kompleksnogo-vidnovlenna-oblasti.html</text:a>
</text:p>
      <!--NEWS-->
      <text:h text:style-name="P10" text:outline-level="1">
<text:span text:style-name="T4">
The Kenyan Cult Leader Put before the Court for Death 100 Secignities</text:span>
</text:h>
      <text:p text:style-name="P4">
Authors: Ukrinform (Person)</text:p>
      <text:p text:style-name="P4">
Publisher: Укринформ (Organization)</text:p>
      <text:p text:style-name="P4">
Published Time: 2023-05-02T17:39:00+03:00</text:p>
      <text:p text:style-name="P4">
Modified Time: 2023-05-02T17:39:00+03:00</text:p>
      <text:p text:style-name="P4">
Description: The leader of the Kenyan cult, who is accused of ordering his followers to be starved to death, put before the court on Tuesday, May 2.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Голод', 'Кенія', 'Суд', 'Вбивство']</text:p>
      <text:p text:style-name="P4">
Type: Article</text:p>
      <!--METADATA-->
      <text:p text:style-name="P4">
<draw:frame draw:style-name="fr1" draw:name="Image102" text:anchor-type="as-char" svg:width="6.9236in" svg:height="3.956343in" draw:z-index="0">
<draw:image xlink:href="../Images/yкринформ/2023-05-02T17-39-00-03-00/630_360_1494432026-9526.jpg" xlink:type="simple" xlink:show="embed" xlink:actuate="onLoad" draw:mime-type="image/jpeg"/>
</draw:frame>
The leader of the cult, which is accused of ordering his entertainment to be starved to death, put before the court on Tuesday, 2nd.</text:p>
      <text:p text:style-name="P4">
As Ukrinform reports, it reports <text:a xlink:type="simple" xlink:href="https://www.reuters.com/world/africa/kenyan-cult-leader-appears-court-after-more-than-100-followers-die-2023-05-02/" text:style-name="Internet_20_link" text:visited-style-name="Visited_20_Internet_20_Link">
</text:a>
.</text:p>
      <text:p text:style-name="P4">
The Kenyan authorities declare that the dead were members of the International Church of Dobral, headed by 50-year-old Paul McKenzi. The man stated that the end of the world would take place on April 15 and ordered his followers to kill himself <text:a xlink:type="simple" xlink:href="https://www.ukrinform.ua/tag-goloduvanna" text:style-name="Internet_20_link" text:visited-style-name="Visited_20_Internet_20_Link">
</text:a>
to get the first to get to heaven.</text:p>
      <text:p text:style-name="P4">
Public television showed that Mackenzie appeared in a court in Malindi's coastal city, which was a half -hour driving on a car from Lisushakachal, where mass burials of sect members were found.</text:p>
      <text:p text:style-name="P4">
<text:span text:style-name="T4">
 Read also: </text:span>
 <text:a xlink:type="simple" xlink:href="https://www.ukrinform.ua/rubric-world/3701759-kilkist-zertv-kultu-v-kenii-zrosla-do-103-zatrimali-se-odnogo-pastora.html" text:style-name="Internet_20_link" text:visited-style-name="Visited_20_Internet_20_Link">
<text:span text:style-name="T4">
 Kenia </text:span>
</text:a>
Kenyan media reported that the Malindi court had transferred the case to a larger port of Mombas.</text:p>
      <text:p text:style-name="P4">
As reported <text:a xlink:type="simple" xlink:href="https://www.ukrinform.ua/rubric-world/3703364-sprava-kenijskih-sektantiv-diti-pomirali-vid-golodu-ta-udusenna.html" text:style-name="Internet_20_link" text:visited-style-name="Visited_20_Internet_20_Link">
</text:a>
, Kenyan Pathologists published the first conclusions in the opening of children's bodies, related to the case of the Kenyan religious cult.</text:p>
      <text:p text:style-name="P4">
News Source: <text:a xlink:type="simple" xlink:href="https://www.ukrinform.ua/rubric-world/3703734-lider-kenijskogo-kultu-postav-pered-sudom-cerez-smert-100-sektantiv.html" text:style-name="Internet_20_link" text:visited-style-name="Visited_20_Internet_20_Link">
https://www.ukrinform.ua/rubric-world/3703734-lider-kenijskogo-kultu-postav-pered-sudom-cerez-smert-100-sektantiv.html</text:a>
</text:p>
      <!--NEWS-->
      <text:h text:style-name="P10" text:outline-level="1">
<text:span text:style-name="T4">
Israel states that the Gaza Sector has released 22 rockets in its territory - there are victims</text:span>
</text:h>
      <text:p text:style-name="P4">
Authors: Ukrinform (Person)</text:p>
      <text:p text:style-name="P4">
Publisher: Укринформ (Organization)</text:p>
      <text:p text:style-name="P4">
Published Time: 2023-05-02T17:45:00+03:00</text:p>
      <text:p text:style-name="P4">
Modified Time: 2023-05-02T17:45:00+03:00</text:p>
      <text:p text:style-name="P4">
Description: The Israeli Defense Army (Tsakhal) states that the Palestinians launched 22 rockets from the Gaza Sector on Israel. - Ukrinform.</text:p>
      <text:p text:style-name="P4">
Images: ["<text:a xlink:type="simple" xlink:href="https://static.ukrinform.com/photos/2020_07/thumb_files/630_360_1594004564-485.jpg" text:style-name="Internet_20_link" text:visited-style-name="Visited_20_Internet_20_Link">
630_360_15940...</text:a>
"]</text:p>
      <text:p text:style-name="P4">
Tags: ['Ізраїль', 'Обстріл', 'Сектор Гази', 'ППО']</text:p>
      <text:p text:style-name="P4">
Type: Article</text:p>
      <!--METADATA-->
      <text:p text:style-name="P4">
<draw:frame draw:style-name="fr1" draw:name="Image103" text:anchor-type="as-char" svg:width="6.9236in" svg:height="3.956343in" draw:z-index="0">
<draw:image xlink:href="../Images/yкринформ/2023-05-02T17-45-00-03-00/630_360_1594004564-485.jpg" xlink:type="simple" xlink:show="embed" xlink:actuate="onLoad" draw:mime-type="image/jpeg"/>
</draw:frame>
Israeli Defense Army(Elegant)It states that the Palestinians launched 22 Gaza sector rockets on Israel.</text:p>
      <text:p text:style-name="P4">
About it reports <text:a xlink:type="simple" xlink:href="https://www.timesofisrael.com/liveblog-may-2-2023/" text:style-name="Internet_20_link" text:visited-style-name="Visited_20_Internet_20_Link">
</text:a>
, reports Ukrinform.</text:p>
      <text:p text:style-name="P4">
Tsakhal notes that out of 22 <text:a xlink:type="simple" xlink:href="https://www.ukrinform.ua/tag-raketa" text:style-name="Internet_20_link" text:visited-style-name="Visited_20_Internet_20_Link">
</text:a>
Four trapped by the Iron Dome Air Defense system and 16 fell in the open area.</text:p>
      <text:p text:style-name="P4">
According to Magen David Adom, an ambulance service, one of the rocket was in the construction site in the city of Siderot, as a result of which one man was seriously injured. Two more workers received lightwell. All three victims were hospitalized in Ashkelon.</text:p>
      <text:p text:style-name="P4">
<text:span text:style-name="T4">
 Read also: </text:span>
 <text:a xlink:type="simple" xlink:href="https://www.ukrinform.ua/rubric-world/3703651-izrail-zavdav-udaru-po-sirii-zaginuv-vijskovij-reuters.html" text:style-name="Internet_20_link" text:visited-style-name="Visited_20_Internet_20_Link">
<text:span text:style-name="T4">
 Israel </text:span>
</text:a>
As reported by Ukrinform, in February, Israeli and Palestinis were in Jordan to negotiate further violence.</text:p>
      <text:p text:style-name="P4">
News Source: <text:a xlink:type="simple" xlink:href="https://www.ukrinform.ua/rubric-world/3703737-izrail-zaavlae-so-sektor-gazi-vipustiv-po-jogo-teritorii-22-raketi-e-postrazdali.html" text:style-name="Internet_20_link" text:visited-style-name="Visited_20_Internet_20_Link">
https://www.ukrinform.ua/rubric-world/3703737-izrail-zaavlae-so-sektor-gazi-vipustiv-po-jogo-teritorii-22-raketi-e-postrazdali.html</text:a>
</text:p>
      <!--NEWS-->
      <text:h text:style-name="P10" text:outline-level="1">
<text:span text:style-name="T4">
The Council supported a law on taxation of controlled foreign companies</text:span>
</text:h>
      <text:p text:style-name="P4">
Authors: Ukrinform (Person)</text:p>
      <text:p text:style-name="P4">
Publisher: Укринформ (Organization)</text:p>
      <text:p text:style-name="P4">
Published Time: 2023-05-02T17:45:21+03:00</text:p>
      <text:p text:style-name="P4">
Modified Time: 2023-05-02T17:45:21+03:00</text:p>
      <text:p text:style-name="P4">
Description: The Verkhovna Rada approved in the first reading the bill No. 8137, which is aimed at improving the procedures for administration of taxation of controlled foreign companies. - Ukrinform.</text:p>
      <text:p text:style-name="P4">
Images: ["<text:a xlink:type="simple" xlink:href="https://static.ukrinform.com/photos/2020_07/thumb_files/630_360_1595421032-112.jpg" text:style-name="Internet_20_link" text:visited-style-name="Visited_20_Internet_20_Link">
630_360_15954...</text:a>
"]</text:p>
      <text:p text:style-name="P4">
Tags: ['Бізнес', 'Податки', 'Законопроєкт', 'Верховна Рада']</text:p>
      <text:p text:style-name="P4">
Type: Article</text:p>
      <!--METADATA-->
      <text:p text:style-name="P4">
<draw:frame draw:style-name="fr1" draw:name="Image104" text:anchor-type="as-char" svg:width="6.9236in" svg:height="3.956343in" draw:z-index="0">
<draw:image xlink:href="../Images/yкринформ/2023-05-02T17-45-21-03-00/630_360_1595421032-112.jpg" xlink:type="simple" xlink:show="embed" xlink:actuate="onLoad" draw:mime-type="image/jpeg"/>
</draw:frame>
The Verkhovnarad adopted in the first reading the bill No. 8137, which aims to improve the procedures for administration of taxation of controlled foreign companies.</text:p>
      <text:p text:style-name="P4">
About it reports Ukrinform with a link to the site <text:a xlink:type="simple" xlink:href="https://itd.rada.gov.ua/billInfo/Bills/Card/40683" text:style-name="Internet_20_link" text:visited-style-name="Visited_20_Internet_20_Link">
</text:a>
.</text:p>
      <text:p text:style-name="P4">
"Adoption of the bill" On Amendments to the Tax Code of Ukraine, while improving the taxation of controlled foreign companies "will allow the procedures of administration of disclosure of information on controlled foreign companies more simple and perfect, which ultimately will ensure the best balance between public and private interests," .</text:p>
      <text:p text:style-name="P4">
The document amends the Tax Code, which provides the opportunity for taxes to submit a report on controlled foreign companies to the taxation of their net income for the reporting period together with the responsible tax reporting for the next year after the reporting.</text:p>
      <text:p text:style-name="P4">
It is also specified in which cases and in which information the taxpayer can send requests concerning foreign companies, and grounds for conducting documentary unscheduled inspections in compliance with tax management with such companies.</text:p>
      <text:p text:style-name="P4">
Decrease and <text:a xlink:type="simple" xlink:href="https://www.ukrinform.ua/tag-straf" text:style-name="Internet_20_link" text:visited-style-name="Visited_20_Internet_20_Link">
</text:a>
for the late submission of a report on the acquisition of a share in a foreign legal entity, the formation of a non -statutory legal entity, or on the beginning of the actual control of a foreign legal entity, or the alienation of a share in a foreign legal entity, or termination of actual control over it.</text:p>
      <text:p text:style-name="P4">
In addition, the procedure for calculating the adjusted net income of foreign controlled companies was simplified and the need to submit relevant documentation from transfer pricing against such foreign companies was abolished.</text:p>
      <text:p text:style-name="P4">
<text:span text:style-name="T4">
 Read also: </text:span>
 <text:a xlink:type="simple" xlink:href="https://www.ukrinform.ua/rubric-economy/3703343-zmensenna-podatkiv-negativno-vplivatime-na-dovgostrokove-ekonomicne-zrostanna-ukraini-mvf.html" text:style-name="Internet_20_link" text:visited-style-name="Visited_20_Internet_20_Link">
<text:span text:style-name="T4">
 IMF </text:span>
</text:a>
As it was reported, the bill No. 8137 was registered in Parliament in 2022. The belief of business and its adoption is important, because on May 1, 2023 it will be time to submit reports to the DPS on controlled foreign companies. In this part of the companies did not have time to prepare for new requirements(adopted in 2020 but in part of the CIK came into force only in 2022)legislation.For failure to submit a report from controlled foreign companies - 268 400 UAH, the concern of controlled operations - 3% of the income of the CIK or 25% of the adjusted profit, depending on which the amount is greater, but not more than 2 684 000 UAH.</text:p>
      <text:p text:style-name="P4">
News Source: <text:a xlink:type="simple" xlink:href="https://www.ukrinform.ua/rubric-economy/3703738-rada-pidtrimala-zakonoproekt-pro-opodatkuvanna-kontrolovanih-inozemnih-kompanij.html" text:style-name="Internet_20_link" text:visited-style-name="Visited_20_Internet_20_Link">
https://www.ukrinform.ua/rubric-economy/3703738-rada-pidtrimala-zakonoproekt-pro-opodatkuvanna-kontrolovanih-inozemnih-kompanij.html</text:a>
</text:p>
      <!--NEWS-->
      <text:h text:style-name="P10" text:outline-level="1">
<text:span text:style-name="T4">
In the power of terroborons denied the death of the commander of the dancers</text:span>
</text:h>
      <text:p text:style-name="P4">
Authors: Ukrinform (Person)</text:p>
      <text:p text:style-name="P4">
Publisher: Укринформ (Organization)</text:p>
      <text:p text:style-name="P4">
Published Time: 2023-05-02T17:46:37+03:00</text:p>
      <text:p text:style-name="P4">
Modified Time: 2023-05-02T17:46:37+03:00</text:p>
      <text:p text:style-name="P4">
Description: Information about the alleged death of the Commander of the Armed Forces of the Armed Forces Igor Dancers under Bakhmut is a fake. - Ukrinform.</text:p>
      <text:p text:style-name="P4">
Images: ["<text:a xlink:type="simple" xlink:href="https://static.ukrinform.com/photos/2023_05/thumb_files/630_360_1683038652-189.jpg" text:style-name="Internet_20_link" text:visited-style-name="Visited_20_Internet_20_Link">
630_360_16830...</text:a>
"]</text:p>
      <text:p text:style-name="P4">
Tags: ['Бахмут', 'Фейк', 'Пригожин', 'Тероборона', 'Війна з росією']</text:p>
      <text:p text:style-name="P4">
Type: Article</text:p>
      <!--METADATA-->
      <text:p text:style-name="P4">
<draw:frame draw:style-name="fr1" draw:name="Image105" text:anchor-type="as-char" svg:width="6.9236in" svg:height="3.956343in" draw:z-index="0">
<draw:image xlink:href="../Images/yкринформ/2023-05-02T17-46-37-03-00/630_360_1683038652-189.jpg" xlink:type="simple" xlink:show="embed" xlink:actuate="onLoad" draw:mime-type="image/jpeg"/>
</draw:frame>
Information about the alleged death of the Armed Forces of the Armed Forces of the Armed Forces of Igor is a fake dancer.</text:p>
      <text:p text:style-name="P4">
According to Ukrinform, a spokesman for the forces of Terroboron forces Zasvenis Zelinsky said this <text:a xlink:type="simple" xlink:href="http://suspilne.media/462710-433-den-povnomasstabnoi-vijni-rosii-proti-ukraini-tekstovij-onlajn/" text:style-name="Internet_20_link" text:visited-style-name="Visited_20_Internet_20_Link">
</text:a>
.</text:p>
      <text:p text:style-name="P4">
"We formally refute this statement. We do not comment on any clicking <text:a xlink:type="simple" xlink:href="https://www.ukrinform.ua/tag-propaganda" text:style-name="Internet_20_link" text:visited-style-name="Visited_20_Internet_20_Link">
</text:a>
. All are living and healthy, "Zelinsky said.</text:p>
      <text:p text:style-name="P4">
<text:span text:style-name="T4">
 Read also: </text:span>
 <text:a xlink:type="simple" xlink:href="https://www.ukrinform.ua/rubric-ato/3703276-zaavi-prigozina-pro-nestacu-resursiv-mozut-buti-vorozou-ipso-ekspert.html" text:style-name="Internet_20_link" text:visited-style-name="Visited_20_Internet_20_Link">
<text:span text:style-name="T4">
 podgin </text:span>
</text:a>
As it was reported, earlier hostile publications were written with reference to the leader of the "Wagnerivtsi" by Yevgeny Prigogine, who destroyed a car under Bakhmut, which "probably was" commander of the power of Troy Igor Tantsur.</text:p>
      <text:p text:style-name="P4">
News Source: <text:a xlink:type="simple" xlink:href="https://www.ukrinform.ua/rubric-ato/3703740-u-silah-teroboroni-sprostuvali-zagibel-komanduvaca-tancuri.html" text:style-name="Internet_20_link" text:visited-style-name="Visited_20_Internet_20_Link">
https://www.ukrinform.ua/rubric-ato/3703740-u-silah-teroboroni-sprostuvali-zagibel-komanduvaca-tancuri.html</text:a>
</text:p>
      <!--NEWS-->
      <text:h text:style-name="P10" text:outline-level="1">
<text:span text:style-name="T4">
In Irpen opened the built -up after enemy artob archers</text:span>
</text:h>
      <text:p text:style-name="P4">
Authors: Ukrinform (Person)</text:p>
      <text:p text:style-name="P4">
Publisher: Укринформ (Organization)</text:p>
      <text:p text:style-name="P4">
Published Time: 2023-05-02T17:48:00+03:00</text:p>
      <text:p text:style-name="P4">
Modified Time: 2023-05-02T17:48:00+03:00</text:p>
      <text:p text:style-name="P4">
Description: In Irpen of the Kiev region on Tuesday the opened after artillery shelling of the Russian Federation of police department was opened. - Ukrinform.</text:p>
      <text:p text:style-name="P4">
Images: ["<text:a xlink:type="simple" xlink:href="https://static.ukrinform.com/photos/2023_05/thumb_files/630_360_1683038866-860.jpg" text:style-name="Internet_20_link" text:visited-style-name="Visited_20_Internet_20_Link">
630_360_16830...</text:a>
"]</text:p>
      <text:p text:style-name="P4">
Tags: ['Ірпінь', 'Обстріл', 'Поліція', 'Відбудова']</text:p>
      <text:p text:style-name="P4">
Type: Article</text:p>
      <!--METADATA-->
      <text:p text:style-name="P4">
<draw:frame draw:style-name="fr1" draw:name="Image106" text:anchor-type="as-char" svg:width="6.9236in" svg:height="3.956343in" draw:z-index="0">
<draw:image xlink:href="../Images/yкринформ/2023-05-02T17-48-00-03-00/630_360_1683038866-860.jpg" xlink:type="simple" xlink:show="embed" xlink:actuate="onLoad" draw:mime-type="image/jpeg"/>
</draw:frame>
In the Irpenikiv region on Tuesday the rebuilt post -artillery shelling of the Russian Federation of the Police Department was opened.</text:p>
      <text:p text:style-name="P4">
About it in <text:a xlink:type="simple" xlink:href="https://www.facebook.com/ivan.vyhivskyi.npu/posts/pfbid02aCxJf9twk5jHN96ZDLA1YmUNyMXUK2Zx5VwiwkEWFJEMysjaUPKzF417Hnk5QKjEl" text:style-name="Internet_20_link" text:visited-style-name="Visited_20_Internet_20_Link">
</text:a>
Informed the so -called Heads of the National Police of Ukraine(NPU)Ivan Vygovsky, reports Ukrinform.</text:p>
      <text:p text:style-name="P4">
“Today in Irpen we have opened for citizens rebuilt and restored post -arts of the enemy department <text:a xlink:type="simple" xlink:href="https://www.ukrinform.ua/tag-policia" text:style-name="Internet_20_link" text:visited-style-name="Visited_20_Internet_20_Link">
</text:a>
. A little more than a year ago, this place became a reliable shelter - law enforcement officers were occupied by a week and for more than a week defended about a hundred local residents who were hiding in a police dash, ”he said.</text:p>
      <text:p text:style-name="P4">
Vygovsky informed that during the evacuation of citizens, they were killed, including the Hugs. In particular, a district officer, a police officer Sergey Bliznyuk, and in Bucha, was killed in Irpin, and the Operator of the Police Captain of Kyiv Region Yuriychab.</text:p>
      <text:p text:style-name="P4">
They were awarded the Decree of the President of Ukraine Volodymyr Zelensky Zavago and Heroism by the Order of Courage of III degree(posthumously).</text:p>
      <text:p text:style-name="P4">
“Цей відділ поліції – перший з часу повномасштабного вторгнення відбудованийта відремонтований поліцейський відділ. Він є символом повернення донормального життя всієї громади”, - уточнив глава Нацполіції України.</text:p>
      <text:p text:style-name="P4">
<text:span text:style-name="T4">
Читайте також:</text:span>
 <text:a xlink:type="simple" xlink:href="https://www.ukrinform.ua/rubric-regions/3699319-v-irpeni-startuvala-akcia-1-miljon-derev-zitta.html" text:style-name="Internet_20_link" text:visited-style-name="Visited_20_Internet_20_Link">
 <text:span text:style-name="T4">
Ірпені</text:span>
 </text:a>
He assured that they would surely return and restore the presence of law enforcement officers in every Ukrainian city.</text:p>
      <text:p text:style-name="P4">
In turn in the press service of the National Police <text:a xlink:type="simple" xlink:href="https://twitter.com/NPU_GOV_UA/status/1653363774005424128" text:style-name="Internet_20_link" text:visited-style-name="Visited_20_Internet_20_Link">
</text:a>
which, at the same time, gave the opening of the memory of the deceased policeman Bliznyuk.</text:p>
      <text:p text:style-name="Quotations">

<text:p text:style-name="P4">
At the same time there was an opening of the memory of the deceased then police officer&gt;
 Sergey Bliznyuk. <text:a xlink:type="simple" xlink:href="https://t.co/yAxR5wCAls" text:style-name="Internet_20_link" text:visited-style-name="Visited_20_Internet_20_Link">
</text:a>
&gt;
&gt;
 - National Police of Ukraine(@NGu_gov_ua) <text:a xlink:type="simple" xlink:href="https://twitter.com/NPU_GOV_UA/status/1653363774005424128" text:style-name="Internet_20_link" text:visited-style-name="Visited_20_Internet_20_Link">
&gt;
 </text:a>
As it was reported, on April 10, the head of the Kyiv region, Andriy Nybitov, informed that the projection of a new police department in Borodyanka, which was built at the expense of the American businessman Howard Buffett, has already been completed.</text:p>

</text:p>
      <text:p text:style-name="P4">
<text:span text:style-name="T5">
Foto: Ivan Vygovsky / Facebook</text:span>
</text:p>
      <text:p text:style-name="P4">
News Source: <text:a xlink:type="simple" xlink:href="https://www.ukrinform.ua/rubric-vidbudova/3703741-v-irpeni-vidkrili-vidbudovanij-pisla-vorozih-artobstriliv-viddil-policii.html" text:style-name="Internet_20_link" text:visited-style-name="Visited_20_Internet_20_Link">
https://www.ukrinform.ua/rubric-vidbudova/3703741-v-irpeni-vidkrili-vidbudovanij-pisla-vorozih-artobstriliv-viddil-policii.html</text:a>
</text:p>
      <!--NEWS-->
      <text:h text:style-name="P10" text:outline-level="1">
<text:span text:style-name="T4">
Dovzhenko-Center's claim to Derzhkino: the court began to hear the case</text:span>
</text:h>
      <text:p text:style-name="P4">
Authors: Ukrinform (Person)</text:p>
      <text:p text:style-name="P4">
Publisher: Укринформ (Organization)</text:p>
      <text:p text:style-name="P4">
Published Time: 2023-05-02T17:51:00+03:00</text:p>
      <text:p text:style-name="P4">
Modified Time: 2023-05-02T17:51:00+03:00</text:p>
      <text:p text:style-name="P4">
Description: On May 2, the Economic Court of Kyiv held the first meeting on the Dovzhenko-Center's claim against the State Cinema Agency. - Ukrinform.</text:p>
      <text:p text:style-name="P4">
Images: ["<text:a xlink:type="simple" xlink:href="https://static.ukrinform.com/photos/2023_05/thumb_files/630_360_1683038681-8117.jpeg" text:style-name="Internet_20_link" text:visited-style-name="Visited_20_Internet_20_Link">
630_360_16830...</text:a>
", "<text:a xlink:type="simple" xlink:href="https://static.ukrinform.com/photos/2023_05/thumb_files/630_360_1683038681-1002.jpeg" text:style-name="Internet_20_link" text:visited-style-name="Visited_20_Internet_20_Link">
630_360_16830...</text:a>
", "<text:a xlink:type="simple" xlink:href="https://static.ukrinform.com/photos/2023_05/thumb_files/630_360_1683038681-3728.jpeg" text:style-name="Internet_20_link" text:visited-style-name="Visited_20_Internet_20_Link">
630_360_16830...</text:a>
", "<text:a xlink:type="simple" xlink:href="https://static.ukrinform.com/photos/2023_05/thumb_files/630_360_1683038681-2384.jpeg" text:style-name="Internet_20_link" text:visited-style-name="Visited_20_Internet_20_Link">
630_360_16830...</text:a>
", "<text:a xlink:type="simple" xlink:href="https://static.ukrinform.com/photos/2023_05/thumb_files/630_360_1683038681-1142.jpeg" text:style-name="Internet_20_link" text:visited-style-name="Visited_20_Internet_20_Link">
630_360_16830...</text:a>
", "<text:a xlink:type="simple" xlink:href="https://static.ukrinform.com/photos/2023_05/thumb_files/630_360_1683038681-3047.jpeg" text:style-name="Internet_20_link" text:visited-style-name="Visited_20_Internet_20_Link">
630_360_16830...</text:a>
", "<text:a xlink:type="simple" xlink:href="https://static.ukrinform.com/photos/2023_05/thumb_files/630_360_1683038682-2197.jpeg" text:style-name="Internet_20_link" text:visited-style-name="Visited_20_Internet_20_Link">
630_360_16830...</text:a>
", "<text:a xlink:type="simple" xlink:href="https://static.ukrinform.com/photos/2023_05/thumb_files/630_360_1683038682-3905.jpeg" text:style-name="Internet_20_link" text:visited-style-name="Visited_20_Internet_20_Link">
630_360_16830...</text:a>
", "<text:a xlink:type="simple" xlink:href="https://static.ukrinform.com/photos/2023_05/thumb_files/630_360_1683038682-2595.jpeg" text:style-name="Internet_20_link" text:visited-style-name="Visited_20_Internet_20_Link">
630_360_16830...</text:a>
"]</text:p>
      <text:p text:style-name="P4">
Tags: ['Позов', 'Суд', 'Держкіно', 'Довженко-центр']</text:p>
      <text:p text:style-name="P4">
Type: Article</text:p>
      <!--METADATA-->
      <text:p text:style-name="P4">
<draw:frame draw:style-name="fr1" draw:name="Image107" text:anchor-type="as-char" svg:width="6.9236in" svg:height="3.956343in" draw:z-index="0">
<draw:image xlink:href="../Images/yкринформ/2023-05-02T17-51-00-03-00/630_360_1683038681-8117.jpeg" xlink:type="simple" xlink:show="embed" xlink:actuate="onLoad" draw:mime-type="image/jpeg"/>
</draw:frame>
On May 2, the Economic Court of Kyiv held the first meeting on the Dovzhenko-Center's claim against the State Cinema Agency.</text:p>
      <text:p text:style-name="P4">
This was reported by Ukrinform correspondent.</text:p>
      <text:p text:style-name="P4">
Dovzhenko-center demands the cancellation of the "reorganization" of the institution.</text:p>
      <text:p text:style-name="P4">
The court listened to the position of both parties during the meeting. Subsequently, he took a break of the meeting for May 4 at 12.00. At the next meeting, the representatives of the Ministry of Culture and Information Policy and the Head of Dazhazhenko-Center Elena Goncharuk are heard.</text:p>
      <text:p text:style-name="P4">
<draw:frame draw:style-name="fr1" draw:name="Image108" text:anchor-type="as-char" svg:width="6.9236in" svg:height="3.956343in" draw:z-index="0">
<draw:image xlink:href="../Images/yкринформ/2023-05-02T17-51-00-03-00/630_360_1683038681-1002.jpeg" xlink:type="simple" xlink:show="embed" xlink:actuate="onLoad" draw:mime-type="image/jpeg"/>
</draw:frame>
Court's hearing on Dovzhenko-Center against Derzhkino / Photo: Ruslananyuk, Ukrinform <text:a xlink:type="simple" xlink:href="https://static.ukrinform.com/photos/2023_05/1683038681-1002.jpeg" text:style-name="Internet_20_link" text:visited-style-name="Visited_20_Internet_20_Link">
<draw:frame draw:style-name="fr1" draw:name="Image109" text:anchor-type="as-char" svg:width="6.9236in" svg:height="3.956343in" draw:z-index="0">
<draw:image xlink:href="../Images/yкринформ/2023-05-02T17-51-00-03-00/630_360_1683038681-1002.jpeg" xlink:type="simple" xlink:show="embed" xlink:actuate="onLoad" draw:mime-type="image/jpeg"/>
</draw:frame>
</text:a>
 <text:a xlink:type="simple" xlink:href="https://static.ukrinform.com/photos/2023_05/1683038681-3728.jpeg" text:style-name="Internet_20_link" text:visited-style-name="Visited_20_Internet_20_Link">
<draw:frame draw:style-name="fr1" draw:name="Image110" text:anchor-type="as-char" svg:width="6.9236in" svg:height="3.956343in" draw:z-index="0">
<draw:image xlink:href="../Images/yкринформ/2023-05-02T17-51-00-03-00/630_360_1683038681-3728.jpeg" xlink:type="simple" xlink:show="embed" xlink:actuate="onLoad" draw:mime-type="image/jpeg"/>
</draw:frame>
</text:a>
 <text:a xlink:type="simple" xlink:href="https://static.ukrinform.com/photos/2023_05/1683038681-2384.jpeg" text:style-name="Internet_20_link" text:visited-style-name="Visited_20_Internet_20_Link">
<draw:frame draw:style-name="fr1" draw:name="Image111" text:anchor-type="as-char" svg:width="6.9236in" svg:height="3.956343in" draw:z-index="0">
<draw:image xlink:href="../Images/yкринформ/2023-05-02T17-51-00-03-00/630_360_1683038681-2384.jpeg" xlink:type="simple" xlink:show="embed" xlink:actuate="onLoad" draw:mime-type="image/jpeg"/>
</draw:frame>
</text:a>
 <text:a xlink:type="simple" xlink:href="https://static.ukrinform.com/photos/2023_05/1683038681-8117.jpeg" text:style-name="Internet_20_link" text:visited-style-name="Visited_20_Internet_20_Link">
<draw:frame draw:style-name="fr1" draw:name="Image112" text:anchor-type="as-char" svg:width="6.9236in" svg:height="3.956343in" draw:z-index="0">
<draw:image xlink:href="../Images/yкринформ/2023-05-02T17-51-00-03-00/630_360_1683038681-8117.jpeg" xlink:type="simple" xlink:show="embed" xlink:actuate="onLoad" draw:mime-type="image/jpeg"/>
</draw:frame>
</text:a>
 <text:a xlink:type="simple" xlink:href="https://static.ukrinform.com/photos/2023_05/1683038681-1142.jpeg" text:style-name="Internet_20_link" text:visited-style-name="Visited_20_Internet_20_Link">
<draw:frame draw:style-name="fr1" draw:name="Image113" text:anchor-type="as-char" svg:width="6.9236in" svg:height="3.956343in" draw:z-index="0">
<draw:image xlink:href="../Images/yкринформ/2023-05-02T17-51-00-03-00/630_360_1683038681-1142.jpeg" xlink:type="simple" xlink:show="embed" xlink:actuate="onLoad" draw:mime-type="image/jpeg"/>
</draw:frame>
</text:a>
 <text:a xlink:type="simple" xlink:href="https://static.ukrinform.com/photos/2023_05/1683038681-3047.jpeg" text:style-name="Internet_20_link" text:visited-style-name="Visited_20_Internet_20_Link">
<draw:frame draw:style-name="fr1" draw:name="Image114" text:anchor-type="as-char" svg:width="6.9236in" svg:height="3.956343in" draw:z-index="0">
<draw:image xlink:href="../Images/yкринформ/2023-05-02T17-51-00-03-00/630_360_1683038681-3047.jpeg" xlink:type="simple" xlink:show="embed" xlink:actuate="onLoad" draw:mime-type="image/jpeg"/>
</draw:frame>
</text:a>
 <text:a xlink:type="simple" xlink:href="https://static.ukrinform.com/photos/2023_05/1683038682-2197.jpeg" text:style-name="Internet_20_link" text:visited-style-name="Visited_20_Internet_20_Link">
<draw:frame draw:style-name="fr1" draw:name="Image115" text:anchor-type="as-char" svg:width="6.9236in" svg:height="3.956343in" draw:z-index="0">
<draw:image xlink:href="../Images/yкринформ/2023-05-02T17-51-00-03-00/630_360_1683038682-2197.jpeg" xlink:type="simple" xlink:show="embed" xlink:actuate="onLoad" draw:mime-type="image/jpeg"/>
</draw:frame>
</text:a>
 <text:a xlink:type="simple" xlink:href="https://static.ukrinform.com/photos/2023_05/1683038682-3905.jpeg" text:style-name="Internet_20_link" text:visited-style-name="Visited_20_Internet_20_Link">
<draw:frame draw:style-name="fr1" draw:name="Image116" text:anchor-type="as-char" svg:width="6.9236in" svg:height="3.956343in" draw:z-index="0">
<draw:image xlink:href="../Images/yкринформ/2023-05-02T17-51-00-03-00/630_360_1683038682-3905.jpeg" xlink:type="simple" xlink:show="embed" xlink:actuate="onLoad" draw:mime-type="image/jpeg"/>
</draw:frame>
</text:a>
 <text:a xlink:type="simple" xlink:href="https://static.ukrinform.com/photos/2023_05/1683038682-2595.jpeg" text:style-name="Internet_20_link" text:visited-style-name="Visited_20_Internet_20_Link">
<draw:frame draw:style-name="fr1" draw:name="Image117" text:anchor-type="as-char" svg:width="6.9236in" svg:height="3.956343in" draw:z-index="0">
<draw:image xlink:href="../Images/yкринформ/2023-05-02T17-51-00-03-00/630_360_1683038682-2595.jpeg" xlink:type="simple" xlink:show="embed" xlink:actuate="onLoad" draw:mime-type="image/jpeg"/>
</draw:frame>
</text:a>
As reported by Ukrinform, in August 2022 <text:a xlink:type="simple" xlink:href="https://www.ukrinform.ua/tag-derzkino" text:style-name="Internet_20_link" text:visited-style-name="Visited_20_Internet_20_Link">
</text:a>
issued an order on the reorganization of the Dovzhenko-Center, according to which the films of the collection and property of the Dovzhenko-center must be transferred to the state institution "Scientific Center of Cinematography of Ukraine".</text:p>
      <text:p text:style-name="P4">
<text:span text:style-name="T4">
 Read also: </text:span>
 <text:a xlink:type="simple" xlink:href="https://www.ukrinform.ua/rubric-culture/3673176-derzkino-ne-pidpisalo-kontrakt-z-obranou-kerivniceu-dovzenkocentru.html" text:style-name="Internet_20_link" text:visited-style-name="Visited_20_Internet_20_Link">
<text:span text:style-name="T4">
 Dovzhenko </text:span>
 <text:span text:style-name="T4">
 Center </text:span>
</text:a>
</text:p>
      <text:p text:style-name="P4">
News Source: <text:a xlink:type="simple" xlink:href="https://www.ukrinform.ua/rubric-culture/3703745-pozov-dovzenkocentru-do-derzkino-sud-pocav-rozglad-spravi.html" text:style-name="Internet_20_link" text:visited-style-name="Visited_20_Internet_20_Link">
https://www.ukrinform.ua/rubric-culture/3703745-pozov-dovzenkocentru-do-derzkino-sud-pocav-rozglad-spravi.html</text:a>
</text:p>
      <!--NEWS-->
      <text:h text:style-name="P10" text:outline-level="1">
<text:span text:style-name="T4">
Almost 8.9 thousand new coronavirus cases were recorded in Ukraine in a week</text:span>
</text:h>
      <text:p text:style-name="P4">
Authors: Ukrinform (Person)</text:p>
      <text:p text:style-name="P4">
Publisher: Укринформ (Organization)</text:p>
      <text:p text:style-name="P4">
Published Time: 2023-05-02T17:53:00+03:00</text:p>
      <text:p text:style-name="P4">
Modified Time: 2023-05-02T17:53:00+03:00</text:p>
      <text:p text:style-name="P4">
Description: Last week, nearly 8.9 thousand new cases of Covid-19 were recorded in Ukraine. - Ukrinform.</text:p>
      <text:p text:style-name="P4">
Images: ["<text:a xlink:type="simple" xlink:href="https://static.ukrinform.com/photos/2020_04/thumb_files/630_360_1586260833-500.jpg" text:style-name="Internet_20_link" text:visited-style-name="Visited_20_Internet_20_Link">
630_360_15862...</text:a>
"]</text:p>
      <text:p text:style-name="P4">
Tags: ['МОЗ', 'Україна', 'Хвороба', 'Коронавірус']</text:p>
      <text:p text:style-name="P4">
Type: Article</text:p>
      <!--METADATA-->
      <text:p text:style-name="P4">
<draw:frame draw:style-name="fr1" draw:name="Image118" text:anchor-type="as-char" svg:width="6.9236in" svg:height="3.956343in" draw:z-index="0">
<draw:image xlink:href="../Images/yкринформ/2023-05-02T17-53-00-03-00/630_360_1586260833-500.jpg" xlink:type="simple" xlink:show="embed" xlink:actuate="onLoad" draw:mime-type="image/jpeg"/>
</draw:frame>
Last week, almost 8.9 thousand new cases of Covid-19 were recorded in Ukraine.</text:p>
      <text:p text:style-name="P4">
About it reports <text:a xlink:type="simple" xlink:href="https://moz.gov.ua/article/news/zahvorjuvanist-na-covid-19-znizhuetsja-prote-schotizhnja-vid-nogo-vmirae-majzhe-100-ljudej-%e2%80%93-moz" text:style-name="Internet_20_link" text:visited-style-name="Visited_20_Internet_20_Link">
</text:a>
, reports Ukrinform.</text:p>
      <text:p text:style-name="P4">
(period from 21 to 27 April)The number of registered drops decreased by 18% compared to the previous week and was 8898 drops. Among them are 1546 cases <text:a xlink:type="simple" xlink:href="https://www.ukrinform.ua/tag-koronavirus" text:style-name="Internet_20_link" text:visited-style-name="Visited_20_Internet_20_Link">
</text:a>
\ - in children, " - the message reads.</text:p>
      <text:p text:style-name="P4">
More than 110.5 thousand studies were conducted during the week. 2735 people were hospitalized for medical institutions.</text:p>
      <text:p text:style-name="P4">
At the same time, according to the Ministry of Health, people continue to die as a result of complications of the CCOVID-19: 82 such cases have been recorded last week. Most of the dead are 60+. They have the highest risk of developing post -cope.</text:p>
      <text:p text:style-name="P4">
The ministry emphasizes that vaccination remains the best way to protect yourself from a severe disease. In Ukraine, adults and children from 5 years can be vaccinated against Covid-19.</text:p>
      <text:p text:style-name="P4">
Those over the age of 18 should obtain a basic vaccination course against the Covid-19th Dose of Janssen Vaccines or two doses of Coronavac or Pfizer vaccines. A 5 months after the primary course of all people over 18 years of age should make the first booster vaccination. 4 months after the first booster split, you can do the second.</text:p>
      <text:p text:style-name="P4">
<text:span text:style-name="T4">
 Read also: </text:span>
 <text:a xlink:type="simple" xlink:href="https://www.ukrinform.ua/rubric-society/3700567-v-ukraini-prodovzili-karantin-cerez-covid19-do-lipna.html" text:style-name="Internet_20_link" text:visited-style-name="Visited_20_Internet_20_Link">
</text:a>
Now, according to the Ministry of Health, the vaccination rate is insufficient for the formation of collective immunity against Covid-19. More than 16.3 million Ukrainians received at least one dose of a starting campaign. Almost 15.5 million people in Ukraine received two doses of the vaccine. As of 23.04.2023, more than 12.3 million people did not receive the first booster dose, that is, do not have the full protection.</text:p>
      <text:p text:style-name="P4">
According to Ukrinform, according to the Ministry of Health, about 8 million leisure against Covid-19 is available in Ukraine. There are now four types of vaccine: single -dose janssen made by Johnson &amp; Johnson, Clastic Breeding vaccine produced by Pfizer - baby and adult forms, CORONAVAC vaccine Chinese production.</text:p>
      <text:p text:style-name="P4">
News Source: <text:a xlink:type="simple" xlink:href="https://www.ukrinform.ua/rubric-society/3703746-v-ukraini-za-tizden-zafiksuvali-majze-89-tisaci-novih-vipadkiv-koronavirusu.html" text:style-name="Internet_20_link" text:visited-style-name="Visited_20_Internet_20_Link">
https://www.ukrinform.ua/rubric-society/3703746-v-ukraini-za-tizden-zafiksuvali-majze-89-tisaci-novih-vipadkiv-koronavirusu.html</text:a>
</text:p>
      <!--NEWS-->
      <text:h text:style-name="P10" text:outline-level="1">
<text:span text:style-name="T4">
Ukraine came out of another CIS agreement</text:span>
</text:h>
      <text:p text:style-name="P4">
Authors: Ukrinform (Person)</text:p>
      <text:p text:style-name="P4">
Publisher: Укринформ (Organization)</text:p>
      <text:p text:style-name="P4">
Published Time: 2023-05-02T17:56:26+03:00</text:p>
      <text:p text:style-name="P4">
Modified Time: 2023-05-02T17:56:26+03:00</text:p>
      <text:p text:style-name="P4">
Description: The Cabinet of Ministers made a decision on the withdrawal of Ukraine from the CIS cooperation agreement in the fight against crim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СНД', 'Транспорт', 'Угода']</text:p>
      <text:p text:style-name="P4">
Type: Article</text:p>
      <!--METADATA-->
      <text:p text:style-name="P4">
<draw:frame draw:style-name="fr1" draw:name="Image119" text:anchor-type="as-char" svg:width="6.9236in" svg:height="3.956343in" draw:z-index="0">
<draw:image xlink:href="../Images/yкринформ/2023-05-02T17-56-26-03-00/630_360_1659708198-453.jpg" xlink:type="simple" xlink:show="embed" xlink:actuate="onLoad" draw:mime-type="image/jpeg"/>
</draw:frame>
Cabinet of Ministers made a decision on the withdrawal of Ukraine from the Agreement on Cooperation of the CIS Member States in the fight against crime.</text:p>
      <text:p text:style-name="P4">
This was reported in <text:a xlink:type="simple" xlink:href="https://www.ukrinform.ua/rubric-polytics/3651363-ukraina-vijsla-se-z-dvoh-ugod-snd.html" text:style-name="Internet_20_link" text:visited-style-name="Visited_20_Internet_20_Link">
</text:a>
The permanent representative of the Kabmin in the Verkhovna Rada Taras Melnychuk, reports Ukrinform.</text:p>
      <text:p text:style-name="P4">
“Ukraine has been released from the Agreement on Cooperation of the Supervisor of Independent States in the Combating Crime on <text:a xlink:type="simple" xlink:href="https://www.ukrinform.ua/tag-transport" text:style-name="Internet_20_link" text:visited-style-name="Visited_20_Internet_20_Link">
</text:a>
», - Melnychuk wrote.</text:p>
      <text:p text:style-name="P4">
This Agreement was signed in Astana on September 15, 2004.</text:p>
      <text:p text:style-name="P4">
<text:span text:style-name="T4">
 Read also: </text:span>
 <text:a xlink:type="simple" xlink:href="https://www.ukrinform.ua/rubric-polytics/3694103-ukraina-vijsla-z-protokolu-snd-pro-spilni-antiteroristicni-zahodi.html" text:style-name="Internet_20_link" text:visited-style-name="Visited_20_Internet_20_Link">
<text:span text:style-name="T4">
 CIS </text:span>
</text:a>
As reported by Ukrinform, earlier Ukraine came out of two CIS agreements - from the Convention on the transfer of mental disorders, for forced treatment and from the agreement on the procedure for resolving disputes related to the involvement of economic activity.</text:p>
      <text:p text:style-name="P4">
News Source: <text:a xlink:type="simple" xlink:href="https://www.ukrinform.ua/rubric-polytics/3703748-ukraina-vijsla-se-z-odniei-ugodi-snd.html" text:style-name="Internet_20_link" text:visited-style-name="Visited_20_Internet_20_Link">
https://www.ukrinform.ua/rubric-polytics/3703748-ukraina-vijsla-se-z-odniei-ugodi-snd.html</text:a>
</text:p>
      <!--NEWS-->
      <text:h text:style-name="P10" text:outline-level="1">
<text:span text:style-name="T4">
In Zaporozhye, Ukrainian fighters destroyed a hostile drone</text:span>
</text:h>
      <text:p text:style-name="P4">
Authors: Ukrinform (Person)</text:p>
      <text:p text:style-name="P4">
Publisher: Укринформ (Organization)</text:p>
      <text:p text:style-name="P4">
Published Time: 2023-05-02T17:58:00+03:00</text:p>
      <text:p text:style-name="P4">
Modified Time: 2023-05-02T17:58:00+03:00</text:p>
      <text:p text:style-name="P4">
Description: In the Zaporozhye region, the Ukrainian anti -aircraft missile regiment destroyed the Russian unmanned aircraft. - Ukrinform.</text:p>
      <text:p text:style-name="P4">
Images: ["<text:a xlink:type="simple" xlink:href="https://static.ukrinform.com/photos/2017_12/thumb_files/630_360_1514550897-3853.jpg" text:style-name="Internet_20_link" text:visited-style-name="Visited_20_Internet_20_Link">
630_360_15145...</text:a>
"]</text:p>
      <text:p text:style-name="P4">
Tags: ['Безпілотник', 'ЗСУ', 'Запоріжжя', 'Війна з росією']</text:p>
      <text:p text:style-name="P4">
Type: Article</text:p>
      <!--METADATA-->
      <text:p text:style-name="P4">
<draw:frame draw:style-name="fr1" draw:name="Image120" text:anchor-type="as-char" svg:width="6.9236in" svg:height="3.956343in" draw:z-index="0">
<draw:image xlink:href="../Images/yкринформ/2023-05-02T17-58-00-03-00/630_360_1514550897-3853.jpg" xlink:type="simple" xlink:show="embed" xlink:actuate="onLoad" draw:mime-type="image/jpeg"/>
</draw:frame>
The Ukrainian anti -aircraft missile regiment was destroyed by the Russian anti -aircraft missile regiment.</text:p>
      <text:p text:style-name="P4">
According to Ukrinform, the East Air Command reports in <text:a xlink:type="simple" xlink:href="https://www.facebook.com/pvkshid/posts/pfbid037xg2GwkFmVWybtESz7ckPpjXQJmthBBXksBRKAwWBxWEBW7SKXGaN57bmhiWGWpwl" text:style-name="Internet_20_link" text:visited-style-name="Visited_20_Internet_20_Link">
</text:a>
.</text:p>
      <text:p text:style-name="P4">
“В Запорізькій області підрозділом Нікопольського зенітного ракетного полкузнищено ворожий <text:a xlink:type="simple" xlink:href="https://www.ukrinform.ua/tag-bezpilotnik" text:style-name="Internet_20_link" text:visited-style-name="Visited_20_Internet_20_Link">
 </text:a>
, probably Orlan, ”the message reads.</text:p>
      <text:p text:style-name="P4">
<text:span text:style-name="T4">
 Read also: </text:span>
 <text:a xlink:type="simple" xlink:href="https://www.ukrinform.ua/rubric-ato/3703291-na-doneccini-prikordonniki-zbili-rosijskij-bezpilotnik-postrilom-z-antidronovoi-rusnici.html" text:style-name="Internet_20_link" text:visited-style-name="Visited_20_Internet_20_Link">
<text:span text:style-name="T4">
 drone </text:span>
</text:a>
As reported <text:a xlink:type="simple" xlink:href="https://www.ukrinform.ua/rubric-ato/3703416-ukrainski-zahisniki-znisili-vze-191-420-rosian.html" text:style-name="Internet_20_link" text:visited-style-name="Visited_20_Internet_20_Link">
</text:a>
, Ukrainian defense forces from May 24, 2022 to May 2, 2023 liquidated 191 thousand 420 Russian aggressors, with 460 people in the past day.</text:p>
      <text:p text:style-name="P4">
News Source: <text:a xlink:type="simple" xlink:href="https://www.ukrinform.ua/rubric-ato/3703750-na-zaporizzi-ukrainski-bijci-znisili-vorozij-bezpilotnik.html" text:style-name="Internet_20_link" text:visited-style-name="Visited_20_Internet_20_Link">
https://www.ukrinform.ua/rubric-ato/3703750-na-zaporizzi-ukrainski-bijci-znisili-vorozij-bezpilotnik.html</text:a>
</text:p>
      <!--NEWS-->
      <text:h text:style-name="P10" text:outline-level="1">
<text:span text:style-name="T4">
In the Donbass, almost 200 prisoners were placed in the Sizo because of the refusal of Russian passports - human rights activists</text:span>
</text:h>
      <text:p text:style-name="P4">
Authors: Ukrinform (Person)</text:p>
      <text:p text:style-name="P4">
Publisher: Укринформ (Organization)</text:p>
      <text:p text:style-name="P4">
Published Time: 2023-05-02T18:03:49+03:00</text:p>
      <text:p text:style-name="P4">
Modified Time: 2023-05-02T18:03:49+03:00</text:p>
      <text:p text:style-name="P4">
Description: In the temporarily occupied territories of Ukraine, the processes of forced certification of Russia and the rejection of Ukrainian citizenship of prisoners are underway. - Ukrinform.</text:p>
      <text:p text:style-name="P4">
Images: ["<text:a xlink:type="simple" xlink:href="https://static.ukrinform.com/photos/2018_08/thumb_files/630_360_1534342460-3207.jpg" text:style-name="Internet_20_link" text:visited-style-name="Visited_20_Internet_20_Link">
630_360_15343...</text:a>
"]</text:p>
      <text:p text:style-name="P4">
Tags: ['Донеччина', 'Луганщина', "В'язниця", 'Паспортизація Донбасу', 'Війна з росією']</text:p>
      <text:p text:style-name="P4">
Type: Article</text:p>
      <!--METADATA-->
      <text:p text:style-name="P4">
<draw:frame draw:style-name="fr1" draw:name="Image121" text:anchor-type="as-char" svg:width="6.9236in" svg:height="3.956343in" draw:z-index="0">
<draw:image xlink:href="../Images/yкринформ/2023-05-02T18-03-49-03-00/630_360_1534342460-3207.jpg" xlink:type="simple" xlink:show="embed" xlink:actuate="onLoad" draw:mime-type="image/jpeg"/>
</draw:frame>
The processes of enforcement of Russia and the abandonment of Ukrainian citizenship are undergoing the occupied territories of Ukraine.</text:p>
      <text:p text:style-name="P4">
This was reported by the Eastern Human Rights Group in <text:a xlink:type="simple" xlink:href="https://www.facebook.com/EAST.HR.GROUP7/posts/pfbid02Lb9SnE1jwCuKLJBJWpLBnVr4iVBFAHNY46KPBtZWd99pz9v4ZpPQj92Y8fQvZjfBl" text:style-name="Internet_20_link" text:visited-style-name="Visited_20_Internet_20_Link">
</text:a>
, reports Ukrinform.</text:p>
      <text:p text:style-name="P4">
“Forced certification of Russia continues in places of imprisonment in the occupied territories of Ukraine. For those prisoners who refused to receive <text:a xlink:type="simple" xlink:href="https://www.ukrinform.ua/tag-pasport" text:style-name="Internet_20_link" text:visited-style-name="Visited_20_Internet_20_Link">
</text:a>
Russia and abandon the Ukrainian citizenship, there is a punishment in the form of a prisoner of the prisoner, ”the message reads.</text:p>
      <text:p text:style-name="P4">
However, it is noted that many prisoners refuse to obtain a passport, as they are afraid of revision of sentences under the laws of Russia and increased punishment.</text:p>
      <text:p text:style-name="P4">
<text:span text:style-name="T4">
 Read also: </text:span>
 <text:a xlink:type="simple" xlink:href="https://www.ukrinform.ua/rubric-regions/3700009-na-hersonsini-zagarbniki-pogrozuut-zalisiti-bez-medposlug-ludej-aki-ne-otrimali-pasportiv-rf.html" text:style-name="Internet_20_link" text:visited-style-name="Visited_20_Internet_20_Link">
</text:a>
"At the moment, it is known that in the occupied territories of the Lugansk Tadonian regions of the repression of the Lugansk regions were applied to 183 prisoners, which were placed in VSHizo," - added in the LNG.</text:p>
      <text:p text:style-name="P4">
As reported by Ukrinform, the suspect of military crimes President of Russian Volodymyr Putin signed the Decree that <text:a xlink:type="simple" xlink:href="https://www.ukrinform.ua/rubric-ato/3701757-putin-pidpisav-ukaz-so-dozvolae-deportuvati-ukrainciv-z-timcasovo-okupovanih-teritorij.html" text:style-name="Internet_20_link" text:visited-style-name="Visited_20_Internet_20_Link">
</text:a>
who did not take Russian citizenship. The decree stipulates that the Ukrainian citizens or the owners of "Passports" of the DNR "," LNR "should become citizens of Russia, or declare that they do not want to do it. Those who choose the second option from July 1, 2024 will be considered foreigners and can, accordingly, be deported.</text:p>
      <text:p text:style-name="P4">
News Source: <text:a xlink:type="simple" xlink:href="https://www.ukrinform.ua/rubric-society/3703751-na-donbasi-majze-200-uvaznenih-pomistili-v-sizo-cerez-vidmovu-vid-pasportiv-rf-pravozahisniki.html" text:style-name="Internet_20_link" text:visited-style-name="Visited_20_Internet_20_Link">
https://www.ukrinform.ua/rubric-society/3703751-na-donbasi-majze-200-uvaznenih-pomistili-v-sizo-cerez-vidmovu-vid-pasportiv-rf-pravozahisniki.html</text:a>
</text:p>
      <!--NEWS-->
      <text:h text:style-name="P10" text:outline-level="1">
<text:span text:style-name="T4">
The government has created the Valley Stryi Industrial Park in Lviv Region</text:span>
</text:h>
      <text:p text:style-name="P4">
Authors: Ukrinform (Person)</text:p>
      <text:p text:style-name="P4">
Publisher: Укринформ (Organization)</text:p>
      <text:p text:style-name="P4">
Published Time: 2023-05-02T18:04:00+03:00</text:p>
      <text:p text:style-name="P4">
Modified Time: 2023-05-02T18:04:00+03:00</text:p>
      <text:p text:style-name="P4">
Description: The Cabinet of Ministers formed the industrial park "Valley of Stryi" in the Lviv region. - Ukrinform.</text:p>
      <text:p text:style-name="P4">
Images: ["<text:a xlink:type="simple" xlink:href="https://static.ukrinform.com/photos/2023_05/thumb_files/630_360_1683039717-170.jpg" text:style-name="Internet_20_link" text:visited-style-name="Visited_20_Internet_20_Link">
630_360_16830...</text:a>
"]</text:p>
      <text:p text:style-name="P4">
Tags: ['Економіка', 'Львівщина', 'Уряд', 'Індустріальні парки']</text:p>
      <text:p text:style-name="P4">
Type: Article</text:p>
      <!--METADATA-->
      <text:p text:style-name="P4">
<draw:frame draw:style-name="fr1" draw:name="Image122" text:anchor-type="as-char" svg:width="6.9236in" svg:height="3.956343in" draw:z-index="0">
<draw:image xlink:href="../Images/yкринформ/2023-05-02T18-04-00-03-00/630_360_1683039717-170.jpg" xlink:type="simple" xlink:show="embed" xlink:actuate="onLoad" draw:mime-type="image/jpeg"/>
</draw:frame>
Cabinet ministers formed the industrial park "Valley of Stryi" in Lviv region.</text:p>
      <text:p text:style-name="P4">
The Prime Minister of Ukraine Denis Shmigal said this <text:a xlink:type="simple" xlink:href="https://t.me/Denys_Smyhal/5148" text:style-name="Internet_20_link" text:visited-style-name="Visited_20_Internet_20_Link">
</text:a>
, reports Ukrinform.</text:p>
      <text:p text:style-name="P4">
“Today we create another industrial park - the Stryi Valley on <text:a xlink:type="simple" xlink:href="https://www.ukrinform.ua/tag-lvivsina" text:style-name="Internet_20_link" text:visited-style-name="Visited_20_Internet_20_Link">
</text:a>
. We expect to create about 700 working places and for the development of processing in the region. In particular, in the food industry, woodworking, mechanical engineering, ”Shmigal said.</text:p>
      <text:p text:style-name="P4">
According to him, the government holds a consistent course on comprehensive business support.</text:p>
      <text:p text:style-name="P4">
<text:span text:style-name="T4">
 Read also: </text:span>
 <text:a xlink:type="simple" xlink:href="https://www.ukrinform.ua/rubric-economy/3674771-urad-shvaliv-strategiu-rozvitku-industrialnih-parkiv-do-2030-roku.html" text:style-name="Internet_20_link" text:visited-style-name="Visited_20_Internet_20_Link">
<text:span text:style-name="T4">
 industrial </text:span>
 <text:span text:style-name="T4">
 park </text:span>
</text:a>
As reported by Ukrinform, at the end of 2022 the Cabinet of Ministers approved on the launch of two industrial parks - in Lviv and Ternopil region.</text:p>
      <text:p text:style-name="P4">
<text:span text:style-name="T5">
Foto: Denis Shmigal / Telegram</text:span>
</text:p>
      <text:p text:style-name="P4">
News Source: <text:a xlink:type="simple" xlink:href="https://www.ukrinform.ua/rubric-economy/3703752-urad-stvoriv-industrialnij-park-dolina-strij-na-lvivsini.html" text:style-name="Internet_20_link" text:visited-style-name="Visited_20_Internet_20_Link">
https://www.ukrinform.ua/rubric-economy/3703752-urad-stvoriv-industrialnij-park-dolina-strij-na-lvivsini.html</text:a>
</text:p>
      <!--NEWS-->
      <text:h text:style-name="P10" text:outline-level="1">
<text:span text:style-name="T4">
The new Ambassador of Ukraine to Latvia began its work</text:span>
</text:h>
      <text:p text:style-name="P4">
Authors: Ukrinform (Person)</text:p>
      <text:p text:style-name="P4">
Publisher: Укринформ (Organization)</text:p>
      <text:p text:style-name="P4">
Published Time: 2023-05-02T18:07:58+03:00</text:p>
      <text:p text:style-name="P4">
Modified Time: 2023-05-02T18:07:58+03:00</text:p>
      <text:p text:style-name="P4">
Description: On Tuesday, Latvia President of Latvia has accepted the certificates of certificates to the new ambassador of Ukraine Anatoly Kutsevol, which means the official start of the diplomat's work in this position. - Ukrinform.</text:p>
      <text:p text:style-name="P4">
Images: ["<text:a xlink:type="simple" xlink:href="https://static.ukrinform.com/photos/2023_05/thumb_files/630_360_1683039803-2963.jpeg" text:style-name="Internet_20_link" text:visited-style-name="Visited_20_Internet_20_Link">
630_360_16830...</text:a>
", "<text:a xlink:type="simple" xlink:href="https://static.ukrinform.com/photos/2023_05/thumb_files/630_360_1683039803-1287.jpeg" text:style-name="Internet_20_link" text:visited-style-name="Visited_20_Internet_20_Link">
630_360_16830...</text:a>
", "<text:a xlink:type="simple" xlink:href="https://static.ukrinform.com/photos/2023_05/thumb_files/630_360_1683039803-1626.jpeg" text:style-name="Internet_20_link" text:visited-style-name="Visited_20_Internet_20_Link">
630_360_16830...</text:a>
", "<text:a xlink:type="simple" xlink:href="https://static.ukrinform.com/photos/2023_05/thumb_files/630_360_1683039803-8779.jpeg" text:style-name="Internet_20_link" text:visited-style-name="Visited_20_Internet_20_Link">
630_360_16830...</text:a>
", "<text:a xlink:type="simple" xlink:href="https://static.ukrinform.com/photos/2023_05/thumb_files/630_360_1683039803-5281.jpeg" text:style-name="Internet_20_link" text:visited-style-name="Visited_20_Internet_20_Link">
630_360_16830...</text:a>
", "<text:a xlink:type="simple" xlink:href="https://static.ukrinform.com/photos/2023_05/thumb_files/630_360_1683039803-5225.jpeg" text:style-name="Internet_20_link" text:visited-style-name="Visited_20_Internet_20_Link">
630_360_16830...</text:a>
", "<text:a xlink:type="simple" xlink:href="https://static.ukrinform.com/photos/2023_05/thumb_files/630_360_1683039804-8150.jpeg" text:style-name="Internet_20_link" text:visited-style-name="Visited_20_Internet_20_Link">
630_360_16830...</text:a>
"]</text:p>
      <text:p text:style-name="P4">
Tags: ['Латвія', 'Посол']</text:p>
      <text:p text:style-name="P4">
Type: Article</text:p>
      <!--METADATA-->
      <text:p text:style-name="P4">
<draw:frame draw:style-name="fr1" draw:name="Image123" text:anchor-type="as-char" svg:width="6.9236in" svg:height="3.956343in" draw:z-index="0">
<draw:image xlink:href="../Images/yкринформ/2023-05-02T18-07-58-03-00/630_360_1683039803-2963.jpeg" xlink:type="simple" xlink:show="embed" xlink:actuate="onLoad" draw:mime-type="image/jpeg"/>
</draw:frame>
On Tuesday, Latvia President of Latvia has accepted the certificate of certificates in the new Anatoly Kutsevol, which means the official start of a diplomat of nations.</text:p>
      <text:p text:style-name="P4">
About it reports Ukrinform with <text:a xlink:type="simple" xlink:href="http://www.president.lv/lv/jaunums/valsts-prezidents-akredite-arvalstu-vestniekus-latvija-18" text:style-name="Internet_20_link" text:visited-style-name="Visited_20_Internet_20_Link">
</text:a>
to the presidential press service.</text:p>
      <text:p text:style-name="P4">
<draw:frame draw:style-name="fr1" draw:name="Image124" text:anchor-type="as-char" svg:width="6.9236in" svg:height="3.956343in" draw:z-index="0">
<draw:image xlink:href="../Images/yкринформ/2023-05-02T18-07-58-03-00/630_360_1683039803-1287.jpeg" xlink:type="simple" xlink:show="embed" xlink:actuate="onLoad" draw:mime-type="image/jpeg"/>
</draw:frame>
The new Ambassador of Ukraine to Latvia began his work / photo: Ilmārs znotiņŠ, VALSTS Prezidenta Kanceleja <text:a xlink:type="simple" xlink:href="https://static.ukrinform.com/photos/2023_05/1683039803-1287.jpeg" text:style-name="Internet_20_link" text:visited-style-name="Visited_20_Internet_20_Link">
<draw:frame draw:style-name="fr1" draw:name="Image125" text:anchor-type="as-char" svg:width="6.9236in" svg:height="3.956343in" draw:z-index="0">
<draw:image xlink:href="../Images/yкринформ/2023-05-02T18-07-58-03-00/630_360_1683039803-1287.jpeg" xlink:type="simple" xlink:show="embed" xlink:actuate="onLoad" draw:mime-type="image/jpeg"/>
</draw:frame>
</text:a>
 <text:a xlink:type="simple" xlink:href="https://static.ukrinform.com/photos/2023_05/1683039803-1626.jpeg" text:style-name="Internet_20_link" text:visited-style-name="Visited_20_Internet_20_Link">
<draw:frame draw:style-name="fr1" draw:name="Image126" text:anchor-type="as-char" svg:width="6.9236in" svg:height="3.956343in" draw:z-index="0">
<draw:image xlink:href="../Images/yкринформ/2023-05-02T18-07-58-03-00/630_360_1683039803-1626.jpeg" xlink:type="simple" xlink:show="embed" xlink:actuate="onLoad" draw:mime-type="image/jpeg"/>
</draw:frame>
</text:a>
 <text:a xlink:type="simple" xlink:href="https://static.ukrinform.com/photos/2023_05/1683039803-8779.jpeg" text:style-name="Internet_20_link" text:visited-style-name="Visited_20_Internet_20_Link">
<draw:frame draw:style-name="fr1" draw:name="Image127" text:anchor-type="as-char" svg:width="6.9236in" svg:height="3.956343in" draw:z-index="0">
<draw:image xlink:href="../Images/yкринформ/2023-05-02T18-07-58-03-00/630_360_1683039803-8779.jpeg" xlink:type="simple" xlink:show="embed" xlink:actuate="onLoad" draw:mime-type="image/jpeg"/>
</draw:frame>
</text:a>
 <text:a xlink:type="simple" xlink:href="https://static.ukrinform.com/photos/2023_05/1683039803-5281.jpeg" text:style-name="Internet_20_link" text:visited-style-name="Visited_20_Internet_20_Link">
<draw:frame draw:style-name="fr1" draw:name="Image128" text:anchor-type="as-char" svg:width="6.9236in" svg:height="3.956343in" draw:z-index="0">
<draw:image xlink:href="../Images/yкринформ/2023-05-02T18-07-58-03-00/630_360_1683039803-5281.jpeg" xlink:type="simple" xlink:show="embed" xlink:actuate="onLoad" draw:mime-type="image/jpeg"/>
</draw:frame>
</text:a>
 <text:a xlink:type="simple" xlink:href="https://static.ukrinform.com/photos/2023_05/1683039803-2963.jpeg" text:style-name="Internet_20_link" text:visited-style-name="Visited_20_Internet_20_Link">
<draw:frame draw:style-name="fr1" draw:name="Image129" text:anchor-type="as-char" svg:width="6.9236in" svg:height="3.956343in" draw:z-index="0">
<draw:image xlink:href="../Images/yкринформ/2023-05-02T18-07-58-03-00/630_360_1683039803-2963.jpeg" xlink:type="simple" xlink:show="embed" xlink:actuate="onLoad" draw:mime-type="image/jpeg"/>
</draw:frame>
</text:a>
 <text:a xlink:type="simple" xlink:href="https://static.ukrinform.com/photos/2023_05/1683039803-5225.jpeg" text:style-name="Internet_20_link" text:visited-style-name="Visited_20_Internet_20_Link">
<draw:frame draw:style-name="fr1" draw:name="Image130" text:anchor-type="as-char" svg:width="6.9236in" svg:height="3.956343in" draw:z-index="0">
<draw:image xlink:href="../Images/yкринформ/2023-05-02T18-07-58-03-00/630_360_1683039803-5225.jpeg" xlink:type="simple" xlink:show="embed" xlink:actuate="onLoad" draw:mime-type="image/jpeg"/>
</draw:frame>
</text:a>
 <text:a xlink:type="simple" xlink:href="https://static.ukrinform.com/photos/2023_05/1683039804-8150.jpeg" text:style-name="Internet_20_link" text:visited-style-name="Visited_20_Internet_20_Link">
<draw:frame draw:style-name="fr1" draw:name="Image131" text:anchor-type="as-char" svg:width="6.9236in" svg:height="3.956343in" draw:z-index="0">
<draw:image xlink:href="../Images/yкринформ/2023-05-02T18-07-58-03-00/630_360_1683039804-8150.jpeg" xlink:type="simple" xlink:show="embed" xlink:actuate="onLoad" draw:mime-type="image/jpeg"/>
</draw:frame>
</text:a>
Also, the press service has released <text:a xlink:type="simple" xlink:href="http://www.youtube.com/watch" text:style-name="Internet_20_link" text:visited-style-name="Visited_20_Internet_20_Link">
</text:a>
Sepamonia the presentation of believers.</text:p>
      <text:p text:style-name="P4">
In turn, the Embassy of Ukraine in Latvia <text:a xlink:type="simple" xlink:href="http://www.facebook.com/UKRinLatvia/posts/625186476308076" text:style-name="Internet_20_link" text:visited-style-name="Visited_20_Internet_20_Link">
</text:a>
that Kutsevol Ilevitus discussed a wide range of topics after the ceremony. In particular, the current situation in Ukraine related to the preparation of the Armed Forces for counter -offensive actions at the front. In this context, the ambassador emphasized the importance of continuing the provision of weapons and ammunition to Ukraine for the liberation of all Russian -occupied Ukrainian territories.</text:p>
      <text:p text:style-name="P4">
"Anatoly Kutsevol thanked the Latvian side for the support of the Ukrainian Status for EU membership and NATO membership support, as well as Latvia's involvement in the investigation of Russian military crimes in Ukraine," the embassy reads.<text:span text:style-name="T4">
 Read also: </text:span>
 <text:a xlink:type="simple" xlink:href="https://www.ukrinform.ua/rubric-polytics/3702009-venediktova-stala-poslom-u-lihtenstejni-za-sumisnictvom.html" text:style-name="Internet_20_link" text:visited-style-name="Visited_20_Internet_20_Link">
<text:span text:style-name="T4">
 Venediktova </text:span>
</text:a>
The Ambassador of Ukraine expressed gratitude for the training in Latvia for Ukrainian military, as well as for the adoption and rehabilitation of Umedic institutions of Latvia of wounded Ukrainian defenders.</text:p>
      <text:p text:style-name="P4">
In addition, the parties discussed cooperation as part of the implementation of the Ukrainian "peace formula" and transport corridors necessary for the export of Ukrainian agro -products.</text:p>
      <text:p text:style-name="P4">
<text:span text:style-name="T4">
 Read also: </text:span>
 <text:a xlink:type="simple" xlink:href="https://www.ukrinform.ua/rubric-society/3703683-posol-nimeccini-zustrilasa-z-glavou-ugkc-svatoslavom.html" text:style-name="Internet_20_link" text:visited-style-name="Visited_20_Internet_20_Link">
<text:span text:style-name="T4">
 Ambassador </text:span>
</text:a>
As reported by Ukrinform, President of Ukraine Volodymyr Zelensky appointed Anatoly Kutsevol with a new ambassador to Latvia in December 2022. Before that, Kutsevol worked as Deputy Secretary of State of the Cabinet of Ministers of Ukraine.</text:p>
      <text:p text:style-name="P4">
Before him, the Ukrainian diplomatic mission in Riga has been headed by Oleksandr Mishchenko since 2019.</text:p>
      <text:p text:style-name="P4">
News Source: <text:a xlink:type="simple" xlink:href="https://www.ukrinform.ua/rubric-polytics/3703754-novij-posol-ukraini-v-latvii-rozpocav-svou-robotu.html" text:style-name="Internet_20_link" text:visited-style-name="Visited_20_Internet_20_Link">
https://www.ukrinform.ua/rubric-polytics/3703754-novij-posol-ukraini-v-latvii-rozpocav-svou-robotu.html</text:a>
</text:p>
      <!--NEWS-->
      <text:h text:style-name="P10" text:outline-level="1">
<text:span text:style-name="T4">
Border guards repelled the attack in Bakhmut, the Russians have departed with losses</text:span>
</text:h>
      <text:p text:style-name="P4">
Authors: Ukrinform (Person)</text:p>
      <text:p text:style-name="P4">
Publisher: Укринформ (Organization)</text:p>
      <text:p text:style-name="P4">
Published Time: 2023-05-02T18:14:00+03:00</text:p>
      <text:p text:style-name="P4">
Modified Time: 2023-05-02T18:14:00+03:00</text:p>
      <text:p text:style-name="P4">
Description: In Bakhmut, Donetsk region fighters of the State Border Service of Ukraine prevented Russian invaders to change the tactical position and reflected another enemy attack on the stronghold. - Ukrinform.</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Прикордонники', 'Війна з росією']</text:p>
      <text:p text:style-name="P4">
Type: Article</text:p>
      <!--METADATA-->
      <text:p text:style-name="P4">
<draw:frame draw:style-name="fr1" draw:name="Image132" text:anchor-type="as-char" svg:width="6.9236in" svg:height="3.956343in" draw:z-index="0">
<draw:image xlink:href="../Images/yкринформ/2023-05-02T18-14-00-03-00/630_360_1681308262-366.jpeg" xlink:type="simple" xlink:show="embed" xlink:actuate="onLoad" draw:mime-type="image/jpeg"/>
</draw:frame>
In the Bakhmutidnetsky region, the fighters of the State Border Guard Service of Ukraine by the Zadylirosi invaders to change the tactical position and reflected another hostility to the stronghold.</text:p>
      <text:p text:style-name="P4">
As Ukrinform reports, the SPSU reported in <text:a xlink:type="simple" xlink:href="http://t.me/DPSUkr/10960" text:style-name="Internet_20_link" text:visited-style-name="Visited_20_Internet_20_Link">
</text:a>
.</text:p>
      <text:p text:style-name="P4">
Thus, during the attempts of the Russian infantry to take closer positions to the turn of the defense border guards in the Rifle fight forced the invaders to leave.</text:p>
      <text:p text:style-name="P4">
In the neighboring quarter, involving the shooting <text:a xlink:type="simple" xlink:href="https://www.ukrinform.ua/tag-zbroa" text:style-name="Internet_20_link" text:visited-style-name="Visited_20_Internet_20_Link">
</text:a>
and grenade launchers, defenders repelled the attacks of the Russians on the border guards.</text:p>
      <text:p text:style-name="P4">
<text:span text:style-name="T4">
 Read also: </text:span>
 <text:a xlink:type="simple" xlink:href="https://www.ukrinform.ua/rubric-ato/3703303-sturmuvati-zagarbnikiv-v-urbanizovanij-miscevosti-dosit-skladno-naev.html" text:style-name="Internet_20_link" text:visited-style-name="Visited_20_Internet_20_Link">
</text:a>
"The shooting weapons and grenade launchers of our defenders forced the occupiers of the loss ofvita," the SSSU noted.</text:p>
      <text:p text:style-name="P4">
In another Bakhmut defense sector, border guards have knocked down two Russian non -Russian ones.</text:p>
      <text:p text:style-name="P4">
<text:span text:style-name="T4">
 Read also: </text:span>
 <text:a xlink:type="simple" xlink:href="https://www.ukrinform.ua/rubric-ato/3703424-sirskij-vidvidav-ukrainskih-bijciv-na-bahmutskomu-napramku.html" text:style-name="Internet_20_link" text:visited-style-name="Visited_20_Internet_20_Link">
<text:span text:style-name="T4">
 Bakhmut </text:span>
</text:a>
As reported by Ukrinform, on <text:a xlink:type="simple" xlink:href="https://www.ukrinform.ua/rubric-ato/3703402-aviacia-sil-oboroni-znisila-tri-rosijski-zrk.html" text:style-name="Internet_20_link" text:visited-style-name="Visited_20_Internet_20_Link">
</text:a>
The Russian army continues to take offensive actions. Bakhmut fighting is ongoing.  <text:span text:style-name="T5">
Foto: DPSU</text:span>
</text:p>
      <text:p text:style-name="P4">
News Source: <text:a xlink:type="simple" xlink:href="https://www.ukrinform.ua/rubric-ato/3703758-prikordonniki-vidbili-ataku-u-bahmuti-rosiani-vidijsli-z-vtratami.html" text:style-name="Internet_20_link" text:visited-style-name="Visited_20_Internet_20_Link">
https://www.ukrinform.ua/rubric-ato/3703758-prikordonniki-vidbili-ataku-u-bahmuti-rosiani-vidijsli-z-vtratami.html</text:a>
</text:p>
      <!--NEWS-->
      <text:h text:style-name="P10" text:outline-level="1">
<text:span text:style-name="T4">
Ombudsman's office named the most common violations in the settlements of displaced persons</text:span>
</text:h>
      <text:p text:style-name="P4">
Authors: Ukrinform (Person)</text:p>
      <text:p text:style-name="P4">
Publisher: Укринформ (Organization)</text:p>
      <text:p text:style-name="P4">
Published Time: 2023-05-02T18:14:01+03:00</text:p>
      <text:p text:style-name="P4">
Modified Time: 2023-05-02T18:14:01+03:00</text:p>
      <text:p text:style-name="P4">
Description: Among the most common violations recorded during the monitoring of the Ombudsman's office of compact settlement of internally displaced persons are the problem of lack of personal space and improper sanitary and hygienic conditions. - Ukrinform.</text:p>
      <text:p text:style-name="P4">
Images: ["<text:a xlink:type="simple" xlink:href="https://static.ukrinform.com/photos/2018_05/thumb_files/630_360_1525774348-3351.jpg" text:style-name="Internet_20_link" text:visited-style-name="Visited_20_Internet_20_Link">
630_360_15257...</text:a>
"]</text:p>
      <text:p text:style-name="P4">
Tags: ['Омбудсмен', 'Переселенці', 'Житло']</text:p>
      <text:p text:style-name="P4">
Type: Article</text:p>
      <!--METADATA-->
      <text:p text:style-name="P4">
<draw:frame draw:style-name="fr1" draw:name="Image133" text:anchor-type="as-char" svg:width="6.9236in" svg:height="3.956343in" draw:z-index="0">
<draw:image xlink:href="../Images/yкринформ/2023-05-02T18-14-01-03-00/630_360_1525774348-3351.jpg" xlink:type="simple" xlink:show="embed" xlink:actuate="onLoad" draw:mime-type="image/jpeg"/>
</draw:frame>
The most common violations recorded during the monitoring of the Ombudsmenami's compact settlement of internally displaced persons are the problem of personal space and improper sanitary and hygienic conditions.</text:p>
      <text:p text:style-name="P4">
According to her, the office of the Commissioner for Human Rights over the last half of the year has monitoring about 300 such objects.</text:p>
      <text:p text:style-name="P4">
"There is a problem of lack of personal space. We see that we have people in some places in gyms, sports complexes, some live in one room of 10-15 people. These are adults, children, citizens of different sexes," she said.</text:p>
      <text:p text:style-name="P4">
<text:span text:style-name="T4">
 Read also: </text:span>
 <text:a xlink:type="simple" xlink:href="https://www.ukrinform.ua/rubric-society/3703645-catbot-turbota-stvorenij-dla-pereselenciv-z-urahuvannam-identicnosti-pravozahisnik.html" text:style-name="Internet_20_link" text:visited-style-name="Visited_20_Internet_20_Link">
<text:span text:style-name="T4">
 displaced persons </text:span>
</text:a>
According to her, another problem they have recorded is the absence of the number of women and children. In particular, this concerns the access of children to education.</text:p>
      <text:p text:style-name="P4">
Also, a representative of the commissioner pointed to improper sanitary and hygienic specifications in the MKP: there is not water everywhere and the opportunity to make appropriate repairs.</text:p>
      <text:p text:style-name="P4">
Altunina stated that the problem of molding is a problem, apparently, 90 percent of all places of compact settlement.</text:p>
      <text:p text:style-name="P4">
"Another issue is the notability of the ICP to the needs of people with disabilities. The next problem is failure to comply with fire safety requirements, in particular, almost everywhere non -exgrade, etc.," she said.</text:p>
      <text:p text:style-name="P4">
According to the Ombudsman Office, they came to a disappointing conclusion that the state, calling on people to leave their place of residence, left them from the temporarily occupied territories and from the territories where the active fighting was underway, left them on its own with the problem of placement in the ICP.</text:p>
      <text:p text:style-name="P4">
<text:span text:style-name="T4">
 Read also: </text:span>
 <text:a xlink:type="simple" xlink:href="https://www.ukrinform.ua/rubric-society/3702985-pid-cas-voennogo-stanu-pereselenci-mozut-otrimuvati-medicnu-dopomogu-bez-deklaracii-lubinec.html" text:style-name="Internet_20_link" text:visited-style-name="Visited_20_Internet_20_Link">
<text:span text:style-name="T4">
 displaced persons </text:span>
</text:a>
Altunina noted that as of today, there is no document in the country that would regulate the minimum standards or any standards of staying people in such places.As reported by Ukrinform, in Ukraine <text:a xlink:type="simple" xlink:href="https://www.ukrinform.ua/rubric-society/3700653-v-ukraini-stvorili-ponad-miljon-misc-dla-prozivanna-pereselenciv-zvit-tsk.html" text:style-name="Internet_20_link" text:visited-style-name="Visited_20_Internet_20_Link">
</text:a>
4 857 200 internally displaced persons. More than a million places for living.</text:p>
      <text:p text:style-name="P4">
News Source: <text:a xlink:type="simple" xlink:href="https://www.ukrinform.ua/rubric-society/3703757-ofis-ombudsmena-nazvav-najposirenisi-porusenna-u-miscah-poselenna-pereselenciv.html" text:style-name="Internet_20_link" text:visited-style-name="Visited_20_Internet_20_Link">
https://www.ukrinform.ua/rubric-society/3703757-ofis-ombudsmena-nazvav-najposirenisi-porusenna-u-miscah-poselenna-pereselenciv.html</text:a>
</text:p>
      <!--NEWS-->
      <text:h text:style-name="P10" text:outline-level="1">
<text:span text:style-name="T4">
US seeks China forced Russia to end war - Ambassador</text:span>
</text:h>
      <text:p text:style-name="P4">
Authors: Ukrinform (Person)</text:p>
      <text:p text:style-name="P4">
Publisher: Укринформ (Organization)</text:p>
      <text:p text:style-name="P4">
Published Time: 2023-05-02T18:17:58+03:00</text:p>
      <text:p text:style-name="P4">
Modified Time: 2023-05-02T18:17:58+03:00</text:p>
      <text:p text:style-name="P4">
Description: China should click on Putin in order to stop any fighting in Ukraine, brought out its troops, and Ukraine has resumed its sovereignty. - Ukrinform.</text:p>
      <text:p text:style-name="P4">
Images: ["<text:a xlink:type="simple" xlink:href="https://static.ukrinform.com/photos/2023_05/thumb_files/630_360_1683040627-428.jpg" text:style-name="Internet_20_link" text:visited-style-name="Visited_20_Internet_20_Link">
630_360_16830...</text:a>
"]</text:p>
      <text:p text:style-name="P4">
Tags: ['Китай', 'США', 'Україна', 'Війна з росією']</text:p>
      <text:p text:style-name="P4">
Type: Article</text:p>
      <!--METADATA-->
      <text:p text:style-name="P4">
<draw:frame draw:style-name="fr1" draw:name="Image134" text:anchor-type="as-char" svg:width="6.9236in" svg:height="3.956343in" draw:z-index="0">
<draw:image xlink:href="../Images/yкринформ/2023-05-02T18-17-58-03-00/630_360_1683040627-428.jpg" xlink:type="simple" xlink:show="embed" xlink:actuate="onLoad" draw:mime-type="image/jpeg"/>
</draw:frame>
China has to get into Putin in order to stop any fighting in Ukraine, the departure troops, and Ukraine has resumed its sovereignty in full.</text:p>
      <text:p text:style-name="P4">
This position of Official Washington was expressed on Tuesday by US Ambassador Nicholas Burns during a direct inclusion organized by the centrobastimson, reports Ukrinform's own correspondent.</text:p>
      <text:p text:style-name="P4">
"China has a very close relationship with Russia, the relationship in which Russia maintains," the US ambassador said.</text:p>
      <text:p text:style-name="P4">
He noted that the China's information field is filled with pro -Russian narratives, they say, the war in Ukraine is guilty of the US and NATO, which is an absurd. However, according to its words, the problem of war was created by one person - Vladimir Putin, and the civilized community tries to defend the principles laid down in the UN Charter.</text:p>
      <text:p text:style-name="P4">
<text:span text:style-name="T4">
 Read also: </text:span>
 <text:a xlink:type="simple" xlink:href="https://www.ukrinform.ua/rubric-polytics/3703322-dla-kitau-bude-rozumnim-priednatisa-do-mirnogo-planu-zelenskogo-posol-britanii.html" text:style-name="Internet_20_link" text:visited-style-name="Visited_20_Internet_20_Link">
<text:span text:style-name="T4">
 China </text:span>
</text:a>
"What we need to see from China - so that he has pushed Russia to bring her troops, so that Ukraine can return its entire territory and become fully sovereign in all aspects of the word," - said a diplomat.</text:p>
      <text:p text:style-name="P4">
He explained that Russia should stop the bombing of peaceful quarters, schools, hospitals and residential buildings.</text:p>
      <text:p text:style-name="P4">
In addition, the Ambassador noted that the United States would like to work with the Chinese hall in the field of global food security, especially against the backdrop of cruel and legal aggression of the Russian Federation against Ukraine. In this connection, he emphasized the elaboration of the continuation of the Black Sea Grain Agreement, which provides food supplies, in particular, to Africa and Asia, which are in dire need of it.</text:p>
      <text:p text:style-name="P4">
<text:span text:style-name="T4">
 Read also: </text:span>
 <text:a xlink:type="simple" xlink:href="https://www.ukrinform.ua/rubric-polytics/3702742-v-mzs-ukraini-ne-viklucaut-poserednictva-pekina-u-pripinenni-vijni.html" text:style-name="Internet_20_link" text:visited-style-name="Visited_20_Internet_20_Link">
</text:a>
Burns also praised the fact of the leader's conversation <text:a xlink:type="simple" xlink:href="https://www.ukrinform.ua/tag-kitaj" text:style-name="Internet_20_link" text:visited-style-name="Visited_20_Internet_20_Link">
</text:a>
Xi Jinping with the President of Ukraine. "Budders have been offered to maintain the contacts of the Nadi -Valid President Zelensky for many months," the United States said in this connection.</text:p>
      <text:p text:style-name="P4">
In this context, he called the leaders' recent conversation with a "good first step", however, he noted that it is necessary to wait for the situation to develop further.</text:p>
      <text:p text:style-name="P4">
As it was reported, President of Ukraine Volodymyr Zelensky was held on April 26 <text:a xlink:type="simple" xlink:href="https://www.ukrinform.ua/rubric-polytics/3701129-rozmova-zelenskogo-ta-si-czinpina-detali.html" text:style-name="Internet_20_link" text:visited-style-name="Visited_20_Internet_20_Link">
</text:a>
</text:p>
      <text:p text:style-name="P4">
News Source: <text:a xlink:type="simple" xlink:href="https://www.ukrinform.ua/rubric-polytics/3703759-ssa-pragnut-abi-kitaj-zmusiv-rosiu-pripiniti-vijnu-posol.html" text:style-name="Internet_20_link" text:visited-style-name="Visited_20_Internet_20_Link">
https://www.ukrinform.ua/rubric-polytics/3703759-ssa-pragnut-abi-kitaj-zmusiv-rosiu-pripiniti-vijnu-posol.html</text:a>
</text:p>
      <!--NEWS-->
      <text:h text:style-name="P10" text:outline-level="1">
<text:span text:style-name="T4">
Next year Ukraine can take the starting phase of Dwiitalia</text:span>
</text:h>
      <text:p text:style-name="P4">
Authors: Ukrinform (Person)</text:p>
      <text:p text:style-name="P4">
Publisher: Укринформ (Organization)</text:p>
      <text:p text:style-name="P4">
Published Time: 2023-05-02T18:20:00+03:00</text:p>
      <text:p text:style-name="P4">
Modified Time: 2023-05-02T18:20:00+03:00</text:p>
      <text:p text:style-name="P4">
Description: This will happen if nothing threatens the participants in Ukraine, given the full -scale invasion of Russia. - Ukrinform.</text:p>
      <text:p text:style-name="P4">
Images: ["<text:a xlink:type="simple" xlink:href="https://static.ukrinform.com/photos/2023_05/thumb_files/630_360_1683040708-793.jpg" text:style-name="Internet_20_link" text:visited-style-name="Visited_20_Internet_20_Link">
630_360_16830...</text:a>
"]</text:p>
      <text:p text:style-name="P4">
Tags: ['Велогонка']</text:p>
      <text:p text:style-name="P4">
Type: Article</text:p>
      <!--METADATA-->
      <text:p text:style-name="P4">
<draw:frame draw:style-name="fr1" draw:name="Image135" text:anchor-type="as-char" svg:width="6.9236in" svg:height="3.956343in" draw:z-index="0">
<draw:image xlink:href="../Images/yкринформ/2023-05-02T18-20-00-03-00/630_360_1683040708-793.jpg" xlink:type="simple" xlink:show="embed" xlink:actuate="onLoad" draw:mime-type="image/jpeg"/>
</draw:frame>
Cestean is if nothing threatens the participants in Ukraine, taking into account the full -scale invasion of Russia.</text:p>
      <text:p text:style-name="P4">
This statement was made by the Foreign Minister of Italy Antonio Tayani in <text:a xlink:type="simple" xlink:href="https://www.agenzianova.com/en/news/tajani-la-prossima-edizione-del-giro-ditalia-partira-dallucraina-se-la-situazione-lo-permettera/" text:style-name="Internet_20_link" text:visited-style-name="Visited_20_Internet_20_Link">
</text:a>
Agenzianova, Ukrinform reports.</text:p>
      <text:p text:style-name="P4">
“It would be a sign of attention to the country we support. Of course, there should be [the necessary] conditions, and the situation should contribute to this, ”the Minister of Foreign Affairs of Italy.</text:p>
      <text:p text:style-name="P4">
Giro D'italia began outside Italy 14 times. In 2022, she was in the capital of Hungary - Budapest, and ended in Verona.</text:p>
      <text:p text:style-name="P4">
This year, the competition will begin on Saturday, May 6, in Italian Ortho.</text:p>
      <text:p text:style-name="P4">
In total, 26 Ukrainians performed in the history of Dyitalia. Most often, Sergei Gonchar started from our wigps to Giro - 10 times. As of May 2, Jiro Dyitalia-2023 has not been stated by any of the Ukrainian riders.</text:p>
      <text:p text:style-name="P4">
<text:span text:style-name="T4">
 Read also: </text:span>
 <text:a xlink:type="simple" xlink:href="https://www.ukrinform.ua/rubric-sports/3631134-v-ukraini-zavivsa-drugij-velogonsik-u-svitovomu-turi.html" text:style-name="Internet_20_link" text:visited-style-name="Visited_20_Internet_20_Link">
</text:a>
As reported by Ukrinform, last year, Jiro D'italia won Australian Jachindley, who advocated the team "Bora-Hansgrohe".</text:p>
      <text:p text:style-name="P4">
Photo: Getty Image</text:p>
      <text:p text:style-name="P4">
News Source: <text:a xlink:type="simple" xlink:href="https://www.ukrinform.ua/rubric-sports/3703760-nastupnogo-roku-ukraina-moze-prijnati-startovij-etap-dziro-ditalia.html" text:style-name="Internet_20_link" text:visited-style-name="Visited_20_Internet_20_Link">
https://www.ukrinform.ua/rubric-sports/3703760-nastupnogo-roku-ukraina-moze-prijnati-startovij-etap-dziro-ditalia.html</text:a>
</text:p>
      <!--NEWS-->
      <text:h text:style-name="P10" text:outline-level="1">
<text:span text:style-name="T4">
The Government has appointed the Provisional Head of the State Forest Agency</text:span>
</text:h>
      <text:p text:style-name="P4">
Authors: Ukrinform (Person)</text:p>
      <text:p text:style-name="P4">
Publisher: Укринформ (Organization)</text:p>
      <text:p text:style-name="P4">
Published Time: 2023-05-02T18:23:02+03:00</text:p>
      <text:p text:style-name="P4">
Modified Time: 2023-05-02T18:23:02+03:00</text:p>
      <text:p text:style-name="P4">
Description: The Cabinet of Ministers temporarily put the duties of the Head of the State Forest Resources Agency on Viktor Smol, who held the position of deputy of this body.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ризначення', 'Держлісагентство']</text:p>
      <text:p text:style-name="P4">
Type: Article</text:p>
      <!--METADATA-->
      <text:p text:style-name="P4">
<draw:frame draw:style-name="fr1" draw:name="Image136" text:anchor-type="as-char" svg:width="6.9236in" svg:height="3.956343in" draw:z-index="0">
<draw:image xlink:href="../Images/yкринформ/2023-05-02T18-23-02-03-00/630_360_1678738628-217.jpg" xlink:type="simple" xlink:show="embed" xlink:actuate="onLoad" draw:mime-type="image/jpeg"/>
</draw:frame>
By his order, the Cabinet of Ministers temporarily put the duties of the Head of the State Forest Resources Agency on Victor Smol, who held the position of deputy body.</text:p>
      <text:p text:style-name="P4">
About it reports Ukrinform with a reference to <text:a xlink:type="simple" xlink:href="https://t.me/uriad24/2366" text:style-name="Internet_20_link" text:visited-style-name="Visited_20_Internet_20_Link">
</text:a>
The Online Government.</text:p>
      <text:p text:style-name="P4">
“At its meeting on May 2 <text:a xlink:type="simple" xlink:href="https://www.ukrinform.ua/tag-kabmin" text:style-name="Internet_20_link" text:visited-style-name="Visited_20_Internet_20_Link">
</text:a>
Destruction… About the temporary assignment of the head of the State Agency for Victor Smol(Deputy of the said agency for digital development, digital transformations and digitalization)”, - the testimony reads.</text:p>
      <text:p text:style-name="P4">
<text:span text:style-name="T4">
 Read also: </text:span>
 <text:a xlink:type="simple" xlink:href="https://www.ukrinform.ua/rubric-economy/3702103-urad-zvilniv-golovu-derzlisagentstva-bolohovca-u-zvazku-z-perehodom-na-insu-posadu.html" text:style-name="Internet_20_link" text:visited-style-name="Visited_20_Internet_20_Link">
<text:span text:style-name="T4">
 State Agency </text:span>
</text:a>
As it was reported, on February 1, 2023 by its order of the CMU <text:a xlink:type="simple" xlink:href="https://www.ukrinform.ua/rubric-economy/3663483-urad-priznaciv-timcasovih-kerivnikiv-mitnoi-sluzbi-ta-derzprodspozivsluzbi.html" text:style-name="Internet_20_link" text:visited-style-name="Visited_20_Internet_20_Link">
</text:a>
from the post of the first deputy head of the State Forest Resources Agency of Ukraine under the agreement.</text:p>
      <text:p text:style-name="P4">
News Source: <text:a xlink:type="simple" xlink:href="https://www.ukrinform.ua/rubric-economy/3703761-urad-priznaciv-timcasovogo-kerivnika-derzlisagentstva.html" text:style-name="Internet_20_link" text:visited-style-name="Visited_20_Internet_20_Link">
https://www.ukrinform.ua/rubric-economy/3703761-urad-priznaciv-timcasovogo-kerivnika-derzlisagentstva.html</text:a>
</text:p>
      <!--NEWS-->
      <text:h text:style-name="P10" text:outline-level="1">
<text:span text:style-name="T4">
The Council will create a working commission to resolve the situation with military payments</text:span>
</text:h>
      <text:p text:style-name="P4">
Authors: Ukrinform (Person)</text:p>
      <text:p text:style-name="P4">
Publisher: Укринформ (Organization)</text:p>
      <text:p text:style-name="P4">
Published Time: 2023-05-02T18:24:20+03:00</text:p>
      <text:p text:style-name="P4">
Modified Time: 2023-05-02T18:24:20+03:00</text:p>
      <text:p text:style-name="P4">
Description: The Verkhovna Rada will create a working commission, which should regulate the situation with payments to Ukrainian servicemen who repel the enemy. - Ukrinform.</text:p>
      <text:p text:style-name="P4">
Images: ["<text:a xlink:type="simple" xlink:href="https://static.ukrinform.com/photos/2023_04/thumb_files/630_360_1682685211-525.jpg" text:style-name="Internet_20_link" text:visited-style-name="Visited_20_Internet_20_Link">
630_360_16826...</text:a>
"]</text:p>
      <text:p text:style-name="P4">
Tags: ['Фінанси', 'Оборона', 'Гроші', 'Військові', 'Війна з росією']</text:p>
      <text:p text:style-name="P4">
Type: Article</text:p>
      <!--METADATA-->
      <text:p text:style-name="P4">
<draw:frame draw:style-name="fr1" draw:name="Image137" text:anchor-type="as-char" svg:width="6.9236in" svg:height="3.956343in" draw:z-index="0">
<draw:image xlink:href="../Images/yкринформ/2023-05-02T18-24-20-03-00/630_360_1682685211-525.jpg" xlink:type="simple" xlink:show="embed" xlink:actuate="onLoad" draw:mime-type="image/jpeg"/>
</draw:frame>
The Verkhovna Rada will create a working commission, which should resolve the situation with the customs of Ukrainian servicemen who repel the enemy.</text:p>
      <text:p text:style-name="P4">
This was announced by a member of the Budget Committee Taras Batenko, reports Ukrinform with reference to the press service <text:a xlink:type="simple" xlink:href="http://t.me/verkhovnaradaukrainy/49795" text:style-name="Internet_20_link" text:visited-style-name="Visited_20_Internet_20_Link">
</text:a>
.</text:p>
      <text:p text:style-name="P4">
«Ми отримали офіційний лист від головнокомандувача <text:a xlink:type="simple" xlink:href="https://www.ukrinform.ua/tag-zsu" text:style-name="Internet_20_link" text:visited-style-name="Visited_20_Internet_20_Link">
</text:a>
Valery Zaluzhny, who asks to dispose of this issue and refine it by creating a working group. It is necessary for all categories of servicemen to be equal in rights, taking into account the segmentation of the state. But the remuneration of the military remains a priority, ”the deputy said.</text:p>
      <text:p text:style-name="P4">
He specified that the financing of the Armed Forces of Ukraine is constantly growing, new crews are being administered, which need additional funds. Currently, the financial year is 1 trillion 525 billion hryvnias, and the state earns - 1 trillion 200mlrd, which is an imbalance.</text:p>
      <text:p text:style-name="P4">
“We are looking for understanding in what way the money will be. There will be a work commission and at the next plenary session the problem with 30 thousand will be solved and rightly resolved, ”Batenko added.</text:p>
      <text:p text:style-name="P4">
<text:span text:style-name="T4">
 Read also: </text:span>
 <text:a xlink:type="simple" xlink:href="https://www.ukrinform.ua/rubric-society/3700495-viplati-vijskovim-pid-cas-likuvanna-venislavskij-rozpoviv-pro-perspektivi-virisenna-pitanna.html" text:style-name="Internet_20_link" text:visited-style-name="Visited_20_Internet_20_Link">
</text:a>
As it was reported, on April 10, deputies supported the return of additional monthly payments of 30 thousand hryvnias.</text:p>
      <text:p text:style-name="P4">
News Source: <text:a xlink:type="simple" xlink:href="https://www.ukrinform.ua/rubric-society/3703762-u-radi-stvorat-robocu-komisiu-dla-vreguluvanna-situacii-z-viplatami-vijskovim.html" text:style-name="Internet_20_link" text:visited-style-name="Visited_20_Internet_20_Link">
https://www.ukrinform.ua/rubric-society/3703762-u-radi-stvorat-robocu-komisiu-dla-vreguluvanna-situacii-z-viplatami-vijskovim.html</text:a>
</text:p>
      <!--NEWS-->
      <text:h text:style-name="P10" text:outline-level="1">
<text:span text:style-name="T4">
The government has expanded the list of displaced persons entitled to temporary housing</text:span>
</text:h>
      <text:p text:style-name="P4">
Authors: Ukrinform (Person)</text:p>
      <text:p text:style-name="P4">
Publisher: Укринформ (Organization)</text:p>
      <text:p text:style-name="P4">
Published Time: 2023-05-02T18:25:32+03:00</text:p>
      <text:p text:style-name="P4">
Modified Time: 2023-05-02T18:25:32+03:00</text:p>
      <text:p text:style-name="P4">
Description: The Cabinet of Ministers supplemented the list of categories of internally displaced persons entitled to receive temporary housing. - Ukrinform.</text:p>
      <text:p text:style-name="P4">
Images: ["<text:a xlink:type="simple" xlink:href="https://static.ukrinform.com/photos/2023_03/thumb_files/630_360_1679771891-661.jpeg" text:style-name="Internet_20_link" text:visited-style-name="Visited_20_Internet_20_Link">
630_360_16797...</text:a>
"]</text:p>
      <text:p text:style-name="P4">
Tags: ['Переселенці', 'Уряд', 'Житло']</text:p>
      <text:p text:style-name="P4">
Type: Article</text:p>
      <!--METADATA-->
      <text:p text:style-name="P4">
<draw:frame draw:style-name="fr1" draw:name="Image138" text:anchor-type="as-char" svg:width="6.9236in" svg:height="3.956343in" draw:z-index="0">
<draw:image xlink:href="../Images/yкринформ/2023-05-02T18-25-32-03-00/630_360_1679771891-661.jpeg" xlink:type="simple" xlink:show="embed" xlink:actuate="onLoad" draw:mime-type="image/jpeg"/>
</draw:frame>
The Cabinet of Ministers supplemented the list of categories of internally displaced persons who have the right to receive temporary housing.</text:p>
      <text:p text:style-name="P4">
According to Ukrinform, the Ministry of Reintegration of the Temporary -Cup areas of Ukraine reports this in <text:a xlink:type="simple" xlink:href="https://t.me/minre_ua/3230" text:style-name="Internet_20_link" text:visited-style-name="Visited_20_Internet_20_Link">
</text:a>
.</text:p>
      <text:p text:style-name="P4">
“Сьогодні Кабмін схвалив зміни до Порядку формування фондів житла,призначеного для тимчасового проживання <text:a xlink:type="simple" xlink:href="https://www.ukrinform.ua/tag-pereselenci" text:style-name="Internet_20_link" text:visited-style-name="Visited_20_Internet_20_Link">
 </text:a>
. This fund is formed by local self -government bodies, ” -is in the message.</text:p>
      <text:p text:style-name="P4">
<text:span text:style-name="T4">
 Read also: </text:span>
 <text:a xlink:type="simple" xlink:href="https://www.ukrinform.ua/rubric-vidbudova/3703665-na-mikolaivsini-rozrobili-proekt-budinku-na-1700-kvartir-dla-pereselenciv.html" text:style-name="Internet_20_link" text:visited-style-name="Visited_20_Internet_20_Link">
<text:span text:style-name="T4">
 displaced persons </text:span>
</text:a>
Temporary accommodation premises, in particular, will be provided with an internally displaced person among employees of enterprises that were relocated to safe regions. And also - IDPs that belong to vulnerable seats.</text:p>
      <text:p text:style-name="P4">
The Cabinet of Ministers has approved a list of socially disadvantaged categories of the population from exterminated persons who are entitled to receive temporary housing.</text:p>
      <text:p text:style-name="P4">
<text:span text:style-name="T4">
 Read also: </text:span>
 <text:a xlink:type="simple" xlink:href="https://www.ukrinform.ua/rubric-society/3703757-ofis-ombudsmena-nazvav-najposirenisi-porusenna-u-miscah-poselenna-pereselenciv.html" text:style-name="Internet_20_link" text:visited-style-name="Visited_20_Internet_20_Link">
<text:span text:style-name="T4">
 displaced persons </text:span>
</text:a>
Vulnerable categories, in particular, include persons with disabilities, persons aged 60, orphans and deprived of parental care and persons who independently educate a child, as well as families of servicemen who take a meal of participation in hostilities, large and low-income seven. her.</text:p>
      <text:p text:style-name="P4">
According to Ukrinform, in April the government improved the mechanism of payment of state assistance evacuated from dangerous regions.</text:p>
      <text:p text:style-name="P4">
News Source: <text:a xlink:type="simple" xlink:href="https://www.ukrinform.ua/rubric-society/3703763-urad-rozsiriv-perelik-pereselenciv-aki-maut-pravo-na-timcasove-zitlo.html" text:style-name="Internet_20_link" text:visited-style-name="Visited_20_Internet_20_Link">
https://www.ukrinform.ua/rubric-society/3703763-urad-rozsiriv-perelik-pereselenciv-aki-maut-pravo-na-timcasove-zitlo.html</text:a>
</text:p>
      <!--NEWS-->
      <text:h text:style-name="P10" text:outline-level="1">
<text:span text:style-name="T4">
The All -Russian Athletics Federation has refused to take Sevastopol and Crimea to its composition</text:span>
</text:h>
      <text:p text:style-name="P4">
Authors: Ukrinform (Person)</text:p>
      <text:p text:style-name="P4">
Publisher: Укринформ (Organization)</text:p>
      <text:p text:style-name="P4">
Published Time: 2023-05-02T18:26:52+03:00</text:p>
      <text:p text:style-name="P4">
Modified Time: 2023-05-02T18:26:52+03:00</text:p>
      <text:p text:style-name="P4">
Description: This is done in order to be able to restore your membership in World Athletics. - Ukrinform.</text:p>
      <text:p text:style-name="P4">
Images: ["<text:a xlink:type="simple" xlink:href="https://static.ukrinform.com/photos/2023_05/thumb_files/630_360_1683041128-199.jpg" text:style-name="Internet_20_link" text:visited-style-name="Visited_20_Internet_20_Link">
630_360_16830...</text:a>
"]</text:p>
      <text:p text:style-name="P4">
Tags: ['Легка атлетика']</text:p>
      <text:p text:style-name="P4">
Type: Article</text:p>
      <!--METADATA-->
      <text:p text:style-name="P4">
<draw:frame draw:style-name="fr1" draw:name="Image139" text:anchor-type="as-char" svg:width="6.9236in" svg:height="3.956343in" draw:z-index="0">
<draw:image xlink:href="../Images/yкринформ/2023-05-02T18-26-52-03-00/630_360_1683041128-199.jpg" xlink:type="simple" xlink:show="embed" xlink:actuate="onLoad" draw:mime-type="image/jpeg"/>
</draw:frame>
Pasted in order to be able to restore your membership in Worldthletics.</text:p>
      <text:p text:style-name="P4">
Such <text:a xlink:type="simple" xlink:href="https://sevastopol.su/news/vserossiyskaya-federaciya-legkoy-atletiki-otkazalas-prinimat-sevastopol-i-krym" text:style-name="Internet_20_link" text:visited-style-name="Visited_20_Internet_20_Link">
</text:a>
made the President of the Sevastopol Lighting Federation(Flass)Igor Paklin, Ukrinform reports.</text:p>
      <text:p text:style-name="P4">
“The Ministry of Sports of Russia has decided that we(The Federation of Light Athletics)</text:p>
      <text:p text:style-name="P4">
<text:span text:style-name="T4">
 Read also: </text:span>
 <text:a xlink:type="simple" xlink:href="https://www.ukrinform.ua/rubric-sports/3703697-vismoh-rosian-ne-dopustili-do-ucasti-na-cs2023-z-dzudo.html" text:style-name="Internet_20_link" text:visited-style-name="Visited_20_Internet_20_Link">
<text:span text:style-name="T4">
 judo </text:span>
</text:a>
As reported by Ukrinform, WFLU membership in World Athletics was discontinued in 2015 through a doping scandal.</text:p>
      <text:p text:style-name="P4">
Photo: Getty Image</text:p>
      <text:p text:style-name="P4">
News Source: <text:a xlink:type="simple" xlink:href="https://www.ukrinform.ua/rubric-sports/3703764-vserosijska-federacia-legkoi-atletiki-vidmovilasa-prijmati-do-svogo-skladu-sevastopol-ta-krim.html" text:style-name="Internet_20_link" text:visited-style-name="Visited_20_Internet_20_Link">
https://www.ukrinform.ua/rubric-sports/3703764-vserosijska-federacia-legkoi-atletiki-vidmovilasa-prijmati-do-svogo-skladu-sevastopol-ta-krim.html</text:a>
</text:p>
      <!--NEWS-->
      <text:h text:style-name="P10" text:outline-level="1">
<text:span text:style-name="T4">
Ministry of Finance: State budget deficit in four months - almost 253 billion</text:span>
</text:h>
      <text:p text:style-name="P4">
Authors: Ukrinform (Person)</text:p>
      <text:p text:style-name="P4">
Publisher: Укринформ (Organization)</text:p>
      <text:p text:style-name="P4">
Published Time: 2023-05-02T18:30:40+03:00</text:p>
      <text:p text:style-name="P4">
Modified Time: 2023-05-02T18:30:40+03:00</text:p>
      <text:p text:style-name="P4">
Description: In April, the General Fund of the State Budget received UAH 162.8 billion, since the beginning of the year - UAH 551.6 billion. The budget deficit in four months amounted to UAH 252.9 billion.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Бюджет', 'Мінфін', 'Дефіцит']</text:p>
      <text:p text:style-name="P4">
Type: Article</text:p>
      <!--METADATA-->
      <text:p text:style-name="P4">
<draw:frame draw:style-name="fr1" draw:name="Image140" text:anchor-type="as-char" svg:width="6.9236in" svg:height="3.956343in" draw:z-index="0">
<draw:image xlink:href="../Images/yкринформ/2023-05-02T18-30-40-03-00/630_360_1539178844-949.jpeg" xlink:type="simple" xlink:show="embed" xlink:actuate="onLoad" draw:mime-type="image/jpeg"/>
</draw:frame>
In Aprilido, the General Fund of the State Budget received UAH 162.8 billion, since the beginning of the year -551.6 billion UAH. The budget deficit in four months amounted to UAH 252.9 billion.</text:p>
      <text:p text:style-name="P4">
As Ukrinform reports, it reports <text:a xlink:type="simple" xlink:href="https://www.mof.gov.ua/uk/news/u_kvitni_do_zagalnogo_fondu_derzhavnogo_biudzhetu_nadiishlo_1628_mlrd_griven-3987" text:style-name="Internet_20_link" text:visited-style-name="Visited_20_Internet_20_Link">
</text:a>
"According to the operational data of the State Treasury Service, in April 2023 the year of the General Fund of the State Budget received UAH 162.8 billion," - said in the report.</text:p>
      <text:p text:style-name="P4">
It is noted that among the payments, which are controlled by the tax authorities, the main revenues were obtained at the expense of: <text:a xlink:type="simple" xlink:href="https://www.ukrinform.ua/tag-podatki" text:style-name="Internet_20_link" text:visited-style-name="Visited_20_Internet_20_Link">
</text:a>
value added from goods imported to the customs supply of Ukraine - UAH 25.1 billion, value added tax in Ukraine - UAH 16.6 billion(28.0 billion was harvested, UAH 11.4 billion was recovered), personal income tax and military fee - UAH 13.4.4th, excise tax - UAH 9.9 billion, rent for use - UAH 4.9 billion, income tax - UAH 2.3 billion UAH 2.2 billion.</text:p>
      <text:p text:style-name="P4">
In this case, the execution of the monthly income list by the State Tax Service was 107.3%(+ 3.2 billion UAH).</text:p>
      <text:p text:style-name="P4">
Надходження ЄСВ до Пенсійного фонду та фондів соціального страхування у квітністановили 37,9 млрд грн.</text:p>
      <text:p text:style-name="P4">
<text:span text:style-name="T4">
Читайте також:</text:span>
 <text:a xlink:type="simple" xlink:href="https://www.ukrinform.ua/rubric-economy/3703313-plan-po-nadhodzennu-podatkiv-do-budzetu-u-kvitni-perevikonali-na-7-getmancev.html" text:style-name="Internet_20_link" text:visited-style-name="Visited_20_Internet_20_Link">
 </text:a>
In April, Ukraine received UAH 45.7 billion from the United States in the form of international assistance(grants). Одночасно 35,9 млрд грн надійшло до загального фонду державногобюджету від НБУ.</text:p>
      <text:p text:style-name="P4">
Загалом за оперативними даними Держказначейства за січень-квітень 2023 року дозагального фонду державного бюджету надійшло 551,6 млрд грн. В цілому, запідсумками перших чотирьох місяців поточного року, до загального іспеціального фондів державного бюджету надійшло 787,6 млрд грн податків,зборів та інших платежів. Надходження ЄСВ до Пенсійного фонду та фондівсоціального страхування склали 143,2 млрд грн.</text:p>
      <text:p text:style-name="P4">
За січень-квітень 2023 року касові видатки державного бюджету становили 1043,2 млрд грн, у тому числі загального фонду – 865,2 млрд грн, або 93,8% відрозпису звітного періоду.</text:p>
      <text:p text:style-name="P4">
<text:span text:style-name="T4">
Читайте також:</text:span>
 <text:a xlink:type="simple" xlink:href="https://www.ukrinform.ua/rubric-economy/3703312-povernenna-doplat-vijskovim-moze-zbilsiti-deficit-ukrainskogo-budzetu-mvf.html" text:style-name="Internet_20_link" text:visited-style-name="Visited_20_Internet_20_Link">
 <text:span text:style-name="T4">
МВФ</text:span>
 </text:a>
</text:p>
      <text:p text:style-name="P4">
As reported by Ukrinform, in 2022 UAH 1 491.1 billion was in the general fund of the state budget.</text:p>
      <text:p text:style-name="P4">
News Source: <text:a xlink:type="simple" xlink:href="https://www.ukrinform.ua/rubric-economy/3703766-minfin-deficit-derzbudzetu-za-cotiri-misaci-majze-253-milardi.html" text:style-name="Internet_20_link" text:visited-style-name="Visited_20_Internet_20_Link">
https://www.ukrinform.ua/rubric-economy/3703766-minfin-deficit-derzbudzetu-za-cotiri-misaci-majze-253-milardi.html</text:a>
</text:p>
      <!--NEWS-->
      <text:h text:style-name="P10" text:outline-level="1">
<text:span text:style-name="T4">
Field Multiplication: About 70 thousand hectares have already been surveyed in Ukraine</text:span>
</text:h>
      <text:p text:style-name="P4">
Authors: Ukrinform (Person)</text:p>
      <text:p text:style-name="P4">
Publisher: Укринформ (Organization)</text:p>
      <text:p text:style-name="P4">
Published Time: 2023-05-02T18:31:00+03:00</text:p>
      <text:p text:style-name="P4">
Modified Time: 2023-05-02T18:31:00+03:00</text:p>
      <text:p text:style-name="P4">
Description: In Ukraine, about 70 thousand hectares have already been surveyed within the humanitarian mineral demining of agricultural land. - Ukrinform.</text:p>
      <text:p text:style-name="P4">
Images: ["<text:a xlink:type="simple" xlink:href="https://static.ukrinform.com/photos/2023_04/thumb_files/630_360_1681825638-800.jpg" text:style-name="Internet_20_link" text:visited-style-name="Visited_20_Internet_20_Link">
630_360_16818...</text:a>
"]</text:p>
      <text:p text:style-name="P4">
Tags: ['Розмінування', 'Сільське господарство', 'Земля', 'Єдині новини']</text:p>
      <text:p text:style-name="P4">
Type: Article</text:p>
      <!--METADATA-->
      <text:p text:style-name="P4">
<draw:frame draw:style-name="fr1" draw:name="Image141" text:anchor-type="as-char" svg:width="6.9236in" svg:height="3.956343in" draw:z-index="0">
<draw:image xlink:href="../Images/yкринформ/2023-05-02T18-31-00-03-00/630_360_1681825638-800.jpg" xlink:type="simple" xlink:show="embed" xlink:actuate="onLoad" draw:mime-type="image/jpeg"/>
</draw:frame>
In Ukraine, the limits of humanitarian agricultural land already surveyed 70 thousand hectares.</text:p>
      <text:p text:style-name="P4">
According to the Ukrinform correspondent, the Deputy Minister of Agrarian Policy and Food of Ukraine on Digital Development, Digital Transformations and Digitalization Denis Bashlyk said during the television "Unincosta".</text:p>
      <text:p text:style-name="P4">
"The government has drawn up a priority of miners, which includes trikategories of land. The first - lands, which contain perennial plantations, vegetables of tabult of crops, the second is arable land, the third is non -agricultural lands. thousand hectares of agricultural <text:a xlink:type="simple" xlink:href="https://www.ukrinform.ua/tag-zemla" text:style-name="Internet_20_link" text:visited-style-name="Visited_20_Internet_20_Link">
</text:a>
", - said Deputy Minister.</text:p>
      <text:p text:style-name="P4">
Bashlyk noted that the process of agricultural land demining in Ukraine is slowly overwhelmed due to limited resources. In particular, the speed of mine demeins depends on the number of sappers involved in the process, as well as the number of machines required for mine work.</text:p>
      <text:p text:style-name="P4">
<text:span text:style-name="T4">
 Read also: </text:span>
 <text:a xlink:type="simple" xlink:href="https://www.ukrinform.ua/rubric-vidbudova/3702054-urad-vidkrivae-specrahunok-dla-gumanitarnogo-rozminuvanna-smigal.html" text:style-name="Internet_20_link" text:visited-style-name="Visited_20_Internet_20_Link">
<text:span text:style-name="T4">
 demining </text:span>
</text:a>
The Deputy Minister explained that agricultural land in Ukraine is in three stages: non -technical examination(checking for mines), direct demining and quality control. Then it is given a correspondence that the land is exchanged and can be cultivated.</text:p>
      <text:p text:style-name="P4">
He also added that the demining price of 1 ha of agricultural earthly depends on the level of pollution of mines and explosive objects. The basements of the loaf, on average, the cost of demining one hectare varies from 5 thousand to 10 thousand UAH.</text:p>
      <text:p text:style-name="P4">
<text:span text:style-name="T4">
 Read also: </text:span>
 <text:a xlink:type="simple" xlink:href="https://www.ukrinform.ua/rubric-society/3700550-dsns-potrebue-sonajmense-60-masin-mehanizovanogo-rozminuvanna.html" text:style-name="Internet_20_link" text:visited-style-name="Visited_20_Internet_20_Link">
<text:span text:style-name="T4">
 demining </text:span>
</text:a>
As reported by Ukrinform, for humanitarian demining Ukraine requires twice more experts than working today. The largest squar lands in the south and east of Ukraine. In the Kherson region it is necessary to monitor more than 208 thousand hectares, in Kharkiv region - almost 160 thousand hectares, and Vomikolaiv - more than 85 thousand hectares.</text:p>
      <text:p text:style-name="P4">
News Source: <text:a xlink:type="simple" xlink:href="https://www.ukrinform.ua/rubric-economy/3703769-rozminuvanna-poliv-v-ukraini-obstezili-vze-blizko-70-tisac-gektariv.html" text:style-name="Internet_20_link" text:visited-style-name="Visited_20_Internet_20_Link">
https://www.ukrinform.ua/rubric-economy/3703769-rozminuvanna-poliv-v-ukraini-obstezili-vze-blizko-70-tisac-gektariv.html</text:a>
</text:p>
      <!--NEWS-->
      <text:h text:style-name="P10" text:outline-level="1">
<text:span text:style-name="T4">
The Russians fired a village in Kherson region, wounded teenager</text:span>
</text:h>
      <text:p text:style-name="P4">
Authors: Ukrinform (Person)</text:p>
      <text:p text:style-name="P4">
Publisher: Укринформ (Organization)</text:p>
      <text:p text:style-name="P4">
Published Time: 2023-05-02T18:38:32+03:00</text:p>
      <text:p text:style-name="P4">
Modified Time: 2023-05-02T18:38:32+03:00</text:p>
      <text:p text:style-name="P4">
Description: In Kherson region, the enemy fired at the village of Urozhayne in the Beryslav community, a teenager wounded. - Ukrinform.</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Поранені', 'Війна з росією']</text:p>
      <text:p text:style-name="P4">
Type: Article</text:p>
      <!--METADATA-->
      <text:p text:style-name="P4">
<draw:frame draw:style-name="fr1" draw:name="Image142" text:anchor-type="as-char" svg:width="6.9236in" svg:height="3.956343in" draw:z-index="0">
<draw:image xlink:href="../Images/yкринформ/2023-05-02T18-38-32-03-00/630_360_1666685096-575.jpg" xlink:type="simple" xlink:show="embed" xlink:actuate="onLoad" draw:mime-type="image/jpeg"/>
</draw:frame>
Nakherson region fired at the village of Urozhayne in the Beryslav community, a wounded teenage.</text:p>
      <text:p text:style-name="P4">
As Ukrinform reports, it reports <text:a xlink:type="simple" xlink:href="http://t.me/khersonskaODA/5529" text:style-name="Internet_20_link" text:visited-style-name="Visited_20_Internet_20_Link">
</text:a>
.</text:p>
      <text:p text:style-name="P4">
"The Russians fired at the village of Urozhayne by the Beryslav community - a 16 -year -old teenager was injured," the message reads.</text:p>
      <text:p text:style-name="P4">
As it is noted, to the nearest medical institution of the victim was sent to Ukrainian. Now the doctors provide him with the necessary help, the condition of the boy is a goodwill.</text:p>
      <text:p text:style-name="P4">
<text:span text:style-name="T4">
 Read also: </text:span>
 <text:a xlink:type="simple" xlink:href="https://www.ukrinform.ua/rubric-regions/3703512-raketnij-udar-po-pavlogradu-v-ova-rozpovili-pro-stan-poranenih-ditej.html" text:style-name="Internet_20_link" text:visited-style-name="Visited_20_Internet_20_Link">
</text:a>
As <text:a xlink:type="simple" xlink:href="https://www.ukrinform.ua/rubric-ato/3703696-v-op-utocnili-naslidki-obstrilu-hersonsini-rosiani-skinuli-dvi-aviabombi-troe-zagiblih.html" text:style-name="Internet_20_link" text:visited-style-name="Visited_20_Internet_20_Link">
 </text:a>
Ukrinform, the Russian army dropped to the island near the village of Giant <text:a xlink:type="simple" xlink:href="https://www.ukrinform.ua/tag-hersonsina" text:style-name="Internet_20_link" text:visited-style-name="Visited_20_Internet_20_Link">
</text:a>
Two managed aircraft, as a result of three people, were killed, five more were injured.</text:p>
      <text:p text:style-name="P4">
_ Photo illustrative_</text:p>
      <text:p text:style-name="P4">
News Source: <text:a xlink:type="simple" xlink:href="https://www.ukrinform.ua/rubric-ato/3703773-rosiani-obstrilali-selo-na-hersonsini-poranenij-pidlitok.html" text:style-name="Internet_20_link" text:visited-style-name="Visited_20_Internet_20_Link">
https://www.ukrinform.ua/rubric-ato/3703773-rosiani-obstrilali-selo-na-hersonsini-poranenij-pidlitok.html</text:a>
</text:p>
      <!--NEWS-->
      <text:h text:style-name="P10" text:outline-level="1">
<text:span text:style-name="T4">
In Kharkiv region, two mechanizers died and died in the field</text:span>
</text:h>
      <text:p text:style-name="P4">
Authors: Ukrinform (Person)</text:p>
      <text:p text:style-name="P4">
Publisher: Укринформ (Organization)</text:p>
      <text:p text:style-name="P4">
Published Time: 2023-05-02T18:41:00+03:00</text:p>
      <text:p text:style-name="P4">
Modified Time: 2023-05-02T18:41:00+03:00</text:p>
      <text:p text:style-name="P4">
Description: In Kharkiv, two men who exploded in the field during agricultural work died from injuries.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Міна', 'Харківщина', 'Війна з росією', 'Єдині новини']</text:p>
      <text:p text:style-name="P4">
Type: Article</text:p>
      <!--METADATA-->
      <text:p text:style-name="P4">
<draw:frame draw:style-name="fr1" draw:name="Image143" text:anchor-type="as-char" svg:width="6.9236in" svg:height="3.956343in" draw:z-index="0">
<draw:image xlink:href="../Images/yкринформ/2023-05-02T18-41-00-03-00/630_360_1676281282-210.jpg" xlink:type="simple" xlink:show="embed" xlink:actuate="onLoad" draw:mime-type="image/jpeg"/>
</draw:frame>
Nakarkivshchyna two men who exploded in the field during periodic work have died from injuries.</text:p>
      <text:p text:style-name="P4">
This was reported by the head of the Kharkiv Regional Military Administration Olesinogubov on the air of the national telephone "Unified News", Ukrinform reports.</text:p>
      <text:p text:style-name="P4">
"Today, about 14:20 in the Izyum district, between the villages of Verbivka and the Wolf Yules, they exploded on the field, which left on agricultural machinery.</text:p>
      <text:p text:style-name="P4">
<text:span text:style-name="T4">
 Read also: </text:span>
 <text:a xlink:type="simple" xlink:href="https://www.ukrinform.ua/rubric-regions/3697559-u-centri-balaklii-zinka-nastupila-na-minupelustku.html" text:style-name="Internet_20_link" text:visited-style-name="Visited_20_Internet_20_Link">
</text:a>
He noted that specialists are currently working on the spot <text:a xlink:type="simple" xlink:href="https://www.ukrinform.ua/tag-dsns" text:style-name="Internet_20_link" text:visited-style-name="Visited_20_Internet_20_Link">
</text:a>
.</text:p>
      <text:p text:style-name="P4">
According to him, in general, mine danger in the region remains very high.</text:p>
      <text:p text:style-name="P4">
“Every day, the strengthened pyrotechnic units of the SES work on the demining of Kharkiv region. These works involve more than 250 people and more than 100 units, ”said Ova Chief.</text:p>
      <text:p text:style-name="P4">
According to the administration, nearly 66 thousand production objects have been identified and disposed of.</text:p>
      <text:p text:style-name="P4">
“According to the updated information of the Kharkiv Regional Center for Emergency Medical Aid, 2 men 39 and 47 years old, who have been blown up today in the Izumsky district, were killed from injuries. Unfortunately, doctors could not save their life, ” - said the chief of Ova in <text:a xlink:type="simple" xlink:href="https://t.me/synegubov/6102" text:style-name="Internet_20_link" text:visited-style-name="Visited_20_Internet_20_Link">
</text:a>
.</text:p>
      <text:p text:style-name="P4">
<text:span text:style-name="T4">
 Read also: </text:span>
 <text:a xlink:type="simple" xlink:href="https://www.ukrinform.ua/rubric-regions/3697357-na-hersonsini-traktorist-pidirvavsa-na-mini.html" text:style-name="Internet_20_link" text:visited-style-name="Visited_20_Internet_20_Link">
</text:a>
As it was reported, on April 27, at about 4 pm, a service car with a venery exploded on an anti -tank mini near the village. Tokarivka Dergachiv Grade of Kharkiv District(This settlement was occupied at the beginning of a full -scale invasion of the Armed Forces counter -offensive in September 2022).У результаті вибуху загинув 54-річний водій. Інші чотири енергетики отрималитравми різного ступеню важкості.</text:p>
      <text:p text:style-name="P4">
<text:span text:style-name="T5">
Фото ілюстративне</text:span>
</text:p>
      <text:p text:style-name="P4">
News Source: <text:a xlink:type="simple" xlink:href="https://www.ukrinform.ua/rubric-regions/3703718-na-harkivsini-pidirvalisa-u-poli-dvoe-mehanizatoriv.html" text:style-name="Internet_20_link" text:visited-style-name="Visited_20_Internet_20_Link">
https://www.ukrinform.ua/rubric-regions/3703718-na-harkivsini-pidirvalisa-u-poli-dvoe-mehanizatoriv.html</text:a>
</text:p>
      <!--NEWS-->
      <text:h text:style-name="P10" text:outline-level="1">
<text:span text:style-name="T4">
Ukraine's women's national team has determined the extended composition at the Golden Volleyball European League match</text:span>
</text:h>
      <text:p text:style-name="P4">
Authors: Ukrinform (Person)</text:p>
      <text:p text:style-name="P4">
Publisher: Укринформ (Organization)</text:p>
      <text:p text:style-name="P4">
Published Time: 2023-05-02T18:42:27+03:00</text:p>
      <text:p text:style-name="P4">
Modified Time: 2023-05-02T18:42:27+03:00</text:p>
      <text:p text:style-name="P4">
Description: In May, the first sparring of the year with Germany is expected for the national team. - Ukrinform.</text:p>
      <text:p text:style-name="P4">
Images: ["<text:a xlink:type="simple" xlink:href="https://static.ukrinform.com/photos/2023_05/thumb_files/630_360_1683042018-841.jpeg" text:style-name="Internet_20_link" text:visited-style-name="Visited_20_Internet_20_Link">
630_360_16830...</text:a>
"]</text:p>
      <text:p text:style-name="P4">
Tags: ['Волейбол']</text:p>
      <text:p text:style-name="P4">
Type: Article</text:p>
      <!--METADATA-->
      <text:p text:style-name="P4">
<draw:frame draw:style-name="fr1" draw:name="Image144" text:anchor-type="as-char" svg:width="6.9236in" svg:height="3.956343in" draw:z-index="0">
<draw:image xlink:href="../Images/yкринформ/2023-05-02T18-42-27-03-00/630_360_1683042018-841.jpeg" xlink:type="simple" xlink:show="embed" xlink:actuate="onLoad" draw:mime-type="image/jpeg"/>
</draw:frame>
In May, the team expects the first sparring of the year with Germany.</text:p>
      <text:p text:style-name="P4">
At the end of May, the women's volleyball team will start performances by the Golden Eurolege in late May, in the coming tournament, Blue and Yellows will start in the C group with France and Hungary, Ukrinform reports.</text:p>
      <text:p text:style-name="P4">
Ivan Petkov's wards began a training fee in Chernivtsi at the end of the anniversary. Before the tournament, the national team will hold a series of sparring against Germany(May 19-20)and Slovakia(May 22-23).</text:p>
      <text:p text:style-name="P4">
У зборі беруть участь 27 волейболісток, їх перелік наводить <text:a xlink:type="simple" xlink:href="https://www.volleyball.ua/news/8513-zhinocha-zbirna-ukrayini-rozpochala-pidgotovku-do-zolotoyi-evroligi" text:style-name="Internet_20_link" text:visited-style-name="Visited_20_Internet_20_Link">
</text:a>
Volleyball.ua.</text:p>
      <text:p text:style-name="P4">
<text:span text:style-name="T4">
 Composition of the national team of Ukraine </text:span>
</text:p>
      <text:p text:style-name="P4">
<text:span text:style-name="T5">
Boom</text:span>
: Daria Shargorodskaya, Kateryna Huseynova(Both are “Prometheus”), Stanislav Parfyonov(«Alanta»), Victoria Oliynyk("Bekeshchaba", Hungary);</text:p>
      <text:p text:style-name="P4">
<text:span text:style-name="T5">
Liber</text:span>
: Crystina Nemtseva, Kateryna Vasilyeva(Both are “Prometheus”), Alikalutsenko(«Alanta»), Yana Prokopova(Ukraine U17);</text:p>
      <text:p text:style-name="P4">
_ Central blocking_: Svetlana Dorsman, Ulyana Kotar, Kateryna Cherkashina, Anastasia Mayevskaya(all - “Prometheus”), Catherine Zhilinskaya, Pauline Gerasimchuk(Both are Ukraine U17), Xenia Pugach("LP Viesti", Finland);</text:p>
      <text:p text:style-name="P4">
<text:span text:style-name="T5">
Derace</text:span>
: Valery Yakushev("Benefactor), Oleksandrailenko, Yevgeny Hober, Darius Kaplanskaya, Maria Kaplanskaya(all - “Prometheus”), Margarita Geiko(Ukraine U17), Julia Dimar("Stella", France);</text:p>
      <text:p text:style-name="P4">
<text:span text:style-name="T5">
Digonal</text:span>
: Anna Artishuk, Victoria Danchak, Pauline Dzuba(all - “Prometheus”), Anastasia Kryduba(“Opole”, Poland). Kim Zharkov(Ukraine U17).</text:p>
      <text:p text:style-name="P4">
До Фіналу чотирьох з трьох команд у групі C вийде найсильніша збірна.</text:p>
      <text:p text:style-name="P4">
<text:span text:style-name="T4">
Читайте також:</text:span>
 <text:a xlink:type="simple" xlink:href="https://www.ukrinform.ua/rubric-sports/3703504-zbirni-ukraini-z-volejbolu-zigraut-u-zolotij-evrolizi2023.html" text:style-name="Internet_20_link" text:visited-style-name="Visited_20_Internet_20_Link">
 <text:span text:style-name="T4">
волейбол</text:span>
 </text:a>
As reported by Ukrinform, the men's national team of Ukraine also starts in goldenurosis in late May, the rivals of the Ugis Krastinsh team in the grouping Belgium, Croatia and Northern Macedonia.</text:p>
      <text:p text:style-name="P4">
Photo: Volleyball.ua</text:p>
      <text:p text:style-name="P4">
News Source: <text:a xlink:type="simple" xlink:href="https://www.ukrinform.ua/rubric-sports/3703777-zinoca-zbirna-ukraini-viznacila-rozsirenij-sklad-na-matci-zolotoi-evroligi-z-volejbolu.html" text:style-name="Internet_20_link" text:visited-style-name="Visited_20_Internet_20_Link">
https://www.ukrinform.ua/rubric-sports/3703777-zinoca-zbirna-ukraini-viznacila-rozsirenij-sklad-na-matci-zolotoi-evroligi-z-volejbolu.html</text:a>
</text:p>
      <!--NEWS-->
      <text:h text:style-name="P10" text:outline-level="1">
<text:span text:style-name="T4">
In the occupied Crimea, the Court left under the arrest of a human rights activist Jepperov</text:span>
</text:h>
      <text:p text:style-name="P4">
Authors: Ukrinform (Person)</text:p>
      <text:p text:style-name="P4">
Publisher: Укринформ (Organization)</text:p>
      <text:p text:style-name="P4">
Published Time: 2023-05-02T18:44:34+03:00</text:p>
      <text:p text:style-name="P4">
Modified Time: 2023-05-02T18:44:34+03:00</text:p>
      <text:p text:style-name="P4">
Description: The "Supreme Court" in the occupied Crimea rejected the appeal against the arrest of the human rights activist Abdureshit Dureshit. - Ukrinform.</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ські татари', 'Окупація Криму', 'Правозахисники', 'Суд', 'росія']</text:p>
      <text:p text:style-name="P4">
Type: Article</text:p>
      <!--METADATA-->
      <text:p text:style-name="P4">
<draw:frame draw:style-name="fr1" draw:name="Image145" text:anchor-type="as-char" svg:width="6.9236in" svg:height="3.956343in" draw:z-index="0">
<draw:image xlink:href="../Images/yкринформ/2023-05-02T18-44-34-03-00/630_360_1482405064-5439.jpg" xlink:type="simple" xlink:show="embed" xlink:actuate="onLoad" draw:mime-type="image/jpeg"/>
</draw:frame>
The Supreme Court in the occupied Crimea rejected the appeal against the arrest lawyer Abdureshit Dureshit.</text:p>
      <text:p text:style-name="P4">
This was reported by a human rights project <text:a xlink:type="simple" xlink:href="https://crimean-process.org/verhovnyj-sud-kryma-ostavil-v-sile-arest-pravozashhitnika-abdureshita-dzhepparova/" text:style-name="Internet_20_link" text:visited-style-name="Visited_20_Internet_20_Link">
</text:a>
, reports Ukrinform.</text:p>
      <text:p text:style-name="P4">
"Judge Marina Kalacei made the decision to leave the complaint without satisfaction, arrest arrest without changes," the post reads.</text:p>
      <text:p text:style-name="P4">
It is reported that the students were not allowed to the courtroom, although it was not possible that the meeting was closed.</text:p>
      <text:p text:style-name="P4">
Abdureshita Jepparov was also not delivered to the court, although the defense insisted on the highest presence. In addition, the judge denied the defenders in questioning the witness.</text:p>
      <text:p text:style-name="P4">
<text:span text:style-name="T4">
 Read also: </text:span>
 <text:a xlink:type="simple" xlink:href="https://www.ukrinform.ua/rubric-crimea/3700888-dzemilev-krimskotatarskij-nacii-zagrozue-znisenna-akso-pivostriv-zalisitsa-pid-okupacieu.html" text:style-name="Internet_20_link" text:visited-style-name="Visited_20_Internet_20_Link">
</text:a>
As it was reported, on April 26, the Belogorsky District "Court" arrested for 12 days <text:a xlink:type="simple" xlink:href="https://www.ukrinform.ua/tag-krimski-tatari" text:style-name="Internet_20_link" text:visited-style-name="Visited_20_Internet_20_Link">
</text:a>
Abdureshita Jepparova is "police concern." Before this <text:a xlink:type="simple" xlink:href="https://www.ukrinform.ua/rubric-crimea/3700347-u-krimu-rosijski-siloviki-prijsli-z-obsukom-do-pravozahisnika-dzepparova.html" text:style-name="Internet_20_link" text:visited-style-name="Visited_20_Internet_20_Link">
 </text:a>
 <text:a xlink:type="simple" xlink:href="https://www.ukrinform.ua/rubric-crimea/3700347-u-krimu-rosijski-siloviki-prijsli-z-obsukom-do-pravozahisnika-dzepparova.html" text:style-name="Internet_20_link" text:visited-style-name="Visited_20_Internet_20_Link">
 </text:a>
After a search in his house in Belogirsk.</text:p>
      <text:p text:style-name="P4">
News Source: <text:a xlink:type="simple" xlink:href="https://www.ukrinform.ua/rubric-crimea/3703778-v-okupovanomu-krimu-sud-zalisiv-pid-arestom-pravozahisnika-dzepparova.html" text:style-name="Internet_20_link" text:visited-style-name="Visited_20_Internet_20_Link">
https://www.ukrinform.ua/rubric-crimea/3703778-v-okupovanomu-krimu-sud-zalisiv-pid-arestom-pravozahisnika-dzepparova.html</text:a>
</text:p>
      <!--NEWS-->
      <text:h text:style-name="P10" text:outline-level="1">
<text:span text:style-name="T4">
Ukraine in April reduced the export of agricultural products - UKAB by one third</text:span>
</text:h>
      <text:p text:style-name="P4">
Authors: Ukrinform (Person)</text:p>
      <text:p text:style-name="P4">
Publisher: Укринформ (Organization)</text:p>
      <text:p text:style-name="P4">
Published Time: 2023-05-02T18:47:55+03:00</text:p>
      <text:p text:style-name="P4">
Modified Time: 2023-05-02T18:47:55+03:00</text:p>
      <text:p text:style-name="P4">
Description: In April 2023, Ukraine exported 5.3 million tons of agro -industrial products, which is 31% less than in March this year.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Продукти', 'Аграрії', 'УКАБ']</text:p>
      <text:p text:style-name="P4">
Type: Article</text:p>
      <!--METADATA-->
      <text:p text:style-name="P4">
<draw:frame draw:style-name="fr1" draw:name="Image146" text:anchor-type="as-char" svg:width="6.9236in" svg:height="3.956343in" draw:z-index="0">
<draw:image xlink:href="../Images/yкринформ/2023-05-02T18-47-55-03-00/630_360_1676909362-870.jpg" xlink:type="simple" xlink:show="embed" xlink:actuate="onLoad" draw:mime-type="image/jpeg"/>
</draw:frame>
In April2023, Ukraine exported 5.3 million tonnes of agro -industrial complex, which is 31% less than in March this year.</text:p>
      <text:p text:style-name="P4">
As Ukrinform reports, it reports <text:a xlink:type="simple" xlink:href="https://www.ucab.ua/ua/pres_sluzhba/novosti/za_kviten_misyats_eksport_ukrainskoi_agroproduktsii_skorotivsya_na_tretinu" text:style-name="Internet_20_link" text:visited-style-name="Visited_20_Internet_20_Link">
</text:a>
It is noted that the indicator of Ukrainian agroexport in April is the worst last 8 months.</text:p>
      <text:p text:style-name="P4">
The Association added that last month the problems with the implementation of export release were observed on almost all channels. In particular, the greatest damage was caused by: sabotage of full work of the "grain corridor" by the Russian stage, the prohibition of import of all agricultural products and a temporary prohibition of transitpolsha, as well as the prohibition of import of certain types of agro -industrial products by Housing, Bulgaria and Slovakia.</text:p>
      <text:p text:style-name="P4">
At the same time, not all the products shipped in April have managed to physically transform the border and a considerable amount of transport is still in queues.</text:p>
      <text:p text:style-name="P4">
It is reported that in April 2023, the fall in the volume of exported renovated all groups of agricultural products except vegetable oils. The greatest fall in exports was observed in the export of oilseeds.</text:p>
      <text:p text:style-name="P4">
According to UKAB, last month Ukraine exported 3.9 million tonnes of grain(Corn proportion - 59%, wheat - 36%, barley - 5%)- This is 31% less than the loose. Exports of oilseeds fell by 68% - up to 216.6 thousand tons(Soybean share –77%, sunflower seeds - 18% and rapeseed - 4%).</text:p>
      <text:p text:style-name="P4">
У квітні Україна <text:a xlink:type="simple" xlink:href="https://www.ukrinform.ua/tag-eksport" text:style-name="Internet_20_link" text:visited-style-name="Visited_20_Internet_20_Link">
 </text:a>
564.2 thousand rope oils(Product of sunflower oil - 96%, soybean - 4%). Експорт олійминулого місяці зріс на 1%. Експорт макухи після вилучення рослинних олійскоротився на 42% – до 262,5 тис. т (Sunflower proportion - 89%, soybean - 11%).</text:p>
      <text:p text:style-name="P4">
В асоціації вважають, що вирішення питання з відновленням експортних поставоку сусідні дружні країни дає підстави сподіватися, що наступного місяцяпоказники будуть кращі. Ще більше покращити ситуацію може налагодженняповноцінної роботи «зернового коридору». Це може бути досягнуто або за рахунокнормальної роботи російською стороною, або відновлення вільного судноплавства.</text:p>
      <text:p text:style-name="P4">
Як повідомляв Укрінформ, у квітні 2023 року Польща, Угорщина, Словаччина таБолгарія запровадили тимчасову заборону на імпорт зерна та інших видівсільськогосподарської продукції з України.</text:p>
      <text:p text:style-name="P4">
<text:span text:style-name="T4">
Читайте також:</text:span>
 <text:a xlink:type="simple" xlink:href="https://www.ukrinform.ua/rubric-economy/3703319-ukraina-eksportuvala-majze-416-miljona-tonn-zernovih.html" text:style-name="Internet_20_link" text:visited-style-name="Visited_20_Internet_20_Link">
 </text:a>
</text:p>
      <text:p text:style-name="P4">
Крім цього, Єврокомісія проведе перевірки можливих порушень на ринку у зв’язкуіз ввезенням інших видів української сільськогосподарської продукції, зокремам’яса птиці, молока та яєць.</text:p>
      <text:p text:style-name="P4">
Водночас, у квітні рф три рази саботувала роботу "зернового коридору", щоспричиняло зупинку перевірок суден, які прямували з або до українськихморських портів.</text:p>
      <text:p text:style-name="P4">
News Source: <text:a xlink:type="simple" xlink:href="https://www.ukrinform.ua/rubric-ato/3703780-ukraina-u-kvitni-na-tretinu-skorotila-eksport-agroprodukcii-ukab.html" text:style-name="Internet_20_link" text:visited-style-name="Visited_20_Internet_20_Link">
https://www.ukrinform.ua/rubric-ato/3703780-ukraina-u-kvitni-na-tretinu-skorotila-eksport-agroprodukcii-ukab.html</text:a>
</text:p>
      <!--NEWS-->
      <text:h text:style-name="P10" text:outline-level="1">
<text:span text:style-name="T4">
NATO at the Summit in Vilnius should provide Ukraine with security guarantees - Moravetsky</text:span>
</text:h>
      <text:p text:style-name="P4">
Authors: Ukrinform (Person)</text:p>
      <text:p text:style-name="P4">
Publisher: Укринформ (Organization)</text:p>
      <text:p text:style-name="P4">
Published Time: 2023-05-02T18:48:27+03:00</text:p>
      <text:p text:style-name="P4">
Modified Time: 2023-05-02T18:48:27+03:00</text:p>
      <text:p text:style-name="P4">
Description: Ukraine at the July NATO Summit in Vilnius should provide as stronger security guarantees as possible. - Ukrinform.</text:p>
      <text:p text:style-name="P4">
Images: ["<text:a xlink:type="simple" xlink:href="https://static.ukrinform.com/photos/2022_11/thumb_files/630_360_1668540078-906.jpg" text:style-name="Internet_20_link" text:visited-style-name="Visited_20_Internet_20_Link">
630_360_16685...</text:a>
"]</text:p>
      <text:p text:style-name="P4">
Tags: ['Литва', 'Саміт НАТО', 'Війна з росією']</text:p>
      <text:p text:style-name="P4">
Type: Article</text:p>
      <!--METADATA-->
      <text:p text:style-name="P4">
<draw:frame draw:style-name="fr1" draw:name="Image147" text:anchor-type="as-char" svg:width="6.9236in" svg:height="3.956343in" draw:z-index="0">
<draw:image xlink:href="../Images/yкринформ/2023-05-02T18-48-27-03-00/630_360_1668540078-906.jpg" xlink:type="simple" xlink:show="embed" xlink:actuate="onLoad" draw:mime-type="image/jpeg"/>
</draw:frame>
NATO NATO Summit in Vilnius needs to provide as stronger security guarantees as possible.</text:p>
      <text:p text:style-name="P4">
This was stated by the Head of Poland Mateusz Moravetsky during a joint press conference with Lithuanian Prime Minister Igrid Shimonite on Tuesday in the midst, Ukrinform correspondent reports.</text:p>
      <text:p text:style-name="P4">
According to the Polish Prime Minister, it is not a secret that the Ukrainian army is preparing for the offensive after the heroic reflection of the attacks of the Russians from the autumn of last year, which was well -carried out by barbaric rocket attacks of cities, civilian and energy objects.</text:p>
      <text:p text:style-name="P4">
<text:span text:style-name="T4">
 Read also: </text:span>
 <text:a xlink:type="simple" xlink:href="https://www.ukrinform.ua/rubric-polytics/3703571-risenna-pro-clenstvo-ukraini-v-nato-zalezit-vid-cotiroh-derzav-mzs.html" text:style-name="Internet_20_link" text:visited-style-name="Visited_20_Internet_20_Link">
</text:a>
As Moravetsky emphasized, public opinion in Russia is different than Nazahodi.</text:p>
      <text:p text:style-name="P4">
“The free world is under the influence of various factors and the support of Ukraine may be longer than the support of the Russians in the Kremlin. Therefore the next summit <text:a xlink:type="simple" xlink:href="https://www.ukrinform.ua/tag-nato" text:style-name="Internet_20_link" text:visited-style-name="Visited_20_Internet_20_Link">
</text:a>
In Vilnius, it will be very important in the contextual development of a position in Ukraine to obtain, perhaps as much as possible security guarantees for Ukraine's sovereignty, ” - emphasized M.M.</text:p>
      <text:p text:style-name="P4">
He added that Poland and Lithuania have very intensive negotiations on this reason in the international arena, no international conversation with NATO leaders or the EU without breaking this topic.</text:p>
      <text:p text:style-name="P4">
<text:span text:style-name="T4">
 Read also: </text:span>
 <text:a xlink:type="simple" xlink:href="https://www.ukrinform.ua/rubric-polytics/3703660-ukraina-v-nato-e-najkrasim-sposobom-svidse-zaversiti-vijnu-ermak.html" text:style-name="Internet_20_link" text:visited-style-name="Visited_20_Internet_20_Link">
</text:a>
The Head of the Polish Government noted that Russian propaganda was trying to influence the situation in Poland and Lithuania, to change the moods in the societies of the West.</text:p>
      <text:p text:style-name="P4">
It was reported that the NATO summit will take place on July 11-12 in Vilnius.</text:p>
      <text:p text:style-name="P4">
News Source: <text:a xlink:type="simple" xlink:href="https://www.ukrinform.ua/rubric-polytics/3703782-nato-na-samiti-u-vilnusi-mae-nadati-ukraini-garantii-bezpeki-moraveckij.html" text:style-name="Internet_20_link" text:visited-style-name="Visited_20_Internet_20_Link">
https://www.ukrinform.ua/rubric-polytics/3703782-nato-na-samiti-u-vilnusi-mae-nadati-ukraini-garantii-bezpeki-moraveckij.html</text:a>
</text:p>
      <!--NEWS-->
      <text:h text:style-name="P10" text:outline-level="1">
<text:span text:style-name="T4">
Denmark will allocate to Ukraine about $ 250 million for military needs</text:span>
</text:h>
      <text:p text:style-name="P4">
Authors: Ukrinform (Person)</text:p>
      <text:p text:style-name="P4">
Publisher: Укринформ (Organization)</text:p>
      <text:p text:style-name="P4">
Published Time: 2023-05-02T18:50:00+03:00</text:p>
      <text:p text:style-name="P4">
Modified Time: 2023-05-02T18:50:00+03:00</text:p>
      <text:p text:style-name="P4">
Description: The Denmark government will allocate almost $ 250 million to Ukraine for military needs. - Ukrinform.</text:p>
      <text:p text:style-name="P4">
Images: ["<text:a xlink:type="simple" xlink:href="https://static.ukrinform.com/photos/2016_11/thumb_files/630_360_1480409511-5201.jpg" text:style-name="Internet_20_link" text:visited-style-name="Visited_20_Internet_20_Link">
630_360_14804...</text:a>
"]</text:p>
      <text:p text:style-name="P4">
Tags: ['Данія', 'Україна', 'допомога', 'Війна з росією']</text:p>
      <text:p text:style-name="P4">
Type: Article</text:p>
      <!--METADATA-->
      <text:p text:style-name="P4">
<draw:frame draw:style-name="fr1" draw:name="Image148" text:anchor-type="as-char" svg:width="6.9236in" svg:height="3.956343in" draw:z-index="0">
<draw:image xlink:href="../Images/yкринформ/2023-05-02T18-50-00-03-00/630_360_1480409511-5201.jpg" xlink:type="simple" xlink:show="embed" xlink:actuate="onLoad" draw:mime-type="image/jpeg"/>
</draw:frame>
The Government will allocate almost $ 250 million to Ukraine for military needs.</text:p>
      <text:p text:style-name="P4">
This was reported by Denmark Minister Trols Lund Pulsen, Ukrinform reports with a reference to <text:a xlink:type="simple" xlink:href="https://www.reuters.com/world/europe/denmark-donate-250-million-ukraine-military-purposes-2023-05-02/" text:style-name="Internet_20_link" text:visited-style-name="Visited_20_Internet_20_Link">
</text:a>
 .</text:p>
      <text:p text:style-name="P4">
« <text:a xlink:type="simple" xlink:href="https://www.ukrinform.ua/tag-dania" text:style-name="Internet_20_link" text:visited-style-name="Visited_20_Internet_20_Link">
 </text:a>
Donates to Ukraine 1.7 billion Danish Cyron($ 249.81 million)For military needs, Tuesday Minister of Defense of the Defense of the Defense of Trols Lund Pulxy said on Tuesday, ”the message reads.</text:p>
      <text:p text:style-name="P4">
He also noted that Denmark will reduce his military presence in Iraq, since the beginning of 2024, and instead will focus his military incidence in the Baltic States.</text:p>
      <text:p text:style-name="P4">
<text:span text:style-name="T4">
 Read also: </text:span>
 <text:a xlink:type="simple" xlink:href="https://www.ukrinform.ua/rubric-vidbudova/3703264-dania-ta-kazahstan-persimi-zaavili-pro-gotovnist-vidnovluvati-infrastrukturu-mikolaivsini-kim.html" text:style-name="Internet_20_link" text:visited-style-name="Visited_20_Internet_20_Link">
<text:span text:style-name="T4">
 Denmark </text:span>
</text:a>
As reported by Ukrinform, the Denmark government has stated that this year he would create a fund of 7 milliors of Danish crowns($ 1.01 billion)For military, civilian business aid to Ukraine.</text:p>
      <text:p text:style-name="P4">
News Source: <text:a xlink:type="simple" xlink:href="https://www.ukrinform.ua/rubric-ato/3703784-dania-vidilit-ukraini-blizko-250-miljoniv-na-vijskovi-potrebi.html" text:style-name="Internet_20_link" text:visited-style-name="Visited_20_Internet_20_Link">
https://www.ukrinform.ua/rubric-ato/3703784-dania-vidilit-ukraini-blizko-250-miljoniv-na-vijskovi-potrebi.html</text:a>
</text:p>
      <!--NEWS-->
      <text:h text:style-name="P10" text:outline-level="1">
<text:span text:style-name="T4">
Ukraine has terminated with Syria Agreement on Trade, Economic and Technical Cooperation</text:span>
</text:h>
      <text:p text:style-name="P4">
Authors: Ukrinform (Person)</text:p>
      <text:p text:style-name="P4">
Publisher: Укринформ (Organization)</text:p>
      <text:p text:style-name="P4">
Published Time: 2023-05-02T18:52:00+03:00</text:p>
      <text:p text:style-name="P4">
Modified Time: 2023-05-02T18:52:00+03:00</text:p>
      <text:p text:style-name="P4">
Description: On May 2, 2023, the Verkhovna Rada adopted a law that terminated the agreement between the Government of Ukraine and the Government of the Syrian Arab Republic on trade, economic and technical cooperation. - Ukrinform.</text:p>
      <text:p text:style-name="P4">
Images: ["<text:a xlink:type="simple" xlink:href="https://static.ukrinform.com/photos/2019_05/thumb_files/630_360_1559148328-156.jpg" text:style-name="Internet_20_link" text:visited-style-name="Visited_20_Internet_20_Link">
630_360_15591...</text:a>
"]</text:p>
      <text:p text:style-name="P4">
Tags: ['Сирія', 'Закон', 'Угода', 'Верховна Рада']</text:p>
      <text:p text:style-name="P4">
Type: Article</text:p>
      <!--METADATA-->
      <text:p text:style-name="P4">
<draw:frame draw:style-name="fr1" draw:name="Image149" text:anchor-type="as-char" svg:width="6.9236in" svg:height="3.956343in" draw:z-index="0">
<draw:image xlink:href="../Images/yкринформ/2023-05-02T18-52-00-03-00/630_360_1559148328-156.jpg" xlink:type="simple" xlink:show="embed" xlink:actuate="onLoad" draw:mime-type="image/jpeg"/>
</draw:frame>
On May 2, 2023, the Verkhovnarad adopted a law that terminated the agreement between the government and the government of the Syrian Arab Republic on trade, economic and technical cooperation.</text:p>
      <text:p text:style-name="P4">
About it reports Ukrinform with reference to the press service <text:a xlink:type="simple" xlink:href="http://www.rada.gov.ua/news/razom/236010.html" text:style-name="Internet_20_link" text:visited-style-name="Visited_20_Internet_20_Link">
</text:a>
.</text:p>
      <text:p text:style-name="P4">
“The law has terminated the agreement between the Government of Ukraine and the Government <text:a xlink:type="simple" xlink:href="https://www.ukrinform.ua/tag-siria" text:style-name="Internet_20_link" text:visited-style-name="Visited_20_Internet_20_Link">
</text:a>
 (Month)About trade, economic and technical cooperation and bring the contractual framework of Ukraine the modern realities of international relations, taking into account the loss of its relevance, ”the message reads.</text:p>
      <text:p text:style-name="P4">
<text:span text:style-name="T4">
 Read also: </text:span>
 <text:a xlink:type="simple" xlink:href="https://www.ukrinform.ua/rubric-polytics/3694085-ukraina-rozirvala-ugodu-z-rosieu-pro-poradok-peretinu-kordonu.html" text:style-name="Internet_20_link" text:visited-style-name="Visited_20_Internet_20_Link">
<text:span text:style-name="T4">
 broke </text:span>
</text:a>
The document is aimed at protecting national interests in connection with the breakdown of Ukraine with SAR and supporting the military-political culturalism of the Russian Federation on military invasion of the territory of Ukraine, as well as the recognition of the so-called "independence" of temporarily occupied territories of Donetsk region of Ukraine.</text:p>
      <text:p text:style-name="P4">
<text:span text:style-name="T4">
 Read also: </text:span>
 <text:a xlink:type="simple" xlink:href="https://www.ukrinform.ua/rubric-technology/3694096-ukraina-rozirvala-ugodu-z-bilorussu-pro-spivpracu-v-galuzi-tehnicnogo-zahistu-informacii.html" text:style-name="Internet_20_link" text:visited-style-name="Visited_20_Internet_20_Link">
<text:span text:style-name="T4">
 broke </text:span>
</text:a>
As reported by Ukrinform, in the summer of 2022, Ukraine terminated diplomatic relations with the Syrian Arab Republic and introduced a trade embargo on the recognition of "Independence" and "DNR" by this country.</text:p>
      <text:p text:style-name="P4">
News Source: <text:a xlink:type="simple" xlink:href="https://www.ukrinform.ua/rubric-economy/3703786-ukraina-rozirvala-z-sirieu-ugodu-pro-torgovelnu-ekonomicnu-i-tehnicnu-spivpracu.html" text:style-name="Internet_20_link" text:visited-style-name="Visited_20_Internet_20_Link">
https://www.ukrinform.ua/rubric-economy/3703786-ukraina-rozirvala-z-sirieu-ugodu-pro-torgovelnu-ekonomicnu-i-tehnicnu-spivpracu.html</text:a>
</text:p>
      <!--NEWS-->
      <text:h text:style-name="P10" text:outline-level="1">
<text:span text:style-name="T4">
Road Roads restored the direct connection of Lviv - Truskavets - Skhidnytsia</text:span>
</text:h>
      <text:p text:style-name="P4">
Authors: Ukrinform (Person)</text:p>
      <text:p text:style-name="P4">
Publisher: Укринформ (Organization)</text:p>
      <text:p text:style-name="P4">
Published Time: 2023-05-02T19:03:00+03:00</text:p>
      <text:p text:style-name="P4">
Modified Time: 2023-05-02T19:03:00+03:00</text:p>
      <text:p text:style-name="P4">
Description: The State Agency for Recovery and Development of Infrastructure has resumed direct connection of Lviv - Truskavets - Skhidnytsia, installing a temporary bridge on the T -14-02 highway in Lviv region. - Ukrinform.</text:p>
      <text:p text:style-name="P4">
Images: ["<text:a xlink:type="simple" xlink:href="https://static.ukrinform.com/photos/2023_05/thumb_files/630_360_1683043177-157.jpg" text:style-name="Internet_20_link" text:visited-style-name="Visited_20_Internet_20_Link">
630_360_16830...</text:a>
"]</text:p>
      <text:p text:style-name="P4">
Tags: ['Львів', 'Міст', 'Трускавець', 'Відбудова']</text:p>
      <text:p text:style-name="P4">
Type: Article</text:p>
      <!--METADATA-->
      <text:p text:style-name="P4">
<draw:frame draw:style-name="fr1" draw:name="Image150" text:anchor-type="as-char" svg:width="6.9236in" svg:height="3.956343in" draw:z-index="0">
<draw:image xlink:href="../Images/yкринформ/2023-05-02T19-03-00-03-00/630_360_1683043177-157.jpg" xlink:type="simple" xlink:show="embed" xlink:actuate="onLoad" draw:mime-type="image/jpeg"/>
</draw:frame>
The State Agency for the Recovery and Development of Infrastructure has restored direct connections - Truskavets - Skhidnytsia, installing a temporary bridge on highway -14-02 in Lviv region.</text:p>
      <text:p text:style-name="P4">
This was reported by the Ministry of Community Development, Territories and Infrastructure in <text:a xlink:type="simple" xlink:href="https://www.facebook.com/Ministry.for.restoration/posts/pfbid0od5ScPHKoomTwHhkhaCLoXwMHmWCYj8895opuJmsZ9hACh7YSxb8X2av7Z2RCDhPl" text:style-name="Internet_20_link" text:visited-style-name="Visited_20_Internet_20_Link">
</text:a>
, reports Ukrinform.</text:p>
      <text:p text:style-name="P4">
“The crossing across the Solonytsia River - near the village of Ranevichi - managed to restore the administration of state material reserves of the Czech Republic. It provided as humanitarian aid. By <text:a xlink:type="simple" xlink:href="https://www.ukrinform.ua/tag-mist" text:style-name="Internet_20_link" text:visited-style-name="Visited_20_Internet_20_Link">
</text:a>
A reverse motion is adjusted to adjust the traffic lights on both sides. Travel is allowed both passenger and freight transport, ”the message reads.</text:p>
      <text:p text:style-name="P4">
The ministry is convinced that the recovery of the temporary bridge will allow the drivers to allow better adjusting its route, unloading from the transport of the city of Drohobych, and will improve the path to balneological resorts and Skhidnytsia.</text:p>
      <text:p text:style-name="P4">
<text:span text:style-name="T4">
 Read also: </text:span>
 <text:a xlink:type="simple" xlink:href="https://www.ukrinform.ua/rubric-vidbudova/3695842-na-cernigivsini-vidnovili-31-mist-iz-36-zrujnovanih-abo-poskodzenih.html" text:style-name="Internet_20_link" text:visited-style-name="Visited_20_Internet_20_Link">
<text:span text:style-name="T4">
 restored </text:span>
 <text:span text:style-name="T4">
 Bridge </text:span>
</text:a>
As it was reported, the Czech Republic is the leader of the informal support for Ukrainian roads. The state was the first to send temporary metal bridges to restore the combination in the affected regions. During 2022, the Czech Republic gave Ukraine more than 10 crossings.</text:p>
      <text:p text:style-name="P4">
News Source: <text:a xlink:type="simple" xlink:href="https://www.ukrinform.ua/rubric-vidbudova/3703792-dorozniki-vidnovili-prame-spolucenna-lviv-truskavec-shidnica.html" text:style-name="Internet_20_link" text:visited-style-name="Visited_20_Internet_20_Link">
https://www.ukrinform.ua/rubric-vidbudova/3703792-dorozniki-vidnovili-prame-spolucenna-lviv-truskavec-shidnica.html</text:a>
</text:p>
      <!--NEWS-->
      <text:h text:style-name="P10" text:outline-level="1">
<text:span text:style-name="T4">
The Russians fired the village in Chernihiv region, seven homes were damaged</text:span>
</text:h>
      <text:p text:style-name="P4">
Authors: Ukrinform (Person)</text:p>
      <text:p text:style-name="P4">
Publisher: Укринформ (Organization)</text:p>
      <text:p text:style-name="P4">
Published Time: 2023-05-02T19:06:00+03:00</text:p>
      <text:p text:style-name="P4">
Modified Time: 2023-05-02T19:06:00+03:00</text:p>
      <text:p text:style-name="P4">
Description: As a result of the shelling of the village of Girsk, the Snovsky City Territorial Community of Chernihiv Oblast damaged seven residential buildings and an economic building. - Ukrinform.</text:p>
      <text:p text:style-name="P4">
Images: ["<text:a xlink:type="simple" xlink:href="https://static.ukrinform.com/photos/2023_05/thumb_files/630_360_1683043558-156.jpg" text:style-name="Internet_20_link" text:visited-style-name="Visited_20_Internet_20_Link">
630_360_16830...</text:a>
"]</text:p>
      <text:p text:style-name="P4">
Tags: ['Обстріл', 'Чернігівщина', 'Війна з росією']</text:p>
      <text:p text:style-name="P4">
Type: Article</text:p>
      <!--METADATA-->
      <text:p text:style-name="P4">
<draw:frame draw:style-name="fr1" draw:name="Image151" text:anchor-type="as-char" svg:width="6.9236in" svg:height="3.956343in" draw:z-index="0">
<draw:image xlink:href="../Images/yкринформ/2023-05-02T19-06-00-03-00/630_360_1683043558-156.jpg" xlink:type="simple" xlink:show="embed" xlink:actuate="onLoad" draw:mime-type="image/jpeg"/>
</draw:frame>
In the afternoon, seven residential buildings and an economic building were damaged in the village of Snovsk city territorial community of the Chernihiv region.</text:p>
      <text:p text:style-name="P4">
This was reported in <text:a xlink:type="simple" xlink:href="https://www.facebook.com/100078258157812/posts/237883032163634/" text:style-name="Internet_20_link" text:visited-style-name="Visited_20_Internet_20_Link">
</text:a>
Ivan Vashchenko, the head of Koriukivska RVA, Ukrinform reports.</text:p>
      <text:p text:style-name="P4">
“As a result of the shelling of the Russians NP Mountain, Snovsk City Territorial Guideline, which took place on 02.05.2023, seven residential buildings, one economic building was damaged and one outbuilding was destroyed, including overwhelming, caused by shelling, one dwelling house, one economic building and one economic building was destroyed, " .</text:p>
      <text:p text:style-name="P4">
According to him, work is now being carried out on the restoration of damaged charter programs by the Koryukiv Rem Brigades. Also on the spot are the representatives of RVA, city council and rescuers 8 DPRC(Snovsk).</text:p>
      <text:p text:style-name="P4">
<text:span text:style-name="T4">
Читайте також:</text:span>
 <text:a xlink:type="simple" xlink:href="https://www.ukrinform.ua/rubric-ato/3703773-rosiani-obstrilali-selo-na-hersonsini-poranenij-pidlitok.html" text:style-name="Internet_20_link" text:visited-style-name="Visited_20_Internet_20_Link">
 <text:span text:style-name="T4">
обстріл</text:span>
 </text:a>
It is noted that the population is conducted on the possible temporary proceedings of people in safer parts of the area.</text:p>
      <text:p text:style-name="P4">
As <text:a xlink:type="simple" xlink:href="https://www.ukrinform.ua/rubric-ato/3703546-rosiani-zranku-zavdali-40-udariv-po-prikordonnu-cernigivsini.html" text:style-name="Internet_20_link" text:visited-style-name="Visited_20_Internet_20_Link">
 </text:a>
Ukrinform, Ruskivska on May 2, fired at the Chernihiv border four times, 40 beats.</text:p>
      <text:p text:style-name="P4">
<text:span text:style-name="T5">
Foto: Vashchenko Ivan, Facebook</text:span>
</text:p>
      <text:p text:style-name="P4">
News Source: <text:a xlink:type="simple" xlink:href="https://www.ukrinform.ua/rubric-ato/3703793-rosiani-obstrilali-selo-na-cernigivsini-poskodzeni-sim-budinkiv.html" text:style-name="Internet_20_link" text:visited-style-name="Visited_20_Internet_20_Link">
https://www.ukrinform.ua/rubric-ato/3703793-rosiani-obstrilali-selo-na-cernigivsini-poskodzeni-sim-budinkiv.html</text:a>
</text:p>
      <!--NEWS-->
      <text:h text:style-name="P10" text:outline-level="1">
<text:span text:style-name="T4">
The enemy comes in four directions, the most fierce battles - for Bakhmut and Marinka</text:span>
</text:h>
      <text:p text:style-name="P4">
Authors: Ukrinform (Person)</text:p>
      <text:p text:style-name="P4">
Publisher: Укринформ (Organization)</text:p>
      <text:p text:style-name="P4">
Published Time: 2023-05-02T19:07:00+03:00</text:p>
      <text:p text:style-name="P4">
Modified Time: 2023-05-02T19:07:00+03:00</text:p>
      <text:p text:style-name="P4">
Description: Russian troops continue offensive actions in Liman, Bakhmut, Avdiiv and Mariinsky. The defense units at the specified front areas of the day are reflected more than 20 attacks.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52" text:anchor-type="as-char" svg:width="6.9236in" svg:height="3.956343in" draw:z-index="0">
<draw:image xlink:href="../Images/yкринформ/2023-05-02T19-07-00-03-00/630_360_1682620469-597.jpg" xlink:type="simple" xlink:show="embed" xlink:actuate="onLoad" draw:mime-type="image/jpeg"/>
</draw:frame>
RFPS troops are offensive actions in the Lyman, Bakhmut, Avdiivsky Tamarin directions. Defense forces units in the specified areas of the front -time are reflected more than 20 attacks.</text:p>
      <text:p text:style-name="P4">
According to Ukrinform, the General Staff of the Armed Forces of Ukraine reported in <text:a xlink:type="simple" xlink:href="https://www.facebook.com/GeneralStaff.ua/posts/pfbid0BLVLamnVCTA168MqaTmw67aD3boUy9DqSwR2jJ7zbzuUseacSmR9bhGuZ7j6WpSWl" text:style-name="Internet_20_link" text:visited-style-name="Visited_20_Internet_20_Link">
</text:a>
Having published the prompt information as of 18:00 on May 2.</text:p>
      <text:p text:style-name="P4">
"The most fierce battles continue for Bakhmut and Marinka, our warriors are holding the deficiency," the General Staff noted.</text:p>
      <text:p text:style-name="P4">
Units of Ukrainian missile troops and artillery during the day were struck by a punctuation and 12 areas of concentration of live power of Russian invaders. Four ammunition depots, one means of air defense and another important goal of the enemy were shown.</text:p>
      <text:p text:style-name="P4">
The aviation of the Defense Forces of Ukraine, for its part, performed five blows to the Payons of the Personnel of the Russian Army. Three more enemy drones of different types are also beaten by Ukrainian defense.</text:p>
      <text:p text:style-name="P4">
During the day, Russian invaders carried out three rocket and 30 aviation hazards, as well as about eight shelling from the reactive systems of volley fire, the positions of defense forces and settlements.</text:p>
      <text:p text:style-name="P4">
Due to the next hostile attacks, they are injured among civilians, private dwellings and other civilian infrastructure are destroyed and damaged.</text:p>
      <text:p text:style-name="P4">
<text:span text:style-name="T4">
 Read also: </text:span>
 <text:a xlink:type="simple" xlink:href="https://www.ukrinform.ua/rubric-ato/3703603-v-umovah-dii-zahidnih-sankcij-rosiani-zminuut-taktiku-vedenna-vijni-ignat.html" text:style-name="Internet_20_link" text:visited-style-name="Visited_20_Internet_20_Link">
<text:span text:style-name="T4">
 Ignati </text:span>
</text:a>
The General Staff warns: the likelihood of rocket launchers throughout the Russians remains high throughout Ukraine.</text:p>
      <text:p text:style-name="P4">
On <text:span text:style-name="T4">
 Volynskyi </text:span>
 and <text:span text:style-name="T4">
 Polissya directions </text:span>
 Signs of formation of offensive groups of the enemy were not detected. In the territory of the Republic of Belarus and further interpret the designated units of the Armed Forces of the Russian Federation.</text:p>
      <text:p text:style-name="P4">
On <text:span text:style-name="T4">
 Siverskyi </text:span>
 and <text:span text:style-name="T4">
 Slobozhansky directions </text:span>
 invaders retain a military presence in the border areas with Ukraine of Bryansk, Kursk Ibelgorod regions.</text:p>
      <text:p text:style-name="P4">
From the artillery and mortars during the day the Russians fired at Gasichivka, Yelina, Slshny, Karpovichi, Timonovich, Leonivka and Ants And also veterinary, Vilkhivka, Hatyshche, Vovchansk and Pothonov Kharkiv region.In the <text:span text:style-name="T4">
 Liman direction </text:span>
 the Russian troops were unsuccessful offensive action more than the Dibrova, from the artillery were beaten by Makiyivka, Lugansk region, Bigorivka, Verkhnamyansky and controversial Donetsk region.</text:p>
      <text:p text:style-name="P4">
On <text:span text:style-name="T4">
 Bakhmut direction </text:span>
 the enemy continues to take offensive actions. Weighted battles are ongoing in Bakhmut. During the day, the invaders were unsuccessful in the direction of Ivanovo and the Predict.</text:p>
      <text:p text:style-name="P4">
<text:span text:style-name="T4">
 Read also: </text:span>
 <text:a xlink:type="simple" xlink:href="https://www.ukrinform.ua/rubric-ato/3703758-prikordonniki-vidbili-ataku-u-bahmuti-rosiani-vidijsli-z-vtratami.html" text:style-name="Internet_20_link" text:visited-style-name="Visited_20_Internet_20_Link">
<text:span text:style-name="T4">
 Bakhmuti </text:span>
</text:a>
Vasyukivka, Orikhovo-Vasylivka, Novomarka, Grigorivka, Chrome, Bakhmut, Ivanivske, Yar, Konstantinovka, Predict, Diliyivka and Southern Donetsk region were injured from the Russian army.</text:p>
      <text:p text:style-name="P4">
On the <text:span text:style-name="T4">
 Avdeevsky direction </text:span>
 the Russians conducted unsuccessful offensive actions in the district of Perevomaysky, fired at Novokalinovo, Avdiivka, Severne, Tonenko, Karlovka, Netaylovo and Pervomaisky Donetsk region.</text:p>
      <text:p text:style-name="P4">
In the <text:span text:style-name="T4">
 Marinsky direction </text:span>
 during the day of the Defense Forces repelled numerous attacks in the area of Marinka. Krasnogorivka, St. George, Marinka, Venta and Novomikhailivka of Donetsk region were enemy.</text:p>
      <text:p text:style-name="P4">
On the <text:span text:style-name="T4">
 mining direction </text:span>
 during the current era of the Russian troops were not carried out, instead struck in Novoukrainets and the Prechistivtsidonetsk region.</text:p>
      <text:p text:style-name="P4">
On <text:span text:style-name="T4">
 Zaporizhzhia </text:span>
 and <text:span text:style-name="T4">
 Kherson directions </text:span>
 The Russian army continues to institute defense actions and firing settlements bordering the line of the line. Under enemy blows during the day, more than 30 and villages were in total.</text:p>
      <text:p text:style-name="P4">
Yes, from Russian <text:a xlink:type="simple" xlink:href="https://www.ukrinform.ua/tag-obstril" text:style-name="Internet_20_link" text:visited-style-name="Visited_20_Internet_20_Link">
</text:a>
In particular, Vremivka and Novosilka of Donetsk region, Gulyaypole, Bilogir, Malatokmachka, Novodanilovka, Novoandriivka and Kamianske Zaporizhzhya region, Nikopol of Dnipropetrovsk region, Kherson, Golden Balka, Dudchany, Kachkarivka, Vykharkivka, Lvov, Lviv, Ivanivka, Ivanivka , Dniprovske and Kizomischherson region.</text:p>
      <text:p text:style-name="P4">
In the temporarily captured territories of Ukraine, the invaders continue to resort to Donasilnytsia theft of pro -Ukrainian civilian citizens and to arrange for their maintenance.</text:p>
      <text:p text:style-name="P4">
In particular, one of the torture Russian terrorists arranged in the police department of the timely captured Chaplinka of Kherson region. According to the General Staff, there are now illegally held up to ten civilians, among whom are enemular.As reported by Ukrinform, Russian troops <text:a xlink:type="simple" xlink:href="https://www.ukrinform.ua/rubric-ato/3703574-rosia-sodna-vipuskae-po-ukraini-majze-20-kerovanih-aviabomb-ignat.html" text:style-name="Internet_20_link" text:visited-style-name="Visited_20_Internet_20_Link">
</text:a>
to destroy the Western equipment and objectical in infrastructure of Ukraine. According to the Air Force, the Armed Forces produces almost 20 aircraft every day.</text:p>
      <text:p text:style-name="P4">
News Source: <text:a xlink:type="simple" xlink:href="https://www.ukrinform.ua/rubric-ato/3703794-vorog-nastupae-na-cotiroh-napramkah-najzapeklisi-boi-za-bahmut-i-marinku.html" text:style-name="Internet_20_link" text:visited-style-name="Visited_20_Internet_20_Link">
https://www.ukrinform.ua/rubric-ato/3703794-vorog-nastupae-na-cotiroh-napramkah-najzapeklisi-boi-za-bahmut-i-marinku.html</text:a>
</text:p>
      <!--NEWS-->
      <text:h text:style-name="P10" text:outline-level="1">
<text:span text:style-name="T4">
Zelensky for the first time in history spoke with the President of the Comomus Islands</text:span>
</text:h>
      <text:p text:style-name="P4">
Authors: Ukrinform (Person)</text:p>
      <text:p text:style-name="P4">
Publisher: Укринформ (Organization)</text:p>
      <text:p text:style-name="P4">
Published Time: 2023-05-02T19:12:00+03:00</text:p>
      <text:p text:style-name="P4">
Modified Time: 2023-05-02T19:12:00+03:00</text:p>
      <text:p text:style-name="P4">
Description: President Volodymyr Zelensky discussed the development of cooperation between Ukraine and Africa from the Komor Islands, including in the context of food security, and invited to join the Ukrainian peace formula. - Ukrinform.</text:p>
      <text:p text:style-name="P4">
Images: ["<text:a xlink:type="simple" xlink:href="https://static.ukrinform.com/photos/2022_11/thumb_files/630_360_1668016045-783.jpeg" text:style-name="Internet_20_link" text:visited-style-name="Visited_20_Internet_20_Link">
630_360_16680...</text:a>
"]</text:p>
      <text:p text:style-name="P4">
Tags: ['Африка', 'Україна', 'Зеленський', 'Коморські острови']</text:p>
      <text:p text:style-name="P4">
Type: Article</text:p>
      <!--METADATA-->
      <text:p text:style-name="P4">
<draw:frame draw:style-name="fr1" draw:name="Image153" text:anchor-type="as-char" svg:width="6.9236in" svg:height="3.956343in" draw:z-index="0">
<draw:image xlink:href="../Images/yкринформ/2023-05-02T19-12-00-03-00/630_360_1668016045-783.jpeg" xlink:type="simple" xlink:show="embed" xlink:actuate="onLoad" draw:mime-type="image/jpeg"/>
</draw:frame>
The Presidential Lordimir Zelensky discussed Azali Azali from the Komor Islands development between Ukraine and Africa, including in the context of food security, and invited to join the Ukrainian peace formula.</text:p>
      <text:p text:style-name="P4">
The head of state reported this in <text:a xlink:type="simple" xlink:href="https://twitter.com/ZelenskyyUa/status/1653423980944973825" text:style-name="Internet_20_link" text:visited-style-name="Visited_20_Internet_20_Link">
</text:a>
, reports Ukrinform.</text:p>
      <text:p text:style-name="P4">
“I am glad to be the first in the history of contact with the President of the Comoral Islands Asumani. He congratulated the colleague on the election of the head of the African Union.(https://www.ukrinform.ua/tag-afrika)And for its part, it is ready to remain a warrant of food security of the world. He thanked for the principled position and support of Ukraine in the UN and at other sites. He invited to join the formula of peace, ”Zelensky said.</text:p>
      <text:p text:style-name="P4">
<text:span text:style-name="T4">
 Read also: </text:span>
 <text:a xlink:type="simple" xlink:href="https://www.ukrinform.ua/rubric-polytics/3702299-premer-aponii-perekonuvatime-kraini-afriki-vidijti-vid-nejtralnosti-sodo-agresii-rf-proti-ukraini.html" text:style-name="Internet_20_link" text:visited-style-name="Visited_20_Internet_20_Link">
<text:span text:style-name="T4">
 Africa </text:span>
</text:a>
The African Union is an intergovernmental organization consisting of 55 African countries. The organization was founded on July 9, 2002 as the heir to the united African economic community and the organization of African unity.</text:p>
      <text:p text:style-name="P4">
<text:span text:style-name="T5">
Foto: op</text:span>
</text:p>
      <text:p text:style-name="P4">
News Source: <text:a xlink:type="simple" xlink:href="https://www.ukrinform.ua/rubric-polytics/3703796-zelenskij-uperse-v-istorii-pogovoriv-z-prezidentom-komorskih-ostroviv.html" text:style-name="Internet_20_link" text:visited-style-name="Visited_20_Internet_20_Link">
https://www.ukrinform.ua/rubric-polytics/3703796-zelenskij-uperse-v-istorii-pogovoriv-z-prezidentom-komorskih-ostroviv.html</text:a>
</text:p>
      <!--NEWS-->
      <text:h text:style-name="P10" text:outline-level="1">
<text:span text:style-name="T4">
The occupational leadership of Zaporizhzhya NPP is urgently asked for "vacation"</text:span>
</text:h>
      <text:p text:style-name="P4">
Authors: Ukrinform (Person)</text:p>
      <text:p text:style-name="P4">
Publisher: Укринформ (Organization)</text:p>
      <text:p text:style-name="P4">
Published Time: 2023-05-02T19:17:00+03:00</text:p>
      <text:p text:style-name="P4">
Modified Time: 2023-05-02T19:17:00+03:00</text:p>
      <text:p text:style-name="P4">
Description: The occupation leadership of the Zaporozhye NPPs sends to the Russians allegedly on vacation, looking for replacement of Ukrainian atomic.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Колаборант', 'Запорізька АЕС']</text:p>
      <text:p text:style-name="P4">
Type: Article</text:p>
      <!--METADATA-->
      <text:p text:style-name="P4">
<draw:frame draw:style-name="fr1" draw:name="Image154" text:anchor-type="as-char" svg:width="6.9236in" svg:height="3.956343in" draw:z-index="0">
<draw:image xlink:href="../Images/yкринформ/2023-05-02T19-17-00-03-00/630_360_1659601205-271.jpg" xlink:type="simple" xlink:show="embed" xlink:actuate="onLoad" draw:mime-type="image/jpeg"/>
</draw:frame>
Occupation -wearing of Zaporizhzhya NPP sends from the Russians allegedly on vacation, seeking replacement of Ukrainian atomic.</text:p>
      <text:p text:style-name="P4">
According to Ukrinform, NAEK reports Energoatom in <text:a xlink:type="simple" xlink:href="https://t.me/energoatom_ua/12940" text:style-name="Internet_20_link" text:visited-style-name="Visited_20_Internet_20_Link">
</text:a>
.</text:p>
      <text:p text:style-name="P4">
“The current so -called Zaporizhzhya NPPs express the desire to“ relax ”closer to the Kerch Strait, having been able to see the Russians allegedly. However, due to the critical lack of staff "the leaders" of the Middle Abstract, they do not give consent. But the main <text:a xlink:type="simple" xlink:href="https://www.ukrinform.ua/tag-kolaborant" text:style-name="Internet_20_link" text:visited-style-name="Visited_20_Internet_20_Link">
</text:a>
Station Yuriy Chernichuk has already shot from May 1 from the Drimea Energodar, ”the message reads.</text:p>
      <text:p text:style-name="P4">
It is noted that the occupiers try to find themselves "replacement", by instigating the butts to agree to fulfill their duties.</text:p>
      <text:p text:style-name="P4">
<text:span text:style-name="T4">
 Read also: </text:span>
 <text:a xlink:type="simple" xlink:href="https://www.ukrinform.ua/rubric-economy/3703621-glava-mzs-grecii-obgovorit-iz-gendirektorom-magate-situaciu-na-zaporizkij-aes.html" text:style-name="Internet_20_link" text:visited-style-name="Visited_20_Internet_20_Link">
<text:span text:style-name="T4">
 IAEA </text:span>
</text:a>
"Once again, we urge the courageous employees of the Zaporozhye station to continue to not write any contracts with the enemy, so as not to become the direct manuals of the aggressor and not to destroy our own future," - added in "Energoatom".</text:p>
      <text:p text:style-name="P4">
As it was reported, the Russian "management" of Zaporizhzhya NPP declared experts that under contracts with "Rosatom" already work 3,000 people, some of the staff were denied access to the station for "Security reasons".</text:p>
      <text:p text:style-name="P4">
<text:span text:style-name="T5">
Foto: Energoatom</text:span>
</text:p>
      <text:p text:style-name="P4">
News Source: <text:a xlink:type="simple" xlink:href="https://www.ukrinform.ua/rubric-economy/3703798-okupacijne-kerivnictvo-zaporizkoi-aes-ekstreno-prositsa-u-vidpustki.html" text:style-name="Internet_20_link" text:visited-style-name="Visited_20_Internet_20_Link">
https://www.ukrinform.ua/rubric-economy/3703798-okupacijne-kerivnictvo-zaporizkoi-aes-ekstreno-prositsa-u-vidpustki.html</text:a>
</text:p>
      <!--NEWS-->
      <text:h text:style-name="P10" text:outline-level="1">
<text:span text:style-name="T4">
Snow Maidu made it to the second circle of ITF tennis tournament in Spain</text:span>
</text:h>
      <text:p text:style-name="P4">
Authors: Ukrinform (Person)</text:p>
      <text:p text:style-name="P4">
Publisher: Укринформ (Organization)</text:p>
      <text:p text:style-name="P4">
Published Time: 2023-05-02T19:20:16+03:00</text:p>
      <text:p text:style-name="P4">
Modified Time: 2023-05-02T19:20:16+03:00</text:p>
      <text:p text:style-name="P4">
Description: Darya Snigur, a Ukrainian, launched a speech at the Hardovy Tournament of the International Tennis Federation (ITF) at Toss Del Mar (Spain). - Ukrinform.</text:p>
      <text:p text:style-name="P4">
Images: ["<text:a xlink:type="simple" xlink:href="https://static.ukrinform.com/photos/2023_05/thumb_files/630_360_1683044380-899.jpg" text:style-name="Internet_20_link" text:visited-style-name="Visited_20_Internet_20_Link">
630_360_16830...</text:a>
"]</text:p>
      <text:p text:style-name="P4">
Tags: ['Теніс']</text:p>
      <text:p text:style-name="P4">
Type: Article</text:p>
      <!--METADATA-->
      <text:p text:style-name="P4">
<draw:frame draw:style-name="fr1" draw:name="Image155" text:anchor-type="as-char" svg:width="6.9236in" svg:height="3.956343in" draw:z-index="0">
<draw:image xlink:href="../Images/yкринформ/2023-05-02T19-20-16-03-00/630_360_1683044380-899.jpg" xlink:type="simple" xlink:show="embed" xlink:actuate="onLoad" draw:mime-type="image/jpeg"/>
</draw:frame>
Ukrainian Darya Snigur started a speech at the Hardovy Tournament of the International Tennis Federation(ITF)Toss del Mar with Toss(Spain).</text:p>
      <text:p text:style-name="P4">
На старті змагань посіяна під першим номером Снігур у трьох сетах обігралаХелен Пеллікано з Мальти - 6:1, 4:6, 6:1, передає Укрінформ.</text:p>
      <text:p text:style-name="P4">
Путівку до чвертьфіналу Снігур зіграє з переможницею матчу між іспанкою ЛюсієюКортес Льоркою та румункою Аріною Васілеску.</text:p>
      <text:p text:style-name="P4">
<text:span text:style-name="T4">
Читайте також:</text:span>
 <text:a xlink:type="simple" xlink:href="https://www.ukrinform.ua/rubric-sports/3703604-elina-svitolina-podolala-perse-kolo-turniru-wta-125-u-francii.html" text:style-name="Internet_20_link" text:visited-style-name="Visited_20_Internet_20_Link">
 </text:a>
The tournament will last until May 7.</text:p>
      <text:p text:style-name="P4">
Photo: Getty Images/Global Images Ukraine.</text:p>
      <text:p text:style-name="P4">
News Source: <text:a xlink:type="simple" xlink:href="https://www.ukrinform.ua/rubric-sports/3703799-snigur-probilasa-do-drugogo-kola-tenisnogo-turniru-itf-v-ispanii.html" text:style-name="Internet_20_link" text:visited-style-name="Visited_20_Internet_20_Link">
https://www.ukrinform.ua/rubric-sports/3703799-snigur-probilasa-do-drugogo-kola-tenisnogo-turniru-itf-v-ispanii.html</text:a>
</text:p>
      <!--NEWS-->
      <text:h text:style-name="P10" text:outline-level="1">
<text:span text:style-name="T4">
The loosest blows of the occupiers on civilians</text:span>
</text:h>
      <text:p text:style-name="P4">
Authors: Ukrinform (Person)</text:p>
      <text:p text:style-name="P4">
Publisher: Укринформ (Organization)</text:p>
      <text:p text:style-name="P4">
Published Time: 2023-05-02T19:24:00+03:00</text:p>
      <text:p text:style-name="P4">
Modified Time: 2023-05-02T19:24:00+03:00</text:p>
      <text:p text:style-name="P4">
Description: We start counting the attacks of the enemy on civilians with a merciless shelling from the Hurricane Kindergarten in Sumy on the second day of the Great War - Ukrinform.</text:p>
      <text:p text:style-name="P4">
Images: ["<text:a xlink:type="simple" xlink:href="https://static.ukrinform.com/photos/2023_05/thumb_files/630_360_1683024824-638.jpg" text:style-name="Internet_20_link" text:visited-style-name="Visited_20_Internet_20_Link">
630_360_16830...</text:a>
", "<text:a xlink:type="simple" xlink:href="https://static.ukrinform.com/photos/2023_05/1683024796-940.jpg" text:style-name="Internet_20_link" text:visited-style-name="Visited_20_Internet_20_Link">
1683024796-94...</text:a>
"]</text:p>
      <text:p text:style-name="P4">
Tags: None</text:p>
      <text:p text:style-name="P4">
Type: Article</text:p>
      <!--METADATA-->
      <text:p text:style-name="P4">
<draw:frame draw:style-name="fr1" draw:name="Image156" text:anchor-type="as-char" svg:width="6.9236in" svg:height="3.956343in" draw:z-index="0">
<draw:image xlink:href="../Images/yкринформ/2023-05-02T19-24-00-03-00/630_360_1683024824-638.jpg" xlink:type="simple" xlink:show="embed" xlink:actuate="onLoad" draw:mime-type="image/jpeg"/>
</draw:frame>
The enemy's recalcitus begins with a merciless shelling of the Hurricane Kindergarten in Sumy on the second day of the Great War<draw:frame draw:style-name="fr1" draw:name="Image157" text:anchor-type="as-char" svg:width="1.910828in" svg:height="10.0in" draw:z-index="0">
<draw:image xlink:href="../Images/yкринформ/2023-05-02T19-24-00-03-00/1683024796-940.jpg" xlink:type="simple" xlink:show="embed" xlink:actuate="onLoad" draw:mime-type="image/jpeg"/>
</draw:frame>
According to media</text:p>
      <text:p text:style-name="P4">
News Source: <text:a xlink:type="simple" xlink:href="https://www.ukrinform.ua/rubric-ato/3703595-smertonosni-udari-zapodiani-ukraincam-vid-pocatku-velikoi-vijni.html" text:style-name="Internet_20_link" text:visited-style-name="Visited_20_Internet_20_Link">
https://www.ukrinform.ua/rubric-ato/3703595-smertonosni-udari-zapodiani-ukraincam-vid-pocatku-velikoi-vijni.html</text:a>
</text:p>
      <!--NEWS-->
      <text:h text:style-name="P10" text:outline-level="1">
<text:span text:style-name="T4">
Chernihiv region received four school buses from France</text:span>
</text:h>
      <text:p text:style-name="P4">
Authors: Ukrinform (Person)</text:p>
      <text:p text:style-name="P4">
Publisher: Укринформ (Organization)</text:p>
      <text:p text:style-name="P4">
Published Time: 2023-05-02T19:26:00+03:00</text:p>
      <text:p text:style-name="P4">
Modified Time: 2023-05-02T19:26:00+03:00</text:p>
      <text:p text:style-name="P4">
Description: Chernihiv region received four school buses from the French government, which will serve three communities and the center of patriotic education. - Ukrinform.</text:p>
      <text:p text:style-name="P4">
Images: ["<text:a xlink:type="simple" xlink:href="https://static.ukrinform.com/photos/2023_05/thumb_files/630_360_1683044363-6899.jpeg" text:style-name="Internet_20_link" text:visited-style-name="Visited_20_Internet_20_Link">
630_360_16830...</text:a>
", "<text:a xlink:type="simple" xlink:href="https://static.ukrinform.com/photos/2023_05/thumb_files/630_360_1683044363-5326.jpeg" text:style-name="Internet_20_link" text:visited-style-name="Visited_20_Internet_20_Link">
630_360_16830...</text:a>
", "<text:a xlink:type="simple" xlink:href="https://static.ukrinform.com/photos/2023_05/thumb_files/630_360_1683044363-5383.jpeg" text:style-name="Internet_20_link" text:visited-style-name="Visited_20_Internet_20_Link">
630_360_16830...</text:a>
", "<text:a xlink:type="simple" xlink:href="https://static.ukrinform.com/photos/2023_05/thumb_files/630_360_1683044363-7003.jpeg" text:style-name="Internet_20_link" text:visited-style-name="Visited_20_Internet_20_Link">
630_360_16830...</text:a>
", "<text:a xlink:type="simple" xlink:href="https://static.ukrinform.com/photos/2023_05/thumb_files/630_360_1683044363-5865.jpeg" text:style-name="Internet_20_link" text:visited-style-name="Visited_20_Internet_20_Link">
630_360_16830...</text:a>
", "<text:a xlink:type="simple" xlink:href="https://static.ukrinform.com/photos/2023_05/thumb_files/630_360_1683044364-2665.jpeg" text:style-name="Internet_20_link" text:visited-style-name="Visited_20_Internet_20_Link">
630_360_16830...</text:a>
", "<text:a xlink:type="simple" xlink:href="https://static.ukrinform.com/photos/2023_05/thumb_files/630_360_1683044364-5521.jpeg" text:style-name="Internet_20_link" text:visited-style-name="Visited_20_Internet_20_Link">
630_360_16830...</text:a>
", "<text:a xlink:type="simple" xlink:href="https://static.ukrinform.com/photos/2023_05/thumb_files/630_360_1683044364-3129.jpeg" text:style-name="Internet_20_link" text:visited-style-name="Visited_20_Internet_20_Link">
630_360_16830...</text:a>
", "<text:a xlink:type="simple" xlink:href="https://static.ukrinform.com/photos/2023_05/thumb_files/630_360_1683044364-6506.jpeg" text:style-name="Internet_20_link" text:visited-style-name="Visited_20_Internet_20_Link">
630_360_16830...</text:a>
"]</text:p>
      <text:p text:style-name="P4">
Tags: ['Франція', 'Школа', 'Чернігівщина', 'Автобус']</text:p>
      <text:p text:style-name="P4">
Type: Article</text:p>
      <!--METADATA-->
      <text:p text:style-name="P4">
<draw:frame draw:style-name="fr1" draw:name="Image158" text:anchor-type="as-char" svg:width="6.9236in" svg:height="3.956343in" draw:z-index="0">
<draw:image xlink:href="../Images/yкринформ/2023-05-02T19-26-00-03-00/630_360_1683044363-6899.jpeg" xlink:type="simple" xlink:show="embed" xlink:actuate="onLoad" draw:mime-type="image/jpeg"/>
</draw:frame>
Chernihiv region received four school buses from the French government, which will serve three communities and a center of patriotic education.</text:p>
      <text:p text:style-name="P4">
About it reports <text:a xlink:type="simple" xlink:href="https://cg.gov.ua/index.php" text:style-name="Internet_20_link" text:visited-style-name="Visited_20_Internet_20_Link">
</text:a>
, reports Ukrinform.</text:p>
      <text:p text:style-name="P4">
Today transport went to three communities - Bakhmatsk, Yablunovska Tapoponorsk. Another <text:a xlink:type="simple" xlink:href="https://www.ukrinform.ua/tag-avtobus" text:style-name="Internet_20_link" text:visited-style-name="Visited_20_Internet_20_Link">
 </text:a>
Appointed for a communal out-of-school educational institution "Center for National Patriotic Education, Tourism and Local Studies of Student Youth".</text:p>
      <text:p text:style-name="P4">
<draw:frame draw:style-name="fr1" draw:name="Image159" text:anchor-type="as-char" svg:width="6.9236in" svg:height="3.956343in" draw:z-index="0">
<draw:image xlink:href="../Images/yкринформ/2023-05-02T19-26-00-03-00/630_360_1683044363-5326.jpeg" xlink:type="simple" xlink:show="embed" xlink:actuate="onLoad" draw:mime-type="image/jpeg"/>
</draw:frame>
Chernihiv region received school buses from France / photo: cg.gov.ua <text:a xlink:type="simple" xlink:href="https://static.ukrinform.com/photos/2023_05/1683044363-5326.jpeg" text:style-name="Internet_20_link" text:visited-style-name="Visited_20_Internet_20_Link">
<draw:frame draw:style-name="fr1" draw:name="Image160" text:anchor-type="as-char" svg:width="6.9236in" svg:height="3.956343in" draw:z-index="0">
<draw:image xlink:href="../Images/yкринформ/2023-05-02T19-26-00-03-00/630_360_1683044363-5326.jpeg" xlink:type="simple" xlink:show="embed" xlink:actuate="onLoad" draw:mime-type="image/jpeg"/>
</draw:frame>
</text:a>
 <text:a xlink:type="simple" xlink:href="https://static.ukrinform.com/photos/2023_05/1683044363-5383.jpeg" text:style-name="Internet_20_link" text:visited-style-name="Visited_20_Internet_20_Link">
<draw:frame draw:style-name="fr1" draw:name="Image161" text:anchor-type="as-char" svg:width="6.9236in" svg:height="3.956343in" draw:z-index="0">
<draw:image xlink:href="../Images/yкринформ/2023-05-02T19-26-00-03-00/630_360_1683044363-5383.jpeg" xlink:type="simple" xlink:show="embed" xlink:actuate="onLoad" draw:mime-type="image/jpeg"/>
</draw:frame>
</text:a>
 <text:a xlink:type="simple" xlink:href="https://static.ukrinform.com/photos/2023_05/1683044363-6899.jpeg" text:style-name="Internet_20_link" text:visited-style-name="Visited_20_Internet_20_Link">
<draw:frame draw:style-name="fr1" draw:name="Image162" text:anchor-type="as-char" svg:width="6.9236in" svg:height="3.956343in" draw:z-index="0">
<draw:image xlink:href="../Images/yкринформ/2023-05-02T19-26-00-03-00/630_360_1683044363-6899.jpeg" xlink:type="simple" xlink:show="embed" xlink:actuate="onLoad" draw:mime-type="image/jpeg"/>
</draw:frame>
</text:a>
 <text:a xlink:type="simple" xlink:href="https://static.ukrinform.com/photos/2023_05/1683044363-7003.jpeg" text:style-name="Internet_20_link" text:visited-style-name="Visited_20_Internet_20_Link">
<draw:frame draw:style-name="fr1" draw:name="Image163" text:anchor-type="as-char" svg:width="6.9236in" svg:height="3.956343in" draw:z-index="0">
<draw:image xlink:href="../Images/yкринформ/2023-05-02T19-26-00-03-00/630_360_1683044363-7003.jpeg" xlink:type="simple" xlink:show="embed" xlink:actuate="onLoad" draw:mime-type="image/jpeg"/>
</draw:frame>
</text:a>
 <text:a xlink:type="simple" xlink:href="https://static.ukrinform.com/photos/2023_05/1683044363-5865.jpeg" text:style-name="Internet_20_link" text:visited-style-name="Visited_20_Internet_20_Link">
<draw:frame draw:style-name="fr1" draw:name="Image164" text:anchor-type="as-char" svg:width="6.9236in" svg:height="3.956343in" draw:z-index="0">
<draw:image xlink:href="../Images/yкринформ/2023-05-02T19-26-00-03-00/630_360_1683044363-5865.jpeg" xlink:type="simple" xlink:show="embed" xlink:actuate="onLoad" draw:mime-type="image/jpeg"/>
</draw:frame>
</text:a>
 <text:a xlink:type="simple" xlink:href="https://static.ukrinform.com/photos/2023_05/1683044364-2665.jpeg" text:style-name="Internet_20_link" text:visited-style-name="Visited_20_Internet_20_Link">
<draw:frame draw:style-name="fr1" draw:name="Image165" text:anchor-type="as-char" svg:width="6.9236in" svg:height="3.956343in" draw:z-index="0">
<draw:image xlink:href="../Images/yкринформ/2023-05-02T19-26-00-03-00/630_360_1683044364-2665.jpeg" xlink:type="simple" xlink:show="embed" xlink:actuate="onLoad" draw:mime-type="image/jpeg"/>
</draw:frame>
</text:a>
 <text:a xlink:type="simple" xlink:href="https://static.ukrinform.com/photos/2023_05/1683044364-5521.jpeg" text:style-name="Internet_20_link" text:visited-style-name="Visited_20_Internet_20_Link">
<draw:frame draw:style-name="fr1" draw:name="Image166" text:anchor-type="as-char" svg:width="6.9236in" svg:height="3.956343in" draw:z-index="0">
<draw:image xlink:href="../Images/yкринформ/2023-05-02T19-26-00-03-00/630_360_1683044364-5521.jpeg" xlink:type="simple" xlink:show="embed" xlink:actuate="onLoad" draw:mime-type="image/jpeg"/>
</draw:frame>
</text:a>
 <text:a xlink:type="simple" xlink:href="https://static.ukrinform.com/photos/2023_05/1683044364-3129.jpeg" text:style-name="Internet_20_link" text:visited-style-name="Visited_20_Internet_20_Link">
<draw:frame draw:style-name="fr1" draw:name="Image167" text:anchor-type="as-char" svg:width="6.9236in" svg:height="3.956343in" draw:z-index="0">
<draw:image xlink:href="../Images/yкринформ/2023-05-02T19-26-00-03-00/630_360_1683044364-3129.jpeg" xlink:type="simple" xlink:show="embed" xlink:actuate="onLoad" draw:mime-type="image/jpeg"/>
</draw:frame>
</text:a>
 <text:a xlink:type="simple" xlink:href="https://static.ukrinform.com/photos/2023_05/1683044364-6506.jpeg" text:style-name="Internet_20_link" text:visited-style-name="Visited_20_Internet_20_Link">
<draw:frame draw:style-name="fr1" draw:name="Image168" text:anchor-type="as-char" svg:width="6.9236in" svg:height="3.956343in" draw:z-index="0">
<draw:image xlink:href="../Images/yкринформ/2023-05-02T19-26-00-03-00/630_360_1683044364-6506.jpeg" xlink:type="simple" xlink:show="embed" xlink:actuate="onLoad" draw:mime-type="image/jpeg"/>
</draw:frame>
</text:a>
“For the third time this year, we pass buses provided as charitable assistance by the government of other countries, including today - French. The first supply was Austria's injection, the second - from Poland with the assistance of the Plipdg charity, - the message reads.</text:p>
      <text:p text:style-name="P4">
It is noted that since a large area with infrastructure is in poor condition, the wear of the bus park is very significant. There are also losses of removal actions."We are glad that once a month we replenish the fleet of communities with new cars," - said the deputy chief Ova Zhanna Sherstyuk during the time of the keys.</text:p>
      <text:p text:style-name="P4">
As emphasized during the event, for the updating of the fleet, unloading of marshrots, implementation of measures to optimize the network of institutions of general medium education in the Chernihiv region it is necessary to buy another 68 school and school and school.</text:p>
      <text:p text:style-name="P4">
News Source: <text:a xlink:type="simple" xlink:href="https://www.ukrinform.ua/rubric-regions/3703801-cernigivsina-otrimala-cotiri-skilni-avtobusi-vid-francii.html" text:style-name="Internet_20_link" text:visited-style-name="Visited_20_Internet_20_Link">
https://www.ukrinform.ua/rubric-regions/3703801-cernigivsina-otrimala-cotiri-skilni-avtobusi-vid-francii.html</text:a>
</text:p>
      <!--NEWS-->
      <text:h text:style-name="P10" text:outline-level="1">
<text:span text:style-name="T4">
Zelensky met with the head of Parliament of Portugal</text:span>
</text:h>
      <text:p text:style-name="P4">
Authors: Ukrinform (Person)</text:p>
      <text:p text:style-name="P4">
Publisher: Укринформ (Organization)</text:p>
      <text:p text:style-name="P4">
Published Time: 2023-05-02T19:30:00+03:00</text:p>
      <text:p text:style-name="P4">
Modified Time: 2023-05-02T19:30:00+03:00</text:p>
      <text:p text:style-name="P4">
Description: President Volodymyr Zelensky discussed with the chairman of Parliament of Portugal Augushta Santush Silva Interact between countries on the path of Ukraine's integration into the EU and expectations from the July NATO summit, the needs of Ukrainian defenders and the formula of peace. - Ukrinform.</text:p>
      <text:p text:style-name="P4">
Images: ["<text:a xlink:type="simple" xlink:href="https://static.ukrinform.com/photos/2023_05/thumb_files/630_360_1683044484-120.jpeg" text:style-name="Internet_20_link" text:visited-style-name="Visited_20_Internet_20_Link">
630_360_16830...</text:a>
", "<text:a xlink:type="simple" xlink:href="https://static.ukrinform.com/photos/2023_05/1683044483-947.jpeg" text:style-name="Internet_20_link" text:visited-style-name="Visited_20_Internet_20_Link">
1683044483-94...</text:a>
", "<text:a xlink:type="simple" xlink:href="https://static.ukrinform.com/photos/2023_05/1683044489-612.jpeg" text:style-name="Internet_20_link" text:visited-style-name="Visited_20_Internet_20_Link">
1683044489-61...</text:a>
"]</text:p>
      <text:p text:style-name="P4">
Tags: ['Парламент', 'Португалія', 'Зеленський']</text:p>
      <text:p text:style-name="P4">
Type: Article</text:p>
      <!--METADATA-->
      <text:p text:style-name="P4">
<draw:frame draw:style-name="fr1" draw:name="Image169" text:anchor-type="as-char" svg:width="6.9236in" svg:height="3.956343in" draw:z-index="0">
<draw:image xlink:href="../Images/yкринформ/2023-05-02T19-30-00-03-00/630_360_1683044484-120.jpeg" xlink:type="simple" xlink:show="embed" xlink:actuate="onLoad" draw:mime-type="image/jpeg"/>
</draw:frame>
The Presidential Lordimir Zelensky discussed with the chairman of the Parliament of Portugal Augustusantush the interaction between the countries of Ukraine's integration into the EU Taurge from the July Summit of NATO, the needs of Ukrainian defenders and formulumir.</text:p>
      <text:p text:style-name="P4">
This was discussed during a meeting in Kiev, Ukrinform reports with <text:a xlink:type="simple" xlink:href="https://www.president.gov.ua/news/prezident-ukrayini-proviv-zustrich-iz-golovoyu-parlamentu-po-82589" text:style-name="Internet_20_link" text:visited-style-name="Visited_20_Internet_20_Link">
</text:a>
 .</text:p>
      <text:p text:style-name="P4">
<draw:frame draw:style-name="fr1" draw:name="Image170" text:anchor-type="as-char" svg:width="6.9236in" svg:height="4.617948in" draw:z-index="0">
<draw:image xlink:href="../Images/yкринформ/2023-05-02T19-30-00-03-00/1683044483-947.jpeg" xlink:type="simple" xlink:show="embed" xlink:actuate="onLoad" draw:mime-type="image/jpeg"/>
</draw:frame>
The President thanked Portugal for the decisions and practical steps of drinking Ukraine since the beginning of a full -scale invasion of the Russian Federation. In particular, the importance of support from [] was determined(https://www.ukrinform.ua/tag-portugalia)Decision on granting our state the status of a candidate for membership, Euro -Atlantic course of Ukraine and strengthening of the Armed Forces.</text:p>
      <text:p text:style-name="P4">
<draw:frame draw:style-name="fr1" draw:name="Image171" text:anchor-type="as-char" svg:width="6.9236in" svg:height="4.617948in" draw:z-index="0">
<draw:image xlink:href="../Images/yкринформ/2023-05-02T19-30-00-03-00/1683044489-612.jpeg" xlink:type="simple" xlink:show="embed" xlink:actuate="onLoad" draw:mime-type="image/jpeg"/>
</draw:frame>
Zelensky also gratefully expressed gratitude to the Portuguese partners for giving a grieving tens of thousands of Ukrainians who were forced to seek the rescue of the land.</text:p>
      <text:p text:style-name="P4">
“The most important thing, I would like to thank your society, which, thanks to the action and parliament, was united in support of Ukraine and Ukrainians. It is a very important signal of faith in Ukraine, ”he said.</text:p>
      <text:p text:style-name="P4">
_ <text:span text:style-name="T4">
 Video </text:span>
: <text:a xlink:type="simple" xlink:href="https://t.me/V_Zelenskiy_official/6090" text:style-name="Internet_20_link" text:visited-style-name="Visited_20_Internet_20_Link">
</text:a>
_</text:p>
      <text:p text:style-name="P4">
The President discussed with the chairman of the Portuguese Parliament the interaction of Jejing Ukraine and Portugal on the path of integration of Ukraine into the European Union of Inato.</text:p>
      <text:p text:style-name="P4">
The head of state emphasized the importance of the beginning of negotiations by the end of the current year on entry into the EU.</text:p>
      <text:p text:style-name="P4">
<text:span text:style-name="T4">
 Read also: </text:span>
 <text:a xlink:type="simple" xlink:href="https://www.ukrinform.ua/rubric-ato/3699135-portugalia-peredast-ukraini-pat-bronemasin.html" text:style-name="Internet_20_link" text:visited-style-name="Visited_20_Internet_20_Link">
<text:span text:style-name="T4">
 Portugal </text:span>
</text:a>
"This will be a powerful incentive for Ukrainian society and Ukrainian defense traffickers who have been holding back the aggressor for over 14 months," the Zevalensky emphasized.</text:p>
      <text:p text:style-name="P4">
The President also outlined Ukraine's expectations from the NATO Vilnius Summit, in particular on the creation of a mechanism for effective security guarantees for the period of its state membership in the Alliance.</text:p>
      <text:p text:style-name="P4">
Particular attention was paid to the implementation of the Ukrainian peace formula. The President attended the support of Portugal's peaceful initiatives of our country, in particular the UN.</text:p>
      <text:p text:style-name="P4">
"Ukraine is interested in attracting as a wide range of countries in the world of peace," he said, and expressed his hope that Portugal would support Ukraine's efforts to prepare this summit.Zelensky thanked the security support for Portugal, including the transfer of Leopard tanks 2. He informed the delegation of the Portuguese Parliament about the primary needs of Ukrainian defenders in the context of the preparation for counter -offensive. The President expressed his hope that the Government and Parliament -porthalia would be able to make the necessary decisions to strengthen the capabilities of Ukrainian defenders on the forefront.</text:p>
      <text:p text:style-name="P4">
The meeting emphasized the establishment of the Ukrainian state of naming political dialogue with the Portuguese Republic and discussing high levels of high levels in the near future.</text:p>
      <text:p text:style-name="P4">
<text:span text:style-name="T5">
Foto: Presidential Office</text:span>
</text:p>
      <text:p text:style-name="P4">
News Source: <text:a xlink:type="simple" xlink:href="https://www.ukrinform.ua/rubric-polytics/3703804-zelenskij-zustrivsa-z-golovou-parlamentu-portugalii.html" text:style-name="Internet_20_link" text:visited-style-name="Visited_20_Internet_20_Link">
https://www.ukrinform.ua/rubric-polytics/3703804-zelenskij-zustrivsa-z-golovou-parlamentu-portugalii.html</text:a>
</text:p>
      <!--NEWS-->
      <text:h text:style-name="P10" text:outline-level="1">
<text:span text:style-name="T4">
The Government has improved the order of registration of military personnel in captivity</text:span>
</text:h>
      <text:p text:style-name="P4">
Authors: Ukrinform (Person)</text:p>
      <text:p text:style-name="P4">
Publisher: Укринформ (Organization)</text:p>
      <text:p text:style-name="P4">
Published Time: 2023-05-02T19:31:16+03:00</text:p>
      <text:p text:style-name="P4">
Modified Time: 2023-05-02T19:31:16+03:00</text:p>
      <text:p text:style-name="P4">
Description: The Cabinet of Ministers has made changes to the procedure for registration of certificates of stay of persons in places of freedom as a result of armed aggression against Ukraine or internment in neutral states.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Полонені', 'Війна з росією']</text:p>
      <text:p text:style-name="P4">
Type: Article</text:p>
      <!--METADATA-->
      <text:p text:style-name="P4">
<draw:frame draw:style-name="fr1" draw:name="Image172" text:anchor-type="as-char" svg:width="6.9236in" svg:height="3.956343in" draw:z-index="0">
<draw:image xlink:href="../Images/yкринформ/2023-05-02T19-31-16-03-00/630_360_1643092726-230.jpg" xlink:type="simple" xlink:show="embed" xlink:actuate="onLoad" draw:mime-type="image/jpeg"/>
</draw:frame>
The Cabinet of Ministers amended the procedure for registration of certificates of stay of persons of non -freedoms as a result of armed aggression against Ukraine or internment of units.</text:p>
      <text:p text:style-name="P4">
As Ukrinform reports, this has reported <text:a xlink:type="simple" xlink:href="https://minre.gov.ua/2023/05/02/uryad-udoskonalyv-poryadok-oformlennya-dovidok-pro-perebuvannya-vijskovosluzhbovcziv-u-poloni/" text:style-name="Internet_20_link" text:visited-style-name="Visited_20_Internet_20_Link">
</text:a>
.</text:p>
      <text:p text:style-name="P4">
The corresponding project of the resolution was prepared by the Ministry of Reintegration. According to him, the National Information Bureau may turn to the force agencies to receive a certificate of being held in captivity at the request and in the interests of(https://www.ukrinform.ua/tag-minoboroni), law enforcement agencies, commissioned unit of the Armed Forces, other legitimate military formation or the body of force safety and defense of Ukraine.</text:p>
      <text:p text:style-name="P4">
The amendments will ensure compliance with the requirements of the Law of Ukraine "On Protection of Personal Data", as well as social and legal protection of defenders and their nurses.</text:p>
      <text:p text:style-name="P4">
<text:span text:style-name="T4">
 Read also: </text:span>
 <text:a xlink:type="simple" xlink:href="https://www.ukrinform.ua/rubric-ato/3703194-obmin-polonenimi-vsih-na-vsih-vidbuvatimetsa-poetapno-koordstab.html" text:style-name="Internet_20_link" text:visited-style-name="Visited_20_Internet_20_Link">
<text:span text:style-name="T4">
 Coordinate </text:span>
</text:a>
It was reported that a certificate of stay of the serviceman in captivity includes a list of mandatory documents submitted to the commission of check -ups to establish the fact of deprivation of freedom as a result of armed aggression against Ukraine.</text:p>
      <text:p text:style-name="P4">
In the event of a commission, the relevant decision captives and/or members of his family are entitled to state financial assistance of 100 thousand hryvnias.</text:p>
      <text:p text:style-name="P4">
News Source: <text:a xlink:type="simple" xlink:href="https://www.ukrinform.ua/rubric-society/3703803-urad-udoskonaliv-poradok-oformlenna-dovidok-pro-perebuvanna-vijskovih-u-poloni.html" text:style-name="Internet_20_link" text:visited-style-name="Visited_20_Internet_20_Link">
https://www.ukrinform.ua/rubric-society/3703803-urad-udoskonaliv-poradok-oformlenna-dovidok-pro-perebuvanna-vijskovih-u-poloni.html</text:a>
</text:p>
      <!--NEWS-->
      <text:h text:style-name="P10" text:outline-level="1">
<text:span text:style-name="T4">
The Ministry of Finance has placed the T -bills another 12 billion</text:span>
</text:h>
      <text:p text:style-name="P4">
Authors: Ukrinform (Person)</text:p>
      <text:p text:style-name="P4">
Publisher: Укринформ (Organization)</text:p>
      <text:p text:style-name="P4">
Published Time: 2023-05-02T19:38:12+03:00</text:p>
      <text:p text:style-name="P4">
Modified Time: 2023-05-02T19:38:12+03:00</text:p>
      <text:p text:style-name="P4">
Description: On May 2, 2023, the Ministry of Finance at an auction for the placement of internal state loan bonds (T -bills) attracted UAH 12.012 billion in the state budget. - Ukrinform.</text:p>
      <text:p text:style-name="P4">
Images: ["<text:a xlink:type="simple" xlink:href="https://static.ukrinform.com/photos/2023_01/thumb_files/630_360_1673594754-631.jpg" text:style-name="Internet_20_link" text:visited-style-name="Visited_20_Internet_20_Link">
630_360_16735...</text:a>
", "<text:a xlink:type="simple" xlink:href="https://static.ukrinform.com/photos/2023_05/1683045424-628.jpg" text:style-name="Internet_20_link" text:visited-style-name="Visited_20_Internet_20_Link">
1683045424-62...</text:a>
"]</text:p>
      <text:p text:style-name="P4">
Tags: ['Аукціон', 'Мінфін', 'Облігації']</text:p>
      <text:p text:style-name="P4">
Type: Article</text:p>
      <!--METADATA-->
      <text:p text:style-name="P4">
<draw:frame draw:style-name="fr1" draw:name="Image173" text:anchor-type="as-char" svg:width="6.9236in" svg:height="3.956343in" draw:z-index="0">
<draw:image xlink:href="../Images/yкринформ/2023-05-02T19-38-12-03-00/630_360_1673594754-631.jpg" xlink:type="simple" xlink:show="embed" xlink:actuate="onLoad" draw:mime-type="image/jpeg"/>
</draw:frame>
Ministry of Finance on May 2, 2023 at the auction for the placement of the inner state loan(Towels)It has attracted 12.012 billion UAH in the state budget.</text:p>
      <text:p text:style-name="P4">
According to Ukrinform, the Ministry's press service in [] reports it(https://www.facebook.com/minfin.gov.ua/posts/pfbid0gcpGaTfiGqgb3pSPXB8b8Qcf4RHLrSoyFSEP1krdp8HBYufXmBp76S33VAVkL6yYl).</text:p>
      <text:p text:style-name="P4">
"Сьогодні Міністерство фінансів України розмістило військові облігації на сумупонад 12 млрд грн в еквіваленті", - йдеться у повідомленні.</text:p>
      <text:p text:style-name="P4">
Міністерство фінансів запропонувало <text:a xlink:type="simple" xlink:href="https://www.ukrinform.ua/tag-investicii" text:style-name="Internet_20_link" text:visited-style-name="Visited_20_Internet_20_Link">
 </text:a>
hryvnia bonds: UAH 111 million at 18.5% with repayment in 1 year; UAH 4.458 billion at 19.69% with repayment in 2 years; UAH 3.117 billion at 19.75%with repayment in 2.8 years.</text:p>
      <text:p text:style-name="P4">
<draw:frame draw:style-name="fr1" draw:name="Image174" text:anchor-type="as-char" svg:width="6.9236in" svg:height="6.9236in" draw:z-index="0">
<draw:image xlink:href="../Images/yкринформ/2023-05-02T19-38-12-03-00/1683045424-628.jpg" xlink:type="simple" xlink:show="embed" xlink:actuate="onLoad" draw:mime-type="image/jpeg"/>
</draw:frame>
Also, it was offered a $ 118 million T -bills at 4.85% with a year.</text:p>
      <text:p text:style-name="P4">
As reported by Ukrinform, from the beginning of a full -scale war from the sale of internal state loan(Towels)at auctions <text:a xlink:type="simple" xlink:href="https://www.ukrinform.ua/rubric-economy/3703528-za-cas-povnomasstabnoi-vijni-urad-zaluciv-vid-prodazu-ovdp-majze-429-milardiv.html" text:style-name="Internet_20_link" text:visited-style-name="Visited_20_Internet_20_Link">
</text:a>
.</text:p>
      <text:p text:style-name="P4">
<text:span text:style-name="T4">
 Read also: </text:span>
 <text:a xlink:type="simple" xlink:href="https://www.ukrinform.ua/rubric-economy/3703766-minfin-deficit-derzbudzetu-za-cotiri-misaci-majze-253-milardi.html" text:style-name="Internet_20_link" text:visited-style-name="Visited_20_Internet_20_Link">
<text:span text:style-name="T4">
 Ministry of Finance </text:span>
</text:a>
In connection with Russian aggression, the Ukrainian government has decided to graduate from military bonds in the amount of up to UAH 400 billion. The Ministry of Finance has been conducting AIVS Authors every Tuesday since March 1.</text:p>
      <text:p text:style-name="P4">
News Source: <text:a xlink:type="simple" xlink:href="https://www.ukrinform.ua/rubric-economy/3703806-minfin-rozmistiv-ovdp-se-na-12-milardiv.html" text:style-name="Internet_20_link" text:visited-style-name="Visited_20_Internet_20_Link">
https://www.ukrinform.ua/rubric-economy/3703806-minfin-rozmistiv-ovdp-se-na-12-milardiv.html</text:a>
</text:p>
      <!--NEWS-->
      <text:h text:style-name="P10" text:outline-level="1">
<text:span text:style-name="T4">
In the estuary</text:span>
</text:h>
      <text:p text:style-name="P4">
Authors: Ukrinform (Person)</text:p>
      <text:p text:style-name="P4">
Publisher: Укринформ (Organization)</text:p>
      <text:p text:style-name="P4">
Published Time: 2023-05-02T19:43:00+03:00</text:p>
      <text:p text:style-name="P4">
Modified Time: 2023-05-02T19:43:00+03:00</text:p>
      <text:p text:style-name="P4">
Description: After the Bakhmut Liman-Kupyan direction, it remains the second in the activity of combat and there the enemy uses regular armed forces. - Ukrinform.</text:p>
      <text:p text:style-name="P4">
Images: ["<text:a xlink:type="simple" xlink:href="https://static.ukrinform.com/photos/2023_05/thumb_files/630_360_1683045290-741.jpg" text:style-name="Internet_20_link" text:visited-style-name="Visited_20_Internet_20_Link">
630_360_16830...</text:a>
"]</text:p>
      <text:p text:style-name="P4">
Tags: ['Бахмут', 'Лиман', 'Війна з росією', 'Єдині новини']</text:p>
      <text:p text:style-name="P4">
Type: Article</text:p>
      <!--METADATA-->
      <text:p text:style-name="P4">
<draw:frame draw:style-name="fr1" draw:name="Image175" text:anchor-type="as-char" svg:width="6.9236in" svg:height="3.956343in" draw:z-index="0">
<draw:image xlink:href="../Images/yкринформ/2023-05-02T19-43-00-03-00/630_360_1683045290-741.jpg" xlink:type="simple" xlink:show="embed" xlink:actuate="onLoad" draw:mime-type="image/jpeg"/>
</draw:frame>
The post-Bakhmut estuary-Kupyan direction remains the second in the activity of hostilities and there the enemy uses regular armed forces.</text:p>
      <text:p text:style-name="P4">
A spokesman of the Eastern Urgent Urban of the Armed Forces Sergey Cherevaty said this on the air of the only news.(https://armyinform.com.ua/2023/05/02/na-lymansko-kupyanskomu-napryamku-vorog-zdebilshogo-vykorystovuye-regulyarni-zbrojni-syly-rf-sergij-cherevatyj/).</text:p>
      <text:p text:style-name="P4">
Оцінюючи дії противника на цьому проміжку фронту, офіцер, зокрема, наголосив,що на відміну від Бахмута тут здебільшого ворог використовує регулярні збройнісили <text:a xlink:type="simple" xlink:href="https://www.ukrinform.ua/tag-rosia" text:style-name="Internet_20_link" text:visited-style-name="Visited_20_Internet_20_Link">
 </text:a>
which include airborne, mechanized and tank units.</text:p>
      <text:p text:style-name="P4">
"Their action tactics are distinguished from the same" Wagnerians. "Despite the fact that most of the regular units are completed from the mobilized, they do more carefully, do not go into meaningless storms and are more or less trying to maintain the basics of military science,"-said the spokesman .</text:p>
      <text:p text:style-name="P4">
<text:span text:style-name="T4">
 Read also: </text:span>
 <text:a xlink:type="simple" xlink:href="https://www.ukrinform.ua/rubric-ato/3703303-sturmuvati-zagarbnikiv-v-urbanizovanij-miscevosti-dosit-skladno-naev.html" text:style-name="Internet_20_link" text:visited-style-name="Visited_20_Internet_20_Link">
</text:a>
Cherevaty also reported that in the past 24 hours the enemy has taken the order four times, carried out more than 450 shelling of Ukrainian positions from all types of artillery weapons. And the losses of the enemy in the live power are 29 precipitators killed and more than 80 wounded.</text:p>
      <text:p text:style-name="P4">
As reported <text:a xlink:type="simple" xlink:href="https://www.ukrinform.ua/rubric-ato/3703122-pvk-vagner-zalisaetsa-golovnou-udarnou-silou-rosian-u-bahmuti-cerevatij.html" text:style-name="Internet_20_link" text:visited-style-name="Visited_20_Internet_20_Link">
</text:a>
, the Nabakhmut direction is fighting 25.6 thousand Russian soldiers. Wagner PEC remains the main shock force of Russia in Bakhmut, but because of the large losses is strengthened by other units.</text:p>
      <text:p text:style-name="P4">
<text:span text:style-name="T5">
Foto: armyinform.com.ua</text:span>
</text:p>
      <text:p text:style-name="P4">
News Source: <text:a xlink:type="simple" xlink:href="https://www.ukrinform.ua/rubric-ato/3703807-na-limanskokupanskomu-napramku-vorog-die-obaclivise-i-ne-jde-na-sturm-cerevatij.html" text:style-name="Internet_20_link" text:visited-style-name="Visited_20_Internet_20_Link">
https://www.ukrinform.ua/rubric-ato/3703807-na-limanskokupanskomu-napramku-vorog-die-obaclivise-i-ne-jde-na-sturm-cerevatij.html</text:a>
</text:p>
      <!--NEWS-->
      <text:h text:style-name="P10" text:outline-level="1">
<text:span text:style-name="T4">
Sudan's military groups agreed the truce from 4 to 11 May</text:span>
</text:h>
      <text:p text:style-name="P4">
Authors: Ukrinform (Person)</text:p>
      <text:p text:style-name="P4">
Publisher: Укринформ (Organization)</text:p>
      <text:p text:style-name="P4">
Published Time: 2023-05-02T19:46:02+03:00</text:p>
      <text:p text:style-name="P4">
Modified Time: 2023-05-02T19:46:02+03:00</text:p>
      <text:p text:style-name="P4">
Description: The warring military groups of Sudan on Tuesday agreed to the principle seven -day ceasefire from May 4 to May 11.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Перемир'я", 'Судан', 'Військові']</text:p>
      <text:p text:style-name="P4">
Type: Article</text:p>
      <!--METADATA-->
      <text:p text:style-name="P4">
<draw:frame draw:style-name="fr1" draw:name="Image176" text:anchor-type="as-char" svg:width="6.9236in" svg:height="3.956343in" draw:z-index="0">
<draw:image xlink:href="../Images/yкринформ/2023-05-02T19-46-02-03-00/630_360_1681626756-721.jpg" xlink:type="simple" xlink:show="embed" xlink:actuate="onLoad" draw:mime-type="image/jpeg"/>
</draw:frame>
The Sudan's voychuchi groups agreed to the principled seven -day supply of fire from May 4 to May 11.</text:p>
      <text:p text:style-name="P4">
As Ukrinform reports, it reports <text:a xlink:type="simple" xlink:href="https://www.reuters.com/world/africa/sudan-conflict-drives-100000-over-border-amid-crumbling-ceasefires-2023-05-02/" text:style-name="Internet_20_link" text:visited-style-name="Visited_20_Internet_20_Link">
</text:a>
.</text:p>
      <text:p text:style-name="P4">
South Sudan's authorities stated that the truce will start with Thursday, as the air strikes and shooting in the Kartum area violated the last cord <text:a xlink:type="simple" xlink:href="https://www.ukrinform.ua/tag-peremira" text:style-name="Internet_20_link" text:visited-style-name="Visited_20_Internet_20_Link">
</text:a>
.</text:p>
      <text:p text:style-name="P4">
The statement of the Ministry of Foreign Affairs of South Sudan, which proposed a mediation role in the conflict, states that his President Salvakiir emphasized the importance of a longer truce and appointment of an ambassador peace talks, which both parties agreed.</text:p>
      <text:p text:style-name="P4">
<text:span text:style-name="T4">
 Read also: </text:span>
 <text:a xlink:type="simple" xlink:href="https://www.ukrinform.ua/rubric-society/3703167-ukrainski-rozvidniki-rozkrili-detali-ratuvalnoi-specoperacii-v-sudani.html" text:style-name="Internet_20_link" text:visited-style-name="Visited_20_Internet_20_Link">
<text:span text:style-name="T4">
 Sudan </text:span>
</text:a>
It is noted that trust in this agreement between the commander-in-chief(RSF)General Mohammed Hamdan was doubtful, given the massive violations that undermined preliminary agreements that lasted 24 to 72 hours.</text:p>
      <text:p text:style-name="P4">
In his turn, Egypt President Abdel-Fattta As-Sisi said that Cairo would support the dialogue in Sudan between the warring fractions, but it would be "salesman, so as not to interfere with their internal affairs."</text:p>
      <text:p text:style-name="P4">
<text:span text:style-name="T4">
 Read also: </text:span>
 <text:a xlink:type="simple" xlink:href="https://www.ukrinform.ua/rubric-world/3703195-vsesvitna-prodovolca-programa-ponovlue-dialnist-u-sudani.html" text:style-name="Internet_20_link" text:visited-style-name="Visited_20_Internet_20_Link">
<text:span text:style-name="T4">
 Sudan </text:span>
</text:a>
As reported by Ukrinform, the United Nations warned that <text:a xlink:type="simple" xlink:href="https://www.ukrinform.ua/rubric-world/3703570-kilkist-bizenciv-iz-sudanu-moze-zrosti-do-800-tisac-oon.html" text:style-name="Internet_20_link" text:visited-style-name="Visited_20_Internet_20_Link">
</text:a>
.</text:p>
      <text:p text:style-name="P4">
<text:span text:style-name="T5">
Foto: aa</text:span>
</text:p>
      <text:p text:style-name="P4">
News Source: <text:a xlink:type="simple" xlink:href="https://www.ukrinform.ua/rubric-world/3703808-vijskovi-ugrupovanna-sudanu-pogodili-peremira-z-4-po-11-travna.html" text:style-name="Internet_20_link" text:visited-style-name="Visited_20_Internet_20_Link">
https://www.ukrinform.ua/rubric-world/3703808-vijskovi-ugrupovanna-sudanu-pogodili-peremira-z-4-po-11-travna.html</text:a>
</text:p>
      <!--NEWS-->
      <text:h text:style-name="P10" text:outline-level="1">
<text:span text:style-name="T4">
Started Podkast with fairy tales and stories about Mariupol</text:span>
</text:h>
      <text:p text:style-name="P4">
Authors: Ukrinform (Person)</text:p>
      <text:p text:style-name="P4">
Publisher: Укринформ (Organization)</text:p>
      <text:p text:style-name="P4">
Published Time: 2023-05-02T19:50:00+03:00</text:p>
      <text:p text:style-name="P4">
Modified Time: 2023-05-02T19:50:00+03:00</text:p>
      <text:p text:style-name="P4">
Description: A journalist from Mariupol Alevtyn Shvetsova has created a series of stories about her hometown - "The Sea of the Sea: Tales of Mariupol". Thanks to the SEBTO Media Apprentice, they are now available in the form of podcast. - Ukrinform.</text:p>
      <text:p text:style-name="P4">
Images: ["<text:a xlink:type="simple" xlink:href="https://static.ukrinform.com/photos/2017_06/thumb_files/630_360_1497333430-2412.jpg" text:style-name="Internet_20_link" text:visited-style-name="Visited_20_Internet_20_Link">
630_360_14973...</text:a>
", "<text:a xlink:type="simple" xlink:href="https://static.ukrinform.com/photos/2023_05/1683046053-659.jpeg" text:style-name="Internet_20_link" text:visited-style-name="Visited_20_Internet_20_Link">
1683046053-65...</text:a>
"]</text:p>
      <text:p text:style-name="P4">
Tags: ['Діти', 'Література', 'Маріуполь', 'Казка', 'Подкаст']</text:p>
      <text:p text:style-name="P4">
Type: Article</text:p>
      <!--METADATA-->
      <text:p text:style-name="P4">
<draw:frame draw:style-name="fr1" draw:name="Image177" text:anchor-type="as-char" svg:width="6.9236in" svg:height="3.956343in" draw:z-index="0">
<draw:image xlink:href="../Images/yкринформ/2023-05-02T19-50-00-03-00/630_360_1497333430-2412.jpg" xlink:type="simple" xlink:show="embed" xlink:actuate="onLoad" draw:mime-type="image/jpeg"/>
</draw:frame>
A journalist from Mariupol Alevtyn Shvetsova has created a series of stories about the dear - "The Sea: Tales of Mariupol". Thanks to the SEBTO media appliances, they are now accessible in the form of podcast.</text:p>
      <text:p text:style-name="P4">
About it reports in <text:a xlink:type="simple" xlink:href="https://t.me/mariupolrada/13978" text:style-name="Internet_20_link" text:visited-style-name="Visited_20_Internet_20_Link">
</text:a>
press services of the city council, reports Ukrinform.</text:p>
      <text:p text:style-name="P4">
<draw:frame draw:style-name="fr1" draw:name="Image178" text:anchor-type="as-char" svg:width="6.9236in" svg:height="6.9236in" draw:z-index="0">
<draw:image xlink:href="../Images/yкринформ/2023-05-02T19-50-00-03-00/1683046053-659.jpeg" xlink:type="simple" xlink:show="embed" xlink:actuate="onLoad" draw:mime-type="image/jpeg"/>
</draw:frame>
"Podcasts are now very popular, but for children of junior and secondary schools, their choice is quite limited. My son is fanatie from the Book-Mandrivka, this has induced to create fairy tales about Mariupol," Alevina said.</text:p>
      <text:p text:style-name="P4">
It is noted that the series of stories "Languages of the Sea: Fairy Tales <text:a xlink:type="simple" xlink:href="https://www.ukrinform.ua/tag-mariupol" text:style-name="Internet_20_link" text:visited-style-name="Visited_20_Internet_20_Link">
</text:a>
"There are five stories that the author was written and voiced.</text:p>
      <text:p text:style-name="P4">
<text:span text:style-name="T4">
 Read also: </text:span>
 <text:a xlink:type="simple" xlink:href="https://www.ukrinform.ua/rubric-culture/3687628-vijsov-drukom-blokadnij-sodennik-mariupolskoi-zurnalistki-nadii-suhorukovoi.html" text:style-name="Internet_20_link" text:visited-style-name="Visited_20_Internet_20_Link">
</text:a>
The first fairy tale is about Pascal and Martin Martin's seaweed.</text:p>
      <text:p text:style-name="P4">
As reported by Ukrinform, at the National Museum of History of Ukraine <text:a xlink:type="simple" xlink:href="https://www.ukrinform.ua/rubric-culture/3697594-na-vistavci-u-kievi-mozna-pobaciti-zrujnovani-pamatki-mariupola.html" text:style-name="Internet_20_link" text:visited-style-name="Visited_20_Internet_20_Link">
</text:a>
, which presents the image of the arranged monuments of Mariupol. More than 30 stands gathered the most significant architectural monuments of Mariupol - in their original form and present, after destruction.</text:p>
      <text:p text:style-name="P4">
News Source: <text:a xlink:type="simple" xlink:href="https://www.ukrinform.ua/rubric-culture/3703811-startuvav-podkast-iz-kazkami-ta-istoriami-pro-mariupol.html" text:style-name="Internet_20_link" text:visited-style-name="Visited_20_Internet_20_Link">
https://www.ukrinform.ua/rubric-culture/3703811-startuvav-podkast-iz-kazkami-ta-istoriami-pro-mariupol.html</text:a>
</text:p>
      <!--NEWS-->
      <text:h text:style-name="P10" text:outline-level="1">
<text:span text:style-name="T4">
Prohibition on fish and timber from Russia: The Council calls for the world to expand sanctions</text:span>
</text:h>
      <text:p text:style-name="P4">
Authors: Ukrinform (Person)</text:p>
      <text:p text:style-name="P4">
Publisher: Укринформ (Organization)</text:p>
      <text:p text:style-name="P4">
Published Time: 2023-05-02T19:56:00+03:00</text:p>
      <text:p text:style-name="P4">
Modified Time: 2023-05-02T19:56:00+03:00</text:p>
      <text:p text:style-name="P4">
Description: The Verkhovna Rada of Ukraine urges the world community to consider establishing a ban on the purchase, import and transit of timber from the Russian Federation and the Republic of Belarus, as well as Russian fish and seafood. - Ukrinform.</text:p>
      <text:p text:style-name="P4">
Images: ["<text:a xlink:type="simple" xlink:href="https://static.ukrinform.com/photos/2021_02/thumb_files/630_360_1612524590-210.jpg" text:style-name="Internet_20_link" text:visited-style-name="Visited_20_Internet_20_Link">
630_360_16125...</text:a>
"]</text:p>
      <text:p text:style-name="P4">
Tags: ['Антиросійські санкції', 'Риба', 'Деревина', 'Війна з росією']</text:p>
      <text:p text:style-name="P4">
Type: Article</text:p>
      <!--METADATA-->
      <text:p text:style-name="P4">
<draw:frame draw:style-name="fr1" draw:name="Image179" text:anchor-type="as-char" svg:width="6.9236in" svg:height="3.956343in" draw:z-index="0">
<draw:image xlink:href="../Images/yкринформ/2023-05-02T19-56-00-03-00/630_360_1612524590-210.jpg" xlink:type="simple" xlink:show="embed" xlink:actuate="onLoad" draw:mime-type="image/jpeg"/>
</draw:frame>
The Verkhovnarad of Ukraine calls on the world community to consider the installation of a storage, import and transit of timber from the Russian Federation of Taraspulika Belarus, as well as Russian fish and seafood.</text:p>
      <text:p text:style-name="P4">
According to the data card data, <text:a xlink:type="simple" xlink:href="https://itd.rada.gov.ua/billInfo/Bills/Card/41090" text:style-name="Internet_20_link" text:visited-style-name="Visited_20_Internet_20_Link">
</text:a>
Approved, reports Ukrinform.</text:p>
      <text:p text:style-name="P4">
Thus, the Verkhovna Rada appeals to the European Commission, the European Parliament, the Rada European Union, the World Organization of Trade, Governments and Parliament -Foreign States with a proposal to consider establishing a ban on procurement, <text:a xlink:type="simple" xlink:href="https://www.ukrinform.ua/tag-import" text:style-name="Internet_20_link" text:visited-style-name="Visited_20_Internet_20_Link">
</text:a>
and transit of timber and all wood production under customs codes 44, 47, 47, 48 and 94, in accordance with the pre -aggraimized system of description and coding of goods originating from the Russian Federation and the Republic of Belarus, including those produced by Iron and Belarussian raw materials in third countries.</text:p>
      <text:p text:style-name="P4">
In addition, the Ukrainian Parliament urges to consider the installation of the storage, import and transit of all types of fish and seafood of the group03, heading 16 04 and 16 05 in accordance with the harmonized system of description of the coding of goods originating from the Russian Federation, including those produced raw materials and products in third countries.</text:p>
      <text:p text:style-name="P4">
The Verkhovna Rada of Ukraine also requests the ban on the sale, supply, transfer, export, lease to Russia and Belarus the equipment of its components used for logging, processing and harvesting and processing and processing of fish and seafood, as well as prohibiting such equipment.</text:p>
      <text:p text:style-name="P4">
<text:span text:style-name="T4">
 Read also: </text:span>
 <text:a xlink:type="simple" xlink:href="https://www.ukrinform.ua/rubric-world/3703787-premerka-litvi-treba-zrobiti-vse-abi-rosia-ne-obhodila-sankcii.html" text:style-name="Internet_20_link" text:visited-style-name="Visited_20_Internet_20_Link">
<text:span text:style-name="T4">
 sanctions </text:span>
</text:a>
At the same time, the Ukrainian Parliament calls for a refusal to recognize all the certificates of Russian products with systems of environmental certification that are worked within the Russian Federation, in particular(Marine StewardshipCouncil, MSC).</text:p>
      <text:p text:style-name="P4">
Як повідомлялося, раніше Верховна Рада України закликала парламенти всіхіноземних держав, Європейського парламенту та Міжнародного агентства з атомноїенергії <text:a xlink:type="simple" xlink:href="https://www.ukrinform.ua/rubric-economy/3703705-vr-zaklikae-svit-zaprovaditi-sankcii-proti-rosatomu.html" text:style-name="Internet_20_link" text:visited-style-name="Visited_20_Internet_20_Link">
 </text:a>
and implement measures to reduce cooperation with the Russian Federation in the field of nuclear energy.</text:p>
      <text:p text:style-name="P4">
News Source: <text:a xlink:type="simple" xlink:href="https://www.ukrinform.ua/rubric-economy/3703814-zaborona-na-ribu-i-derevinu-z-rosii-rada-zaklikae-svit-rozsiriti-sankcii.html" text:style-name="Internet_20_link" text:visited-style-name="Visited_20_Internet_20_Link">
https://www.ukrinform.ua/rubric-economy/3703814-zaborona-na-ribu-i-derevinu-z-rosii-rada-zaklikae-svit-rozsiriti-sankcii.html</text:a>
</text:p>
      <!--NEWS-->
      <text:h text:style-name="P10" text:outline-level="1">
<text:span text:style-name="T4">
KOSKOKUK RESPONSUKS IN THE SEEFINALY of WTA tournament in Madrid became famous</text:span>
</text:h>
      <text:p text:style-name="P4">
Authors: Ukrinform (Person)</text:p>
      <text:p text:style-name="P4">
Publisher: Укринформ (Organization)</text:p>
      <text:p text:style-name="P4">
Published Time: 2023-05-02T19:57:04+03:00</text:p>
      <text:p text:style-name="P4">
Modified Time: 2023-05-02T19:57:04+03:00</text:p>
      <text:p text:style-name="P4">
Description: Ukrainian-Romanian duo Marta Kostyuk-Elena-Gabriel Rusa learned rivals in the semifinals of the prestigious soil tournament of the WTA 1000 in Madrid (Spain). - Ukrinform.</text:p>
      <text:p text:style-name="P4">
Images: ["<text:a xlink:type="simple" xlink:href="https://static.ukrinform.com/photos/2023_04/thumb_files/630_360_1682758839-532.jpg" text:style-name="Internet_20_link" text:visited-style-name="Visited_20_Internet_20_Link">
630_360_16827...</text:a>
"]</text:p>
      <text:p text:style-name="P4">
Tags: ['Теніс', 'Марта Костюк']</text:p>
      <text:p text:style-name="P4">
Type: Article</text:p>
      <!--METADATA-->
      <text:p text:style-name="P4">
<draw:frame draw:style-name="fr1" draw:name="Image180" text:anchor-type="as-char" svg:width="6.9236in" svg:height="3.956343in" draw:z-index="0">
<draw:image xlink:href="../Images/yкринформ/2023-05-02T19-57-04-03-00/630_360_1682758839-532.jpg" xlink:type="simple" xlink:show="embed" xlink:actuate="onLoad" draw:mime-type="image/jpeg"/>
</draw:frame>
Ukrainian-Romanian duo Marta Kostyuk-Elena-Gabriel Rusa learned from the semifinals of the prestigious soil tournament of the WTA 1000 in Madrid(Spain).</text:p>
      <text:p text:style-name="P4">
За вихід у фінал змагань Костюк та Русе зустрінеться з лідером «посіву»американською парою Джессіка Пегула - Корі Гауфф, яка у трьох сетах обігралаГабріелу Дабровскі з Канади та бразильянку Луїзу Стефані - 6:4, 3:6, 10:5,передає Укрінформ.</text:p>
      <text:p text:style-name="P4">
<text:span text:style-name="T4">
Читайте також:</text:span>
 <text:a xlink:type="simple" xlink:href="https://www.ukrinform.ua/rubric-sports/3703586-kostuk-vijsla-do-pivfinalu-turniru-wta-v-madridi-u-parnomu-rozradi.html" text:style-name="Internet_20_link" text:visited-style-name="Visited_20_Internet_20_Link">
 </text:a>
Kostyuk/Rusa match - Pegula/Gauff is scheduled for May 5 at 14.00 by Zakiyivskyi time.</text:p>
      <text:p text:style-name="P4">
Photo: btu.org.ua.</text:p>
      <text:p text:style-name="P4">
News Source: <text:a xlink:type="simple" xlink:href="https://www.ukrinform.ua/rubric-sports/3703815-stali-vidomi-supernici-kostuk-u-pivfinali-turniru-wta-v-madridi.html" text:style-name="Internet_20_link" text:visited-style-name="Visited_20_Internet_20_Link">
https://www.ukrinform.ua/rubric-sports/3703815-stali-vidomi-supernici-kostuk-u-pivfinali-turniru-wta-v-madridi.html</text:a>
</text:p>
      <!--NEWS-->
      <text:h text:style-name="P10" text:outline-level="1">
<text:span text:style-name="T4">
In Donetsk, a family with five children whose father was killed during shelling was evacuated</text:span>
</text:h>
      <text:p text:style-name="P4">
Authors: Ukrinform (Person)</text:p>
      <text:p text:style-name="P4">
Publisher: Укринформ (Organization)</text:p>
      <text:p text:style-name="P4">
Published Time: 2023-05-02T19:58:00+03:00</text:p>
      <text:p text:style-name="P4">
Modified Time: 2023-05-02T19:58:00+03:00</text:p>
      <text:p text:style-name="P4">
Description: Police evacuated from the frontline village of Yampil, Donetsk region, a family with five children whose father died during a hostile shelling. - Ukrinform.</text:p>
      <text:p text:style-name="P4">
Images: ["<text:a xlink:type="simple" xlink:href="https://static.ukrinform.com/photos/2023_05/thumb_files/630_360_1683046673-618.jpg" text:style-name="Internet_20_link" text:visited-style-name="Visited_20_Internet_20_Link">
630_360_16830...</text:a>
", "<text:a xlink:type="simple" xlink:href="https://static.ukrinform.com/photos/2023_05/1683046673-986.jpg" text:style-name="Internet_20_link" text:visited-style-name="Visited_20_Internet_20_Link">
1683046673-98...</text:a>
", "<text:a xlink:type="simple" xlink:href="https://static.ukrinform.com/photos/2023_05/1683046674-727.jpg" text:style-name="Internet_20_link" text:visited-style-name="Visited_20_Internet_20_Link">
1683046674-72...</text:a>
"]</text:p>
      <text:p text:style-name="P4">
Tags: ['Діти', 'Донеччина', 'Евакуація', 'Обстріл', 'Війна з росією']</text:p>
      <text:p text:style-name="P4">
Type: Article</text:p>
      <!--METADATA-->
      <text:p text:style-name="P4">
<draw:frame draw:style-name="fr1" draw:name="Image181" text:anchor-type="as-char" svg:width="6.9236in" svg:height="3.956343in" draw:z-index="0">
<draw:image xlink:href="../Images/yкринформ/2023-05-02T19-58-00-03-00/630_360_1683046673-618.jpg" xlink:type="simple" xlink:show="embed" xlink:actuate="onLoad" draw:mime-type="image/jpeg"/>
</draw:frame>
Police evacuated from the frontline village of Yampil, Donetsk region, a family of five children whose father died during a hostile shelling.</text:p>
      <text:p text:style-name="P4">
According to Ukrinform, the Kramatorsk District Department of Police of Donetsk region reports.</text:p>
      <text:p text:style-name="P4">
<draw:frame draw:style-name="fr1" draw:name="Image182" text:anchor-type="as-char" svg:width="6.9236in" svg:height="4.686251in" draw:z-index="0">
<draw:image xlink:href="../Images/yкринформ/2023-05-02T19-58-00-03-00/1683046673-986.jpg" xlink:type="simple" xlink:show="embed" xlink:actuate="onLoad" draw:mime-type="image/jpeg"/>
</draw:frame>
The released Yampil for half a year was controlled by the Russians, and now to the front line is 10 kilometers. The police noted that shelling did not stop here: two days ago two women were injured. One of them on the way to the hospital.</text:p>
      <text:p text:style-name="P4">
<draw:frame draw:style-name="fr1" draw:name="Image183" text:anchor-type="as-char" svg:width="6.9236in" svg:height="4.615733in" draw:z-index="0">
<draw:image xlink:href="../Images/yкринформ/2023-05-02T19-58-00-03-00/1683046674-727.jpg" xlink:type="simple" xlink:show="embed" xlink:actuate="onLoad" draw:mime-type="image/jpeg"/>
</draw:frame>
Among the residents of the village who asked the police to evacuate, a 39-year-old mother of five children. Their father was killed in the fall with two -ways.</text:p>
      <text:p text:style-name="P4">
In total, ten people were waiting for a stipulated place for law enforcement officers. Children with armored transport "White Angels", adults housed the copies of the police officers of the community.</text:p>
      <text:p text:style-name="P4">
<text:span text:style-name="T4">
 Read also: </text:span>
 <text:a xlink:type="simple" xlink:href="https://www.ukrinform.ua/rubric-regions/3703630-na-dnipropetrovsini-organizuvali-19-evakuacijnih-rejsiv.html" text:style-name="Internet_20_link" text:visited-style-name="Visited_20_Internet_20_Link">
<text:span text:style-name="T4">
 evacuation </text:span>
</text:a>
The evacuees were taken to Liman. Subsequently, the families went to Ternopil of the Cabinet of Ministers of Ukraine.</text:p>
      <text:p text:style-name="P4">
As reported by Ukrinform, 219 inhabitants, including six children, are in the front -line village of Tornsky Liman Community.</text:p>
      <text:p text:style-name="P4">
<text:span text:style-name="T5">
Foto: police of Donetsk</text:span>
</text:p>
      <text:p text:style-name="P4">
News Source: <text:a xlink:type="simple" xlink:href="https://www.ukrinform.ua/rubric-regions/3703817-na-doneccini-evakuuvali-rodinu-z-patma-ditmi-batko-akih-zaginuv-pid-cas-obstrilu.html" text:style-name="Internet_20_link" text:visited-style-name="Visited_20_Internet_20_Link">
https://www.ukrinform.ua/rubric-regions/3703817-na-doneccini-evakuuvali-rodinu-z-patma-ditmi-batko-akih-zaginuv-pid-cas-obstrilu.html</text:a>
</text:p>
      <!--NEWS-->
      <text:h text:style-name="P10" text:outline-level="1">
<text:span text:style-name="T4">
Multi -enthusiastic test errors can be corrected by May 7</text:span>
</text:h>
      <text:p text:style-name="P4">
Authors: Ukrinform (Person)</text:p>
      <text:p text:style-name="P4">
Publisher: Укринформ (Organization)</text:p>
      <text:p text:style-name="P4">
Published Time: 2023-05-02T20:03:00+03:00</text:p>
      <text:p text:style-name="P4">
Modified Time: 2023-05-02T20:03:00+03:00</text:p>
      <text:p text:style-name="P4">
Description: 270 thousand participants of the national multi -grade test received a successful registration notification, and seven thousand more need to be corrected by May 7. - Ukrinform.</text:p>
      <text:p text:style-name="P4">
Images: ["<text:a xlink:type="simple" xlink:href="https://static.ukrinform.com/photos/2023_02/thumb_files/630_360_1676289586-337.jpg" text:style-name="Internet_20_link" text:visited-style-name="Visited_20_Internet_20_Link">
630_360_16762...</text:a>
"]</text:p>
      <text:p text:style-name="P4">
Tags: ['Вступна кампанія', 'Абітурієнти', 'Мультипредметний тест', 'Єдині новини']</text:p>
      <text:p text:style-name="P4">
Type: Article</text:p>
      <!--METADATA-->
      <text:p text:style-name="P4">
<draw:frame draw:style-name="fr1" draw:name="Image184" text:anchor-type="as-char" svg:width="6.9236in" svg:height="3.956343in" draw:z-index="0">
<draw:image xlink:href="../Images/yкринформ/2023-05-02T20-03-00-03-00/630_360_1676289586-337.jpg" xlink:type="simple" xlink:show="embed" xlink:actuate="onLoad" draw:mime-type="image/jpeg"/>
</draw:frame>
The 270 thousandth -partners of the national multi -compartment test received a notification of pronounced registration, seven thousand more need to correct errors by May 7.</text:p>
      <text:p text:style-name="P4">
The director of the Ukrainian Center for Quality Assessment of Educational Education Vakulenko on the air of the Teleterna "Unified News" told about it, Ukrinform reports.</text:p>
      <text:p text:style-name="P4">
“Last year, 214,000 were registered <text:a xlink:type="simple" xlink:href="https://www.ukrinform.ua/tag-vstupna-kampania" text:style-name="Internet_20_link" text:visited-style-name="Visited_20_Internet_20_Link">
</text:a>
, this year, we already have more than 276 thousand personal cables and nearly 270 thousand participants have received a report of successful registration, ”she said.</text:p>
      <text:p text:style-name="P4">
According to her, almost seven thousand participants received a message about the mistakes of the performed during registration and not corrected.</text:p>
      <text:p text:style-name="P4">
"We ask the participants to correct these errors by May 7, otherwise we will be considered to be those that are not registered, we will be forced to show them," Vakulenko emphasized.</text:p>
      <text:p text:style-name="P4">
<text:span text:style-name="T4">
 Read also: </text:span>
 <text:a xlink:type="simple" xlink:href="https://www.ukrinform.ua/rubric-society/3702907-mon-problem-z-ukrainskimi-dokumentami-pro-osvitu-ne-bulo-u-zodnij-z-krain-es.html" text:style-name="Internet_20_link" text:visited-style-name="Visited_20_Internet_20_Link">
</text:a>
The UCEA head also said that abroad NMT can be made in 32 countries and more than 26 thousand participants have already registered there.</text:p>
      <text:p text:style-name="P4">
As reported by Ukrinform, registration for participation in this year's national music test began on April 3 and will last until May 3.</text:p>
      <text:p text:style-name="P4">
<text:span text:style-name="T5">
Foto: Unsplash</text:span>
</text:p>
      <text:p text:style-name="P4">
News Source: <text:a xlink:type="simple" xlink:href="https://www.ukrinform.ua/rubric-society/3703818-pomilki-pri-reestracii-na-multipredmetnij-test-mozna-vipraviti-do-7-travna.html" text:style-name="Internet_20_link" text:visited-style-name="Visited_20_Internet_20_Link">
https://www.ukrinform.ua/rubric-society/3703818-pomilki-pri-reestracii-na-multipredmetnij-test-mozna-vipraviti-do-7-travna.html</text:a>
</text:p>
      <!--NEWS-->
      <text:h text:style-name="P10" text:outline-level="1">
<text:span text:style-name="T4">
Moravetsky reacted to threats to Polish Avivation in Moscow</text:span>
</text:h>
      <text:p text:style-name="P4">
Authors: Ukrinform (Person)</text:p>
      <text:p text:style-name="P4">
Publisher: Укринформ (Organization)</text:p>
      <text:p text:style-name="P4">
Published Time: 2023-05-02T20:04:32+03:00</text:p>
      <text:p text:style-name="P4">
Modified Time: 2023-05-02T20:04:32+03:00</text:p>
      <text:p text:style-name="P4">
Description: The threats of Polish ambassador in Moscow should be taken seriously, but it is important not to be intimidated. - Ukrinform.</text:p>
      <text:p text:style-name="P4">
Images: ["<text:a xlink:type="simple" xlink:href="https://static.ukrinform.com/photos/2022_11/thumb_files/630_360_1668540078-906.jpg" text:style-name="Internet_20_link" text:visited-style-name="Visited_20_Internet_20_Link">
630_360_16685...</text:a>
"]</text:p>
      <text:p text:style-name="P4">
Tags: ['Польща', 'Посол', 'росія', 'Моравецький', 'Погрози']</text:p>
      <text:p text:style-name="P4">
Type: Article</text:p>
      <!--METADATA-->
      <text:p text:style-name="P4">
<draw:frame draw:style-name="fr1" draw:name="Image185" text:anchor-type="as-char" svg:width="6.9236in" svg:height="3.956343in" draw:z-index="0">
<draw:image xlink:href="../Images/yкринформ/2023-05-02T20-04-32-03-00/630_360_1668540078-906.jpg" xlink:type="simple" xlink:show="embed" xlink:actuate="onLoad" draw:mime-type="image/jpeg"/>
</draw:frame>
The threats of Russia from Polish Ambassador in Moscow should be taken seriously, but it is important to be intimidated.</text:p>
      <text:p text:style-name="P4">
This was stated during a visit to Vilnius, answering journalists' questions, said the head of the Polish government Mateusz Moravetsky, reports his own correspondent.</text:p>
      <text:p text:style-name="P4">
“All threats from the outside <text:a xlink:type="simple" xlink:href="https://www.ukrinform.ua/tag-rosia" text:style-name="Internet_20_link" text:visited-style-name="Visited_20_Internet_20_Link">
</text:a>
It is necessary to take a serious, but it is important not to let yourself be intimidated, ”Moravetsky said.</text:p>
      <text:p text:style-name="P4">
He noted that the Polish ambassador to Moscow is working in "difficult conditions". According to its words, Russia shows its true face of the country that "blackmails, threatens, tries to force decisions."</text:p>
      <text:p text:style-name="P4">
As you know, <text:a xlink:type="simple" xlink:href="https://www.ukrinform.ua/rubric-world/3703109-u-varsavi-vidreaguvali-na-slova-kolisnogo-ditacogo-ombudsmena-rf-pro-vbivstvo-polskogo-posla.html" text:style-name="Internet_20_link" text:visited-style-name="Visited_20_Internet_20_Link">
</text:a>
And, which in one of the Russian talk show expressed threats to the address of Poland in Russia, and called on to guarantee the safety of diplomats in accordance with the District Convention.</text:p>
      <text:p text:style-name="P4">
<text:span text:style-name="T4">
 Read also: </text:span>
 <text:a xlink:type="simple" xlink:href="https://www.ukrinform.ua/rubric-world/3701379-u-polsi-znajsli-ulamki-vijskovogo-obekta-zmi-pisut-pro-raketu-iz-napisami-rosijskou.html" text:style-name="Internet_20_link" text:visited-style-name="Visited_20_Internet_20_Link">
<text:span text:style-name="T4">
 Poland </text:span>
 <text:span text:style-name="T4">
 </text:span>
 Found <text:span text:style-name="T4">
 </text:span>
 Frection <text:span text:style-name="T4">
 </text:span>
 military <text:span text:style-name="T4">
<text:span text:style-name="T5">
* ECT </text:span>
* </text:span>
 <text:span text:style-name="T4">
 media </text:span>
 <text:span text:style-name="T4">
 </text:span>
 Write <text:span text:style-name="T4">
 </text:span>
 <text:span text:style-name="T4">
 </text:span>
 <text:span text:style-name="T4">
 </text:span>
 <text:span text:style-name="T4">
 rocket </text:span>
 <text:span text:style-name="T4">
 by inscriptions </text:span>
 <text:span text:style-name="T4">
 by Russian </text:span>
</text:a>
Earlier, Astakhov during a broadcast on the Russian State TV channel, expressing that the murder of ambassadors "may be within the framework of international law." He was noteworthy that last May in Warsaw was poured a red liquid of the Russian Ambassador to Warsawisergy Andreev. Because of this, he expressed surprise why the Ambassador of the RP Umpswa was not found in Moscow.</text:p>
      <text:p text:style-name="P4">
The Head of the International Policy Bureau under Polish President Martin Pshidach stated that <text:a xlink:type="simple" xlink:href="https://www.ukrinform.ua/rubric-world/3703511-polsa-poki-ne-mae-namiru-vidklikati-diplomativ-z-rosii.html" text:style-name="Internet_20_link" text:visited-style-name="Visited_20_Internet_20_Link">
</text:a>
. Thanks to their stay in Russia there is a better understanding of what is happening in Moscow.</text:p>
      <text:p text:style-name="P4">
News Source: <text:a xlink:type="simple" xlink:href="https://www.ukrinform.ua/rubric-world/3703819-moraveckij-vidreaguvav-na-pogrozi-polskomu-poslu-v-moskvi.html" text:style-name="Internet_20_link" text:visited-style-name="Visited_20_Internet_20_Link">
https://www.ukrinform.ua/rubric-world/3703819-moraveckij-vidreaguvav-na-pogrozi-polskomu-poslu-v-moskvi.html</text:a>
</text:p>
      <!--NEWS-->
      <text:h text:style-name="P10" text:outline-level="1">
<text:span text:style-name="T4">
The Council adopted a law on service in local self -government bodies</text:span>
</text:h>
      <text:p text:style-name="P4">
Authors: Ukrinform (Person)</text:p>
      <text:p text:style-name="P4">
Publisher: Укринформ (Organization)</text:p>
      <text:p text:style-name="P4">
Published Time: 2023-05-02T20:10:00+03:00</text:p>
      <text:p text:style-name="P4">
Modified Time: 2023-05-02T20:10:00+03:00</text:p>
      <text:p text:style-name="P4">
Description: The Verkhovna Rada adopted the Law on Service in Local Self -Government Bodies. - Ukrinform.</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Верховна Рада', 'Місцеве самоврядування']</text:p>
      <text:p text:style-name="P4">
Type: Article</text:p>
      <!--METADATA-->
      <text:p text:style-name="P4">
<draw:frame draw:style-name="fr1" draw:name="Image186" text:anchor-type="as-char" svg:width="6.9236in" svg:height="3.956343in" draw:z-index="0">
<draw:image xlink:href="../Images/yкринформ/2023-05-02T20-10-00-03-00/630_360_1559148328-156.jpg" xlink:type="simple" xlink:show="embed" xlink:actuate="onLoad" draw:mime-type="image/jpeg"/>
</draw:frame>
The Verkhovnarad adopted the Law on Service in Local Self -Government Bodies.</text:p>
      <text:p text:style-name="P4">
Yaroslav Zheleznya, a MP from the Parliamentary faction "Voice", was reported in <text:a xlink:type="simple" xlink:href="https://t.me/yzheleznyak/3988" text:style-name="Internet_20_link" text:visited-style-name="Visited_20_Internet_20_Link">
</text:a>
, reports Ukrinform. Vintochtochow that for the adoption of the legislative act <text:a xlink:type="simple" xlink:href="https://itd.rada.gov.ua/billInfo/Bills/Card/38738" text:style-name="Internet_20_link" text:visited-style-name="Visited_20_Internet_20_Link">
</text:a>
263 international deputies voted.</text:p>
      <text:p text:style-name="P4">
The purpose of the law is to establish new legal and organizational principles of service of local governments as professional and politically impartial activity, improvement of the mechanism of implementation by citizens <text:a xlink:type="simple" xlink:href="https://www.ukrinform.ua/tag-ukraina" text:style-name="Internet_20_link" text:visited-style-name="Visited_20_Internet_20_Link">
</text:a>
Rights of equal access to the service of local self-government Vorgans, clarification of the classification of positions in the local self-government bodies, which will improve the conditions of remuneration of local self-government officials, as well as bringing compliance with the requirements of the law and the new system of administrative and territorial establishment.</text:p>
      <text:p text:style-name="P4">
The document provides for changes, in particular, on the distinction of the status of employees of local governments.</text:p>
      <text:p text:style-name="P4">
In addition, the law establishes the principle of political impartial sections and the preservation of their constitutional right to elect.</text:p>
      <text:p text:style-name="P4">
It also provides for the ordering of open competitions for positions, among other things - the publication of the announcement of the competition and the results of its conduct through a single portal of vacancies of public service.</text:p>
      <text:p text:style-name="P4">
It is planned to update the order of formation of the competition commission, to introduce annual evaluation of the results of the work of employees and their professional development.</text:p>
      <text:p text:style-name="P4">
<text:span text:style-name="T4">
 Read also: </text:span>
 <text:a xlink:type="simple" xlink:href="https://www.ukrinform.ua/rubric-regions/3703310-ukrainci-zmozut-obirati-proekti-rozvitku-vlasnih-gromad-cerez-diu.html" text:style-name="Internet_20_link" text:visited-style-name="Visited_20_Internet_20_Link">
</text:a>
In addition, mechanisms of career advancement of employees will be introduced, the salaries, as well as disciplinary liability of employees for their activities, will be established.</text:p>
      <text:p text:style-name="P4">
It is expected that the implementation of the law will have a positive impact on officials of local self -government, candidates for the occupation tools for accepting effective management decisions.</text:p>
      <text:p text:style-name="P4">
News Source: <text:a xlink:type="simple" xlink:href="https://www.ukrinform.ua/rubric-polytics/3703822-rada-uhvalila-zakon-pro-sluzbu-v-organah-miscevogo-samovraduvanna.html" text:style-name="Internet_20_link" text:visited-style-name="Visited_20_Internet_20_Link">
https://www.ukrinform.ua/rubric-polytics/3703822-rada-uhvalila-zakon-pro-sluzbu-v-organah-miscevogo-samovraduvanna.html</text:a>
</text:p>
      <!--NEWS-->
      <text:h text:style-name="P10" text:outline-level="1">
<text:span text:style-name="T4">
PCC will decide on the transition to a new calendar in May - Epiphany</text:span>
</text:h>
      <text:p text:style-name="P4">
Authors: Ukrinform (Person)</text:p>
      <text:p text:style-name="P4">
Publisher: Укринформ (Organization)</text:p>
      <text:p text:style-name="P4">
Published Time: 2023-05-02T20:20:33+03:00</text:p>
      <text:p text:style-name="P4">
Modified Time: 2023-05-02T20:20:33+03:00</text:p>
      <text:p text:style-name="P4">
Description: The head of the Orthodox Church of Ukraine Metropolitan Epiphanius reported that the decision on the church calendar would be rendered in May during the Bishops' Cathedral. - Ukrinform.</text:p>
      <text:p text:style-name="P4">
Images: ["<text:a xlink:type="simple" xlink:href="https://static.ukrinform.com/photos/2021_09/thumb_files/630_360_1631014057-553.jpg" text:style-name="Internet_20_link" text:visited-style-name="Visited_20_Internet_20_Link">
630_360_16310...</text:a>
"]</text:p>
      <text:p text:style-name="P4">
Tags: ['Релігія', 'УГКЦ', 'Календар', 'Епіфаній', 'Православна церква України']</text:p>
      <text:p text:style-name="P4">
Type: Article</text:p>
      <!--METADATA-->
      <text:p text:style-name="P4">
<draw:frame draw:style-name="fr1" draw:name="Image187" text:anchor-type="as-char" svg:width="6.9236in" svg:height="3.956343in" draw:z-index="0">
<draw:image xlink:href="../Images/yкринформ/2023-05-02T20-20-33-03-00/630_360_1631014057-553.jpg" xlink:type="simple" xlink:show="embed" xlink:actuate="onLoad" draw:mime-type="image/jpeg"/>
</draw:frame>
The head of the Orthodox Church of Ukraine, Metropolitan Epiphanius, reported that they will be issued on the church calendar in May during the Bishops' Bishop.</text:p>
      <text:p text:style-name="P4">
The hierarch said this in an interview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text:span text:style-name="T4">
, </text:span>
 reports Ukrinform.</text:p>
      <text:p text:style-name="P4">
In May, the Bishops will hold the Bishops' Cathedral, where it will discuss this issue.</text:p>
      <text:p text:style-name="P4">
"The implementation of this reform will first and foremost allow you to move to a more accurate calendar in the future of the gradual displacement of fixed holidays. Although there are still some difficulties on this way, but I am convinced that we will solve them with God's help," - said <text:a xlink:type="simple" xlink:href="https://www.ukrinform.ua/tag-epifanij" text:style-name="Internet_20_link" text:visited-style-name="Visited_20_Internet_20_Link">
</text:a>
.</text:p>
      <text:p text:style-name="P4">
According to him, the PCU is already preparing to introduce appropriate reform and works as a supreme edition of a certain church literature for parishioners. At the same time, the Metropolitepyfani stressed that the calendar issue does not concern the Orthodox vision, which is unchanged.</text:p>
      <text:p text:style-name="P4">
<text:span text:style-name="T4">
 Read also: </text:span>
 <text:a xlink:type="simple" xlink:href="https://www.ukrinform.ua/rubric-society/3695616-zodna-politsila-ne-matime-u-pcu-akois-vinatkovoi-ta-kontroluucoi-roli-epifanij.html" text:style-name="Internet_20_link" text:visited-style-name="Visited_20_Internet_20_Link">
<text:span text:style-name="T4">
 Epiphany </text:span>
</text:a>
He also reported that since the beginning of a full -scale Russian invasion of DOPCs, more than a thousand parishes joined, about the same number of years before that.</text:p>
      <text:p text:style-name="P4">
"That is, now more than 2 thousand. This process is ongoing, and the news is constantly receiving that in one or another region the next community has decided to join the Orthodox Church of Ukraine," Epiphany summed up.</text:p>
      <text:p text:style-name="P4">
News Source: <text:a xlink:type="simple" xlink:href="https://www.ukrinform.ua/rubric-society/3703824-pcu-viznacitsa-z-perehodom-na-novij-kalendar-u-travni-epifanij.html" text:style-name="Internet_20_link" text:visited-style-name="Visited_20_Internet_20_Link">
https://www.ukrinform.ua/rubric-society/3703824-pcu-viznacitsa-z-perehodom-na-novij-kalendar-u-travni-epifanij.html</text:a>
</text:p>
      <!--NEWS-->
      <text:h text:style-name="P10" text:outline-level="1">
<text:span text:style-name="T4">
Ukraine is preparing a large sanction package for the Russian Federation - Zelensky</text:span>
</text:h>
      <text:p text:style-name="P4">
Authors: Ukrinform (Person)</text:p>
      <text:p text:style-name="P4">
Publisher: Укринформ (Organization)</text:p>
      <text:p text:style-name="P4">
Published Time: 2023-05-02T20:26:00+03:00</text:p>
      <text:p text:style-name="P4">
Modified Time: 2023-05-02T20:26:00+03:00</text:p>
      <text:p text:style-name="P4">
Description: We carefully monitor how Russia tries to go around sanctions, fix each such direction, we work with partners to block it. - Ukrinform.</text:p>
      <text:p text:style-name="P4">
Images: ["<text:a xlink:type="simple" xlink:href="https://static.ukrinform.com/photos/2023_01/thumb_files/630_360_1673074506-731.jpeg" text:style-name="Internet_20_link" text:visited-style-name="Visited_20_Internet_20_Link">
630_360_16730...</text:a>
"]</text:p>
      <text:p text:style-name="P4">
Tags: ['Антиросійські санкції', 'ЗСУ', 'Зеленський', 'Війна з росією']</text:p>
      <text:p text:style-name="P4">
Type: Article</text:p>
      <!--METADATA-->
      <text:p text:style-name="P4">
<draw:frame draw:style-name="fr1" draw:name="Image188" text:anchor-type="as-char" svg:width="6.9236in" svg:height="3.956343in" draw:z-index="0">
<draw:image xlink:href="../Images/yкринформ/2023-05-02T20-26-00-03-00/630_360_1673074506-731.jpeg" xlink:type="simple" xlink:show="embed" xlink:actuate="onLoad" draw:mime-type="image/jpeg"/>
</draw:frame>
We will care about how Russia tries to circumvent sanctions, fix each such aspiration, work with partners to block it.</text:p>
      <text:p text:style-name="P4">
President Volodymyr Zelenskyy said this in the evening <text:a xlink:type="simple" xlink:href="https://www.facebook.com/zelenskiy.official/videos/6040158496037914" text:style-name="Internet_20_link" text:visited-style-name="Visited_20_Internet_20_Link">
</text:a>
, reports Ukrinform.</text:p>
      <text:p text:style-name="P4">
<text:span text:style-name="T5">
Viso: <text:a xlink:type="simple" xlink:href="https://t.me/V_Zelenskiy_official/6093" text:style-name="Internet_20_link" text:visited-style-name="Visited_20_Internet_20_Link">
</text:a>
</text:span>
</text:p>
      <text:p text:style-name="P4">
<text:span text:style-name="T4">
 I wish health, dear Ukrainians!</text:span>
</text:p>
      <text:p text:style-name="P4">
A brief report on today.</text:p>
      <text:p text:style-name="P4">
<text:span text:style-name="T4">
 The first </text:span>
 is a military office. This is a special work with key commanders to go to the defense. It is clear that this is a closed job, its details are not made public. But as well as rates, the military office also works regularly to synchronize our most important defensive and active action.</text:p>
      <text:p text:style-name="P4">
<text:span text:style-name="T4">
 Second </text:span>
 - sanctions. He held a meeting on strengthening sanctions regimes - other, Ukrainian, and in common with partners.</text:p>
      <text:p text:style-name="P4">
We carefully monitor how the terrorist state tries to circumvent sanctions, fix each such direction, we work together with partners to block. We prepare a large sanction package. The solution is soon.</text:p>
      <text:p text:style-name="P4">
<text:span text:style-name="T4">
 Third </text:span>
 - international events. This May and the following months will be prebue to Ukraine in the international plane. There will be a lot of negotiation, international measures that will strengthen our defense. We work everything. There have a few meetings planned for this week and in the near future.</text:p>
      <text:p text:style-name="P4">
<text:span text:style-name="T4">
 Fourth </text:span>
 - held a meeting with the head of Government Shmigal. Coordination, training. We prepare conceptual security solutions for the development of Ukraine, our infrastructure both now and after the war. We are also preparing for the planned international meetings for the reconstruction of Ukraine and the corresponding negotiations by the partners.</text:p>
      <text:p text:style-name="P4">
And <text:span text:style-name="T4">
 Fifth </text:span>
 are today's international meetings and conversations.</text:p>
      <text:p text:style-name="P4">
He met with the Portugal Parliament delegation headed by Parliament. Productively.</text:p>
      <text:p text:style-name="P4">
He thanked for the support of our country and people. The theme of the conversation is quite a sprout, but the main thing is that it unites us ... It is safety for all -Europeans, stability, and therefore it is the further development and strengthening of the European and Euro -Atlantic community. In this context, I noted what wickedness we expect from the partners summit in Vilnius in July, the NATO summit.<text:span text:style-name="T4">
 Thank everyone in the world who supports Ukraine!</text:span>
</text:p>
      <text:p text:style-name="P4">
<text:span text:style-name="T4">
 Glory to all our soldiers </text:span>
 who are now in battle for our country, on battlefields and on combat missions!</text:p>
      <text:p text:style-name="P4">
I will especially note today the soldiers of the 77th separate airmobile and 93rd separate mechanized crews who defend the Bakhmut direction. <text:span text:style-name="T4">
 Thank you guys!</text:span>
</text:p>
      <text:p text:style-name="P4">
<text:span text:style-name="T4">
Glory to Ukraine!</text:span>
</text:p>
      <text:p text:style-name="P4">
<text:span text:style-name="T5">
Foto: op</text:span>
</text:p>
      <text:p text:style-name="P4">
News Source: <text:a xlink:type="simple" xlink:href="https://www.ukrinform.ua/rubric-polytics/3703827-ukraina-gotue-velikij-sankcijnij-paket-dla-rf-zelenskij.html" text:style-name="Internet_20_link" text:visited-style-name="Visited_20_Internet_20_Link">
https://www.ukrinform.ua/rubric-polytics/3703827-ukraina-gotue-velikij-sankcijnij-paket-dla-rf-zelenskij.html</text:a>
</text:p>
      <!--NEWS-->
      <text:h text:style-name="P10" text:outline-level="1">
<text:span text:style-name="T4">
In support of the victims as a result of rocket stroke on Pavlograd was allocated 9 million</text:span>
</text:h>
      <text:p text:style-name="P4">
Authors: Ukrinform (Person)</text:p>
      <text:p text:style-name="P4">
Publisher: Укринформ (Organization)</text:p>
      <text:p text:style-name="P4">
Published Time: 2023-05-02T20:37:38+03:00</text:p>
      <text:p text:style-name="P4">
Modified Time: 2023-05-02T20:37:38+03:00</text:p>
      <text:p text:style-name="P4">
Description: In support of the residents of Pavlograd, who were injured as a result of the missile strike, which occurred the day before, allocated 9 million UAH from the regional and city budgets. - Ukrinform.</text:p>
      <text:p text:style-name="P4">
Images: ["<text:a xlink:type="simple" xlink:href="https://static.ukrinform.com/photos/2023_05/thumb_files/630_360_1683032290-501.jpg" text:style-name="Internet_20_link" text:visited-style-name="Visited_20_Internet_20_Link">
630_360_16830...</text:a>
"]</text:p>
      <text:p text:style-name="P4">
Tags: ['Гроші', 'Павлоград', 'допомога', 'Війна з росією', 'Ракетний удар']</text:p>
      <text:p text:style-name="P4">
Type: Article</text:p>
      <!--METADATA-->
      <text:p text:style-name="P4">
<draw:frame draw:style-name="fr1" draw:name="Image189" text:anchor-type="as-char" svg:width="6.9236in" svg:height="3.956343in" draw:z-index="0">
<draw:image xlink:href="../Images/yкринформ/2023-05-02T20-37-38-03-00/630_360_1683032290-501.jpg" xlink:type="simple" xlink:show="embed" xlink:actuate="onLoad" draw:mime-type="image/jpeg"/>
</draw:frame>
Drinking Pavlograd residents affected by a rocket stroke, which was the day before, allocated 9 million UAH from the regional and city budgets.</text:p>
      <text:p text:style-name="P4">
About it in <text:a xlink:type="simple" xlink:href="https://t.me/dnipropetrovskaODA/4416" text:style-name="Internet_20_link" text:visited-style-name="Visited_20_Internet_20_Link">
</text:a>
Informs the Chief -Propetrovsk Ova Sergei Lisak, Ukrinform reports.</text:p>
      <text:p text:style-name="P4">
"Assistance to victims of rocket strike in Pavlograd is a question # 1. It is in control of the President of Ukraine <text:a xlink:type="simple" xlink:href="https://www.ukrinform.ua/tag-zelenskij" text:style-name="Internet_20_link" text:visited-style-name="Visited_20_Internet_20_Link">
</text:a>
. A joined effort. From the regional budget, 3 million UAH was sold for financial support for Pavlograds. And city deputies at the session allocated another 6 million, " - wrote.</text:p>
      <text:p text:style-name="P4">
These funds will close the priority needs of people. It is noted that 24 high -rise buildings and 80 private estates are reported in the city. The owners of the dwellings can replace the broken windows and doors or protect the roofs from the rain.</text:p>
      <text:p text:style-name="P4">
<text:span text:style-name="T4">
 Read also: </text:span>
 <text:a xlink:type="simple" xlink:href="https://www.ukrinform.ua/rubric-regions/3703679-raketnij-udar-po-pavlogradu-vlada-sprostovue-informaciu-roszmi-pro-himicnu-nebezpeku.html" text:style-name="Internet_20_link" text:visited-style-name="Visited_20_Internet_20_Link">
<text:span text:style-name="T4">
 Pavlograd </text:span>
</text:a>
Earlier it was reported that 48 people were injured as a result of a rocket strike, 6 of them. Two women are currently in the hospital, and others are treated to the hospital.</text:p>
      <text:p text:style-name="P4">
News Source: <text:a xlink:type="simple" xlink:href="https://www.ukrinform.ua/rubric-regions/3703829-na-pidtrimku-postrazdalih-vnaslidok-raketnogo-udaru-po-pavlogradu-vidilili-9-miljoniv.html" text:style-name="Internet_20_link" text:visited-style-name="Visited_20_Internet_20_Link">
https://www.ukrinform.ua/rubric-regions/3703829-na-pidtrimku-postrazdalih-vnaslidok-raketnogo-udaru-po-pavlogradu-vidilili-9-miljoniv.html</text:a>
</text:p>
      <!--NEWS-->
      <text:h text:style-name="P10" text:outline-level="1">
<text:span text:style-name="T4">
In the occupied Crimea, the case of civil journalist Danilovich was returned to the court of first instance</text:span>
</text:h>
      <text:p text:style-name="P4">
Authors: Ukrinform (Person)</text:p>
      <text:p text:style-name="P4">
Publisher: Укринформ (Organization)</text:p>
      <text:p text:style-name="P4">
Published Time: 2023-05-02T20:40:00+03:00</text:p>
      <text:p text:style-name="P4">
Modified Time: 2023-05-02T20:40:00+03:00</text:p>
      <text:p text:style-name="P4">
Description: The case of illegally detained in the temporarily occupied Crimea of the civil journalist Irina Danilovich was returned to the "court" of first instance. - Ukrinform.</text:p>
      <text:p text:style-name="P4">
Images: ["<text:a xlink:type="simple" xlink:href="https://static.ukrinform.com/photos/2022_11/thumb_files/630_360_1669133315-391.png" text:style-name="Internet_20_link" text:visited-style-name="Visited_20_Internet_20_Link">
630_360_16691...</text:a>
"]</text:p>
      <text:p text:style-name="P4">
Tags: ['Окупація Криму', 'Суд', 'Журналіст']</text:p>
      <text:p text:style-name="P4">
Type: Article</text:p>
      <!--METADATA-->
      <text:p text:style-name="P4">
<draw:frame draw:style-name="fr1" draw:name="Image190" text:anchor-type="as-char" svg:width="6.9236in" svg:height="3.956343in" draw:z-index="0">
<draw:image xlink:href="../Images/yкринформ/2023-05-02T20-40-00-03-00/630_360_1669133315-391.png" xlink:type="simple" xlink:show="embed" xlink:actuate="onLoad" draw:mime-type="image/png"/>
</draw:frame>
The civil journalist of Danilovich was returned to the "court" of first instance in the temporarily occupied Crimea.</text:p>
      <text:p text:style-name="P4">
This was reported by a human rights project <text:a xlink:type="simple" xlink:href="https://crimean-process.org/verhovnyj-sud-vernul-delo-grazhdanskoj-zhurnalistki-iriny-danilovich-dlya-ustraneniya-narushenij/" text:style-name="Internet_20_link" text:visited-style-name="Visited_20_Internet_20_Link">
</text:a>
, reports Ukrinform.</text:p>
      <text:p text:style-name="P4">
It is noted that the “Supreme Court” <text:a xlink:type="simple" xlink:href="https://www.ukrinform.ua/tag-krim" text:style-name="Internet_20_link" text:visited-style-name="Visited_20_Internet_20_Link">
</text:a>
He considered the appearing appeal against the sentence of the Feodosia City Court of the Court of Crimean regarding Irina Danilovich.</text:p>
      <text:p text:style-name="P4">
"As a result of the consideration of the panel of judges decided to return the case to the" court "of first instance due to the fact that the defendant did not complete the consideration of the case with materials," - the post reads.</text:p>
      <text:p text:style-name="P4">
It is noted that the "court hearing" was open. Irina Danilovich was delivered to participate in all, despite her poor state of health.</text:p>
      <text:p text:style-name="P4">
<text:span text:style-name="T4">
 Read also: </text:span>
 <text:a xlink:type="simple" xlink:href="https://www.ukrinform.ua/rubric-crimea/3688064-12-rokiv-kolonii-za-spigunstvo-okupanti-vidhili-apelaciu-na-virok-krimcaninu-stecenku.html" text:style-name="Internet_20_link" text:visited-style-name="Visited_20_Internet_20_Link">
</text:a>
“Its defense has drew the attention of the appeal instance to numerous violations of the Criminal Code. However, the Court only drew attention to the fact that it was not possible to get acquainted with the end of the protocols of court sessions for health reasons, ”the Crimean process said.</text:p>
      <text:p text:style-name="P4">
As reported by Ukrinform, Irina Danilovich after the discontinuation of the hunger strike in the Sizoimferopol <text:a xlink:type="simple" xlink:href="https://www.ukrinform.ua/rubric-crimea/3701630-rosijski-turemniki-u-krimu-ne-nadaut-meddopomogu-danilovic-pisla-pripinenna-goloduvanna.html" text:style-name="Internet_20_link" text:visited-style-name="Visited_20_Internet_20_Link">
</text:a>
.</text:p>
      <text:p text:style-name="P4">
Irina Danilovich noted that hearing hearing impairment, hears a permanent bell in her ear, which causes her intolerable torment. She emphasized that during the move of the Zimferopol pre -trial detention center to the "court" in Feodosia, her condition deteriorates. The woman had a dry starvation, which she stopped, because she was promised to carry out inspected treatment.</text:p>
      <text:p text:style-name="P4">
<text:span text:style-name="T4">
 Read also: </text:span>
 <text:a xlink:type="simple" xlink:href="https://www.ukrinform.ua/rubric-crimea/3697432-u-radi-evropi-zaavlaut-pro-cislenni-porusennah-prav-krimskih-tatar-na-okupovanomu-pivostrovi.html" text:style-name="Internet_20_link" text:visited-style-name="Visited_20_Internet_20_Link">
</text:a>
On December 28, 2022 the occupiers in Crimea <text:a xlink:type="simple" xlink:href="https://www.ukrinform.ua/rubric-crimea/3642340-u-krimu-gromadansku-zurnalistku-danilovic-zasudili-do-semi-rokiv-kolonii.html" text:style-name="Internet_20_link" text:visited-style-name="Visited_20_Internet_20_Link">
</text:a>
Having appointed her seven years in the colonies of the general regime in the amount of 50 thousand rubles for the alleged wearing of an explosive device.</text:p>
      <text:p text:style-name="P4">
News Source: <text:a xlink:type="simple" xlink:href="https://www.ukrinform.ua/rubric-crimea/3703830-v-okupovanomu-krimu-spravu-zurnalistki-danilovic-povernuli-u-sud-persoi-instancii.html" text:style-name="Internet_20_link" text:visited-style-name="Visited_20_Internet_20_Link">
https://www.ukrinform.ua/rubric-crimea/3703830-v-okupovanomu-krimu-spravu-zurnalistki-danilovic-povernuli-u-sud-persoi-instancii.html</text:a>
</text:p>
      <!--NEWS-->
      <text:h text:style-name="P10" text:outline-level="1">
<text:span text:style-name="T4">
In Odesa region, the Ukrainian military blown up a sea mine</text:span>
</text:h>
      <text:p text:style-name="P4">
Authors: Ukrinform (Person)</text:p>
      <text:p text:style-name="P4">
Publisher: Укринформ (Organization)</text:p>
      <text:p text:style-name="P4">
Published Time: 2023-05-02T20:44:00+03:00</text:p>
      <text:p text:style-name="P4">
Modified Time: 2023-05-02T20:44:00+03:00</text:p>
      <text:p text:style-name="P4">
Description: In the Odessa region, the forces of defense carried out a controlled undermining of a sea mine. - Ukrinform.</text:p>
      <text:p text:style-name="P4">
Images: ["<text:a xlink:type="simple" xlink:href="https://static.ukrinform.com/photos/2022_07/thumb_files/630_360_1656724619-463.jpg" text:style-name="Internet_20_link" text:visited-style-name="Visited_20_Internet_20_Link">
630_360_16567...</text:a>
"]</text:p>
      <text:p text:style-name="P4">
Tags: ['Міна', 'Одещина', 'Військові', 'Море']</text:p>
      <text:p text:style-name="P4">
Type: Article</text:p>
      <!--METADATA-->
      <text:p text:style-name="P4">
<draw:frame draw:style-name="fr1" draw:name="Image191" text:anchor-type="as-char" svg:width="6.9236in" svg:height="3.956343in" draw:z-index="0">
<draw:image xlink:href="../Images/yкринформ/2023-05-02T20-44-00-03-00/630_360_1656724619-463.jpg" xlink:type="simple" xlink:show="embed" xlink:actuate="onLoad" draw:mime-type="image/jpeg"/>
</draw:frame>
In the Odessa region, the forces of defense carried out a controlled undermining of a sea mines.</text:p>
      <text:p text:style-name="P4">
According to Ukrinform, a spokesman for the Odessa Regional Military Administration Sergey Bratchuk in [] reported this(https://t.me/Bratchuk_Sergey/37242).</text:p>
      <text:p text:style-name="P4">
“Odessa. Controlled undermined maritime <text:a xlink:type="simple" xlink:href="https://www.ukrinform.ua/tag-mina" text:style-name="Internet_20_link" text:visited-style-name="Visited_20_Internet_20_Link">
</text:a>
representatives of defense forces. Thank you for your work!Details - later, ”he wrote.</text:p>
      <text:p text:style-name="P4">
<text:span text:style-name="T4">
 Read also: </text:span>
 <text:a xlink:type="simple" xlink:href="https://www.ukrinform.ua/rubric-regions/3698197-ziteliv-odesini-poperedili-pro-minnu-nebezpeku-v-cornomu-mori.html" text:style-name="Internet_20_link" text:visited-style-name="Visited_20_Internet_20_Link">
<text:span text:style-name="T4">
 Odessa </text:span>
</text:a>
As reported <text:a xlink:type="simple" xlink:href="https://www.ukrinform.ua/rubric-regions/3703587-odeske-uzberezza-bude-zakritim-dla-vidpocivalnikiv-ova.html" text:style-name="Internet_20_link" text:visited-style-name="Visited_20_Internet_20_Link">
</text:a>
, the resort season in Odessa and the region this year will not be again.</text:p>
      <text:p text:style-name="P4">
News Source: <text:a xlink:type="simple" xlink:href="https://www.ukrinform.ua/rubric-regions/3703832-na-odesini-ukrainski-vijskovi-pidirvali-morsku-minu.html" text:style-name="Internet_20_link" text:visited-style-name="Visited_20_Internet_20_Link">
https://www.ukrinform.ua/rubric-regions/3703832-na-odesini-ukrainski-vijskovi-pidirvali-morsku-minu.html</text:a>
</text:p>
      <!--NEWS-->
      <text:h text:style-name="P10" text:outline-level="1">
<text:span text:style-name="T4">
The enemy fired at Nikopol region four times, there is a destruction</text:span>
</text:h>
      <text:p text:style-name="P4">
Authors: Ukrinform (Person)</text:p>
      <text:p text:style-name="P4">
Publisher: Укринформ (Organization)</text:p>
      <text:p text:style-name="P4">
Published Time: 2023-05-02T20:45:00+03:00</text:p>
      <text:p text:style-name="P4">
Modified Time: 2023-05-02T20:45:00+03:00</text:p>
      <text:p text:style-name="P4">
Description: During the day, the Russian army from artillery fired at communities in the Nikopol district four times. There was also an attack by drones. - Ukrinform.</text:p>
      <text:p text:style-name="P4">
Images: ["<text:a xlink:type="simple" xlink:href="https://static.ukrinform.com/photos/2023_05/thumb_files/630_360_1683049813-837.jpg" text:style-name="Internet_20_link" text:visited-style-name="Visited_20_Internet_20_Link">
630_360_16830...</text:a>
", "<text:a xlink:type="simple" xlink:href="https://static.ukrinform.com/photos/2023_05/1683049813-931.jpg" text:style-name="Internet_20_link" text:visited-style-name="Visited_20_Internet_20_Link">
1683049813-93...</text:a>
", "<text:a xlink:type="simple" xlink:href="https://static.ukrinform.com/photos/2023_05/1683049812-828.jpg" text:style-name="Internet_20_link" text:visited-style-name="Visited_20_Internet_20_Link">
1683049812-82...</text:a>
", "<text:a xlink:type="simple" xlink:href="https://static.ukrinform.com/photos/2023_05/1683049812-891.jpg" text:style-name="Internet_20_link" text:visited-style-name="Visited_20_Internet_20_Link">
1683049812-89...</text:a>
", "<text:a xlink:type="simple" xlink:href="https://static.ukrinform.com/photos/2023_05/1683049812-234.jpg" text:style-name="Internet_20_link" text:visited-style-name="Visited_20_Internet_20_Link">
1683049812-23...</text:a>
"]</text:p>
      <text:p text:style-name="P4">
Tags: ['Дніпропетровщина', 'Нікополь', 'Обстріл', 'Війна з росією']</text:p>
      <text:p text:style-name="P4">
Type: Article</text:p>
      <!--METADATA-->
      <text:p text:style-name="P4">
<draw:frame draw:style-name="fr1" draw:name="Image192" text:anchor-type="as-char" svg:width="6.9236in" svg:height="3.956343in" draw:z-index="0">
<draw:image xlink:href="../Images/yкринформ/2023-05-02T20-45-00-03-00/630_360_1683049813-837.jpg" xlink:type="simple" xlink:show="embed" xlink:actuate="onLoad" draw:mime-type="image/jpeg"/>
</draw:frame>
During the day, the Russian army from artillery fired at the communities of the Unikopol district four times. There was also an attack by drones.</text:p>
      <text:p text:style-name="P4">
About it in <text:a xlink:type="simple" xlink:href="https://t.me/mykola_lukashuk/4364" text:style-name="Internet_20_link" text:visited-style-name="Visited_20_Internet_20_Link">
</text:a>
Informs Mykola Lukashuk, the Chief Properepetrovsk Regional Council, Ukrinform reports.</text:p>
      <text:p text:style-name="P4">
"The Russians terrorized the Nikopol district all day. From heavy artillery four times <text:a xlink:type="simple" xlink:href="https://www.ukrinform.ua/tag-obstril" text:style-name="Internet_20_link" text:visited-style-name="Visited_20_Internet_20_Link">
</text:a>
According to Chervonohrigor, Pokrovskaya, Manganese communities and on Nikopol itself, "the post reads.</text:p>
      <text:p text:style-name="P4">
<draw:frame draw:style-name="fr1" draw:name="Image193" text:anchor-type="as-char" svg:width="6.9236in" svg:height="5.780657in" draw:z-index="0">
<draw:image xlink:href="../Images/yкринформ/2023-05-02T20-45-00-03-00/1683049813-931.jpg" xlink:type="simple" xlink:show="embed" xlink:actuate="onLoad" draw:mime-type="image/jpeg"/>
</draw:frame>
In addition, the invaders also directed drones on the manganese community.</text:p>
      <text:p text:style-name="P4">
<draw:frame draw:style-name="fr1" draw:name="Image194" text:anchor-type="as-char" svg:width="6.9236in" svg:height="4.747611in" draw:z-index="0">
<draw:image xlink:href="../Images/yкринформ/2023-05-02T20-45-00-03-00/1683049812-828.jpg" xlink:type="simple" xlink:show="embed" xlink:actuate="onLoad" draw:mime-type="image/jpeg"/>
</draw:frame>
As a result of the attacks, a five -storey building, three private dwellings, an outbuilding, administrative building were swollen. The consequences are still clarified.</text:p>
      <text:p text:style-name="P4">
<draw:frame draw:style-name="fr1" draw:name="Image195" text:anchor-type="as-char" svg:width="6.9236in" svg:height="5.57185in" draw:z-index="0">
<draw:image xlink:href="../Images/yкринформ/2023-05-02T20-45-00-03-00/1683049812-891.jpg" xlink:type="simple" xlink:show="embed" xlink:actuate="onLoad" draw:mime-type="image/jpeg"/>
</draw:frame>
It is noted that people were not injured.</text:p>
      <text:p text:style-name="P4">
<draw:frame draw:style-name="fr1" draw:name="Image196" text:anchor-type="as-char" svg:width="6.9236in" svg:height="5.50591in" draw:z-index="0">
<draw:image xlink:href="../Images/yкринформ/2023-05-02T20-45-00-03-00/1683049812-234.jpg" xlink:type="simple" xlink:show="embed" xlink:actuate="onLoad" draw:mime-type="image/jpeg"/>
</draw:frame>
<text:span text:style-name="T4">
 Read also: </text:span>
 <text:a xlink:type="simple" xlink:href="https://www.ukrinform.ua/rubric-ato/3703794-vorog-nastupae-na-cotiroh-napramkah-najzapeklisi-boi-za-bahmut-i-marinku.html" text:style-name="Internet_20_link" text:visited-style-name="Visited_20_Internet_20_Link">
</text:a>
Earlier it was reported that in support <text:a xlink:type="simple" xlink:href="https://www.ukrinform.ua/rubric-regions/3703829-na-pidtrimku-postrazdalih-vnaslidok-raketnogo-udaru-po-pavlogradu-vidilili-9-miljoniv.html" text:style-name="Internet_20_link" text:visited-style-name="Visited_20_Internet_20_Link">
</text:a>
.</text:p>
      <text:p text:style-name="P4">
<text:span text:style-name="T5">
Foto: Mykola Lukashuk / Telegram</text:span>
</text:p>
      <text:p text:style-name="P4">
News Source: <text:a xlink:type="simple" xlink:href="https://www.ukrinform.ua/rubric-ato/3703836-vorog-cotiri-razi-obstrilav-nikopolsinu-e-rujnuvanna.html" text:style-name="Internet_20_link" text:visited-style-name="Visited_20_Internet_20_Link">
https://www.ukrinform.ua/rubric-ato/3703836-vorog-cotiri-razi-obstrilav-nikopolsinu-e-rujnuvanna.html</text:a>
</text:p>
      <!--NEWS-->
      <text:h text:style-name="P10" text:outline-level="1">
<text:span text:style-name="T4">
"Customs visa": In seven months, almost 4.5 thousand transit declarations were issued</text:span>
</text:h>
      <text:p text:style-name="P4">
Authors: Ukrinform (Person)</text:p>
      <text:p text:style-name="P4">
Publisher: Укринформ (Organization)</text:p>
      <text:p text:style-name="P4">
Published Time: 2023-05-02T20:47:00+03:00</text:p>
      <text:p text:style-name="P4">
Modified Time: 2023-05-02T20:47:00+03:00</text:p>
      <text:p text:style-name="P4">
Description: On October 1, 2022, when the provisions of the Convention on the Transit Transit System (NCTS), 4,474,000 transit declarations were drawn up. - Ukrinform.</text:p>
      <text:p text:style-name="P4">
Images: ["<text:a xlink:type="simple" xlink:href="https://static.ukrinform.com/photos/2021_07/thumb_files/630_360_1627390958-468.jpeg" text:style-name="Internet_20_link" text:visited-style-name="Visited_20_Internet_20_Link">
630_360_16273...</text:a>
", "<text:a xlink:type="simple" xlink:href="https://static.ukrinform.com/photos/2023_05/1683049714-702.jpg" text:style-name="Internet_20_link" text:visited-style-name="Visited_20_Internet_20_Link">
1683049714-70...</text:a>
"]</text:p>
      <text:p text:style-name="P4">
Tags: ['Мінфін', 'Митний безвіз']</text:p>
      <text:p text:style-name="P4">
Type: Article</text:p>
      <!--METADATA-->
      <text:p text:style-name="P4">
<draw:frame draw:style-name="fr1" draw:name="Image197" text:anchor-type="as-char" svg:width="6.9236in" svg:height="3.956343in" draw:z-index="0">
<draw:image xlink:href="../Images/yкринформ/2023-05-02T20-47-00-03-00/630_360_1627390958-468.jpeg" xlink:type="simple" xlink:show="embed" xlink:actuate="onLoad" draw:mime-type="image/jpeg"/>
</draw:frame>
From the 1st October 2022, when the provisions of the Convention on the Transit Procedure Convention(New Computerized Transit System, NCTS), 4 474 thousand. transit declarations.</text:p>
      <text:p text:style-name="P4">
As Ukrinform reports, it reports <text:a xlink:type="simple" xlink:href="https://www.mof.gov.ua/uk/news/mitnii_bezviz_v_tsifrakh_blizko_45_tis_tranzitnikh_deklaratsii_za_7_misiatsiv_mizhnarodnogo_zastosuvannia_ncts-3985" text:style-name="Internet_20_link" text:visited-style-name="Visited_20_Internet_20_Link">
</text:a>
.</text:p>
      <text:p text:style-name="P4">
"З початку міжнародного застосування NCTS 1 жовтня 2022 року оформлено 4 474тис. транзитних декларацій. За ці 7 місяців «митного безвізу» по 1 198деклараціях спільного транзиту товари були успішно доставлені до митницьпризначення на <text:a xlink:type="simple" xlink:href="https://www.ukrinform.ua/tag-mitnica" text:style-name="Internet_20_link" text:visited-style-name="Visited_20_Internet_20_Link">
 </text:a>
territory of Ukraine ", -goes in the message.</text:p>
      <text:p text:style-name="P4">
<draw:frame draw:style-name="fr1" draw:name="Image198" text:anchor-type="as-char" svg:width="6.9236in" svg:height="6.9236in" draw:z-index="0">
<draw:image xlink:href="../Images/yкринформ/2023-05-02T20-47-00-03-00/1683049714-702.jpg" xlink:type="simple" xlink:show="embed" xlink:actuate="onLoad" draw:mime-type="image/jpeg"/>
</draw:frame>
It is noted that 287 such declarations were issued in April this year.</text:p>
      <text:p text:style-name="P4">
In total, 1 372 perpetrators started in Ukraine were completed in the Convention countries last month. This is almost twice as much as in March 2023. Moreover, such dynamics is observed for two months in a row. The total movement from Ukraine reached 3 276 in 7 months.</text:p>
      <text:p text:style-name="P4">
<text:span text:style-name="T4">
 Read also: </text:span>
 <text:a xlink:type="simple" xlink:href="https://www.ukrinform.ua/rubric-economy/3703719-ecergu-zapuskaut-na-16-punktah-propusku-v-zahidnomu-napramku-smigal.html" text:style-name="Internet_20_link" text:visited-style-name="Visited_20_Internet_20_Link">
<text:span text:style-name="T4">
 Shmigal </text:span>
</text:a>
As reported by Ukrinform, on October 1, 2022 in Ukraine the provisions of the Convention on the Procedure of Joint Transit(Ncts). «Митний безвіз» - це більшшвидке переміщення товарів між країнами Європейського регіону, меншебюрократії на митниці, менше можливостей для зловживань, обмін даними зсусідніми митницями фактично в режимі реального часу. Це один із ключовихнапрямків розбудови в Україні зручної та прозорої митниці.</text:p>
      <text:p text:style-name="P4">
News Source: <text:a xlink:type="simple" xlink:href="https://www.ukrinform.ua/rubric-economy/3703833-mitnij-bezviz-za-sim-misaciv-oformili-majze-45-tisaci-tranzitnih-deklaracij.html" text:style-name="Internet_20_link" text:visited-style-name="Visited_20_Internet_20_Link">
https://www.ukrinform.ua/rubric-economy/3703833-mitnij-bezviz-za-sim-misaciv-oformili-majze-45-tisaci-tranzitnih-deklaracij.html</text:a>
</text:p>
      <!--NEWS-->
      <text:h text:style-name="P10" text:outline-level="1">
<text:span text:style-name="T4">
In Ukraine, 13 unique samples of amber were introduced to the historic fund of gemstone</text:span>
</text:h>
      <text:p text:style-name="P4">
Authors: Ukrinform (Person)</text:p>
      <text:p text:style-name="P4">
Publisher: Укринформ (Organization)</text:p>
      <text:p text:style-name="P4">
Published Time: 2023-05-02T20:50:00+03:00</text:p>
      <text:p text:style-name="P4">
Modified Time: 2023-05-02T20:50:00+03:00</text:p>
      <text:p text:style-name="P4">
Description: The Cabinet of Ministers of Ukraine at a meeting on May 2, 2023 adopted a resolution "On Enrollment of Precious Stones of Organogenic Formation (Amber-raw materials unique) to the historical fund of precious metals and precious stones of Ukraine". - Ukrinform.</text:p>
      <text:p text:style-name="P4">
Images: ["<text:a xlink:type="simple" xlink:href="https://static.ukrinform.com/photos/2021_03/thumb_files/630_360_1615827287-628.jpg" text:style-name="Internet_20_link" text:visited-style-name="Visited_20_Internet_20_Link">
630_360_16158...</text:a>
"]</text:p>
      <text:p text:style-name="P4">
Tags: ['Бурштин', 'Уряд']</text:p>
      <text:p text:style-name="P4">
Type: Article</text:p>
      <!--METADATA-->
      <text:p text:style-name="P4">
<draw:frame draw:style-name="fr1" draw:name="Image199" text:anchor-type="as-char" svg:width="6.9236in" svg:height="3.940361in" draw:z-index="0">
<draw:image xlink:href="../Images/yкринформ/2023-05-02T20-50-00-03-00/630_360_1615827287-628.jpg" xlink:type="simple" xlink:show="embed" xlink:actuate="onLoad" draw:mime-type="image/jpeg"/>
</draw:frame>
At a meeting on May 2, 2023, the Cabinet of Ministers of Ukraine adopted the Decree of Room(Amber-raw materials)to the historical fund of precious metals and precious stone of Ukraine. "</text:p>
      <text:p text:style-name="P4">
According to Ukrinform, the press service of the Ministry of Finance reports <text:a xlink:type="simple" xlink:href="https://www.mof.gov.ua/uk/news/uriad_zarakhuvav_13_unikalnikh_zrazkiv_burshtinu_do_istorichnogo_fondu_dorogotsinnikh_metaliv_i_dorogotsinnogo_kaminnia_ukraini-3986" text:style-name="Internet_20_link" text:visited-style-name="Visited_20_Internet_20_Link">
</text:a>
It is noted that the decree regulates the use of the use, control of the hip -precious stones of organogenic formation(Amber-raw materials).</text:p>
      <text:p text:style-name="P4">
Це рішення дозволить надалі зберегти у власності держави 13 унікальних зразківбурштину та формувати цілісну наукову колекцію, яку буде зараховано доІсторичного фонду дорогоцінних металів і дорогоцінного каміння України ізвизначенням Державного гемологічного центру України місцем їх зберігання.</text:p>
      <text:p text:style-name="P4">
Водночас це надасть змогу для Державного гемологічного центру Українирозпочати експонування унікальних зразків <text:a xlink:type="simple" xlink:href="https://www.ukrinform.ua/tag-burstin" text:style-name="Internet_20_link" text:visited-style-name="Visited_20_Internet_20_Link">
 </text:a>
, conducting scientific researches of precious stones, as well as informing the scientific community, which will promote the international image of Ukraine.</text:p>
      <text:p text:style-name="P4">
<text:span text:style-name="T4">
 Read also: </text:span>
 <text:a xlink:type="simple" xlink:href="https://www.ukrinform.ua/rubric-regions/3683025-legalnij-vidobutok-burstinu-na-rivnensini-za-tri-roki-zris-u-15-raziv.html" text:style-name="Internet_20_link" text:visited-style-name="Visited_20_Internet_20_Link">
<text:span text:style-name="T4">
 amber </text:span>
</text:a>
Such enrollment of unique samples of precious stones of amber of the prehistoric fund occurs in the second in the time of independent Ukraine. The total value of the estimated value of the samples is ₴ 7.3 million.</text:p>
      <text:p text:style-name="P4">
As it was reported, the historical fund of precious metals and precious stone Ukraine is part of the State Fund "State Fund of Precious Metals and Precious Cams of Ukraine". The institution belongs to the sphere of management of the Ministry of Finance of Ukraine and provides the purchase, acceptance, accounting, storage and sale of precious metals, gems, gemstones, gemstones and semi -precious stones.</text:p>
      <text:p text:style-name="P4">
News Source: <text:a xlink:type="simple" xlink:href="https://www.ukrinform.ua/rubric-economy/3703834-v-ukraini-13-unikalnih-zrazkiv-burstinu-vnesli-do-istoricnogo-fondu-dorogocinnogo-kaminna.html" text:style-name="Internet_20_link" text:visited-style-name="Visited_20_Internet_20_Link">
https://www.ukrinform.ua/rubric-economy/3703834-v-ukraini-13-unikalnih-zrazkiv-burstinu-vnesli-do-istoricnogo-fondu-dorogocinnogo-kaminna.html</text:a>
</text:p>
      <!--NEWS-->
      <text:h text:style-name="P10" text:outline-level="1">
<text:span text:style-name="T4">
The European Commission has banned the import of individual agricultural products from Ukraine</text:span>
</text:h>
      <text:p text:style-name="P4">
Authors: Ukrinform (Person)</text:p>
      <text:p text:style-name="P4">
Publisher: Укринформ (Organization)</text:p>
      <text:p text:style-name="P4">
Published Time: 2023-05-02T20:52:00+03:00</text:p>
      <text:p text:style-name="P4">
Modified Time: 2023-05-02T20:52:00+03:00</text:p>
      <text:p text:style-name="P4">
Description: The European Commission has officially announced the introduction of "exclusive and temporary" precautions against imports from Ukraine, which restrict the receipt of Ukrainian agricultural goods to 5 EU countries. - Ukrinform.</text:p>
      <text:p text:style-name="P4">
Images: ["<text:a xlink:type="simple" xlink:href="https://static.ukrinform.com/photos/2022_06/thumb_files/630_360_1655013510-201.jpg" text:style-name="Internet_20_link" text:visited-style-name="Visited_20_Internet_20_Link">
630_360_16550...</text:a>
"]</text:p>
      <text:p text:style-name="P4">
Tags: ['Єврокомісія', 'Імпорт', 'Агропродукція']</text:p>
      <text:p text:style-name="P4">
Type: Article</text:p>
      <!--METADATA-->
      <text:p text:style-name="P4">
<draw:frame draw:style-name="fr1" draw:name="Image200" text:anchor-type="as-char" svg:width="6.9236in" svg:height="3.956343in" draw:z-index="0">
<draw:image xlink:href="../Images/yкринформ/2023-05-02T20-52-00-03-00/630_360_1655013510-201.jpg" xlink:type="simple" xlink:show="embed" xlink:actuate="onLoad" draw:mime-type="image/jpeg"/>
</draw:frame>
Today, the European Commission has officially announced the introduction of "exclusive Tatima" preventive measures against imports from Ukraine, which limit the passage of agricultural goods of Ukrainian production to 5 countries.</text:p>
      <text:p text:style-name="P4">
According to Ukrinform, such information is published today on <text:a xlink:type="simple" xlink:href="https://ec.europa.eu/commission/presscorner/detail/en/IP_23_2562" text:style-name="Internet_20_link" text:visited-style-name="Visited_20_Internet_20_Link">
</text:a>
.</text:p>
      <text:p text:style-name="P4">
“The European Commission has approved exclusive and temporary precautions today <text:a xlink:type="simple" xlink:href="https://www.ukrinform.ua/tag-import" text:style-name="Internet_20_link" text:visited-style-name="Visited_20_Internet_20_Link">
</text:a>
The limited number of products of the Ukraine, in accordance with exclusive protective measures provided for by regulatory rules on autonomous trade measures. Such measures were necessary to refer to exceptional circumstances related to serious logistics "narrow places", which were felt in five Member States, " - said the news.</text:p>
      <text:p text:style-name="P4">
As it is noted, the precautions will only relate to four -agricultural products - grain, corn, rapeseed and seeds that come from Ukraine. These measures also aim to eliminate the existence of logistics complications for the transportation of these goods in Bulgaria, Hungary, Poland, Romania and Slovakia. These measures come into force on May 2, and will be valid until June 5, 2023.</text:p>
      <text:p text:style-name="P4">
During this period, wheat, corn, rapeseed and sunflower seeds may continue to be sold for free circulation in all countries of the European Union, with the exception of the mentioned five "frontier" member states. The aforementioned goods will continue to be transited through the coi-member countries on ordinary washing transit procedures in third countries or in the territory of the European Union.</text:p>
      <text:p text:style-name="P4">
At the same time, Bulgaria, Hungary, Poland and Slovakia agreed to cancel their single-sided measures for wheat, corn, rapeseed seeds, or any other products coming from Ukraine.</text:p>
      <text:p text:style-name="P4">
“Responding to the farmers' concern in the mentioned member states, which are the EU-Sushyda Ukraine, these measures are fulfilled The challenges caused by unprovured aggression of the mass, ”the document reads.The European Commission is ready to continue the application of precautionary measures after the current regulatory rules on autonomous trade measures will be done on June 5, 2023, if this exclusive situation will work.</text:p>
      <text:p text:style-name="P4">
<text:span text:style-name="T4">
 Read also: </text:span>
 <text:a xlink:type="simple" xlink:href="https://www.ukrinform.ua/rubric-economy/3700730-krizu-agrarnogo-importu-slid-virisuvati-na-zasadah-solidarnosti-z-ukrainou-rada-es.html" text:style-name="Internet_20_link" text:visited-style-name="Visited_20_Internet_20_Link">
</text:a>
The European Commission is also ready to start an assessment of the situation in the EU market with other "sensitive" products, in accordance with the mentioned Rules for updated Avtonoma Trade Measures, which were proposed by the European Commission.</text:p>
      <text:p text:style-name="P4">
Earlier, five EU countries have reported to the European Commission to introduce protective measures against "excessive" agricultural export from Ukraine, which affects the situation in the market, leads to a falling value and thus affects the interests of farmers in neighboring states.</text:p>
      <text:p text:style-name="P4">
News Source: <text:a xlink:type="simple" xlink:href="https://www.ukrinform.ua/rubric-economy/3703840-evrokomisia-zaboronila-import-okremih-agroproduktiv-z-ukraini.html" text:style-name="Internet_20_link" text:visited-style-name="Visited_20_Internet_20_Link">
https://www.ukrinform.ua/rubric-economy/3703840-evrokomisia-zaboronila-import-okremih-agroproduktiv-z-ukraini.html</text:a>
</text:p>
      <!--NEWS-->
      <text:h text:style-name="P10" text:outline-level="1">
<text:span text:style-name="T4">
Tkachenko announced the work of the MKIP commission in Pochaiv Lavra</text:span>
</text:h>
      <text:p text:style-name="P4">
Authors: Ukrinform (Person)</text:p>
      <text:p text:style-name="P4">
Publisher: Укринформ (Organization)</text:p>
      <text:p text:style-name="P4">
Published Time: 2023-05-02T20:57:04+03:00</text:p>
      <text:p text:style-name="P4">
Modified Time: 2023-05-02T20:57:04+03:00</text:p>
      <text:p text:style-name="P4">
Description: The Ministry of Culture and Information Policy Audit Commission will soon start checking the work of the Kremenetsky Reserve, including the Pochaiv Lavra. - Ukrinform.</text:p>
      <text:p text:style-name="P4">
Images: ["<text:a xlink:type="simple" xlink:href="https://static.ukrinform.com/photos/2023_03/thumb_files/630_360_1677827870-133.jpg" text:style-name="Internet_20_link" text:visited-style-name="Visited_20_Internet_20_Link">
630_360_16778...</text:a>
"]</text:p>
      <text:p text:style-name="P4">
Tags: ['Ткаченко', 'УПЦ МП', 'Почаївська Лавра', 'МКІП ']</text:p>
      <text:p text:style-name="P4">
Type: Article</text:p>
      <!--METADATA-->
      <text:p text:style-name="P4">
<draw:frame draw:style-name="fr1" draw:name="Image201" text:anchor-type="as-char" svg:width="6.9236in" svg:height="3.956343in" draw:z-index="0">
<draw:image xlink:href="../Images/yкринформ/2023-05-02T20-57-04-03-00/630_360_1677827870-133.jpg" xlink:type="simple" xlink:show="embed" xlink:actuate="onLoad" draw:mime-type="image/jpeg"/>
</draw:frame>
The Ministry of Culture and Information Policy Audit Committee is short -lived by the Kremenetsky Reserve, including Pochaiv Lalavra.</text:p>
      <text:p text:style-name="P4">
The Minister of Culture and Information Policy Alexander Tkachenkov the broadcasting of the "Uniform News" told this.</text:p>
      <text:p text:style-name="P4">
"We assume that the audit commission of the mining school will start in the near future to check the work of the Kremenetsky Reserve and the Pochaiv Lavra. After that, we will be ready to inform you additional information," - said <text:a xlink:type="simple" xlink:href="https://www.ukrinform.ua/tag-tkacenko" text:style-name="Internet_20_link" text:visited-style-name="Visited_20_Internet_20_Link">
</text:a>
.</text:p>
      <text:p text:style-name="P4">
<text:span text:style-name="T4">
 Read also: </text:span>
 <text:a xlink:type="simple" xlink:href="https://www.ukrinform.ua/rubric-society/3703699-komisia-mkip-peredala-u-koristuvanna-16-korpusiv-kievopecerskoi-lavri-u-zadovilnomu-stani.html" text:style-name="Internet_20_link" text:visited-style-name="Visited_20_Internet_20_Link">
<text:span text:style-name="T4">
 Lavra </text:span>
</text:a>
At the same time, the Minister reminded that the MKIP Commission continues to work on the survey of objects in the territory of the Kiev-Pechersk Lavra to return them to the management of the state.</text:p>
      <text:p text:style-name="P4">
According to Tkachenko, this process has now improved from the point of view of understanding on the side of the UOC monastery(MP).</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On April 29, the chairman of the MKIP commission on acceptance and transfer of the State Medical Reserve "Kyiv-Pechersk Lavra" Maryana Tominin informed that the commission <text:a xlink:type="simple" xlink:href="https://www.ukrinform.ua/rubric-society/3702506-komisia-mkip-obstezila-11-iz-79-korpusiv-na-teritorii-kievopecerskoi-lavri.html" text:style-name="Internet_20_link" text:visited-style-name="Visited_20_Internet_20_Link">
</text:a>
On the territory of Lavra.</text:p>
      <text:p text:style-name="P4">
<text:span text:style-name="T5">
Foto: Wikipedia</text:span>
</text:p>
      <text:p text:style-name="P4">
News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Epiphanius does not see the point in a possible association with the UOC MP</text:span>
</text:h>
      <text:p text:style-name="P4">
Authors: Ukrinform (Person)</text:p>
      <text:p text:style-name="P4">
Publisher: Укринформ (Organization)</text:p>
      <text:p text:style-name="P4">
Published Time: 2023-05-02T21:04:03+03:00</text:p>
      <text:p text:style-name="P4">
Modified Time: 2023-05-02T21:04:03+03:00</text:p>
      <text:p text:style-name="P4">
Description: The head of the Orthodox Church of Ukraine Metropolitan Epiphanius does not see the point of merging with representatives of the UOC -MP. - Ukrinform.</text:p>
      <text:p text:style-name="P4">
Images: ["<text:a xlink:type="simple" xlink:href="https://static.ukrinform.com/photos/2023_01/thumb_files/630_360_1673007223-146.jpeg" text:style-name="Internet_20_link" text:visited-style-name="Visited_20_Internet_20_Link">
630_360_16730...</text:a>
"]</text:p>
      <text:p text:style-name="P4">
Tags: ['УПЦ МП', 'Агресія РФ', 'росія', 'РПЦ', 'Епіфаній', 'Православна церква України']</text:p>
      <text:p text:style-name="P4">
Type: Article</text:p>
      <!--METADATA-->
      <text:p text:style-name="P4">
<draw:frame draw:style-name="fr1" draw:name="Image202" text:anchor-type="as-char" svg:width="6.9236in" svg:height="3.956343in" draw:z-index="0">
<draw:image xlink:href="../Images/yкринформ/2023-05-02T21-04-03-03-00/630_360_1673007223-146.jpeg" xlink:type="simple" xlink:show="embed" xlink:actuate="onLoad" draw:mime-type="image/jpeg"/>
</draw:frame>
The head of the Orthodox Church of Ukraine Metropolitan Epiphanius does not see the meaning of being associated with representatives of the UOC -MP.</text:p>
      <text:p text:style-name="P4">
Epiphanius said this in an interview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 reports Ukrinform.</text:p>
      <text:p text:style-name="P4">
"There is no point in talking about the probable association with those who will turn it out of it because it has absolutely distinctive values and priorities. There is no point in this sense. We do not need collaborators in our ranks who hate all -Ukrainian, or those who are even horrors caused by full -scale by the Russian aggression, they did not open their eyes and did not become the impetus for the reassessment of the stay of the Moscow Patriarchate. At the same time, we are open to those who sincerely want to serve God and their Ukrainian people, and not just masked it as Pharisees, a variety of meaningless justifications "Russian measure", - said <text:a xlink:type="simple" xlink:href="https://www.ukrinform.ua/tag-epifanij" text:style-name="Internet_20_link" text:visited-style-name="Visited_20_Internet_20_Link">
</text:a>
.</text:p>
      <text:p text:style-name="P4">
He also noted that the return of the shrines, such as Pochaiv Lavra, the Kiev Lavra depends on the determination of the authorities.</text:p>
      <text:p text:style-name="P4">
<text:span text:style-name="T4">
 Read also: </text:span>
 <text:a xlink:type="simple" xlink:href="https://www.ukrinform.ua/rubric-society/3690008-viselenna-upc-mp-iz-kievopecerskoi-lavri-moze-trivati-misacami-ekspert.html" text:style-name="Internet_20_link" text:visited-style-name="Visited_20_Internet_20_Link">
</text:a>
"These shrines also belong to Ukraine and the Ukrainian people. However, they are still preferable to use those who really do not like this people. Because our language and culture does not like to know and does not want to know our true historium and in unison with the Kremlin does Our right to state and ecclesiastical independence. When and how and how these people cease to parasite on our shrines, depends on the Ukrainian authorities and its determination in this really important issue of the state, "he said.</text:p>
      <text:p text:style-name="P4">
<text:span text:style-name="T4">
 Read also: </text:span>
 <text:a xlink:type="simple" xlink:href="https://www.ukrinform.ua/rubric-society/3703838-tkacenko-anonsuvav-robotu-komisii-mkip-u-pocaivskij-lavri.html" text:style-name="Internet_20_link" text:visited-style-name="Visited_20_Internet_20_Link">
<text:span text:style-name="T4">
 Tkachenko </text:span>
</text:a>
As reported by Ukrinform, <text:a xlink:type="simple" xlink:href="https://www.ukrinform.ua/rubric-society/3703824-pcu-viznacitsa-z-perehodom-na-novij-kalendar-u-travni-epifanij.html" text:style-name="Internet_20_link" text:visited-style-name="Visited_20_Internet_20_Link">
</text:a>
With the transition to the new calendar in May.  Photo: Epiphany, Facebook</text:p>
      <text:p text:style-name="P4">
News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Zelensky: There will be many negotiations and international events that will strengthen our defense</text:span>
</text:h>
      <text:p text:style-name="P4">
Authors: Ukrinform (Person)</text:p>
      <text:p text:style-name="P4">
Publisher: Укринформ (Organization)</text:p>
      <text:p text:style-name="P4">
Published Time: 2023-05-02T21:11:00+03:00</text:p>
      <text:p text:style-name="P4">
Modified Time: 2023-05-02T21:11:00+03:00</text:p>
      <text:p text:style-name="P4">
Description: Volodymyr Zelensky stated that May and the following months will be an active period for Ukraine in the international plane. - Ukrinform.</text:p>
      <text:p text:style-name="P4">
Images: ["<text:a xlink:type="simple" xlink:href="https://static.ukrinform.com/photos/2023_04/thumb_files/630_360_1682522773-211.jpeg" text:style-name="Internet_20_link" text:visited-style-name="Visited_20_Internet_20_Link">
630_360_16825...</text:a>
"]</text:p>
      <text:p text:style-name="P4">
Tags: ['Переговори', 'Україна',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5-02T21-11-00-03-00/630_360_1682522773-211.jpeg" xlink:type="simple" xlink:show="embed" xlink:actuate="onLoad" draw:mime-type="image/jpeg"/>
</draw:frame>
Volodymyrzelensky stated that May and the following months will be an active period for Ukraine in the international plane.</text:p>
      <text:p text:style-name="P4">
The President of Ukraine said this in <text:a xlink:type="simple" xlink:href="https://www.youtube.com/watch" text:style-name="Internet_20_link" text:visited-style-name="Visited_20_Internet_20_Link">
</text:a>
, reports Ukrinform</text:p>
      <text:p text:style-name="P4">
"This May and the following months will be quite active for Ukraine in the international plane. There will be a lot of negotiation, international measures that will take our defense. We are working out everything," he said.</text:p>
      <text:p text:style-name="P4">
<text:span text:style-name="T5">
Viso: <text:a xlink:type="simple" xlink:href="https://t.me/OP_UA/9387" text:style-name="Internet_20_link" text:visited-style-name="Visited_20_Internet_20_Link">
</text:a>
</text:span>
</text:p>
      <text:p text:style-name="P4">
The President also said he had met with the Portugal Parliament delegation with the speaker.</text:p>
      <text:p text:style-name="P4">
"He thanked for the support of our country and people. The theme of the conversation is quite a sprout, but the main thing is that that unites us ... It is safety for all European Europeans, stability, and therefore it is the further development and strengthening of the European and Euro -Atlantic community. What are we awaiting from the partners' summit in Vilnius in July, NATO Summit, ”” ”(https://www.ukrinform.ua/tag-zelenskij).</text:p>
      <text:p text:style-name="P4">
<text:span text:style-name="T4">
 Read also: </text:span>
 <text:a xlink:type="simple" xlink:href="https://www.ukrinform.ua/rubric-ato/3703827-ukraina-gotue-velikij-sankcijnij-paket-dla-rf-zelenskij.html" text:style-name="Internet_20_link" text:visited-style-name="Visited_20_Internet_20_Link">
<text:span text:style-name="T4">
 Zelensky </text:span>
</text:a>
In addition, there was a conversation today with the chairman of the African Union, the President of the Comoros.</text:p>
      <text:p text:style-name="P4">
"Important conversation and important joint understanding. He thanked for the support of the foci, in particular in the UN. Invited to join the realization of the peace formula and assured that Ukraine is ready to be reliable guarantee of food security. We are doing everything to eliminate any harm to the enemy's aggression as for ours People and for all our partners, "the Head of State announced.</text:p>
      <text:p text:style-name="P4">
As it was reported, Volodymyr Zelenskyy thanked Portugal for security support, including Leopard Tanks 2. He expressed his hope that the government of this country would be able to make the necessary decisions to enhance the recovery of Ukrainian defenders on the forefront.</text:p>
      <text:p text:style-name="P4">
<text:span text:style-name="T5">
Foto: op</text:span>
</text:p>
      <text:p text:style-name="P4">
News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In Spain, the cartoon "Mavka. Forest Song »for the first week of rolled up more than € 321 500</text:span>
</text:h>
      <text:p text:style-name="P4">
Authors: Ukrinform (Person)</text:p>
      <text:p text:style-name="P4">
Publisher: Укринформ (Organization)</text:p>
      <text:p text:style-name="P4">
Published Time: 2023-05-02T21:14:00+03:00</text:p>
      <text:p text:style-name="P4">
Modified Time: 2023-05-02T21:14:00+03:00</text:p>
      <text:p text:style-name="P4">
Description: In Spain, the Ukrainian cartoon “Mavka. Forest Song ”for the first week of the movie rental collected € 321 684, the animation was included in the top five of the most successful films of Spanish rental for weekend. - Ukrinform.</text:p>
      <text:p text:style-name="P4">
Images: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Tags: ['Іспанія', 'Кіно', 'Леся Українка', 'Мультфільм']</text:p>
      <text:p text:style-name="P4">
Type: Article</text:p>
      <!--METADATA-->
      <text:p text:style-name="P4">
<draw:frame draw:style-name="fr1" draw:name="Image204" text:anchor-type="as-char" svg:width="6.9236in" svg:height="3.956343in" draw:z-index="0">
<draw:image xlink:href="../Images/yкринформ/2023-05-02T21-14-00-03-00/630_360_1677507670-869.jpg" xlink:type="simple" xlink:show="embed" xlink:actuate="onLoad" draw:mime-type="image/jpeg"/>
</draw:frame>
In Spain, the Ukrainian Cartoon “Mavka. Forest Song ”for the first week the film rental € 321 684, the animation was included in the five most successful movie rental movie for weekends.</text:p>
      <text:p text:style-name="P4">
According to Ukrinform, the State Agency of Ukraine for Cinema reports in <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205" text:anchor-type="as-char" svg:width="6.9236in" svg:height="6.9236in" draw:z-index="0">
<draw:image xlink:href="../Images/yкринформ/2023-05-02T21-14-00-03-00/1683051154-733.jpg" xlink:type="simple" xlink:show="embed" xlink:actuate="onLoad" draw:mime-type="image/jpeg"/>
</draw:frame>
“For the first week of the Mavka cinema in Spain on <text:a xlink:type="simple" xlink:href="https://www.ukrinform.ua/tag-kino" text:style-name="Internet_20_link" text:visited-style-name="Visited_20_Internet_20_Link">
</text:a>
50 064 tickets were bought, and the casserolers made € 321 684. Thanks to these results, "Mavka" was in the top five more successful films of Spanish rental for weekends, took the second position of the rolled out of new releases, giving the first -time Fatum and Odgli. 'Jators, » - the message is said.</text:p>
      <text:p text:style-name="P4">
The animated film was created with the support of the State Agency of Ukraine for Issues, US Agency for International Development(USAID UKRAINE - USAID Ukraine).</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In May, it will be Ukrainian on the big screens of Sesat Canada.</text:p>
      <text:p text:style-name="P4">
<text:span text:style-name="T5">
Foto: USFA.gov.ua</text:span>
</text:p>
      <text:p text:style-name="P4">
News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In Uganda, a soldier killed a minister who guarded</text:span>
</text:h>
      <text:p text:style-name="P4">
Authors: Ukrinform (Person)</text:p>
      <text:p text:style-name="P4">
Publisher: Укринформ (Organization)</text:p>
      <text:p text:style-name="P4">
Published Time: 2023-05-02T21:19:00+03:00</text:p>
      <text:p text:style-name="P4">
Modified Time: 2023-05-02T21:19:00+03:00</text:p>
      <text:p text:style-name="P4">
Description: The soldier of the Ugandan National Army shot a high -ranking official he guarded. - Ukrinform.</text:p>
      <text:p text:style-name="P4">
Images: ["<text:a xlink:type="simple" xlink:href="https://static.ukrinform.com/photos/2023_05/thumb_files/630_360_1683051433-851.jpg" text:style-name="Internet_20_link" text:visited-style-name="Visited_20_Internet_20_Link">
630_360_16830...</text:a>
"]</text:p>
      <text:p text:style-name="P4">
Tags: ['Військові', 'Вбивство', 'Уганда', 'охорона']</text:p>
      <text:p text:style-name="P4">
Type: Article</text:p>
      <!--METADATA-->
      <text:p text:style-name="P4">
<draw:frame draw:style-name="fr1" draw:name="Image206" text:anchor-type="as-char" svg:width="6.9236in" svg:height="3.956343in" draw:z-index="0">
<draw:image xlink:href="../Images/yкринформ/2023-05-02T21-19-00-03-00/630_360_1683051433-851.jpg" xlink:type="simple" xlink:show="embed" xlink:actuate="onLoad" draw:mime-type="image/jpeg"/>
</draw:frame>
The Soldier National Army shot a high -ranking officer he guarded.</text:p>
      <text:p text:style-name="P4">
As Ukrinform reports, it reports <text:a xlink:type="simple" xlink:href="https://www.bbc.com/news/world-africa-65454213" text:style-name="Internet_20_link" text:visited-style-name="Visited_20_Internet_20_Link">
</text:a>
.</text:p>
      <text:p text:style-name="P4">
The Retirement Colonel, Charles Ocello Angol, who was a gender and labor minister, was <text:a xlink:type="simple" xlink:href="https://www.ukrinform.ua/tag-vbivstvo" text:style-name="Internet_20_link" text:visited-style-name="Visited_20_Internet_20_Link">
</text:a>
In your house on Tuesday morning.</text:p>
      <text:p text:style-name="P4">
It is unclear whether the dispute between the soldier and Colonel Enload was. Samoldat, whose personality has not yet been established, has shot himself.</text:p>
      <text:p text:style-name="P4">
According to one of the eyewitnesses, before instructing weapons, soldiers and fired in the air. The first messages from the scene indicate that several people could be injured.</text:p>
      <text:p text:style-name="P4">
Colonel Angol was a high -ranking government official and previously held the Deputy Minister of Defense.</text:p>
      <text:p text:style-name="P4">
<text:span text:style-name="T4">
 Read also: </text:span>
 <text:a xlink:type="simple" xlink:href="https://www.ukrinform.ua/rubric-world/3703734-lider-kenijskogo-kultu-postav-pered-sudom-cerez-smert-100-sektantiv.html" text:style-name="Internet_20_link" text:visited-style-name="Visited_20_Internet_20_Link">
<text:span text:style-name="T4">
 before </text:span>
 <text:span text:style-name="T4">
 </text:span>
 by court **</text:a>
The speaker of Parliament Uganda confirmed the death of Colonel Angol in a short application during the morning meeting.</text:p>
      <text:p text:style-name="P4">
As reported <text:a xlink:type="simple" xlink:href="https://www.ukrinform.ua/rubric-world/3702070-u-burkinafaso-vnaslidok-napadu-na-vijskovij-zagin-zaginuli-33-soldati.html" text:style-name="Internet_20_link" text:visited-style-name="Visited_20_Internet_20_Link">
</text:a>
33 soldiers were killed in a military post at a military post.</text:p>
      <text:p text:style-name="P4">
<text:span text:style-name="T5">
Foto: Alamy</text:span>
</text:p>
      <text:p text:style-name="P4">
News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The Council adopted a law on quality assurance of higher education</text:span>
</text:h>
      <text:p text:style-name="P4">
Authors: Ukrinform (Person)</text:p>
      <text:p text:style-name="P4">
Publisher: Укринформ (Organization)</text:p>
      <text:p text:style-name="P4">
Published Time: 2023-05-02T21:28:00+03:00</text:p>
      <text:p text:style-name="P4">
Modified Time: 2023-05-02T21:28:00+03:00</text:p>
      <text:p text:style-name="P4">
Description: The Verkhovna Rada has approved changes to some laws on improving the mechanism of quality assurance of higher education. - Ukrinform.</text:p>
      <text:p text:style-name="P4">
Images: ["<text:a xlink:type="simple" xlink:href="https://static.ukrinform.com/photos/2023_01/thumb_files/630_360_1673282829-815.jpeg" text:style-name="Internet_20_link" text:visited-style-name="Visited_20_Internet_20_Link">
630_360_16732...</text:a>
"]</text:p>
      <text:p text:style-name="P4">
Tags: ['Закон', 'Верховна Рада', 'Освіта у вишах України ']</text:p>
      <text:p text:style-name="P4">
Type: Article</text:p>
      <!--METADATA-->
      <text:p text:style-name="P4">
<draw:frame draw:style-name="fr1" draw:name="Image207" text:anchor-type="as-char" svg:width="6.9236in" svg:height="3.956343in" draw:z-index="0">
<draw:image xlink:href="../Images/yкринформ/2023-05-02T21-28-00-03-00/630_360_1673282829-815.jpeg" xlink:type="simple" xlink:show="embed" xlink:actuate="onLoad" draw:mime-type="image/jpeg"/>
</draw:frame>
The Verkhovnarad has adopted changes to some laws on improving the mechanism of quality of higher education.</text:p>
      <text:p text:style-name="P4">
Yaroslav Zheleznya, a MP from the Parliamentary faction "Voice", was reported in <text:a xlink:type="simple" xlink:href="http://t.me/yzheleznyak/3988" text:style-name="Internet_20_link" text:visited-style-name="Visited_20_Internet_20_Link">
</text:a>
, reports Ukrinform.</text:p>
      <text:p text:style-name="P4">
He specified that for the adoption of the Law "On Amendments to Some Laws of Ukraine on Quality Assurance of Higher Education"( <text:a xlink:type="simple" xlink:href="http://itd.rada.gov.ua/billInfo/Bills/Card/40579" text:style-name="Internet_20_link" text:visited-style-name="Visited_20_Internet_20_Link">
</text:a>
 )277 deputies voted.</text:p>
      <text:p text:style-name="P4">
The purpose of the law is to improve the mechanism of quality assurance of higher education.</text:p>
      <text:p text:style-name="P4">
The document amends the Laws of Ukraine "On Higher Education", "On Education", "On Prevention of Corruption", "On Civil Service".</text:p>
      <text:p text:style-name="P4">
In addition, the procedure of formation of the composition of the National Agency for the Quality of Higher Education is clarified, as well as the structure of the agency is established. In particular, it must meet the European requirements, especially in the part of the functioning of the Appeal Chamber.</text:p>
      <text:p text:style-name="P4">
<text:span text:style-name="T4">
 Read also: </text:span>
 <text:a xlink:type="simple" xlink:href="https://www.ukrinform.ua/rubric-polytics/3703822-rada-uhvalila-zakon-pro-sluzbu-v-organah-miscevogo-samovraduvanna.html" text:style-name="Internet_20_link" text:visited-style-name="Visited_20_Internet_20_Link">
</text:a>
The law also provides for the introduction of post -accounting monitoring - an evaluation by the body that has made a decision on accreditation, execution of recommendations and/or compliance with the criteria of the accreditation provided by the presented accreditation and/or compliance with the criteria of the maximum.</text:p>
      <text:p text:style-name="P4">
It is expected that the introduction of changes provided by law will allow through systematic reform of the provisions of the current legislation to improve the mechanism of providing quality of higher education and to take into account the basic aspects of the best European practices in the field of education and science.</text:p>
      <text:p text:style-name="P4">
<text:span text:style-name="T5">
Foto: op</text:span>
</text:p>
      <text:p text:style-name="P4">
News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On the Eastern Front, the enemy concentrates efforts on the capture of Bakhmut and Marinka - Ministry of Defense</text:span>
</text:h>
      <text:p text:style-name="P4">
Authors: Ukrinform (Person)</text:p>
      <text:p text:style-name="P4">
Publisher: Укринформ (Organization)</text:p>
      <text:p text:style-name="P4">
Published Time: 2023-05-02T21:33:00+03:00</text:p>
      <text:p text:style-name="P4">
Modified Time: 2023-05-02T21:33:00+03:00</text:p>
      <text:p text:style-name="P4">
Description: The enemy concentrates its major efforts near Bakhmut and Marinka to capture these settlements. - Ukrinform.</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Мар'їнка", 'Війна з росією', 'Ганна Маляр', 'Єдині новини']</text:p>
      <text:p text:style-name="P4">
Type: Article</text:p>
      <!--METADATA-->
      <text:p text:style-name="P4">
<draw:frame draw:style-name="fr1" draw:name="Image208" text:anchor-type="as-char" svg:width="6.9236in" svg:height="3.956343in" draw:z-index="0">
<draw:image xlink:href="../Images/yкринформ/2023-05-02T21-33-00-03-00/630_360_1659680502-569.jpg" xlink:type="simple" xlink:show="embed" xlink:actuate="onLoad" draw:mime-type="image/jpeg"/>
</draw:frame>
The enemy concentrates its basic effort near Bakhmut and Marinka in order to capture these settlements.</text:p>
      <text:p text:style-name="P4">
About it on the air of the national telephone "Unified News" reports the Lazettor of the Minister of Defense of Ukraine Anna Malyar, Ukrinform reports to <text:a xlink:type="simple" xlink:href="https://armyinform.com.ua/2023/05/02/na-shidnomu-fronti-vorog-konczentruye-osnovni-zusyllya-na-zahoplenni-bahmuta-ta-maryinky-ganna-malyar/" text:style-name="Internet_20_link" text:visited-style-name="Visited_20_Internet_20_Link">
</text:a>
.</text:p>
      <text:p text:style-name="P4">
According to her, in this regard, the forces of Ukraine's defense forces should respond to it and in response also concentrate their main forces on this industry in order to stop the enemy and not allow him to realize his plans.</text:p>
      <text:p text:style-name="P4">
"There are very fierce battles now. And if you analyze the situation of Nazaraz, the main focus <text:a xlink:type="simple" xlink:href="https://www.ukrinform.ua/tag-rosijski-vijskovi" text:style-name="Internet_20_link" text:visited-style-name="Visited_20_Internet_20_Link">
</text:a>
Made on the capture of multi -storey buildings and structures. It is in this way that they try to destroy our positions. Such tactics were used by the enemy in his time in Syria. He cannot fight in another way, because the launching in street battles, "the painter said.</text:p>
      <text:p text:style-name="P4">
The Deputy Minister of Defense of Ukraine also stated that, in addition to conducting successful actions, the forces of Ukraine's defense also carry out the assault on the offensive.</text:p>
      <text:p text:style-name="P4">
"In general, war is a constant movement and dynamics. Therefore, talking about some -simultaneous results there, of course, there are positions that we lose. So there are positions from which we push the enemy. We are keeping control over our inhabitants, "the painter emphasized.</text:p>
      <text:p text:style-name="P4">
<text:span text:style-name="T4">
 Read also: </text:span>
 <text:a xlink:type="simple" xlink:href="https://www.ukrinform.ua/rubric-ato/3703807-na-limanskokupanskomu-napramku-vorog-die-obaclivise-i-ne-jde-na-sturm-cerevatij.html" text:style-name="Internet_20_link" text:visited-style-name="Visited_20_Internet_20_Link">
<text:span text:style-name="T4">
 Cherry </text:span>
</text:a>
As reported <text:a xlink:type="simple" xlink:href="https://www.ukrinform.ua/rubric-ato/3703794-vorog-nastupae-na-cotiroh-napramkah-najzapeklisi-boi-za-bahmut-i-marinku.html" text:style-name="Internet_20_link" text:visited-style-name="Visited_20_Internet_20_Link">
</text:a>
, in the Bakhmut direction, the Russian army continues to take offensive actions. Bakhmut fighting is ongoing.</text:p>
      <text:p text:style-name="P4">
News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Matches of the 24th round of the Football Premier League of Ukraine will be held on May 3-4</text:span>
</text:h>
      <text:p text:style-name="P4">
Authors: Ukrinform (Person)</text:p>
      <text:p text:style-name="P4">
Publisher: Укринформ (Organization)</text:p>
      <text:p text:style-name="P4">
Published Time: 2023-05-02T21:37:00+03:00</text:p>
      <text:p text:style-name="P4">
Modified Time: 2023-05-02T21:37:00+03:00</text:p>
      <text:p text:style-name="P4">
Description: The Championship of Ukraine in Football among the Premier League teams (UPL) on May 3-4 will host the ducts of the next, 24th round. - Ukrinform.</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209" text:anchor-type="as-char" svg:width="6.9236in" svg:height="3.956343in" draw:z-index="0">
<draw:image xlink:href="../Images/yкринформ/2023-05-02T21-37-00-03-00/630_360_1513842861-1324.jpg" xlink:type="simple" xlink:show="embed" xlink:actuate="onLoad" draw:mime-type="image/jpeg"/>
</draw:frame>
The Ukrainian Football School among the Premier League teams(UPL)On May 3-4, the ducts of the next, 24th round will pass.</text:p>
      <text:p text:style-name="P4">
The first game day at 13.00 will start matches between the Donetsk "Shakhtar" of the Tasakarpathian "Mine", "Dnipro-1" and Kharkiv "Metalist", reports Ukrinform.</text:p>
      <text:p text:style-name="P4">
On Wednesday, May 3, Lviv and Alexandria will also play(14.00), Lugansk "Zorya" and Rivne "Veres"(15.00), Odessa Chernomorets and Kovalivsky Kolos(15.00).</text:p>
      <text:p text:style-name="P4">
Програму туру в четвер, 4 травня, завершать поєдинки «Інгульця» із Петрового зкриворізьким «Кривбасом» (13.00), Kharkiv Metalist 1925 with Lviv Movement(13.00), Poltava Vorskla with 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 leads in the UPL standings, which has 56 points(After 23 games), Next - Dnipro -1 - 41(22), Zorya - 49(23), «Dynamo» - 44(23), Alexandria - 34(22), Kryvbas - 31(23), Vorskla - 30(23), "Colossus"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Vienna will show documentaries about Russian Crimes in Ukraine in the Vienna Cinema in Ukraine</text:span>
</text:h>
      <text:p text:style-name="P4">
Authors: Ukrinform (Person)</text:p>
      <text:p text:style-name="P4">
Publisher: Укринформ (Organization)</text:p>
      <text:p text:style-name="P4">
Published Time: 2023-05-02T21:39:00+03:00</text:p>
      <text:p text:style-name="P4">
Modified Time: 2023-05-02T21:39:00+03:00</text:p>
      <text:p text:style-name="P4">
Description: The Schikaneler Kino Vienna Cinema will host a special display of Ukrainian documentaries on Russian war crimes on Wednesday.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Відень', 'Кінотеатр', 'Документальне кіно', 'Війна з росією']</text:p>
      <text:p text:style-name="P4">
Type: Article</text:p>
      <!--METADATA-->
      <text:p text:style-name="P4">
<draw:frame draw:style-name="fr1" draw:name="Image210" text:anchor-type="as-char" svg:width="6.9236in" svg:height="3.956343in" draw:z-index="0">
<draw:image xlink:href="../Images/yкринформ/2023-05-02T21-39-00-03-00/630_360_1630171870-547.jpeg" xlink:type="simple" xlink:show="embed" xlink:actuate="onLoad" draw:mime-type="image/jpeg"/>
</draw:frame>
The Schikaneler Kino Cinema will host a special show documentary about Russian war crimes on Wednesday.</text:p>
      <text:p text:style-name="P4">
As Ukrinform reports, this is reported <text:a xlink:type="simple" xlink:href="https://www.iwm.at/documenting-ukraine/news/ukrainian-documentaries-at-schikaneder-kino" text:style-name="Internet_20_link" text:visited-style-name="Visited_20_Internet_20_Link">
</text:a>
, Austrian Institute of Sciences on Man(IWM).</text:p>
      <text:p text:style-name="P4">
"3 травня о 20:15 Інститут наук про людину (IWM)and the Project "Ukraine testifies"(The Reckoning Project: Ukraine Testifies)will present a special show documentary <text:a xlink:type="simple" xlink:href="https://www.ukrinform.ua/tag-kino" text:style-name="Internet_20_link" text:visited-style-name="Visited_20_Internet_20_Link">
</text:a>
Pro -Russian war crimes at Schikaneler Kino cinema in cooperation with thisHuman World - International Documentary Cinema Festival on Human Rights, "is in the message.</text:p>
      <text:p text:style-name="P4">
Viewers will be able to see the following tapes at the cinema:</text:p>
      <text:p text:style-name="P4">
"Chernihiv. 03.03.2022" - after Russian bombardments, residential quarterly, locals tell how they survived and lost their nearby.</text:p>
      <text:p text:style-name="P4">
"The worst days of my life. Berry" - in a small village, the Russian army kept in captivity of 367 locals in a school basement in a berry in the Jabi.</text:p>
      <text:p text:style-name="P4">
"Kramatorsk Station. Katya" is the story of a 12-year-old girl who lost her mother during a Russian missile shelling of the Kramatorsk railway station of Donetsk region.</text:p>
      <text:p text:style-name="P4">
"Turn me Dad" is a movie about how three children from Mariupol, who were deported to Russia, were barely escaped from adoption in the Russian family.</text:p>
      <text:p text:style-name="P4">
Hospital Hospital - a tape about the work of the hospital in the conditions of Russian occupation in Snihurivka of the Nikolaev area.</text:p>
      <text:p text:style-name="P4">
"Lost Paradise. Victor Marunyak" - the head of the occupied village of Stara Zburiivka Nakherson region Viktor Marunyak tells about torture in Russian captivity, after that he was forced to leave.</text:p>
      <text:p text:style-name="P4">
<text:span text:style-name="T4">
 Read also: </text:span>
 <text:a xlink:type="simple" xlink:href="https://www.ukrinform.ua/rubric-culture/3702362-film-evrodonbas-pokazut-na-najbilsomu-u-pivnicnij-americi-festivali-dokumentalnogo-kino.html" text:style-name="Internet_20_link" text:visited-style-name="Visited_20_Internet_20_Link">
<text:span text:style-name="T4">
 Documentary </text:span>
</text:a>
After the show, there will be a discussion with a Ukrainian journalist and writer, co -founder of The Reckoning Project, Natalia Humeniuk, who specializes in conflict.</text:p>
      <text:p text:style-name="P4">
As reported by Ukrinform, the film by Ukrainian director Alice Kovalenko "We will not becoming" received a award at the Crossing Europe FilmFestival Linz Vavstival.</text:p>
      <text:p text:style-name="P4">
<text:span text:style-name="T5">
Foto: Credo</text:span>
</text:p>
      <text:p text:style-name="P4">
News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On the basis of the invaders near Simferopol there was an explosion - the media</text:span>
</text:h>
      <text:p text:style-name="P4">
Authors: Ukrinform (Person)</text:p>
      <text:p text:style-name="P4">
Publisher: Укринформ (Organization)</text:p>
      <text:p text:style-name="P4">
Published Time: 2023-05-02T21:40:00+03:00</text:p>
      <text:p text:style-name="P4">
Modified Time: 2023-05-02T21:40:00+03:00</text:p>
      <text:p text:style-name="P4">
Description: An explosion occurred at the former training base of border guards near the border guards. - Ukrinform.</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Tags: ['Крим', 'Прикордонники', 'Вибух', 'Російські військові']</text:p>
      <text:p text:style-name="P4">
Type: Article</text:p>
      <!--METADATA-->
      <text:p text:style-name="P4">
<draw:frame draw:style-name="fr1" draw:name="Image211" text:anchor-type="as-char" svg:width="6.9236in" svg:height="3.956343in" draw:z-index="0">
<draw:image xlink:href="../Images/yкринформ/2023-05-02T21-40-00-03-00/630_360_1669987737-966.jpg" xlink:type="simple" xlink:show="embed" xlink:actuate="onLoad" draw:mime-type="image/jpeg"/>
</draw:frame>
The surrounding training base of border guards near the airport of the occupied Simferopol has an explosion.</text:p>
      <text:p text:style-name="P4">
About it reports in <text:a xlink:type="simple" xlink:href="http://t.me/radiosvoboda/40221" text:style-name="Internet_20_link" text:visited-style-name="Visited_20_Internet_20_Link">
</text:a>
Radio Freedom, reports Ukrinform.</text:p>
      <text:p text:style-name="P4">
"According to the published photos, you can geolok the place of the explosion: it is the former lore and training base of border guards in the area of Jabanak beam near the school of school, a few kilometers from Simferopol Airport," - it is reported.</text:p>
      <text:p text:style-name="P4">
<draw:frame draw:style-name="fr1" draw:name="Image212" text:anchor-type="as-char" svg:width="6.9236in" svg:height="7.152931in" draw:z-index="0">
<draw:image xlink:href="../Images/yкринформ/2023-05-02T21-40-00-03-00/1683052682-121.jpg" xlink:type="simple" xlink:show="embed" xlink:actuate="onLoad" draw:mime-type="image/jpeg"/>
</draw:frame>
Initially, the Russian telegram channels wrote about sounds <text:a xlink:type="simple" xlink:href="https://www.ukrinform.ua/tag-vibuh" text:style-name="Internet_20_link" text:visited-style-name="Visited_20_Internet_20_Link">
</text:a>
In Sevastopol. But Radio Liberty affirms that it is about the base of Russian border troops by Subsimferopol.</text:p>
      <text:p text:style-name="P4">
<draw:frame draw:style-name="fr1" draw:name="Image213" text:anchor-type="as-char" svg:width="6.9236in" svg:height="3.883237in" draw:z-index="0">
<draw:image xlink:href="../Images/yкринформ/2023-05-02T21-40-00-03-00/1683052682-905.jpg" xlink:type="simple" xlink:show="embed" xlink:actuate="onLoad" draw:mime-type="image/jpeg"/>
</draw:frame>
<text:span text:style-name="T4">
 Read also: </text:span>
 <text:a xlink:type="simple" xlink:href="https://www.ukrinform.ua/rubric-ato/3702904-v-melitopoli-prolunav-vibuh-v-goteli-u-akomu-bazuvalis-okupanti-andrusenko.html" text:style-name="Internet_20_link" text:visited-style-name="Visited_20_Internet_20_Link">
<text:span text:style-name="T4">
 Melitopo </text:span>
</text:a>
As <text:a xlink:type="simple" xlink:href="http://www.ukrinform.ua/rubric-crimea/3703652-vid-pocatku-roku-v-okupovanomu-krimu-zafiksuvali-ponad-30-vibuhiv-eksperti.html" text:style-name="Internet_20_link" text:visited-style-name="Visited_20_Internet_20_Link">
 </text:a>
, more than 30 explosions in different areas have been recorded in the Crimea temporarily -occupied by the Crimea from the beginning of 2023.</text:p>
      <text:p text:style-name="P4">
News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BP in the first reading adopted a bill on reform in the advertising market</text:span>
</text:h>
      <text:p text:style-name="P4">
Authors: Ukrinform (Person)</text:p>
      <text:p text:style-name="P4">
Publisher: Укринформ (Organization)</text:p>
      <text:p text:style-name="P4">
Published Time: 2023-05-02T21:53:00+03:00</text:p>
      <text:p text:style-name="P4">
Modified Time: 2023-05-02T21:53:00+03:00</text:p>
      <text:p text:style-name="P4">
Description: The Verkhovna Rada approved in the first reading a bill, which implements certain provisions of the ACQUIS of the European Union in the field of audiovisual advertising in the national legislation of Ukraine. - Ukrinform.</text:p>
      <text:p text:style-name="P4">
Images: ["<text:a xlink:type="simple" xlink:href="https://static.ukrinform.com/photos/2019_12/thumb_files/630_360_1576709528-502.jpg" text:style-name="Internet_20_link" text:visited-style-name="Visited_20_Internet_20_Link">
630_360_15767...</text:a>
"]</text:p>
      <text:p text:style-name="P4">
Tags: ['Реклама', 'Ткаченко', 'Законопроєкт', 'Верховна Рада']</text:p>
      <text:p text:style-name="P4">
Type: Article</text:p>
      <!--METADATA-->
      <text:p text:style-name="P4">
<draw:frame draw:style-name="fr1" draw:name="Image214" text:anchor-type="as-char" svg:width="6.9236in" svg:height="3.956343in" draw:z-index="0">
<draw:image xlink:href="../Images/yкринформ/2023-05-02T21-53-00-03-00/630_360_1576709528-502.jpg" xlink:type="simple" xlink:show="embed" xlink:actuate="onLoad" draw:mime-type="image/jpeg"/>
</draw:frame>
The Verkhovnarad adopted in the first reading a bill, which implements certain provisions of the ACQUIS of the European Union in the sphere of visevisual advertising into the national names of Ukraine.</text:p>
      <text:p text:style-name="P4">
About this Minister of Culture and Information Policy Oleksandr Tkachenko will notify <text:a xlink:type="simple" xlink:href="https://t.me/otkachenkokyiv/3495" text:style-name="Internet_20_link" text:visited-style-name="Visited_20_Internet_20_Link">
</text:a>
, reports Ukrinform.</text:p>
      <text:p text:style-name="P4">
"Today, the Verkhovna Rada approved one of the key European integrations in a constitutional majority of 320 votes <text:a xlink:type="simple" xlink:href="https://www.ukrinform.ua/tag-zakon" text:style-name="Internet_20_link" text:visited-style-name="Visited_20_Internet_20_Link">
</text:a>
No. 9206, which implements the Ukrainian EU Acquis Advertising, "the Minister said.</text:p>
      <text:p text:style-name="P4">
According to Tkachenko, the document is a supplement to the already adopted law of "Promadia", after adoption as a whole, it will close all requirements by the European Union for audiovisual services in Ukraine.</text:p>
      <text:p text:style-name="P4">
The bill provides, in particular, the introduction of the term and regulation of "Product Plaus", the establishment of criteria by which advertising is considered to be subordinated to the jurisdiction of Ukraine, the ban on any advertising of the resident of the Ukrainian aggressor and the extension of the ban on advertising discrimination and/or image.</text:p>
      <text:p text:style-name="P4">
The key provisions are also permission to show weapons in social advertising, simplify the rules of interruption(except for ses and documentaries), news programs and programs for children(not more than once every 30 minutes)and an increase in the advertising quota of intelligent audio and audiovisual media to 20%, which is calculated for time intervals from 6:00 to 18:00 and from 18:00 to 24:00.</text:p>
      <text:p text:style-name="P4">
<text:span text:style-name="T4">
 Read also: </text:span>
 <text:a xlink:type="simple" xlink:href="https://www.ukrinform.ua/rubric-ato/3696776-youtube-dozvolae-rozmisuvati-video-aki-reklamuut-pvk-vagner-sunday-times.html" text:style-name="Internet_20_link" text:visited-style-name="Visited_20_Internet_20_Link">
<text:span text:style-name="T4">
 Advertising </text:span>
</text:a>
Among other things, self -regulation and co -regulation in the sphere of advertising codes acceptance(rules)Creation and dissemination of advertising, including alcoholic beverages, to reduce its impact on children.</text:p>
      <text:p text:style-name="P4">
"I thank the MPs for unity and decisive support of the important laws of the Edge before the European future of Ukraine," the MKIP head added.</text:p>
      <text:p text:style-name="P4">
It was reported that the adoption of the advertising law is one of the seven PhD recommendations of the European Commission, which Ukraine has to fulfill for accession to the EU.</text:p>
      <text:p text:style-name="P4">
News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Residents Tot can take Russian passports to keep their lives - Danilov</text:span>
</text:h>
      <text:p text:style-name="P4">
Authors: Ukrinform (Person)</text:p>
      <text:p text:style-name="P4">
Publisher: Укринформ (Organization)</text:p>
      <text:p text:style-name="P4">
Published Time: 2023-05-02T21:59:00+03:00</text:p>
      <text:p text:style-name="P4">
Modified Time: 2023-05-02T21:59:00+03:00</text:p>
      <text:p text:style-name="P4">
Description: NSDC Secretary Alexei Danilov advises residents of temporarily captured territories to take Russian passports in order to avoid danger to life.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Окупація', 'Паспорт', 'Данілов', 'Війна з росією', 'Єдині новини']</text:p>
      <text:p text:style-name="P4">
Type: Article</text:p>
      <!--METADATA-->
      <text:p text:style-name="P4">
<draw:frame draw:style-name="fr1" draw:name="Image215" text:anchor-type="as-char" svg:width="6.9236in" svg:height="3.956343in" draw:z-index="0">
<draw:image xlink:href="../Images/yкринформ/2023-05-02T21-59-00-03-00/630_360_1680783783-785.jpg" xlink:type="simple" xlink:show="embed" xlink:actuate="onLoad" draw:mime-type="image/jpeg"/>
</draw:frame>
Oleksiy Danilov, Secretaries, advises residents of temporarily captured territories, Brotherhood Passports in order to avoid danger to life.</text:p>
      <text:p text:style-name="P4">
Danilov said this on the broadcasting of the only news, Ukrinform reports.</text:p>
      <text:p text:style-name="P4">
“The most valuable thing for a person is her life. And if the danger is threatened, if you can make life, then a person should make a difficult decision for himself, but it is necessary to survive, under any circumstances, ”he stressed.</text:p>
      <text:p text:style-name="P4">
According to the NSDC Secretary, this is not the guilt of the citizens of Ukraine who have found themselves in the territories and who are very needed for the development of the state.</text:p>
      <text:p text:style-name="P4">
At the same time <text:a xlink:type="simple" xlink:href="https://www.ukrinform.ua/tag-danilov" text:style-name="Internet_20_link" text:visited-style-name="Visited_20_Internet_20_Link">
</text:a>
He warned that differently with those who work with the occupiers, he helps them and performs their faces: "We will be able to understand exactly after the liberation of our territories - there were some life circumstances."</text:p>
      <text:p text:style-name="P4">
<text:span text:style-name="T4">
 Read also: </text:span>
 <text:a xlink:type="simple" xlink:href="https://www.ukrinform.ua/rubric-ato/3699915-rosia-rozdae-svoi-pasporti-na-okupovanih-teritoriah-sob-pokazati-vtorgnenna-ak-uspih-rozvidka-britanii.html" text:style-name="Internet_20_link" text:visited-style-name="Visited_20_Internet_20_Link">
<text:span text:style-name="T4">
 Passport </text:span>
</text:a>
As reported by Ukrinform, the Commissioner of the Verkhovna Rada for Human Rights Dmitrylubinets said that the Ukrainians who are on the tot to preserve the conservation of life <text:a xlink:type="simple" xlink:href="http://www.ukrinform.ua/rubric-society/3702838-lubinec-radit-ukraincam-na-okupovanih-teritoriah-brati-pasport-rf-zaradi-zberezenna-zitta.html" text:style-name="Internet_20_link" text:visited-style-name="Visited_20_Internet_20_Link">
</text:a>
or in any way to leave such territories.</text:p>
      <text:p text:style-name="P4">
In turn, Viceremier - Minister of Reintegration of the Temporarily Occupied T territory Irina Vereshchuk recommended that the residents of the Russian passport to leave from there.</text:p>
      <text:p text:style-name="P4">
News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In the Bryansk region, for the second time in two days, the tracks were blown up - the freight train came down from the rails</text:span>
</text:h>
      <text:p text:style-name="P4">
Authors: Ukrinform (Person)</text:p>
      <text:p text:style-name="P4">
Publisher: Укринформ (Organization)</text:p>
      <text:p text:style-name="P4">
Published Time: 2023-05-02T22:03:00+03:00</text:p>
      <text:p text:style-name="P4">
Modified Time: 2023-05-02T22:03:00+03:00</text:p>
      <text:p text:style-name="P4">
Description: The Governor of the Bryansk region of the Russian Federation Alexander Bogomaz stated that the explosive device had worked near Snezhetskaya station, resulting in a locomotive and freight wagons. - Ukrinform.</text:p>
      <text:p text:style-name="P4">
Images: ["<text:a xlink:type="simple" xlink:href="https://static.ukrinform.com/photos/2018_05/thumb_files/630_360_1525342645-9660.jpg" text:style-name="Internet_20_link" text:visited-style-name="Visited_20_Internet_20_Link">
630_360_15253...</text:a>
"]</text:p>
      <text:p text:style-name="P4">
Tags: ['Вибух', 'Залізниця', 'росія']</text:p>
      <text:p text:style-name="P4">
Type: Article</text:p>
      <!--METADATA-->
      <text:p text:style-name="P4">
<draw:frame draw:style-name="fr1" draw:name="Image216" text:anchor-type="as-char" svg:width="6.9236in" svg:height="3.956343in" draw:z-index="0">
<draw:image xlink:href="../Images/yкринформ/2023-05-02T22-03-00-03-00/630_360_1525342645-9660.jpg" xlink:type="simple" xlink:show="embed" xlink:actuate="onLoad" draw:mime-type="image/jpeg"/>
</draw:frame>
The governor of the Bryansk region of the Russian Federation Alexander Bogomaz stated that a explosive device had worked near the station, resulting in the rail and freight cars.</text:p>
      <text:p text:style-name="P4">
This is reported in <text:a xlink:type="simple" xlink:href="https://t.me/avbogomaz/2476" text:style-name="Internet_20_link" text:visited-style-name="Visited_20_Internet_20_Link">
</text:a>
, reports Ukrinform.</text:p>
      <text:p text:style-name="P4">
“In the area of the railway station Snezhetska worked an unspecified explosive device. There are no victims. As a result of the event from the rails came down <text:a xlink:type="simple" xlink:href="https://www.ukrinform.ua/tag-potag" text:style-name="Internet_20_link" text:visited-style-name="Visited_20_Internet_20_Link">
</text:a>
and several wagons of cargo warehouse. All operative services work on the spot, ”Bogomaz writes.</text:p>
      <text:p text:style-name="P4">
Later <text:a xlink:type="simple" xlink:href="https://t.me/rbc_news/73226" text:style-name="Internet_20_link" text:visited-style-name="Visited_20_Internet_20_Link">
</text:a>
The information was clarified - the accident occurred Snezhetskaya - White Shores, resulting in 20 cars from the rails. The movement on this railway station is suspended. It is reported that there is no open combustion, but two fire groups, as well as fire and two restorative trains, were sent to the scene.</text:p>
      <text:p text:style-name="P4">
<text:span text:style-name="T4">
 Read also: </text:span>
 <text:a xlink:type="simple" xlink:href="https://www.ukrinform.ua/rubric-crimea/3703859-na-bazi-zagarbnikiv-poblizu-simferopola-stavsa-vibuh-zmi.html" text:style-name="Internet_20_link" text:visited-style-name="Visited_20_Internet_20_Link">
<text:span text:style-name="T4">
 explosion </text:span>
</text:a>
As it was reported on Monday, in the Bryansk region on the track of the dried-dried-on-the-dried track, according to preliminary data after blasting, <text:a xlink:type="simple" xlink:href="https://www.ukrinform.ua/rubric-world/3703058-u-rf-zijsov-z-rejok-poizd-iz-naftoproduktami-jmovirno-cerez-pidriv-kolii.html" text:style-name="Internet_20_link" text:visited-style-name="Visited_20_Internet_20_Link">
</text:a>
. It was loaded with non -product and lumber. About 8 wagons overturned. The fire occurred as a result of a fire.</text:p>
      <text:p text:style-name="P4">
News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The Russian Federation in cyberspace, as well as on the battlefield, tries to attack civilian infrastructure - the State Security Service</text:span>
</text:h>
      <text:p text:style-name="P4">
Authors: Ukrinform (Person)</text:p>
      <text:p text:style-name="P4">
Publisher: Укринформ (Organization)</text:p>
      <text:p text:style-name="P4">
Published Time: 2023-05-02T22:10:00+03:00</text:p>
      <text:p text:style-name="P4">
Modified Time: 2023-05-02T22:10:00+03:00</text:p>
      <text:p text:style-name="P4">
Description: The Government Response Team of Ukraine Cert -UA monitors the activities of more than 80 hacker groups, most of which are groups from the Russian Federation, and 90% of their members are Russian military. - Ukrinform.</text:p>
      <text:p text:style-name="P4">
Images: ["<text:a xlink:type="simple" xlink:href="https://static.ukrinform.com/photos/2022_09/thumb_files/630_360_1662202935-829.jpg" text:style-name="Internet_20_link" text:visited-style-name="Visited_20_Internet_20_Link">
630_360_16622...</text:a>
"]</text:p>
      <text:p text:style-name="P4">
Tags: ['Інфраструктура', 'Кібератака', 'Хакери', 'Війна з росією']</text:p>
      <text:p text:style-name="P4">
Type: Article</text:p>
      <!--METADATA-->
      <text:p text:style-name="P4">
<draw:frame draw:style-name="fr1" draw:name="Image217" text:anchor-type="as-char" svg:width="6.9236in" svg:height="3.956343in" draw:z-index="0">
<draw:image xlink:href="../Images/yкринформ/2023-05-02T22-10-00-03-00/630_360_1662202935-829.jpg" xlink:type="simple" xlink:show="embed" xlink:actuate="onLoad" draw:mime-type="image/jpeg"/>
</draw:frame>
The Government Command of Response to the Computer Emergencies of Ukraine Cert -UAVACECE ACTIVITIES ACTIVITIES OVER 80 Hacker Groups, most of which are the UGRUE from the Russian Federation, and 90% of their members are Russian.</text:p>
      <text:p text:style-name="P4">
The spokesman of the State Secretariat Vladimir Kondrashov said this at the Eviritelvagraphon "Unified News", Ukrinform reports.</text:p>
      <text:p text:style-name="P4">
“Where do the attacks come from? Government Response Team on Cert-UA Emergency Emergency Emergency Emergency Emergency Emergency Emergencies, which is manually prevented by preventing, detecting and reacting on <text:a xlink:type="simple" xlink:href="https://www.ukrinform.ua/tag-kiberataka" text:style-name="Internet_20_link" text:visited-style-name="Visited_20_Internet_20_Link">
</text:a>
, cyberincidents, monitor the activities of more than 80 groups, most of whom are hacker -bangs from the Russian Federation, and 90% of members of such hacker groups are Russian military. That is, we see that Russia in the cyberspace is the same tactics as in the conventional battlefield, that is, it is it to attack civilian infrastructure, ”he said.</text:p>
      <text:p text:style-name="P4">
Kondrashov noted that in the first four months of this year only in the hand-made team Cert-UA was reflected and processed 700 cyberincyders, a third of them were attacks on the authorities. Yes, he noted that 151 attacks and cyberincident, 54 of which are on the authorities. This is 2.5 times more than attacks on the sector of security and defense forces.</text:p>
      <text:p text:style-name="P4">
The State Security Service also informed that 24 million cyberattacks were automatically felt in April, of which 23 million were scanning.</text:p>
      <text:p text:style-name="P4">
Kondrashov emphasized that despite a certain reduction in the number of attacks in a particular sector, the systematic, complexity of these attacks and their intensity remains very high, and the main goal is civil infrastructure, commercialistructure, authorities and every citizen.</text:p>
      <text:p text:style-name="P4">
He also stressed that in most cases, their strategic targets do not reach.</text:p>
      <text:p text:style-name="P4">
"What our systems are working is an example of our stability and our ability to oppose the enemy," said the State Security Service.</text:p>
      <text:p text:style-name="P4">
<text:span text:style-name="T4">
 Read also: </text:span>
 <text:a xlink:type="simple" xlink:href="https://www.ukrinform.ua/rubric-technology/3702479-derzspeczvazku-poperedzae-pro-kiberataku-fejkovimi-onovlennami-operacijnoi-sistemi.html" text:style-name="Internet_20_link" text:visited-style-name="Visited_20_Internet_20_Link">
</text:a>
At the same time, Kondrashov added that Ukraine's sustainability is ensured by the international partnership.As reported <text:a xlink:type="simple" xlink:href="https://www.ukrinform.ua/rubric-technology/3691554-kabmin-zatverdiv-poradok-reaguvanna-na-kiberincidenti-ta-kiberataki.html" text:style-name="Internet_20_link" text:visited-style-name="Visited_20_Internet_20_Link">
</text:a>
, The Cabinet of Ministers approved the order of response to cyberincidents and cyberattacks.</text:p>
      <text:p text:style-name="P4">
News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The European Commission tomorrow will present an Act for the Production of Ammunition for Ukraine</text:span>
</text:h>
      <text:p text:style-name="P4">
Authors: Ukrinform (Person)</text:p>
      <text:p text:style-name="P4">
Publisher: Укринформ (Organization)</text:p>
      <text:p text:style-name="P4">
Published Time: 2023-05-02T22:14:00+03:00</text:p>
      <text:p text:style-name="P4">
Modified Time: 2023-05-02T22:14:00+03:00</text:p>
      <text:p text:style-name="P4">
Description: The European Commission intends to tomorrow to approve a document aimed at accelerating the production of artillery ammunition for a quick response to the needs of Ukraine and to fill in the arsenals of the EU countries. - Ukrinform.</text:p>
      <text:p text:style-name="P4">
Images: ["<text:a xlink:type="simple" xlink:href="https://static.ukrinform.com/photos/2023_04/thumb_files/630_360_1682729651-392.jpg" text:style-name="Internet_20_link" text:visited-style-name="Visited_20_Internet_20_Link">
630_360_16827...</text:a>
"]</text:p>
      <text:p text:style-name="P4">
Tags: ['Єврокомісія', 'Боєприпаси', 'Фон дер Ляєн', 'Війна з росією']</text:p>
      <text:p text:style-name="P4">
Type: Article</text:p>
      <!--METADATA-->
      <text:p text:style-name="P4">
<draw:frame draw:style-name="fr1" draw:name="Image218" text:anchor-type="as-char" svg:width="6.9236in" svg:height="3.949857in" draw:z-index="0">
<draw:image xlink:href="../Images/yкринформ/2023-05-02T22-14-00-03-00/630_360_1682729651-392.jpg" xlink:type="simple" xlink:show="embed" xlink:actuate="onLoad" draw:mime-type="image/jpeg"/>
</draw:frame>
The European Commission intends to adopt a document tomorrow to accelerate the production of artillery ammunition for a quick response to the needs of Ukraine and to fill the arsenals of the EU countries.</text:p>
      <text:p text:style-name="P4">
As Ukrinform reports, about it in <text:a xlink:type="simple" xlink:href="http://twitter.com/vonderleyen/status/1653435924875825155" text:style-name="Internet_20_link" text:visited-style-name="Visited_20_Internet_20_Link">
</text:a>
Ursula Der Lyen reported the President of the European Commission.</text:p>
      <text:p text:style-name="P4">
“I am glad to meet with the President of the Czech Republic Pavel in Prague. Thanks for the stable support of the Czech Republic to Ukraine. We have an urgent increase in the production, order and delivery of ammunition. That is why the European Commission will present the Act for the Support of Ammunition Production, ”the EC headman wrote.</text:p>
      <text:p text:style-name="Quotations">

<text:p text:style-name="P4">
Glad to Meet with <text:a xlink:type="simple" xlink:href="https://twitter.com/prezidentpavel" text:style-name="Internet_20_link" text:visited-style-name="Visited_20_Internet_20_Link">
&gt;
</text:a>
in Prague.  &gt;
  &gt;
  I thanked him for Czechia's staunch support to Ukraine.  &gt;
  &gt;
  We need to urgently step up production, procurement, delivery of&gt;
 ammunition.  &gt;
  &gt;
  This is why the <text:a xlink:type="simple" xlink:href="https://twitter.com/EU_Commission" text:style-name="Internet_20_link" text:visited-style-name="Visited_20_Internet_20_Link">
 </text:a>
&gt;
 will present the Act in Support of Ammunition Production tomorrow. <text:a xlink:type="simple" xlink:href="https://t.co/irJzLKIIog" text:style-name="Internet_20_link" text:visited-style-name="Visited_20_Internet_20_Link">
&gt;
 </text:a>
&gt;
&gt;
 - Ursula von der Leyen(@vonderleyen) <text:a xlink:type="simple" xlink:href="https://twitter.com/vonderleyen/status/1653435924875825155" text:style-name="Internet_20_link" text:visited-style-name="Visited_20_Internet_20_Link">
&gt;
 </text:a>
EU countries have reported that the political decision to give Ukraine millionaires during the year to support our country's ability for self -defense against Russian aggression.</text:p>

</text:p>
      <text:p text:style-name="P4">
<text:span text:style-name="T4">
 Read also: </text:span>
 <text:a xlink:type="simple" xlink:href="https://www.ukrinform.ua/rubric-ato/3703387-u-serpni-ukraina-pocne-otrimuvati-boepripasi-do-ustanovok-gepard-solc.html" text:style-name="Internet_20_link" text:visited-style-name="Visited_20_Internet_20_Link">
<text:span text:style-name="T4">
 ammunition </text:span>
</text:a>
The implementation of such a decision involves a combination of three ways.</text:p>
      <text:p text:style-name="P4">
The first is the allocation of 1 billion euros for compensation to countries <text:a xlink:type="simple" xlink:href="https://www.ukrinform.ua/tag-evrosouz" text:style-name="Internet_20_link" text:visited-style-name="Visited_20_Internet_20_Link">
</text:a>
Supplies of already available ammunition of ZARMY warehouses. The second is the use of another 1 billion euros for jointwilling ammunition, which will be used to replenish the arsenals of the Member of Ukraine and to continue supply for Ukraine. The third way provides a promising increase in the capabilities of the European defense industry to respond to security and defense challenges that emerged in advance of the EU and its countries as a result of Russia's aggressive war against Ukraine.</text:p>
      <text:p text:style-name="P4">
News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Moldova's expression was charged with airport concession</text:span>
</text:h>
      <text:p text:style-name="P4">
Authors: Ukrinform (Person)</text:p>
      <text:p text:style-name="P4">
Publisher: Укринформ (Organization)</text:p>
      <text:p text:style-name="P4">
Published Time: 2023-05-02T22:18:00+03:00</text:p>
      <text:p text:style-name="P4">
Modified Time: 2023-05-02T22:18:00+03:00</text:p>
      <text:p text:style-name="P4">
Description: Former Prime Minister of Moldova Yuri Lyanke was charged with the abuse of power through a concession, which transferred control of the country's main airport to the businessman in emigration. - Ukrinform.</text:p>
      <text:p text:style-name="P4">
Images: ["<text:a xlink:type="simple" xlink:href="https://static.ukrinform.com/photos/2023_05/thumb_files/630_360_1683055078-567.jpg" text:style-name="Internet_20_link" text:visited-style-name="Visited_20_Internet_20_Link">
630_360_16830...</text:a>
"]</text:p>
      <text:p text:style-name="P4">
Tags: ['Аеропорт', 'Молдова', "Прем'єр", 'Концесія']</text:p>
      <text:p text:style-name="P4">
Type: Article</text:p>
      <!--METADATA-->
      <text:p text:style-name="P4">
<draw:frame draw:style-name="fr1" draw:name="Image219" text:anchor-type="as-char" svg:width="6.9236in" svg:height="3.956343in" draw:z-index="0">
<draw:image xlink:href="../Images/yкринформ/2023-05-02T22-18-00-03-00/630_360_1683055078-567.jpg" xlink:type="simple" xlink:show="embed" xlink:actuate="onLoad" draw:mime-type="image/jpeg"/>
</draw:frame>
Former Premaster of Moldova Yuri Lyanke was charged with the abuse of power, which has transmitted control of the country's main airport businessman.</text:p>
      <text:p text:style-name="P4">
As Ukrinform reports, it reports <text:a xlink:type="simple" xlink:href="https://www.reuters.com/world/europe/moldovan-ex-prime-minister-charged-over-airport-concession-2023-05-02/" text:style-name="Internet_20_link" text:visited-style-name="Visited_20_Internet_20_Link">
</text:a>
.</text:p>
      <text:p text:style-name="P4">
Veronica Dagalin, Head of the Anti -Corruption Prosecutor's Office <text:a xlink:type="simple" xlink:href="https://www.ukrinform.ua/tag-moldova" text:style-name="Internet_20_link" text:visited-style-name="Visited_20_Internet_20_Link">
</text:a>
, she stated that the former Minister of Economy and six other former officials were also put forward by a similar criminal case, which, she said, was transferred to the court.</text:p>
      <text:p text:style-name="P4">
"All the accused did not recognize themselves guilty," she said at the press conference of the capital of Moldova, Chisinau.</text:p>
      <text:p text:style-name="P4">
As it was reported, the 2013 concession was controlled by the Kishinovsky International Airport for a 49-year-old term of a company related to Ibiznesman's politician Ilan Shorom, who fled Moldova in 2019 after the election of the Sandu President.</text:p>
      <text:p text:style-name="P4">
<text:span text:style-name="T4">
 Read also: </text:span>
 <text:a xlink:type="simple" xlink:href="https://www.ukrinform.ua/rubric-world/3703021-u-moldovi-zatrimali-vicegolovu-prorosijskoi-partii-sor-tauber.html" text:style-name="Internet_20_link" text:visited-style-name="Visited_20_Internet_20_Link">
</text:a>
Last November, the Court of Appeal ruled that the control should return to the state.</text:p>
      <text:p text:style-name="P4">
News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The enemy fired at artillery and mortars from four more settlements of Sumy region and Chernihiv region</text:span>
</text:h>
      <text:p text:style-name="P4">
Authors: Ukrinform (Person)</text:p>
      <text:p text:style-name="P4">
Publisher: Укринформ (Organization)</text:p>
      <text:p text:style-name="P4">
Published Time: 2023-05-02T22:23:00+03:00</text:p>
      <text:p text:style-name="P4">
Modified Time: 2023-05-02T22:23:00+03:00</text:p>
      <text:p text:style-name="P4">
Description: In the afternoon, Russian troops fired at artillery and mortars on May 2, four settlements of Chernihiv and Sumy regions, having carried out more than 40 hits in total.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20" text:anchor-type="as-char" svg:width="6.9236in" svg:height="3.956343in" draw:z-index="0">
<draw:image xlink:href="../Images/yкринформ/2023-05-02T22-23-00-03-00/630_360_1667124180-530.jpg" xlink:type="simple" xlink:show="embed" xlink:actuate="onLoad" draw:mime-type="image/jpeg"/>
</draw:frame>
In the afternoon of May 2, the Russian settlements were fired from artillery and mortar settlements in the afternoon on May 2, having carried out 40 hits in a total of 40 hits.</text:p>
      <text:p text:style-name="P4">
According to Ukrinform, the North Operational Command reported in <text:a xlink:type="simple" xlink:href="https://t.me/ok_pivnich1/2248" text:style-name="Internet_20_link" text:visited-style-name="Visited_20_Internet_20_Link">
</text:a>
.</text:p>
      <text:p text:style-name="P4">
In particular, from 15:25 to 15:45 eight <text:a xlink:type="simple" xlink:href="https://www.ukrinform.ua/tag-obstril" text:style-name="Internet_20_link" text:visited-style-name="Visited_20_Internet_20_Link">
</text:a>
, probably, from the Spring Artillery in the village of Zalivniy Chernyhiv region.</text:p>
      <text:p text:style-name="P4">
From 16:50 to 17:10 in the area of the same settlement there are more than eighths, probably with the same weapon. The hostile shelling caught up with farm buildings and a dwelling house.</text:p>
      <text:p text:style-name="P4">
According to the command, the house is destroyed by fire. The victim information came.</text:p>
      <text:p text:style-name="P4">
From 15:05 to 16:05 in the area of the village of Znob-Trubchevsk Sumy region, the invaders of 16 hits, probably, also from the barrel artillery.</text:p>
      <text:p text:style-name="P4">
<text:span text:style-name="T4">
 Read also: </text:span>
 <text:a xlink:type="simple" xlink:href="https://www.ukrinform.ua/rubric-ato/3703614-zagarbniki-vdarili-z-artilerii-po-prikordonnomu-mistu-na-sumsini.html" text:style-name="Internet_20_link" text:visited-style-name="Visited_20_Internet_20_Link">
<text:span text:style-name="T4">
 Sumshchyn </text:span>
</text:a>
From 20:35 to 20:40 two hit, probably, with the same weapons in the district, from 20:05 to 20:35-seven hits, probably, with mortar120 mm caliber, in the Shalyigin area.</text:p>
      <text:p text:style-name="P4">
There was no information about losses among the local population or damage to civilian infrastructure.</text:p>
      <text:p text:style-name="P4">
As reported <text:a xlink:type="simple" xlink:href="https://www.ukrinform.ua/rubric-ato/3703437-rosijska-armia-vnoci-ta-zranku-obstriluvala-prikordonna-cernigivsini-j-sumsini.html" text:style-name="Internet_20_link" text:visited-style-name="Visited_20_Internet_20_Link">
</text:a>
, On the 2th May, the Russian army struck the settlements of Semenivka, Mountain, Krasny Khutir, Buda-Vorobiivskaya, Mykolaivka and construction and Sumy regions.</text:p>
      <text:p text:style-name="P4">
News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La Liga: Barcelona for the most part minimally beat Osasun</text:span>
</text:h>
      <text:p text:style-name="P4">
Authors: Ukrinform (Person)</text:p>
      <text:p text:style-name="P4">
Publisher: Укринформ (Organization)</text:p>
      <text:p text:style-name="P4">
Published Time: 2023-05-02T22:32:28+03:00</text:p>
      <text:p text:style-name="P4">
Modified Time: 2023-05-02T22:32:28+03:00</text:p>
      <text:p text:style-name="P4">
Description: Barcelona players have defeated Osasuni in the 33rd round of the elite division of the Spanish Championship. - Ukrinform.</text:p>
      <text:p text:style-name="P4">
Images: ["<text:a xlink:type="simple" xlink:href="https://static.ukrinform.com/photos/2023_05/thumb_files/630_360_1683055842-158.jpg" text:style-name="Internet_20_link" text:visited-style-name="Visited_20_Internet_20_Link">
630_360_16830...</text:a>
"]</text:p>
      <text:p text:style-name="P4">
Tags: ['Барселона', 'Футбол']</text:p>
      <text:p text:style-name="P4">
Type: Article</text:p>
      <!--METADATA-->
      <text:p text:style-name="P4">
<draw:frame draw:style-name="fr1" draw:name="Image221" text:anchor-type="as-char" svg:width="6.9236in" svg:height="3.956343in" draw:z-index="0">
<draw:image xlink:href="../Images/yкринформ/2023-05-02T22-32-28-03-00/630_360_1683055842-158.jpg" xlink:type="simple" xlink:show="embed" xlink:actuate="onLoad" draw:mime-type="image/jpeg"/>
</draw:frame>
Barcelona players have defeated Osasuni in the 33rd round of the elite divisional system of Spain.</text:p>
      <text:p text:style-name="P4">
The fight on Camp Nou in Barcelona ended in favor of the owners with a score of 1: 0, reports Ukrinform.</text:p>
      <text:p text:style-name="P4">
The success of the Catalans was brought to the defender of Khordi Alba, who was assisted by French de Jong in the 85th minute.</text:p>
      <text:p text:style-name="P4">
In the 27th minute the guests remained in the minority after Horge Errando was removed(Delayed opponent).</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Barcelona scored 82 points and continues to lead in Laliga's standings. The second goes the “real”(68). «Вершкові» сьогодні на Reale Arena у Сан-Себастьяні зустрічаються з місцевим «Реал Сосьєдадом» (58)What is the place in Primera now. The third position is kept by Madrid Athletico(66)To whom Kadis will be opposed tomorrow.</text:p>
      <text:p text:style-name="P4">
Photo: AFP.</text:p>
      <text:p text:style-name="P4">
News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White House: We are glad to hear from speaker McCarthy words to support Ukraine</text:span>
</text:h>
      <text:p text:style-name="P4">
Authors: Ukrinform (Person)</text:p>
      <text:p text:style-name="P4">
Publisher: Укринформ (Organization)</text:p>
      <text:p text:style-name="P4">
Published Time: 2023-05-02T22:35:00+03:00</text:p>
      <text:p text:style-name="P4">
Modified Time: 2023-05-02T22:35:00+03:00</text:p>
      <text:p text:style-name="P4">
Description: Baiden's administration welcomes the speaker of the House of Republican Kevin McCarthy about the need for further large -scale support for Ukraine. - Ukrinform.</text:p>
      <text:p text:style-name="P4">
Images: ["<text:a xlink:type="simple" xlink:href="https://static.ukrinform.com/photos/2023_05/thumb_files/630_360_1683037313-390.jpg" text:style-name="Internet_20_link" text:visited-style-name="Visited_20_Internet_20_Link">
630_360_16830...</text:a>
"]</text:p>
      <text:p text:style-name="P4">
Tags: ['Конгрес США', 'Білий дім', 'Війна з росією']</text:p>
      <text:p text:style-name="P4">
Type: Article</text:p>
      <!--METADATA-->
      <text:p text:style-name="P4">
<draw:frame draw:style-name="fr1" draw:name="Image222" text:anchor-type="as-char" svg:width="6.9236in" svg:height="3.956343in" draw:z-index="0">
<draw:image xlink:href="../Images/yкринформ/2023-05-02T22-35-00-03-00/630_360_1683037313-390.jpg" xlink:type="simple" xlink:show="embed" xlink:actuate="onLoad" draw:mime-type="image/jpeg"/>
</draw:frame>
Baiden's administration welcomes the speaker of the House of Republican Mekewin McCarthy about the need for further large -scale support for Ukraine.</text:p>
      <text:p text:style-name="P4">
So commented on the speech of the Lower House of Congress, a spokeswoman for Bigolot Karin Jean Prier, Ukrinform correspondent reports.</text:p>
      <text:p text:style-name="P4">
“We are glad to hear that Speaker McCarthy agrees that it is vital to continue Ukraine's support. It was nice to hear he rejected the propaganda, which was distributed by Russian state media, ”she said.</text:p>
      <text:p text:style-name="P4">
The White House representative reminded that the last year President Baiden has united the world in support of Ukraine, which opposed the Russian aggression. And wide biparty support that was demonstrated <text:a xlink:type="simple" xlink:href="https://www.ukrinform.ua/tag-kongres-ssa" text:style-name="Internet_20_link" text:visited-style-name="Visited_20_Internet_20_Link">
</text:a>
, it was critically necessary for this one.</text:p>
      <text:p text:style-name="P4">
"It is important that this support continues, and we are definitely happy to hear this from McCarthy's Spring," Jean Prier emphasized.</text:p>
      <text:p text:style-name="P4">
<text:span text:style-name="T4">
 Read also: </text:span>
 <text:a xlink:type="simple" xlink:href="https://www.ukrinform.ua/rubric-ato/3703379-bilij-dim-anonsuvav-novij-paket-vijskovoi-dopomogi-ukraini.html" text:style-name="Internet_20_link" text:visited-style-name="Visited_20_Internet_20_Link">
<text:span text:style-name="T4">
 White </text:span>
 <text:span text:style-name="T4">
 </text:span>
 Home **</text:a>
As reported by Ukrinform, the day before, during a visit to Israel, the speaker of the US Savedspanis Republican Kevin McCarthy in response to a word Russian journalist <text:a xlink:type="simple" xlink:href="http://www.ukrinform.ua/rubric-polytics/3703722-spiker-palati-predstavnikiv-ssa-zaklikav-rosiu-piti-z-ukraini.html" text:style-name="Internet_20_link" text:visited-style-name="Visited_20_Internet_20_Link">
</text:a>
McCarthy also condemned Moscow for “murder(Ukrainian - ed.)Children »Tadystani was from some members of the Republican Party, who are in front of further assistance to Ukraine by the United States.</text:p>
      <text:p text:style-name="P4">
<text:span text:style-name="T5">
Foto: Tom Williams/CQ-Rall Call, Inc Via Getty Images</text:span>
</text:p>
      <text:p text:style-name="P4">
News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Russian troops fired two settlements in Kherson region, is dead and wounded</text:span>
</text:h>
      <text:p text:style-name="P4">
Authors: Ukrinform (Person)</text:p>
      <text:p text:style-name="P4">
Publisher: Укринформ (Organization)</text:p>
      <text:p text:style-name="P4">
Published Time: 2023-05-02T22:43:00+03:00</text:p>
      <text:p text:style-name="P4">
Modified Time: 2023-05-02T22:43:00+03:00</text:p>
      <text:p text:style-name="P4">
Description: The Russian invaders on the evening of May 2 struck the villages of the Cossack and Dniprovske Kherson region. - Ukrinform.</text:p>
      <text:p text:style-name="P4">
Images: ["<text:a xlink:type="simple" xlink:href="https://static.ukrinform.com/photos/2023_04/thumb_files/630_360_1680878030-989.jpg" text:style-name="Internet_20_link" text:visited-style-name="Visited_20_Internet_20_Link">
630_360_16808...</text:a>
"]</text:p>
      <text:p text:style-name="P4">
Tags: ['Херсонщина', 'Обстріл', 'Поранені', 'Загибель', 'Війна з росією']</text:p>
      <text:p text:style-name="P4">
Type: Article</text:p>
      <!--METADATA-->
      <text:p text:style-name="P4">
<draw:frame draw:style-name="fr1" draw:name="Image223" text:anchor-type="as-char" svg:width="6.9236in" svg:height="3.956343in" draw:z-index="0">
<draw:image xlink:href="../Images/yкринформ/2023-05-02T22-43-00-03-00/630_360_1680878030-989.jpg" xlink:type="simple" xlink:show="embed" xlink:actuate="onLoad" draw:mime-type="image/jpeg"/>
</draw:frame>
In the evening of May 2, the Russian nights struck on the evening of the Cossack and Dniprovskoyechinson region on May 2.</text:p>
      <text:p text:style-name="P4">
According to Ukrinform, the Kherson Regional Military Administration reported in <text:a xlink:type="simple" xlink:href="http://t.me/khersonskaODA/5531" text:style-name="Internet_20_link" text:visited-style-name="Visited_20_Internet_20_Link">
</text:a>
.</text:p>
      <text:p text:style-name="P4">
According to OVA, a 66-year-old man was killed in the village of Kozatkoye Novokakhovsky community because of a hostile shell.</text:p>
      <text:p text:style-name="P4">
As a result of the strikes of Russian artillery in the Dnieper Belozersk <text:a xlink:type="simple" xlink:href="https://www.ukrinform.ua/tag-tergromada" text:style-name="Internet_20_link" text:visited-style-name="Visited_20_Internet_20_Link">
</text:a>
A 78-year-old woman was injured. The aftermath was hospitalized in serious condition.</text:p>
      <text:p text:style-name="P4">
As reported by Ukrinform, in the evening on May 2 in the Kherson region Russians <text:a xlink:type="simple" xlink:href="http://www.ukrinform.ua/rubric-ato/3703773-rosiani-obstrilali-selo-na-hersonsini-poranenij-pidlitok.html" text:style-name="Internet_20_link" text:visited-style-name="Visited_20_Internet_20_Link">
</text:a>
Beryslav community, injuring the teenager.</text:p>
      <text:p text:style-name="P4">
Earlier invaders <text:a xlink:type="simple" xlink:href="http://www.ukrinform.ua/rubric-ato/3703627-na-hersonsini-kilkist-zagiblih-cerez-vorozij-obstril-zrosla-do-troh-ludej.html" text:style-name="Internet_20_link" text:visited-style-name="Visited_20_Internet_20_Link">
</text:a>
.The as a result of hostile blows, three inhabitants of the region were killed, five more exposed.</text:p>
      <text:p text:style-name="P4">
News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Pentagon confirmed that he would continue to assist Ukraine</text:span>
</text:h>
      <text:p text:style-name="P4">
Authors: Ukrinform (Person)</text:p>
      <text:p text:style-name="P4">
Publisher: Укринформ (Organization)</text:p>
      <text:p text:style-name="P4">
Published Time: 2023-05-02T23:01:00+03:00</text:p>
      <text:p text:style-name="P4">
Modified Time: 2023-05-02T23:01:00+03:00</text:p>
      <text:p text:style-name="P4">
Description: The United States intends to allocate new tranches of military assistance to Ukraine and are in constant contact with the leadership of our country to determine the most relevant needs of the Armed Forces.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допомога', 'Війна з росією']</text:p>
      <text:p text:style-name="P4">
Type: Article</text:p>
      <!--METADATA-->
      <text:p text:style-name="P4">
<draw:frame draw:style-name="fr1" draw:name="Image224" text:anchor-type="as-char" svg:width="6.9236in" svg:height="3.956343in" draw:z-index="0">
<draw:image xlink:href="../Images/yкринформ/2023-05-02T23-01-00-03-00/630_360_1467320804-6747.jpg" xlink:type="simple" xlink:show="embed" xlink:actuate="onLoad" draw:mime-type="image/jpeg"/>
</draw:frame>
The connections intend to allocate new tranches of military assistance to Ukraine and interfere with constant contact with the leadership of our country in order to determine the most relevant needs of the Armed Forces.</text:p>
      <text:p text:style-name="P4">
This was stated at a briefing by a spokesman of the Pentagon, General Patrick Ryder, a correspondent of Ukrinform reported.</text:p>
      <text:p text:style-name="P4">
"We will continue to support Ukraine in the field of security, as we did before," the US defense agency replied on a question about a preparatory package of assistance for the Armed Forces of Ukraine, which are being prepared.</text:p>
      <text:p text:style-name="P4">
Ryder noted that he would not be in the details of the process, but did not specify when the next tranche was announced. However, the general noted that <text:a xlink:type="simple" xlink:href="https://www.ukrinform.ua/tag-ssa" text:style-name="Internet_20_link" text:visited-style-name="Visited_20_Internet_20_Link">
</text:a>
From the very beginning, they cooperate closely with the Ukrainian leadership, as well as with allies and partners to determine what Ukraine needs to protect sovereignty and return the occupied: stores.</text:p>
      <text:p text:style-name="P4">
<text:span text:style-name="T4">
 Read also: </text:span>
 <text:a xlink:type="simple" xlink:href="https://www.ukrinform.ua/rubric-ato/3701774-zbroa-dla-ukraini-stati-cogo-tizna-obgovorat-z-partnerami-priskorenna-postacan.html" text:style-name="Internet_20_link" text:visited-style-name="Visited_20_Internet_20_Link">
</text:a>
As reported by Ukrinform, the day before, the representative of the White House John Kirbizaaya that <text:a xlink:type="simple" xlink:href="http://www.ukrinform.ua/rubric-ato/3703379-bilij-dim-anonsuvav-novij-paket-vijskovoi-dopomogi-ukraini.html" text:style-name="Internet_20_link" text:visited-style-name="Visited_20_Internet_20_Link">
</text:a>
. He also reported that the United States has been awarding to our country almost 100% of military assistance, which was asked for.</text:p>
      <text:p text:style-name="P4">
News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President awarded 63 military</text:span>
</text:h>
      <text:p text:style-name="P4">
Authors: Ukrinform (Person)</text:p>
      <text:p text:style-name="P4">
Publisher: Укринформ (Organization)</text:p>
      <text:p text:style-name="P4">
Published Time: 2023-05-02T23:15:00+03:00</text:p>
      <text:p text:style-name="P4">
Modified Time: 2023-05-02T23:15:00+03:00</text:p>
      <text:p text:style-name="P4">
Description: President Volodymyr Zelenskyy celebrated 63 defenders of Ukraine state awards.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text:p>
      <text:p text:style-name="P4">
Type: Article</text:p>
      <!--METADATA-->
      <text:p text:style-name="P4">
<draw:frame draw:style-name="fr1" draw:name="Image225" text:anchor-type="as-char" svg:width="6.9236in" svg:height="3.956343in" draw:z-index="0">
<draw:image xlink:href="../Images/yкринформ/2023-05-02T23-15-00-03-00/630_360_1671115306-366.jpeg" xlink:type="simple" xlink:show="embed" xlink:actuate="onLoad" draw:mime-type="image/jpeg"/>
</draw:frame>
Presidential lodge Zelensky celebrated 63 defenders of Ukraine state awards.</text:p>
      <text:p text:style-name="P4">
According to Ukrinform, the corresponding decree <text:a xlink:type="simple" xlink:href="https://www.president.gov.ua/documents/2602023-46661" text:style-name="Internet_20_link" text:visited-style-name="Visited_20_Internet_20_Link">
</text:a>
Posted on the site of state.</text:p>
      <text:p text:style-name="P4">
According to the document, for the personal courage, revealed in the protection of state -sevotory and territorial integrity of Ukraine, the selfless performance of a military duty defense <text:a xlink:type="simple" xlink:href="https://www.ukrinform.ua/tag-nagoroda" text:style-name="Internet_20_link" text:visited-style-name="Visited_20_Internet_20_Link">
</text:a>
The Order of Courage and Medal for Military Service of Ukraine.</text:p>
      <text:p text:style-name="P4">
<text:span text:style-name="T4">
 Read also: </text:span>
 <text:a xlink:type="simple" xlink:href="https://www.ukrinform.ua/rubric-society/3702747-prezident-nagorodiv-pocesnou-vidznakou-za-muznist-ta-vidvagu-tri-prikordonni-zagoni.html" text:style-name="Internet_20_link" text:visited-style-name="Visited_20_Internet_20_Link">
<text:span text:style-name="T4">
 awarded </text:span>
</text:a>
As reported <text:a xlink:type="simple" xlink:href="https://www.ukrinform.ua/rubric-ato/3703566-zelenskij-nagorodiv-292-bijciv-189-z-nih-posmertno.html" text:style-name="Internet_20_link" text:visited-style-name="Visited_20_Internet_20_Link">
</text:a>
, Decrees from May 1, the President awarded 292 servicemen, 189 of them - posthumously.</text:p>
      <text:p text:style-name="P4">
<text:span text:style-name="T5">
Foto: op</text:span>
</text:p>
      <text:p text:style-name="P4">
News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Putin, Lukashenko and other dictators were not invited to the coronation of Charles III - media</text:span>
</text:h>
      <text:p text:style-name="P4">
Authors: Ukrinform (Person)</text:p>
      <text:p text:style-name="P4">
Publisher: Укринформ (Organization)</text:p>
      <text:p text:style-name="P4">
Published Time: 2023-05-02T23:34:00+03:00</text:p>
      <text:p text:style-name="P4">
Modified Time: 2023-05-02T23:34:00+03:00</text:p>
      <text:p text:style-name="P4">
Description: The United Kingdom of Great Britain and Northern Ireland did not invite the coronation ceremony of Charles III of the leaders of several countries, which are dominated by authoritarian and dictatorial regimes, including Russia and Belarus. - Ukrinform.</text:p>
      <text:p text:style-name="P4">
Images: ["<text:a xlink:type="simple" xlink:href="https://static.ukrinform.com/photos/2023_05/thumb_files/630_360_1683059723-687.png" text:style-name="Internet_20_link" text:visited-style-name="Visited_20_Internet_20_Link">
630_360_16830...</text:a>
"]</text:p>
      <text:p text:style-name="P4">
Tags: ['Британія', 'лукашенко', 'путін', 'Чарльз ІІІ', 'Коронація']</text:p>
      <text:p text:style-name="P4">
Type: Article</text:p>
      <!--METADATA-->
      <text:p text:style-name="P4">
<draw:frame draw:style-name="fr1" draw:name="Image226" text:anchor-type="as-char" svg:width="6.9236in" svg:height="3.956343in" draw:z-index="0">
<draw:image xlink:href="../Images/yкринформ/2023-05-02T23-34-00-03-00/630_360_1683059723-687.png" xlink:type="simple" xlink:show="embed" xlink:actuate="onLoad" draw:mime-type="image/png"/>
</draw:frame>
The United Kingdom and Northern Ireland did not invite Charles III ceremonies to the leaders of several states, which are dominated by authoritarian Ydictatorial regimes, including Russia and Belarus.</text:p>
      <text:p text:style-name="P4">
About it reports <text:a xlink:type="simple" xlink:href="http://www.reuters.com/world/russia-belarus-iran-myanmar-not-invited-king-charles-coronation-uk-source-2023-05-02/" text:style-name="Internet_20_link" text:visited-style-name="Visited_20_Internet_20_Link">
</text:a>
Realizing to a knowledgeable source, Ukrinform reports.</text:p>
      <text:p text:style-name="P4">
"Britain has not sent invitations to King Charles Coronation Ceremony Leadermrosia, Belarus, Iran, Myanmar, Syria, Afghanistan and Venezuela," the publication said</text:p>
      <text:p text:style-name="P4">
At the same time, the heads of state with which the United Kingdom has full diplomatic relations, as well as representatives of the British possessions of the Isamore territories, are invited to the event.</text:p>
      <text:p text:style-name="P4">
It is also clarified that the invitations were sent by high -ranking <text:a xlink:type="simple" xlink:href="https://www.ukrinform.ua/tag-diplomati" text:style-name="Internet_20_link" text:visited-style-name="Visited_20_Internet_20_Link">
</text:a>
North Korea and Nicaragua, it will be the heads of these states.</text:p>
      <text:p text:style-name="P4">
<text:span text:style-name="T4">
 Read also: </text:span>
 <text:a xlink:type="simple" xlink:href="https://www.ukrinform.ua/rubric-world/3696686-u-koronacii-carlza-iii-vizmut-ucast-sist-tisac-vijskovosluzbovciv.html" text:style-name="Internet_20_link" text:visited-style-name="Visited_20_Internet_20_Link">
<text:span text:style-name="T4">
 crown </text:span>
</text:a>
As reported by Ukrinform, Foreign Minister <text:a xlink:type="simple" xlink:href="http://www.ukrinform.ua/rubric-polytics/3703568-ukrainu-na-koronacii-carlza-iii-predstavlatime-delegacia-visokogo-rivna-kuleba.html" text:style-name="Internet_20_link" text:visited-style-name="Visited_20_Internet_20_Link">
</text:a>
that a highly respected Ukrainian delegation will be presented at the coronation of the Charles III.</text:p>
      <text:p text:style-name="P4">
The solemn ceremony is scheduled for Saturday, May 6, in Westminster Abilities in London.</text:p>
      <text:p text:style-name="P4">
News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Yermak met with Ukrainian and foreign journalists</text:span>
</text:h>
      <text:p text:style-name="P4">
Authors: Ukrinform (Person)</text:p>
      <text:p text:style-name="P4">
Publisher: Укринформ (Organization)</text:p>
      <text:p text:style-name="P4">
Published Time: 2023-05-02T23:52:00+03:00</text:p>
      <text:p text:style-name="P4">
Modified Time: 2023-05-02T23:52:00+03:00</text:p>
      <text:p text:style-name="P4">
Description: Presidential Office Head Andriy Yermak met with representatives of the Ukrainian and foreign media. - Ukrinform.</text:p>
      <text:p text:style-name="P4">
Images: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Tags: ['ЗМІ', 'Журналіст', 'Єрмак', 'Офіс Президента', 'Жовква']</text:p>
      <text:p text:style-name="P4">
Type: Article</text:p>
      <!--METADATA-->
      <text:p text:style-name="P4">
<draw:frame draw:style-name="fr1" draw:name="Image227" text:anchor-type="as-char" svg:width="6.9236in" svg:height="3.956343in" draw:z-index="0">
<draw:image xlink:href="../Images/yкринформ/2023-05-02T23-52-00-03-00/630_360_1683060645-674.jpeg" xlink:type="simple" xlink:show="embed" xlink:actuate="onLoad" draw:mime-type="image/jpeg"/>
</draw:frame>
Presidential head Andriy Yermak met with representatives of the Ukrainian and foreign media.</text:p>
      <text:p text:style-name="P4">
The event was also attended by the Deputy Head of OP Igor Zhovkva, reports Ukrinform with reference to <text:a xlink:type="simple" xlink:href="https://www.president.gov.ua/news/mi-hochemo-otrimati-politichnij-signal-yakij-uzhe-sogodni-ch-82597" text:style-name="Internet_20_link" text:visited-style-name="Visited_20_Internet_20_Link">
</text:a>
.</text:p>
      <text:p text:style-name="P4">
The key topic was to discuss strategic security issues, such as working with international partners of Ukraine's accession to NATO, intermediate security guarantees, military-technical and humanitarian support for our states, etc.</text:p>
      <text:p text:style-name="P4">
According to Yermak, Ukraine expects a clear signal from NATO to support her own members at the Vilnius Summit. At the same time, he noted the importance of providing effective security guarantees for the entire period, which precedes the full integration into the Alliance.</text:p>
      <text:p text:style-name="P4">
<draw:frame draw:style-name="fr1" draw:name="Image228" text:anchor-type="as-char" svg:width="6.9236in" svg:height="4.604691in" draw:z-index="0">
<draw:image xlink:href="../Images/yкринформ/2023-05-02T23-52-00-03-00/1683060645-425.jpeg" xlink:type="simple" xlink:show="embed" xlink:actuate="onLoad" draw:mime-type="image/jpeg"/>
</draw:frame>
“We see the opportunity to make these guarantees real, and they have to work Ukraine's output in <text:a xlink:type="simple" xlink:href="https://www.ukrinform.ua/tag-nato" text:style-name="Internet_20_link" text:visited-style-name="Visited_20_Internet_20_Link">
</text:a>
. We also want to maintain a political signal that will clearly consolidate Ukraine's future today, and there will be no return journey. There will be only a matter of time, ”the OPE said.</text:p>
      <text:p text:style-name="P4">
He added that Ukraine is making every effort, working individually, and finding appropriate arguments to dispel any non-alternative journal of our country's accession to the Alliance.</text:p>
      <text:p text:style-name="P4">
<draw:frame draw:style-name="fr1" draw:name="Image229" text:anchor-type="as-char" svg:width="6.9236in" svg:height="4.604691in" draw:z-index="0">
<draw:image xlink:href="../Images/yкринформ/2023-05-02T23-52-00-03-00/1683060645-818.jpeg" xlink:type="simple" xlink:show="embed" xlink:actuate="onLoad" draw:mime-type="image/jpeg"/>
</draw:frame>
As it is noted, an important topic of conversation was also a further increase of economic pressure on Russia. The recently presented McFola-Ermakasancial Plan 2.0 group provides a set of measures that will be able to have an impact on the aggressor country and reduce its military potential. In this context, it is primarily about attracting G7 countries.</text:p>
      <text:p text:style-name="P4">
The head of the Presidential Office also expressed his hope for the continuation of the dialogue from the global South and their involvement in the implementation of the Ukrainian formular, proposed by President Vladimir Zelensky.</text:p>
      <text:p text:style-name="P4">
<text:span text:style-name="T4">
 Read also: </text:span>
 <text:a xlink:type="simple" xlink:href="https://www.ukrinform.ua/rubric-polytics/3703660-ukraina-v-nato-e-najkrasim-sposobom-svidse-zaversiti-vijnu-ermak.html" text:style-name="Internet_20_link" text:visited-style-name="Visited_20_Internet_20_Link">
<text:span text:style-name="T4">
 Ermak </text:span>
</text:a>
The meeting also discussed the implementation of the grain agreement. Particular attention is paid to the liberation of Ukrainians in captivity.<text:span text:style-name="T5">
Foto: op</text:span>
</text:p>
      <text:p text:style-name="P4">
News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APL: "Arsenal" with Zinchenko beat the "Chelsea" wise</text:span>
</text:h>
      <text:p text:style-name="P4">
Authors: Ukrinform (Person)</text:p>
      <text:p text:style-name="P4">
Publisher: Укринформ (Organization)</text:p>
      <text:p text:style-name="P4">
Published Time: 2023-05-02T23:57:00+03:00</text:p>
      <text:p text:style-name="P4">
Modified Time: 2023-05-02T23:57:00+03:00</text:p>
      <text:p text:style-name="P4">
Description: The English Premier League (APL) has matches of the 34th round of the football championship. - Ukrinform.</text:p>
      <text:p text:style-name="P4">
Images: ["<text:a xlink:type="simple" xlink:href="https://static.ukrinform.com/photos/2023_05/thumb_files/630_360_1683061044-641.jpg" text:style-name="Internet_20_link" text:visited-style-name="Visited_20_Internet_20_Link">
630_360_16830...</text:a>
"]</text:p>
      <text:p text:style-name="P4">
Tags: ['Арсенал', 'Челсі', 'Футбол', 'Зінченко', 'АПЛ']</text:p>
      <text:p text:style-name="P4">
Type: Article</text:p>
      <!--METADATA-->
      <text:p text:style-name="P4">
<draw:frame draw:style-name="fr1" draw:name="Image230" text:anchor-type="as-char" svg:width="6.9236in" svg:height="3.956343in" draw:z-index="0">
<draw:image xlink:href="../Images/yкринформ/2023-05-02T23-57-00-03-00/630_360_1683061044-641.jpg" xlink:type="simple" xlink:show="embed" xlink:actuate="onLoad" draw:mime-type="image/jpeg"/>
</draw:frame>
Wanglius Premier League(Premier League)The matches of the 34th round of the football scholar are ongoing.</text:p>
      <text:p text:style-name="P4">
Arsenal in the home arena "Emirates Sedium" in London forced the capitulation of Chelsea - 3: 1, interrupting his 4 -match series without victories, Ukrinform reports.</text:p>
      <text:p text:style-name="P4">
Martin Edegor, who form a 18th and 31 minutes, and Gabriel Zhazus, were distinguished by the owners of the owners.(34). У складі гостей авторомголу став Чуквунонсо Мадуеке (65)Ukrainian defender Oleksandr Zinchenko went out at the start of Arsenal, giving way to the Scottish Cyran Tirney in the 73rd minute.</text:p>
      <text:p text:style-name="P4">
Chelsea Forward Mikhail Mudryk, in turn, replaced the 71st minute of the attacker of England Rakhim Sterling.</text:p>
      <text:p text:style-name="P4">
<text:span text:style-name="T4">
 Read also: </text:span>
 <text:a xlink:type="simple" xlink:href="https://www.ukrinform.ua/rubric-sports/3703380-apl-everton-z-mikolenkom-unik-porazki-u-lesteri.html" text:style-name="Internet_20_link" text:visited-style-name="Visited_20_Internet_20_Link">
<text:span text:style-name="T4">
 APL </text:span>
</text:a>
In Arsenal's asset - 78 points that restored leaders in the standings. The second goes "Manchester City"(76), having two games less. On May 3, the "locals" will be hosted by the London West Hem.</text:p>
      <text:p text:style-name="P4">
Photo: AFP.</text:p>
      <text:p text:style-name="P4">
News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A meeting with families of captured Marines took place at the coordination headquarters</text:span>
</text:h>
      <text:p text:style-name="P4">
Author: ['АРМІЯINFORM']</text:p>
      <text:p text:style-name="P4">
Time: 2023-05-02T26:00:00-04:00</text:p>
      <text:p text:style-name="P4">
Description: At the coordinating headquarters, Zustinich was with Rodinov sodonikh orchestravi 36-ї ї ї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56-30.jpg" text:style-name="Internet_20_link" text:visited-style-name="Visited_20_Internet_20_Link">
photo_2023-05-01_16-56-30.jpg</text:a>
']</text:p>
      <text:p text:style-name="P4">
Tags: ['STOPRUSSIA', 'АГРЕСІЯ РФ', 'ВІЙНА', 'КООРДИНАЦІЙНИЙ ШТАБ З ПИТАНЬ ПОВОДЖЕННЯ З ВІЙСЬКОВОПОЛОНЕНИМИ']</text:p>
      <text:p text:style-name="P4">
Category: News</text:p>
      <!--METADATA-->
      <text:p text:style-name="P4">
<draw:frame draw:style-name="fr1" draw:name="Image231" text:anchor-type="as-char" svg:width="6.9236in" svg:height="5.1927in" draw:z-index="0">
<draw:image xlink:href="../Images/AРМІЯINFORM/2023-05-02T26-00-00-04-00/photo_2023-05-01_16-56-30.jpg" xlink:type="simple" xlink:show="embed" xlink:actuate="onLoad" draw:mime-type="image/jpeg"/>
</draw:frame>
The Coordination Headquarters met with the families of prisoners of orchestrants of the36th Separate Marine Infantry Brigade named after Mikhail Bilynsky.</text:p>
      <text:p text:style-name="P4">
Representatives of the coordination headquarters, the National Police, the Security Service of Ukraine and the Office of the Commissioner of the Verkhovna Rights Council answered the questions.</text:p>
      <text:p text:style-name="P4">
About it <text:a xlink:type="simple" xlink:href="https://t.me/Koord_shtab/937" text:style-name="Internet_20_link" text:visited-style-name="Visited_20_Internet_20_Link">
reports</text:a>
Coordinating headquarters for the issue of prisoners of war.</text:p>
      <text:p text:style-name="P4">
“They discussed the health of our defenders and defenders in captivity. Many people have been in captivity for more than a year without proper medical care. Ukraine is doing everything to return them home and make the aggressor country guarantee the necessary condition. But this, unfortunately, depends not only on Ukraine, ”the presentation says.</text:p>
      <text:p text:style-name="P4">
It is noted that the headquarters representative said that during evacuation with the Mariupolia, the International Committee of the Red Cross surveyed our defenders, but Russia has not confirmed many of the officials. However, for the ICRC International Community, it is evidence of our people's enslavement and violation of the agreements on their release.</text:p>
      <text:p text:style-name="P4">
The relatives were also interested in whether it was possible to re-select DNA.</text:p>
      <ul>
        <li>
Sometimes there is poor first selection of DNA. But such cases are isolated, ”the police representative.</li>
      </ul>
      <text:p text:style-name="P4">
Also, with the representative of the Office of the Commissioner of the Verkhovna Rada of Human Rights, they were naming how to raise the problem of torture at the international level and the improper conditions of keeping our prisoners in Russia.</text:p>
      <text:p text:style-name="P4">
News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Condemned Kharkiv, who gave the enemy the position of air defense</text:span>
</text:h>
      <text:p text:style-name="P4">
Author: ['АРМІЯINFORM']</text:p>
      <text:p text:style-name="P4">
Time: 2023-05-02T27:00:00-04:00</text:p>
      <text:p text:style-name="P4">
Description: The prosecutors were brought by the court, the Supreme Saltyvskiy district of Mist Kharkov, o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31-19.jpg" text:style-name="Internet_20_link" text:visited-style-name="Visited_20_Internet_20_Link">
photo_2023-05-01_16-31-19.jpg</text:a>
']</text:p>
      <text:p text:style-name="P4">
Tags: ['STOPRUSSIA', 'АГРЕСІЯ РФ', 'ВТОРГНЕННЯ РФ', 'ОФІС ГЕНЕРАЛЬНОГО ПРОКУРОРА']</text:p>
      <text:p text:style-name="P4">
Category: News</text:p>
      <!--METADATA-->
      <text:p text:style-name="P4">
<draw:frame draw:style-name="fr1" draw:name="Image232" text:anchor-type="as-char" svg:width="6.9236in" svg:height="4.61393in" draw:z-index="0">
<draw:image xlink:href="../Images/AРМІЯINFORM/2023-05-02T27-00-00-04-00/photo_2023-05-01_16-31-19.jpg" xlink:type="simple" xlink:show="embed" xlink:actuate="onLoad" draw:mime-type="image/jpeg"/>
</draw:frame>
Prosecutors in court proved that a resident of the Saltov district of Kharkiv, one of the most affected areas from the shelling of the Russian military, corrected enemy fire.</text:p>
      <text:p text:style-name="P4">
About it <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reports</text:a>
Office of the Prosecutor General.</text:p>
      <text:p text:style-name="P4">
“In June 2022, in one of the social networks, a man in his own comments showed the exact positions of the AFU air defense forces in Kharkiv. After the man published forbidden information, the Russian military has exposed these locations for five times. At the hearing, Kharkiv residents explained that he really wrote comments on the social network, but did not recognize the prime. The convicted in this way allegedly tried to prevent the proves, ”the message reads.</text:p>
      <text:p text:style-name="P4">
With the support of public prosecution, the prosecutors of the Kharkiv Regional Prosecutor's Office found the man guilty of dissemination(Part 2 of Art. 114-2 of the Criminal Code of Ukraine).</text:p>
      <text:p text:style-name="P4">
Його засуджено до 5 років позбавлення волі.</text:p>
      <text:p text:style-name="P4">
News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The occupier complains of forced fund raising in the unit - the interception of GUR</text:span>
</text:h>
      <text:p text:style-name="P4">
Author: ['АРМІЯINFORM']</text:p>
      <text:p text:style-name="P4">
Time: 2023-05-02T28:00:00-04:00</text:p>
      <text:p text:style-name="P4">
Description: https://youtu.be/n0dupusjus vіsikovy of the Russian Federation to roam on the unnecessary bucket ... War with Ukraine 2022, war with Ukraine Latest news today, News War with Ukraine 2022 Last for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ТОРГНЕННЯ РФ', 'ГУР ПЕРЕХОПЛЕННЯ']</text:p>
      <text:p text:style-name="P4">
Category: News</text:p>
      <!--METADATA-->
      <text:p text:style-name="P4">
The Military Russian Federation complains of the unsatisfactory behavior of management and the forced collection of funds from the subordinate personnel for their further partial use for personal purposes.</text:p>
      <text:p text:style-name="P4">
About it <text:a xlink:type="simple" xlink:href="https://gur.gov.ua/content/snachala-po-5000-obshchaka-potom-zarplatu-podnialy-po-20000-obshchaka-chto-to-takoho-bl-d-mutyl-po-20-s-kazhdoho.html" text:style-name="Internet_20_link" text:visited-style-name="Visited_20_Internet_20_Link">
reports</text:a>
Gur MOU.</text:p>
      <text:p text:style-name="P4">
“First, 5000 common funds, then the salary was raised at 20,000 common fund, something, Bl*d, murdered, 20 from each,” the payer.</text:p>
      <text:p text:style-name="P4">
News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White Angels" provided bread of all residents of the frontal village of Tornsky Liman Community</text:span>
</text:h>
      <text:p text:style-name="P4">
Author: ['АРМІЯINFORM']</text:p>
      <text:p text:style-name="P4">
Time: 2023-05-02T29:00:00-04:00</text:p>
      <text:p text:style-name="P4">
Description: Sklodnya Specialspage Politsії, prazuu at the Limanskoye, delivered to people to TROOKh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Tags: ['STOPRUSSIA', 'АГРЕСІЯ РФ', 'ВТОРГНЕННЯ РФ', 'НАЦІОНАЛЬНА ПОЛІЦІЯ']</text:p>
      <text:p text:style-name="P4">
Category: News</text:p>
      <!--METADATA-->
      <text:p text:style-name="P4">
<draw:frame draw:style-name="fr1" draw:name="Image233" text:anchor-type="as-char" svg:width="6.9236in" svg:height="4.806132in" draw:z-index="0">
<draw:image xlink:href="../Images/AРМІЯINFORM/2023-05-02T29-00-00-04-00/photo_2023-05-01_16-47-14.jpg" xlink:type="simple" xlink:show="embed" xlink:actuate="onLoad" draw:mime-type="image/jpeg"/>
</draw:frame>
Every day, a police officer who works in the Lyman direction delivers three tons of humanitarian aid to people. Each flight is a combat, because it is enemy hunted on a car of "White Angels".</text:p>
      <text:p text:style-name="P4">
Today, there are 219 people in Torky, six of them. In the face of the day shelling, everything is necessary for residents. One of the recent aviaries completely destroyed the private home, but the residents were not injured - because they were evacuated in time.</text:p>
      <text:p text:style-name="P4">
<text:a xlink:type="simple" xlink:href="https://armyinform.com.ua/wp-content/uploads/2023/05/photo_2023-05-01_16-47-15.jpg" text:style-name="Internet_20_link" text:visited-style-name="Visited_20_Internet_20_Link">
!(Images/AРМІЯINFORM/2023-05-02T29-00-00-04-00/photo_2023-05-01_16-47-15-150x150.jpg)</text:a>
</text:p>
      <text:p text:style-name="P4">
<text:a xlink:type="simple" xlink:href="https://armyinform.com.ua/wp-content/uploads/2023/05/photo_2023-05-01_16-47-16.jpg" text:style-name="Internet_20_link" text:visited-style-name="Visited_20_Internet_20_Link">
<draw:frame draw:style-name="fr1" draw:name="Image234" text:anchor-type="as-char" svg:width="6.9236in" svg:height="6.9236in" draw:z-index="0">
<draw:image xlink:href="../Images/AРМІЯINFORM/2023-05-02T29-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235" text:anchor-type="as-char" svg:width="6.9236in" svg:height="6.9236in" draw:z-index="0">
<draw:image xlink:href="../Images/AРМІЯINFORM/2023-05-02T29-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236" text:anchor-type="as-char" svg:width="6.9236in" svg:height="6.9236in" draw:z-index="0">
<draw:image xlink:href="../Images/AРМІЯINFORM/2023-05-02T29-00-00-04-00/photo_2023-05-01_16-47-18-150x150.jpg" xlink:type="simple" xlink:show="embed" xlink:actuate="onLoad" draw:mime-type="image/jpeg"/>
</draw:frame>
</text:a>
- It is most difficult to come to families who have dead. Yes, during the shelling of the killed -riding. And her elderly mother, who almost sees, turned out to be in the house ... We were informed by our neighbors about the poor, and we took the lonely to a safer place where she will be careful ", - says Valery Chernikov's Police crew" White Angel ".</text:p>
      <text:p text:style-name="P4">
<text:span text:style-name="T4">
 Source: </text:span>
 <text:a xlink:type="simple" xlink:href="https://t.me/UA_National_Police/11363" text:style-name="Internet_20_link" text:visited-style-name="Visited_20_Internet_20_Link">
National Police of Ukraine</text:a>
</text:p>
      <text:p text:style-name="P4">
News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We develop innovations and cybersecurity: Ukraine and Japan have signed a memorandum of cooperation</text:span>
</text:h>
      <text:p text:style-name="P4">
Author: ['АРМІЯINFORM']</text:p>
      <text:p text:style-name="P4">
Time: 2023-05-02T30:00:00-04:00</text:p>
      <text:p text:style-name="P4">
Description: Ukrainian, Japanese, they were home about spiobitnitnitzer at the sphere of digital transformatic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yaponiya.jpg" text:style-name="Internet_20_link" text:visited-style-name="Visited_20_Internet_20_Link">
yaponiya.jpg</text:a>
']</text:p>
      <text:p text:style-name="P4">
Tags: ['КІБЕРБЕЗПЕКА', 'МЕМОРАНДУМ ПРО СПІВПРАЦЮ', 'ЦИФРОВИЙ РОЗВИТОК', 'ЯПОНІЯ']</text:p>
      <text:p text:style-name="P4">
Category: News</text:p>
      <!--METADATA-->
      <text:p text:style-name="P4">
<draw:frame draw:style-name="fr1" draw:name="Image237" text:anchor-type="as-char" svg:width="6.9236in" svg:height="3.954686in" draw:z-index="0">
<draw:image xlink:href="../Images/AРМІЯINFORM/2023-05-02T30-00-00-04-00/yaponiya.jpg" xlink:type="simple" xlink:show="embed" xlink:actuate="onLoad" draw:mime-type="image/jpeg"/>
</draw:frame>
Ukraine and Japan have agreed on cooperation in the field of digital transformation. The Ministry of Digital Transformation of Ukraine, the State Secretariat of Taminister of Digitalization of Japan for the first time entered into a tripartite memorandum of a speech. This is the beginning of a powerful digital work between countries. About it <text:a xlink:type="simple" xlink:href="https://www.rada.gov.ua/news/news_kom/235884.html" text:style-name="Internet_20_link" text:visited-style-name="Visited_20_Internet_20_Link">
reports</text:a>
The press service of the Verkhovna Rada of Ukraine.</text:p>
      <text:p text:style-name="P4">
The document lays the basics for cooperation in the field of cyber defense, development of innovation and makes it possible to establish an exchange of experience in the development of electronic governance and IT industry.</text:p>
      <text:p text:style-name="P4">
The signing of the Memorandum took place during the online meeting of Viceremieria innovation, the development of education, science and technology-Minister of Digital Statement of Ukraine Mikhail Fedorov, Head of State Secret .</text:p>
      <text:p text:style-name="P4">
Japan is a country of innovation that the world admires. Now Japan is actively transforming the state sector, there are state -registers there, launched a My Number Card - a plastic chip that allows you to quickly verify your personality when receiving state services and paying taxes online.</text:p>
      <text:p text:style-name="P4">
As part of a memorandum, Ukraine will share experiences with Japanese colleagues how to implement digital changes and make process reengineering. For its part, Japan will help Ukraine develop innovation and increase cyber defense.</text:p>
      <text:p text:style-name="P4">
Japanese-Ukrainian relations have considerable potential, and the exchange of digital range between our countries will be useful to both parties. Thank you to the Japanese regulation and the Minister of Digitalization Tarot Kono for his strong partnership and support.</text:p>
      <text:p text:style-name="P4">
News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Coordinating Headquarters on Defense of Prisoners</text:span>
</text:h>
      <text:p text:style-name="P4">
Author: ['АРМІЯINFORM']</text:p>
      <text:p text:style-name="P4">
Time: 2023-05-02T31:00:00-04:00</text:p>
      <text:p text:style-name="P4">
Description: At the Past Past Pastylikh, Robokhchi Zustych represented the coordinating headquarters ... The war with Ukraine 2022, the war with Ukraine is th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Tags: ['GLOBSEC', 'КООРДИНАЦІЙНИЙ ШТАБ З ПИТАНЬ ПОВОДЖЕННЯ З ВІЙСЬКОВОПОЛОНЕНИМИ']</text:p>
      <text:p text:style-name="P4">
Category: News</text:p>
      <!--METADATA-->
      <text:p text:style-name="P4">
<draw:frame draw:style-name="fr1" draw:name="Image238" text:anchor-type="as-char" svg:width="6.9236in" svg:height="5.1927in" draw:z-index="0">
<draw:image xlink:href="../Images/AРМІЯINFORM/2023-05-02T31-00-00-04-00/344724399_964895854530242_2104904536871258011_n.jpg" xlink:type="simple" xlink:show="embed" xlink:actuate="onLoad" draw:mime-type="image/jpeg"/>
</draw:frame>
Last weekend, a working meeting of representatives of a coordination Staff with Globsec was held. It is a non -partisan non -governmental organization located in Bratislava, Slovakia. One of the main events is the annual Bratratislav Global Security Forum(Global Security), which occurs from 2005. About it <text:a xlink:type="simple" xlink:href="https://www.facebook.com/koordshtab/posts/pfbid04snikBee81sx1RK4UrQjg9xmcDd8hS6Y1VwpSzTEa5VeTFJFkbobDDn8bCLKNDKGl" text:style-name="Internet_20_link" text:visited-style-name="Visited_20_Internet_20_Link">
reports</text:a>
Coordinating headquarters on prisoners of war.</text:p>
      <text:p text:style-name="P4">
The participants of the Globsec delegation, which included, in particular, the fourth president of Croatia Kolina Grabar-Kitarovich, presented a methodology for the work of the work on the management of prisoners of war. The work of the Western Regional Center of Coordination in Lviv was also renovated.</text:p>
      <text:p text:style-name="P4">
The Center is one of the four regional branches of the coordination headquarters, which will inform the legal, consulting, procedural and psychological assistance of family defenders and defenders who have been trapped in captivity or disappeared in special circumstances.</text:p>
      <text:p text:style-name="P4">
As part of the visit, there was a monitoring trip to the camp for Russian -waved.</text:p>
      <text:p text:style-name="P4">
The Globsec mission confirmed the fact that the aggressor countries in captivity compliance with the requirements of international humanitarian law.</text:p>
      <text:p text:style-name="P4">
Representatives of the coordination and Globsec have agreed on further close cooperation with the order of upholding the rights of prisoners of war, which is held by the aggressor country.</text:p>
      <text:p text:style-name="P4">
"We will continue close cooperation with the involvement of international organizations to ensure the fulfillment of the requirements of international humanitarian law by the Russian Poster," - said the representative of the coordination headquarters Yuri Taranyuk.</text:p>
      <text:p text:style-name="P4">
In addition to Kolina Grabar-Kitarovich, the trip among others was taken by representatives of the Coordination Igor Sibiga and the head of the Kiev office Globsec Yulia Osmolovskaya.</text:p>
      <text:p text:style-name="P4">
News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Narrative of the day from the Russian media: "Our main task: to defeat all enemies"</text:span>
</text:h>
      <text:p text:style-name="P4">
Author: ['АРМІЯINFORM']</text:p>
      <text:p text:style-name="P4">
Time: 2023-05-02T32:00:00-04:00</text:p>
      <text:p text:style-name="P4">
Description: About the cereal center of the opponent. “The Taki Ostsіb Kerivnitroy wants ... the war with Ukraine 2022, the war with Ukraine is the latest news today, the war with Ukraine 2022 is the last for today, will there be a war between Ukraine and Russia and when, the war with Ukraine will or not be in 2022 , Will there be a war with Ukraine in the near future, they say, the war with Ukraine, Ukrainian news today, Ukrainian news in Ukrainian media in Russian</text:p>
      <text:p text:style-name="P4">
Images: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239" text:anchor-type="as-char" svg:width="6.9236in" svg:height="6.9236in" draw:z-index="0">
<draw:image xlink:href="../Images/AРМІЯINFORM/2023-05-02T32-00-00-04-00/344744725_891171878640389_4775936853541655306_n.jpg" xlink:type="simple" xlink:show="embed" xlink:actuate="onLoad" draw:mime-type="image/jpeg"/>
</draw:frame>
About it <text:a xlink:type="simple" xlink:href="https://www.facebook.com/protydiyadezinformatsiyi.cpd/posts/pfbid05Whg8gkTuhu9hK5ALbCuLDJowSkrCdnZN87osqQTA7YynsXmnotUK8czg6PGA7Nyl" text:style-name="Internet_20_link" text:visited-style-name="Visited_20_Internet_20_Link">
reports</text:a>
Center for combating misinformation.</text:p>
      <text:p text:style-name="P4">
“In this way, Russia's leadership wants to justify the war against Ukraine Tanamags to intimidate our Western partners who help Ukraine to gather the aggressor. Such statements relay the true intentions of Russia, which does not hide its imperial ambitions. The purpose of the Russian Federation is not the peace that Vonatak continues to declare in the international arena, but the seizure of territories as much as possible, ”the message reads.</text:p>
      <text:p text:style-name="P4">
It is also noted that the "spare" President of the Russian Federation has stated that Russia should "return all its lands and protect its people forever."</text:p>
      <text:p text:style-name="P4">
News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乌克兰总统以个人勇气和奉献精神授予捍卫者</text:span>
</text:h>
      <text:p text:style-name="P4">
Author: ['АРМІЯINFORM']</text:p>
      <text:p text:style-name="P4">
Time: 2023-05-02T33:00:00-04:00</text:p>
      <text:p text:style-name="P4">
Description: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ПРЕЗИДЕНТ УКРАЇНИ']</text:p>
      <text:p text:style-name="P4">
Category: News</text:p>
      <!--METADATA-->
      <text:p text:style-name="P4">
<draw:frame draw:style-name="fr1" draw:name="Image240" text:anchor-type="as-char" svg:width="6.9236in" svg:height="4.613521in" draw:z-index="0">
<draw:image xlink:href="../Images/AРМІЯINFORM/2023-05-02T33-00-00-04-00/3213cb444a7b4dddfd13032ccfd9f959_1648215665_extra_large-1.jpeg" xlink:type="simple" xlink:show="embed" xlink:actuate="onLoad" draw:mime-type="image/jpeg"/>
</draw:frame>
说明性照片</text:p>
      <text:p text:style-name="P4">
<text:span text:style-name="T4">
乌克兰沃迪米尔·泽伦斯基总统指出了乌克兰捍卫者的州奖。</text:span>
</text:p>
      <text:p text:style-name="P4">
相关法令<text:a xlink:type="simple" xlink:href="https://www.president.gov.ua/documents/2562023-46649" text:style-name="Internet_20_link" text:visited-style-name="Visited_20_Internet_20_Link">
№256/2023</text:a>
，<text:a xlink:type="simple" xlink:href="https://www.president.gov.ua/documents/2572023-46653" text:style-name="Internet_20_link" text:visited-style-name="Visited_20_Internet_20_Link">
№257/2023</text:a>
和<text:a xlink:type="simple" xlink:href="https://www.president.gov.ua/documents/2582023-46657" text:style-name="Internet_20_link" text:visited-style-name="Visited_20_Internet_20_Link">
编号258/2023</text:a>
由国家元首出版。</text:p>
      <text:h text:style-name="P13" text:outline-level="4">
<text:span text:style-name="T4">
<text:span text:style-name="T4">
总统法令号256/2023 </text:span>
</text:span>
</text:h>
      <text:p text:style-name="P4">
<text:span text:style-name="T4">
授予Bohdan Khmelnitsky II学位的命令</text:span>
</text:p>
      <text:p text:style-name="P4">
Levchenko Sergey Vladimirovich-上尉</text:p>
      <text:p text:style-name="P4">
伊万·尼夫梅尔兹基(Ivan Nevmerzhitsky) - 队长</text:p>
      <text:p text:style-name="P4">
<text:span text:style-name="T4">
授予Bohdan Khmelnitsky III学位的命令</text:span>
</text:p>
      <text:p text:style-name="P4">
Batyashov Sergey Alexandrovich(死后) - 中尉</text:p>
      <text:p text:style-name="P4">
Dmitry Dmitry Feliksovich-初级中尉</text:p>
      <text:p text:style-name="P4">
Matviychuk Sergey Petrovich(死后) - 高级中尉</text:p>
      <text:p text:style-name="P4">
弗拉基米尔·特鲁索娃(Vladimir Trusova)(死后)- 主要的</text:p>
      <text:p text:style-name="P4">
Yuri Vitaliyevich Tsybulka(死后) - 队长</text:p>
      <text:p text:style-name="P4">
<text:span text:style-name="T4">
授予II学位的勇气命令</text:span>
</text:p>
      <text:p text:style-name="P4">
Vitaliy Nikolaevich Balakhchi(死后) - 中士</text:p>
      <text:p text:style-name="P4">
Koltsova Valery Gennadyevich-上校</text:p>
      <text:p text:style-name="P4">
Laba Nazar Zenovich(死后) - 中士</text:p>
      <text:p text:style-name="P4">
Nikolina Mikhail Miroslavovich(死后) - 高级中尉</text:p>
      <text:p text:style-name="P4">
<text:span text:style-name="T4">
授予三级勇气的勇气</text:span>
</text:p>
      <text:p text:style-name="P4">
Apostolov Oksana Vladimirovna(死后) - 中士</text:p>
      <text:p text:style-name="P4">
伊戈尔·雅罗斯拉夫维奇泥(死后) - 中士</text:p>
      <text:p text:style-name="P4">
Bazier Vladimir Viktorovich(死后) - 士兵</text:p>
      <text:p text:style-name="P4">
Baldachevsky Igor Viktorovich(死后) - 士兵</text:p>
      <text:p text:style-name="P4">
Branika Fedor Pavlovich(死后) - 士兵</text:p>
      <text:p text:style-name="P4">
Bespalka Dmitry Alekseevich(死后) - 高级中士</text:p>
      <text:p text:style-name="P4">
Bilyk Sergiy Anatoliyovych(死后) - 士兵</text:p>
      <text:p text:style-name="P4">
Belousov Sergey Alexandrovich(死后) - 士兵</text:p>
      <text:p text:style-name="P4">
Bogachov Maxim Sergeyevich(死后) - 高级士兵</text:p>
      <text:p text:style-name="P4">
Arthur Vladimirovich(死后) - 士兵</text:p>
      <text:p text:style-name="P4">
Boyko Maxim Nikolaevich(死后) - 士兵</text:p>
      <text:p text:style-name="P4">
Andriy Bondarenko(死后) - 士兵</text:p>
      <text:p text:style-name="P4">
Borukh Sergei Viktorovich(死后) - 士兵</text:p>
      <text:p text:style-name="P4">
Bulgakov Yuri Vladimirovich(死后) - 初中中士</text:p>
      <text:p text:style-name="P4">
Gleb的Voivotka(死后) - 士兵</text:p>
      <text:p text:style-name="P4">
Oleksandr Gennadyevich复活(死后) - 高级士兵</text:p>
      <text:p text:style-name="P4">
Gaidasha Vladimir Valeryevich(死后) - 士兵</text:p>
      <text:p text:style-name="P4">
Garkavi Igor Grigorovich(死后) - 少尉</text:p>
      <text:p text:style-name="P4">
Gaya Danylo Alekseevich(死后) - 士兵</text:p>
      <text:p text:style-name="P4">
Eugene Vladimirovich(死后) - 士兵</text:p>
      <text:p text:style-name="P4">
Vasyl Zinovievich Glavsky(死后) - 士兵Anatoly Alexandrovich Gutsalyuk(死后) - 士兵</text:p>
      <text:p text:style-name="P4">
Davidenko Sergey Vladimirovich(死后) - 士兵</text:p>
      <text:p text:style-name="P4">
Dvorsky Vitaliy Pavlovich(死后) - 士兵</text:p>
      <text:p text:style-name="P4">
Denysenko Ruslan Nikolaevich(死后) - 高级士兵</text:p>
      <text:p text:style-name="P4">
Donenko Igor Anatolyevich(死后) - 士兵</text:p>
      <text:p text:style-name="P4">
Oleg Yurievich Dubitsky(死后) - 士兵</text:p>
      <text:p text:style-name="P4">
Yevgeny Ruslanovich Efanov(死后) - 士兵</text:p>
      <text:p text:style-name="P4">
Oleksandr Ivanovich Zharikov(死后) - 士兵</text:p>
      <text:p text:style-name="P4">
Hare Sergei Nikolaevich(死后) - 高级中士</text:p>
      <text:p text:style-name="P4">
Pastavsky Sergey Alexandrovich(死后) - 初中中士</text:p>
      <text:p text:style-name="P4">
Zakharova Oleg Konstantinovich(死后) - 士兵</text:p>
      <text:p text:style-name="P4">
Zapapin Dmitry Alexandrovich(死后) - 中尉</text:p>
      <text:p text:style-name="P4">
Alexei Karliychuk(死后) - 高级士兵</text:p>
      <text:p text:style-name="P4">
Konstantin Pavlovich(死后) - 高级中尉</text:p>
      <text:p text:style-name="P4">
Vasyl Vasilyevich香肠(死后) - 士兵</text:p>
      <text:p text:style-name="P4">
Konopad Oleg Igorovich(死后) - 高级士兵</text:p>
      <text:p text:style-name="P4">
Korolchuk Vladimir Ivanovich(死后) - 士兵</text:p>
      <text:p text:style-name="P4">
Kuzmenko Denis Pavlovich(死后) - 士兵</text:p>
      <text:p text:style-name="P4">
Kuzminchuk Alexander Nikolaevich(死后) - 士兵</text:p>
      <text:p text:style-name="P4">
Kurilyak Vitaliy Viktorovich(死后) - 酋长</text:p>
      <text:p text:style-name="P4">
Kukhartz Andrei Sergiyovych(死后) - 高级士兵</text:p>
      <text:p text:style-name="P4">
Kutsenko Sergey Viktorovich(死后) - 高级中士</text:p>
      <text:p text:style-name="P4">
Lada Igor Vasilyevich(死后) - 士兵</text:p>
      <text:p text:style-name="P4">
Levchuk Valery Viktorovich(死后) - 高级中士</text:p>
      <text:p text:style-name="P4">
Liskova Ruslana Nikolaevich(死后) - 高级士兵</text:p>
      <text:p text:style-name="P4">
亚历山大·露西卡(Alexander Lucika)(死后) - 中士</text:p>
      <text:p text:style-name="P4">
Makarchuk Sergey Petrovich(死后) - 士兵</text:p>
      <text:p text:style-name="P4">
Malik Yuri Alekseevich(死后) - 士兵</text:p>
      <text:p text:style-name="P4">
Vasyl vasyl Malitsky(死后) - 初中中士</text:p>
      <text:p text:style-name="P4">
Malinochka Igor Alexandrovich(死后) - 士兵</text:p>
      <text:p text:style-name="P4">
Yuri Melnychuk(死后) - 士兵</text:p>
      <text:p text:style-name="P4">
Mikitina Bohdan Vyacheslavovich(死后) - 士兵</text:p>
      <text:p text:style-name="P4">
弗罗斯特·塞吉·尤里维奇(死后) - 高级士兵</text:p>
      <text:p text:style-name="P4">
尼古拉斯尼古拉·维克托维奇(死后) - 中士</text:p>
      <text:p text:style-name="P4">
Nechaya Nikolai Anatolyevich(死后) - 高级中尉</text:p>
      <text:p text:style-name="P4">
亚历山大·A·诺兹德拉(Alexander A. Nozdra)(死后) - 士兵</text:p>
      <text:p text:style-name="P4">
Olyanetsky Vladimir Yevgenovich(死后) - 士兵</text:p>
      <text:p text:style-name="P4">
Pleshchak Dmitry Vladimirovich(死后) - 士兵</text:p>
      <text:p text:style-name="P4">
Petika Vladimir Nikolaevich(死后) - 队长</text:p>
      <text:p text:style-name="P4">
彼得罗夫·亚历克西·瓦莱里维奇(死后) - 士兵</text:p>
      <text:p text:style-name="P4">
亚历山大·皮瓦瓦罗夫(Alexander Pivovarov)(死后) - 高级士兵</text:p>
      <text:p text:style-name="P4">
塔拉斯·鲍格达诺维奇·皮库利克(Taras Bogdanovich Pikulik)(死后) - 士兵</text:p>
      <text:p text:style-name="P4">
Ponomar Arthur Vladimirovich(死后) - 医疗服务队长</text:p>
      <text:p text:style-name="P4">
Pustovoy Victor Anatolyevich(死后) - 高级中士Ratnichenko Vladislav Viktorovich(死后) - 高级士兵</text:p>
      <text:p text:style-name="P4">
Rybitsky Mikhail Valeryevich(死后) - 中士</text:p>
      <text:p text:style-name="P4">
Yuri Romanchuk(死后) - 士兵</text:p>
      <text:p text:style-name="P4">
Safronov Mikhail Leonidovich(死后) - 士兵</text:p>
      <text:p text:style-name="P4">
情人Nikolaevich Svitlitsky(死后) - 中士</text:p>
      <text:p text:style-name="P4">
Simonov Alexei Vladimirovich(死后) - 士兵</text:p>
      <text:p text:style-name="P4">
Slugotsky Alexander Bogdanovich(死后) - 队长</text:p>
      <text:p text:style-name="P4">
Smirnova Denis Vladimirovich(死后) - 士兵</text:p>
      <text:p text:style-name="P4">
Smolychuk Viktor Petrovich(死后) - 士兵</text:p>
      <text:p text:style-name="P4">
Stelmakh Dmitry Nikolaevich(死后) - 初中中士</text:p>
      <text:p text:style-name="P4">
亚历山大·史蒂芬科(Alexander Steshenko)(死后) - 士兵</text:p>
      <text:p text:style-name="P4">
Tarasik Konstantin Yevgenovich(死后) - 士兵</text:p>
      <text:p text:style-name="P4">
Tarasyuk Alexander Ivanovich(死后) - 初中中士</text:p>
      <text:p text:style-name="P4">
Teplinsky Artem Vladimirovich(死后) - 士兵</text:p>
      <text:p text:style-name="P4">
Dmitry Nikolaevich(死后) - 高级中尉</text:p>
      <text:p text:style-name="P4">
Timchuk Dmitry Anatoliyovych(死后) - 士兵</text:p>
      <text:p text:style-name="P4">
Tychkivsky Ivan Lyubomirovich(死后) - 士兵</text:p>
      <text:p text:style-name="P4">
Yaroslav Igorovich Turner(死后) - 高级士兵</text:p>
      <text:p text:style-name="P4">
Triegub Vladimir Ivanovich(死后) - 长者</text:p>
      <text:p text:style-name="P4">
伊万·伊万诺维奇(Ivan Ivanovich)(死后) - 士兵</text:p>
      <text:p text:style-name="P4">
亚历山大·克拉斯丘克(Alexander Kraschuk)(死后) - 高级士兵</text:p>
      <text:p text:style-name="P4">
Udoda Sergey Konstantinovich(死后) - 士兵</text:p>
      <text:p text:style-name="P4">
费丁·亚历山大·尤里维奇(Fedin Alexander Yurievich)(死后) - 士兵</text:p>
      <text:p text:style-name="P4">
Dmitry Haydukova(死后) - 士兵</text:p>
      <text:p text:style-name="P4">
Cherkashina Mikhail(死后) - 士兵</text:p>
      <text:p text:style-name="P4">
Chernyakhivsky Vadim Alexandrovich(死后) - 中尉</text:p>
      <text:p text:style-name="P4">
Sheludka Vitaliy Anatolyevich(死后) - 士兵</text:p>
      <text:p text:style-name="P4">
Shinkaruk Vitaliy Yurievich(死后) - 高级士兵</text:p>
      <text:p text:style-name="P4">
Shulyak Sergey Nikolaevich(死后) - 士兵</text:p>
      <text:p text:style-name="P4">
Taras Mikhailovich(死后) - 士兵</text:p>
      <text:p text:style-name="P4">
Yaremchuk Nazarii Igorovich(死后) - 士兵</text:p>
      <text:p text:style-name="P4">
<text:span text:style-name="T4">
授予乌克兰军事服役奖章</text:span>
</text:p>
      <text:p text:style-name="P4">
Androshchuk Oleg Alexandrovich(死后) - 初中中士</text:p>
      <text:p text:style-name="P4">
Mizina Vladislav Sergeyevich-上尉</text:p>
      <text:p text:style-name="P4">
MOMOTKA MIKHAIL VLADIMIROVICH(死后) - 士兵</text:p>
      <text:p text:style-name="P4">
Pylypenko Alexei Nikolaevich-第1条的文章</text:p>
      <text:p text:style-name="P4">
Smagina Yevgeny Nikolaevich-首席长者</text:p>
      <text:p text:style-name="P4">
Eugene Anatolyevich Uzhbid-初中中士</text:p>
      <text:p text:style-name="P4">
Fokina Dmitry Sergeyevich-水手</text:p>
      <text:p text:style-name="P4">
<text:span text:style-name="T4">
奖励奖牌“祖国的捍卫者” </text:span>
</text:p>
      <text:p text:style-name="P4">
Babich Yaroslav Nikolaevich-中尉</text:p>
      <text:p text:style-name="P4">
Bagmut Nicholas Valeryevich-士兵</text:p>
      <text:p text:style-name="P4">
Sergei Vladimirovich-水手</text:p>
      <text:p text:style-name="P4">
Gudza Roman Valeryevich-士兵</text:p>
      <text:p text:style-name="P4">
Artem Vladimirovich Dudka-高级士兵</text:p>
      <text:p text:style-name="P4">
Dyachenko Nikolai Anatolyevich-士兵</text:p>
      <text:p text:style-name="P4">
Eustafiev Maxim Vitaliyovich-士兵Krugovo Vladimir Nikolaevich-士兵</text:p>
      <text:p text:style-name="P4">
Linnik Valentin Vladimirovich-士兵</text:p>
      <text:p text:style-name="P4">
Lalina Nikolai Vasilyevich-士兵</text:p>
      <text:p text:style-name="P4">
Mazurenko Vladimir Konstantinovich-中士</text:p>
      <text:p text:style-name="P4">
Maksymchuk Oleg Agafonovich-高级士兵</text:p>
      <text:p text:style-name="P4">
Maximyuk Dmitry Ivanovich-高级士兵</text:p>
      <text:p text:style-name="P4">
Machanadze Alexei Borisovich-初中中士</text:p>
      <text:p text:style-name="P4">
Nikitich Ivan Ivanovich-士兵</text:p>
      <text:p text:style-name="P4">
亚历山大·米尼夫(Alexander Mineev) - 士兵</text:p>
      <text:p text:style-name="P4">
Nesina Maxim Vyacheslavovich-士兵</text:p>
      <text:p text:style-name="P4">
奥尔格·弗拉基米洛维奇(Oleg Vladimirovich)，高级士兵</text:p>
      <text:p text:style-name="P4">
Prikhodko Vladimir Valeryevich-医疗服务队长</text:p>
      <text:p text:style-name="P4">
Vsevolod Viktorovich-高级士兵</text:p>
      <text:p text:style-name="P4">
Samokhin Viktor Gennadyevich-队长2等级</text:p>
      <text:p text:style-name="P4">
Semka Timothy Viktorovich(死后) - 初中中士</text:p>
      <text:p text:style-name="P4">
Turlai Nikolai Romanovich-水手</text:p>
      <text:p text:style-name="P4">
德米特里·彼得罗维奇(Dmitry Petrovich)的技巧 - 士兵</text:p>
      <text:p text:style-name="P4">
<text:span text:style-name="T4">
奖励挽救生命的奖牌</text:span>
</text:p>
      <text:p text:style-name="P4">
亚历山大·亚历山德罗维奇(Alexander Alexandrovich)-Oleksandrovych-庆祝2条第2篇文章</text:p>
      <text:p text:style-name="P4">
Loboda Sergey Vladimirovich总部</text:p>
      <text:p text:style-name="P4">
Bohdan Vasilyevich-乌克兰武装部队的雇员</text:p>
      <text:p text:style-name="P4">
Startarenko anastasia Yakivna-文章第2条</text:p>
      <text:p text:style-name="P4">
Karina Shamanskaya Yaroslavovna-条款第2条的主管。</text:p>
      <text:h text:style-name="P13" text:outline-level="4">
<text:span text:style-name="T4">
<text:span text:style-name="T4">
总统法令第257/2023号</text:span>
</text:span>
</text:h>
      <text:p text:style-name="P4">
<text:span text:style-name="T4">
授予Bohdan Khmelnitsky II学位的命令</text:span>
</text:p>
      <text:p text:style-name="P4">
Bilasha Alexander Sergeyevich-上校</text:p>
      <text:p text:style-name="P4">
Ogarenko Sergey Ivanovich-上校</text:p>
      <text:p text:style-name="P4">
<text:span text:style-name="T4">
授予Bohdan Khmelnitsky III学位的命令</text:span>
</text:p>
      <text:p text:style-name="P4">
Alexei Yurievich Vyunyun-中尉</text:p>
      <text:p text:style-name="P4">
伊万·雅罗斯拉夫维奇(Ivan Yaroslavovich Gazuk)(死后) - 初中中士</text:p>
      <text:p text:style-name="P4">
Victor Mikhailovich-上校</text:p>
      <text:p text:style-name="P4">
Mashlevsky Sergey Ivanovich-上尉</text:p>
      <text:p text:style-name="P4">
浇水安德里·瓦西利维奇(Andriy Vasilyevich) - 上校</text:p>
      <text:p text:style-name="P4">
安德里·特卡库克(Andriy Tkachuk)(死后) - 队长</text:p>
      <text:p text:style-name="P4">
纳扎尔·弗拉基米罗维奇(Nazar Vladimirovich Pharbus) - 中尉</text:p>
      <text:p text:style-name="P4">
Shevchenko Taras Alexandrovich-中尉</text:p>
      <text:p text:style-name="P4">
<text:span text:style-name="T4">
授予II学位的勇气命令</text:span>
</text:p>
      <text:p text:style-name="P4">
Vasily的Gushchina-士兵</text:p>
      <text:p text:style-name="P4">
Martyniuk Anatoly Mikhailovich(死后) - 士兵</text:p>
      <text:p text:style-name="P4">
Vladimir Sirotyuk(死后) - 高级士兵</text:p>
      <text:p text:style-name="P4">
清晰的Yevgeny Yosypovych-初中中士</text:p>
      <text:p text:style-name="P4">
<text:span text:style-name="T4">
授予三级勇气的勇气</text:span>
</text:p>
      <text:p text:style-name="P4">
Arsenik Vasily Nikolaevich(死后) - 士兵</text:p>
      <text:p text:style-name="P4">
Babarik Marian Vasilyevich(死后) - 高级士兵</text:p>
      <text:p text:style-name="P4">
Bichur Roman Nikolaevich(死后) - 士兵</text:p>
      <text:p text:style-name="P4">
Andrei Vladimirovich(死后) - 高级水手</text:p>
      <text:p text:style-name="P4">
邦达·尼古拉·弗拉基米罗维奇(死后) - 士兵</text:p>
      <text:p text:style-name="P4">
Oleksandr Sergeyevich的浮标</text:p>
      <text:p text:style-name="P4">
Sergey Andreevich Velikopolsky(死后) - 士兵</text:p>
      <text:p text:style-name="P4">
燕麦Sergei Ivanovich(死后) - 初中中士Vorobya Yaroslav Nikolaevich(死后) - 高级士兵</text:p>
      <text:p text:style-name="P4">
Voronyuk Vladislav Vasilyevich(死后) - 高级士兵</text:p>
      <text:p text:style-name="P4">
亚历山大·加拉德丘克(Alexander Garadchuk)(死后) - 高级中士</text:p>
      <text:p text:style-name="P4">
Glynyuk Andriy Alekseevich(死后) - 士兵</text:p>
      <text:p text:style-name="P4">
Gordeev Alexei Alexandrovich-士兵</text:p>
      <text:p text:style-name="P4">
弗拉基米尔·达什丘克(Vladimir Dashchuk)(死后) - 士兵</text:p>
      <text:p text:style-name="P4">
Didik Vitaliy Nikolaevich(死后) - 士兵</text:p>
      <text:p text:style-name="P4">
Dmitrash Vladimir Romanovich(死后) - 士兵</text:p>
      <text:p text:style-name="P4">
Dudyuk Vladimir Nikolaevich(死后) - 高级中士</text:p>
      <text:p text:style-name="P4">
Efimov Alexander Viktorovich(死后) - 士兵</text:p>
      <text:p text:style-name="P4">
Vladimir Zolondyevsky(死后) - 高级士兵</text:p>
      <text:p text:style-name="P4">
Zakharchuk Viktor Vasilyevich(死后) - 初中中士</text:p>
      <text:p text:style-name="P4">
Zimina Yuri Vladimirovich-中士</text:p>
      <text:p text:style-name="P4">
Kaleniuk Alexander Vasilyevich-士兵</text:p>
      <text:p text:style-name="P4">
Karpyuk Pavel Alexandrovich(死后) - 高级士兵</text:p>
      <text:p text:style-name="P4">
Kashub Yaroslav Ivanovich(死后) - 高级中士</text:p>
      <text:p text:style-name="P4">
Volodymyr Kovalenko(死后) - 高级士兵</text:p>
      <text:p text:style-name="P4">
KOVAL VITALIY VLADIMIROVICH(死后) - 士兵</text:p>
      <text:p text:style-name="P4">
亚历山大·科瓦克(Alexander Kovalchuk)(死后) - 高级士兵</text:p>
      <text:p text:style-name="P4">
Oleksandr Yurievich的套管(死后) - 初级中尉</text:p>
      <text:p text:style-name="P4">
Komarov Yaroslav Alexandrovich(死后) - 士兵</text:p>
      <text:p text:style-name="P4">
Anatoliy Nikolaevich的圆锥形(死后) - 士兵</text:p>
      <text:p text:style-name="P4">
Kosova Dmitra Mikhailovich(死后) - 士兵</text:p>
      <text:p text:style-name="P4">
Kostyuk Mikhail Musievich(死后) - 士兵</text:p>
      <text:p text:style-name="P4">
Koshar Valery Vitaliyevich(死后) - 士兵</text:p>
      <text:p text:style-name="P4">
亚历山大·库扎克(Alexander Kuzak)(死后) - 士兵</text:p>
      <text:p text:style-name="P4">
Andriy Kurpachenko(死后) - 士兵</text:p>
      <text:p text:style-name="P4">
Labunsky Denis Bogdanovich(死后) - 中士</text:p>
      <text:p text:style-name="P4">
Lazarets Vitaliy Alexandrovich(死后) - 酋长</text:p>
      <text:p text:style-name="P4">
Mikhail Ivanovich Lazutsky(死后) - 士兵</text:p>
      <text:p text:style-name="P4">
拉普丘克·亚历山大·斯蒂芬诺维奇(死后) - 中士</text:p>
      <text:p text:style-name="P4">
Vadim Lysenkova(死后) - 初中中士</text:p>
      <text:p text:style-name="P4">
Litvinets Nikolai Nikolaevich(死后) - 中士</text:p>
      <text:p text:style-name="P4">
马克卢克·瓦伦丁·彼得罗维奇(死后) - 士兵</text:p>
      <text:p text:style-name="P4">
Matsyuk Vitaliy Nikolaevich(死后) - 士兵</text:p>
      <text:p text:style-name="P4">
Mityaykina Alexei Andreevich(死后) - 高级士兵</text:p>
      <text:p text:style-name="P4">
Omelyanchuk Vladimir Leonidovich(死后) - 士兵</text:p>
      <text:p text:style-name="P4">
Osadchuk Peter Petrovich(死后) - 初中中士</text:p>
      <text:p text:style-name="P4">
奥索夫斯基伊万·尼古拉维奇 - 初中中士</text:p>
      <text:p text:style-name="P4">
Pylypchuk Peter Vyacheslavovich(死后) - 士兵</text:p>
      <text:p text:style-name="P4">
Pivarchuk Taras Andreevich(死后) - 士兵</text:p>
      <text:p text:style-name="P4">
Miroslav Polishchuk(死后) - 士兵</text:p>
      <text:p text:style-name="P4">
Prishchepov Roman Mikhailovich-高级中尉</text:p>
      <text:p text:style-name="P4">
Prokopchuk Rostislav Igorovich(死后) - 士兵Rybchuk Stanislav Yaroslavovich(死后) - 高级士兵</text:p>
      <text:p text:style-name="P4">
Alexei Viktorovich移动 - 士兵</text:p>
      <text:p text:style-name="P4">
Vasily Ivanovich Ryasik-上校</text:p>
      <text:p text:style-name="P4">
Vitaliy Fedorovich Samoshina-士兵</text:p>
      <text:p text:style-name="P4">
Valery Valery(死后) - 高级士兵</text:p>
      <text:p text:style-name="P4">
Maryana Igorovich Serdyuk(死后) - 士兵</text:p>
      <text:p text:style-name="P4">
Stlyuk Mikhail Vladimirovich(死后) - 初中中士</text:p>
      <text:p text:style-name="P4">
Denis Viktorovich的烘干机(死后) - 士兵</text:p>
      <text:p text:style-name="P4">
Tarasyuk Alexander Vasilyevich(死后) - 初中中士</text:p>
      <text:p text:style-name="P4">
Tishka Andrei Vitaliyevich(死后) - 高级士兵</text:p>
      <text:p text:style-name="P4">
Fedyuk Valery Yevgenovich(死后) - 士兵</text:p>
      <text:p text:style-name="P4">
Formanyuk Vitaliy Alexandrovich(死后)-Headquarters</text:p>
      <text:p text:style-name="P4">
Kharchuk Roman Nikolaevich(死后) - 士兵</text:p>
      <text:p text:style-name="P4">
弗拉基米尔·伊万诺维奇(Vladimir Ivanovich)的tsvid(死后) - 初中中士</text:p>
      <text:p text:style-name="P4">
亚历山大·伊万诺维奇的查克(死后) - 士兵</text:p>
      <text:p text:style-name="P4">
Chernetsky Vitaliy Vladimirovich(死后) - 高级士兵</text:p>
      <text:p text:style-name="P4">
Churak Peter Pavlovich-高级士兵</text:p>
      <text:p text:style-name="P4">
Shelchuk Sergey Yosypovych(死后) - 士兵</text:p>
      <text:p text:style-name="P4">
伊万的锥(死后) - 高级士兵</text:p>
      <text:p text:style-name="P4">
Valentina Ivanovich Shuma(死后) - 高级中士</text:p>
      <text:p text:style-name="P4">
Yurchuk Roman Vitaliyevich(死后) - 士兵</text:p>
      <text:p text:style-name="P4">
Yarmolyuk Sergey Vasilyevich(死后) - 士兵</text:p>
      <text:p text:style-name="P4">
<text:span text:style-name="T4">
授予乌克兰军事服役奖章</text:span>
</text:p>
      <text:p text:style-name="P4">
Vavrashkova Vitaliy Vasilyevich-士兵</text:p>
      <text:p text:style-name="P4">
Nikita Grodankina-高级士兵</text:p>
      <text:p text:style-name="P4">
Ilyina Yuri Stepanovich-士兵</text:p>
      <text:p text:style-name="P4">
Iolkin Arthur Sergeyevich-士兵</text:p>
      <text:p text:style-name="P4">
Livshun Ilya Alexandrovich-士兵</text:p>
      <text:p text:style-name="P4">
Tatiana Pavlovskaya-士兵</text:p>
      <text:p text:style-name="P4">
Romanov Vladimir Alexandrovich-高级士兵</text:p>
      <text:p text:style-name="P4">
Yuri Leonidovich Savchenko-高级士兵</text:p>
      <text:p text:style-name="P4">
Salnikov Alexei Yurievich-士兵</text:p>
      <text:p text:style-name="P4">
Vladislav Mikhailovich Shpanyuk-高级士兵</text:p>
      <text:p text:style-name="P4">
Yarmak Vyacheslav Vladimirovich-高级士兵</text:p>
      <text:p text:style-name="P4">
<text:span text:style-name="T4">
奖励奖牌“祖国的捍卫者” </text:span>
</text:p>
      <text:p text:style-name="P4">
亚历山大·伊万诺维奇·布拉兹维斯基 - 高级士兵</text:p>
      <text:p text:style-name="P4">
Goldun Victor Valeryevich-士兵</text:p>
      <text:p text:style-name="P4">
达达亚娜·戴维·瓦莱里维奇(Davadayana David Valeryevich) - 初中中士</text:p>
      <text:p text:style-name="P4">
Dovgaluk Igor Viktorovich-士兵</text:p>
      <text:p text:style-name="P4">
Dovzhenko Ruslan Svyatoslavovich-士兵</text:p>
      <text:p text:style-name="P4">
Ishchenko Sergiy Alexandrovich-初中</text:p>
      <text:p text:style-name="P4">
音乐Anatoly Viktorovich-士兵</text:p>
      <text:p text:style-name="P4">
Nikitchenko Igor Nikolaevich-高级士兵</text:p>
      <text:p text:style-name="P4">
Pavelka Vasily Vladimirovich-高级士兵</text:p>
      <text:p text:style-name="P4">
Potapova精液Yurievich-高级士兵</text:p>
      <text:p text:style-name="P4">
Stepaniuk Vladislav Igorovich-士兵。</text:p>
      <text:h text:style-name="P13" text:outline-level="4">
<text:span text:style-name="T4">
<text:span text:style-name="T4">
总统法令号258/2023 </text:span>
</text:span>
</text:h>
      <text:p text:style-name="P4">
Baiderman Oleg Stanislavovich-中尉</text:p>
      <text:p text:style-name="P4">
Borisenkov Viktor Alexandrovich(死后) - 高级士兵亚历山大·朱克(Alexander Zhuk)(死后) - 高级士兵</text:p>
      <text:p text:style-name="P4">
Yuri Petrovich Kovalenko(死后) - 士兵</text:p>
      <text:p text:style-name="P4">
Pashchuk Dmitry Dmitrovich(死后) - 高级水手</text:p>
      <text:p text:style-name="P4">
Perinsky Dmitry Alexandrovich(死后) - 初中中士</text:p>
      <text:p text:style-name="P4">
Petrik Sergey Sergeyevich(死后) - 高级水手</text:p>
      <text:p text:style-name="P4">
拉丁语Rostislav Vasilyevich(死后) - 中尉</text:p>
      <text:p text:style-name="P4">
Storozhuk Bohdan Alexandrovich(死后) - 士兵</text:p>
      <text:p text:style-name="P4">
Chigira Roman Mikhailovich(死后) - 高级水手</text:p>
      <text:p text:style-name="P4">
Mykola Sergeyevich Shkrat(死后) -  2篇文章的中士</text:p>
      <text:p text:style-name="P4">
Yushchenko Kateryna Yurievna(死后) - 高级士兵</text:p>
      <text:p text:style-name="P4">
亚历山大·Yashchenko(Alexander Yashchenko) - 专业</text:p>
      <text:p text:style-name="P4">
<text:span text:style-name="T4">
授予Danylo Halytsky的命令</text:span>
</text:p>
      <text:p text:style-name="P4">
亚历山大·维塔利耶维奇(Alexander Vitaliyevich) - 专业</text:p>
      <text:p text:style-name="P4">
Nikolaev Dmitry Viktorovich-上校</text:p>
      <text:p text:style-name="P4">
<text:span text:style-name="T4">
授予乌克兰军事服役奖章</text:span>
</text:p>
      <text:p text:style-name="P4">
Golubova Sergey Olegovich-高级中尉</text:p>
      <text:p text:style-name="P4">
Vyacheslav Alexandrovich-高级士兵</text:p>
      <text:p text:style-name="P4">
Lyubkin Igor Leonidovich-中尉</text:p>
      <text:p text:style-name="P4">
Oliynyk Dmitry Alexandrovich-中士</text:p>
      <text:p text:style-name="P4">
Andrei Dmitrovich Semanyuk-中士</text:p>
      <text:p text:style-name="P4">
Soliankina Mykola Alexandrovich-上尉</text:p>
      <text:p text:style-name="P4">
Shevchuk Vasily Vasilyevich-高级士兵</text:p>
      <text:p text:style-name="P4">
<text:span text:style-name="T4">
奖励奖牌“祖国的捍卫者” </text:span>
</text:p>
      <text:p text:style-name="P4">
尼古拉斯·维莱科茨基(Nicholas Velekotsky) - 高级中尉</text:p>
      <text:p text:style-name="P4">
Danka Andrei Lyubomirovich-高级士兵</text:p>
      <text:p text:style-name="P4">
野兔Vadim Alexandrovich-队长</text:p>
      <text:p text:style-name="P4">
Alexei Kosenko-高级中尉</text:p>
      <text:p text:style-name="P4">
许多Ruslan Stanislavovich-专业</text:p>
      <text:p text:style-name="P4">
Popovich Sergey Mikhailovich-高级中尉</text:p>
      <text:p text:style-name="P4">
弗拉基米尔·米罗维奇(Vladimir Mironovich)的仆人是初中中士</text:p>
      <text:p text:style-name="P4">
Vyacheslav Vyacheslav-士兵</text:p>
      <text:p text:style-name="P4">
Fedorenko Dmitry Alexandrovich-少校</text:p>
      <text:p text:style-name="P4">
尼古拉斯·瓦莱里维奇(Nicholas Valeryevich) - 士兵</text:p>
      <text:p text:style-name="P4">
Yarem Boris Viktorovich是一名高级士兵。</text:p>
      <text:p text:style-name="P4">
News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Aviation of Defense Forces struck seven blows on the positions of the invaders and destroyed the UAV "Orlan-10"</text:span>
</text:h>
      <text:p text:style-name="P4">
Author: ['АРМІЯINFORM']</text:p>
      <text:p text:style-name="P4">
Time: 2023-05-02T34:00:00-04:00</text:p>
      <text:p text:style-name="P4">
Description: About the General Headquarters of the ZSU. “The AvIACII forces for the defense for Doba was nested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19/12/bpla-orlan.jpg" text:style-name="Internet_20_link" text:visited-style-name="Visited_20_Internet_20_Link">
bpla-orlan.jpg</text:a>
']</text:p>
      <text:p text:style-name="P4">
Tags: ['STOPRUSSIA', 'АГРЕСІЯ РФ', 'ВІЙНА', 'ВТОРГНЕННЯ РФ']</text:p>
      <text:p text:style-name="P4">
Category: News</text:p>
      <!--METADATA-->
      <text:p text:style-name="P4">
<draw:frame draw:style-name="fr1" draw:name="Image241" text:anchor-type="as-char" svg:width="6.9236in" svg:height="4.615733in" draw:z-index="0">
<draw:image xlink:href="../Images/AРМІЯINFORM/2023-05-02T34-00-00-04-00/bpla-orlan.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Hzf2BQXZunWt9wWL1sp4aDfsxVv6KNY7Snhh5FH1xztGAyGGTFhZN42GMg8yGgAXl" text:style-name="Internet_20_link" text:visited-style-name="Visited_20_Internet_20_Link">
report</text:a>
Egeneral headquarters of the Armed Forces.</text:p>
      <text:p text:style-name="P4">
“Aviation of defense forces per day destroyed 3 Russian anti-aircraft missile systems made 7 beats in the areas of concentration of the enemy's personnel. An enemy reconnaissance UAV type "Orlan-10" was also killed,-the message reads.</text:p>
      <text:p text:style-name="P4">
It is noted that during the day the units of missile troops and artillery are the Uzilpinct of Management, 6 areas of concentration of weapons and military equipment, 2 warehouses of ammunition and 1 composition of fuel and lubricants of the enemy.</text:p>
      <text:p text:style-name="P4">
News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The occupiers reinforce counterintelligence and police regimes to Tot</text:span>
</text:h>
      <text:p text:style-name="P4">
Author: ['АРМІЯINFORM']</text:p>
      <text:p text:style-name="P4">
Time: 2023-05-02T35:00:00-04:00</text:p>
      <text:p text:style-name="P4">
Description: About the General Headquarters of the ZSU. “Rosіyskі PROPPANTI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ТОТ']</text:p>
      <text:p text:style-name="P4">
Category: News</text:p>
      <!--METADATA-->
      <text:p text:style-name="P4">
<draw:frame draw:style-name="fr1" draw:name="Image242" text:anchor-type="as-char" svg:width="6.9236in" svg:height="5.140773in" draw:z-index="0">
<draw:image xlink:href="../Images/AРМІЯINFORM/2023-05-02T35-00-00-04-00/okupant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Hzf2BQXZunWt9wWL1sp4aDfsxVv6KNY7Snhh5FH1xztGAyGGTFhZN42GMg8yGgAXl" text:style-name="Internet_20_link" text:visited-style-name="Visited_20_Internet_20_Link">
report</text:a>
Egeneral headquarters of the Armed Forces.</text:p>
      <text:p text:style-name="P4">
“The Russian invaders strengthen the counterintelligence and police regimes of the territory of Zaporizhzhia region. In particular, in the settlements of the road, Reshetilovka, Konstantinovka and Chumatsk, the invaders of the ban on civilians without local registration, ”the message reads.</text:p>
      <text:p text:style-name="P4">
It is noted that in Gornostaivka of the Kherson region there are significant problems with the cellular communication of Russian operators, unlike the sucking communication of national operators of Ukraine. The local command of the Russian occupying troops is explained by the results of the defeat, which are being drawn by the Armed Forces of Ukraine.</text:p>
      <text:p text:style-name="P4">
News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Defense forces repelled 41 attacks in Liman, Bakhmut, Avdiiv and Mariinsky directions</text:span>
</text:h>
      <text:p text:style-name="P4">
Author: ['АРМІЯINFORM']</text:p>
      <text:p text:style-name="P4">
Time: 2023-05-02T36:00:00-04:00</text:p>
      <text:p text:style-name="P4">
Description: About the General Headquarters of the ZSU. “Pias the prime of ZoServiti basic ... The war with Ukraine 2022, the war with Ukraine is the latest news today, the war with Ukraine 2022 is the last today, will there be a war between Ukraine and Russia and when, there will be a war with Ukraine in 2022,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АГРЕСІЯ РФ', 'ВІЙНА', 'ВТОРГНЕННЯ РФ']</text:p>
      <text:p text:style-name="P4">
Category: News</text:p>
      <!--METADATA-->
      <text:p text:style-name="P4">
<draw:frame draw:style-name="fr1" draw:name="Image243" text:anchor-type="as-char" svg:width="6.9236in" svg:height="3.894525in" draw:z-index="0">
<draw:image xlink:href="../Images/AРМІЯINFORM/2023-05-02T36-00-00-04-00/zsu.jpg" xlink:type="simple" xlink:show="embed" xlink:actuate="onLoad" draw:mime-type="image/jpeg"/>
</draw:frame>
<text:span text:style-name="T4">
 🔥 Situation of the Russian invasion </text:span>
</text:p>
      <text:p text:style-name="P4">
About it <text:a xlink:type="simple" xlink:href="https://www.facebook.com/GeneralStaff.ua/posts/pfbid0Hzf2BQXZunWt9wWL1sp4aDfsxVv6KNY7Snhh5FH1xztGAyGGTFhZN42GMg8yGgAXl" text:style-name="Internet_20_link" text:visited-style-name="Visited_20_Internet_20_Link">
reports</text:a>
The General Staff of the Armed Forces.</text:p>
      <text:p text:style-name="P4">
“The occupiers continue to focus on the leading offensives on Liman, Bakhmut, Avdiiv and Mariinsky directions - 41 enemy attacks have been reflected. Bakhmut Tamarinka remains at the epicenter of the fighting, our warriors keep defense, ”the message reads.</text:p>
      <text:p text:style-name="P4">
It is noted that in the Bakhmut direction the enemy continues to lead the next. Fighting in Bakhmut is ongoing. In addition, during the day, the enemy of the vodobzer offensive actions in the direction of the settlement. Bakhmut and white mountain. From the enemy shelling victims, Orikhovo-Vasylivka, Novomarka, Grigorivka, Bakhmut, Chrome, Time, Ivanivske, Konstantinovka, Diliyivka and Southern Donetsk region.</text:p>
      <text:p text:style-name="P4">
In the Avdeevsky direction, the enemy conducted offensive actions in the areas of inhabited publications of Severene and Pervomaisko, no success. He struck the air strike on Avdiivka. Lastokne, Severene, Pervomaisk and Karlovka of Donetsk region.</text:p>
      <text:p text:style-name="P4">
In the Marine direction, the enemy continues to attack the positions of defense forces. The fighting for Marinka.</text:p>
      <text:p text:style-name="P4">
News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Ukrainian defenders per day eliminated nearly 500 invaders, destroyed 9 artistem</text:span>
</text:h>
      <text:p text:style-name="P4">
Author: ['АРМІЯINFORM']</text:p>
      <text:p text:style-name="P4">
Time: 2023-05-02T37:00:00-04:00</text:p>
      <text:p text:style-name="P4">
Description: Zagalni Boyov, take the enemy on 02.24.22 to 02.0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27dc02c-a2f6-46a3-a34b-986dc80bf142-scaled.jpg" text:style-name="Internet_20_link" text:visited-style-name="Visited_20_Internet_20_Link">
f27dc02c-a2f6-46a3-a34b-986dc80bf142-scaled.jpg</text:a>
']</text:p>
      <text:p text:style-name="P4">
Tags: ['STOPRUSSIA', 'АГРЕСІЯ РФ', 'ВТОРГНЕННЯ РФ', 'ВТРАТИ ВОРОГА', 'ГШ ЗСУ']</text:p>
      <text:p text:style-name="P4">
Category: News</text:p>
      <!--METADATA-->
      <text:p text:style-name="P4">
<draw:frame draw:style-name="fr1" draw:name="Image244" text:anchor-type="as-char" svg:width="6.9236in" svg:height="6.987066in" draw:z-index="0">
<draw:image xlink:href="../Images/AРМІЯINFORM/2023-05-02T37-00-00-04-00/f27dc02c-a2f6-46a3-a34b-986dc80bf142-scaled.jpg" xlink:type="simple" xlink:show="embed" xlink:actuate="onLoad" draw:mime-type="image/jpeg"/>
</draw:frame>
The total fighting loss of the enemy from 24.02.22 to 02.05.23 will be orientated:</text:p>
      <text:p text:style-name="P4">
<text:span text:style-name="T4">
<text:span text:style-name="T5">
 Personnel - </text:span>
* 191420(+460)persons eliminated</text:span>
<text:span text:style-name="T5">
 tanks - </text:span>
<text:span text:style-name="T5">
 3701(+1)</text:span>
<text:span text:style-name="T4">
 combat armored vehicles - </text:span>
 7193(+1)<text:span text:style-name="T4">
<text:span text:style-name="T5">
 Artillery Systems - </text:span>
<text:span text:style-name="T5">
 2930(+9)</text:span>
 </text:span>
 RSZV - <text:span text:style-name="T4">
 544(0)</text:span>
<text:span text:style-name="T5">
 air defense means - </text:span>
<text:span text:style-name="T5">
 298(+3)</text:span>
<text:span text:style-name="T4">
 aircraft - </text:span>
 308(0)<text:span text:style-name="T4">
<text:span text:style-name="T5">
 helicopters - </text:span>
* 294(0)</text:span>
<text:span text:style-name="T5">
 UAV Operative Tactical Level-</text:span>
<text:span text:style-name="T5">
 2477(+1)</text:span>
<text:span text:style-name="T4">
 Winged missiles - </text:span>
 947(+15)<text:span text:style-name="T4">
<text:span text:style-name="T5">
 ships / boats - </text:span>
* 18(0)</text:span>
<text:span text:style-name="T5">
 Automobile equipment and tanks - </text:span>
<text:span text:style-name="T5">
 5851(+6)</text:span>
<text:span text:style-name="T4">
 Special equipment - </text:span>
 360(+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2.05.23.</text:p>
      <text:p text:style-name="P4">
News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Alexei Reznikov had a telephone conversation with the Minister of Foreign Affairs of Iceland - thanked for his support</text:span>
</text:h>
      <text:p text:style-name="P4">
Author: ['АРМІЯINFORM']</text:p>
      <text:p text:style-name="P4">
Time: 2023-05-02T38:00:00-04:00</text:p>
      <text:p text:style-name="P4">
Description: Ministra defense of Ukraine Oleksiy Reznikov Proviv to Kelezmov Zminist Zavrannny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ukraine_iceland.jpg" text:style-name="Internet_20_link" text:visited-style-name="Visited_20_Internet_20_Link">
ukraine_iceland.jpg</text:a>
']</text:p>
      <text:p text:style-name="P4">
Tags: ['STOPRUSSIA', 'ІСЛАНДІЯ', 'ОЛЕКСІЙ РЕЗНІКОВ', 'СВІТ ПІДТРИМУЄ УКРАЇНУ']</text:p>
      <text:p text:style-name="P4">
Category: News</text:p>
      <!--METADATA-->
      <text:p text:style-name="P4">
<draw:frame draw:style-name="fr1" draw:name="Image245" text:anchor-type="as-char" svg:width="6.9236in" svg:height="3.894525in" draw:z-index="0">
<draw:image xlink:href="../Images/AРМІЯINFORM/2023-05-02T38-00-00-04-00/ukraine_iceland.jpg" xlink:type="simple" xlink:show="embed" xlink:actuate="onLoad" draw:mime-type="image/jpeg"/>
</draw:frame>
Defense Minister Oleksiy Reznikov held a telephone conversation with the Ministry of Law and International Cooperation for the purpose of development of Icelandic Derrodis Kolbrrun Reicfjord Hilfadotth.</text:p>
      <text:p text:style-name="P4">
The head of the Ukrainian defense department [reported] about it(https://twitter.com/oleksiireznikov/status/1653025687073181696)Utwitter.</text:p>
      <text:p text:style-name="P4">
“He expressed his gratitude for Iceland's strong position on Ukraine's support. Thank you toland, which remains with Ukraine, ”said Alexei Reznikov.</text:p>
      <text:p text:style-name="P4">
We will remind, on March 14, 2023 President of Ukraine Volodymyr Zelensky in Kiev <text:a xlink:type="simple" xlink:href="https://armyinform.com.ua/2023/03/14/prezydent-ukrayiny-zustrivsya-z-premyer-ministrom-islandiyi/" text:style-name="Internet_20_link" text:visited-style-name="Visited_20_Internet_20_Link">
conducted</text:a>
Meeting with Iceland Prime Minister Katrinayakobsdottir. During the reception was <text:a xlink:type="simple" xlink:href="https://armyinform.com.ua/2023/03/14/prezydent-ukrayiny-ta-premyer-ministr-islandiyi-pidpysaly-spilnu-deklaracziyu/" text:style-name="Internet_20_link" text:visited-style-name="Visited_20_Internet_20_Link">
signed</text:a>
A joint declaration, which recorded a joint vision on all key issues of the bilateral agenda.</text:p>
      <text:p text:style-name="P4">
News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In Ukraine a moment of silence</text:span>
</text:h>
      <text:p text:style-name="P4">
Author: ['АРМІЯINFORM']</text:p>
      <text:p text:style-name="P4">
Time: 2023-05-02T3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5-02T3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2/v-ukrayini-hvylyna-movchannya/" text:style-name="Internet_20_link" text:visited-style-name="Visited_20_Internet_20_Link">
https://armyinform.com.ua/2023/05/02/v-ukrayini-hvylyna-movchannya/</text:a>
</text:p>
      <!--NEWS-->
      <text:h text:style-name="P10" text:outline-level="1">
<text:span text:style-name="T4">
Ukraine has gained an advantage in confrontation of cyberattacks and information aggression of the Russian Federation - NSDC</text:span>
</text:h>
      <text:p text:style-name="P4">
Author: ['АРМІЯINFORM']</text:p>
      <text:p text:style-name="P4">
Time: 2023-05-02T40:00:00-04:00</text:p>
      <text:p text:style-name="P4">
Description: PID Hour of the Chornomorsky Regional Forum Valnutorvikov Programs of the Center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whatsapp-image-2023-05-01-at-16.41.31-3-e1683006836132.jpeg" text:style-name="Internet_20_link" text:visited-style-name="Visited_20_Internet_20_Link">
whatsapp-image-2023-05-01-at-16.41.31-3-e1683006836132.jpeg</text:a>
']</text:p>
      <text:p text:style-name="P4">
Tags: ['YES', 'ЄВРОПЕЙСЬКИЙ ЦЕНТР ДОСЛІДЖЕНЬ ПРОБЛЕМ БЕЗПЕКИ', 'КІБЕРЗАГРОЗИ', 'РНБО УКРАЇНИ']</text:p>
      <text:p text:style-name="P4">
Category: News</text:p>
      <!--METADATA-->
      <text:p text:style-name="P4">
<draw:frame draw:style-name="fr1" draw:name="Image247" text:anchor-type="as-char" svg:width="6.9236in" svg:height="4.185262in" draw:z-index="0">
<draw:image xlink:href="../Images/AРМІЯINFORM/2023-05-02T40-00-00-04-00/whatsapp-image-2023-05-01-at-16.41.31-3-e1683006836132.jpeg" xlink:type="simple" xlink:show="embed" xlink:actuate="onLoad" draw:mime-type="image/jpeg"/>
</draw:frame>
During the Black Sea Regional Forum graduates of the European Security Programs. J. Marshall participants of the event discussing the definition and neutralization of obstacles to Ukraine's accession to the EU. Particular attention was paid to the counteraction to the hybrid influence of the Russian Federation, in particular in the information sphere and the European integration initiative.</text:p>
      <text:p text:style-name="P4">
About it <text:a xlink:type="simple" xlink:href="https://www.rnbo.gov.ua/ua/Diialnist/6302.html" text:style-name="Internet_20_link" text:visited-style-name="Visited_20_Internet_20_Link">
reports</text:a>
National Security and Defense of Ukraine.</text:p>
      <text:p text:style-name="P4">
The forum referred to the importance of supporting the accession of the EU Black Sea Region, the experience and challenges facing Bulgaria and Romania during the acquisition of membership in the European Union, the achievements and problematic issues of Ukraine, Moldova and Georgia on the path to European integration. Also considered hybrid bods carried out by the Russian Federation to prevent the implementation of European integration and the experience of the countries of the Black Sea region to counteract topical calls.</text:p>
      <text:p text:style-name="P4">
The Ukrainian side shared a successful experience in counteracting information suchbergression of the Russian Federation in the conditions of martial law and development of national sustainability. Natalia Tkachuk, the leader Cyberats and information aggression of the Russian Federation.</text:p>
      <text:p text:style-name="P4">
She also stressed that Ukraine has achieved considerable success on the journey to the EMP's accession, and thanked the European partners for their support. “EU membership in the EU is not only for Ukraine. It will help to strengthen the collective safety of Europe, in particular regarding the counteraction of Russian aggression, ”the head of the service emphasized.</text:p>
      <text:p text:style-name="P4">
The forum was also attended by Prime Minister of Moldova Dorin, US Ambassador Vomold Kent Logsdon, German Ambassador to Moldova Margret Yubber, as well as representatives of state bodies and experts of Ukraine, Moldova, Romania, Bulgaria, Georgia, Germany, Germany.</text:p>
      <text:p text:style-name="P4">
News Source: <text:a xlink:type="simple" xlink:href="https://armyinform.com.ua/2023/05/02/ukrayina-zdobula-perevagu-u-protystoyanni-kiberatakam-ta-informaczijnij-agresiyi-rf-rnbo/" text:style-name="Internet_20_link" text:visited-style-name="Visited_20_Internet_20_Link">
https://armyinform.com.ua/2023/05/02/ukrayina-zdobula-perevagu-u-protystoyanni-kiberatakam-ta-informaczijnij-agresiyi-rf-rnbo/</text:a>
</text:p>
      <!--NEWS-->
      <text:h text:style-name="P10" text:outline-level="1">
<text:span text:style-name="T4">
NATO Membership in NATO: State Department adheres to open door policy</text:span>
</text:h>
      <text:p text:style-name="P4">
Author: ['АРМІЯINFORM']</text:p>
      <text:p text:style-name="P4">
Time: 2023-05-02T41:00:00-04:00</text:p>
      <text:p text:style-name="P4">
Description: The Sovereign Department of the Sentors of America will duture the half -toutics of the door of the doors ... War with Ukraine 2022, war with Ukraine Latest news today, News War with Ukraine 2022 Last today, will there be a war between Ukraine and Russia and when, Ukraine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czczcznato.jpg" text:style-name="Internet_20_link" text:visited-style-name="Visited_20_Internet_20_Link">
czczcznato.jpg</text:a>
']</text:p>
      <text:p text:style-name="P4">
Tags: ['АГРЕСІЯ РФ', 'ДЕРЖДЕП', 'ДОПОМОГА ПАРТНЕРІВ', 'НАТО', 'СВІТ ПІДТРИМУЄ УКРАЇНУ', 'США']</text:p>
      <text:p text:style-name="P4">
Category: News</text:p>
      <!--METADATA-->
      <text:p text:style-name="P4">
<draw:frame draw:style-name="fr1" draw:name="Image248" text:anchor-type="as-char" svg:width="6.9236in" svg:height="4.340623in" draw:z-index="0">
<draw:image xlink:href="../Images/AРМІЯINFORM/2023-05-02T41-00-00-04-00/czczcznato.jpg" xlink:type="simple" xlink:show="embed" xlink:actuate="onLoad" draw:mime-type="image/jpeg"/>
</draw:frame>
The State Department of the United States of America adheres to the policies of open doors on the possible NATO's possible membership.</text:p>
      <text:p text:style-name="P4">
About it at a pressing <text:a xlink:type="simple" xlink:href="https://www.state.gov/briefings/department-press-briefing-may-1-2023/" text:style-name="Internet_20_link" text:visited-style-name="Visited_20_Internet_20_Link">
reported</text:a>
US Department of State Department Vedanpatatel.</text:p>
      <text:p text:style-name="P4">
“We support NATO open door policy. Obviously it is(<text:span text:style-name="T5">
 Member of Ukraine in NATO</text:span>
 <text:span text:style-name="T5">
— Ed .</text:span>
)- Collective decision, and it must make all the alphabet. What we are now focused on is to support our Ukrainian partners in solving the challenges that they are currently in contact with, ahi is a huge Russian aggression, Russian attacks on civilian and energy infrastructure, ”Vedant Patel said.</text:p>
      <text:p text:style-name="P4">
Recall the summit of the North Atlantic Alliance <text:a xlink:type="simple" xlink:href="https://armyinform.com.ua/2022/11/09/nastupnyj-samit-nato-vidbudetsya-vlitku-2023-roku-v-lytvi/" text:style-name="Internet_20_link" text:visited-style-name="Visited_20_Internet_20_Link">
will take place</text:a>
In Vilnius July 11-12, 2023. NATO Gensk Jens Stoltenberg <text:a xlink:type="simple" xlink:href="https://armyinform.com.ua/2023/02/15/pozycziya-nato-shhodo-ukrayiny-ne-zminylasya-vona-stane-chlenom-alyansu-yens-stoltenberg/" text:style-name="Internet_20_link" text:visited-style-name="Visited_20_Internet_20_Link">
declared</text:a>
that the position of Blocushchev Ukraine has not changed, and the victory of Ukraine is a prerequisite for any <text:a xlink:type="simple" xlink:href="https://armyinform.com.ua/2023/04/05/peremoga-ukrayiny-ye-peredumovoyu-dlya-bud-yakoyi-dyskusiyi-shhodo-majbutnogo-chlenstva-v-nato-yens-stoltenberg/" text:style-name="Internet_20_link" text:visited-style-name="Visited_20_Internet_20_Link">
discussion</text:a>
Concerning future NATO membership.</text:p>
      <text:p text:style-name="P4">
News Source: <text:a xlink:type="simple" xlink:href="https://armyinform.com.ua/2023/05/02/chlenstvo-ukrayiny-v-nato-derzhdep-dotrymuyetsya-polityky-vidkrytyh-dverej/" text:style-name="Internet_20_link" text:visited-style-name="Visited_20_Internet_20_Link">
https://armyinform.com.ua/2023/05/02/chlenstvo-ukrayiny-v-nato-derzhdep-dotrymuyetsya-polityky-vidkrytyh-dverej/</text:a>
</text:p>
      <!--NEWS-->
      <text:h text:style-name="P10" text:outline-level="1">
<text:span text:style-name="T4">
At night, the army of the Russian Federation fired at the border of Sumy region and Chernihiv region from mortars and artillery barrels</text:span>
</text:h>
      <text:p text:style-name="P4">
Author: ['АРМІЯINFORM']</text:p>
      <text:p text:style-name="P4">
Time: 2023-05-02T42:00:00-04:00</text:p>
      <text:p text:style-name="P4">
Description: VNOCHI 2:00 1 PM at 08:00 2 PROVENNA ROSICHIKICII -VICHINIKY Chotiri Razi ... War with Ukraine 2022, War with Ukraine Latest News today, News War with Ukraine 2022 Last for Ukraine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501379058ae50fdafa91a200e502c1df_l.jpg" text:style-name="Internet_20_link" text:visited-style-name="Visited_20_Internet_20_Link">
501379058ae50fdafa91a200e502c1df_l.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49" text:anchor-type="as-char" svg:width="6.9236in" svg:height="4.286862in" draw:z-index="0">
<draw:image xlink:href="../Images/AРМІЯINFORM/2023-05-02T42-00-00-04-00/501379058ae50fdafa91a200e502c1df_l.jpg" xlink:type="simple" xlink:show="embed" xlink:actuate="onLoad" draw:mime-type="image/jpeg"/>
</draw:frame>
Illustrative photo</text:p>
      <text:p text:style-name="P4">
At night from 22:00 on May 1 to 08:00 on May 2, Russian occupation troops fired at the border of Chernihiv and Sumy region.</text:p>
      <text:p text:style-name="P4">
About it <text:a xlink:type="simple" xlink:href="https://t.me/ok_pivnich1/2220" text:style-name="Internet_20_link" text:visited-style-name="Visited_20_Internet_20_Link">
reports</text:a>
Operational Command "North".</text:p>
      <text:p text:style-name="P4">
In the Sumy region:</text:p>
      <text:p text:style-name="P4">
· At about 22:51, 4 parishes were recorded, probably from the artillery, the Understanding of Sosnivka settlement.</text:p>
      <text:p text:style-name="P4">
· From 22:35 to 22:37 there were 2 parishes, probably a mortar 120 mm, in the regional populic point of Vintotor.</text:p>
      <text:p text:style-name="P4">
· From 06:18 to 06:32 3 trips, probably with a mortar 120 mm, in the area of the inhabited pool of Rivne.</text:p>
      <text:p text:style-name="P4">
In the Chernihiv region, from 06:00 to 06:30 there were 7 parishes, probably of artillery, in the area of the settlement of Muravia.</text:p>
      <text:p text:style-name="P4">
There were no losses on the loss of the local population or damage to civilian infrastructure.</text:p>
      <text:p text:style-name="P4">
News Source: <text:a xlink:type="simple" xlink:href="https://armyinform.com.ua/2023/05/02/vnochi-armiya-rf-obstrilyala-prykordonnya-sumshhyny-i-chernigivshhyny-z-minometiv-ta-stvolnoyi-artyleriyi/" text:style-name="Internet_20_link" text:visited-style-name="Visited_20_Internet_20_Link">
https://armyinform.com.ua/2023/05/02/vnochi-armiya-rf-obstrilyala-prykordonnya-sumshhyny-i-chernigivshhyny-z-minometiv-ta-stvolnoyi-artyleriyi/</text:a>
</text:p>
      <!--NEWS-->
      <text:h text:style-name="P10" text:outline-level="1">
<text:span text:style-name="T4">
President of Poland: Ukraine's membership in the European Union is one of the main priorities of Poland's presidency in the EU</text:span>
</text:h>
      <text:p text:style-name="P4">
Author: ['АРМІЯINFORM']</text:p>
      <text:p text:style-name="P4">
Time: 2023-05-02T43:00:00-04:00</text:p>
      <text:p text:style-name="P4">
Description: For Polish, there are only Izitnikhi in the context of the Pіdgotovka Republiki before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uda-1.jpg" text:style-name="Internet_20_link" text:visited-style-name="Visited_20_Internet_20_Link">
duda-1.jpg</text:a>
']</text:p>
      <text:p text:style-name="P4">
Tags: ['STOPRUSSIA', 'АГРЕСІЯ РФ', 'ПРЕЗИДЕНТ ПОЛЬЩІ АНДЖЕЙ ДУДА', 'СВІТ ПІДТРИМУЄ УКРАЇНУ']</text:p>
      <text:p text:style-name="P4">
Category: News</text:p>
      <!--METADATA-->
      <text:p text:style-name="P4">
<draw:frame draw:style-name="fr1" draw:name="Image250" text:anchor-type="as-char" svg:width="6.9236in" svg:height="3.894525in" draw:z-index="0">
<draw:image xlink:href="../Images/AРМІЯINFORM/2023-05-02T43-00-00-04-00/duda-1.jpg" xlink:type="simple" xlink:show="embed" xlink:actuate="onLoad" draw:mime-type="image/jpeg"/>
</draw:frame>
For Poland, one of the priority areas in the context of the preparation of the Republico President in the EU Council is the membership of Ukraine in the European Union and the reconstruction of the afternoon.</text:p>
      <text:p text:style-name="P4">
This was during the 19th anniversary of Poland's accession to the European Union <text:a xlink:type="simple" xlink:href="https://www.prezydent.pl/aktualnosci/wydarzenia/andrzej-duda-jestesmy-uczestnikami-wielkiej-europejskiej-wolnosci,67708" text:style-name="Internet_20_link" text:visited-style-name="Visited_20_Internet_20_Link">
stated</text:a>
President of Poland Duda.</text:p>
      <text:p text:style-name="P4">
In addition, the Polish leader called one more directions to strengthen euro -Atlantic ties.</text:p>
      <text:p text:style-name="P4">
"Cooperation with the United States is of fundamental importance," Andrzej Duda emphasized.</text:p>
      <text:p text:style-name="P4">
The President of Poland emphasized that one of the fundamental postulates for him is the open door policy towards countries that have long been waiting for the possibility of EU Star.</text:p>
      <text:p text:style-name="P4">
Recall that the future of Poland's presidency in the EU Council is scheduled for the first half of 2025.</text:p>
      <text:p text:style-name="P4">
News Source: <text:a xlink:type="simple" xlink:href="https://armyinform.com.ua/2023/05/02/prezydent-polshhi-chlenstvo-ukrayiny-v-yevrosoyuzi-odyn-iz-golovnyh-priorytetiv-golovuvannya-polshhi-v-yes/" text:style-name="Internet_20_link" text:visited-style-name="Visited_20_Internet_20_Link">
https://armyinform.com.ua/2023/05/02/prezydent-polshhi-chlenstvo-ukrayiny-v-yevrosoyuzi-odyn-iz-golovnyh-priorytetiv-golovuvannya-polshhi-v-yes/</text:a>
</text:p>
      <!--NEWS-->
      <text:h text:style-name="P10" text:outline-level="1">
<text:span text:style-name="T4">
More than 600 explosive items have been neutralized per day of Pyrotechnics of SESS</text:span>
</text:h>
      <text:p text:style-name="P4">
Author: ['АРМІЯINFORM']</text:p>
      <text:p text:style-name="P4">
Time: 2023-05-02T44:00:00-04:00</text:p>
      <text:p text:style-name="P4">
Description: Lent out, 1 injury, pirotechnic, the holding of the Ukrodrozhny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5/a757ab64-77ca-4b79-ba65-819ed6a7257f.jpg" text:style-name="Internet_20_link" text:visited-style-name="Visited_20_Internet_20_Link">
a757ab64-77ca-4b79-ba65-819ed6a7257f.jpg</text:a>
']</text:p>
      <text:p text:style-name="P4">
Tags: ['АГРЕСІЯ РФ', 'ВТОРГНЕННЯ РФ', 'ДСНС УКРАЇНИ', 'РОЗМІНУВАННЯ']</text:p>
      <text:p text:style-name="P4">
Category: News</text:p>
      <!--METADATA-->
      <text:p text:style-name="P4">
<draw:frame draw:style-name="fr1" draw:name="Image251" text:anchor-type="as-char" svg:width="6.9236in" svg:height="3.89773in" draw:z-index="0">
<draw:image xlink:href="../Images/AРМІЯINFORM/2023-05-02T44-00-00-04-00/rozminuvannya.jpg" xlink:type="simple" xlink:show="embed" xlink:actuate="onLoad" draw:mime-type="image/jpeg"/>
</draw:frame>
Illustrative photo</text:p>
      <text:p text:style-name="P4">
During the last day, <text:span text:style-name="T4">
 May 1 </text:span>
, pyrotechnic units of the State Emergency Service Service <text:span text:style-name="T4">
 153 times </text:span>
 were involved in the completion of the tasks.</text:p>
      <text:p text:style-name="P4">
About it _ <text:a xlink:type="simple" xlink:href="https://dsns.gov.ua/uk/news/nadzvicaini-podiyi/informaciia-shhodo-diialnosti-pirotexnicnix-pidrozdiliv-dsns-107" text:style-name="Internet_20_link" text:visited-style-name="Visited_20_Internet_20_Link">
reports</text:a>
_ SESU Ukraine.</text:p>
      <text:p text:style-name="P4">
Pyrotechnical units found, seized and disposed of <text:span text:style-name="T4">
 647 </text:span>
<text:span text:style-name="T4">
 explosive </text:span>
 <text:span text:style-name="T4">
 items. </text:span>
 examined(cleared)area of area <text:span text:style-name="T4">
 144 hectares </text:span>
.</text:p>
      <text:p text:style-name="P4">
Most often pyrotechnic units worked: in Kharkiv region 17 487 times, Kyiv region - 7556, Donetsk region - 5014, Mykolaiv region - 4711, Chernihiv - 4545, Kherson - 4516, Sumy - 1909, Cherkasy region - 1085.</text:p>
      <text:p text:style-name="P4">
Background: from the beginning of large -scale aggression of the Russian Federation of Ukrainian Pyrotechnical units of the SES of Ukraine, the Pyrotechnical units of the SES of Ukraine were involved <text:span text:style-name="T4">
 53 210 times </text:span>
 to perform the tasks of demining. Disposed of <text:span text:style-name="T4">
 353 404 extinguishing objects </text:span>
, including <text:span text:style-name="T4">
 2217 Aviations </text:span>
. Examined(cleared)area of area <text:span text:style-name="T4">
 83 894 hectares </text:span>
.</text:p>
      <text:p text:style-name="P4">
A total of 174 thousand square meters remain. km of potentially dangerous territories, measuring 30% of the total area of the state.</text:p>
      <text:p text:style-name="P4">
<draw:frame draw:style-name="fr1" draw:name="Image252" text:anchor-type="as-char" svg:width="6.9236in" svg:height="5.804039in" draw:z-index="0">
<draw:image xlink:href="../Images/AРМІЯINFORM/2023-05-02T44-00-00-04-00/a757ab64-77ca-4b79-ba65-819ed6a7257f.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2/za-dobu-pirotehniky-dsns-zneshkodyly-ponad-600-vybuhonebezpechnyh-predmetiv-3/" text:style-name="Internet_20_link" text:visited-style-name="Visited_20_Internet_20_Link">
https://armyinform.com.ua/2023/05/02/za-dobu-pirotehniky-dsns-zneshkodyly-ponad-600-vybuhonebezpechnyh-predmetiv-3/</text:a>
</text:p>
      <!--NEWS-->
      <text:h text:style-name="P10" text:outline-level="1">
<text:span text:style-name="T4">
Has worked a single register of missing persons</text:span>
</text:h>
      <text:p text:style-name="P4">
Author: ['АРМІЯINFORM']</text:p>
      <text:p text:style-name="P4">
Time: 2023-05-02T45:00:00-04:00</text:p>
      <text:p text:style-name="P4">
Description: At the Minіstniky, the Hands of Ukraine Having stumbled the Osistr Osіb, the zesilich of the lack of life ... The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nykli-bezvisty.jpg" text:style-name="Internet_20_link" text:visited-style-name="Visited_20_Internet_20_Link">
znykli-bezvisty.jpg</text:a>
']</text:p>
      <text:p text:style-name="P4">
Tags: ['БЕЗВІСТИ ЗНИКЛІ', 'ЄДИНИЙ РЕЄСТР ЗНИКЛИХ БЕЗВІСТИ', 'МВС УКРАЇНИ']</text:p>
      <text:p text:style-name="P4">
Category: News</text:p>
      <!--METADATA-->
      <text:p text:style-name="P4">
<draw:frame draw:style-name="fr1" draw:name="Image253" text:anchor-type="as-char" svg:width="6.9236in" svg:height="4.288165in" draw:z-index="0">
<draw:image xlink:href="../Images/AРМІЯINFORM/2023-05-02T45-00-00-04-00/znykli-bezvisty.jpg" xlink:type="simple" xlink:show="embed" xlink:actuate="onLoad" draw:mime-type="image/jpeg"/>
</draw:frame>
In the Ministry of Internal Affairs of Ukraine, a single register of persons was launched, missing in special circumstances. Relatives of missing persons for specialized persons can already seek an excerpt from the registry.</text:p>
      <text:p text:style-name="P4">
About it <text:a xlink:type="simple" xlink:href="https://www.kmu.gov.ua/news/u-mvs-zapratsiuvav-iedynyi-reiestr-osib-znyklykh-bezvisty-za-osoblyvykh-obstavyn-leonid-tymchenko" text:style-name="Internet_20_link" text:visited-style-name="Visited_20_Internet_20_Link">
reports</text:a>
Government portal.</text:p>
      <text:p text:style-name="P4">
Since the large -scale invasion of Russia into Ukraine tens of thousands have been weighing missing. The vast majority of them were found. However, about 23,000 people are confirmed by the same, which is considered to be missed by the disappearance of special circumstances - as a result of hostilities.</text:p>
      <text:p text:style-name="P4">
Excerpts from the Unified Register will be provided by representatives of the Department of Informatization of the Ministry of Education and Science of Ukraine. To obtain a document you need to contact the Ministry of Internal Affairs(Send a volume to the address of Kyiv, vul. Bogomolets, 10, the Ministry of Internal Affairs of Ukraine, or on an e -box [[Email Protected]]](https://armyinform.com.ua/cdn-cgi/l/email-protection))with the request and copies of documents certifying the person requesting person and the degree of affinity with the missing person.</text:p>
      <text:p text:style-name="P4">
“This registry is a fully secure database. And access to it will be prescribed officials: representatives of the Office of the Commissioner from missing persons, employees of the National Police and the Department of Informatization of the Ministry of Internal Affairs of Ukraine. Cards of records are formed on the basis of applications submitted by relatives of the missing pre -national police. And the verification of each person is carried out directly by the Office of missing missing, ” - said the Deputy Minister of Internal Affairs of Ukraine Leonid Timchenko.</text:p>
      <text:p text:style-name="P4">
News Source: <text:a xlink:type="simple" xlink:href="https://armyinform.com.ua/2023/05/02/zapraczyuvav-yedynyj-reyestr-znyklyh-bezvisty-osib/" text:style-name="Internet_20_link" text:visited-style-name="Visited_20_Internet_20_Link">
https://armyinform.com.ua/2023/05/02/zapraczyuvav-yedynyj-reyestr-znyklyh-bezvisty-osib/</text:a>
</text:p>
      <!--NEWS-->
      <text:h text:style-name="P10" text:outline-level="1">
<text:span text:style-name="T4">
Made a number of necessary decisions for effective defense in the Bakhmut direction - Alexander Syrsky</text:span>
</text:h>
      <text:p text:style-name="P4">
Author: ['АРМІЯINFORM']</text:p>
      <text:p text:style-name="P4">
Time: 2023-05-02T46:00:00-04:00</text:p>
      <text:p text:style-name="P4">
Description: Commander of the SCIDARY Ugro-WICHECK General Colonel Oleksandr Sirsky at Bakhmu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СЬКИЙ НАПРЯМОК', 'ВТОРГНЕННЯ РФ', 'ГЕНЕРАЛ-ПОЛКОВНИК ОЛЕКСАНДР СИРСЬКИЙ']</text:p>
      <text:p text:style-name="P4">
Category: News</text:p>
      <!--METADATA-->
      <text:p text:style-name="P4">
<draw:frame draw:style-name="fr1" draw:name="Image254" text:anchor-type="as-char" svg:width="6.9236in" svg:height="3.686817in" draw:z-index="0">
<draw:image xlink:href="../Images/AРМІЯINFORM/2023-05-02T46-00-00-04-00/syrskyj_01-e1679558385743.jpg" xlink:type="simple" xlink:show="embed" xlink:actuate="onLoad" draw:mime-type="image/jpeg"/>
</draw:frame>
Illustrative photo</text:p>
      <text:p text:style-name="P4">
The commander of the Eastern Group of Troops, Colonel-General Alexander Syrsky Ubakhmuti, together with the commanders, made a number of necessary decisions aimed at making effective defense and maximizing losses of the enemy.</text:p>
      <text:p text:style-name="P4">
Colonel-General Alexander Sirsky stated this in <text:a xlink:type="simple" xlink:href="http://t.me/osirskiy/57" text:style-name="Internet_20_link" text:visited-style-name="Visited_20_Internet_20_Link">
telegram</text:a>
.</text:p>
      <text:p text:style-name="P4">
«Поспілкувалися із захисниками східного фронту. В центрі уваги постійно маютьбути люди, від солдата до комбрига. Ніхто не має залишитись осторонь, оскількисаме завдяки їхній самовідданості та професіоналізму Бахмут тримається», —наголосив він.</text:p>
      <text:p text:style-name="P4">
Наші командири і воїни, як зазначив генерал-полковник Олександр Сирський, — цегерої сучасності, які щодня вщент розбивають плани ворога.</text:p>
      <text:p text:style-name="P4">
News Source: <text:a xlink:type="simple" xlink:href="https://armyinform.com.ua/2023/05/02/uhvalyly-nyzku-neobhidnyh-rishen-dlya-efektyvnoyi-oborony-na-bahmutskomu-napryamku-oleksandr-syrskyj/" text:style-name="Internet_20_link" text:visited-style-name="Visited_20_Internet_20_Link">
https://armyinform.com.ua/2023/05/02/uhvalyly-nyzku-neobhidnyh-rishen-dlya-efektyvnoyi-oborony-na-bahmutskomu-napryamku-oleksandr-syrskyj/</text:a>
</text:p>
      <!--NEWS-->
      <text:h text:style-name="P10" text:outline-level="1">
<text:span text:style-name="T4">
During the day, rescuers have almost 300 times left for the elimination of enemy shelling</text:span>
</text:h>
      <text:p text:style-name="P4">
Author: ['АРМІЯINFORM']</text:p>
      <text:p text:style-name="P4">
Time: 2023-05-02T47:00:00-04:00</text:p>
      <text:p text:style-name="P4">
Description: The last time, 1 injury, the holding of the Service of Ukraine Zvazvichahi ... the war with Ukraine 2022, the war with Ukraine is the latest news today, the News War with Ukraine 2022 are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operatyvno-dsns.jpeg" text:style-name="Internet_20_link" text:visited-style-name="Visited_20_Internet_20_Link">
operatyvno-dsns.jpeg</text:a>
']</text:p>
      <text:p text:style-name="P4">
Tags: ['STOPRUSSIA', 'АГРЕСІЯ РФ', 'ВТОРГНЕННЯ РФ', 'ДСНС УКРАЇНИ', 'ОБСТРІЛИ ІНФРАСТРУКТУРИ']</text:p>
      <text:p text:style-name="P4">
Category: News</text:p>
      <!--METADATA-->
      <text:p text:style-name="P4">
<draw:frame draw:style-name="fr1" draw:name="Image255" text:anchor-type="as-char" svg:width="6.9236in" svg:height="3.889116in" draw:z-index="0">
<draw:image xlink:href="../Images/AРМІЯINFORM/2023-05-02T47-00-00-04-00/operatyvno-dsns.jpeg" xlink:type="simple" xlink:show="embed" xlink:actuate="onLoad" draw:mime-type="image/jpeg"/>
</draw:frame>
During the last day, <text:span text:style-name="T4">
 May 1, </text:span>
 Divisions of the Civil Service of Ukraine of Uncertain Situations <text:span text:style-name="T4">
 Made 269 departures </text:span>
 to eliminate the consequences of the occupants of settlements and infrastructure. 9 fires were eliminated. Psychological assistance was provided to 330 people.</text:p>
      <text:p text:style-name="P4">
This is stated in <text:a xlink:type="simple" xlink:href="https://dsns.gov.ua/uk/news/nadzvicaini-podiyi/operativna-informaciia-dsns-shhodo-naslidkiv-vedennia-boiovix-dii-rosiiskoiu-federacijeiu-143" text:style-name="Internet_20_link" text:visited-style-name="Visited_20_Internet_20_Link">
message</text:a>
SES of Ukraine.</text:p>
      <text:p text:style-name="P4">
Since the beginning of the war, 92,069 departures for the elimination of the consequences of shelling have been made, 14 387 fires have been liquidated, 4029 people were rescued, psychological assistance was provided212 169.</text:p>
      <text:p text:style-name="P4">
News Source: <text:a xlink:type="simple" xlink:href="https://armyinform.com.ua/2023/05/02/za-dobu-ryatuvalnyky-majzhe-300-raziv-vyyizhdzhaly-na-likvidacziyu-naslidkiv-vorozhyh-obstriliv/" text:style-name="Internet_20_link" text:visited-style-name="Visited_20_Internet_20_Link">
https://armyinform.com.ua/2023/05/02/za-dobu-ryatuvalnyky-majzhe-300-raziv-vyyizhdzhaly-na-likvidacziyu-naslidkiv-vorozhyh-obstriliv/</text:a>
</text:p>
      <!--NEWS-->
      <text:h text:style-name="P10" text:outline-level="1">
<text:span text:style-name="T4">
Round table "Contribution of Ukraine and Ukrainians to Victory in World War II"</text:span>
</text:h>
      <text:p text:style-name="P4">
Author: ['АРМІЯINFORM']</text:p>
      <text:p text:style-name="P4">
Time: 2023-05-02T48:00:00-04:00</text:p>
      <text:p text:style-name="P4">
Description: https://www.youtube.com/watch?v=gq4cvr2nlrq &amp; nbsp;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MILITARY MEDIA CENTER']</text:p>
      <text:p text:style-name="P4">
Category: News</text:p>
      <!--METADATA-->
      <text:p text:style-name="P4">
News Source: <text:a xlink:type="simple" xlink:href="https://armyinform.com.ua/2023/05/02/kruglyj-stil-vnesok-ukrayiny-ta-ukrayincziv-u-peremogu-v-ii-svitovij-vijni/" text:style-name="Internet_20_link" text:visited-style-name="Visited_20_Internet_20_Link">
https://armyinform.com.ua/2023/05/02/kruglyj-stil-vnesok-ukrayiny-ta-ukrayincziv-u-peremogu-v-ii-svitovij-vijni/</text:a>
</text:p>
      <!--NEWS-->
      <text:h text:style-name="P10" text:outline-level="1">
<text:span text:style-name="T4">
Poland is interested in repeling Ukraine with Russian aggression - Andrzej Duda</text:span>
</text:h>
      <text:p text:style-name="P4">
Author: ['АРМІЯINFORM']</text:p>
      <text:p text:style-name="P4">
Time: 2023-05-02T49:00:00-04:00</text:p>
      <text:p text:style-name="P4">
Description: Polishchi Perevlika, Yaki Poleg, in that, Abi Ukrainian gave Vidsich to Rosiyko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uda-2.jpg" text:style-name="Internet_20_link" text:visited-style-name="Visited_20_Internet_20_Link">
duda-2.jpg</text:a>
']</text:p>
      <text:p text:style-name="P4">
Tags: ['STOPRUSSIA', 'ВІЙСЬКОВА ДОПОМОГА', 'ВТОРГНЕННЯ РФ', 'ПРЕЗИДЕНТ ПОЛЬЩІ АНДЖЕЙ ДУДА']</text:p>
      <text:p text:style-name="P4">
Category: News</text:p>
      <!--METADATA-->
      <text:p text:style-name="P4">
<draw:frame draw:style-name="fr1" draw:name="Image256" text:anchor-type="as-char" svg:width="6.9236in" svg:height="3.894525in" draw:z-index="0">
<draw:image xlink:href="../Images/AРМІЯINFORM/2023-05-02T49-00-00-04-00/duda-2.jpg" xlink:type="simple" xlink:show="embed" xlink:actuate="onLoad" draw:mime-type="image/jpeg"/>
</draw:frame>
Poland is pursuing an interest in Ukraine that Ukraine is giving a respective aggressor.</text:p>
      <text:p text:style-name="P4">
On this <text:a xlink:type="simple" xlink:href="https://twitter.com/prezydentpl/status/1653103045469773824" text:style-name="Internet_20_link" text:visited-style-name="Visited_20_Internet_20_Link">
emphasizes</text:a>
Polish President Andrzej Duda.</text:p>
      <text:p text:style-name="P4">
“That's why we made a decision on(<text:span text:style-name="T5">
 Prondering Ukrainian</text:span>
 _ - Ed ._)military assistance. We have shown good neighborliness, thanks to the extraordinary gesture of the Poles, we gained authority in the international arena, ”the Polish leader emphasized.</text:p>
      <text:p text:style-name="P4">
We will remind, during the official visit of President of Ukraine Volodymyr Zelensky to Warsaw Polish President Andrzej Duda <text:a xlink:type="simple" xlink:href="https://armyinform.com.ua/2023/04/05/andzhej-duda-polshha-nadaye-ukrayini-vijskovu-pidtrymku-ta-mobilizuye-soyuznykiv-robyty-te-zh-same/" text:style-name="Internet_20_link" text:visited-style-name="Visited_20_Internet_20_Link">
noted</text:a>
It provides military support to Ukraine and mobilizes the allies to do the same.</text:p>
      <text:p text:style-name="P4">
News Source: <text:a xlink:type="simple" xlink:href="https://armyinform.com.ua/2023/05/02/polshha-zaczikavlena-v-tomu-aby-ukrayina-dala-vidsich-rosijskij-agresiyi-andzhej-duda/" text:style-name="Internet_20_link" text:visited-style-name="Visited_20_Internet_20_Link">
https://armyinform.com.ua/2023/05/02/polshha-zaczikavlena-v-tomu-aby-ukrayina-dala-vidsich-rosijskij-agresiyi-andzhej-duda/</text:a>
</text:p>
      <!--NEWS-->
      <text:h text:style-name="P10" text:outline-level="1">
<text:span text:style-name="T4">
Procedure for providing servicemen for health vacation: clarification</text:span>
</text:h>
      <text:p text:style-name="P4">
Author: ['АРМІЯINFORM']</text:p>
      <text:p text:style-name="P4">
Time: 2023-05-02T50:00:00-04:00</text:p>
      <text:p text:style-name="P4">
Description: The right to Odrimanni VIDBOSKOVSKOVOSKOV PID Hour I will be Chitko Voznashn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70758786224079735_y.jpg" text:style-name="Internet_20_link" text:visited-style-name="Visited_20_Internet_20_Link">
photo_5370758786224079735_y.jpg</text:a>
']</text:p>
      <text:p text:style-name="P4">
Tags: ['ВТОРГНЕННЯ РФ', 'СОЦЗАХИСТ ПІД ЧАС ВІЙНИ']</text:p>
      <text:p text:style-name="P4">
Category: News</text:p>
      <!--METADATA-->
      <text:p text:style-name="P4">
<draw:frame draw:style-name="fr1" draw:name="Image257" text:anchor-type="as-char" svg:width="6.9236in" svg:height="4.824884in" draw:z-index="0">
<draw:image xlink:href="../Images/AРМІЯINFORM/2023-05-02T50-00-00-04-00/photo_5370758786224079735_y.jpg" xlink:type="simple" xlink:show="embed" xlink:actuate="onLoad" draw:mime-type="image/jpeg"/>
</draw:frame>
The right to receive vacations by military personnel during martial law is clearly defined in Article 101 of the Law "<text:a xlink:type="simple" xlink:href="https://zakon.rada.gov.ua/laws/show/2011-12#Text" text:style-name="Internet_20_link" text:visited-style-name="Visited_20_Internet_20_Link">
On Social and Legal Protection of military servicemen and their family members</text:a>
”.</text:p>
      <text:p text:style-name="P4">
Pursuant to Article 101, paragraph 11 of this <text:a xlink:type="simple" xlink:href="https://zakon.rada.gov.ua/laws/show/2011-12#Text" text:style-name="Internet_20_link" text:visited-style-name="Visited_20_Internet_20_Link">
Law</text:a>
, in connection with the consignment of a serviceman, he is granted a leave for treatment for the preservation of monetary and financial support on the basis of <text:span text:style-name="T4">
 the conclusion of the Occasional Medical Commission. </text:span>
 The total time of continuous stay of the military service in healthcare facilities and on vacation for treatment with a disease with the disease should not exceed 4 months in a row. **</text:p>
      <text:p text:style-name="P4">
Based on the changes made to <text:a xlink:type="simple" xlink:href="https://zakon.rada.gov.ua/laws/show/2011-12#n176" text:style-name="Internet_20_link" text:visited-style-name="Visited_20_Internet_20_Link">
paragraph18</text:a>
Article 10 <text:span text:style-name="T4">
 1 </text:span>
 above <text:a xlink:type="simple" xlink:href="https://zakon.rada.gov.ua/laws/show/2011-12#Text" text:style-name="Internet_20_link" text:visited-style-name="Visited_20_Internet_20_Link">
law</text:a>
, a good period during the martial law of military personnel may give part of the annual basic leave, as well as leave on family premises and for other valid reasons with the preservation to travel within Ukraine to the place of vacation and back, but not more than two days of the war end. **</text:p>
      <text:p text:style-name="P4">
At the same time, according to the [tin on military-medical examination in the armed forces of Ukraine]](https://zakon.rada.gov.ua/laws/show/z1109-08#Text), health leave after treatment is provided to servicemen solely by the resolution of the Military Medical Commission.</text:p>
      <text:p text:style-name="P4">
The resolution of the VLK on the need for a serviceman on leave for health reasons is paid after inpatient treatment when a period of not less than 30 calendar days is required for complete restoration of function and performance.</text:p>
      <text:p text:style-name="P4">
According to the resolution of the VLK, health vacation may be extended for such a time, and for appropriate medical testimony - re -extended for another 30 -calendar days.</text:p>
      <text:p text:style-name="P4">
The Resolution of the VLK on the extension of health leave is recorded in the books of the VLK meetings and in the certificate of the VLK, on the basis of which the first health was provided. It is signed by the chairman, members of the commission(Not less), the secretary of the commission, the signatures are fastened with a seal.· A serviceman submits a report to the direct commander(To the boss),</text:p>
      <text:p text:style-name="P4">
· Commander(head)transmits a report to the headquarters for consideration by the commander of the w/h,</text:p>
      <text:p text:style-name="P4">
· The commander makes a decision to grant leave.</text:p>
      <text:p text:style-name="P4">
If after a health vacation, a serviceman cannot proceed with his duties, he or she undergoes an inspection of the VLK to determine the fitness of military service.</text:p>
      <text:p text:style-name="P4">
According to [Regulations on the passage of Ukrainian military service of the Armed Forces of Ukraine]](https://zakon.rada.gov.ua/laws/show/231/2022#Text)dated 11.04.2022, <text:span text:style-name="T4">
 leave for treatment after a serious injury on the conclusion(by a resolution)The Military Medical Commission may be given to servicemen for at least 10 calendar days without taking into account the time required to travel to the place of leave and back: </text:span>
</text:p>
      <text:p text:style-name="P4">
· Servicemen of the highest officers who occupy the posts of commissioners of corps, equivalent to them and above, - commander -in -chief of the Ukrainian Armory Forces of Ukraine;</text:p>
      <text:p text:style-name="P4">
· Officers who hold the positions of commanders - commander of the Armed Forces of Ukraine, commander of military -operative commands;</text:p>
      <text:p text:style-name="P4">
· Officers' servicemen who occupy the positions of commanders(superiors)military units, ships 1 and 2 ranks - the commander of the corps, equated with an official and above;</text:p>
      <text:p text:style-name="P4">
· Other servicemen - direct chiefs from the regiment commander(brigades), equated to the official and above.</text:p>
      <text:p text:style-name="P4">
It is important that upon arrival in the place of leave, military personnel are obliged to be registered, and in case of disposal - to withdraw from accounting in the manner determined by <text:a xlink:type="simple" xlink:href="https://zakon.rada.gov.ua/laws/show/550-14" text:style-name="Internet_20_link" text:visited-style-name="Visited_20_Internet_20_Link">
the charter of the garrison and guard services of armed force Ukraine</text:a>
.</text:p>
      <text:p text:style-name="P4">
<text:span text:style-name="T5">
Підготувала Леся Медведенко</text:span>
</text:p>
      <text:p text:style-name="P4">
News Source: <text:a xlink:type="simple" xlink:href="https://armyinform.com.ua/2023/05/02/poryadok-nadannya-vijskovosluzhbovczyam-vidpustky-za-stanom-zdorovya-rozyasnennya/" text:style-name="Internet_20_link" text:visited-style-name="Visited_20_Internet_20_Link">
https://armyinform.com.ua/2023/05/02/poryadok-nadannya-vijskovosluzhbovczyam-vidpustky-za-stanom-zdorovya-rozyasnennya/</text:a>
</text:p>
      <!--NEWS-->
      <text:h text:style-name="P10" text:outline-level="1">
<text:span text:style-name="T4">
As a result of enemy shelling, 85 infrastructure objects were affected</text:span>
</text:h>
      <text:p text:style-name="P4">
Author: ['АРМІЯINFORM']</text:p>
      <text:p text:style-name="P4">
Time: 2023-05-02T51: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ebe76a30-b7f6-4430-8364-3541a3476890.jpg" text:style-name="Internet_20_link" text:visited-style-name="Visited_20_Internet_20_Link">
ebe76a30-b7f6-4430-8364-3541a3476890.jpg</text:a>
']</text:p>
      <text:p text:style-name="P4">
Tags: ['STOPRUSSIA', 'АГРЕСІЯ РФ', 'ВТОРГНЕННЯ РФ', 'ОБСТРІЛИ ІНФРАСТРУКТУРИ']</text:p>
      <text:p text:style-name="P4">
Category: News</text:p>
      <!--METADATA-->
      <text:p text:style-name="P4">
<draw:frame draw:style-name="fr1" draw:name="Image258" text:anchor-type="as-char" svg:width="6.9236in" svg:height="5.013404in" draw:z-index="0">
<draw:image xlink:href="../Images/AРМІЯINFORM/2023-05-02T51-00-00-04-00/ebe76a30-b7f6-4430-8364-3541a3476890.jpg" xlink:type="simple" xlink:show="embed" xlink:actuate="onLoad" draw:mime-type="image/jpeg"/>
</draw:frame>
During the last day, Russian troops fired at the territory of 9 regions of Ukraine.</text:p>
      <text:p text:style-name="P4">
About it <text:a xlink:type="simple" xlink:href="https://t.me/militarymediacenter/1827" text:style-name="Internet_20_link" text:visited-style-name="Visited_20_Internet_20_Link">
reports</text:a>
Military Mediacenter.</text:p>
      <text:p text:style-name="P4">
In general, of different types of weapons(mortars, tanks, artillery, OTRC, SCR, UAV, tactical aviation)108 settlements were fired, 85 infrastructure objects were confirmed.</text:p>
      <text:p text:style-name="P4">
According to preliminary information, 1 civilian was killed and 14 were injured.</text:p>
      <text:p text:style-name="P4">
News Source: <text:a xlink:type="simple" xlink:href="https://armyinform.com.ua/2023/05/02/vnaslidok-obstriliv-rosarmiyeyu-urazheno-85-obyektiv-infrastruktury/" text:style-name="Internet_20_link" text:visited-style-name="Visited_20_Internet_20_Link">
https://armyinform.com.ua/2023/05/02/vnaslidok-obstriliv-rosarmiyeyu-urazheno-85-obyektiv-infrastruktury/</text:a>
</text:p>
      <!--NEWS-->
      <text:h text:style-name="P10" text:outline-level="1">
<text:span text:style-name="T4">
President of Ukraine: Our state has already proven that it is able to win</text:span>
</text:h>
      <text:p text:style-name="P4">
Author: ['АРМІЯINFORM']</text:p>
      <text:p text:style-name="P4">
Time: 2023-05-02T52:00:00-04:00</text:p>
      <text:p text:style-name="P4">
Description: Ukrainians brought, they can Zvilnity with his land vid PenpoPant. Having declared the president about the President ... the war with Ukraine 2022, the war with Ukraine is the latest news today, the war with Ukraine 2022 is the last for today, will there be a war between Ukraine and Russia and when, the war with Ukraine in 2022 will be or not, whether there will be,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3/05/photo_5370778006202730301_y.jpg" text:style-name="Internet_20_link" text:visited-style-name="Visited_20_Internet_20_Link">
photo_5370778006202730301_y.jpg</text:a>
', '<text:a xlink:type="simple" xlink:href="https://armyinform.com.ua/wp-content/uploads/2023/05/photo_5370778006202730298_y-150x150.jpg" text:style-name="Internet_20_link" text:visited-style-name="Visited_20_Internet_20_Link">
photo_5370778006202730298_y-150x150.jpg</text:a>
', '<text:a xlink:type="simple" xlink:href="https://armyinform.com.ua/wp-content/uploads/2023/05/photo_5370778006202730297_y-150x150.jpg" text:style-name="Internet_20_link" text:visited-style-name="Visited_20_Internet_20_Link">
photo_5370778006202730297_y-150x150.jpg</text:a>
', '<text:a xlink:type="simple" xlink:href="https://armyinform.com.ua/wp-content/uploads/2023/05/photo_5370778006202730295_y-150x150.jpg" text:style-name="Internet_20_link" text:visited-style-name="Visited_20_Internet_20_Link">
photo_5370778006202730295_y-150x150.jpg</text:a>
', '<text:a xlink:type="simple" xlink:href="https://armyinform.com.ua/wp-content/uploads/2023/05/photo_5370778006202730299_y-150x150.jpg" text:style-name="Internet_20_link" text:visited-style-name="Visited_20_Internet_20_Link">
photo_5370778006202730299_y-150x150.jpg</text:a>
']</text:p>
      <text:p text:style-name="P4">
Tags: ['STOPRUSSIA', 'АГРЕСІЯ РФ', 'ВОЛОДИМИР ЗЕЛЕНСЬКИЙ', 'ВТОРГНЕННЯ РФ']</text:p>
      <text:p text:style-name="P4">
Category: News</text:p>
      <!--METADATA-->
      <text:p text:style-name="P4">
<draw:frame draw:style-name="fr1" draw:name="Image259" text:anchor-type="as-char" svg:width="6.9236in" svg:height="4.621503in" draw:z-index="0">
<draw:image xlink:href="../Images/AРМІЯINFORM/2023-05-02T52-00-00-04-00/photo_5370778006202730301_y.jpg" xlink:type="simple" xlink:show="embed" xlink:actuate="onLoad" draw:mime-type="image/jpeg"/>
</draw:frame>
Ukrainians have proven that they can liberate their land from the occupier.</text:p>
      <text:p text:style-name="P4">
This was stated by President of Ukraine Volodymyr Zelenskyy in <text:a xlink:type="simple" xlink:href="https://t.me/V_Zelenskiy_official/6089" text:style-name="Internet_20_link" text:visited-style-name="Visited_20_Internet_20_Link">
telegram</text:a>
.</text:p>
      <text:p text:style-name="P4">
«Усі, хто забезпечує деокупацію, довели, що разом із синьо-жовтим прапоромповертається нормальне життя для кожної людини й кожної родини», — наголосивглава держави.</text:p>
      <text:p text:style-name="P4">
Наша мета, зазначає Володимир Зеленський, це — повернути таке життя всійУкраїні, всім тим районам, які поки що тимчасово перебувають в окупації.</text:p>
      <text:p text:style-name="P4">
<text:a xlink:type="simple" xlink:href="https://armyinform.com.ua/wp-content/uploads/2023/05/photo_5370778006202730298_y.jpg" text:style-name="Internet_20_link" text:visited-style-name="Visited_20_Internet_20_Link">
<draw:frame draw:style-name="fr1" draw:name="Image260" text:anchor-type="as-char" svg:width="6.9236in" svg:height="6.9236in" draw:z-index="0">
<draw:image xlink:href="../Images/AРМІЯINFORM/2023-05-02T52-00-00-04-00/photo_5370778006202730298_y-150x150.jpg" xlink:type="simple" xlink:show="embed" xlink:actuate="onLoad" draw:mime-type="image/jpeg"/>
</draw:frame>
</text:a>
</text:p>
      <text:p text:style-name="P4">
<text:a xlink:type="simple" xlink:href="https://armyinform.com.ua/wp-content/uploads/2023/05/photo_5370778006202730297_y.jpg" text:style-name="Internet_20_link" text:visited-style-name="Visited_20_Internet_20_Link">
<draw:frame draw:style-name="fr1" draw:name="Image261" text:anchor-type="as-char" svg:width="6.9236in" svg:height="6.9236in" draw:z-index="0">
<draw:image xlink:href="../Images/AРМІЯINFORM/2023-05-02T52-00-00-04-00/photo_5370778006202730297_y-150x150.jpg" xlink:type="simple" xlink:show="embed" xlink:actuate="onLoad" draw:mime-type="image/jpeg"/>
</draw:frame>
</text:a>
</text:p>
      <text:p text:style-name="P4">
<text:a xlink:type="simple" xlink:href="https://armyinform.com.ua/wp-content/uploads/2023/05/photo_5370778006202730295_y.jpg" text:style-name="Internet_20_link" text:visited-style-name="Visited_20_Internet_20_Link">
<draw:frame draw:style-name="fr1" draw:name="Image262" text:anchor-type="as-char" svg:width="6.9236in" svg:height="6.9236in" draw:z-index="0">
<draw:image xlink:href="../Images/AРМІЯINFORM/2023-05-02T52-00-00-04-00/photo_5370778006202730295_y-150x150.jpg" xlink:type="simple" xlink:show="embed" xlink:actuate="onLoad" draw:mime-type="image/jpeg"/>
</draw:frame>
</text:a>
</text:p>
      <text:p text:style-name="P4">
<text:a xlink:type="simple" xlink:href="https://armyinform.com.ua/wp-content/uploads/2023/05/photo_5370778006202730299_y.jpg" text:style-name="Internet_20_link" text:visited-style-name="Visited_20_Internet_20_Link">
<draw:frame draw:style-name="fr1" draw:name="Image263" text:anchor-type="as-char" svg:width="6.9236in" svg:height="6.9236in" draw:z-index="0">
<draw:image xlink:href="../Images/AРМІЯINFORM/2023-05-02T52-00-00-04-00/photo_5370778006202730299_y-150x150.jpg" xlink:type="simple" xlink:show="embed" xlink:actuate="onLoad" draw:mime-type="image/jpeg"/>
</draw:frame>
</text:a>
</text:p>
      <text:p text:style-name="P4">
News Source: <text:a xlink:type="simple" xlink:href="https://armyinform.com.ua/2023/05/02/prezydent-ukrayiny-nasha-derzhava-vzhe-dovela-shho-vmiye-peremagaty/" text:style-name="Internet_20_link" text:visited-style-name="Visited_20_Internet_20_Link">
https://armyinform.com.ua/2023/05/02/prezydent-ukrayiny-nasha-derzhava-vzhe-dovela-shho-vmiye-peremagaty/</text:a>
</text:p>
      <!--NEWS-->
      <text:h text:style-name="P10" text:outline-level="1">
<text:span text:style-name="T4">
Office of the Prosecutor General of Ukraine: More than 84 thousand military crimes have been documented</text:span>
</text:h>
      <text:p text:style-name="P4">
Author: ['АРМІЯINFORM']</text:p>
      <text:p text:style-name="P4">
Time: 2023-05-02T5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9.jpg" text:style-name="Internet_20_link" text:visited-style-name="Visited_20_Internet_20_Link">
1-9.jpg</text:a>
', '<text:a xlink:type="simple" xlink:href="https://armyinform.com.ua/wp-content/uploads/2023/05/2-10.jpg" text:style-name="Internet_20_link" text:visited-style-name="Visited_20_Internet_20_Link">
2-1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64" text:anchor-type="as-char" svg:width="6.9236in" svg:height="4.447316in" draw:z-index="0">
<draw:image xlink:href="../Images/AРМІЯINFORM/2023-05-02T53-00-00-04-00/1-9.jpg" xlink:type="simple" xlink:show="embed" xlink:actuate="onLoad" draw:mime-type="image/jpeg"/>
</draw:frame>
Office of the Prosecutor General of Ukraine <text:a xlink:type="simple" xlink:href="https://t.me/pgo_gov_ua/11749" text:style-name="Internet_20_link" text:visited-style-name="Visited_20_Internet_20_Link">
reports</text:a>
About the documented crimes committed during the large -scale aggression of the Russian Federation against Ukraine.</text:p>
      <text:p text:style-name="P4">
<text:span text:style-name="T4">
 As of May 2 </text:span>
 Registered:</text:p>
      <ul>
        <li>
84 055 Military Crimes, * 17 140 crimes against national security of Ukraine.</li>
      </ul>
      <text:p text:style-name="P4">
In addition, according to the official data of juvenile prosecutors, <text:span text:style-name="T4">
 1438 children have become </text:span>
 as a result of Russian aggression, of which:</text:p>
      <ul>
        <li>
478 - children were killed, * 960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7316in" draw:z-index="0">
<draw:image xlink:href="../Images/AРМІЯINFORM/2023-05-02T53-00-00-04-00/2-10.jpg" xlink:type="simple" xlink:show="embed" xlink:actuate="onLoad" draw:mime-type="image/jpeg"/>
</draw:frame>
</text:p>
      <text:p text:style-name="P4">
News Source: <text:a xlink:type="simple" xlink:href="https://armyinform.com.ua/2023/05/02/ofis-genprokurora-ukrayiny-zadokumentovano-ponad-84-tysyachi-voyennyh-zlochyniv/" text:style-name="Internet_20_link" text:visited-style-name="Visited_20_Internet_20_Link">
https://armyinform.com.ua/2023/05/02/ofis-genprokurora-ukrayiny-zadokumentovano-ponad-84-tysyachi-voyennyh-zlochyniv/</text:a>
</text:p>
      <!--NEWS-->
      <text:h text:style-name="P10" text:outline-level="1">
<text:span text:style-name="T4">
With the participation of the military orchestra, the concert round "Art Artillery. Together to victory!"</text:span>
</text:h>
      <text:p text:style-name="P4">
Author: ['Яна Задубінна']</text:p>
      <text:p text:style-name="P4">
Time: 2023-05-02T54:00:00-04:00</text:p>
      <text:p text:style-name="P4">
Description: Zyadovanniki of the Pershinitka, the chattering of Ukrainian lands, VID RashiSts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a-4.jpg" text:style-name="Internet_20_link" text:visited-style-name="Visited_20_Internet_20_Link">
golovna-4.jpg</text:a>
', '<text:a xlink:type="simple" xlink:href="https://armyinform.com.ua/wp-content/uploads/2023/05/foto-1-150x150.jpg" text:style-name="Internet_20_link" text:visited-style-name="Visited_20_Internet_20_Link">
foto-1-150x150.jpg</text:a>
', '<text:a xlink:type="simple" xlink:href="https://armyinform.com.ua/wp-content/uploads/2023/05/foto-2-150x150.jpg" text:style-name="Internet_20_link" text:visited-style-name="Visited_20_Internet_20_Link">
foto-2-150x150.jpg</text:a>
', '<text:a xlink:type="simple" xlink:href="https://armyinform.com.ua/wp-content/uploads/2023/05/foto-3-150x150.jpg" text:style-name="Internet_20_link" text:visited-style-name="Visited_20_Internet_20_Link">
foto-3-150x150.jpg</text:a>
', '<text:a xlink:type="simple" xlink:href="https://armyinform.com.ua/wp-content/uploads/2023/05/maczyuk.jpg" text:style-name="Internet_20_link" text:visited-style-name="Visited_20_Internet_20_Link">
maczyuk.jpg</text:a>
', '<text:a xlink:type="simple" xlink:href="https://armyinform.com.ua/wp-content/uploads/2023/05/foto-4-150x150.jpg" text:style-name="Internet_20_link" text:visited-style-name="Visited_20_Internet_20_Link">
foto-4-150x150.jpg</text:a>
', '<text:a xlink:type="simple" xlink:href="https://armyinform.com.ua/wp-content/uploads/2023/05/foto-6-150x150.jpg" text:style-name="Internet_20_link" text:visited-style-name="Visited_20_Internet_20_Link">
foto-6-150x150.jpg</text:a>
', '<text:a xlink:type="simple" xlink:href="https://armyinform.com.ua/wp-content/uploads/2023/05/foto5-150x150.jpg" text:style-name="Internet_20_link" text:visited-style-name="Visited_20_Internet_20_Link">
foto5-150x150.jpg</text:a>
']</text:p>
      <text:p text:style-name="P4">
Tags: []</text:p>
      <text:p text:style-name="P4">
Category: News</text:p>
      <!--METADATA-->
      <text:p text:style-name="P4">
<draw:frame draw:style-name="fr1" draw:name="Image266" text:anchor-type="as-char" svg:width="6.9236in" svg:height="4.609964in" draw:z-index="0">
<draw:image xlink:href="../Images/AРМІЯINFORM/2023-05-02T54-00-00-04-00/golovna-4.jpg" xlink:type="simple" xlink:show="embed" xlink:actuate="onLoad" draw:mime-type="image/jpeg"/>
</draw:frame>
On the occasion of the first anniversary of the beginning of the liberation of Ukrainian lands of the germinal invaders in Mykolaiv region, the tour "Art Artillery.</text:p>
      <text:p text:style-name="P4">
<text:a xlink:type="simple" xlink:href="https://armyinform.com.ua/wp-content/uploads/2023/05/foto-1.jpg" text:style-name="Internet_20_link" text:visited-style-name="Visited_20_Internet_20_Link">
!(Images/AРМІЯINFORM/2023-05-02T54-00-00-04-00/foto-1-150x150.jpg)</text:a>
</text:p>
      <text:p text:style-name="P4">
<text:a xlink:type="simple" xlink:href="https://armyinform.com.ua/wp-content/uploads/2023/05/foto-2.jpg" text:style-name="Internet_20_link" text:visited-style-name="Visited_20_Internet_20_Link">
<draw:frame draw:style-name="fr1" draw:name="Image267" text:anchor-type="as-char" svg:width="6.9236in" svg:height="6.9236in" draw:z-index="0">
<draw:image xlink:href="../Images/AРМІЯINFORM/2023-05-02T54-00-00-04-00/foto-2-150x150.jpg" xlink:type="simple" xlink:show="embed" xlink:actuate="onLoad" draw:mime-type="image/jpeg"/>
</draw:frame>
</text:a>
</text:p>
      <text:p text:style-name="P4">
<text:a xlink:type="simple" xlink:href="https://armyinform.com.ua/wp-content/uploads/2023/05/foto-3.jpg" text:style-name="Internet_20_link" text:visited-style-name="Visited_20_Internet_20_Link">
<draw:frame draw:style-name="fr1" draw:name="Image268" text:anchor-type="as-char" svg:width="6.9236in" svg:height="6.9236in" draw:z-index="0">
<draw:image xlink:href="../Images/AРМІЯINFORM/2023-05-02T54-00-00-04-00/foto-3-150x150.jpg" xlink:type="simple" xlink:show="embed" xlink:actuate="onLoad" draw:mime-type="image/jpeg"/>
</draw:frame>
</text:a>
The organization of the events involved the military orchestra of a separate artillery brigade named after Alexei Diamozov of the Navy of the Armed Forces, the Nikolaev Faculty of College of Culture and Arts and the Department of Culture, Nationalities of Tarelilius of the Nikolaev Military Administration, as well as the regional palace. Such creative cooperation demonstrates the unity of the army and the people for the sake of a unique method - victory.</text:p>
      <ul>
        <li>
Ukrainians have survived the grueling year of armed aggression of the Russian Federation, and in social traces of moral decline. That is why we decided to discharge the atmospheric that we know the best - organized a concert. Our nation is not in vain recognized as a specialist, and as for me, the song helps in the most difficult moments,-said the head of the orchestra of a separate artillery brigade named after the General Houseoleksiya Diamond Navy of the Armed Forces of Ukraine Vitaliy Matsyuk Major.</li>
      </ul>
      <text:p text:style-name="P4">
<draw:frame draw:style-name="fr1" draw:name="Image269" text:anchor-type="as-char" svg:width="6.9236in" svg:height="5.423487in" draw:z-index="0">
<draw:image xlink:href="../Images/AРМІЯINFORM/2023-05-02T54-00-00-04-00/maczyuk.jpg" xlink:type="simple" xlink:show="embed" xlink:actuate="onLoad" draw:mime-type="image/jpeg"/>
</draw:frame>
The basis of the repertoire of the concert program were Ukrainian pop songs. The care of concert programs was the performance of songs that became a kind of symbols of the struggle of the Ukrainian people against the rashist invasion: "Oh, Luzichervon Kalina ..", "This dream, this dream", "Russian ship, go ... Hey, gay".</text:p>
      <ul>
        <li>
These hits called the largest feedback of the public: people sang, got up, some even danced. And for me it is quite expected, because of these songs, Ukrainians are associated with a certain period of war, and the tissue and emotions that the song "gets" from memory cannot leave indifferent citizen of Ukraine, - said conductor Vitaliy Matsyuk.</li>
      </ul>
      <text:p text:style-name="P4">
<text:a xlink:type="simple" xlink:href="https://armyinform.com.ua/wp-content/uploads/2023/05/foto-4.jpg" text:style-name="Internet_20_link" text:visited-style-name="Visited_20_Internet_20_Link">
!(Images/AРМІЯINFORM/2023-05-02T54-00-00-04-00/foto-4-150x150.jpg)</text:a>
</text:p>
      <text:p text:style-name="P4">
<text:a xlink:type="simple" xlink:href="https://armyinform.com.ua/wp-content/uploads/2023/05/foto-6.jpg" text:style-name="Internet_20_link" text:visited-style-name="Visited_20_Internet_20_Link">
<draw:frame draw:style-name="fr1" draw:name="Image270" text:anchor-type="as-char" svg:width="6.9236in" svg:height="6.9236in" draw:z-index="0">
<draw:image xlink:href="../Images/AРМІЯINFORM/2023-05-02T54-00-00-04-00/foto-6-150x150.jpg" xlink:type="simple" xlink:show="embed" xlink:actuate="onLoad" draw:mime-type="image/jpeg"/>
</draw:frame>
</text:a>
</text:p>
      <text:p text:style-name="P4">
Also, understanding the European roots of Ukrainian culture, musical works from the repertoire of the French singer Larifabian and the British band Deep Purple were performed during the concert program.</text:p>
      <text:p text:style-name="P4">
This is not the first initiative in which the military orchestra participated. Musicians at the beginning of a large -scale invasion conduct concerts on the streets of Nikolaevat raise the morale of Ukrainian defenders and exhausted by the permanent units of the people.</text:p>
      <text:p text:style-name="P4">
In total, within the tour it is planned to visit with concerts more than 15 different cities of Isellas of the Nikolaev area, including Voznesensk, Novy Bug and Pervomaisk.2 settlements behind, more.</text:p>
      <text:p text:style-name="P4">
News Source: <text:a xlink:type="simple" xlink:href="https://armyinform.com.ua/2023/05/02/za-uchastyu-vijskovogo-orkestru-startuvav-konczertnyj-tur-mysteczka-artyleriya-razom-do-peremogy/" text:style-name="Internet_20_link" text:visited-style-name="Visited_20_Internet_20_Link">
https://armyinform.com.ua/2023/05/02/za-uchastyu-vijskovogo-orkestru-startuvav-konczertnyj-tur-mysteczka-artyleriya-razom-do-peremogy/</text:a>
</text:p>
      <!--NEWS-->
      <text:h text:style-name="P10" text:outline-level="1">
<text:span text:style-name="T4">
The former "Don Cossack" was suspected of cooperation with the occupation administration in Lisichansk</text:span>
</text:h>
      <text:p text:style-name="P4">
Author: ['АРМІЯINFORM']</text:p>
      <text:p text:style-name="P4">
Time: 2023-05-02T55:00:00-04:00</text:p>
      <text:p text:style-name="P4">
Description: At Lipni 2022 Roku Meshkanets Lisichanska, having encouraged SPVPRACYUVATI with a pay of Vlad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lysychansk.jpg" text:style-name="Internet_20_link" text:visited-style-name="Visited_20_Internet_20_Link">
lysychansk.jpg</text:a>
']</text:p>
      <text:p text:style-name="P4">
Tags: ['STOPRUSSIA', 'АГРЕСІЯ РФ', 'КОЛАБОРАНТ', 'ОФІС ГЕНЕРАЛЬНОГО ПРОКУРОРА УКРАЇНИ']</text:p>
      <text:p text:style-name="P4">
Category: News</text:p>
      <!--METADATA-->
      <text:p text:style-name="P4">
<draw:frame draw:style-name="fr1" draw:name="Image271" text:anchor-type="as-char" svg:width="6.9236in" svg:height="3.894525in" draw:z-index="0">
<draw:image xlink:href="../Images/AРМІЯINFORM/2023-05-02T55-00-00-04-00/lysychansk.jpg" xlink:type="simple" xlink:show="embed" xlink:actuate="onLoad" draw:mime-type="image/jpeg"/>
</draw:frame>
In July 2022, a resident of Lysychanskaya began to cooperate with the occupation authorities of the aggressor state. He voluntarily occupied the position of the so-called "Head of the Department of Housing and Communal Services of the Administration of the City Lisichansk LNR".</text:p>
      <text:p text:style-name="P4">
About it <text:a xlink:type="simple" xlink:href="https://gp.gov.ua/ua/posts/povidomleno-pro-pidozru-kolisnyomu-donskomu-kozaku-yakii-ocoliv-upravlinnya-v-okupaciinii-administraciyi-lisicanska" text:style-name="Internet_20_link" text:visited-style-name="Visited_20_Internet_20_Link">
reports</text:a>
The press service of the Office of the Prosecutor General of Ukraine.</text:p>
      <text:p text:style-name="P4">
The man controls the state of affairs in the field of housing and communal services, which is captured by the enemy of the city, managing the subordinate departments and coordinates their work.</text:p>
      <text:p text:style-name="P4">
The person involved - a former participant in the illegal armed formation "Cossack Guards of the Don Army. Platov. " Previously, he was sentenced to 12 years in 6 months of imprisonment. All this time was hidden in the territory of the so -called "LNR".</text:p>
      <text:p text:style-name="P4">
The man was sentenced to a number of crimes during the temporary occupation of Lisichansk in 2014. It is established that from May to July he was a checkpoint from the city in the direction of Bakhmut.</text:p>
      <text:p text:style-name="P4">
The convicted and other members of the group detained the local population for violations of the "curfew" or a drunk. They kept people in the premises of the former Lysychansky meat processing plant and forced their physical work.</text:p>
      <text:p text:style-name="P4">
Participants of illegal armed formation fired at positions of armed force Ukraine with small arms and grenade launchers.</text:p>
      <text:p text:style-name="P4">
The resident of Lisichansk was reported suspected of collaboration.</text:p>
      <text:p text:style-name="P4">
News Source: <text:a xlink:type="simple" xlink:href="https://armyinform.com.ua/2023/05/02/kolyshnomu-donskomu-kozaku-ogolosheno-pidozru-za-spivpraczyu-z-okupaczijnoyu-administracziyeyu-v-lysychansku/" text:style-name="Internet_20_link" text:visited-style-name="Visited_20_Internet_20_Link">
https://armyinform.com.ua/2023/05/02/kolyshnomu-donskomu-kozaku-ogolosheno-pidozru-za-spivpraczyu-z-okupaczijnoyu-administracziyeyu-v-lysychansku/</text:a>
</text:p>
      <!--NEWS-->
      <text:h text:style-name="P10" text:outline-level="1">
<text:span text:style-name="T4">
The captivity of the Ukrainian military is officially confirmed only by the Ministry of Defense</text:span>
</text:h>
      <text:p text:style-name="P4">
Author: ['АРМІЯINFORM']</text:p>
      <text:p text:style-name="P4">
Time: 2023-05-02T56:00:00-04:00</text:p>
      <text:p text:style-name="P4">
Description: At the coordinating headquarters, the online-Zustinch was nerdin Zakhisnikiv 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sh3.jpg" text:style-name="Internet_20_link" text:visited-style-name="Visited_20_Internet_20_Link">
ksh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2" text:anchor-type="as-char" svg:width="6.9236in" svg:height="4.823441in" draw:z-index="0">
<draw:image xlink:href="../Images/AРМІЯINFORM/2023-05-02T56-00-00-04-00/ksh3.jpg" xlink:type="simple" xlink:show="embed" xlink:actuate="onLoad" draw:mime-type="image/jpeg"/>
</draw:frame>
At the coordination headquarters, an online meeting with the families of defenders of one military unit of the Kiev region was held, during which the representative of the Coordination Staff emphasized that the Russian side should formally recognize the volon of Ukrainian servicemen and ensure the observance of the rule of law, as stipulated by the rules of international humanitarian law.</text:p>
      <text:p text:style-name="P4">
About it <text:a xlink:type="simple" xlink:href="https://t.me/Koord_shtab/939" text:style-name="Internet_20_link" text:visited-style-name="Visited_20_Internet_20_Link">
reports</text:a>
Coordinating headquarters for the issue of prisoners of war.</text:p>
      <text:p text:style-name="P4">
This applies, in particular, to the conditions of maintenance, medical care and communication with degeneration. And wounded, seriously ill, civilians, women and children, the aggressor country is released without any conditions.</text:p>
      <text:p text:style-name="P4">
The staff representative drew attention to the fact that the accounting categorical serviceman in the military unit may differ from accounting in the unified register of the defenders of the National Information Bureau. In the case of new information, photo or video materials, a letter, evidence of a corresponding captivity- the accounting category of a serviceman may change. These information additionally indicate that the defender is in captivity, the information is not official.</text:p>
      <text:p text:style-name="P4">
It is worth noting that the International Committee of the Red Cross does not confirm the Polovnia serviceman, such confirmation can be officially provided only by the Ministry of Defense of the Russian Federation.</text:p>
      <text:p text:style-name="P4">
The meeting discussed the issues of rehabilitation and restoration of health servicemen after being released from captivity, providing psychological assistance and working with families.</text:p>
      <text:p text:style-name="P4">
News Source: <text:a xlink:type="simple" xlink:href="https://armyinform.com.ua/2023/05/02/poranenyh-vazhkohvoryh-czyvilnyh-zhinok-i-ditej-rf-povynna-vidpustyty-koordynaczijnyj-shtab/" text:style-name="Internet_20_link" text:visited-style-name="Visited_20_Internet_20_Link">
https://armyinform.com.ua/2023/05/02/poranenyh-vazhkohvoryh-czyvilnyh-zhinok-i-ditej-rf-povynna-vidpustyty-koordynaczijnyj-shtab/</text:a>
</text:p>
      <!--NEWS-->
      <text:h text:style-name="P10" text:outline-level="1">
<text:span text:style-name="T4">
More than 20 "calibers": the Russian Federation holds the rocket carrier in the Black Sea, four more - in the Mediterranean</text:span>
</text:h>
      <text:p text:style-name="P4">
Author: ['АРМІЯINFORM']</text:p>
      <text:p text:style-name="P4">
Time: 2023-05-02T57:00:00-04:00</text:p>
      <text:p text:style-name="P4">
Description: The traveler in the Chorny Morg on the Boyal Cherguvanni is known to be 8 pouring ship, ... War with Ukraine 2022, War with Ukraine Latest News today, News War with Ukraine 2022 The last ones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STOPRUSSIA', 'АГРЕСІЯ РФ', 'ВМС ЗС УКРАЇНИ', 'ВТОРГНЕННЯ РФ']</text:p>
      <text:p text:style-name="P4">
Category: News</text:p>
      <!--METADATA-->
      <text:p text:style-name="P4">
<draw:frame draw:style-name="fr1" draw:name="Image273" text:anchor-type="as-char" svg:width="6.9236in" svg:height="3.956343in" draw:z-index="0">
<draw:image xlink:href="../Images/AРМІЯINFORM/2023-05-02T57-00-00-04-00/630_360_1447753045-4415-korabli-rf.jpg" xlink:type="simple" xlink:show="embed" xlink:actuate="onLoad" draw:mime-type="image/jpeg"/>
</draw:frame>
As of May 2, there are 8 hostile -bonded ships in the Black Sea, of which 1 carriers of the Caliber winged missiles, a total volley of up to 4 rockets.</text:p>
      <text:p text:style-name="P4">
About it <text:a xlink:type="simple" xlink:href="https://t.me/ukrainian_navy/2947" text:style-name="Internet_20_link" text:visited-style-name="Visited_20_Internet_20_Link">
reports</text:a>
Command of the Navy of the Armed Forces of Ukraine.</text:p>
      <text:p text:style-name="P4">
In the Sea of Azov - 1 enemy ship; In the Mediterranean, there are up to 4 enemy ships in the combat marriage, including 1 carrier carriage missiles, a total volley of up to 16 rockets.</text:p>
      <text:p text:style-name="P4">
During the day in the interests of the Russian Federation the passage of the Kerch-Yenikhal Strait made:</text:p>
      <ul>
        <li>
to the Azov Sea - 13 vessels, 4 of them moved from the Bosphorus Strait; * To the Black Sea - 34 vessels, 11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02/ponad-20-kalibriv-rf-utrymuye-raketonosij-u-chornomu-mori-shhe-chotyry-u-seredzemnomu/" text:style-name="Internet_20_link" text:visited-style-name="Visited_20_Internet_20_Link">
https://armyinform.com.ua/2023/05/02/ponad-20-kalibriv-rf-utrymuye-raketonosij-u-chornomu-mori-shhe-chotyry-u-seredzemnomu/</text:a>
</text:p>
      <!--NEWS-->
      <text:h text:style-name="P10" text:outline-level="1">
<text:span text:style-name="T4">
The former Yanukovych's former Head of Security for the Assistance to the Occupants in Kherson is informed of the suspicion</text:span>
</text:h>
      <text:p text:style-name="P4">
Author: ['АРМІЯINFORM']</text:p>
      <text:p text:style-name="P4">
Time: 2023-05-02T58:00:00-04:00</text:p>
      <text:p text:style-name="P4">
Description: Slidchi Service of the Bezpeques Zibrazov was a base on the Shchens of one Kolishnyoye Topposadovsya, Yak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КОЛАБОРАНТИ', 'ОФІС ГЕНЕРАЛЬНОГО ПРОКУРОРА УКРАЇНИ', 'СБУ']</text:p>
      <text:p text:style-name="P4">
Category: News</text:p>
      <!--METADATA-->
      <text:p text:style-name="P4">
<draw:frame draw:style-name="fr1" draw:name="Image274" text:anchor-type="as-char" svg:width="6.9236in" svg:height="4.367194in" draw:z-index="0">
<draw:image xlink:href="../Images/AРМІЯINFORM/2023-05-02T58-00-00-04-00/a8879da467f5ef3186c59aa101cecbce_id76321_1300x820_141_650x410.jpg" xlink:type="simple" xlink:show="embed" xlink:actuate="onLoad" draw:mime-type="image/jpeg"/>
</draw:frame>
Illustrative photo</text:p>
      <text:p text:style-name="P4">
Security investigators have collected a evidence of another formertop department who is hiding from justice in the territory of the aggressor country.</text:p>
      <text:p text:style-name="P4">
We are talking about Vyacheslav Zvvsky, a former head of the fugitive presidential protection Viktor Yanukovych.</text:p>
      <text:p text:style-name="P4">
After the capture of Kherson and part of the Nikolaev area, he assisted the sparkles in the spread of the Kremlin regime and suppress the movement of resistance.</text:p>
      <text:p text:style-name="P4">
According to the investigation, in July last year his son, who became part of the occupying groups of the Russian Federation on a temporarily captured part of Ukraine, appeared on Zavvsky.</text:p>
      <text:p text:style-name="P4">
Then he appealed to his father to assist the Russian Carlers to identify local Ukrainian patriots, including participants in ATOI of the Armed Forces of the Armed Forces.</text:p>
      <text:p text:style-name="P4">
In response to this, the Zavvsky contacted a son with two of his acquaintances, created by the MIA and the State Security Service in the temporary -heated Kherson region.</text:p>
      <text:p text:style-name="P4">
Subsequently, they conveyed personal data to the Russian invaders and contributed to the abduction of people.</text:p>
      <text:p text:style-name="P4">
Zavvsky also advised the military units of the aggressor country on the tactics of fighting against defense forces.</text:p>
      <text:p text:style-name="P4">
On the basis of the evidence collected, the security services of the Security Service informed the person involved in the proading for assisting the aggressor state.</text:p>
      <text:p text:style-name="P4">
Complex measures are ongoing to be held accountable.</text:p>
      <text:p text:style-name="P4">
The investigation was conducted under the procedural guidance of the General Prosecutor's office.</text:p>
      <text:p text:style-name="P4">
<text:span text:style-name="T4">
 Source: </text:span>
 <text:a xlink:type="simple" xlink:href="https://ssu.gov.ua/novyny/sbu-povidomyla-pro-pidozru-kolyshnomu-kerivnyku-okhorony-yanukovycha" text:style-name="Internet_20_link" text:visited-style-name="Visited_20_Internet_20_Link">
<text:span text:style-name="T5">
SBU</text:span>
</text:a>
</text:p>
      <text:p text:style-name="P4">
News Source: <text:a xlink:type="simple" xlink:href="https://armyinform.com.ua/2023/05/02/povidomleno-pro-pidozru-kolyshnomu-kerivnyku-ohorony-yanukovycha-za-dopomogu-okupantam-na-hersonshhyni/" text:style-name="Internet_20_link" text:visited-style-name="Visited_20_Internet_20_Link">
https://armyinform.com.ua/2023/05/02/povidomleno-pro-pidozru-kolyshnomu-kerivnyku-ohorony-yanukovycha-za-dopomogu-okupantam-na-hersonshhyni/</text:a>
</text:p>
      <!--NEWS-->
      <text:h text:style-name="P10" text:outline-level="1">
<text:span text:style-name="T4">
Alexei Reznikov: The Russian Federation can voice another "goodwill gesture" under the pretext of man -made disaster</text:span>
</text:h>
      <text:p text:style-name="P4">
Author: ['АРМІЯINFORM']</text:p>
      <text:p text:style-name="P4">
Time: 2023-05-02T59:00:00-04:00</text:p>
      <text:p text:style-name="P4">
Description: Miniter defense of Ukraine Oleksiy Reznikov, through deposits at half the battle of the Russian Federation, can be ... War with Ukraine 2022, war with Ukraine Latest news today, News War with Ukraine 2022 Last today, will there be a war between Ukraine and Russia and when the war is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f6a4713.jpg" text:style-name="Internet_20_link" text:visited-style-name="Visited_20_Internet_20_Link">
5f6a4713.jpg</text:a>
']</text:p>
      <text:p text:style-name="P4">
Tags: ['STOPRUSSIA', 'АГРЕСІЯ РФ', 'ВТОРГНЕННЯ РФ', 'ОЛЕКСІЙ РЕЗНІКОВ']</text:p>
      <text:p text:style-name="P4">
Category: News</text:p>
      <!--METADATA-->
      <text:p text:style-name="P4">
<draw:frame draw:style-name="fr1" draw:name="Image275" text:anchor-type="as-char" svg:width="6.9236in" svg:height="4.615733in" draw:z-index="0">
<draw:image xlink:href="../Images/AРМІЯINFORM/2023-05-02T59-00-00-04-00/5f6a4713.jpg" xlink:type="simple" xlink:show="embed" xlink:actuate="onLoad" draw:mime-type="image/jpeg"/>
</draw:frame>
Oleksireznikov</text:p>
      <text:p text:style-name="P4">
The Minister of Defense of Ukraine Alexei Reznikov believes that due to defeat on the Bourf field, another "goodwill gesture" can be voiced under the pretext of man -made catastrophe in the territory of his country.</text:p>
      <text:p text:style-name="P4">
As <text:a xlink:type="simple" xlink:href="https://interfax.com.ua/news/general/907512.html" text:style-name="Internet_20_link" text:visited-style-name="Visited_20_Internet_20_Link">
told</text:a>
In an interview with the Interfax-Ukraine agency, the Ministry of Ministry of Ukraine, in the Kremlin, the search for possible scenarios, how the next success of the Ukrainian army can be justified within its socialization.</text:p>
      <ul>
        <li>
If you already observe a number of public statements on Russian resources, you can see that the phrases are already heard, saying: Alexei Reznikov emphasizes. "In the event of another success of the Ukrainian army, which is absolutely expected and for them, you need to understand how to" sell "inside, how to give it to the people?" They were overheated by expectations: Kiev for three days and "their" in three weeks. And although propaganda in the Russian Federation works perfectly, but every time everything is more difficult. "</li>
      </ul>
      <text:p text:style-name="P4">
The head of the defense department also suggested that there would be a "gesture of goodwill" by the evidence of some cataclysm.</text:p>
      <ul>
        <li>
This is not my forecast, but reasoning, but still I am not surprised if they appear in the script of a problem, a serious catastrophic species, man -made, in Russia. For example, something will happen to a power plant, a hydroelectric power plant, NPPs, there will be risks to the population, and this requires the number of government attention, the accumulation of resources, including soldiers. And so they will seem to explain to people why active fighting in Ukraine. That is, they have to voice the "goodwill gesture" under the guise of some cataclysm of the Russian scent, - said the Minister of Defense of Ukraine.</li>
      </ul>
      <text:p text:style-name="P4">
News Source: <text:a xlink:type="simple" xlink:href="https://armyinform.com.ua/2023/05/02/oleksij-reznikov-rf-mozhe-ozvuchyty-chergovyj-zhest-dobroyi-voli-pid-pryvodom-tehnogennoyi-katastrofy/" text:style-name="Internet_20_link" text:visited-style-name="Visited_20_Internet_20_Link">
https://armyinform.com.ua/2023/05/02/oleksij-reznikov-rf-mozhe-ozvuchyty-chergovyj-zhest-dobroyi-voli-pid-pryvodom-tehnogennoyi-katastrofy/</text:a>
</text:p>
      <!--NEWS-->
      <text:h text:style-name="P10" text:outline-level="1">
<text:span text:style-name="T4">
In Kharkiv, an exponent who swore allegiance to the aggressor state will be judged</text:span>
</text:h>
      <text:p text:style-name="P4">
Author: ['АРМІЯINFORM']</text:p>
      <text:p text:style-name="P4">
Time: 2023-05-02T60:00:00-04:00</text:p>
      <text:p text:style-name="P4">
Description: Kharkivska Regional Prosecutor's Office sneaked to court the accusations of Stosomno Kolishnyoye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img-4990.jpg" text:style-name="Internet_20_link" text:visited-style-name="Visited_20_Internet_20_Link">
img-499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76" text:anchor-type="as-char" svg:width="6.9236in" svg:height="7.229392in" draw:z-index="0">
<draw:image xlink:href="../Images/AРМІЯINFORM/2023-05-02T60-00-00-04-00/img-4990.jpg" xlink:type="simple" xlink:show="embed" xlink:actuate="onLoad" draw:mime-type="image/jpeg"/>
</draw:frame>
The Kharkiv Regional Prosecutor's Office sent an indictment to the Council Inspector of the Patrol Police Response Inspector of Izium Rupgunp in the region of state betrayal.</text:p>
      <text:p text:style-name="P4">
The pre -trial investigation found that during the occupation of the city of Izymobvic, being at that time an active employee of the National Police, moved sideways by the enemy.</text:p>
      <text:p text:style-name="P4">
He patrolled the city to make the invaders feel safe. After that, he wanted to bow his colleagues to support representatives of the aggressor state.</text:p>
      <text:p text:style-name="P4">
The accused, together with the Russian military, arrived at the place of residence of one of the police. They conducted a "search" during which they were unlawful firearms and other personal property of a law enforcement officer.</text:p>
      <text:p text:style-name="P4">
Subsequently, the accused "employed" to "Polytsia # 2(deployment. Raisin)the so -called "UGA of Kharkov region". He embraced the pseudo -office of the "chief of the participation of participation of the noun polycycs and on the delalynes -native".</text:p>
      <text:p text:style-name="P4">
The pre -trial investigation was carried out by investigators of the DBR, located in Poltava, operational support - employees of the DBR, Kharkiv Department of the Department of He -General Security of the National Police of Ukraine and the SBU Office in the Kharkiv region.</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text:span text:style-name="T4">
 Source: </text:span>
 <text:a xlink:type="simple" xlink:href="https://www.gp.gov.ua/ua/posts/u-xarkovi-suditimut-shhe-odnogo-ekspoliciyanta-yakii-prisyagnuv-na-virnist-derzavi-agresoru" text:style-name="Internet_20_link" text:visited-style-name="Visited_20_Internet_20_Link">
<text:span text:style-name="T5">
opice of the Prosecutor General of Ukraine</text:span>
</text:a>
</text:p>
      <text:p text:style-name="P4">
News Source: <text:a xlink:type="simple" xlink:href="https://armyinform.com.ua/2023/05/02/u-harkovi-sudytymut-ekspolicziyanta-yakyj-prysyagnuv-na-virnist-derzhavi-agresoru/" text:style-name="Internet_20_link" text:visited-style-name="Visited_20_Internet_20_Link">
https://armyinform.com.ua/2023/05/02/u-harkovi-sudytymut-ekspolicziyanta-yakyj-prysyagnuv-na-virnist-derzhavi-agresoru/</text:a>
</text:p>
      <!--NEWS-->
      <text:h text:style-name="P10" text:outline-level="1">
<text:span text:style-name="T4">
The current aggression of the Russian Federation is a consequence of the non -punishment of the Soviet regime for solving the Second World War</text:span>
</text:h>
      <text:p text:style-name="P4">
Author: ['АРМІЯINFORM']</text:p>
      <text:p text:style-name="P4">
Time: 2023-05-02T61:00:00-04:00</text:p>
      <text:p text:style-name="P4">
Description: About the doctor, by saying Doctor of Istorchny, Spirobelnik to the Center for Doslizneni, ITORIA ZSU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2_13-26-39.jpg" text:style-name="Internet_20_link" text:visited-style-name="Visited_20_Internet_20_Link">
photo_2023-05-02_13-26-39.jpg</text:a>
']</text:p>
      <text:p text:style-name="P4">
Tags: ['MILITARY MEDIA CENTER', 'STOPRUSSIA', 'АГРЕСІЯ РФ', 'ВТОРГНЕННЯ РФ']</text:p>
      <text:p text:style-name="P4">
Category: News</text:p>
      <!--METADATA-->
      <text:p text:style-name="P4">
<draw:frame draw:style-name="fr1" draw:name="Image277" text:anchor-type="as-char" svg:width="6.9236in" svg:height="4.477261in" draw:z-index="0">
<draw:image xlink:href="../Images/AРМІЯINFORM/2023-05-02T61-00-00-04-00/photo_2023-05-02_13-26-39.jpg" xlink:type="simple" xlink:show="embed" xlink:actuate="onLoad" draw:mime-type="image/jpeg"/>
</draw:frame>
About it <text:a xlink:type="simple" xlink:href="https://t.me/militarymediacenter/1830" text:style-name="Internet_20_link" text:visited-style-name="Visited_20_Internet_20_Link">
stated</text:a>
Doctor of History, Employee of the Armed Forces Center for Military History Ivan Patrylyak at the Military Media Center.</text:p>
      <text:p text:style-name="P4">
According to him, for Ukraine the Second World War is unfinished, because the issue of the Ukrainian state was not disseminated, and evil was not punished.</text:p>
      <text:p text:style-name="P4">
During a roundtable on the topic: "The contribution of Ukraine and Ukrainians to the victory in the Iisvito war: the lessons of history we still teach" Ivan Patrylyak stressed that "one evil of the Second World War - the Nazi regime - was punished, but the other - Russian Bolshevism - was not punished. "</text:p>
      <text:p text:style-name="P4">
According to the historian, instead the Russian Bolshevik regime is among the winners and "now we have the consequences of this non -punishment of Russian Bolshevism in the Second World War."</text:p>
      <text:p text:style-name="P4">
"Because the Russians have perceived immovable as a weakness of the world, that they can repeat, first of all, to repeat their aggression and crimes," Ivanpatrylyak said.</text:p>
      <text:p text:style-name="P4">
“Two countries that have resolved World War II are the Nazi Reich Union. But on the gallows were the leaders of one state, and the leader state found themselves in the warm chairs of international organizations, ” - said Visorik.</text:p>
      <text:p text:style-name="P4">
"And now we have a consequence that Russia is presiding on the UN Security Council," - said Ivan Patrylyak.</text:p>
      <text:p text:style-name="P4">
"That is, we see what is the influence of World War II on the events of today."</text:p>
      <text:p text:style-name="P4">
News Source: <text:a xlink:type="simple" xlink:href="https://armyinform.com.ua/2023/05/02/nynishnya-agresiya-rf-ye-naslidkom-nepokarannya-radyanskogo-rezhymu-za-rozvyazannya-ii-svitovoyi-vijny/" text:style-name="Internet_20_link" text:visited-style-name="Visited_20_Internet_20_Link">
https://armyinform.com.ua/2023/05/02/nynishnya-agresiya-rf-ye-naslidkom-nepokarannya-radyanskogo-rezhymu-za-rozvyazannya-ii-svitovoyi-vijny/</text:a>
</text:p>
      <!--NEWS-->
      <text:h text:style-name="P10" text:outline-level="1">
<text:span text:style-name="T4">
The enemy informant who "cited" Russian missiles in Slavyansk was detained</text:span>
</text:h>
      <text:p text:style-name="P4">
Author: ['АРМІЯINFORM']</text:p>
      <text:p text:style-name="P4">
Time: 2023-05-02T62:00:00-04:00</text:p>
      <text:p text:style-name="P4">
Description: Vikrika Shchelnik of one swimmer aggressor PID Hour of counter -personnel Zakhrikhi at the Offrontovik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ТОРГНЕННЯ РФ', 'СБУ']</text:p>
      <text:p text:style-name="P4">
Category: News</text:p>
      <!--METADATA-->
      <text:p text:style-name="P4">
<draw:frame draw:style-name="fr1" draw:name="Image278" text:anchor-type="as-char" svg:width="6.9236in" svg:height="3.555362in" draw:z-index="0">
<draw:image xlink:href="../Images/AРМІЯINFORM/2023-05-02T62-00-00-04-00/232191481_149444590648295_3523033550936501027_n.jpg" xlink:type="simple" xlink:show="embed" xlink:actuate="onLoad" draw:mime-type="image/jpeg"/>
</draw:frame>
Illustrative photo</text:p>
      <text:p text:style-name="P4">
Another aggressor's associate is exposed during counter -pride measures of the primeval areas of Donetsk region. The attacker was an unemployed resident of Slovyansk, who collected for the invaders in the Intelligence on the deployment of forces of defense of the territory of the city.</text:p>
      <text:p text:style-name="P4">
First of all, the person attempted to identify the places of temporary base and the proceedings of the Armed Forces and the National Guards involved in the Nabakhmut direction.</text:p>
      <text:p text:style-name="P4">
In the case of reconnaissance information, Russian invaders plan to use it to prepare rocket strikes on the positions of Ukrainian troops.</text:p>
      <text:p text:style-name="P4">
However, the SBU staff detained the enemy informant and thus prevent the transmission of closed information to the aggressor. According to the investigation, the malefactor interrupted "in touch" with the "deputy commander of the commanding regiment of the International Police of the DNR". The person traveled bypassed the terrain and hiddenly recorded the location of Ukrainian defenders. He then transmitted information through one of the Russian social networks.</text:p>
      <text:p text:style-name="P4">
With the assistance of the occupation group, the enemy promised his associate money and a "high position" in the case of capture of the city.</text:p>
      <text:p text:style-name="P4">
On the basis of the evidence collected, the security service investigators informed the detained proading.</text:p>
      <text:p text:style-name="P4">
The attacker is currently in custody. Investigation is ongoing to establish all the circumstances of the crime.</text:p>
      <text:p text:style-name="P4">
<text:span text:style-name="T4">
 Source: </text:span>
 <text:a xlink:type="simple" xlink:href="https://ssu.gov.ua/novyny/sbu-zatrymala-vorozhoho-informatora-yakyi-navodyv-rosiiski-rakety-na-sloviansk" text:style-name="Internet_20_link" text:visited-style-name="Visited_20_Internet_20_Link">
<text:span text:style-name="T5">
SBU</text:span>
</text:a>
</text:p>
      <text:p text:style-name="P4">
News Source: <text:a xlink:type="simple" xlink:href="https://armyinform.com.ua/2023/05/02/zatrymano-vorozhogo-informatora-yakyj-navodyv-rosijski-rakety-na-slovyansk/" text:style-name="Internet_20_link" text:visited-style-name="Visited_20_Internet_20_Link">
https://armyinform.com.ua/2023/05/02/zatrymano-vorozhogo-informatora-yakyj-navodyv-rosijski-rakety-na-slovyansk/</text:a>
</text:p>
      <!--NEWS-->
      <text:h text:style-name="P10" text:outline-level="1">
<text:span text:style-name="T4">
Border fires: in Sumy region, houses, educational and infrastructure are destroyed</text:span>
</text:h>
      <text:p text:style-name="P4">
Author: ['АРМІЯINFORM']</text:p>
      <text:p text:style-name="P4">
Time: 2023-05-02T63:00:00-04:00</text:p>
      <text:p text:style-name="P4">
Description: Syogodnі, 2 herbal, at 12:00 Rosіyskі Permatoptskіynі Vіsyska Vykhgov, they were refined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7428426-448c-495a-8ec3-fa1393fa2082.jpg" text:style-name="Internet_20_link" text:visited-style-name="Visited_20_Internet_20_Link">
37428426-448c-495a-8ec3-fa1393fa2082.jpg</text:a>
']</text:p>
      <text:p text:style-name="P4">
Tags: ['ОБСТРІЛИ ПРИКОРДОННЯ', 'ОК «ПІВНІЧ»', 'СУМЩИНА', 'ЧЕРНІГІВЩИНА']</text:p>
      <text:p text:style-name="P4">
Category: News</text:p>
      <!--METADATA-->
      <text:p text:style-name="P4">
<draw:frame draw:style-name="fr1" draw:name="Image279" text:anchor-type="as-char" svg:width="6.9236in" svg:height="3.11562in" draw:z-index="0">
<draw:image xlink:href="../Images/AРМІЯINFORM/2023-05-02T63-00-00-04-00/37428426-448c-495a-8ec3-fa1393fa2082.jpg" xlink:type="simple" xlink:show="embed" xlink:actuate="onLoad" draw:mime-type="image/jpeg"/>
</draw:frame>
Today, on May 2, as of 12:00, Russian occupation troops once again fired the border of Chernihiv and Sumy regions. The shelling of Sumy region damaged the educational and infrastructure institution.</text:p>
      <text:p text:style-name="P4">
About it <text:a xlink:type="simple" xlink:href="https://t.me/ok_pivnich1/2240" text:style-name="Internet_20_link" text:visited-style-name="Visited_20_Internet_20_Link">
reports</text:a>
Operational Command "North".</text:p>
      <text:p text:style-name="P4">
In Chernihiv regions:</text:p>
      <ul>
        <li>
from 06:50 to 07:10 there were 18 explosions: 9 parishes in the area of the settlement of Arkhipivka and 9 parishes in the area of the settlement of Leonivka; * from 08:40 to 08:58 3 trips were recorded, probably from a mortar 120 mm, on the settlement of Mykolaivka; * from 09:50 to 10:05 there were 5 parishes, probably from the SAU, in the area of the settlement Gasichivka; * from 10:45 to 11:05 10 parishes were recorded, probably from a mortar 120 mm, in the area of the settlement of Blushn; * From 10:40 to 10:55 3 parishes were recorded, probably with the SAU, to the area of NP. Gasichivka.</li>
      </ul>
      <text:p text:style-name="P4">
There was no information about losses among the local population or damage to civilian infrastructure.</text:p>
      <text:p text:style-name="P4">
In the Sumy region from 11:20 to 11:40, 19 parishes on the populated center of the middle-construction were recorded. According to the shelling, there is a destruction of establishment, infrastructure, two private homes and damage to the apartment building. The information about the victims did not receive.</text:p>
      <text:p text:style-name="P4">
News Source: <text:a xlink:type="simple" xlink:href="https://armyinform.com.ua/2023/05/02/obstrily-prykordonnya-na-sumshhyni-zrujnovani-budynky-zaklad-osvity-ta-infrastruktury/" text:style-name="Internet_20_link" text:visited-style-name="Visited_20_Internet_20_Link">
https://armyinform.com.ua/2023/05/02/obstrily-prykordonnya-na-sumshhyni-zrujnovani-budynky-zaklad-osvity-ta-infrastruktury/</text:a>
</text:p>
      <!--NEWS-->
      <text:h text:style-name="P10" text:outline-level="1">
<text:span text:style-name="T4">
In Kiev began to test early alert systems received from Israel</text:span>
</text:h>
      <text:p text:style-name="P4">
Author: ['АРМІЯINFORM']</text:p>
      <text:p text:style-name="P4">
Time: 2023-05-02T64:00:00-04:00</text:p>
      <text:p text:style-name="P4">
Description: At Kiwi, the tests of the systems of the early Belief, Yaku Izrajal Virishiv, the war with Ukraine 2022, the war with Ukraine, the latest news today, the war with Ukraine 2022, will the la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warning.jpg" text:style-name="Internet_20_link" text:visited-style-name="Visited_20_Internet_20_Link">
warning.jpg</text:a>
']</text:p>
      <text:p text:style-name="P4">
Tags: ['STOPRUSSIA', 'АГРЕСІЯ РФ', 'ВТОРГНЕННЯ РФ', 'ІЗРАЇЛЬ', 'ОЛЕНA КОНДРАТЮК', 'СИСТЕМИ ОПОВІЩЕННЯ']</text:p>
      <text:p text:style-name="P4">
Category: News</text:p>
      <!--METADATA-->
      <text:p text:style-name="P4">
<draw:frame draw:style-name="fr1" draw:name="Image280" text:anchor-type="as-char" svg:width="6.9236in" svg:height="3.894525in" draw:z-index="0">
<draw:image xlink:href="../Images/AРМІЯINFORM/2023-05-02T64-00-00-04-00/warning.jpg" xlink:type="simple" xlink:show="embed" xlink:actuate="onLoad" draw:mime-type="image/jpeg"/>
</draw:frame>
In Kiev, an early alert testing system began, which has arranged to pass to Ukraine.</text:p>
      <text:p text:style-name="P4">
This was based on a meeting with the CEO(https://www.facebook.com/100068146218289/posts/pfbid0Hfer8uZgY8EHjxY4Emo7Y2ZHrJpQmHX6qybB3fsfWTnchTE1dsTNZXfXfnrPzRyZl/)Deputy Chairman of the Verkhovna Rada of Ukraine Olena Kondratyuk.</text:p>
      <text:p text:style-name="P4">
"We have discussed cooperation between countries, in particular, the start of the emergency of the early alert system, which Israel has decided to pass to Ukraine. Today it is being tested in Kiev," Olena Kondratyuk said.</text:p>
      <text:p text:style-name="P4">
In addition, she reported that Israel supports Ukraine's sovereignty and territoriality and does not recognize the annexation of Ukrainian territories by Russian federation.</text:p>
      <text:p text:style-name="P4">
"Ukraine is grateful to Israel for continuous support in international organizations, voting for the relevant UN resolutions and active participation in the implementation of humanitarian projects and initiatives," - said the Deputy Head of the Verkhovna Rada of Ukraine.</text:p>
      <text:p text:style-name="P4">
News Source: <text:a xlink:type="simple" xlink:href="https://armyinform.com.ua/2023/05/02/u-kyyevi-rozpochaly-testuvaty-systemy-rannogo-opovishhennya-otrymani-vid-izrayilyu/" text:style-name="Internet_20_link" text:visited-style-name="Visited_20_Internet_20_Link">
https://armyinform.com.ua/2023/05/02/u-kyyevi-rozpochaly-testuvaty-systemy-rannogo-opovishhennya-otrymani-vid-izrayilyu/</text:a>
</text:p>
      <!--NEWS-->
      <text:h text:style-name="P10" text:outline-level="1">
<text:span text:style-name="T4">
8 Guards of the offensive are formed and will come under the command of defense forces</text:span>
</text:h>
      <text:p text:style-name="P4">
Author: ['АРМІЯINFORM']</text:p>
      <text:p text:style-name="P4">
Time: 2023-05-02T65:00:00-04:00</text:p>
      <text:p text:style-name="P4">
Description: VISIM BRIGAGE "Guards Nestuup" in the same way. Schemerally Guard Scho Scho ... The war with Ukraine 2022, the war with Ukraine is the latest news today, the news war with Ukraine 2022 The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63dc21ad790cc.png" text:style-name="Internet_20_link" text:visited-style-name="Visited_20_Internet_20_Link">
63dc21ad790cc.png</text:a>
']</text:p>
      <text:p text:style-name="P4">
Tags: ['АГРЕСІЯ РФ', 'ВТОРГНЕННЯ РФ', 'ГВАРДІЯ НАСТУПУ', 'ІГОР КЛИМЕНКО', 'МВС', 'СИЛИ ОБОРОНИ']</text:p>
      <text:p text:style-name="P4">
Category: News</text:p>
      <!--METADATA-->
      <text:p text:style-name="P4">
<draw:frame draw:style-name="fr1" draw:name="Image281" text:anchor-type="as-char" svg:width="6.9236in" svg:height="4.32725in" draw:z-index="0">
<draw:image xlink:href="../Images/AРМІЯINFORM/2023-05-02T65-00-00-04-00/63dc21ad790cc.png" xlink:type="simple" xlink:show="embed" xlink:actuate="onLoad" draw:mime-type="image/png"/>
</draw:frame>
Eight brigades of the Guard of the offensive have already been fully formed. Recently, the Guard was filled with another brigade - the Charter.</text:p>
      <text:p text:style-name="P4">
About it <text:a xlink:type="simple" xlink:href="https://mvs.gov.ua/uk/news/igor-klimenko-vid-koznogo-viiskovogo-zalezit-uspisnist-operaciyi-na-tomu-ci-insomu-napriamku" text:style-name="Internet_20_link" text:visited-style-name="Visited_20_Internet_20_Link">
reports</text:a>
Press service of the internal affairs of Ukraine.</text:p>
      <text:p text:style-name="P4">
"We will have the brigades that have already been formed, they will pass appropriate training-it is 2-3 weeks, and in parallel to form additional units. The task of each of these brigades is to carry out relevant offensive assaults together with the defense forces during military operations," he said, "he said. Minister of Internal Affairs Igor Klimenko.</text:p>
      <text:p text:style-name="P4">
He also stressed that the role of people who went to volunteers in the assault -echowigad will be significant in the future counter -offensive.</text:p>
      <text:p text:style-name="P4">
“We teach it. Because from each brigade, from each unit, on each military serviceman and a police officer will depend on the success of the operation at the same direction, ”Igor Klimenko said.</text:p>
      <text:p text:style-name="P4">
The head of the Ministry of Internal Affairs said that some units of the Guards of the offensive were formed from scratch, and some - already on the basis of the current, with the formed structure, first of all, logistical:</text:p>
      <text:p text:style-name="P4">
“In such cases, the" skeleton "of the brigade for success was formed precisely by the servicemen and police officers who have experience of hostilities. These people are just teaching volunteers - young people who first came to Labryad. Also, experienced fighters are commanders at the links of the future fighting. "</text:p>
      <text:p text:style-name="P4">
Igor Klimenko emphasizes that it is difficult to teach the commander - it is always a long time, and he is limited to us, so in the department was betting on workers in the assessment of hostilities and the experience of managing the units.</text:p>
      <text:p text:style-name="P4">
News Source: <text:a xlink:type="simple" xlink:href="https://armyinform.com.ua/2023/05/02/8-brygad-gvardiyi-nastupu-sformovani-i-nadijdut-pid-komanduvannya-syl-oborony/" text:style-name="Internet_20_link" text:visited-style-name="Visited_20_Internet_20_Link">
https://armyinform.com.ua/2023/05/02/8-brygad-gvardiyi-nastupu-sformovani-i-nadijdut-pid-komanduvannya-syl-oborony/</text:a>
</text:p>
      <!--NEWS-->
      <text:h text:style-name="P10" text:outline-level="1">
<text:span text:style-name="T4">
New Zealand instructors are preparing Ukrainian defenders to protect the country from Russian aggression</text:span>
</text:h>
      <text:p text:style-name="P4">
Author: ['АРМІЯINFORM']</text:p>
      <text:p text:style-name="P4">
Time: 2023-05-02T66:00:00-04:00</text:p>
      <text:p text:style-name="P4">
Description: The framework of the Bagatonatziyonnaya Opeis of the Operats of the Kosokopalfіvyskovani izhstroy ... War with Ukraine 2022, the war with Ukraine Latest news today,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1-11.jpg" text:style-name="Internet_20_link" text:visited-style-name="Visited_20_Internet_20_Link">
1-11.jpg</text:a>
', '<text:a xlink:type="simple" xlink:href="https://armyinform.com.ua/wp-content/uploads/2023/05/3-12-150x150.jpg" text:style-name="Internet_20_link" text:visited-style-name="Visited_20_Internet_20_Link">
3-12-150x150.jpg</text:a>
', '<text:a xlink:type="simple" xlink:href="https://armyinform.com.ua/wp-content/uploads/2023/05/2-13-150x150.jpg" text:style-name="Internet_20_link" text:visited-style-name="Visited_20_Internet_20_Link">
2-13-150x150.jpg</text:a>
', '<text:a xlink:type="simple" xlink:href="https://armyinform.com.ua/wp-content/uploads/2023/05/4-10-150x150.jpg" text:style-name="Internet_20_link" text:visited-style-name="Visited_20_Internet_20_Link">
4-10-150x150.jpg</text:a>
']</text:p>
      <text:p text:style-name="P4">
Tags: ['STOPRUSSIA', 'АГРЕСІЯ РФ', 'ВТОРГНЕННЯ РФ', 'ГШ ЗСУ', 'НОВОЗЕЛАНДСЬКІ ІНСТРУКТОРИ']</text:p>
      <text:p text:style-name="P4">
Category: News</text:p>
      <!--METADATA-->
      <text:p text:style-name="P4">
<draw:frame draw:style-name="fr1" draw:name="Image282" text:anchor-type="as-char" svg:width="6.9236in" svg:height="4.615733in" draw:z-index="0">
<draw:image xlink:href="../Images/AРМІЯINFORM/2023-05-02T66-00-00-04-00/1-11.jpg" xlink:type="simple" xlink:show="embed" xlink:actuate="onLoad" draw:mime-type="image/jpeg"/>
</draw:frame>
Within the framework of a multinational educational operation, highly qualified military instructors of the New Zealand defense forces help to transform the motivated people of the Armed Forces of Ukraine into capable soldiers, teaching their intelligence necessary for the survival and effective fighting.</text:p>
      <text:p text:style-name="P4">
About it <text:a xlink:type="simple" xlink:href="https://www.facebook.com/GeneralStaff.ua/posts/pfbid02v75z8wwCkdkipt3DroU23zvoXgdKHiYACvKQcyzwfTURxR69bZKv9gDu3WD8Q2dZl" text:style-name="Internet_20_link" text:visited-style-name="Visited_20_Internet_20_Link">
reports</text:a>
General Staff of the Armed Forces of Ukraine.</text:p>
      <text:p text:style-name="P4">
Nature Zealand's defense forces in the United Kingdom will be abuting Ukrainian recruits such as weapons handling, firing, first aid on the battlefield, as well as inquired and defensive operations in different conditions.</text:p>
      <text:p text:style-name="P4">
“The people of Ukraine survived more than 12 months of war, destruction and difficulties of the post -consumption invasion of Russia. New Zealand's military personnel worked in the United Kingdom and Europe as part of the International Community Committee's efforts to support Ukraine's self -defense. Our support includes intelligence, logistics, transportation of free-military assistance, as well as teams for the preparation of artillery and infantry, ”the message goes.</text:p>
      <text:p text:style-name="P4">
We will remind that on August 15, 2022, the government and the forces of Nova Zealand officially reported that they made a decision to "implement a significant deployment .</text:p>
      <text:p text:style-name="P4">
<text:a xlink:type="simple" xlink:href="https://armyinform.com.ua/wp-content/uploads/2023/05/3-12.jpg" text:style-name="Internet_20_link" text:visited-style-name="Visited_20_Internet_20_Link">
!(Images/AРМІЯINFORM/2023-05-02T66-00-00-04-00/3-12-150x150.jpg)</text:a>
</text:p>
      <text:p text:style-name="P4">
<text:a xlink:type="simple" xlink:href="https://armyinform.com.ua/wp-content/uploads/2023/05/2-13.jpg" text:style-name="Internet_20_link" text:visited-style-name="Visited_20_Internet_20_Link">
<draw:frame draw:style-name="fr1" draw:name="Image283" text:anchor-type="as-char" svg:width="6.9236in" svg:height="6.9236in" draw:z-index="0">
<draw:image xlink:href="../Images/AРМІЯINFORM/2023-05-02T66-00-00-04-00/2-13-150x150.jpg" xlink:type="simple" xlink:show="embed" xlink:actuate="onLoad" draw:mime-type="image/jpeg"/>
</draw:frame>
</text:a>
</text:p>
      <text:p text:style-name="P4">
<text:a xlink:type="simple" xlink:href="https://armyinform.com.ua/wp-content/uploads/2023/05/4-10.jpg" text:style-name="Internet_20_link" text:visited-style-name="Visited_20_Internet_20_Link">
<draw:frame draw:style-name="fr1" draw:name="Image284" text:anchor-type="as-char" svg:width="6.9236in" svg:height="6.9236in" draw:z-index="0">
<draw:image xlink:href="../Images/AРМІЯINFORM/2023-05-02T66-00-00-04-00/4-10-150x150.jpg" xlink:type="simple" xlink:show="embed" xlink:actuate="onLoad" draw:mime-type="image/jpeg"/>
</draw:frame>
</text:a>
"New Zealand has clearly stated that we will continue to respond to the regulation of Ukraine for practical support when they defend their homeland from Tanrod from the unjustified invasion of Russia,"-quotes the words of Prime Minister Zealand, Jasind Ardn.New Zealand Foreign Minister Nanhaya Mahuta said that providing additional support to Ukraine enabled Aotearoa New Zealand to maintain strategic interests in the protection of an international system based on directions: “This is a demonstration of our values and our independent foreign policy. Our permanent role in promoting the international reaction supports Ukrainian protection of its territorial integrity and sovereignty. "</text:p>
      <text:p text:style-name="P4">
The Commander -in -Chief of the Defense forces of New Zealand Marshal Aviation Kevin Short said that the decision of the Cabinet of Ministers of New Zealand had been adopted after the invitation of the Armed Forces of the United Kingdom to the Defense forces of New Zealand to take parties in the infantry training program: “I am very pleased that this deployment was made, especially for the army, especially for the army. Because this enables some of our people to make a further significant contribution because we respond to the request of a close partner. Our contribution has already helped in previous efforts, and this decision continues to help Ukraine because it is protected from an unjustified Tanesaonic invasion of Russia. The deployment is a good testimony to the high respective partners to our professionalism as military force. "</text:p>
      <text:p text:style-name="P4">
News Source: <text:a xlink:type="simple" xlink:href="https://armyinform.com.ua/2023/05/02/novozelandski-instruktory-gotuyut-ukrayinskyh-zahysnykiv-zahyshhaty-krayinu-vid-agresiyi-rf/" text:style-name="Internet_20_link" text:visited-style-name="Visited_20_Internet_20_Link">
https://armyinform.com.ua/2023/05/02/novozelandski-instruktory-gotuyut-ukrayinskyh-zahysnykiv-zahyshhaty-krayinu-vid-agresiyi-rf/</text:a>
</text:p>
      <!--NEWS-->
      <text:h text:style-name="P10" text:outline-level="1">
<text:span text:style-name="T4">
The enemy is constantly changing his tactics - Yuri Ignat</text:span>
</text:h>
      <text:p text:style-name="P4">
Author: ['Вячеслав Діордієв']</text:p>
      <text:p text:style-name="P4">
Time: 2023-05-02T67:00:00-04:00</text:p>
      <text:p text:style-name="P4">
Description: About Tse in the Efiri television Marathon “єini News” Rospovyv Rechnik commandann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yurij-ignat-telemarafon.jpg" text:style-name="Internet_20_link" text:visited-style-name="Visited_20_Internet_20_Link">
yurij-ignat-telemarafon.jpg</text:a>
']</text:p>
      <text:p text:style-name="P4">
Tags: ['ВТОРГНЕННЯ РФ', 'ЄДИНІ НОВИНИ', 'ПС ЗСУ', 'РАКЕТНИЙ ОБСТРІЛ', 'ЮРІЙ ІГНАТ']</text:p>
      <text:p text:style-name="P4">
Category: News</text:p>
      <!--METADATA-->
      <text:p text:style-name="P4">
<draw:frame draw:style-name="fr1" draw:name="Image285" text:anchor-type="as-char" svg:width="6.9236in" svg:height="3.847652in" draw:z-index="0">
<draw:image xlink:href="../Images/AРМІЯINFORM/2023-05-02T67-00-00-04-00/yurij-ignat-telemarafon.jpg" xlink:type="simple" xlink:show="embed" xlink:actuate="onLoad" draw:mime-type="image/jpeg"/>
</draw:frame>
Yuri Ignat. Video screenshot</text:p>
      <text:p text:style-name="P4">
About it on the air <text:a xlink:type="simple" xlink:href="https://www.youtube.com/watch" text:style-name="Internet_20_link" text:visited-style-name="Visited_20_Internet_20_Link">
television marathon</text:a>
"The only news" was told by the Air Force Air Force Air Force Yuriy Ignat.</text:p>
      <text:p text:style-name="P4">
According to him, if in the fall and winter the enemy made mass-roacket blows on our facilities of the fuel and energy sector, using a large number of long-range and high-precision winged missiles in order , tries to use weapons for the most priority objects.</text:p>
      <ul>
        <li>
The Russians are in fact not available to continue the maintenance on the same scale. Therefore, the same air base missiles-101, X-555 and "calibers" will try to cure in the samples of weapons, which come to us to carry out offensive and dear actions from partners. And also, undoubtedly, there is a great probability that the enemy will continue to dwells in the fuel and energy sector, the depends of which depends on both the life of Ukraine and the level of protection of the Defense Forces of Ukraine, ”Colonel Ignatius emphasized.</li>
      </ul>
      <text:p text:style-name="P4">
The spokesman for the air forces of the Armed Forces of Ukraine also emphasized that because of the bracer designed to strike remote missile strokes, Russian-owners use weapons, which is located on the front lines which is more than one hundred kilometers.</text:p>
      <ul>
        <li>
Another dangerous challenge for us is the use of the Russians of the vowed mentioned managed aviation bombs, against which it is necessary to have efficient counterfeit. The enemy drops these bombs into our territory regularly, and production is increasing. Therefore, we need to strengthen our long -range air defense, as well as to hope for a positive expression as soon as possible to obtain multifunctional modern Western fighters, the presence of which will enhance the defense of our country and reflect the desire to go close to the airspace of Ukraine.</li>
      </ul>
      <text:p text:style-name="P4">
News Source: <text:a xlink:type="simple" xlink:href="https://armyinform.com.ua/2023/05/02/protyvnyk-postijno-zminyuye-svoyu-taktyku-yurij-ignat/" text:style-name="Internet_20_link" text:visited-style-name="Visited_20_Internet_20_Link">
https://armyinform.com.ua/2023/05/02/protyvnyk-postijno-zminyuye-svoyu-taktyku-yurij-ignat/</text:a>
</text:p>
      <!--NEWS-->
      <text:h text:style-name="P10" text:outline-level="1">
<text:span text:style-name="T4">
The priority of Ukrainian defenders in Invictus Games is a rehabilitation component</text:span>
</text:h>
      <text:p text:style-name="P4">
Author: ['АРМІЯINFORM']</text:p>
      <text:p text:style-name="P4">
Time: 2023-05-02T68:00:00-04:00</text:p>
      <text:p text:style-name="P4">
Description: The head coach of the National SBIRNENAS on Invictus Games-2023 Olena Yanovsk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nvictus-games.jpg" text:style-name="Internet_20_link" text:visited-style-name="Visited_20_Internet_20_Link">
invictus-games.jpg</text:a>
']</text:p>
      <text:p text:style-name="P4">
Tags: ['INVICTUS GAMES', 'INVICTUS GAMES-2023', 'МІНВЕТЕРАНІВ', 'РЕАБІЛІТАЦІЯ']</text:p>
      <text:p text:style-name="P4">
Category: News</text:p>
      <!--METADATA-->
      <text:p text:style-name="P4">
<draw:frame draw:style-name="fr1" draw:name="Image286" text:anchor-type="as-char" svg:width="6.9236in" svg:height="4.615733in" draw:z-index="0">
<draw:image xlink:href="../Images/AРМІЯINFORM/2023-05-02T68-00-00-04-00/invictus-games.jpg" xlink:type="simple" xlink:show="embed" xlink:actuate="onLoad" draw:mime-type="image/jpeg"/>
</draw:frame>
Invictus games. Illustrative photo</text:p>
      <text:p text:style-name="P4">
The head coach of the National Team Team at the Invictus Games-2023 Olenaanovskaya told about the main selection criteria for the Non-Sound Games, where the participant's rehabilitation is focused.</text:p>
      <text:p text:style-name="P4">
About it <text:a xlink:type="simple" xlink:href="https://mva.gov.ua/ua/news/olena-yanovska-prioritetom-v-uchasti-ukrayinskih-zahisnikiv-i-zahisnic-v-invictus-games-ye-ne-sportivni-rezultati-reabilitacijna-skladova" text:style-name="Internet_20_link" text:visited-style-name="Visited_20_Internet_20_Link">
reports</text:a>
Ministry of Veterans of Ukraine.</text:p>
      <text:p text:style-name="P4">
“This year we have a lot more newcomers. Most participants first participated in the Games of the Unconquered and never played sports. The supervisor team will determine the winners. 40% of the important selection is a rehabilitation component of a person. 25% - the motivation of the participant, how much he wants to develop in the chosen sport, another 25% is the ethics of behavior on sports. And only 10% is a sports component. That is, according to the rules of games, sports results are not a priority for the participation of Ukrainian soldiers in Invictusgames, ”Olena Yanovskaya said.</text:p>
      <text:p text:style-name="P4">
According to her, all national selection participants in Lviv were incredible to participate in the competitions, despite different degrees of wounding wounds and supported their brothers.</text:p>
      <text:p text:style-name="P4">
"We are actively developing and expanding our veteran community Invictusgames," the head coach emphasized.</text:p>
      <text:p text:style-name="P4">
Recall that on April 29-30 in Lviv <text:a xlink:type="simple" xlink:href="https://armyinform.com.ua/2023/05/01/u-lvovi-vidbuvsya-vidbir-do-naczionalnoyi-zbirnoyi-invictus-games/" text:style-name="Internet_20_link" text:visited-style-name="Visited_20_Internet_20_Link">
took place</text:a>
The All -Ukrainian Games Competitions, which became the selection to the national team for international competitions of the intersectus games in Dusseldorf. The event became the largest in all years: 223 defenders and defenders of Ukraine - veterans of war and military, who were suffering from hostilities, competed in 9 adaptive sports.</text:p>
      <text:p text:style-name="P4">
News Source: <text:a xlink:type="simple" xlink:href="https://armyinform.com.ua/2023/05/02/priorytetom-uchasti-ukrayinskyh-zahysnykiv-v-invictus-games-ye-reabilitaczijna-skladova/" text:style-name="Internet_20_link" text:visited-style-name="Visited_20_Internet_20_Link">
https://armyinform.com.ua/2023/05/02/priorytetom-uchasti-ukrayinskyh-zahysnykiv-v-invictus-games-ye-reabilitaczijna-skladova/</text:a>
</text:p>
      <!--NEWS-->
      <text:h text:style-name="P10" text:outline-level="1">
<text:span text:style-name="T4">
China for the first time support the UN resolution in which Russia is called aggressor</text:span>
</text:h>
      <text:p text:style-name="P4">
Author: ['АРМІЯINFORM']</text:p>
      <text:p text:style-name="P4">
Time: 2023-05-02T69:00:00-04:00</text:p>
      <text:p text:style-name="P4">
Description: China Upersheus voted for the resolution of the UN ASMBLEA General, delayed Bulo calle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23816_un_gettyimages_new_960x380_0.png" text:style-name="Internet_20_link" text:visited-style-name="Visited_20_Internet_20_Link">
223816_un_gettyimages_new_960x380_0.png</text:a>
']</text:p>
      <text:p text:style-name="P4">
Tags: ['STOPRUSSIA', 'АГРЕСІЯ РФ', 'ВТОРГНЕННЯ РФ', 'КИТАЙ', 'ООН']</text:p>
      <text:p text:style-name="P4">
Category: News</text:p>
      <!--METADATA-->
      <text:p text:style-name="P4">
<draw:frame draw:style-name="fr1" draw:name="Image287" text:anchor-type="as-char" svg:width="6.9236in" svg:height="3.606042in" draw:z-index="0">
<draw:image xlink:href="../Images/AРМІЯINFORM/2023-05-02T69-00-00-04-00/223816_un_gettyimages_new_960x380_0.png" xlink:type="simple" xlink:show="embed" xlink:actuate="onLoad" draw:mime-type="image/png"/>
</draw:frame>
China first voted in favor of the UN General Assembly resolution, where Russia was an aggressor. Earlier in such votes, China spoke against or maintained.</text:p>
      <text:p text:style-name="P4">
About it <text:a xlink:type="simple" xlink:href="https://twitter.com/SergiyKyslytsya/status/1651336381577191424" text:style-name="Internet_20_link" text:visited-style-name="Visited_20_Internet_20_Link">
reported</text:a>
The permanent representative of Ukraine to the UN Sergey Kyslytsia.</text:p>
      <text:p text:style-name="P4">
“The General Assembly with 122 votes and 5 votes against the UN and the Council of Europe has approved the resolution. The attempt to remove the mention of aggression on Ukraine was in the UN General Assembly, ”he wrote.</text:p>
      <text:p text:style-name="P4">
In addition to China, <text:a xlink:type="simple" xlink:href="https://www.facebook.com/verkhovna.rada.ukraine/posts/pfbid0ZqDrx3bxRptd4g4qbspnwtLuzpsgfc6XigyxP9FQ9jsrSS7tEC1jn1qq2wiVf7QFl" text:style-name="Internet_20_link" text:visited-style-name="Visited_20_Internet_20_Link">
noted</text:a>
In the Verkhovna Rada of Ukraine, the document was also approved by several other countries, which are friendly of Russia, including Kazakhstan and Armenia, as well as India Tabasil.</text:p>
      <text:p text:style-name="P4">
News Source: <text:a xlink:type="simple" xlink:href="https://armyinform.com.ua/2023/05/02/kytaj-vpershe-pidtrymav-rezolyucziyu-oon-v-yakij-rosiyu-nazvano-agresorom/" text:style-name="Internet_20_link" text:visited-style-name="Visited_20_Internet_20_Link">
https://armyinform.com.ua/2023/05/02/kytaj-vpershe-pidtrymav-rezolyucziyu-oon-v-yakij-rosiyu-nazvano-agresorom/</text:a>
</text:p>
      <!--NEWS-->
      <text:h text:style-name="P10" text:outline-level="1">
<text:span text:style-name="T4">
Border shelling: In 4 hours in Sumy region and Chernihiv, more than 50 explosions were heard</text:span>
</text:h>
      <text:p text:style-name="P4">
Author: ['АРМІЯINFORM']</text:p>
      <text:p text:style-name="P4">
Time: 2023-05-02T70:00:00-04:00</text:p>
      <text:p text:style-name="P4">
Description: Syogodnі, 2 travelers, z 12:00 to 16:00 Rosiyskіd pay -in -bi -bishop 6 times sheltered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c89bc187-c713-4b40-9bdc-b6dcda312c74.jpg" text:style-name="Internet_20_link" text:visited-style-name="Visited_20_Internet_20_Link">
c89bc187-c713-4b40-9bdc-b6dcda312c74.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88" text:anchor-type="as-char" svg:width="6.9236in" svg:height="5.1927in" draw:z-index="0">
<draw:image xlink:href="../Images/AРМІЯINFORM/2023-05-02T70-00-00-04-00/c89bc187-c713-4b40-9bdc-b6dcda312c74.jpg" xlink:type="simple" xlink:show="embed" xlink:actuate="onLoad" draw:mime-type="image/jpeg"/>
</draw:frame>
Today, on May 2, from 12:00 to 4:00 pm, Russian occupation troops have erected 6 times the border of Chernihiv and Sumy regions.</text:p>
      <text:p text:style-name="P4">
About it <text:a xlink:type="simple" xlink:href="https://www.facebook.com/kommander.nord/posts/pfbid02CG7N54TfbYv9Q3dhiuJp7bkFz5yfdHwQHq7UfQYEFEjmpa8wkTGQ8W75ZNgCqsWXl" text:style-name="Internet_20_link" text:visited-style-name="Visited_20_Internet_20_Link">
reports</text:a>
Operational Command "North".</text:p>
      <text:p text:style-name="P4">
From 12:20 to 13:05 10 parishes, probably from the artillery, were probably recorded: 4 in the district of the settlement Krasny Khutir, 6 in the area of the settlement of Buda-Vorobiivska.</text:p>
      <text:p text:style-name="P4">
From 13:48 to 13:55 there were 21 arrivals, probably from the RSSV, on the settlement of Pentocemen. The fire occurred as a result of the fire. Two locals were injured in the presented data. The information is specified.</text:p>
      <text:p text:style-name="P4">
From 13:30 to 13:50 there were 9 parishes, probably from the artillery, the road to the settlement of Mountain.</text:p>
      <text:p text:style-name="P4">
From 13:55 to 14:05 3 parishes were recorded, probably from the artillery, the URIon of the settlement of Girsk. A private home was damaged, which causes a fire. Information about the victims is clarified.</text:p>
      <text:p text:style-name="P4">
From 14:40 to 15:00 there were 2 trips, probably from a mortar 120 mm, in the district -populated point of Mykolaivka.</text:p>
      <text:p text:style-name="P4">
From 15:10 to 15:40, 8 parishes were recorded, probably from the artillery, the pumping point of construction.</text:p>
      <text:p text:style-name="P4">
There was no information about losses among the local population or damage to civilian infrastructure.</text:p>
      <text:p text:style-name="P4">
News Source: <text:a xlink:type="simple" xlink:href="https://armyinform.com.ua/2023/05/02/obstrily-prykordonnya-za-4-godyny-na-sumshhyni-i-chernigivshhyni-prolunalo-ponad-50-vybuhiv/" text:style-name="Internet_20_link" text:visited-style-name="Visited_20_Internet_20_Link">
https://armyinform.com.ua/2023/05/02/obstrily-prykordonnya-za-4-godyny-na-sumshhyni-i-chernigivshhyni-prolunalo-ponad-50-vybuhiv/</text:a>
</text:p>
      <!--NEWS-->
      <text:h text:style-name="P10" text:outline-level="1">
<text:span text:style-name="T4">
The enemy uses false goals for the sake of dispersing attention and exhausting our air defense system - Yuri Ignat</text:span>
</text:h>
      <text:p text:style-name="P4">
Author: ['Вячеслав Діордієв']</text:p>
      <text:p text:style-name="P4">
Time: 2023-05-02T71:00:00-04:00</text:p>
      <text:p text:style-name="P4">
Description: Vidpovlychi on the vesting of the bucket of the bucket Vikoristanni Rosіyans so called hibliy Zіl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БПЛА', 'ВТОРГНЕННЯ РФ', 'ЄДИНІ НОВИНИ', 'ППО ЗСУ', 'РАКЕТНИЙ ОБСТРІЛ', 'ЮРІЙ ІГНАТ']</text:p>
      <text:p text:style-name="P4">
Category: News</text:p>
      <!--METADATA-->
      <text:p text:style-name="P4">
<draw:frame draw:style-name="fr1" draw:name="Image289" text:anchor-type="as-char" svg:width="6.9236in" svg:height="4.361868in" draw:z-index="0">
<draw:image xlink:href="../Images/AРМІЯINFORM/2023-05-02T71-00-00-04-00/yurij-ignat-1.jpg" xlink:type="simple" xlink:show="embed" xlink:actuate="onLoad" draw:mime-type="image/jpeg"/>
</draw:frame>
Colonel Yuri Ignatius Air Force Command of the Air Force of Ukraine.</text:p>
      <text:p text:style-name="P4">
Answering the presenter's questions about the use of the Russians of so -called bike purposes in the form of cheap unmanned aerial vehicles, the Air Force Air Force Air Force Yuriy Ignat(https://www.youtube.com/watch?v=WY8sDvZdWEA)The only news emphasized that such cases take place, but in any case, if the enemy target is air, we have to respond immediately and knock it down.</text:p>
      <ul>
        <li>
Of course, such cheap UAVs are advisable to use the same cheaper lesions, not the same anti -aircraft guided missiles, which cost millions of Tavkai necessary to protect the airspace of the state in the event of the emergence of Russian aviation and more powerful means of hostile fire damage. Yes, for the sake of dispersing the attention and depletion of our air defense system, the enemy uses false goals-UAVs and missiles X-55, which can be without the combat part. But without knowing, there is a combat part of a ride there, we have no right to risk people's lives and have to destroy the enemy's air goals, ”Colonel Yuri Ignat emphasized.</li>
      </ul>
      <text:p text:style-name="P4">
According to the officer, in order to do it even more efficiently, Ukraine's silica needs even more modern tools, weapons and missiles.</text:p>
      <text:p text:style-name="P4">
In particular, in this context, a spokesman for the Air Force Command of Ukraine has noted the recent receipt of another of the best air-to-air complexes in the world of German production Iris-T, which, in his opinion, will undoubtedly strengthen our air defense system.</text:p>
      <text:p text:style-name="P4">
News Source: <text:a xlink:type="simple" xlink:href="https://armyinform.com.ua/2023/05/02/vorog-vykorystovuye-hybni-czili-zadlya-rozoseredzhuvannya-uvagy-ta-vysnazhuvannya-nashoyi-systemy-ppo-yurij-ignat/" text:style-name="Internet_20_link" text:visited-style-name="Visited_20_Internet_20_Link">
https://armyinform.com.ua/2023/05/02/vorog-vykorystovuye-hybni-czili-zadlya-rozoseredzhuvannya-uvagy-ta-vysnazhuvannya-nashoyi-systemy-ppo-yurij-ignat/</text:a>
</text:p>
      <!--NEWS-->
      <text:h text:style-name="P10" text:outline-level="1">
<text:span text:style-name="T4">
The Council supported the construction of the National Military Cemetery in Bykivna</text:span>
</text:h>
      <text:p text:style-name="P4">
Author: ['АРМІЯINFORM']</text:p>
      <text:p text:style-name="P4">
Time: 2023-05-02T72:00:00-04:00</text:p>
      <text:p text:style-name="P4">
Description: Verkhovna Rada praised the law “About the introduction of Zmin to the law of Ukrainian Schodo Kodo Kodo ... War with Ukraine 2022, the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ladovyshhe.jpg" text:style-name="Internet_20_link" text:visited-style-name="Visited_20_Internet_20_Link">
kladovyshhe.jpg</text:a>
']</text:p>
      <text:p text:style-name="P4">
Tags: ['БИКІВНЯ', 'ВЕРХОВНА РАДА УКРАЇНИ', 'НАЦІОНАЛЬНЕ ВІЙСЬКОВЕ КЛАДОВИЩЕ']</text:p>
      <text:p text:style-name="P4">
Category: News</text:p>
      <!--METADATA-->
      <text:p text:style-name="P4">
<draw:frame draw:style-name="fr1" draw:name="Image290" text:anchor-type="as-char" svg:width="6.9236in" svg:height="4.351365in" draw:z-index="0">
<draw:image xlink:href="../Images/AРМІЯINFORM/2023-05-02T72-00-00-04-00/kladovyshhe.jpg" xlink:type="simple" xlink:show="embed" xlink:actuate="onLoad" draw:mime-type="image/jpeg"/>
</draw:frame>
The Verkhovna Rada adopted the Law "On Amendments to the Laws of Ukraine on Ensuring the Placement of the National Military Memorial Cemetery of Kyiv Content"(<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Chairman of the Verkhovna Rada of Ukraine Ruslan Stefanchuk.</text:p>
      <text:p text:style-name="P4">
“They have changed the purpose of land for the construction of a Kyivvinational Military Memorial Cemetery. For the cemetery, it was proposed to remove 100 hectares in the Bikivnyansky forest, ”he informed.</text:p>
      <text:p text:style-name="P4">
News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The Russians are approaching the Guinness Record for setting Bakhmut's capture dates - Sergey Cherevaty</text:span>
</text:h>
      <text:p text:style-name="P4">
Author: ['Вячеслав Діордієв']</text:p>
      <text:p text:style-name="P4">
Time: 2023-05-02T73:00:00-04:00</text:p>
      <text:p text:style-name="P4">
Description: Yak Pilled the PID Hour of the Television Marathon “єdini News” Rechnik of the SCIDARY Ugroopovann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ahmut-4.jpg" text:style-name="Internet_20_link" text:visited-style-name="Visited_20_Internet_20_Link">
bahmut-4.jpg</text:a>
']</text:p>
      <text:p text:style-name="P4">
Tags: ['БАХМУТ', 'ВТОРГНЕННЯ РФ', 'ЄДИНІ НОВИНИ', 'СЕРГІЙ ЧЕРЕВАТИЙ']</text:p>
      <text:p text:style-name="P4">
Category: News</text:p>
      <!--METADATA-->
      <text:p text:style-name="P4">
<draw:frame draw:style-name="fr1" draw:name="Image291" text:anchor-type="as-char" svg:width="6.9236in" svg:height="3.894525in" draw:z-index="0">
<draw:image xlink:href="../Images/AРМІЯINFORM/2023-05-02T73-00-00-04-00/bahmut-4.jpg" xlink:type="simple" xlink:show="embed" xlink:actuate="onLoad" draw:mime-type="image/jpeg"/>
</draw:frame>
As he emphasized during <text:a xlink:type="simple" xlink:href="https://www.youtube.com/watch" text:style-name="Internet_20_link" text:visited-style-name="Visited_20_Internet_20_Link">
television marathon</text:a>
The "only news" of the spokesman of the Eastern Urbation of the Armed Forces of Ukraine Sergey Cherevaty, in the Bakhmut direction, there are positional battles with the aggressor and the strength of the defense of Ukraine continue to keep the defense.</text:p>
      <ul>
        <li>
But that does not mean that we are constantly staying in defense. If there is an opportunity to carry out counter -offensive actions without the risk of large losses of our side, we use it without fail, based on the Zaya situation, which is drawn up on the battlefield, and forcing the enemy to leave his position more, - said Colonel Sergei Cherevaty.</li>
      </ul>
      <text:p text:style-name="P4">
According to the spokesman of the eastern grouping of the Armed Forces of Ukraine, the fact that the warfare of the Wagner PEC, reinforced by the airborne troops, for many months in a row, can not capture Bakhmut city for many months, eloquently testifies that the tactics are used in this direction. Ukraine, fully justifies itself. And the constant presence of the commander of the Land Forces Commander-General Alexander Sirsky contributes to the improvement of the organization of interaction between the defenders of Bakhmut and the lifting spirit of servicemen.</text:p>
      <text:p text:style-name="P4">
Answering the presenter's questions about the information about the establishment of the Kremliv authorities of the new date of Bakhmut's admiration by May 9, Sergiycheriev recalled that at first the enemy planned to seize this city in July. But these plans were successfully destroyed and destroyed by courageous defenders of Ukraine. And as for the establishment of dates for the capture of Bakhmut, the Russians were fed to the Guinness Record.</text:p>
      <text:p text:style-name="P4">
Talking about the situation on the front, the officer also stressed that in the last Detun of the Bakhmut direction, Ukrainian defenders destroyed 106 invaders, and another 127 encraders were injured. In addition, there were 17 fighting with the enemy during the day, and the number of enemy shelling of our positions is 348 times.</text:p>
      <text:p text:style-name="P4">
News Source: <text:a xlink:type="simple" xlink:href="https://armyinform.com.ua/2023/05/02/rosiyany-nablyzhayutsya-do-rekordu-ginnesa-shhodo-vstanovlennya-dat-iz-zahoplennya-bahmuta-sergij-cherevatyj/" text:style-name="Internet_20_link" text:visited-style-name="Visited_20_Internet_20_Link">
https://armyinform.com.ua/2023/05/02/rosiyany-nablyzhayutsya-do-rekordu-ginnesa-shhodo-vstanovlennya-dat-iz-zahoplennya-bahmuta-sergij-cherevatyj/</text:a>
</text:p>
      <!--NEWS-->
      <text:h text:style-name="P10" text:outline-level="1">
<text:span text:style-name="T4">
In Ukraine continued martial law and mobilization</text:span>
</text:h>
      <text:p text:style-name="P4">
Author: ['АРМІЯINFORM']</text:p>
      <text:p text:style-name="P4">
Time: 2023-05-02T74:00:00-04:00</text:p>
      <text:p text:style-name="P4">
Description: Syogodnі, 2 herbalists, deputies voted for the crushing of the village of Winnoye ... The war with Ukraine 2022, the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zsu.jpg" text:style-name="Internet_20_link" text:visited-style-name="Visited_20_Internet_20_Link">
zsu.jpg</text:a>
']</text:p>
      <text:p text:style-name="P4">
Tags: ['ВОЄННИЙ СТАН', 'ВРУ', 'ЗАГАЛЬНА МОБІЛІЗАЦІЯ']</text:p>
      <text:p text:style-name="P4">
Category: News</text:p>
      <!--METADATA-->
      <text:p text:style-name="P4">
<draw:frame draw:style-name="fr1" draw:name="Image292" text:anchor-type="as-char" svg:width="6.9236in" svg:height="4.615733in" draw:z-index="0">
<draw:image xlink:href="../Images/AРМІЯINFORM/2023-05-02T74-00-00-04-00/zsu.jpg" xlink:type="simple" xlink:show="embed" xlink:actuate="onLoad" draw:mime-type="image/jpeg"/>
</draw:frame>
Today, on May 2, the deputies voted for the continuation of martial law and general mobilization.</text:p>
      <text:p text:style-name="P4">
About it <text:a xlink:type="simple" xlink:href="https://www.facebook.com/verkhovna.rada.ukraine/posts/pfbid02zdX31xZddDYW6z8BxwUtzPQsWR5ZunAYi1mM93NdJHMZ6knfkciDtWsikk1H8X9tl" text:style-name="Internet_20_link" text:visited-style-name="Visited_20_Internet_20_Link">
reports</text:a>
Verkhovna Rada of Ukraine.</text:p>
      <text:p text:style-name="P4">
According to the laws # <text:a xlink:type="simple" xlink:href="https://itd.rada.gov.ua/billInfo/Bills/Card/41864" text:style-name="Internet_20_link" text:visited-style-name="Visited_20_Internet_20_Link">
9259</text:a>
And № <text:a xlink:type="simple" xlink:href="https://itd.rada.gov.ua/billInfo/Bills/Card/41865" text:style-name="Internet_20_link" text:visited-style-name="Visited_20_Internet_20_Link">
9260</text:a>
The action of the military was Ukraine and general mobilization was extended for 90 days.</text:p>
      <text:p text:style-name="P4">
This is the fifth time since the beginning of Russia's large -scale aggression against Ukraine, when martial law and overall mobilization in the country.</text:p>
      <text:p text:style-name="P4">
The implementation of laws will contribute to the implementation of adequate measures aimed at the armed aggression of the Russian Federation against Ukraine.</text:p>
      <text:p text:style-name="P4">
News Source: <text:a xlink:type="simple" xlink:href="https://armyinform.com.ua/2023/05/02/v-ukrayini-prodovzhyly-voyennyj-stan-i-mobilizacziyu/" text:style-name="Internet_20_link" text:visited-style-name="Visited_20_Internet_20_Link">
https://armyinform.com.ua/2023/05/02/v-ukrayini-prodovzhyly-voyennyj-stan-i-mobilizacziyu/</text:a>
</text:p>
      <!--NEWS-->
      <text:h text:style-name="P10" text:outline-level="1">
<text:span text:style-name="T4">
Officially: The Verkhovna Rada recognized the political regime in Russia "Rashism"</text:span>
</text:h>
      <text:p text:style-name="P4">
Author: ['АРМІЯINFORM']</text:p>
      <text:p text:style-name="P4">
Time: 2023-05-02T75:00:00-04:00</text:p>
      <text:p text:style-name="P4">
Description: Verkhovna Rada praised the production, yak of the viable regime of the Russian Yak Rashism, and ... the war with Ukraine 2022, the war with Ukraine is the latest news today, the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rashyzm.jpg" text:style-name="Internet_20_link" text:visited-style-name="Visited_20_Internet_20_Link">
rashyzm.jpg</text:a>
']</text:p>
      <text:p text:style-name="P4">
Tags: ['STOPRUSSIA', 'АГРЕСІЯ РФ', 'ВЕРХОВНА РАДА', 'ВТОРГНЕННЯ РФ', 'РУСЛАН СТЕФАНЧУК']</text:p>
      <text:p text:style-name="P4">
Category: News</text:p>
      <!--METADATA-->
      <text:p text:style-name="P4">
<draw:frame draw:style-name="fr1" draw:name="Image293" text:anchor-type="as-char" svg:width="6.9236in" svg:height="3.894525in" draw:z-index="0">
<draw:image xlink:href="../Images/AРМІЯINFORM/2023-05-02T75-00-00-04-00/rashyzm.jpg" xlink:type="simple" xlink:show="embed" xlink:actuate="onLoad" draw:mime-type="image/jpeg"/>
</draw:frame>
The Verkhovna Rada adopted a resolution that defines the political regime in Russia as "Rashism", and condemns the ideological foundations and social practices of the Russian regime, calling them totalitarian and human -hazardous.</text:p>
      <text:p text:style-name="P4">
About it <text:a xlink:type="simple" xlink:href="https://www.facebook.com/stefanchuk.official/posts/pfbid0undZuvHTHjTHqFhbcqipxPc3VGgABhCAN4nFzjcDstUJWinfQ5WurK36WCkjYSwpl" text:style-name="Internet_20_link" text:visited-style-name="Visited_20_Internet_20_Link">
reported</text:a>
Chairman of the Verkhovna Rada of Ukraine Ruslan Stefanchuk.</text:p>
      <text:p text:style-name="P4">
“(<text:span text:style-name="T5">
Conatrotact</text:span>
 _ -order._)<text:a xlink:type="simple" xlink:href="https://itd.rada.gov.ua/billInfo/Bills/Card/41531" text:style-name="Internet_20_link" text:visited-style-name="Visited_20_Internet_20_Link">
9101</text:a>
- They approved the declarations of Ukraine “On the definition of the existing political regime of the ascension in the Russian Federation and condemnation of its ideological principles and social practices of the totalitarian and Lodennevisnytsky”, ”said Ruslan Stefanchuk.</text:p>
      <text:p text:style-name="P4">
As stated in the explanatory note, the purpose of the resolution is to accept the Verkhovna Rada of Ukraine "On the definition of the existing political regime in the Russian Federation as a rashism and condemnation of its ideological principles leads to the commission of military crimes and the genocide of the Ukrainian people in the Russian Federation of the political regime of as arashism and condemnation of its ideological foundations and social practices of as totalitarian and loudena.</text:p>
      <text:p text:style-name="P4">
The statement itself is intended to encourage the condemnation of the current political regime federation by the international community.</text:p>
      <text:p text:style-name="P4">
News Source: <text:a xlink:type="simple" xlink:href="https://armyinform.com.ua/2023/05/02/oficzijno-verhovna-rada-vyznala-politychnyj-rezhym-u-rosiyi-rashyzmom/" text:style-name="Internet_20_link" text:visited-style-name="Visited_20_Internet_20_Link">
https://armyinform.com.ua/2023/05/02/oficzijno-verhovna-rada-vyznala-politychnyj-rezhym-u-rosiyi-rashyzmom/</text:a>
</text:p>
      <!--NEWS-->
      <text:h text:style-name="P10" text:outline-level="1">
<text:span text:style-name="T4">
The attempt to take illegal export to Iran engines to military transport aircraft has been stopped</text:span>
</text:h>
      <text:p text:style-name="P4">
Author: ['АРМІЯINFORM']</text:p>
      <text:p text:style-name="P4">
Time: 2023-05-02T76:00:00-04:00</text:p>
      <text:p text:style-name="P4">
Description: Bezpeki service Zabbіla illegal Vivezenn for inter -ugliyan Avіaatsihi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5f3358b24b8b3cd20478691982be7444.jpeg" text:style-name="Internet_20_link" text:visited-style-name="Visited_20_Internet_20_Link">
5f3358b24b8b3cd20478691982be7444.jpeg</text:a>
']</text:p>
      <text:p text:style-name="P4">
Tags: ['STOPRUSSIA', 'АГРЕСІЯ РФ', 'ВТОРГНЕННЯ РФ', 'СБУ']</text:p>
      <text:p text:style-name="P4">
Category: News</text:p>
      <!--METADATA-->
      <text:p text:style-name="P4">
<draw:frame draw:style-name="fr1" draw:name="Image294" text:anchor-type="as-char" svg:width="6.9236in" svg:height="4.615733in" draw:z-index="0">
<draw:image xlink:href="../Images/AРМІЯINFORM/2023-05-02T76-00-00-04-00/5f3358b24b8b3cd20478691982be7444.jpeg" xlink:type="simple" xlink:show="embed" xlink:actuate="onLoad" draw:mime-type="image/jpeg"/>
</draw:frame>
The Security Service has prevented an attempt to unlawful export outside Ukraine of Iviation components subject to state export control.</text:p>
      <text:p text:style-name="P4">
In the course of comprehensive measures, two entrepreneurs were exposed in the Dnieper, who were trying to carry two turbo-reactive D-36 aircraft engines to Iran.</text:p>
      <text:p text:style-name="P4">
It was established that Ukrainian products were planned to be sold to foreigners with $ 400,000.</text:p>
      <text:p text:style-name="P4">
"Customers" planned to use appropriate high-tech equipment of the Nazi-transport aircraft An-74.</text:p>
      <text:p text:style-name="P4">
For masking criminal activity, the attackers wanted to take out the aircraft engines of Ukraine under the guise of components for the main gases. Inaccurate information on the freight declarations.</text:p>
      <text:p text:style-name="P4">
However, the SBU staff exposed the equipment in a timely manner and blocked it.</text:p>
      <text:p text:style-name="P4">
According to the investigation, the organizers of "Schemes" are two owners of the Dnieper company, which specializes in freight transportation to the countries of the Middle East and Africa.</text:p>
      <text:p text:style-name="P4">
According to operational information, the engines they tried to illegally export abroad were previously stolen during the liquidation of one of the state -owned enterprises.</text:p>
      <text:p text:style-name="P4">
The dealers planned to make "cosmetic" repair of these units and make on their worked documents for further sale.</text:p>
      <text:p text:style-name="P4">
The attackers kept air production in the hangar on the territory of the enterprise. Sametam was discovered by law enforcement officers at searches at the place of work of the persons involved.</text:p>
      <text:p text:style-name="P4">
Currently, engines have been removed for examinations. After that, it will be resolved for their transfer for the needs of the Defense and Industrial Complex of Ukraine.</text:p>
      <text:p text:style-name="P4">
Within the framework of criminal proceedings initiated by the SBU investigators for violation of the order of international transfers of goods subject to state export control, the investigation is ongoing to establish all circumstances and to prosecute the perpetrators.</text:p>
      <text:p text:style-name="P4">
Measures to expose the offense were carried out by the SBU staff in the Zaporizhzhia region under the procedural leadership of the regional prosecutor's office.</text:p>
      <text:p text:style-name="P4">
<text:span text:style-name="T4">
 Source: </text:span>
 <text:a xlink:type="simple" xlink:href="https://ssu.gov.ua/novyny/sbu-zapobihla-nelehalnomu-vyvezenniu-v-iran-dvyhuniv-do-viiskovotransportnykh-litakiv" text:style-name="Internet_20_link" text:visited-style-name="Visited_20_Internet_20_Link">
<text:span text:style-name="T5">
SBU</text:span>
</text:a>
</text:p>
      <text:p text:style-name="P4">
News Source: <text:a xlink:type="simple" xlink:href="https://armyinform.com.ua/2023/05/02/zupynena-sproba-nelegalnogo-vyvezennya-v-iran-dvyguniv-do-vijskovo-transportnyh-litakiv/" text:style-name="Internet_20_link" text:visited-style-name="Visited_20_Internet_20_Link">
https://armyinform.com.ua/2023/05/02/zupynena-sproba-nelegalnogo-vyvezennya-v-iran-dvyguniv-do-vijskovo-transportnyh-litakiv/</text:a>
</text:p>
      <!--NEWS-->
      <text:h text:style-name="P10" text:outline-level="1">
<text:span text:style-name="T4">
In Kharkiv presented a Ukrainian UAV called Sirko</text:span>
</text:h>
      <text:p text:style-name="P4">
Author: ['Оксана Іванець']</text:p>
      <text:p text:style-name="P4">
Time: 2023-05-02T77:00:00-04:00</text:p>
      <text:p text:style-name="P4">
Description: - Pershe Creative of the Nashi Piprinity of the Sirko UAV - Tactical LITAKO TAPE TAPARY Tip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jpg" text:style-name="Internet_20_link" text:visited-style-name="Visited_20_Internet_20_Link">
7-4.jpg</text:a>
']</text:p>
      <text:p text:style-name="P4">
Tags: ['АГРЕСІЯ РФ', 'ВТОРГНЕННЯ РФ', 'ОВТ', 'ОЗБРОЄННЯ ТА ТЕХНІКА']</text:p>
      <text:p text:style-name="P4">
Category: News</text:p>
      <!--METADATA-->
      <text:p text:style-name="P4">
<draw:frame draw:style-name="fr1" draw:name="Image295" text:anchor-type="as-char" svg:width="6.9236in" svg:height="4.615733in" draw:z-index="0">
<draw:image xlink:href="../Images/AРМІЯINFORM/2023-05-02T77-00-00-04-00/golovna-5.jpg" xlink:type="simple" xlink:show="embed" xlink:actuate="onLoad" draw:mime-type="image/jpeg"/>
</draw:frame>
- The first creation of our Sirko UAV enterprise is a tactical reconnaissance type with a fixed wing. He can collect reconnaissance information, providing a permanent video with the operator at a distance of up to 30 kilometers, the Vafline mode-up to 50 km,-says Skyssist, the chairman of the supervisory board of the Skyssist Scientific and Production Company LLC.</text:p>
      <text:p text:style-name="P4">
<draw:frame draw:style-name="fr1" draw:name="Image296" text:anchor-type="as-char" svg:width="6.9236in" svg:height="4.615733in" draw:z-index="0">
<draw:image xlink:href="../Images/AРМІЯINFORM/2023-05-02T77-00-00-04-00/1-12.jpg" xlink:type="simple" xlink:show="embed" xlink:actuate="onLoad" draw:mime-type="image/jpeg"/>
</draw:frame>
According to manufacturers, SIRKO UAVs are made of cast housing, that is, this feature allows to organize the process of assembling the apparatus on the conveyor to provide its mass production.</text:p>
      <ul>
        <li>
We can collect up to 1 thousand UAVs a month. At the same time, with proper financing, we can scale our production facilities, as the stamping technology allows you to make about 200 sides a day. The cost of a non -station without a station is $ 3,000. With the ground station, depending on the completion - up to $ 9,000, - says Krynichko.</li>
      </ul>
      <text:p text:style-name="P4">
Sirko has a size of 93 centimeters in wings, it is considered super -light because it will only lead 1.37 kilograms. The battery charge is enough to overcome the distance to 130-140 kilometers at an altitude of about 1 thousand meters. In the air, this fabric is up to one and a half hours depending on the weather - for example, the spinning wind is decreasing.</text:p>
      <text:p text:style-name="P4">
<text:a xlink:type="simple" xlink:href="https://armyinform.com.ua/wp-content/uploads/2023/05/2-14.jpg" text:style-name="Internet_20_link" text:visited-style-name="Visited_20_Internet_20_Link">
!(Images/AРМІЯINFORM/2023-05-02T77-00-00-04-00/2-14-150x150.jpg)</text:a>
</text:p>
      <text:p text:style-name="P4">
<text:a xlink:type="simple" xlink:href="https://armyinform.com.ua/wp-content/uploads/2023/05/3-13.jpg" text:style-name="Internet_20_link" text:visited-style-name="Visited_20_Internet_20_Link">
<draw:frame draw:style-name="fr1" draw:name="Image297"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298" text:anchor-type="as-char" svg:width="6.9236in" svg:height="6.9236in" draw:z-index="0">
<draw:image xlink:href="../Images/AРМІЯINFORM/2023-05-02T77-00-00-04-00/4-11-150x150.jpg" xlink:type="simple" xlink:show="embed" xlink:actuate="onLoad" draw:mime-type="image/jpeg"/>
</draw:frame>
</text:a>
Four 4K cameras are installed on the UAV. With a sustainable connection, the drone proves the video on board the operator in an online mode.</text:p>
      <ul>
        <li>
That is, the operator can instantly make a decision on further actions on line Front or transmits information to the relevant units, - the head of the Supervisory Board shares the subtlets of the drone.</li>
      </ul>
      <text:p text:style-name="P4">
<text:a xlink:type="simple" xlink:href="https://armyinform.com.ua/wp-content/uploads/2023/05/5-4.jpg" text:style-name="Internet_20_link" text:visited-style-name="Visited_20_Internet_20_Link">
!(Images/AРМІЯINFORM/2023-05-02T77-00-00-04-00/5-4-150x150.jpg)</text:a>
</text:p>
      <text:p text:style-name="P4">
<text:a xlink:type="simple" xlink:href="https://armyinform.com.ua/wp-content/uploads/2023/05/6-5.jpg" text:style-name="Internet_20_link" text:visited-style-name="Visited_20_Internet_20_Link">
<draw:frame draw:style-name="fr1" draw:name="Image299" text:anchor-type="as-char" svg:width="6.9236in" svg:height="6.9236in" draw:z-index="0">
<draw:image xlink:href="../Images/AРМІЯINFORM/2023-05-02T77-00-00-04-00/6-5-150x150.jpg" xlink:type="simple" xlink:show="embed" xlink:actuate="onLoad" draw:mime-type="image/jpeg"/>
</draw:frame>
</text:a>
</text:p>
      <text:p text:style-name="P4">
According to the designers, the aircraft itself is made of polymer material, which is completely radio transparent - in the mode of radio silence the means of electronic struggle of the enemy is not seen or perceived as a bird.</text:p>
      <text:p text:style-name="P4">
It distinguishes Sirko from the rest of the famous UAV brands and the fact that its operators can get it from shelter, for example, a dugout, placing the antenna and the mast from the human location.</text:p>
      <text:p text:style-name="P4">
<draw:frame draw:style-name="fr1" draw:name="Image300" text:anchor-type="as-char" svg:width="6.660156in" svg:height="10.0in" draw:z-index="0">
<draw:image xlink:href="../Images/AРМІЯINFORM/2023-05-02T77-00-00-04-00/7-4.jpg" xlink:type="simple" xlink:show="embed" xlink:actuate="onLoad" draw:mime-type="image/jpeg"/>
</draw:frame>
- For example, known to all UAV MAVIC is only manually controlled. And its pultication emit radio waves, which the enemy can fix. That is, the safety assembly to stay on the terrain can be a very short time, the UAV flight will also be short -lived. The structure of our complex extends the work of the operator, and can save his life in the event that the rebuper records the work of the station and opens the fire in its direction, - explains Krynichko.</text:p>
      <text:p text:style-name="P4">
According to manufacturers, you can master the control of SIRKO UAV for two to three weeks. The school of operators is directly in production.</text:p>
      <text:p text:style-name="P4">
According to Igor Krynichko, the enterprise is currently at the stage of signature of the state agreement for the supply of these complexes, in particular the change in defense.</text:p>
      <text:p text:style-name="P4">
In addition, the SIRKO UAV developers announced the presentation of his youngest brother - a new shock drone of Ukrainian production.</text:p>
      <text:p text:style-name="P4">
<text:span text:style-name="T5">
Opto author</text:span>
</text:p>
      <text:p text:style-name="P4">
News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Military doctors received modern equipment from Poland</text:span>
</text:h>
      <text:p text:style-name="P4">
Author: ['Олександр Колесник']</text:p>
      <text:p text:style-name="P4">
Time: 2023-05-02T78:00:00-04:00</text:p>
      <text:p text:style-name="P4">
Description: At the Dnipropetrovsk region, one of the gospiliv was transferred to the Consum of Medichena Aparagrat VI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umanitarna_dopomoga_dnipro.jpg" text:style-name="Internet_20_link" text:visited-style-name="Visited_20_Internet_20_Link">
gumanitarna_dopomoga_dnipro.jpg</text:a>
']</text:p>
      <text:p text:style-name="P4">
Tags: ['АГРЕСІЯ РФ', 'ВТОРГНЕННЯ РФ', 'ДНІПРОПЕТРОВСЬКА ОБЛАСТЬ']</text:p>
      <text:p text:style-name="P4">
Category: News</text:p>
      <!--METADATA-->
      <text:p text:style-name="P4">
<draw:frame draw:style-name="fr1" draw:name="Image301" text:anchor-type="as-char" svg:width="6.9236in" svg:height="4.627273in" draw:z-index="0">
<draw:image xlink:href="../Images/AРМІЯINFORM/2023-05-02T78-00-00-04-00/gumanitarna_dopomoga_dnipro.jpg" xlink:type="simple" xlink:show="embed" xlink:actuate="onLoad" draw:mime-type="image/jpeg"/>
</draw:frame>
In Dnipropetrovsk, one of the military hospitals handed over the modern medical equipment from the Prime Minister of Poland Mateusz Moravtsky.</text:p>
      <text:p text:style-name="P4">
As reported in the Dnipropetrovsk Regional Council, to provide quality and timely medical care, military hospital received generators, ultrasound and ECG apparatus, operating tables, cardio monitors, IVL apparatus, orthopedic boards, medical and tactical first aid kits.</text:p>
      <text:p text:style-name="P4">
It is noted that this is no longer the first aid that the area has received it from the Provsk partners.</text:p>
      <ul>
        <li>
How powerful the support of Poland is, it is not necessary to speak. Thanks to the new equipment, hospitals will be able to save even more lives, - said the head of the Dnipropetrovsk Regional Council Mykola Lukashuk.</li>
      </ul>
      <text:p text:style-name="P4">
According to the Assistant to the Prime Minister of Poland, Jacek Dutkevich, we are compounding life, and this is the highest value.</text:p>
      <ul>
        <li>
We understand how important the quality of medical care is during the war. We are glad to help and we will continue to do it, - he said.</li>
      </ul>
      <text:p text:style-name="P4">
Also on this day, military doctors were honored with certificates.</text:p>
      <text:p text:style-name="P4">
News Source: <text:a xlink:type="simple" xlink:href="https://armyinform.com.ua/2023/05/02/vijskovi-medyky-otrymaly-suchasnu-aparaturu-vid-polshhi/" text:style-name="Internet_20_link" text:visited-style-name="Visited_20_Internet_20_Link">
https://armyinform.com.ua/2023/05/02/vijskovi-medyky-otrymaly-suchasnu-aparaturu-vid-polshhi/</text:a>
</text:p>
      <!--NEWS-->
      <text:h text:style-name="P10" text:outline-level="1">
<text:span text:style-name="T4">
In the Liman-Kupian direction, the enemy mostly uses regular armed forces of the Russian Federation-Sergey Cherevaty</text:span>
</text:h>
      <text:p text:style-name="P4">
Author: ['Вячеслав Діордієв']</text:p>
      <text:p text:style-name="P4">
Time: 2023-05-02T79:00:00-04:00</text:p>
      <text:p text:style-name="P4">
Description: Behind the words of the member of the SCIDARY UISHISKA STROSKALY SERGIYA CREVATYA, PISLL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cherevatyj-1.jpg" text:style-name="Internet_20_link" text:visited-style-name="Visited_20_Internet_20_Link">
cherevatyj-1.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302" text:anchor-type="as-char" svg:width="6.9236in" svg:height="4.611226in" draw:z-index="0">
<draw:image xlink:href="../Images/AРМІЯINFORM/2023-05-02T79-00-00-04-00/cherevatyj-1.jpg" xlink:type="simple" xlink:show="embed" xlink:actuate="onLoad" draw:mime-type="image/jpeg"/>
</draw:frame>
According to the spokesman of the eastern group of the Armed Forces of Ukraine Sergey Cherevatov, after the Bakhmut Lyman-Kupyan direction remains the second concern of the fighting in a certain operating area of responsibility.(https://www.youtube.com/watch?v=WY8sDvZdWEA)"The only news."</text:p>
      <text:p text:style-name="P4">
Assessing the enemy's actions at this front of the front, the officer, in particular, emphasized that, unlike Bakhmut, here, for the most part, the enemy uses the RF Regional forces, which include airborne, mechanized Tatanic units.</text:p>
      <text:p text:style-name="P4">
—The tactics of action differ from the same "Wagner". Despite the fact that, in their majority, regular units are completed from the mobilized, they are more careful, do not go into senseless storms and are more or less trying to adhere to the basics of military science,-said the spokesman of the Eastern group of the Armed Forces of Ukraine.</text:p>
      <text:p text:style-name="P4">
Colonel Sergei Cherevaty also reported that in the past 24 hours the enemy has resorted to assault actions, carrying out more than 450 shelling of our positions of the wedding types of artillery weapons. And the losses of the enemy in the living Silistliva 29 invaders killed and more than 80 wounded.</text:p>
      <text:p text:style-name="P4">
News Source: <text:a xlink:type="simple" xlink:href="https://armyinform.com.ua/2023/05/02/na-lymansko-kupyanskomu-napryamku-vorog-zdebilshogo-vykorystovuye-regulyarni-zbrojni-syly-rf-sergij-cherevatyj/" text:style-name="Internet_20_link" text:visited-style-name="Visited_20_Internet_20_Link">
https://armyinform.com.ua/2023/05/02/na-lymansko-kupyanskomu-napryamku-vorog-zdebilshogo-vykorystovuye-regulyarni-zbrojni-syly-rf-sergij-cherevatyj/</text:a>
</text:p>
      <!--NEWS-->
      <text:h text:style-name="P10" text:outline-level="1">
<text:span text:style-name="T4">
Ukrainian "Storm" and "Lightning" is still ahead - Cyril Budanov</text:span>
</text:h>
      <text:p text:style-name="P4">
Author: ['АРМІЯINFORM']</text:p>
      <text:p text:style-name="P4">
Time: 2023-05-02T80: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02-03-e1683037525800.jpeg" text:style-name="Internet_20_link" text:visited-style-name="Visited_20_Internet_20_Link">
20230502-03-e1683037525800.jpeg</text:a>
']</text:p>
      <text:p text:style-name="P4">
Tags: ['STOPRUSSIA', 'АГРЕСІЯ РФ', 'ВТОРГНЕННЯ РФ', 'ГУР МО УКРАЇНИ']</text:p>
      <text:p text:style-name="P4">
Category: News</text:p>
      <!--METADATA-->
      <text:p text:style-name="P4">
<draw:frame draw:style-name="fr1" draw:name="Image303" text:anchor-type="as-char" svg:width="6.9236in" svg:height="7.203341in" draw:z-index="0">
<draw:image xlink:href="../Images/AРМІЯINFORM/2023-05-02T80-00-00-04-00/20230502-03-e1683037525800.jpeg" xlink:type="simple" xlink:show="embed" xlink:actuate="onLoad" draw:mime-type="image/jpeg"/>
</draw:frame>
Head of the Main Directorate of Intelligence of the Ministry of Defense of Ukraine, Major-General Kirill Budanov held a meeting with the fourth president of Croatia(2015-2020)Colincard Grabar-Kitarovich, who is now on a visit to our state.</text:p>
      <text:p text:style-name="P4">
About it <text:a xlink:type="simple" xlink:href="https://gur.gov.ua/content/nachalnyk-holovnoho-upravlinnia-rozvidky-ministerstva-oborony-ukrainy-proviv-zustrich-z-chetvertoiu-prezydentkoiu-khorvatii-kolindoiu-hrabar-kytarovych.html" text:style-name="Internet_20_link" text:visited-style-name="Visited_20_Internet_20_Link">
reports</text:a>
GUR MOU.</text:p>
      <text:p text:style-name="P4">
During the meeting, Budanov and Grabar-Kitarovich discussed the experience of the war of Croatia in 1991-1995, in particular the processes of demining and the pursuit of persons who committed crimes against humanity.</text:p>
      <text:p text:style-name="P4">
The head of the military intelligence of Ukraine Kirill Budanov thanked the President Kolididaragar-Kitarovich for the fruitful conversation and support of Ukrainians in the war by the invaders.</text:p>
      <text:p text:style-name="P4">
"The Ukrainian" Storm "and" Lightning "are still ahead," said the head of GUR Kirilobudanov.</text:p>
      <text:p text:style-name="P4">
News Source: <text:a xlink:type="simple" xlink:href="https://armyinform.com.ua/2023/05/02/ukrayinski-burya-i-blyskavka-shhe-poperedu-kyrylo-budanov/" text:style-name="Internet_20_link" text:visited-style-name="Visited_20_Internet_20_Link">
https://armyinform.com.ua/2023/05/02/ukrayinski-burya-i-blyskavka-shhe-poperedu-kyrylo-budanov/</text:a>
</text:p>
      <!--NEWS-->
      <text:h text:style-name="P10" text:outline-level="1">
<text:span text:style-name="T4">
The officer of the General Staff of the Armed Forces of the Russian Federation was convicted, who incited a citizen of Ukraine to state betrayal</text:span>
</text:h>
      <text:p text:style-name="P4">
Author: ['АРМІЯINFORM']</text:p>
      <text:p text:style-name="P4">
Time: 2023-05-02T81:00:00-04:00</text:p>
      <text:p text:style-name="P4">
Description: For the Piditrimanni of the Publnoye accusations, the Office of the General Prosecutor, the court of the Office ... War with Ukraine 2022, the war with Ukraine latest news today, the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02_17-32-17.jpg" text:style-name="Internet_20_link" text:visited-style-name="Visited_20_Internet_20_Link">
photo_2023-05-02_17-32-17.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04" text:anchor-type="as-char" svg:width="6.9236in" svg:height="5.993241in" draw:z-index="0">
<draw:image xlink:href="../Images/AРМІЯINFORM/2023-05-02T81-00-00-04-00/photo_2023-05-02_17-32-17.jpg" xlink:type="simple" xlink:show="embed" xlink:actuate="onLoad" draw:mime-type="image/jpeg"/>
</draw:frame>
For supporting public prosecution by the Office of the Prosecutor General, the officer of the 3rd operational department of the 316th Intelligence Center(at/h 09920-3)guilty of urgent to commit state betrayal.</text:p>
      <text:p text:style-name="P4">
According to the results of special trial, he was sentenced to 13 years in 6 months of imprisonment with confiscation of all available property.</text:p>
      <text:p text:style-name="P4">
The prosecution party fully proved that he was convicted of a preliminary conspiracy by a staffing officer of the Intelligence Center of the State General Staff of the Armed Forces of the Armed Forces of the RFF RFFSU, a citizen of Ukraine for state betrayal. Namely, it is to commit proposal to the detriment of Ukraine's defense capability.</text:p>
      <text:p text:style-name="P4">
The pre -trial investigation was carried out by the Security Service of Ukraine.</text:p>
      <text:p text:style-name="P4">
<text:span text:style-name="T4">
 Source: </text:span>
 <text:a xlink:type="simple" xlink:href="https://www.gp.gov.ua/ua/posts/zasudzeno-oficera-generalnogo-stabu-zs-rf-yakii-pidburyuvav-gromadyanina-ukrayini-do-derzavnoyi-zradi" text:style-name="Internet_20_link" text:visited-style-name="Visited_20_Internet_20_Link">
<text:span text:style-name="T5">
opice of the Prosecutor General of Ukraine</text:span>
</text:a>
</text:p>
      <text:p text:style-name="P4">
News Source: <text:a xlink:type="simple" xlink:href="https://armyinform.com.ua/2023/05/02/zasudzheno-oficzera-generalnogo-shtabu-zs-rf-yakyj-pidburyuvav-gromadyanyna-ukrayiny-do-derzhavnoyi-zrady/" text:style-name="Internet_20_link" text:visited-style-name="Visited_20_Internet_20_Link">
https://armyinform.com.ua/2023/05/02/zasudzheno-oficzera-generalnogo-shtabu-zs-rf-yakyj-pidburyuvav-gromadyanyna-ukrayiny-do-derzhavnoyi-zrady/</text:a>
</text:p>
      <!--NEWS-->
      <text:h text:style-name="P10" text:outline-level="1">
<text:span text:style-name="T4">
The enemy has caused 3 missile and 30 aviation strikes</text:span>
</text:h>
      <text:p text:style-name="P4">
Author: ['АРМІЯINFORM']</text:p>
      <text:p text:style-name="P4">
Time: 2023-05-02T82:00:00-04:00</text:p>
      <text:p text:style-name="P4">
Description: Triv’s trivist Tridzit of the third -scale of the zbroan aggression of Rosiysk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su-35-chb.jpg" text:style-name="Internet_20_link" text:visited-style-name="Visited_20_Internet_20_Link">
su-35-chb.jpg</text:a>
']</text:p>
      <text:p text:style-name="P4">
Tags: ['STOPRUSSIA', 'АГРЕСІЯ РФ', 'ВТОРГНЕННЯ РФ', 'ГШ ЗСУ']</text:p>
      <text:p text:style-name="P4">
Category: News</text:p>
      <!--METADATA-->
      <text:p text:style-name="P4">
<draw:frame draw:style-name="fr1" draw:name="Image305" text:anchor-type="as-char" svg:width="6.9236in" svg:height="3.894525in" draw:z-index="0">
<draw:image xlink:href="../Images/AРМІЯINFORM/2023-05-02T82-00-00-04-00/su-35-chb.jpg" xlink:type="simple" xlink:show="embed" xlink:actuate="onLoad" draw:mime-type="image/jpeg"/>
</draw:frame>
Launchers from Su-35 aircraft. Illustrative Image <text:span text:style-name="T4">
 🔥 Situation on Russian Condition </text:span>
</text:p>
      <text:p text:style-name="P4">
Four hundred thirty -third days of large -scale armed aggression of the Russian Federation against Ukraine are ongoing.</text:p>
      <text:p text:style-name="P4">
Today, the enemy has inflicted 3 missile, 30 aviation strikes and made about 8 shelling of rocket launchers at the positions of our inissalene troops. There are wounded among civilians, private dwellings and other civilian infrastructure are destroyed.</text:p>
      <text:p text:style-name="P4">
The likelihood of rocket and aviation strikes throughout Ukraine is high.</text:p>
      <text:p text:style-name="P4">
<text:span text:style-name="T4">
 Source: </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protyvnyk-zavdav-3-raketnyh-ta-30-aviaczijnyh-udariv/" text:style-name="Internet_20_link" text:visited-style-name="Visited_20_Internet_20_Link">
https://armyinform.com.ua/2023/05/02/protyvnyk-zavdav-3-raketnyh-ta-30-aviaczijnyh-udariv/</text:a>
</text:p>
      <!--NEWS-->
      <text:h text:style-name="P10" text:outline-level="1">
<text:span text:style-name="T4">
The enemy focused on the main efforts on Liman, Bakhmut, Avdiiv and Mariinsky directions</text:span>
</text:h>
      <text:p text:style-name="P4">
Author: ['АРМІЯINFORM']</text:p>
      <text:p text:style-name="P4">
Time: 2023-05-02T83:00:00-04:00</text:p>
      <text:p text:style-name="P4">
Description: The PIDRODRILs of the forces of the defense of Ukrainian have a boil of Bilsh Yak 20 attack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bahmut1.jpg" text:style-name="Internet_20_link" text:visited-style-name="Visited_20_Internet_20_Link">
bahmut1.jpg</text:a>
']</text:p>
      <text:p text:style-name="P4">
Tags: ['STOPRUSSIA', 'АГРЕСІЯ РФ', 'ВТОРГНЕННЯ РФ', 'ГШ ЗСУ']</text:p>
      <text:p text:style-name="P4">
Category: News</text:p>
      <!--METADATA-->
      <text:p text:style-name="P4">
<draw:frame draw:style-name="fr1" draw:name="Image306" text:anchor-type="as-char" svg:width="6.9236in" svg:height="3.894525in" draw:z-index="0">
<draw:image xlink:href="../Images/AРМІЯINFORM/2023-05-02T83-00-00-04-00/bahmut1.jpg" xlink:type="simple" xlink:show="embed" xlink:actuate="onLoad" draw:mime-type="image/jpeg"/>
</draw:frame>
Illustrative Photo <text:span text:style-name="T4">
 🔥 Situation on Russian invasion </text:span>
</text:p>
      <text:p text:style-name="P4">
More than 20 attacks on these areas of the front were reflected during the day. The most fierce battles continue for Bakhmutta Marinka, our warriors are steadily defense.</text:p>
      <text:p text:style-name="P4">
In the Volyn and Polissya directions of the signs of formation of offensive groups of the enemy were not revealed. On the territory of the Republic of Belarus and further interpret the identified units of the Armed Forces of the Russian Federation.</text:p>
      <text:p text:style-name="P4">
In the Siversky and Slobozhansky directions, the enemy retains military adventure in the border areas with Ukraine of Bryansk, Kursk Tabelgorod regions. During the day he made artillery and mortar -executives of settlements Gasichivka, Yeline, Bleshnya, Karpovichi, Timonovichi, Leonivka, Ants of Chernihiv Oblast; Znob-Novgorod, Ural, Mid-Budda, Kucherivka, Rivne, Divination, Volfine, Mykolaivka, Miropillya of Sumy region, as well as veterinary, alder, Gatyshche, Vovchansk, Svetikhonov Nakarkivshchyna.</text:p>
      <text:p text:style-name="P4">
In the Kupyansk direction, the enemy did not perform the offensive actions. The enemy's artillery taminometric shelling was suffered by Krasne First, Fygolovka, Novomlinsk, Lyman First, Kupyansk, Kislivka, Starch, Brest, Kharkiv Region.</text:p>
      <text:p text:style-name="P4">
In the estuary direction, the enemy conducted unsuccessful offensive actions in the direction of the Dibrova. Makeevka of Lugansk region, Bigorivka, Verkhnamyanskoye, controversial of Donetsk region, were artillery shelling.</text:p>
      <text:p text:style-name="P4">
In the Bakhmut direction, the enemy continues to take offensive actions. The city of Bakhmut continues. In addition, during the day, the enemy conducted unsuccessful successive actions in the direction of settlements of Ivanovske and predicate. Vasyukivka, Orikhovo-Vasylivka, Novomarka, Grigorivka, Chrome, Bakhmut, Ivanivske, Yar, Konstantinovka, Predict, Diliyivka and Southern Donetsk region were injured.</text:p>
      <text:p text:style-name="P4">
In the Avdeevsky direction, the enemy conducted unsuccessful offensive actions in the district of Perevomay. He fired at the settlements of Novokalinovo, Avdiivka, Severene, Tonenko, Karlovka, Netaylovo and Pervomaisk Donetsk region.</text:p>
      <text:p text:style-name="P4">
In the Marine direction, our defenders were reflected by the enemy attacks in the Marinka area during the day. Enemy shellings were Valllylivnoorivka, St. George, Marinka, Pobeda and Novomikhailivka of Donetsk region.<text:span text:style-name="T4">
 Source: </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vorog-zoseredyv-osnovni-zusyllya-na-lymanskomu-bahmutskomu-avdiyivskomu-ta-maryinskomu-napryamkah/" text:style-name="Internet_20_link" text:visited-style-name="Visited_20_Internet_20_Link">
https://armyinform.com.ua/2023/05/02/vorog-zoseredyv-osnovni-zusyllya-na-lymanskomu-bahmutskomu-avdiyivskomu-ta-maryinskomu-napryamkah/</text:a>
</text:p>
      <!--NEWS-->
      <text:h text:style-name="P10" text:outline-level="1">
<text:span text:style-name="T4">
For the first time in history: President of Ukraine met with the President of the Union</text:span>
</text:h>
      <text:p text:style-name="P4">
Author: ['АРМІЯINFORM']</text:p>
      <text:p text:style-name="P4">
Time: 2023-05-02T84:00:00-04:00</text:p>
      <text:p text:style-name="P4">
Description: Ukrainian President Vladimir Zelensky Pershomi in Istoriya Vidnosyn to contact w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02_19-16-15.jpg" text:style-name="Internet_20_link" text:visited-style-name="Visited_20_Internet_20_Link">
photo_2023-05-02_19-16-15.jpg</text:a>
']</text:p>
      <text:p text:style-name="P4">
Tags: ['STOPRUSSIA', 'АГРЕСІЯ РФ', 'ВТОРГНЕННЯ РФ']</text:p>
      <text:p text:style-name="P4">
Category: News</text:p>
      <!--METADATA-->
      <text:p text:style-name="P4">
<draw:frame draw:style-name="fr1" draw:name="Image307" text:anchor-type="as-char" svg:width="6.9236in" svg:height="4.603112in" draw:z-index="0">
<draw:image xlink:href="../Images/AРМІЯINFORM/2023-05-02T84-00-00-04-00/photo_2023-05-02_19-16-15.jpg" xlink:type="simple" xlink:show="embed" xlink:actuate="onLoad" draw:mime-type="image/jpeg"/>
</draw:frame>
President of Ukraine Vladimir Zelensky rejoices in the first in the history of the contact with the President of the Union of Comoral Islands Azali Asumani.</text:p>
      <ul>
        <li>
congratulated the colleague on the election of the head of the African Union. He noted that the Ukrainian is concerned about the development of cooperation with Africa and, for his part, ready to guarantee the food security of the world, - said Vladimirzelensky.</li>
      </ul>
      <text:p text:style-name="P4">
The head of state also thanked the colleague for the principled position and support of Ukraine in the UN and at other sites. He invited to join the implementation of the Ukrainian peace formula.</text:p>
      <text:p text:style-name="P4">
Source: <text:a xlink:type="simple" xlink:href="https://t.me/V_Zelenskiy_official/6091" text:style-name="Internet_20_link" text:visited-style-name="Visited_20_Internet_20_Link">
President of Ukraine</text:a>
</text:p>
      <text:p text:style-name="P4">
News Source: <text:a xlink:type="simple" xlink:href="https://armyinform.com.ua/2023/05/02/vpershe-v-istoriyi-prezydent-ukrayiny-zustrivsya-z-prezydentom-soyuzu-komorskyh-ostroviv/" text:style-name="Internet_20_link" text:visited-style-name="Visited_20_Internet_20_Link">
https://armyinform.com.ua/2023/05/02/vpershe-v-istoriyi-prezydent-ukrayiny-zustrivsya-z-prezydentom-soyuzu-komorskyh-ostroviv/</text:a>
</text:p>
      <!--NEWS-->
      <text:h text:style-name="P10" text:outline-level="1">
<text:span text:style-name="T4">
The enemy fired massively settlements in Zaporizhzhya and Kherson directions</text:span>
</text:h>
      <text:p text:style-name="P4">
Author: ['АРМІЯINFORM']</text:p>
      <text:p text:style-name="P4">
Time: 2023-05-02T85:00:00-04:00</text:p>
      <text:p text:style-name="P4">
Description: At the back of the Kherson -Tom, the enemy is to pass over the defenseless. I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2022-10-06-7-raketnyh-udariv-po-zaporizhzhyu.jpg" text:style-name="Internet_20_link" text:visited-style-name="Visited_20_Internet_20_Link">
2022-10-06-7-raketnyh-udariv-po-zaporizhzhyu.jpg</text:a>
']</text:p>
      <text:p text:style-name="P4">
Tags: ['STOPRUSSIA', 'АГРЕСІЯ РФ', 'ВТОРГНЕННЯ РФ', 'ГШ ЗСУ']</text:p>
      <text:p text:style-name="P4">
Category: News</text:p>
      <!--METADATA-->
      <text:p text:style-name="P4">
<draw:frame draw:style-name="fr1" draw:name="Image308" text:anchor-type="as-char" svg:width="6.9236in" svg:height="5.221548in" draw:z-index="0">
<draw:image xlink:href="../Images/AРМІЯINFORM/2023-05-02T85-00-00-04-00/2022-10-06-7-raketnyh-udariv-po-zaporizhzhyu.jpg" xlink:type="simple" xlink:show="embed" xlink:actuate="onLoad" draw:mime-type="image/jpeg"/>
</draw:frame>
Illustrative Photo <text:span text:style-name="T4">
 🔥 Situation on Russian invasion </text:span>
</text:p>
      <text:p text:style-name="P4">
In Zaporizhzhya and Kherson directions, the enemy continues to conduct defense. At the same time, during the day he fired more than 30 settlements bordering the line of fighting. Among them - Vremivka, Novosilkadonetsk region; Gulyaipole, White, Mala Tokmachka, Novodanylivka, Novoandriivka and Kamianske Zaporizhzhya region; Nikopol of Dnipropetrovsk; Golden beam, Dudchany, Kachkarivka, Vesele, Lviv, Ivanivka, Mykilsk, Antonovka, Dniprovske, Kizomis of Kherson region and cityhaherson.</text:p>
      <text:p text:style-name="P4">
<text:span text:style-name="T4">
 Source: </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vorog-masovo-obstrilyuye-naseleni-punkty-na-zaporizkomu-ta-hersonskomu-napryamkah/" text:style-name="Internet_20_link" text:visited-style-name="Visited_20_Internet_20_Link">
https://armyinform.com.ua/2023/05/02/vorog-masovo-obstrilyuye-naseleni-punkty-na-zaporizkomu-ta-hersonskomu-napryamkah/</text:a>
</text:p>
      <!--NEWS-->
      <text:h text:style-name="P10" text:outline-level="1">
<text:span text:style-name="T4">
Anna Malyar: Wounded who cannot perform combat tasks and brought to commanders will be appointed to other positions</text:span>
</text:h>
      <text:p text:style-name="P4">
Author: ['АРМІЯINFORM']</text:p>
      <text:p text:style-name="P4">
Time: 2023-05-02T86:00:00-04:00</text:p>
      <text:p text:style-name="P4">
Description: Vіina contributed everything, she functioned in the ZSU to the Great Tutsennya. About Tse Intercessor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2022042816251143.jpg" text:style-name="Internet_20_link" text:visited-style-name="Visited_20_Internet_20_Link">
2022042816251143.jpg</text:a>
']</text:p>
      <text:p text:style-name="P4">
Tags: ['STOPRUSSIA', 'АГРЕСІЯ РФ', 'ВТОРГНЕННЯ РФ', 'ГАННА МАЛЯР']</text:p>
      <text:p text:style-name="P4">
Category: News</text:p>
      <!--METADATA-->
      <text:p text:style-name="P4">
<draw:frame draw:style-name="fr1" draw:name="Image309" text:anchor-type="as-char" svg:width="6.9236in" svg:height="5.059554in" draw:z-index="0">
<draw:image xlink:href="../Images/AРМІЯINFORM/2023-05-02T86-00-00-04-00/2022042816251143.jpg" xlink:type="simple" xlink:show="embed" xlink:actuate="onLoad" draw:mime-type="image/jpeg"/>
</draw:frame>
Illustrative photo</text:p>
      <text:p text:style-name="P4">
The war complicated everything that functioned in the Armed Forces to a great invasion.</text:p>
      <text:p text:style-name="P4">
About this Deputy Minister of Defense of Ukraine Anna Malyar <text:a xlink:type="simple" xlink:href="https://www.facebook.com/ganna.maliar/posts/pfbid0VzepEF6NFWv5fm8HRGtRjLbDV1gPAgfqttrhAVQkySuA3Q2idm2Vmbvgxp8XNqhXl" text:style-name="Internet_20_link" text:visited-style-name="Visited_20_Internet_20_Link">
wrote</text:a>
On Facebook.</text:p>
      <ul>
        <li>
It is clear. The number one task is to fight. In addition, new challenges have emerged and solutions for which they are looking for right now, because earlier this experience has not been made. Here, in fact, the standard procedure - to appoint a wounded after treatment, which he is able to occupy, during the war, became for combat commanders. Because the full -scale war dictates its conditions. The wounded who cannot complete the combat missions and are brought to the commanders of the commanders to other positions!- said Anna Malyar.</li>
      </ul>
      <text:p text:style-name="P4">
Vacancies in the Armed Forces are ten times more than the wounded in the appointment.</text:p>
      <text:p text:style-name="P4">
The problem is known with it already worked with the working group of the Ministry of Defense and Armed Forces of Ukraine.</text:p>
      <text:p text:style-name="P4">
The corresponding order of the Commander -in -Chief of the Armed Forces is being prepared - and this should be the issue of those who are now waiting for the appointment. Changes in nature are also prepared for the order of 402 of the Ministry of Defense and the legislation.</text:p>
      <text:p text:style-name="P4">
There are specific solutions that will be implemented.</text:p>
      <text:p text:style-name="P4">
News Source: <text:a xlink:type="simple" xlink:href="https://armyinform.com.ua/2023/05/02/ganna-malyar-poranenyh-yaki-ne-mozhut-vykonuvaty-bojovi-zavdannya-i-vyvedeni-v-rozporyadzhennya-komandyriv-budut-pryznachaty-na-inshi-posady/" text:style-name="Internet_20_link" text:visited-style-name="Visited_20_Internet_20_Link">
https://armyinform.com.ua/2023/05/02/ganna-malyar-poranenyh-yaki-ne-mozhut-vykonuvaty-bojovi-zavdannya-i-vyvedeni-v-rozporyadzhennya-komandyriv-budut-pryznachaty-na-inshi-posady/</text:a>
</text:p>
      <!--NEWS-->
      <text:h text:style-name="P10" text:outline-level="1">
<text:span text:style-name="T4">
The Head of State met with the chairman of Parliament of Portugal Augushta Santush Silva</text:span>
</text:h>
      <text:p text:style-name="P4">
Author: ['АРМІЯINFORM']</text:p>
      <text:p text:style-name="P4">
Time: 2023-05-02T87:00:00-04:00</text:p>
      <text:p text:style-name="P4">
Description: Ukrainian President Vladimir Zelensky, having discussed with the head of the parliament of Portuguese Augusht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ez-imeni.png" text:style-name="Internet_20_link" text:visited-style-name="Visited_20_Internet_20_Link">
bez-imeni.png</text:a>
']</text:p>
      <text:p text:style-name="P4">
Tags: ['STOPRUSSIA', 'АГРЕСІЯ РФ', 'ВОЛОДИМИР ЗЕЛЕНСЬКИЙ', 'ВТОРГНЕННЯ РФ', 'СВІТ ПІДТРИМУЄ УКРАЇНУ']</text:p>
      <text:p text:style-name="P4">
Category: News</text:p>
      <!--METADATA-->
      <text:p text:style-name="P4">
<draw:frame draw:style-name="fr1" draw:name="Image310" text:anchor-type="as-char" svg:width="6.9236in" svg:height="3.756053in" draw:z-index="0">
<draw:image xlink:href="../Images/AРМІЯINFORM/2023-05-02T87-00-00-04-00/bez-imeni.png" xlink:type="simple" xlink:show="embed" xlink:actuate="onLoad" draw:mime-type="image/png"/>
</draw:frame>
President of Ukraine Vladimir Zelensky <text:a xlink:type="simple" xlink:href="https://t.me/V_Zelenskiy_official/6090" text:style-name="Internet_20_link" text:visited-style-name="Visited_20_Internet_20_Link">
discussed</text:a>
With the chairman of the Parliament of Augushta by Santush Silva, interaction on the path of integration of Ukraine by the Veuro -European Union and NATO and the primary needs of Ukrainian defenders.</text:p>
      <ul>
        <li>
The beginning of negotiations on joining the EU by the end of this year will be a powerful stimulus for Ukrainian society and Ukrainian defenders, who have been holding back the aggressor for over 14 months. We hope that the Government and Parliament of Portugary will make the necessary decisions to strengthen the capabilities of Ukrainian defense workers on the forefront, - said Volodymyr Zelenskyy.</li>
      </ul>
      <text:p text:style-name="P4">
The Head of State also thanked the Parliament and the Government of Portugal for the support of Ukraine since the beginning of a full -scale invasion, as well as the Portugal society, which, thanks to the actions of government and parliament, was united in support of our country. This is a very important signal of faith in Ukraine.</text:p>
      <text:p text:style-name="P4">
News Source: <text:a xlink:type="simple" xlink:href="https://armyinform.com.ua/2023/05/02/glava-derzhavy-proviv-zustrich-iz-golovoyu-parlamentu-portugaliyi-augushtu-santushem-silvoyu/" text:style-name="Internet_20_link" text:visited-style-name="Visited_20_Internet_20_Link">
https://armyinform.com.ua/2023/05/02/glava-derzhavy-proviv-zustrich-iz-golovoyu-parlamentu-portugaliyi-augushtu-santushem-silvoyu/</text:a>
</text:p>
      <!--NEWS-->
      <text:h text:style-name="P10" text:outline-level="1">
<text:span text:style-name="T4">
On the Eastern Front, the enemy concentrates the main efforts on the capture of Bakhmut and Marinka - Anna Malyar</text:span>
</text:h>
      <text:p text:style-name="P4">
Author: ['Вячеслав Діордієв']</text:p>
      <text:p text:style-name="P4">
Time: 2023-05-02T88:00:00-04:00</text:p>
      <text:p text:style-name="P4">
Description: Rospovychychi about the operational situation on the schedule front in Efir TVsiyn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malyar-ganna-1.jpg" text:style-name="Internet_20_link" text:visited-style-name="Visited_20_Internet_20_Link">
malyar-ganna-1.jpg</text:a>
']</text:p>
      <text:p text:style-name="P4">
Tags: ['STOPRUSSIA', 'АГРЕСІЯ РФ', 'ГАННА МАЛЯР', 'ТЕЛЕМАРАФОН "ЄДИНІ НОВИНИ"']</text:p>
      <text:p text:style-name="P4">
Category: News</text:p>
      <!--METADATA-->
      <text:p text:style-name="P4">
<draw:frame draw:style-name="fr1" draw:name="Image311" text:anchor-type="as-char" svg:width="6.9236in" svg:height="5.532059in" draw:z-index="0">
<draw:image xlink:href="../Images/AРМІЯINFORM/2023-05-02T88-00-00-04-00/malyar-ganna-1.jpg" xlink:type="simple" xlink:show="embed" xlink:actuate="onLoad" draw:mime-type="image/jpeg"/>
</draw:frame>
Talking about the operational situation on the Eastern Front on the air <text:a xlink:type="simple" xlink:href="https://www.youtube.com/watch" text:style-name="Internet_20_link" text:visited-style-name="Visited_20_Internet_20_Link">
television marathon</text:a>
"Unin", Deputy Minister of Defense of Ukraine Anna Malyar stressed that the enemy concentrates its basic effort near Bakhmut and Marinka in order to seize the settlements.</text:p>
      <text:p text:style-name="P4">
According to her, in this regard, the forces of Ukraine's defense forces should respond to this and in response also concentrate their main forces on this front of the front in order to stop the enemy and not allow him to realize his plans.</text:p>
      <text:p text:style-name="P4">
“There are very fierce fighting there. And if you analyze the situation with the state of Nazaraz, then the main focus of Russian aggressors is on the capture of many -storey buildings and structures. It is in this way that they try to destroy our positions. Such tactics have already used the enemy in due time. In another way, he cannot fight, because he loses to us in street fighting,-said Anna Malyar.</text:p>
      <text:p text:style-name="P4">
The Deputy Minister of Defense of Ukraine also stated that, in addition to conducting successful actions, the forces of defense of Ukraine also carry out the assault offensive.</text:p>
      <text:p text:style-name="P4">
“In general, war is a constant movement and dynamics. Therefore, it is too early to talk about some of the results there. There are positions that we lose. So there are positions from which we push the enemy. On the Eastern Front there are focus, but as of now we are keeping control over our inhabitants, - said Anna Malyar.</text:p>
      <text:p text:style-name="P4">
News Source: <text:a xlink:type="simple" xlink:href="https://armyinform.com.ua/2023/05/02/na-shidnomu-fronti-vorog-konczentruye-osnovni-zusyllya-na-zahoplenni-bahmuta-ta-maryinky-ganna-malyar/" text:style-name="Internet_20_link" text:visited-style-name="Visited_20_Internet_20_Link">
https://armyinform.com.ua/2023/05/02/na-shidnomu-fronti-vorog-konczentruye-osnovni-zusyllya-na-zahoplenni-bahmuta-ta-maryinky-ganna-malyar/</text:a>
</text:p>
      <!--NEWS-->
      <text:h text:style-name="P10" text:outline-level="1">
<text:span text:style-name="T4">
Alexei Reznikov had a telephone conversation with Finland's Defense Minister</text:span>
</text:h>
      <text:p text:style-name="P4">
Author: ['АРМІЯINFORM']</text:p>
      <text:p text:style-name="P4">
Time: 2023-05-02T89:00:00-04:00</text:p>
      <text:p text:style-name="P4">
Description: Minstro defense of Ukraine Oleksiy Reznikov at once, іz -astrom defense of the fіnlandії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STOPRUSSIA', 'АГРЕСІЯ РФ', 'МІНІСТР ОБОРОНИ УКРАЇНИ ОЛЕКСІЙ РЕЗНІКОВ']</text:p>
      <text:p text:style-name="P4">
Category: News</text:p>
      <!--METADATA-->
      <text:p text:style-name="P4">
<draw:frame draw:style-name="fr1" draw:name="Image312" text:anchor-type="as-char" svg:width="6.9236in" svg:height="4.808056in" draw:z-index="0">
<draw:image xlink:href="../Images/AРМІЯINFORM/2023-05-02T89-00-00-04-00/342766690_1074355996857011_2143908671959222673_n.jpg" xlink:type="simple" xlink:show="embed" xlink:actuate="onLoad" draw:mime-type="image/jpeg"/>
</draw:frame>
Alexei Reznikov. Photo: Interfax-Ukraine</text:p>
      <text:p text:style-name="P4">
The Minister of Defense of Ukraine Oleksiy Reznikov, together with the Minister of Defense of Finland, discussed the situation on the battlefield.</text:p>
      <text:p text:style-name="P4">
Alexei Reznikov [wrote] about it(https://twitter.com/oleksiireznikov/status/1653410423369003010?s=20)In your tweet.</text:p>
      <ul>
        <li>
I was pleased to communicate with Finland's Defense Minister Anti Kaykconen. I had a situation on the battlefield. The Finnish Republic is our reliable union on the way of joint victory over Russian aggression, - he wrote.</li>
      </ul>
      <text:p text:style-name="P4">
News Source: <text:a xlink:type="simple" xlink:href="https://armyinform.com.ua/2023/05/02/oleksij-reznikov-proviv-telefonnu-rozmovu-z-ministrom-oborony-finlyandiyi/" text:style-name="Internet_20_link" text:visited-style-name="Visited_20_Internet_20_Link">
https://armyinform.com.ua/2023/05/02/oleksij-reznikov-proviv-telefonnu-rozmovu-z-ministrom-oborony-finlyandiyi/</text:a>
</text:p>
      <!--NEWS-->
      <text:h text:style-name="P10" text:outline-level="1">
<text:span text:style-name="T4">
In the face of the active phase of war it is impossible to make an accurate calculation of losses - Anna Malyar</text:span>
</text:h>
      <text:p text:style-name="P4">
Author: ['Вячеслав Діордієв']</text:p>
      <text:p text:style-name="P4">
Time: 2023-05-02T90:00:00-04:00</text:p>
      <text:p text:style-name="P4">
Description: Vidpovlychi on the vestibular of the bucket of the PID Hour of the Teleziziyny Marathon “єini News” Shtoo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osnovna-1.jpg" text:style-name="Internet_20_link" text:visited-style-name="Visited_20_Internet_20_Link">
osnovna-1.jpg</text:a>
']</text:p>
      <text:p text:style-name="P4">
Tags: ['STOPRUSSIA', 'АГРЕСІЯ РФ', 'ГАННА МАЛЯР', 'ТЕЛЕМАРАФОН "ЄДИНІ НОВИНИ"']</text:p>
      <text:p text:style-name="P4">
Category: News</text:p>
      <!--METADATA-->
      <text:p text:style-name="P4">
<draw:frame draw:style-name="fr1" draw:name="Image313" text:anchor-type="as-char" svg:width="6.9236in" svg:height="5.1927in" draw:z-index="0">
<draw:image xlink:href="../Images/AРМІЯINFORM/2023-05-02T90-00-00-04-00/osnovna-1.jpg" xlink:type="simple" xlink:show="embed" xlink:actuate="onLoad" draw:mime-type="image/jpeg"/>
</draw:frame>
Answering the leading questions during <text:a xlink:type="simple" xlink:href="https://www.youtube.com/watch" text:style-name="Internet_20_link" text:visited-style-name="Visited_20_Internet_20_Link">
TV Marathon</text:a>
The "only news" of the dawn of losses, according to which, according to the American partners, for the last five months, the Russians have reached an over thousands, Deputy Minister of Defense of Ukraine Anna Malyar stressed that they are more or less adequate, but equally not quite accurate Because such a calculation in the conditions of the active phase of war is impossible.</text:p>
      <ul>
        <li>
In general, the numbers about losses on both sides are different. If we talk about the Russians, such data in their reports publishes daily the General Staff of the Armed Forces of Ukraine. It is important to realize that those who make such counting in this figure are invested in this figure. Do they mean only dead or injured too? After all, the wounded language also belongs to losses, because they then either return to the system or return there after a long time after treatment, - said Anna Malyar.</li>
      </ul>
      <text:p text:style-name="P4">
According to the Deputy Minister of Defense of Ukraine, in the conditions of conducting active fighting actions, it is difficult to calculate the losses, so to speak, in meaning. And such difficulty, in particular, is that the commander that should do it during the battle perform other tasks. And can only be done after the battle is over.</text:p>
      <text:p text:style-name="P4">
-But again, the accuracy of calculation depends on many factors. In particular, from whether the bodies are found, can they be identified and what category do they belong to - the dead or missing? In addition, there are cases where the technique where personnel could be located. But under such conditions, the count is still approximate, because we know conditional that there are so many people in the same tank,-said Anna Malyar.</text:p>
      <text:p text:style-name="P4">
News Source: <text:a xlink:type="simple" xlink:href="https://armyinform.com.ua/2023/05/02/v-umovah-aktyvnoyi-fazy-vijny-nemozhlyvo-zdijsnyty-tochnyj-pidrahunok-vtrat-ganna-malyar/" text:style-name="Internet_20_link" text:visited-style-name="Visited_20_Internet_20_Link">
https://armyinform.com.ua/2023/05/02/v-umovah-aktyvnoyi-fazy-vijny-nemozhlyvo-zdijsnyty-tochnyj-pidrahunok-vtrat-ganna-malyar/</text:a>
</text:p>
      <!--NEWS-->
      <text:h text:style-name="P10" text:outline-level="1">
<text:span text:style-name="T4">
The Verkhovna Rada of Ukraine called on other countries to impose sanctions on "Rosatom"</text:span>
</text:h>
      <text:p text:style-name="P4">
Author: ['АРМІЯINFORM']</text:p>
      <text:p text:style-name="P4">
Time: 2023-05-02T91:00:00-04:00</text:p>
      <text:p text:style-name="P4">
Description: Verkhovna is glad of Ukraine 2 injury 2023 rub. The project received the project “On the Supreme” of the Supreme ...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227144_sanction-rf_gettyimages.png" text:style-name="Internet_20_link" text:visited-style-name="Visited_20_Internet_20_Link">
227144_sanction-rf_gettyimages.png</text:a>
']</text:p>
      <text:p text:style-name="P4">
Tags: ['STOPRUSSIA', 'АГРЕСІЯ РФ', 'АНТИРОСІЙСЬКІ САНКЦІЇ', 'ВЕРХОВА РАДА УКРАЇНИ', 'ВТОРГНЕННЯ РФ']</text:p>
      <text:p text:style-name="P4">
Category: News</text:p>
      <!--METADATA-->
      <text:p text:style-name="P4">
<draw:frame draw:style-name="fr1" draw:name="Image314" text:anchor-type="as-char" svg:width="6.9236in" svg:height="3.606042in" draw:z-index="0">
<draw:image xlink:href="../Images/AРМІЯINFORM/2023-05-02T91-00-00-04-00/227144_sanction-rf_gettyimages.png" xlink:type="simple" xlink:show="embed" xlink:actuate="onLoad" draw:mime-type="image/png"/>
</draw:frame>
Illustrative photo</text:p>
      <text:p text:style-name="P4">
The Verkhovna Rada of Ukraine on May 2, 2023. adopted the draft resolution "On the Appeals of the Sverene Council of Ukraine to the Parliaments of all foreign states, the European Parliament and the International Atomic Energy Agency for the imposition of a sanction Russian state corporation on atomic energy" Rosatom "and the introduction of speeches to reduce cooperation with the Russian Federation in the sphere of nuclear power(register. №9060 from 23.02.2023).</text:p>
      <text:p text:style-name="P4">
Прийняття проекту Постанови Верховної Ради України «Про Звернення ВерховноїРади України до парламентів усіх іноземних держав, Європейського парламенту таМіжнародного агентства з атомної енергії щодо накладення санкцій на російськудержавну корпорацію з атомної енергії «росатом» та запровадження заходів длязменшення співпраці з російською федерацією в сфері ядерної енергетики»,внесеного народними депутатами України, обґрунтоване необхідністю приверненняуваги світової спільноти до ядерного терору, який вчиняє росія, ігноруючи своїзобов’язання в сфері ядерної енергетики.</text:p>
      <text:p text:style-name="P4">
Прийняття Постанови та відповідного Звернення сприятиме об'єднанню зусильсвітової спільноти і міжнародних організацій для запровадження системи заходівз метою припинення ядерного терору рф шляхом запровадження санкцій та іншихкомплексних заходів для посилення ядерної безпеки у світі, обмеження співпраціз російською федерацією у відповідній сфері та відповідно прибутків, якіспрямовуються на фінансування збройної агресії.</text:p>
      <text:p text:style-name="P4">
<text:span text:style-name="T4">
Джерело:</text:span>
 <text:span text:style-name="T5">
<text:a xlink:type="simple" xlink:href="https://www.rada.gov.ua/news/razom/236008.html" text:style-name="Internet_20_link" text:visited-style-name="Visited_20_Internet_20_Link">
Верховна РадаУкраїни</text:a>
</text:span>
</text:p>
      <text:p text:style-name="P4">
News Source: <text:a xlink:type="simple" xlink:href="https://armyinform.com.ua/2023/05/02/verhovna-rada-ukrayiny-zaklykala-inshi-krayiny-naklasty-sankcziyi-na-rosatom/" text:style-name="Internet_20_link" text:visited-style-name="Visited_20_Internet_20_Link">
https://armyinform.com.ua/2023/05/02/verhovna-rada-ukrayiny-zaklykala-inshi-krayiny-naklasty-sankcziyi-na-rosatom/</text:a>
</text:p>
      <!--NEWS-->
      <text:h text:style-name="P10" text:outline-level="1">
<text:span text:style-name="T4">
The Government has improved the order of registration of certificates of stay of servicemen in captivity</text:span>
</text:h>
      <text:p text:style-name="P4">
Author: ['АРМІЯINFORM']</text:p>
      <text:p text:style-name="P4">
Time: 2023-05-02T92:00:00-04:00</text:p>
      <text:p text:style-name="P4">
Description: Zmіni was introduced to the order of decorated Dovіdok about the renunciation of the Osіb from the Mixi lack of freedom ... The war with Ukraine 2022, the war with Ukraine is the latest news today, the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jpg" text:style-name="Internet_20_link" text:visited-style-name="Visited_20_Internet_20_Link">
photo.jpg</text:a>
']</text:p>
      <text:p text:style-name="P4">
Tags: ['STOPRUSSIA', 'АГРЕСІЯ РФ', 'ВТОРГНЕННЯ РФ', 'СОЦІАЛЬНИЙ ЗАХИСТ ПІД ЧАС ВІЙНИ']</text:p>
      <text:p text:style-name="P4">
Category: News</text:p>
      <!--METADATA-->
      <text:p text:style-name="P4">
<draw:frame draw:style-name="fr1" draw:name="Image315" text:anchor-type="as-char" svg:width="6.9236in" svg:height="6.9236in" draw:z-index="0">
<draw:image xlink:href="../Images/AРМІЯINFORM/2023-05-02T92-00-00-04-00/photo.jpg" xlink:type="simple" xlink:show="embed" xlink:actuate="onLoad" draw:mime-type="image/jpeg"/>
</draw:frame>
Illustrative photo</text:p>
      <text:p text:style-name="P4">
Amendments have been made to the procedure for registration of persons in places in places of unburden as a result of armed aggression against Ukraine or intersection of units. The relevant draft resolution prepared a minimal reintegration.</text:p>
      <text:p text:style-name="P4">
The document stipulates that the National Information Bureau may apply to the pre -trial departments for such a certificate of request and in the interests of the person and released from captivity. Namely - to the Ministry of Defense, a law enforcement agency, a commander of a unit of the Armed Forces, other law -aged formation or body of security and defense forces of Ukraine.</text:p>
      <text:p text:style-name="P4">
Thus, the requirements of the Law of Ukraine "On Protection of Personal Data" will be ensured. And also - social and legal protection of the defenders and their nobles.</text:p>
      <text:p text:style-name="P4">
Recall that this certificate is included in the list of mandatory documents(Services)which are submitted to the commission in the Ministry of Reintegration to establish the fact of deprivation of a person of freedom as a result of armed aggression of anti -Ukraine.</text:p>
      <text:p text:style-name="P4">
In the case of the relevant decision, the person and/or his or her family members have the right to state financial assistance in the amount of UAH 100,000.</text:p>
      <text:p text:style-name="P4">
<text:span text:style-name="T4">
 Source: </text:span>
 <text:a xlink:type="simple" xlink:href="https://www.kmu.gov.ua/news/uriad-udoskonalyv-poriadok-oformlennia-dovidok-pro-perebuvannia-viiskovosluzhbovtsiv-u-poloni" text:style-name="Internet_20_link" text:visited-style-name="Visited_20_Internet_20_Link">
<text:span text:style-name="T5">
asor portal</text:span>
</text:a>
</text:p>
      <text:p text:style-name="P4">
News Source: <text:a xlink:type="simple" xlink:href="https://armyinform.com.ua/2023/05/02/uryad-udoskonalyv-poryadok-oformlennya-dovidok-pro-perebuvannya-vijskovosluzhbovcziv-u-poloni/" text:style-name="Internet_20_link" text:visited-style-name="Visited_20_Internet_20_Link">
https://armyinform.com.ua/2023/05/02/uryad-udoskonalyv-poryadok-oformlennya-dovidok-pro-perebuvannya-vijskovosluzhbovcziv-u-poloni/</text:a>
</text:p>
      <!--NEWS-->
      <text:h text:style-name="P10" text:outline-level="1">
<text:span text:style-name="T4">
We have already taken a huge step to improve the work of military medical commissions-Anna Malyar</text:span>
</text:h>
      <text:p text:style-name="P4">
Author: ['АРМІЯINFORM']</text:p>
      <text:p text:style-name="P4">
Time: 2023-05-02T93:00:00-04:00</text:p>
      <text:p text:style-name="P4">
Description: The yak was piled up the hour of the television maraphon “єini novelty” the defender of the defense of the defense ... war with Ukraine 2022, the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f9a6329-e1679059638218-1.jpg" text:style-name="Internet_20_link" text:visited-style-name="Visited_20_Internet_20_Link">
5f9a6329-e1679059638218-1.jpg</text:a>
']</text:p>
      <text:p text:style-name="P4">
Tags: ['ГАННА МАЛЯР', 'ТЕЛЕМАРАФОН "ЄДИНІ НОВИНИ"']</text:p>
      <text:p text:style-name="P4">
Category: News</text:p>
      <!--METADATA-->
      <text:p text:style-name="P4">
<draw:frame draw:style-name="fr1" draw:name="Image316" text:anchor-type="as-char" svg:width="6.9236in" svg:height="6.070971in" draw:z-index="0">
<draw:image xlink:href="../Images/AРМІЯINFORM/2023-05-02T93-00-00-04-00/5f9a6329-e1679059638218-1.jpg" xlink:type="simple" xlink:show="embed" xlink:actuate="onLoad" draw:mime-type="image/jpeg"/>
</draw:frame>
As she emphasized during <text:a xlink:type="simple" xlink:href="https://www.youtube.com/watch" text:style-name="Internet_20_link" text:visited-style-name="Visited_20_Internet_20_Link">
television marathon</text:a>
"The only news" of the Deputy Minister of Defense of Ukraine Anna Malyar, problems that have arisen in the Robotiv and Medical Commissions, related to large challenges, caused by a large-scale armed aggression of Russia against Ukraine.</text:p>
      <text:p text:style-name="P4">
According to her, the system was built earlier in this direction no longer Moglav to be such a heavy load and it was necessary to put into operation the corresponding corresponding changes.</text:p>
      <ul>
        <li>
Earlier, even in 2014–2015, this system could still work with existing ones and with appropriate paper document management. But post -wide -scale Russian invasion was impossible and it became obvious that it is necessary to change the very approaches to the organization of work of the VLK. In order for you to understand-the military-medical commissions pass not only soldiers who were injured and visited by those who have been opened by criminal proceedings against whom the unauthorized leaving of combat positions,-the Minister of Defense of Ukraine emphasized.</li>
      </ul>
      <text:p text:style-name="P4">
Anna Malyar also said that, on behalf of the head of the domestic defense department Alexei Reznikov, she was together with the commander of the medical forces of the Armed Forces of Ukraine this weekend personally made a trip along the Line Front and on the spot checked the work created there by the military hospital.</text:p>
      <ul>
        <li>
Somewhere I did not see the queue, somewhere there were queues. Talking to the servicemen, we came to the conclusion that some problematic issues about the work of the VLK can be resolved organizationally. Other problems require the law at the legislative level. In this sense, it can be noted that today the People's Deputies of Ukraine in the second reading voted changes in the additions of important laws that simplify paper document circulation and generally self -proceeding of the VLK. Therefore, a huge step towards improving the robotic and medical commissions has already been taken,-said Anna Malyar.</li>
      </ul>
      <text:p text:style-name="P4">
In addition, according to the Deputy Head of the domestic defense department, the VLK commissions were also created at the basic institutions of health care. And the Ministry of Defense together with the Ministry of Health Taminista, they work in the direction of digitalization and gradual implementation of electronic document management in the work of VLK.</text:p>
      <text:p text:style-name="P4">
News Source: <text:a xlink:type="simple" xlink:href="https://armyinform.com.ua/2023/05/02/namy-vzhe-zrobleno-velycheznyj-krok-shhodo-pokrashhennya-roboty-vijskovo-likarskyh-komisij-ganna-malyar/" text:style-name="Internet_20_link" text:visited-style-name="Visited_20_Internet_20_Link">
https://armyinform.com.ua/2023/05/02/namy-vzhe-zrobleno-velycheznyj-krok-shhodo-pokrashhennya-roboty-vijskovo-likarskyh-komisij-ganna-malyar/</text:a>
</text:p>
      <!--NEWS-->
      <text:h text:style-name="P10" text:outline-level="1">
<text:span text:style-name="T4">
In Cherkasy region children were taught military affairs</text:span>
</text:h>
      <text:p text:style-name="P4">
Author: ['Ігор Березинський']</text:p>
      <text:p text:style-name="P4">
Time: 2023-05-02T94:00:00-04:00</text:p>
      <text:p text:style-name="P4">
Description: VIISKOVOVOSKOVSKY Cherkasy Regional TCC TCE SPU were busy with the zy schools of senior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3.jpg" text:style-name="Internet_20_link" text:visited-style-name="Visited_20_Internet_20_Link">
01-3.jpg</text:a>
', '<text:a xlink:type="simple" xlink:href="https://armyinform.com.ua/wp-content/uploads/2023/05/02-150x150.jpeg" text:style-name="Internet_20_link" text:visited-style-name="Visited_20_Internet_20_Link">
02-150x150.jpeg</text:a>
', '<text:a xlink:type="simple" xlink:href="https://armyinform.com.ua/wp-content/uploads/2023/05/03-150x150.jpeg" text:style-name="Internet_20_link" text:visited-style-name="Visited_20_Internet_20_Link">
03-150x150.jpeg</text:a>
', '<text:a xlink:type="simple" xlink:href="https://armyinform.com.ua/wp-content/uploads/2023/05/04-2-150x150.jpg" text:style-name="Internet_20_link" text:visited-style-name="Visited_20_Internet_20_Link">
04-2-150x150.jpg</text:a>
', '<text:a xlink:type="simple" xlink:href="https://armyinform.com.ua/wp-content/uploads/2023/05/05-2-150x150.jpg" text:style-name="Internet_20_link" text:visited-style-name="Visited_20_Internet_20_Link">
05-2-150x150.jpg</text:a>
', '<text:a xlink:type="simple" xlink:href="https://armyinform.com.ua/wp-content/uploads/2023/05/06-1-150x150.jpg" text:style-name="Internet_20_link" text:visited-style-name="Visited_20_Internet_20_Link">
06-1-150x150.jpg</text:a>
', '<text:a xlink:type="simple" xlink:href="https://armyinform.com.ua/wp-content/uploads/2023/05/07-150x150.jpg" text:style-name="Internet_20_link" text:visited-style-name="Visited_20_Internet_20_Link">
07-150x150.jpg</text:a>
', '<text:a xlink:type="simple" xlink:href="https://armyinform.com.ua/wp-content/uploads/2023/05/08-150x150.jpg" text:style-name="Internet_20_link" text:visited-style-name="Visited_20_Internet_20_Link">
08-150x150.jpg</text:a>
', '<text:a xlink:type="simple" xlink:href="https://armyinform.com.ua/wp-content/uploads/2023/05/09-150x150.jpg" text:style-name="Internet_20_link" text:visited-style-name="Visited_20_Internet_20_Link">
09-150x150.jpg</text:a>
', '<text:a xlink:type="simple" xlink:href="https://armyinform.com.ua/wp-content/uploads/2023/05/10-4-150x150.jpg" text:style-name="Internet_20_link" text:visited-style-name="Visited_20_Internet_20_Link">
10-4-150x150.jpg</text:a>
']</text:p>
      <text:p text:style-name="P4">
Tags: ['STOPRUSSIA', 'АГРЕСІЯ РФ', 'ВТОРГНЕННЯ РФ', 'УКРАЇНСЬКИЙ НАРОД НЕПЕРЕМОЖНИЙ']</text:p>
      <text:p text:style-name="P4">
Category: News</text:p>
      <!--METADATA-->
      <text:p text:style-name="P4">
<draw:frame draw:style-name="fr1" draw:name="Image317" text:anchor-type="as-char" svg:width="6.9236in" svg:height="5.1927in" draw:z-index="0">
<draw:image xlink:href="../Images/AРМІЯINFORM/2023-05-02T94-00-00-04-00/01-3.jpg" xlink:type="simple" xlink:show="embed" xlink:actuate="onLoad" draw:mime-type="image/jpeg"/>
</draw:frame>
Servicemen of the Cherkasy Regional Tax Code and JV conducted classes in high school scissors. Such measures are an integral part of military-patriotic education of young people and awareness of the military service.</text:p>
      <text:p text:style-name="P4">
As part of the classes, the military presented various types of weapons to students, told about its purpose and use. At the same time, they conducted proractical classes on the basics of tactical medicine, where they were taught to provide first -person assistance to the wounded on the battlefield.</text:p>
      <text:p text:style-name="P4">
<text:a xlink:type="simple" xlink:href="https://armyinform.com.ua/wp-content/uploads/2023/05/02.jpeg" text:style-name="Internet_20_link" text:visited-style-name="Visited_20_Internet_20_Link">
!(Images/AРМІЯINFORM/2023-05-02T94-00-00-04-00/02-150x150.jpeg)</text:a>
</text:p>
      <text:p text:style-name="P4">
<text:a xlink:type="simple" xlink:href="https://armyinform.com.ua/wp-content/uploads/2023/05/03.jpeg" text:style-name="Internet_20_link" text:visited-style-name="Visited_20_Internet_20_Link">
<draw:frame draw:style-name="fr1" draw:name="Image318" text:anchor-type="as-char" svg:width="6.9236in" svg:height="6.9236in" draw:z-index="0">
<draw:image xlink:href="../Images/AРМІЯINFORM/2023-05-02T94-00-00-04-00/03-150x150.jpeg" xlink:type="simple" xlink:show="embed" xlink:actuate="onLoad" draw:mime-type="image/jpeg"/>
</draw:frame>
</text:a>
</text:p>
      <text:p text:style-name="P4">
<text:a xlink:type="simple" xlink:href="https://armyinform.com.ua/wp-content/uploads/2023/05/04-2.jpg" text:style-name="Internet_20_link" text:visited-style-name="Visited_20_Internet_20_Link">
<draw:frame draw:style-name="fr1" draw:name="Image319" text:anchor-type="as-char" svg:width="6.9236in" svg:height="6.9236in" draw:z-index="0">
<draw:image xlink:href="../Images/AРМІЯINFORM/2023-05-02T94-00-00-04-00/04-2-150x150.jpg" xlink:type="simple" xlink:show="embed" xlink:actuate="onLoad" draw:mime-type="image/jpeg"/>
</draw:frame>
</text:a>
</text:p>
      <text:p text:style-name="P4">
<text:a xlink:type="simple" xlink:href="https://armyinform.com.ua/wp-content/uploads/2023/05/05-2.jpg" text:style-name="Internet_20_link" text:visited-style-name="Visited_20_Internet_20_Link">
<draw:frame draw:style-name="fr1" draw:name="Image320" text:anchor-type="as-char" svg:width="6.9236in" svg:height="6.9236in" draw:z-index="0">
<draw:image xlink:href="../Images/AРМІЯINFORM/2023-05-02T94-00-00-04-00/05-2-150x150.jpg" xlink:type="simple" xlink:show="embed" xlink:actuate="onLoad" draw:mime-type="image/jpeg"/>
</draw:frame>
</text:a>
</text:p>
      <text:p text:style-name="P4">
<text:a xlink:type="simple" xlink:href="https://armyinform.com.ua/wp-content/uploads/2023/05/06-1-scaled.jpg" text:style-name="Internet_20_link" text:visited-style-name="Visited_20_Internet_20_Link">
<draw:frame draw:style-name="fr1" draw:name="Image321" text:anchor-type="as-char" svg:width="6.9236in" svg:height="6.9236in" draw:z-index="0">
<draw:image xlink:href="../Images/AРМІЯINFORM/2023-05-02T94-00-00-04-00/06-1-150x150.jpg" xlink:type="simple" xlink:show="embed" xlink:actuate="onLoad" draw:mime-type="image/jpeg"/>
</draw:frame>
</text:a>
- In the conditions of war, it is worthwhile to have the skills of survival from school. Special attention is also paid to mine safety, as Ukraine has become one of the world leaders in the number of contaminated territories with explosive devices, - said the rector of one of the schools.</text:p>
      <text:p text:style-name="P4">
Particularly interested in the students with combat drones, such as intelligence, shock and drone-Kamikadze.</text:p>
      <ul>
        <li>
          <text:p text:style-name="P4">
High school students need to know different types of drones, their capabilities, as well as the rule of use in different circumstances, - says the instructor.</text:p>
        </li>
        <li>
          <text:p text:style-name="P4">
I really liked this event. Many saw the fact that in the future it is possible to use in practice. We need to know about the difficult work of the army, which will receive peace in peaceful territories, - the student 10 classes 10 classes shares.</text:p>
        </li>
      </ul>
      <text:p text:style-name="P4">
<text:a xlink:type="simple" xlink:href="https://armyinform.com.ua/wp-content/uploads/2023/05/07.jpg" text:style-name="Internet_20_link" text:visited-style-name="Visited_20_Internet_20_Link">
!(Images/AРМІЯINFORM/2023-05-02T94-00-00-04-00/07-150x150.jpg)</text:a>
</text:p>
      <text:p text:style-name="P4">
<text:a xlink:type="simple" xlink:href="https://armyinform.com.ua/wp-content/uploads/2023/05/08.jpg" text:style-name="Internet_20_link" text:visited-style-name="Visited_20_Internet_20_Link">
<draw:frame draw:style-name="fr1" draw:name="Image322" text:anchor-type="as-char" svg:width="6.9236in" svg:height="6.9236in" draw:z-index="0">
<draw:image xlink:href="../Images/AРМІЯINFORM/2023-05-02T94-00-00-04-00/08-150x150.jpg" xlink:type="simple" xlink:show="embed" xlink:actuate="onLoad" draw:mime-type="image/jpeg"/>
</draw:frame>
</text:a>
</text:p>
      <text:p text:style-name="P4">
<text:a xlink:type="simple" xlink:href="https://armyinform.com.ua/wp-content/uploads/2023/05/09.jpg" text:style-name="Internet_20_link" text:visited-style-name="Visited_20_Internet_20_Link">
<draw:frame draw:style-name="fr1" draw:name="Image323" text:anchor-type="as-char" svg:width="6.9236in" svg:height="6.9236in" draw:z-index="0">
<draw:image xlink:href="../Images/AРМІЯINFORM/2023-05-02T94-00-00-04-00/09-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24" text:anchor-type="as-char" svg:width="6.9236in" svg:height="6.9236in" draw:z-index="0">
<draw:image xlink:href="../Images/AРМІЯINFORM/2023-05-02T94-00-00-04-00/10-4-150x150.jpg" xlink:type="simple" xlink:show="embed" xlink:actuate="onLoad" draw:mime-type="image/jpeg"/>
</draw:frame>
</text:a>
</text:p>
      <text:p text:style-name="P4">
<text:span text:style-name="T5">
Foto Alina Krivoshey</text:span>
</text:p>
      <text:p text:style-name="P4">
News Source: <text:a xlink:type="simple" xlink:href="https://armyinform.com.ua/2023/05/02/na-cherkashhyni-ditej-navchaly-vijskovij-spravi/" text:style-name="Internet_20_link" text:visited-style-name="Visited_20_Internet_20_Link">
https://armyinform.com.ua/2023/05/02/na-cherkashhyni-ditej-navchaly-vijskovij-spravi/</text:a>
</text:p>
      <!--NEWS-->
      <text:h text:style-name="P10" text:outline-level="1">
<text:span text:style-name="T4">
Russians use the Stalinist method of "migration of peoples", fearing resistance from our citizens - Anna Malyar</text:span>
</text:h>
      <text:p text:style-name="P4">
Author: ['Вячеслав Діордієв']</text:p>
      <text:p text:style-name="P4">
Time: 2023-05-02T95:00:00-04:00</text:p>
      <text:p text:style-name="P4">
Description: Behind the words of the intercessor Ministra defense of Ukraine Ganni Marlar, on Timchasovo perpovals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lyar-ganna-1.jpg" text:style-name="Internet_20_link" text:visited-style-name="Visited_20_Internet_20_Link">
malyar-ganna-1.jpg</text:a>
']</text:p>
      <text:p text:style-name="P4">
Tags: ['STOPRUSSIA', 'АГРЕСІЯ РФ', 'ВТОРГНЕННЯ РФ', 'ГАННА МАЛЯР', 'ТЕЛЕМАРАФОН "ЄДИНІ НОВИНИ"']</text:p>
      <text:p text:style-name="P4">
Category: News</text:p>
      <!--METADATA-->
      <text:p text:style-name="P4">
<draw:frame draw:style-name="fr1" draw:name="Image325" text:anchor-type="as-char" svg:width="6.9236in" svg:height="5.532059in" draw:z-index="0">
<draw:image xlink:href="../Images/AРМІЯINFORM/2023-05-02T95-00-00-04-00/malyar-ganna-1.jpg" xlink:type="simple" xlink:show="embed" xlink:actuate="onLoad" draw:mime-type="image/jpeg"/>
</draw:frame>
According to the Deputy Minister of Defense of Ukraine Anna Malyar, the enemy is afraid of the unification and fair -working territories of our people in the temporary -mentioned territories of Ukraine, and therefore uses the wild Stalin's methods of "resettlement of peoples". She reported on the air <text:a xlink:type="simple" xlink:href="https://www.youtube.com/watch" text:style-name="Internet_20_link" text:visited-style-name="Visited_20_Internet_20_Link">
TV Marathon</text:a>
"The only news."</text:p>
      <text:p text:style-name="P4">
According to Anna Malyar, in this way, the invaders try, so to speak, to blur our ethnic composition.</text:p>
      <ul>
        <li>
So in the 21st century it sounds very wild. But, as the Soviet Kermanich Stalin, Russia is going to mix Ukrainians with certain ethnic groups. For this purpose, they force people from different regions of the aggressor and displace them in the temporarily occupied territories of Ukraine, ”the Deputy Minister of Defense said.</li>
      </ul>
      <text:p text:style-name="P4">
According to Anna Malyar, people of the same ethnic composition who have fallen victims of armed aggression are always prone to unification and resistance. And to prevent this, to share them, the enemy and mixes Ukrainians with representatives of their ethnic groups.</text:p>
      <ul>
        <li>
Earlier, we heard about such methods only from the history and stories of our grandmothers Tadidus who lived in Stalin's times. It was perceived by us tragic, but we did not remember what it could happen today. However, in addition to absolutely unacceptable methods aimed at suppressing our people and forcing them to work, they resorted to such wild methods to strengthen their empire, - summed up Anna Malyar.</li>
      </ul>
      <text:p text:style-name="P4">
News Source: <text:a xlink:type="simple" xlink:href="https://armyinform.com.ua/2023/05/02/na-tymchasovo-okupovanyh-terytoriyah-ukrayiny-rosiyany-zastosovuyut-stalinskyj-metod-pereselennya-narodiv-poboyuyuchys-oporu-z-boku-nashyh-gromadyan-ganna-malyar/" text:style-name="Internet_20_link" text:visited-style-name="Visited_20_Internet_20_Link">
https://armyinform.com.ua/2023/05/02/na-tymchasovo-okupovanyh-terytoriyah-ukrayiny-rosiyany-zastosovuyut-stalinskyj-metod-pereselennya-narodiv-poboyuyuchys-oporu-z-boku-nashyh-gromadyan-ganna-malyar/</text:a>
</text:p>
      <!--NEWS-->
      <text:h text:style-name="P10" text:outline-level="1">
<text:span text:style-name="T4">
We are preparing a large sanction package, the decision is soon - President of Ukraine</text:span>
</text:h>
      <text:p text:style-name="P4">
Author: ['АРМІЯINFORM']</text:p>
      <text:p text:style-name="P4">
Time: 2023-05-02T96:00:00-04:00</text:p>
      <text:p text:style-name="P4">
Description: I am healthy, Shanovna Ukrainian!Short Star about the Syogodnishi day. Persh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29ed516f76ce690a44dcf53b001e3e82_1683046422_extra_large.jpeg" text:style-name="Internet_20_link" text:visited-style-name="Visited_20_Internet_20_Link">
29ed516f76ce690a44dcf53b001e3e82_1683046422_extra_large.jpeg</text:a>
']</text:p>
      <text:p text:style-name="P4">
Tags: ['STOPRUSSIA', 'АГРЕСІЯ РФ', 'ВІДЕОЗВЕРНЕННЯ ПРЕЗИДЕНТА УКРАЇНИ', 'ВОЛОДИМИР ЗЕЛЕНСЬКИЙ', 'ВТОРГНЕННЯ РФ']</text:p>
      <text:p text:style-name="P4">
Category: News</text:p>
      <!--METADATA-->
      <text:p text:style-name="P4">
<draw:frame draw:style-name="fr1" draw:name="Image326" text:anchor-type="as-char" svg:width="6.9236in" svg:height="3.888755in" draw:z-index="0">
<draw:image xlink:href="../Images/AРМІЯINFORM/2023-05-02T96-00-00-04-00/29ed516f76ce690a44dcf53b001e3e82_1683046422_extra_large.jpeg" xlink:type="simple" xlink:show="embed" xlink:actuate="onLoad" draw:mime-type="image/jpeg"/>
</draw:frame>
<text:span text:style-name="T4">
 _ I wish health, dear Ukrainians!_ </text:span>
</text:p>
      <text:p text:style-name="P4">
A brief report on today.</text:p>
      <text:p text:style-name="P4">
The first is a military office. This is a special work with key commanders to go to the defense. It is clear that this is a closed job, its details are not made public. But as well as rates, the military office also works regularly to synchronize our most important defensive and active action.</text:p>
      <text:p text:style-name="P4">
The second is sanctions. He held a meeting on strengthening sanctions regimes - both our, Ukrainian, and in common with partners.</text:p>
      <text:p text:style-name="P4">
We carefully monitor how the terrorist state tries to circumvent sanctions, fix each such direction, we work together with partners to block. We prepare a large sanction package. The solution is soon.</text:p>
      <text:p text:style-name="P4">
The third is international events. This May and the following months will be prebue to Ukraine in the international plane. There will be a lot of negotiation, international measures that will strengthen our defense. We work everything. There have a few meetings planned for this week and in the near future.</text:p>
      <text:p text:style-name="P4">
Fourth - held a meeting with the head of government Shmigal. Coordination, training. We prepare conceptual security solutions for the development of Ukraine, our infrastructure both now and after the war. We are also preparing for the planned international meetings for the reconstruction of Ukraine and the corresponding negotiations by the partners.</text:p>
      <text:p text:style-name="P4">
And the fifth is today's international meetings and conversations.</text:p>
      <text:p text:style-name="P4">
He met with the Portugal Parliament delegation headed by Parliament. Productively.</text:p>
      <text:p text:style-name="P4">
He thanked for the support of our country and people. The theme of the conversation is quite a sprout, but the main thing is that it unites us ... It is safety for all -Europeans, stability, and therefore it is the further development and strengthening of the European and Euro -Atlantic community. In this context, I noted what wickedness we expect from the partners summit in Vilnius in July, the NATO summit.</text:p>
      <text:p text:style-name="P4">
He spoke today with the chairman of the African Union, the President of the Komorkikostrov. An important conversation and important common understanding. Thanked for the support of global sites, in particular in the UN. He invited to join the realization of the peace formula and assured that Ukraine is ready to be reliable guarantees of food security. We do our best to eliminate any harm to the sprouting aggression for both our people and all our partners.</text:p>
      <text:p text:style-name="P4">
Thank you to everyone in the world who supports Ukraine!I will especially note today the soldiers of the 77th separate airmobile and 93rd separate mechanized brigades who defend the Bakhmut direction. Really!Thank you guys!</text:p>
      <text:p text:style-name="P4">
<text:span text:style-name="T4">
<text:span text:style-name="T5">
Glory to Ukraine!</text:span>
</text:span>
</text:p>
      <text:p text:style-name="P4">
News Source: <text:a xlink:type="simple" xlink:href="https://armyinform.com.ua/2023/05/02/gotuyemo-velykyj-sankczijnyj-paket-rishennya-vzhe-nezabarom-prezydenta-ukrayiny/" text:style-name="Internet_20_link" text:visited-style-name="Visited_20_Internet_20_Link">
https://armyinform.com.ua/2023/05/02/gotuyemo-velykyj-sankczijnyj-paket-rishennya-vzhe-nezabarom-prezydenta-ukrayiny/</text:a>
</text:p>
      <!--NEWS-->
      <text:h text:style-name="P10" text:outline-level="1">
<text:span text:style-name="T4">
Direct loss of Ukraine during the Second World War amounted to about 7 million people</text:span>
</text:h>
      <text:p text:style-name="P4">
Author: ['АРМІЯINFORM']</text:p>
      <text:p text:style-name="P4">
Time: 2023-05-02T97:00:00-04:00</text:p>
      <text:p text:style-name="P4">
Description: About Tse, the intercessor of the General Director of the National Museum of the Museum of IITORA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0_360_1624356699-465.jpg" text:style-name="Internet_20_link" text:visited-style-name="Visited_20_Internet_20_Link">
630_360_1624356699-465.jpg</text:a>
', '<text:a xlink:type="simple" xlink:href="https://armyinform.com.ua/wp-content/uploads/2023/05/2efda004-d91c-4a1d-a7d8-25246f52a269-150x150.jpg" text:style-name="Internet_20_link" text:visited-style-name="Visited_20_Internet_20_Link">
2efda004-d91c-4a1d-a7d8-25246f52a269-150x150.jpg</text:a>
', '<text:a xlink:type="simple" xlink:href="https://armyinform.com.ua/wp-content/uploads/2023/05/6f21eaf2-c5f5-49ee-9745-a3b6e39d8c65-150x150.jpg" text:style-name="Internet_20_link" text:visited-style-name="Visited_20_Internet_20_Link">
6f21eaf2-c5f5-49ee-9745-a3b6e39d8c65-150x150.jpg</text:a>
']</text:p>
      <text:p text:style-name="P4">
Tags: ['MILITARY MEDIA CENTER', 'STOPRUSSIA', 'ЛЮДМИЛА РИБЧЕНКО']</text:p>
      <text:p text:style-name="P4">
Category: News</text:p>
      <!--METADATA-->
      <text:p text:style-name="P4">
<draw:frame draw:style-name="fr1" draw:name="Image327" text:anchor-type="as-char" svg:width="6.9236in" svg:height="3.956343in" draw:z-index="0">
<draw:image xlink:href="../Images/AРМІЯINFORM/2023-05-02T97-00-00-04-00/630_360_1624356699-465.jpg" xlink:type="simple" xlink:show="embed" xlink:actuate="onLoad" draw:mime-type="image/jpeg"/>
</draw:frame>
Photo illustrative</text:p>
      <text:p text:style-name="P4">
This was recalled by the Deputy Director General of the National Museum of History of Ukraine in the Second World War Lyudmila Rybchenko during the roundtable "Supporting Ukraine and Ukrainians in the victory over fascism in the Second World War: the lessons we still teach" in Military Media Center.</text:p>
      <text:p text:style-name="P4">
-Among about 7 million mobilized from the territory of Ukraine to the ranks of Red Army, every second was killed. "Today, our museum contains documents confirming the losses of 3 million 300 thousand servicemen called from Ukraine," Lyudmila Rybchenko said.</text:p>
      <text:p text:style-name="P4">
The number of casualties among civilians is estimated by about 4 million people.</text:p>
      <ul>
        <li>
In total, demographic losses - 13 million 850 thousand people without taking into account Zakarpattya and Crimea. To reach pre -war population(41 million), Ukraine had to recover 19 years, - the scientist emphasized.</li>
      </ul>
      <text:p text:style-name="P4">
<text:a xlink:type="simple" xlink:href="https://armyinform.com.ua/wp-content/uploads/2023/05/2efda004-d91c-4a1d-a7d8-25246f52a269.jpg" text:style-name="Internet_20_link" text:visited-style-name="Visited_20_Internet_20_Link">
!(Images/AРМІЯINFORM/2023-05-02T97-00-00-04-00/2efda004-d91c-4a1d-a7d8-25246f52a269-150x150.jpg)</text:a>
</text:p>
      <text:p text:style-name="P4">
<text:a xlink:type="simple" xlink:href="https://armyinform.com.ua/wp-content/uploads/2023/05/6f21eaf2-c5f5-49ee-9745-a3b6e39d8c65.jpg" text:style-name="Internet_20_link" text:visited-style-name="Visited_20_Internet_20_Link">
<draw:frame draw:style-name="fr1" draw:name="Image328" text:anchor-type="as-char" svg:width="6.9236in" svg:height="6.9236in" draw:z-index="0">
<draw:image xlink:href="../Images/AРМІЯINFORM/2023-05-02T97-00-00-04-00/6f21eaf2-c5f5-49ee-9745-a3b6e39d8c65-150x150.jpg" xlink:type="simple" xlink:show="embed" xlink:actuate="onLoad" draw:mime-type="image/jpeg"/>
</draw:frame>
</text:a>
According to her, there were no cities left in the territory of Ukraine, more than 60% of the pre -war population. Thus, in Kyiv, 200 thousand, from 900 thousand, in Odessa - from the pre -war 600 thousand people - about 200 thousands, in Dnipropetrovsk - from half a million - 100 thousand inhabitants.</text:p>
      <ul>
        <li>
It is also worth adding post -war losses, which are undoubtedly a consequence of the war of Stalin's policies in the war, - Lyudmila Rybchenko emphasized. —To, not so long ago, they began to explore the famine of 1946-1947, scale. To date, we operate in numbers in about 1 million people of dead.</li>
      </ul>
      <text:p text:style-name="P4">
The round table was assisted by the World Congress of Ukrainians.</text:p>
      <text:p text:style-name="P4">
<text:span text:style-name="T4">
 Source: </text:span>
 _ <text:a xlink:type="simple" xlink:href="https://armyinform.com.ua/reformator/script%20async%20src=%22https:/telegram.org/js/telegram-widget.js" text:style-name="Internet_20_link" text:visited-style-name="Visited_20_Internet_20_Link">
Military Mediacenter</text:a>
_</text:p>
      <text:p text:style-name="P4">
News Source: <text:a xlink:type="simple" xlink:href="https://armyinform.com.ua/2023/05/02/pryami-vtraty-ukrayiny-pid-chas-ii-svitovoyi-vijny-sklaly-blyzko-7-mln-osib/" text:style-name="Internet_20_link" text:visited-style-name="Visited_20_Internet_20_Link">
https://armyinform.com.ua/2023/05/02/pryami-vtraty-ukrayiny-pid-chas-ii-svitovoyi-vijny-sklaly-blyzko-7-mln-osib/</text:a>
</text:p>
      <!--NEWS-->
      <text:h text:style-name="P10" text:outline-level="1">
<text:span text:style-name="T4">
Changed to the Armed Forces Statute to improve the treatment of military personnel during martial law</text:span>
</text:h>
      <text:p text:style-name="P4">
Author: ['АРМІЯINFORM']</text:p>
      <text:p text:style-name="P4">
Time: 2023-05-02T98:00:00-04:00</text:p>
      <text:p text:style-name="P4">
Description: Verkhovna is glad of Ukraine 2 injury 2023 rub. I received the law of the Law on the Law on the other ...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mage.webp" text:style-name="Internet_20_link" text:visited-style-name="Visited_20_Internet_20_Link">
image.webp</text:a>
']</text:p>
      <text:p text:style-name="P4">
Tags: ['STOPRUSSIA', 'АГРЕСІЯ РФ', 'ВЕРХОВНА РАДА УКРАЇНИ', 'СТАТУТ ЗБРОЙНИХ СИЛ УКРАЇНИ']</text:p>
      <text:p text:style-name="P4">
Category: News</text:p>
      <!--METADATA-->
      <text:p text:style-name="P4">
<draw:frame draw:style-name="fr1" draw:name="Image329" text:anchor-type="as-char" svg:width="6.9236in" svg:height="9.231467in" draw:z-index="0">
<draw:image xlink:href="../ConvertedIMGs/AРМІЯINFORM/2023-05-02T98-00-00-04-00/image.png" xlink:type="simple" xlink:show="embed" xlink:actuate="onLoad" draw:mime-type="image/png"/>
</draw:frame>
The Verkhovna Rada of Ukraine on May 2, 2023. adopted in the second reading and in general the project of amendments to the Statute of the Internal Service of Armed Solution to improve the issues of registration of documents and treatment of military servicemen during martial law(Register № <text:a xlink:type="simple" xlink:href="https://ips.ligazakon.net/document/view/JI09021I" text:style-name="Internet_20_link" text:visited-style-name="Visited_20_Internet_20_Link">
9158</text:a>
).</text:p>
      <text:p text:style-name="P4">
Прийнятий Закон удосконалює питання оформлення військовослужбовцям довідки прообставини травми (wounds, injuries, injuries)As the results of the appropriate investigation(official or special), without its conduct, as well as improve the issue of registration and referral of medical and other documents between military units and health care facilities.</text:p>
      <text:p text:style-name="P4">
<text:span text:style-name="T4">
 Source: </text:span>
 <text:a xlink:type="simple" xlink:href="https://www.rada.gov.ua/news/razom/236000.html" text:style-name="Internet_20_link" text:visited-style-name="Visited_20_Internet_20_Link">
_ <text:span text:style-name="T5">
Severkhvna Rada of Ukraine</text:span>
</text:a>
</text:p>
      <text:p text:style-name="P4">
News Source: <text:a xlink:type="simple" xlink:href="https://armyinform.com.ua/2023/05/02/vneseni-zmini-do-statutu-zsu-shhodo-udoskonalennya-pytan-likuvannya-vijskovosluzhbovcziv-pid-chas-diyi-voyennogo-stanu/" text:style-name="Internet_20_link" text:visited-style-name="Visited_20_Internet_20_Link">
https://armyinform.com.ua/2023/05/02/vneseni-zmini-do-statutu-zsu-shhodo-udoskonalennya-pytan-likuvannya-vijskovosluzhbovcziv-pid-chas-diyi-voyennogo-stanu/</text:a>
</text:p>
      <!--NEWS-->
      <text:h text:style-name="P10" text:outline-level="1">
<text:span text:style-name="T4">
Short. War. Day 433</text:span>
</text:h>
      <text:p text:style-name="P4">
Author: ['АРМІЯINFORM']</text:p>
      <text:p text:style-name="P4">
Time: 2023-05-02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02/korotko-vijna-den-433/" text:style-name="Internet_20_link" text:visited-style-name="Visited_20_Internet_20_Link">
https://armyinform.com.ua/2023/05/02/korotko-vijna-den-433/</text:a>
</text:p>
      <!--NEWS-->
      <text:h text:style-name="P10" text:outline-level="1">
<text:span text:style-name="T4">
In the Kyiv region and in the capital there are air defense</text:span>
</text:h>
      <text:p text:style-name="P4">
Authors: Ukrinform (Person)</text:p>
      <text:p text:style-name="P4">
Publisher: Укринформ (Organization)</text:p>
      <text:p text:style-name="P4">
Published Time: 2023-05-03T-31:52:00+03:00</text:p>
      <text:p text:style-name="P4">
Modified Time: 2023-05-03T00:52:00+03:00</text:p>
      <text:p text:style-name="P4">
Description: During air anxiety in the Kiev region, air defense forces work.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 'Дрон-камікадзе']</text:p>
      <text:p text:style-name="P4">
Type: Article</text:p>
      <!--METADATA-->
      <text:p text:style-name="P4">
<draw:frame draw:style-name="fr1" draw:name="Image330" text:anchor-type="as-char" svg:width="6.9236in" svg:height="3.956343in" draw:z-index="0">
<draw:image xlink:href="../Images/yкринформ/2023-05-03T-31-52-00-03-00/630_360_1646577157-576.jpg" xlink:type="simple" xlink:show="embed" xlink:actuate="onLoad" draw:mime-type="image/jpeg"/>
</draw:frame>
During the air anxiety in the Kiev region, air defense forces work.</text:p>
      <text:p text:style-name="P4">
About it in <text:a xlink:type="simple" xlink:href="https://t.me/s/kyivoda" text:style-name="Internet_20_link" text:visited-style-name="Visited_20_Internet_20_Link">
</text:a>
The Kiev Ova reports, reports Ukrinform.</text:p>
      <text:p text:style-name="P4">
"Kyiv region!The air defense works," the post reads.</text:p>
      <text:p text:style-name="P4">
Ova calls for citizens to stay in shelters or other safe places of upgrading <text:a xlink:type="simple" xlink:href="https://www.ukrinform.ua/tag-povitrana-trivoga" text:style-name="Internet_20_link" text:visited-style-name="Visited_20_Internet_20_Link">
</text:a>
.</text:p>
      <text:p text:style-name="P4">
About the work of air defense also <text:a xlink:type="simple" xlink:href="https://t.me/s/VA_Kyiv" text:style-name="Internet_20_link" text:visited-style-name="Visited_20_Internet_20_Link">
</text:a>
Kyiv City Military Administration, calling for citizens to maintain peace.</text:p>
      <text:p text:style-name="P4">
<text:span text:style-name="T4">
 Read also: </text:span>
 <text:a xlink:type="simple" xlink:href="https://www.ukrinform.ua/rubric-ato/3702974-na-hmelniccini-vnoci-pracuvala-ppo.html" text:style-name="Internet_20_link" text:visited-style-name="Visited_20_Internet_20_Link">
<text:span text:style-name="T4">
 air defense </text:span>
</text:a>
As it was reported, an air alarm of the binding was announced in the capital and Kyiv region with a probable attack of percussion drones.</text:p>
      <text:p text:style-name="P4">
News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In Ukraine - from 2 ° to 21 ° heat, mostly without precipitation</text:span>
</text:h>
      <text:p text:style-name="P4">
Authors: Ukrinform (Person)</text:p>
      <text:p text:style-name="P4">
Publisher: Укринформ (Organization)</text:p>
      <text:p text:style-name="P4">
Published Time: 2023-05-03T-33:44:00+03:00</text:p>
      <text:p text:style-name="P4">
Modified Time: 2023-05-03T00:44:00+03:00</text:p>
      <text:p text:style-name="P4">
Description: In Ukraine, on May 3, precipitation is probable only in the western and individual northern regions, the temperature of 2-7 ° heat at night, 16-21 ° in the afternoon. - Ukrinform.</text:p>
      <text:p text:style-name="P4">
Images: ["<text:a xlink:type="simple" xlink:href="https://static.ukrinform.com/photos/2022_05/thumb_files/630_360_1652121027-407.jpeg" text:style-name="Internet_20_link" text:visited-style-name="Visited_20_Internet_20_Link">
630_360_16521...</text:a>
"]</text:p>
      <text:p text:style-name="P4">
Tags: ['Погода', 'Тепло', 'Прогноз']</text:p>
      <text:p text:style-name="P4">
Type: Article</text:p>
      <!--METADATA-->
      <text:p text:style-name="P4">
<draw:frame draw:style-name="fr1" draw:name="Image331" text:anchor-type="as-char" svg:width="6.9236in" svg:height="3.956343in" draw:z-index="0">
<draw:image xlink:href="../Images/yкринформ/2023-05-03T-33-44-00-03-00/630_360_1652121027-407.jpeg" xlink:type="simple" xlink:show="embed" xlink:actuate="onLoad" draw:mime-type="image/jpeg"/>
</draw:frame>
In Ukraine, on May 3, precipitation is probable only in the western and individual northern regions, the temperature of 2-7 ° heat at night, 16-21 ° in the afternoon.</text:p>
      <text:p text:style-name="P4">
Ukrinform was reported at the Ukrainian Hydrometeorological Center.</text:p>
      <text:p text:style-name="P4">
"At night in Volyn, Rivne, in the afternoon in the Western and Zhytomyr regions, Khmamarno with clearings, places a light short -term rain, thunderstorms; in the rest of(In Western Hospital with the transition to the northwestern), 5-10 m/s. Temperature at night 2-7 ° warm, day 16-21 °, in most western regions at night 4-9 °, in the afternoon 12-17 °(On the highlands of the Carpathians at night 0-5 ° warm, in the afternoon 8-13 °)", - the testimony reads.</text:p>
      <text:p text:style-name="P4">
In Kiev and the region, no precipitation is expected on Wednesday. South wind, 5-10 m/s. Ugly temperature at night 5-7 ° heat, in the daytime about 20 °, in Kyiv region at night 2-7 ° heat, in the afternoon 16-21 °.</text:p>
      <text:p text:style-name="P4">
According to the forecast, on May 4, in the western and northern regions, on May 5, in addition to the southeastern part, small rains, thunderstorms will pass; in the rest of the territory without precipitation. Wind on May 4, southern, in the northern hipster regions, May 5 in most of the country Northern Tapovnically-Eastern, 3-8 m/s. Temperature at night 4-9 °, in the south and south-east of the country up to 12 °(May 5 in the northwestern areas of 2-7 ° heat); In the daytime western(In addition to Transcarpathian)and northern regions, May 5 and in most central regions 11-16 °, in the rest of the territory 15-20 °, in the south and east of Ukraine to 23 °.</text:p>
      <text:p text:style-name="P4">
<text:span text:style-name="T4">
 Read also: </text:span>
 <text:a xlink:type="simple" xlink:href="https://www.ukrinform.ua/rubric-kyiv/3703460-u-kievi-riven-vodi-v-dnipri-za-dobu-majze-ne-zminivsa.html" text:style-name="Internet_20_link" text:visited-style-name="Visited_20_Internet_20_Link">
</text:a>
In Kyiv and the region May 4-5, small rains are forecast(On the night of May 4).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 on the soil of frost 0-3 °, in the afternoon 8-14 ° heat, in Transcarpathia 15-20 °.</text:p>
      <text:p text:style-name="P4">
In Kiev and the region, on May 6-7, precipitation is not expected. In the capital temperature 3-5 ° heat, in the afternoon 10-12 °, in Kyiv region at night 1-6 ° heat, on soil bases 0-3 °; in the afternoon 8-13 ° heat.</text:p>
      <text:p text:style-name="P4">
News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Despite the fierce fighting, the situation at the front in Ukraine remains static - Pentagon</text:span>
</text:h>
      <text:p text:style-name="P4">
Authors: Ukrinform (Person)</text:p>
      <text:p text:style-name="P4">
Publisher: Укринформ (Organization)</text:p>
      <text:p text:style-name="P4">
Published Time: 2023-05-03T-35:32:00+03:00</text:p>
      <text:p text:style-name="P4">
Modified Time: 2023-05-03T00:32:00+03:00</text:p>
      <text:p text:style-name="P4">
Description: The Ukrainian forces continue to reflect the attacks of Russian invaders and lead heavy battles, especially in the Bakhmut direction, but in general, the situation along the front line is static when the parties do not acquire control over significant new territories. - Ukrinform.</text:p>
      <text:p text:style-name="P4">
Images: ["<text:a xlink:type="simple" xlink:href="https://static.ukrinform.com/photos/2022_10/thumb_files/630_360_1665090731-591.jpg" text:style-name="Internet_20_link" text:visited-style-name="Visited_20_Internet_20_Link">
630_360_16650...</text:a>
"]</text:p>
      <text:p text:style-name="P4">
Tags: ['Бахмут', 'Пентагон', 'Україна', 'Війна з росією']</text:p>
      <text:p text:style-name="P4">
Type: Article</text:p>
      <!--METADATA-->
      <text:p text:style-name="P4">
<draw:frame draw:style-name="fr1" draw:name="Image332" text:anchor-type="as-char" svg:width="6.9236in" svg:height="3.956343in" draw:z-index="0">
<draw:image xlink:href="../Images/yкринформ/2023-05-03T-35-32-00-03-00/630_360_1665090731-591.jpg" xlink:type="simple" xlink:show="embed" xlink:actuate="onLoad" draw:mime-type="image/jpeg"/>
</draw:frame>
The Ukrainian forces continue to reflect the attacks of Russian invaders and are overwhelmingly fighting, especially in the Bakhmut direction, but in general, the situation of the front of the front is static when the parties do not acquire control over significant territories.</text:p>
      <text:p text:style-name="P4">
This was said on Tuesday during a pressing spokesman of the Pentagon, General Patriarkider, reports his own correspondent of Ukrinform.</text:p>
      <text:p text:style-name="P4">
"In general, we continue to watch heavy battles in Bakhmut," the US defense department said.</text:p>
      <text:p text:style-name="P4">
Although, according to him, some time ago, there was a weakening of the wellness in the area.</text:p>
      <text:p text:style-name="P4">
Characterizing the situation in Ukraine as a whole, the General also indicated an indentation <text:a xlink:type="simple" xlink:href="https://www.ukrinform.ua/tag-rosia" text:style-name="Internet_20_link" text:visited-style-name="Visited_20_Internet_20_Link">
</text:a>
Attacking with rockets and drones of Ukrainian civilian infrastructure, which "unfortunately is not new."</text:p>
      <text:p text:style-name="P4">
<text:span text:style-name="T4">
 Read also: </text:span>
 <text:a xlink:type="simple" xlink:href="https://www.ukrinform.ua/rubric-ato/3703876-pentagon-pidtverdiv-so-prodovzit-nadavati-dopomogu-ukraini.html" text:style-name="Internet_20_link" text:visited-style-name="Visited_20_Internet_20_Link">
<text:span text:style-name="T4">
 Pentagon </text:span>
</text:a>
At the same time, he said, "basically, along the front line, the situation prejudice to remain static."</text:p>
      <text:p text:style-name="P4">
As reported <text:a xlink:type="simple" xlink:href="https://www.ukrinform.ua/rubric-ato/3703794-vorog-nastupae-na-cotiroh-napramkah-najzapeklisi-boi-za-bahmut-i-marinku.html" text:style-name="Internet_20_link" text:visited-style-name="Visited_20_Internet_20_Link">
</text:a>
, according to the AFC, the Russian Federation continues offensive action in Liman, Bakhmut, Avdiiv and Mariinsky directions. The units of the Defense Forces of these areas of the front have been reflected over 20 attacks during the last day.</text:p>
      <text:p text:style-name="P4">
News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In Kiev and the region - air alarm</text:span>
</text:h>
      <text:p text:style-name="P4">
Authors: Ukrinform (Person)</text:p>
      <text:p text:style-name="P4">
Publisher: Укринформ (Organization)</text:p>
      <text:p text:style-name="P4">
Published Time: 2023-05-03T-37:16:00+03:00</text:p>
      <text:p text:style-name="P4">
Modified Time: 2023-05-03T00:16:00+03:00</text:p>
      <text:p text:style-name="P4">
Description: Air alarm was announced in the capital and Kyiv region due to the probable attack of percussion drones.</text:p>
      <text:p text:style-name="P4">
— Укрінформ.: </text:p>
      <text:p text:style-name="P4">
Images: ["<text:a xlink:type="simple" xlink:href="https://static.ukrinform.com/photos/2022_02/thumb_files/630_360_1645871571-868.jpg" text:style-name="Internet_20_link" text:visited-style-name="Visited_20_Internet_20_Link">
630_360_16458...</text:a>
"]</text:p>
      <text:p text:style-name="P4">
Tags: ['Київ', 'Київщина', 'Війна з росією', 'Повітряна тривога', 'Дрон-камікадзе']</text:p>
      <text:p text:style-name="P4">
Type: Article</text:p>
      <!--METADATA-->
      <text:p text:style-name="P4">
<draw:frame draw:style-name="fr1" draw:name="Image333" text:anchor-type="as-char" svg:width="6.9236in" svg:height="3.956343in" draw:z-index="0">
<draw:image xlink:href="../Images/yкринформ/2023-05-03T-37-16-00-03-00/630_360_1645871571-868.jpg" xlink:type="simple" xlink:show="embed" xlink:actuate="onLoad" draw:mime-type="image/jpeg"/>
</draw:frame>
The capital of the Kyiv region has declared air alarm due to the probable attack of rope drones.</text:p>
      <text:p text:style-name="P4">
This was reported by Kyiv <text:a xlink:type="simple" xlink:href="https://t.me/s/VA_Kyiv" text:style-name="Internet_20_link" text:visited-style-name="Visited_20_Internet_20_Link">
</text:a>
and Kiev <text:a xlink:type="simple" xlink:href="https://t.me/s/kyivoda" text:style-name="Internet_20_link" text:visited-style-name="Visited_20_Internet_20_Link">
</text:a>
military administrations, Ukrinform reports.</text:p>
      <text:p text:style-name="P4">
Citizens are asked to go to shelters.</text:p>
      <text:p text:style-name="P4">
Presidential Office Head Andriy Yermak <text:a xlink:type="simple" xlink:href="https://t.me/s/ermaka2022" text:style-name="Internet_20_link" text:visited-style-name="Visited_20_Internet_20_Link">
</text:a>
Undo -tolerance of anxiety. He soon reported the work of the air defense.</text:p>
      <text:p text:style-name="P4">
<text:span text:style-name="T4">
 Read also: </text:span>
 <text:a xlink:type="simple" xlink:href="https://www.ukrinform.ua/rubric-kyiv/3702925-nad-kievom-ppo-znisila-vsi-vorozi-raketi-ta-droni-ocilnik-kmva.html" text:style-name="Internet_20_link" text:visited-style-name="Visited_20_Internet_20_Link">
</text:a>
According to preliminary information, the alarm is related to the launch of drones-Kamikadze from the no surviving direction.</text:p>
      <text:p text:style-name="P4">
News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Israeli Aviation strikes Gaza Sector in response to rocket fire</text:span>
</text:h>
      <text:p text:style-name="P4">
Authors: Ukrinform (Person)</text:p>
      <text:p text:style-name="P4">
Publisher: Укринформ (Organization)</text:p>
      <text:p text:style-name="P4">
Published Time: 2023-05-03T-39:09:00+03:00</text:p>
      <text:p text:style-name="P4">
Modified Time: 2023-05-03T00:09:00+03:00</text:p>
      <text:p text:style-name="P4">
Description: The Israeli Defense Army (Tsakhal) conducts a military air operation, causing sights to the Gaza Sector, from where rockets flew to the Israeli territory on Tuesday. - Ukrinform.</text:p>
      <text:p text:style-name="P4">
Images: ["<text:a xlink:type="simple" xlink:href="https://static.ukrinform.com/photos/2015_12/thumb_files/630_360_1450664167-8541.jpg" text:style-name="Internet_20_link" text:visited-style-name="Visited_20_Internet_20_Link">
630_360_14506...</text:a>
"]</text:p>
      <text:p text:style-name="P4">
Tags: ['Авіація', 'Ізраїль', 'Обстріл', 'Сектор Гази']</text:p>
      <text:p text:style-name="P4">
Type: Article</text:p>
      <!--METADATA-->
      <text:p text:style-name="P4">
<draw:frame draw:style-name="fr1" draw:name="Image334" text:anchor-type="as-char" svg:width="6.9236in" svg:height="3.956343in" draw:z-index="0">
<draw:image xlink:href="../Images/yкринформ/2023-05-03T-39-09-00-03-00/630_360_1450664167-8541.jpg" xlink:type="simple" xlink:show="embed" xlink:actuate="onLoad" draw:mime-type="image/jpeg"/>
</draw:frame>
Israeli Defense Army(Elegant)Conducts a military operation, causing the strokes in the Gaza sector, from which rockets flew to the Israeli territory on Tuesday.</text:p>
      <text:p text:style-name="P4">
About it reports <text:a xlink:type="simple" xlink:href="http://www.cnn.com/2023/05/02/middleeast/israel-gaza-strip-idf-intl/index.html" text:style-name="Internet_20_link" text:visited-style-name="Visited_20_Internet_20_Link">
</text:a>
With reference to the Israeli military, reports Ukrinform.</text:p>
      <text:p text:style-name="P4">
"The Army of Defense of Israel Tsakhal strikes the Gaza Sector," the report reads.</text:p>
      <text:p text:style-name="P4">
It is noted that in his <text:a xlink:type="simple" xlink:href="http://www.idf.il/en/articles/hafatzot/05-2023/three-rockets-were-launched-from-gaza-toward-israeli-territory/" text:style-name="Internet_20_link" text:visited-style-name="Visited_20_Internet_20_Link">
</text:a>
The tahal officially announced the launch of the launches from the Gaza Sector. One was intercepted by a group of air defense, and the rest fell in open areas.</text:p>
      <text:p text:style-name="P4">
<text:span text:style-name="T4">
 Read also: </text:span>
 <text:a xlink:type="simple" xlink:href="https://www.ukrinform.ua/rubric-world/3703737-izrail-zaavlae-so-sektor-gazi-vipustiv-po-jogo-teritorii-22-raketi-e-postrazdali.html" text:style-name="Internet_20_link" text:visited-style-name="Visited_20_Internet_20_Link">
<text:span text:style-name="T4">
 Israel </text:span>
</text:a>
As reported by Ukrinform, <text:a xlink:type="simple" xlink:href="https://www.ukrinform.ua/rubric-world/3703651-izrail-zavdav-udaru-po-sirii-zaginuv-vijskovij-reuters.html" text:style-name="Internet_20_link" text:visited-style-name="Visited_20_Internet_20_Link">
</text:a>
One serviceman was killed in the perpetrator, seven more were injured.</text:p>
      <text:p text:style-name="P4">
_ Photo illustrative_</text:p>
      <text:p text:style-name="P4">
News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Israeli Aviation strikes Gaza Sector in response to rocket fire</text:span>
</text:h>
      <text:p text:style-name="P4">
Authors: Ukrinform (Person)</text:p>
      <text:p text:style-name="P4">
Publisher: Укринформ (Organization)</text:p>
      <text:p text:style-name="P4">
Published Time: 2023-05-03T00:09:00+03:00</text:p>
      <text:p text:style-name="P4">
Modified Time: 2023-05-03T00:09:00+03:00</text:p>
      <text:p text:style-name="P4">
Description: The Israeli Defense Army (Tsakhal) conducts a military air operation, causing sights to the Gaza Sector, from where rockets flew to the Israeli territory on Tuesday. - Ukrinform.</text:p>
      <text:p text:style-name="P4">
Images: ["<text:a xlink:type="simple" xlink:href="https://static.ukrinform.com/photos/2015_12/thumb_files/630_360_1450664167-8541.jpg" text:style-name="Internet_20_link" text:visited-style-name="Visited_20_Internet_20_Link">
630_360_14506...</text:a>
"]</text:p>
      <text:p text:style-name="P4">
Tags: ['Авіація', 'Ізраїль', 'Обстріл', 'Сектор Гази']</text:p>
      <text:p text:style-name="P4">
Type: Article</text:p>
      <!--METADATA-->
      <text:p text:style-name="P4">
<draw:frame draw:style-name="fr1" draw:name="Image335" text:anchor-type="as-char" svg:width="6.9236in" svg:height="3.956343in" draw:z-index="0">
<draw:image xlink:href="../Images/yкринформ/2023-05-03T00-09-00-03-00/630_360_1450664167-8541.jpg" xlink:type="simple" xlink:show="embed" xlink:actuate="onLoad" draw:mime-type="image/jpeg"/>
</draw:frame>
Israeli Defense Army(Elegant)Conducts a military operation, causing the strokes in the Gaza sector, from which rockets flew to the Israeli territory on Tuesday.</text:p>
      <text:p text:style-name="P4">
About it reports <text:a xlink:type="simple" xlink:href="http://www.cnn.com/2023/05/02/middleeast/israel-gaza-strip-idf-intl/index.html" text:style-name="Internet_20_link" text:visited-style-name="Visited_20_Internet_20_Link">
</text:a>
With reference to the Israeli military, reports Ukrinform.</text:p>
      <text:p text:style-name="P4">
"The Army of Defense of Israel Tsakhal strikes the Gaza Sector," the report reads.</text:p>
      <text:p text:style-name="P4">
It is noted that in his <text:a xlink:type="simple" xlink:href="http://www.idf.il/en/articles/hafatzot/05-2023/three-rockets-were-launched-from-gaza-toward-israeli-territory/" text:style-name="Internet_20_link" text:visited-style-name="Visited_20_Internet_20_Link">
</text:a>
The tahal officially announced the launch of the launches from the Gaza Sector. One was intercepted by a group of air defense, and the rest fell in open areas.</text:p>
      <text:p text:style-name="P4">
<text:span text:style-name="T4">
 Read also: </text:span>
 <text:a xlink:type="simple" xlink:href="https://www.ukrinform.ua/rubric-world/3703737-izrail-zaavlae-so-sektor-gazi-vipustiv-po-jogo-teritorii-22-raketi-e-postrazdali.html" text:style-name="Internet_20_link" text:visited-style-name="Visited_20_Internet_20_Link">
<text:span text:style-name="T4">
 Israel </text:span>
</text:a>
As reported by Ukrinform, <text:a xlink:type="simple" xlink:href="https://www.ukrinform.ua/rubric-world/3703651-izrail-zavdav-udaru-po-sirii-zaginuv-vijskovij-reuters.html" text:style-name="Internet_20_link" text:visited-style-name="Visited_20_Internet_20_Link">
</text:a>
One serviceman was killed in the perpetrator, seven more were injured.</text:p>
      <text:p text:style-name="P4">
_ Photo illustrative_</text:p>
      <text:p text:style-name="P4">
News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In Kiev and the region - air alarm</text:span>
</text:h>
      <text:p text:style-name="P4">
Authors: Ukrinform (Person)</text:p>
      <text:p text:style-name="P4">
Publisher: Укринформ (Organization)</text:p>
      <text:p text:style-name="P4">
Published Time: 2023-05-03T00:16:00+03:00</text:p>
      <text:p text:style-name="P4">
Modified Time: 2023-05-03T00:16:00+03:00</text:p>
      <text:p text:style-name="P4">
Description: Air alarm was announced in the capital and Kyiv region due to the probable attack of percussion drones.</text:p>
      <text:p text:style-name="P4">
— Укрінформ.: </text:p>
      <text:p text:style-name="P4">
Images: ["<text:a xlink:type="simple" xlink:href="https://static.ukrinform.com/photos/2022_02/thumb_files/630_360_1645871571-868.jpg" text:style-name="Internet_20_link" text:visited-style-name="Visited_20_Internet_20_Link">
630_360_16458...</text:a>
"]</text:p>
      <text:p text:style-name="P4">
Tags: ['Київ', 'Київщина', 'Війна з росією', 'Повітряна тривога', 'Дрон-камікадзе']</text:p>
      <text:p text:style-name="P4">
Type: Article</text:p>
      <!--METADATA-->
      <text:p text:style-name="P4">
<draw:frame draw:style-name="fr1" draw:name="Image336" text:anchor-type="as-char" svg:width="6.9236in" svg:height="3.956343in" draw:z-index="0">
<draw:image xlink:href="../Images/yкринформ/2023-05-03T00-16-00-03-00/630_360_1645871571-868.jpg" xlink:type="simple" xlink:show="embed" xlink:actuate="onLoad" draw:mime-type="image/jpeg"/>
</draw:frame>
The capital of the Kyiv region has declared air alarm due to the probable attack of rope drones.</text:p>
      <text:p text:style-name="P4">
This was reported by Kyiv <text:a xlink:type="simple" xlink:href="https://t.me/s/VA_Kyiv" text:style-name="Internet_20_link" text:visited-style-name="Visited_20_Internet_20_Link">
</text:a>
and Kiev <text:a xlink:type="simple" xlink:href="https://t.me/s/kyivoda" text:style-name="Internet_20_link" text:visited-style-name="Visited_20_Internet_20_Link">
</text:a>
military administrations, Ukrinform reports.</text:p>
      <text:p text:style-name="P4">
Citizens are asked to go to shelters.</text:p>
      <text:p text:style-name="P4">
Presidential Office Head Andriy Yermak <text:a xlink:type="simple" xlink:href="https://t.me/s/ermaka2022" text:style-name="Internet_20_link" text:visited-style-name="Visited_20_Internet_20_Link">
</text:a>
Undo -tolerance of anxiety. He soon reported the work of the air defense.</text:p>
      <text:p text:style-name="P4">
<text:span text:style-name="T4">
 Read also: </text:span>
 <text:a xlink:type="simple" xlink:href="https://www.ukrinform.ua/rubric-kyiv/3702925-nad-kievom-ppo-znisila-vsi-vorozi-raketi-ta-droni-ocilnik-kmva.html" text:style-name="Internet_20_link" text:visited-style-name="Visited_20_Internet_20_Link">
</text:a>
According to preliminary information, the alarm is related to the launch of drones-Kamikadze from the no surviving direction.</text:p>
      <text:p text:style-name="P4">
News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Despite the fierce fighting, the situation at the front in Ukraine remains static - Pentagon</text:span>
</text:h>
      <text:p text:style-name="P4">
Authors: Ukrinform (Person)</text:p>
      <text:p text:style-name="P4">
Publisher: Укринформ (Organization)</text:p>
      <text:p text:style-name="P4">
Published Time: 2023-05-03T00:32:00+03:00</text:p>
      <text:p text:style-name="P4">
Modified Time: 2023-05-03T00:32:00+03:00</text:p>
      <text:p text:style-name="P4">
Description: The Ukrainian forces continue to reflect the attacks of Russian invaders and lead heavy battles, especially in the Bakhmut direction, but in general, the situation along the front line is static when the parties do not acquire control over significant new territories. - Ukrinform.</text:p>
      <text:p text:style-name="P4">
Images: ["<text:a xlink:type="simple" xlink:href="https://static.ukrinform.com/photos/2022_10/thumb_files/630_360_1665090731-591.jpg" text:style-name="Internet_20_link" text:visited-style-name="Visited_20_Internet_20_Link">
630_360_16650...</text:a>
"]</text:p>
      <text:p text:style-name="P4">
Tags: ['Бахмут', 'Пентагон', 'Україна', 'Війна з росією']</text:p>
      <text:p text:style-name="P4">
Type: Article</text:p>
      <!--METADATA-->
      <text:p text:style-name="P4">
<draw:frame draw:style-name="fr1" draw:name="Image337" text:anchor-type="as-char" svg:width="6.9236in" svg:height="3.956343in" draw:z-index="0">
<draw:image xlink:href="../Images/yкринформ/2023-05-03T00-32-00-03-00/630_360_1665090731-591.jpg" xlink:type="simple" xlink:show="embed" xlink:actuate="onLoad" draw:mime-type="image/jpeg"/>
</draw:frame>
The Ukrainian ones continue to reflect the attacks of Russian invaders and lead heavy fights, especially in the Bakhmut direction, but in general, the situation along the line is static when the parties do not acquire control over significant new tutures.</text:p>
      <text:p text:style-name="P4">
This was said on Tuesday during a pressing spokesman of the Pentagon, General Patriarkider, reports his own correspondent of Ukrinform.</text:p>
      <text:p text:style-name="P4">
"In general, we continue to watch heavy battles in Bakhmut," the US defense department said.</text:p>
      <text:p text:style-name="P4">
Although, according to him, some time ago, there was a weakening of the wellness in the area.</text:p>
      <text:p text:style-name="P4">
Characterizing the situation in Ukraine as a whole, the General also indicated an indentation <text:a xlink:type="simple" xlink:href="https://www.ukrinform.ua/tag-rosia" text:style-name="Internet_20_link" text:visited-style-name="Visited_20_Internet_20_Link">
</text:a>
Attacking with rockets and drones of Ukrainian civilian infrastructure, which "unfortunately is not new."</text:p>
      <text:p text:style-name="P4">
<text:span text:style-name="T4">
 Read also: </text:span>
 <text:a xlink:type="simple" xlink:href="https://www.ukrinform.ua/rubric-ato/3703876-pentagon-pidtverdiv-so-prodovzit-nadavati-dopomogu-ukraini.html" text:style-name="Internet_20_link" text:visited-style-name="Visited_20_Internet_20_Link">
<text:span text:style-name="T4">
 Pentagon </text:span>
</text:a>
At the same time, he said, "basically, along the front line, the situation prejudice to remain static."</text:p>
      <text:p text:style-name="P4">
As reported <text:a xlink:type="simple" xlink:href="https://www.ukrinform.ua/rubric-ato/3703794-vorog-nastupae-na-cotiroh-napramkah-najzapeklisi-boi-za-bahmut-i-marinku.html" text:style-name="Internet_20_link" text:visited-style-name="Visited_20_Internet_20_Link">
</text:a>
, according to the AFC, the Russian Federation continues offensive action in Liman, Bakhmut, Avdiiv and Mariinsky directions. The units of the Defense Forces of these areas of the front have been reflected over 20 attacks during the last day.</text:p>
      <text:p text:style-name="P4">
News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In Ukraine - from 2 ° to 21 ° heat, mostly without precipitation</text:span>
</text:h>
      <text:p text:style-name="P4">
Authors: Ukrinform (Person)</text:p>
      <text:p text:style-name="P4">
Publisher: Укринформ (Organization)</text:p>
      <text:p text:style-name="P4">
Published Time: 2023-05-03T00:44:00+03:00</text:p>
      <text:p text:style-name="P4">
Modified Time: 2023-05-03T00:44:00+03:00</text:p>
      <text:p text:style-name="P4">
Description: In Ukraine, on May 3, precipitation is probable only in the western and individual northern regions, the temperature of 2-7 ° heat at night, 16-21 ° in the afternoon. - Ukrinform.</text:p>
      <text:p text:style-name="P4">
Images: ["<text:a xlink:type="simple" xlink:href="https://static.ukrinform.com/photos/2022_05/thumb_files/630_360_1652121027-407.jpeg" text:style-name="Internet_20_link" text:visited-style-name="Visited_20_Internet_20_Link">
630_360_16521...</text:a>
"]</text:p>
      <text:p text:style-name="P4">
Tags: ['Погода', 'Тепло', 'Прогноз']</text:p>
      <text:p text:style-name="P4">
Type: Article</text:p>
      <!--METADATA-->
      <text:p text:style-name="P4">
<draw:frame draw:style-name="fr1" draw:name="Image338" text:anchor-type="as-char" svg:width="6.9236in" svg:height="3.956343in" draw:z-index="0">
<draw:image xlink:href="../Images/yкринформ/2023-05-03T00-44-00-03-00/630_360_1652121027-407.jpeg" xlink:type="simple" xlink:show="embed" xlink:actuate="onLoad" draw:mime-type="image/jpeg"/>
</draw:frame>
In Ukraine on May 3, precipitation is likely only in the western and individual northern regions, the temperature of 2-7 ° heat at night, 16-21 ° in the afternoon.</text:p>
      <text:p text:style-name="P4">
Ukrinform was reported at the Ukrainian Hydrometeorological Center.</text:p>
      <text:p text:style-name="P4">
"At night in Volyn, Rivne, in the afternoon in the Western and Zhytomyr regions, Khmamarno with clearings, places a light short -term rain, thunderstorms; in the rest of(In Western Hospital with the transition to the northwestern), 5-10 m/s. Temperature at night 2-7 ° warm, day 16-21 °, in most western regions at night 4-9 °, in the afternoon 12-17 °(On the highlands of the Carpathians at night 0-5 ° warm, in the afternoon 8-13 °)", - the testimony reads.</text:p>
      <text:p text:style-name="P4">
In Kiev and the region, no precipitation is expected on Wednesday. South wind, 5-10 m/s. Ugly temperature at night 5-7 ° heat, in the daytime about 20 °, in Kyiv region at night 2-7 ° heat, in the afternoon 16-21 °.</text:p>
      <text:p text:style-name="P4">
According to the forecast, on May 4, in the western and northern regions, on May 5, in addition to the southeastern part, small rains, thunderstorms will pass; in the rest of the territory without precipitation. Wind on May 4, southern, in the northern hipster regions, May 5 in most of the country Northern Tapovnically-Eastern, 3-8 m/s. Temperature at night 4-9 °, in the south and south-east of the country up to 12 °(May 5 in the northwestern areas of 2-7 ° heat); In the daytime western(In addition to Transcarpathian)and northern regions, May 5 and in most central regions 11-16 °, in the rest of the territory 15-20 °, in the south and east of Ukraine to 23 °.</text:p>
      <text:p text:style-name="P4">
<text:span text:style-name="T4">
 Read also: </text:span>
 <text:a xlink:type="simple" xlink:href="https://www.ukrinform.ua/rubric-kyiv/3703460-u-kievi-riven-vodi-v-dnipri-za-dobu-majze-ne-zminivsa.html" text:style-name="Internet_20_link" text:visited-style-name="Visited_20_Internet_20_Link">
</text:a>
In Kyiv and the region May 4-5, small rains are forecast(On the night of May 4).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 on the soil of frost 0-3 °, in the afternoon 8-14 ° heat, in Transcarpathia 15-20 °.</text:p>
      <text:p text:style-name="P4">
In Kiev and the region, on May 6-7, precipitation is not expected. In the capital temperature 3-5 ° heat, in the afternoon 10-12 °, in Kyiv region at night 1-6 ° heat, on soil bases 0-3 °; in the afternoon 8-13 ° heat.</text:p>
      <text:p text:style-name="P4">
News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In the Kyiv region and in the capital there are air defense</text:span>
</text:h>
      <text:p text:style-name="P4">
Authors: Ukrinform (Person)</text:p>
      <text:p text:style-name="P4">
Publisher: Укринформ (Organization)</text:p>
      <text:p text:style-name="P4">
Published Time: 2023-05-03T00:52:00+03:00</text:p>
      <text:p text:style-name="P4">
Modified Time: 2023-05-03T00:52:00+03:00</text:p>
      <text:p text:style-name="P4">
Description: During air anxiety in the Kiev region, air defense forces work.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 'Дрон-камікадзе']</text:p>
      <text:p text:style-name="P4">
Type: Article</text:p>
      <!--METADATA-->
      <text:p text:style-name="P4">
<draw:frame draw:style-name="fr1" draw:name="Image339" text:anchor-type="as-char" svg:width="6.9236in" svg:height="3.956343in" draw:z-index="0">
<draw:image xlink:href="../Images/yкринформ/2023-05-03T00-52-00-03-00/630_360_1646577157-576.jpg" xlink:type="simple" xlink:show="embed" xlink:actuate="onLoad" draw:mime-type="image/jpeg"/>
</draw:frame>
During the air anxiety in the Kiev region, air defense forces work.</text:p>
      <text:p text:style-name="P4">
About it in <text:a xlink:type="simple" xlink:href="https://t.me/s/kyivoda" text:style-name="Internet_20_link" text:visited-style-name="Visited_20_Internet_20_Link">
</text:a>
The Kiev Ova reports, reports Ukrinform.</text:p>
      <text:p text:style-name="P4">
"Kyiv region!The air defense works," the post reads.</text:p>
      <text:p text:style-name="P4">
Ova calls for citizens to stay in shelters or other safe places of upgrading <text:a xlink:type="simple" xlink:href="https://www.ukrinform.ua/tag-povitrana-trivoga" text:style-name="Internet_20_link" text:visited-style-name="Visited_20_Internet_20_Link">
</text:a>
.</text:p>
      <text:p text:style-name="P4">
About the work of air defense also <text:a xlink:type="simple" xlink:href="https://t.me/s/VA_Kyiv" text:style-name="Internet_20_link" text:visited-style-name="Visited_20_Internet_20_Link">
</text:a>
Kyiv City Military Administration, calling for citizens to maintain peace.</text:p>
      <text:p text:style-name="P4">
<text:span text:style-name="T4">
 Read also: </text:span>
 <text:a xlink:type="simple" xlink:href="https://www.ukrinform.ua/rubric-ato/3702974-na-hmelniccini-vnoci-pracuvala-ppo.html" text:style-name="Internet_20_link" text:visited-style-name="Visited_20_Internet_20_Link">
<text:span text:style-name="T4">
 air defense </text:span>
</text:a>
As it was reported, an air alarm of the binding was announced in the capital and Kyiv region with a probable attack of percussion drones.</text:p>
      <text:p text:style-name="P4">
News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The representation of the President of Ukraine to the Autonomous Republic of Crimea discussed youth policy after the peninsula is de -occupying</text:span>
</text:h>
      <text:p text:style-name="P4">
Author: ['АРМІЯINFORM']</text:p>
      <text:p text:style-name="P4">
Time: 2023-05-03T99:00:00-04:00</text:p>
      <text:p text:style-name="P4">
Description: Good sovereignty half a half to demand good, serpent planes. Maj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340" text:anchor-type="as-char" svg:width="6.9236in" svg:height="3.11562in" draw:z-index="0">
<draw:image xlink:href="../Images/AРМІЯINFORM/2023-05-03T99-00-00-04-00/344735566_546360710760660_5047061695975222334_n.jpg" xlink:type="simple" xlink:show="embed" xlink:actuate="onLoad" draw:mime-type="image/jpeg"/>
</draw:frame>
Good government policies need good, meaningful plans. It is for the development of such a permanent representative of the President of Ukraine to Tamil Tashevasi with representatives of the public and public sector. Tabolagi friends gathered at one table to discuss in detail the future youth policy on the Crimean Peninsula.</text:p>
      <text:p text:style-name="P4">
About it <text:a xlink:type="simple" xlink:href="https://www.facebook.com/tamila.tasheva/posts/pfbid02r26oTAAGBxXp5PppuLLxMPJZyZFmaCzeTbJvsJLAQz3HXZamcNxTVNPdPQoFDeYHl" text:style-name="Internet_20_link" text:visited-style-name="Visited_20_Internet_20_Link">
reports</text:a>
Permanent representative of the President of Ukraine to Tamil Tashev.</text:p>
      <text:p text:style-name="P4">
“Our meeting lasted more than two hours, for which we managed to outline the future work: attracting investments in the development of youth centers, organization of students' exchange programs - both internal and in -the -world mobility of young people - training not only future specialists, advice, preparation of future teaching. For the sake of restoring the activities of educational institutions, ”she stressed.</text:p>
      <text:p text:style-name="P4">
Marina Papapenko - Deputy Minister of Youth and Sports of Ukraine - shared the interest that youth policy should be involved in youthful people of representatives of indigenous peoples of Ukraine, as it will be able to satisfy the unique request of Crimea.</text:p>
      <text:p text:style-name="P4">
We also discussed those messages that we already have to actively communicate both the average Ukrainians from the controlled territories of Ukraine, as well as among those citizens of our state, who had to survive all these years of occupation. This is an important question, which is as a civil society - we must achieve synergy.</text:p>
      <text:p text:style-name="P4">
“They have decided with colleagues that the representation will prepare Brif as a result of the discussion, provide for reading and submitting proposals and planning the next one for further work on the vision of youth policy in deookupowtokrime.</text:p>
      <text:p text:style-name="P4">
I feel that this is the impetus that will eventually lead to future decisions, but also a politician that we will direct to the reintegration of our Ukrainian half, ”Tamila Tasheva said.</text:p>
      <text:p text:style-name="P4">
We continue to work for the main goal - the de -occupation of Crimea and its reintegration!</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